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1" table:style-name="ta1">
        <table:table-column table:style-name="co1" table:default-cell-style-name="ce1"/>
        <table:table-column table:style-name="co2" table:number-columns-repeated="22" table:default-cell-style-name="ce1"/>
        <table:table-column table:style-name="co3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1554059695988199" table:style-name="ce1">
            <text:p>1,15540597</text:p>
          </table:table-cell>
          <table:table-cell office:value-type="float" office:value="0.522752373243208" table:style-name="ce1">
            <text:p>0,522752373</text:p>
          </table:table-cell>
          <table:table-cell office:value-type="float" office:value="0" table:style-name="ce1">
            <text:p>0</text:p>
          </table:table-cell>
          <table:table-cell office:value-type="float" office:value="0.99859126115420704" table:style-name="ce1">
            <text:p>0,998591261</text:p>
          </table:table-cell>
          <table:table-cell office:value-type="float" office:value="0.58977078821704698" table:style-name="ce1">
            <text:p>0,589770788</text:p>
          </table:table-cell>
          <table:table-cell office:value-type="float" office:value="0.51136715673598998" table:style-name="ce1">
            <text:p>0,511367157</text:p>
          </table:table-cell>
          <table:table-cell office:value-type="float" office:value="0.107095905165767" table:style-name="ce1">
            <text:p>0,107095905</text:p>
          </table:table-cell>
          <table:table-cell office:value-type="float" office:value="-0.99859126115420704" table:style-name="ce1">
            <text:p>-0,998591261</text:p>
          </table:table-cell>
          <table:table-cell office:value-type="float" office:value="0.51617267429914904" table:style-name="ce1">
            <text:p>0,516172674</text:p>
          </table:table-cell>
          <table:table-cell office:value-type="float" office:value="-0.137484154181924" table:style-name="ce1">
            <text:p>-0,137484154</text:p>
          </table:table-cell>
          <table:table-cell office:value-type="float" office:value="-0.49943755870460299" table:style-name="ce1">
            <text:p>-0,499437559</text:p>
          </table:table-cell>
          <table:table-cell office:value-type="float" office:value="0.56846783480048901" table:style-name="ce1">
            <text:p>0,568467835</text:p>
          </table:table-cell>
          <table:table-cell office:value-type="float" office:value="0.99859126115420704" table:style-name="ce1">
            <text:p>0,998591261</text:p>
          </table:table-cell>
          <table:table-cell office:value-type="float" office:value="0.87149362420866405" table:style-name="ce1">
            <text:p>0,871493624</text:p>
          </table:table-cell>
          <table:table-cell office:value-type="float" office:value="0.33711398952879901" table:style-name="ce1">
            <text:p>0,33711399</text:p>
          </table:table-cell>
          <table:table-cell office:value-type="float" office:value="0.81142728457069901" table:style-name="ce1">
            <text:p>0,811427285</text:p>
          </table:table-cell>
          <table:table-cell office:value-type="float" office:value="0.36026971669764002" table:style-name="ce1">
            <text:p>0,360269717</text:p>
          </table:table-cell>
          <table:table-cell office:value-type="float" office:value="0.95334654434545696" table:style-name="ce1">
            <text:p>0,953346544</text:p>
          </table:table-cell>
          <table:table-cell office:value-type="float" office:value="-0.99859126115420704" table:style-name="ce1">
            <text:p>-0,998591261</text:p>
          </table:table-cell>
          <table:table-cell office:value-type="float" office:value="1.9078648529725799" table:style-name="ce1">
            <text:p>1,907864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854140840320103" table:style-name="ce1">
            <text:p>0,978541408</text:p>
          </table:table-cell>
          <table:table-cell office:value-type="float" office:value="0.18150154266319701" table:style-name="ce1">
            <text:p>0,181501543</text:p>
          </table:table-cell>
          <table:table-cell table:number-columns-repeated="16360"/>
        </table:table-row>
        <table:table-row table:style-name="ro1">
          <table:table-cell office:value-type="float" office:value="0.50924981988149898" table:style-name="ce1">
            <text:p>0,50924982</text:p>
          </table:table-cell>
          <table:table-cell office:value-type="float" office:value="-0.70412185390896298" table:style-name="ce1">
            <text:p>-0,704121854</text:p>
          </table:table-cell>
          <table:table-cell office:value-type="float" office:value="0" table:style-name="ce1">
            <text:p>0</text:p>
          </table:table-cell>
          <table:table-cell office:value-type="float" office:value="0.92635955042184803" table:style-name="ce1">
            <text:p>0,92635955</text:p>
          </table:table-cell>
          <table:table-cell office:value-type="float" office:value="-1.22422359911706" table:style-name="ce1">
            <text:p>-1,224223599</text:p>
          </table:table-cell>
          <table:table-cell office:value-type="float" office:value="-1.0241631361991601" table:style-name="ce1">
            <text:p>-1,024163136</text:p>
          </table:table-cell>
          <table:table-cell office:value-type="float" office:value="7.3749366621686102E-2" table:style-name="ce1">
            <text:p>0,073749367</text:p>
          </table:table-cell>
          <table:table-cell office:value-type="float" office:value="-0.92635955042184803" table:style-name="ce1">
            <text:p>-0,92635955</text:p>
          </table:table-cell>
          <table:table-cell office:value-type="float" office:value="-1.1539634069954601" table:style-name="ce1">
            <text:p>-1,153963407</text:p>
          </table:table-cell>
          <table:table-cell office:value-type="float" office:value="0.69879924703811902" table:style-name="ce1">
            <text:p>0,698799247</text:p>
          </table:table-cell>
          <table:table-cell office:value-type="float" office:value="-0.381713864950946" table:style-name="ce1">
            <text:p>-0,381713865</text:p>
          </table:table-cell>
          <table:table-cell office:value-type="float" office:value="6.22029087795226E-2" table:style-name="ce1">
            <text:p>0,062202909</text:p>
          </table:table-cell>
          <table:table-cell office:value-type="float" office:value="0.92635955042184803" table:style-name="ce1">
            <text:p>0,92635955</text:p>
          </table:table-cell>
          <table:table-cell office:value-type="float" office:value="1.5275606431978499" table:style-name="ce1">
            <text:p>1,527560643</text:p>
          </table:table-cell>
          <table:table-cell office:value-type="float" office:value="-0.40191117463815201" table:style-name="ce1">
            <text:p>-0,401911175</text:p>
          </table:table-cell>
          <table:table-cell office:value-type="float" office:value="0.39703416910065098" table:style-name="ce1">
            <text:p>0,397034169</text:p>
          </table:table-cell>
          <table:table-cell office:value-type="float" office:value="-0.201728983295384" table:style-name="ce1">
            <text:p>-0,201728983</text:p>
          </table:table-cell>
          <table:table-cell office:value-type="float" office:value="0.104723019734654" table:style-name="ce1">
            <text:p>0,10472302</text:p>
          </table:table-cell>
          <table:table-cell office:value-type="float" office:value="-0.92635955042184803" table:style-name="ce1">
            <text:p>-0,92635955</text:p>
          </table:table-cell>
          <table:table-cell office:value-type="float" office:value="0.53956272484759804" table:style-name="ce1">
            <text:p>0,539562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2259752288929599" table:style-name="ce1">
            <text:p>-0,222597523</text:p>
          </table:table-cell>
          <table:table-cell office:value-type="float" office:value="-0.170083159561909" table:style-name="ce1">
            <text:p>-0,17008316</text:p>
          </table:table-cell>
          <table:table-cell table:number-columns-repeated="16360"/>
        </table:table-row>
        <table:table-row table:style-name="ro1">
          <table:table-cell office:value-type="float" office:value="-0.62551094946238694" table:style-name="ce1">
            <text:p>-0,625510949</text:p>
          </table:table-cell>
          <table:table-cell office:value-type="float" office:value="-0.88339213289676499" table:style-name="ce1">
            <text:p>-0,883392133</text:p>
          </table:table-cell>
          <table:table-cell office:value-type="float" office:value="0" table:style-name="ce1">
            <text:p>0</text:p>
          </table:table-cell>
          <table:table-cell office:value-type="float" office:value="0.88729070022440504" table:style-name="ce1">
            <text:p>0,8872907</text:p>
          </table:table-cell>
          <table:table-cell office:value-type="float" office:value="-0.129838565851885" table:style-name="ce1">
            <text:p>-0,129838566</text:p>
          </table:table-cell>
          <table:table-cell office:value-type="float" office:value="1.97477928326719" table:style-name="ce1">
            <text:p>1,974779283</text:p>
          </table:table-cell>
          <table:table-cell office:value-type="float" office:value="-0.199412317709696" table:style-name="ce1">
            <text:p>-0,199412318</text:p>
          </table:table-cell>
          <table:table-cell office:value-type="float" office:value="-0.88729070022440504" table:style-name="ce1">
            <text:p>-0,8872907</text:p>
          </table:table-cell>
          <table:table-cell office:value-type="float" office:value="-0.29211115591095899" table:style-name="ce1">
            <text:p>-0,292111156</text:p>
          </table:table-cell>
          <table:table-cell office:value-type="float" office:value="-0.38860045337111498" table:style-name="ce1">
            <text:p>-0,388600453</text:p>
          </table:table-cell>
          <table:table-cell office:value-type="float" office:value="0.13815945571211" table:style-name="ce1">
            <text:p>0,138159456</text:p>
          </table:table-cell>
          <table:table-cell office:value-type="float" office:value="0.49382970976930401" table:style-name="ce1">
            <text:p>0,49382971</text:p>
          </table:table-cell>
          <table:table-cell office:value-type="float" office:value="0.88729070022440504" table:style-name="ce1">
            <text:p>0,8872907</text:p>
          </table:table-cell>
          <table:table-cell office:value-type="float" office:value="0.25224041480890003" table:style-name="ce1">
            <text:p>0,252240415</text:p>
          </table:table-cell>
          <table:table-cell office:value-type="float" office:value="-2.82525766509472E-3" table:style-name="ce1">
            <text:p>-0,002825258</text:p>
          </table:table-cell>
          <table:table-cell office:value-type="float" office:value="0.30897933898626101" table:style-name="ce1">
            <text:p>0,308979339</text:p>
          </table:table-cell>
          <table:table-cell office:value-type="float" office:value="5.9717974989561003E-2" table:style-name="ce1">
            <text:p>0,059717975</text:p>
          </table:table-cell>
          <table:table-cell office:value-type="float" office:value="1.16796108260554" table:style-name="ce1">
            <text:p>1,167961083</text:p>
          </table:table-cell>
          <table:table-cell office:value-type="float" office:value="-0.88729070022440504" table:style-name="ce1">
            <text:p>-0,8872907</text:p>
          </table:table-cell>
          <table:table-cell office:value-type="float" office:value="0.78947919607278505" table:style-name="ce1">
            <text:p>0,789479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50799187554751" table:style-name="ce1">
            <text:p>-0,150799188</text:p>
          </table:table-cell>
          <table:table-cell office:value-type="float" office:value="2.82418519540318E-2" table:style-name="ce1">
            <text:p>0,028241852</text:p>
          </table:table-cell>
          <table:table-cell table:number-columns-repeated="16360"/>
        </table:table-row>
        <table:table-row table:style-name="ro1">
          <table:table-cell office:value-type="float" office:value="-0.67428199924386201" table:style-name="ce1">
            <text:p>-0,674281999</text:p>
          </table:table-cell>
          <table:table-cell office:value-type="float" office:value="-0.61503597090081197" table:style-name="ce1">
            <text:p>-0,615035971</text:p>
          </table:table-cell>
          <table:table-cell office:value-type="float" office:value="0" table:style-name="ce1">
            <text:p>0</text:p>
          </table:table-cell>
          <table:table-cell office:value-type="float" office:value="0.81346705451750001" table:style-name="ce1">
            <text:p>0,813467055</text:p>
          </table:table-cell>
          <table:table-cell office:value-type="float" office:value="-0.53861259239705295" table:style-name="ce1">
            <text:p>-0,538612592</text:p>
          </table:table-cell>
          <table:table-cell office:value-type="float" office:value="-0.86312117020641799" table:style-name="ce1">
            <text:p>-0,86312117</text:p>
          </table:table-cell>
          <table:table-cell office:value-type="float" office:value="0.95181117774424295" table:style-name="ce1">
            <text:p>0,951811178</text:p>
          </table:table-cell>
          <table:table-cell office:value-type="float" office:value="-0.81346705451750001" table:style-name="ce1">
            <text:p>-0,813467055</text:p>
          </table:table-cell>
          <table:table-cell office:value-type="float" office:value="-0.92276611557384003" table:style-name="ce1">
            <text:p>-0,922766116</text:p>
          </table:table-cell>
          <table:table-cell office:value-type="float" office:value="-3.3807193954792703E-2" table:style-name="ce1">
            <text:p>-0,033807194</text:p>
          </table:table-cell>
          <table:table-cell office:value-type="float" office:value="0.81062059640380002" table:style-name="ce1">
            <text:p>0,810620596</text:p>
          </table:table-cell>
          <table:table-cell office:value-type="float" office:value="0.51961178232386496" table:style-name="ce1">
            <text:p>0,519611782</text:p>
          </table:table-cell>
          <table:table-cell office:value-type="float" office:value="0.81346705451750001" table:style-name="ce1">
            <text:p>0,813467055</text:p>
          </table:table-cell>
          <table:table-cell office:value-type="float" office:value="0.19491217353993801" table:style-name="ce1">
            <text:p>0,194912174</text:p>
          </table:table-cell>
          <table:table-cell office:value-type="float" office:value="-0.80111004220080395" table:style-name="ce1">
            <text:p>-0,801110042</text:p>
          </table:table-cell>
          <table:table-cell office:value-type="float" office:value="0.79277716717949198" table:style-name="ce1">
            <text:p>0,792777167</text:p>
          </table:table-cell>
          <table:table-cell office:value-type="float" office:value="0.107250926684581" table:style-name="ce1">
            <text:p>0,107250927</text:p>
          </table:table-cell>
          <table:table-cell office:value-type="float" office:value="-7.5624703986171798E-2" table:style-name="ce1">
            <text:p>-0,075624704</text:p>
          </table:table-cell>
          <table:table-cell office:value-type="float" office:value="-0.81346705451750001" table:style-name="ce1">
            <text:p>-0,813467055</text:p>
          </table:table-cell>
          <table:table-cell office:value-type="float" office:value="-6.1328247721717098E-2" table:style-name="ce1">
            <text:p>-0,061328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4809347589886E-2" table:style-name="ce1">
            <text:p>-0,043480935</text:p>
          </table:table-cell>
          <table:table-cell office:value-type="float" office:value="-0.49270857197208801" table:style-name="ce1">
            <text:p>-0,492708572</text:p>
          </table:table-cell>
          <table:table-cell table:number-columns-repeated="16360"/>
        </table:table-row>
        <table:table-row table:style-name="ro1">
          <table:table-cell office:value-type="float" office:value="-1.36754683013448" table:style-name="ce1">
            <text:p>-1,36754683</text:p>
          </table:table-cell>
          <table:table-cell office:value-type="float" office:value="0.67283706795946996" table:style-name="ce1">
            <text:p>0,672837068</text:p>
          </table:table-cell>
          <table:table-cell office:value-type="float" office:value="0" table:style-name="ce1">
            <text:p>0</text:p>
          </table:table-cell>
          <table:table-cell office:value-type="float" office:value="0.83876797374145295" table:style-name="ce1">
            <text:p>0,838767974</text:p>
          </table:table-cell>
          <table:table-cell office:value-type="float" office:value="-0.21708307168270999" table:style-name="ce1">
            <text:p>-0,217083072</text:p>
          </table:table-cell>
          <table:table-cell office:value-type="float" office:value="1.63782350998893" table:style-name="ce1">
            <text:p>1,63782351</text:p>
          </table:table-cell>
          <table:table-cell office:value-type="float" office:value="1.15584800698373" table:style-name="ce1">
            <text:p>1,155848007</text:p>
          </table:table-cell>
          <table:table-cell office:value-type="float" office:value="-0.83876797374145295" table:style-name="ce1">
            <text:p>-0,838767974</text:p>
          </table:table-cell>
          <table:table-cell office:value-type="float" office:value="-1.5110909329059099" table:style-name="ce1">
            <text:p>-1,511090933</text:p>
          </table:table-cell>
          <table:table-cell office:value-type="float" office:value="-3.12079868857828E-3" table:style-name="ce1">
            <text:p>-0,003120799</text:p>
          </table:table-cell>
          <table:table-cell office:value-type="float" office:value="0.59678552275508601" table:style-name="ce1">
            <text:p>0,596785523</text:p>
          </table:table-cell>
          <table:table-cell office:value-type="float" office:value="0.31128338774893899" table:style-name="ce1">
            <text:p>0,311283388</text:p>
          </table:table-cell>
          <table:table-cell office:value-type="float" office:value="0.83876797374145295" table:style-name="ce1">
            <text:p>0,838767974</text:p>
          </table:table-cell>
          <table:table-cell office:value-type="float" office:value="0.38411866379019299" table:style-name="ce1">
            <text:p>0,384118664</text:p>
          </table:table-cell>
          <table:table-cell office:value-type="float" office:value="8.7898778975054701E-2" table:style-name="ce1">
            <text:p>0,087898779</text:p>
          </table:table-cell>
          <table:table-cell office:value-type="float" office:value="1.23237979893343" table:style-name="ce1">
            <text:p>1,232379799</text:p>
          </table:table-cell>
          <table:table-cell office:value-type="float" office:value="0.109065116769168" table:style-name="ce1">
            <text:p>0,109065117</text:p>
          </table:table-cell>
          <table:table-cell office:value-type="float" office:value="0.55927095786560799" table:style-name="ce1">
            <text:p>0,559270958</text:p>
          </table:table-cell>
          <table:table-cell office:value-type="float" office:value="-0.83876797374145295" table:style-name="ce1">
            <text:p>-0,838767974</text:p>
          </table:table-cell>
          <table:table-cell office:value-type="float" office:value="-2.8508547596928198E-3" table:style-name="ce1">
            <text:p>-0,0028508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614789812323" table:style-name="ce1">
            <text:p>-0,736147898</text:p>
          </table:table-cell>
          <table:table-cell office:value-type="float" office:value="0.40750350297496102" table:style-name="ce1">
            <text:p>0,407503503</text:p>
          </table:table-cell>
          <table:table-cell table:number-columns-repeated="16360"/>
        </table:table-row>
        <table:table-row table:style-name="ro1">
          <table:table-cell office:value-type="float" office:value="0.61772479034921401" table:style-name="ce1">
            <text:p>0,61772479</text:p>
          </table:table-cell>
          <table:table-cell office:value-type="float" office:value="0.55490144862232904" table:style-name="ce1">
            <text:p>0,554901449</text:p>
          </table:table-cell>
          <table:table-cell office:value-type="float" office:value="0" table:style-name="ce1">
            <text:p>0</text:p>
          </table:table-cell>
          <table:table-cell office:value-type="float" office:value="0.82548799432118702" table:style-name="ce1">
            <text:p>0,825487994</text:p>
          </table:table-cell>
          <table:table-cell office:value-type="float" office:value="-0.25607334438628998" table:style-name="ce1">
            <text:p>-0,256073344</text:p>
          </table:table-cell>
          <table:table-cell office:value-type="float" office:value="-1.24396243489421" table:style-name="ce1">
            <text:p>-1,243962435</text:p>
          </table:table-cell>
          <table:table-cell office:value-type="float" office:value="0.70341886181579405" table:style-name="ce1">
            <text:p>0,703418862</text:p>
          </table:table-cell>
          <table:table-cell office:value-type="float" office:value="-0.82548799432118702" table:style-name="ce1">
            <text:p>-0,825487994</text:p>
          </table:table-cell>
          <table:table-cell office:value-type="float" office:value="-2.34335971623076" table:style-name="ce1">
            <text:p>-2,343359716</text:p>
          </table:table-cell>
          <table:table-cell office:value-type="float" office:value="0.38337452017837897" table:style-name="ce1">
            <text:p>0,38337452</text:p>
          </table:table-cell>
          <table:table-cell office:value-type="float" office:value="0.65089582137433299" table:style-name="ce1">
            <text:p>0,650895821</text:p>
          </table:table-cell>
          <table:table-cell office:value-type="float" office:value="7.7470132128749494E-2" table:style-name="ce1">
            <text:p>0,077470132</text:p>
          </table:table-cell>
          <table:table-cell office:value-type="float" office:value="0.82548799432118702" table:style-name="ce1">
            <text:p>0,825487994</text:p>
          </table:table-cell>
          <table:table-cell office:value-type="float" office:value="0.53728475071401005" table:style-name="ce1">
            <text:p>0,537284751</text:p>
          </table:table-cell>
          <table:table-cell office:value-type="float" office:value="-0.34829011337946397" table:style-name="ce1">
            <text:p>-0,348290113</text:p>
          </table:table-cell>
          <table:table-cell office:value-type="float" office:value="1.1259121501765199" table:style-name="ce1">
            <text:p>1,12591215</text:p>
          </table:table-cell>
          <table:table-cell office:value-type="float" office:value="0.20740916115439401" table:style-name="ce1">
            <text:p>0,207409161</text:p>
          </table:table-cell>
          <table:table-cell office:value-type="float" office:value="-0.302297434024136" table:style-name="ce1">
            <text:p>-0,302297434</text:p>
          </table:table-cell>
          <table:table-cell office:value-type="float" office:value="-0.82548799432118702" table:style-name="ce1">
            <text:p>-0,825487994</text:p>
          </table:table-cell>
          <table:table-cell office:value-type="float" office:value="-0.61641581928267997" table:style-name="ce1">
            <text:p>-0,616415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839020182194499" table:style-name="ce1">
            <text:p>-0,438390202</text:p>
          </table:table-cell>
          <table:table-cell office:value-type="float" office:value="-0.60975566027257" table:style-name="ce1">
            <text:p>-0,60975566</text:p>
          </table:table-cell>
          <table:table-cell table:number-columns-repeated="16360"/>
        </table:table-row>
        <table:table-row table:style-name="ro1">
          <table:table-cell office:value-type="float" office:value="-0.56137033383415302" table:style-name="ce1">
            <text:p>-0,561370334</text:p>
          </table:table-cell>
          <table:table-cell office:value-type="float" office:value="-0.56036916527556602" table:style-name="ce1">
            <text:p>-0,560369165</text:p>
          </table:table-cell>
          <table:table-cell office:value-type="float" office:value="0" table:style-name="ce1">
            <text:p>0</text:p>
          </table:table-cell>
          <table:table-cell office:value-type="float" office:value="0.80396084291609604" table:style-name="ce1">
            <text:p>0,803960843</text:p>
          </table:table-cell>
          <table:table-cell office:value-type="float" office:value="-0.46536553126854402" table:style-name="ce1">
            <text:p>-0,465365531</text:p>
          </table:table-cell>
          <table:table-cell office:value-type="float" office:value="0.49743262370112801" table:style-name="ce1">
            <text:p>0,497432624</text:p>
          </table:table-cell>
          <table:table-cell office:value-type="float" office:value="0.73878034278020499" table:style-name="ce1">
            <text:p>0,738780343</text:p>
          </table:table-cell>
          <table:table-cell office:value-type="float" office:value="-0.80396084291609604" table:style-name="ce1">
            <text:p>-0,803960843</text:p>
          </table:table-cell>
          <table:table-cell office:value-type="float" office:value="-1.5775092975030001" table:style-name="ce1">
            <text:p>-1,577509298</text:p>
          </table:table-cell>
          <table:table-cell office:value-type="float" office:value="0.58739159921138095" table:style-name="ce1">
            <text:p>0,587391599</text:p>
          </table:table-cell>
          <table:table-cell office:value-type="float" office:value="0.49321935317193899" table:style-name="ce1">
            <text:p>0,493219353</text:p>
          </table:table-cell>
          <table:table-cell office:value-type="float" office:value="-0.15875163168246001" table:style-name="ce1">
            <text:p>-0,158751632</text:p>
          </table:table-cell>
          <table:table-cell office:value-type="float" office:value="0.80396084291609604" table:style-name="ce1">
            <text:p>0,803960843</text:p>
          </table:table-cell>
          <table:table-cell office:value-type="float" office:value="0.453066154021812" table:style-name="ce1">
            <text:p>0,453066154</text:p>
          </table:table-cell>
          <table:table-cell office:value-type="float" office:value="0.54799500204185803" table:style-name="ce1">
            <text:p>0,547995002</text:p>
          </table:table-cell>
          <table:table-cell office:value-type="float" office:value="0.82244346264747104" table:style-name="ce1">
            <text:p>0,822443463</text:p>
          </table:table-cell>
          <table:table-cell office:value-type="float" office:value="-0.63445870499782198" table:style-name="ce1">
            <text:p>-0,634458705</text:p>
          </table:table-cell>
          <table:table-cell office:value-type="float" office:value="-0.14968483927686399" table:style-name="ce1">
            <text:p>-0,149684839</text:p>
          </table:table-cell>
          <table:table-cell office:value-type="float" office:value="-0.80396084291609604" table:style-name="ce1">
            <text:p>-0,803960843</text:p>
          </table:table-cell>
          <table:table-cell office:value-type="float" office:value="0.43336698915263699" table:style-name="ce1">
            <text:p>0,4333669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189171026657296" table:style-name="ce1">
            <text:p>-0,73189171</text:p>
          </table:table-cell>
          <table:table-cell office:value-type="float" office:value="0.54583185253234001" table:style-name="ce1">
            <text:p>0,545831853</text:p>
          </table:table-cell>
          <table:table-cell table:number-columns-repeated="16360"/>
        </table:table-row>
        <table:table-row table:style-name="ro1">
          <table:table-cell office:value-type="float" office:value="1.0595099861278801" table:style-name="ce1">
            <text:p>1,059509986</text:p>
          </table:table-cell>
          <table:table-cell office:value-type="float" office:value="0.15265692145707599" table:style-name="ce1">
            <text:p>0,152656921</text:p>
          </table:table-cell>
          <table:table-cell office:value-type="float" office:value="0" table:style-name="ce1">
            <text:p>0</text:p>
          </table:table-cell>
          <table:table-cell office:value-type="float" office:value="0.87789260925344703" table:style-name="ce1">
            <text:p>0,877892609</text:p>
          </table:table-cell>
          <table:table-cell office:value-type="float" office:value="0.102976790015986" table:style-name="ce1">
            <text:p>0,10297679</text:p>
          </table:table-cell>
          <table:table-cell office:value-type="float" office:value="1.7398501109304E-2" table:style-name="ce1">
            <text:p>0,017398501</text:p>
          </table:table-cell>
          <table:table-cell office:value-type="float" office:value="0.32367860861812098" table:style-name="ce1">
            <text:p>0,323678609</text:p>
          </table:table-cell>
          <table:table-cell office:value-type="float" office:value="-0.87789260925344703" table:style-name="ce1">
            <text:p>-0,877892609</text:p>
          </table:table-cell>
          <table:table-cell office:value-type="float" office:value="-0.41537581761627801" table:style-name="ce1">
            <text:p>-0,415375818</text:p>
          </table:table-cell>
          <table:table-cell office:value-type="float" office:value="0.19431811641132901" table:style-name="ce1">
            <text:p>0,194318116</text:p>
          </table:table-cell>
          <table:table-cell office:value-type="float" office:value="-0.58225359651729403" table:style-name="ce1">
            <text:p>-0,582253597</text:p>
          </table:table-cell>
          <table:table-cell office:value-type="float" office:value="0.21583652229483299" table:style-name="ce1">
            <text:p>0,215836522</text:p>
          </table:table-cell>
          <table:table-cell office:value-type="float" office:value="0.87789260925344703" table:style-name="ce1">
            <text:p>0,877892609</text:p>
          </table:table-cell>
          <table:table-cell office:value-type="float" office:value="0.85338083875837101" table:style-name="ce1">
            <text:p>0,853380839</text:p>
          </table:table-cell>
          <table:table-cell office:value-type="float" office:value="0.33263168723963898" table:style-name="ce1">
            <text:p>0,332631687</text:p>
          </table:table-cell>
          <table:table-cell office:value-type="float" office:value="0.68981742881533903" table:style-name="ce1">
            <text:p>0,689817429</text:p>
          </table:table-cell>
          <table:table-cell office:value-type="float" office:value="-3.9169026115189999E-2" table:style-name="ce1">
            <text:p>-0,039169026</text:p>
          </table:table-cell>
          <table:table-cell office:value-type="float" office:value="5.6424476844921202E-3" table:style-name="ce1">
            <text:p>0,005642448</text:p>
          </table:table-cell>
          <table:table-cell office:value-type="float" office:value="-0.87789260925344703" table:style-name="ce1">
            <text:p>-0,877892609</text:p>
          </table:table-cell>
          <table:table-cell office:value-type="float" office:value="4.9807381501732098E-2" table:style-name="ce1">
            <text:p>0,049807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9095715870405801E-3" table:style-name="ce1">
            <text:p>-0,001909572</text:p>
          </table:table-cell>
          <table:table-cell office:value-type="float" office:value="0.85664201250411198" table:style-name="ce1">
            <text:p>0,856642013</text:p>
          </table:table-cell>
          <table:table-cell table:number-columns-repeated="16360"/>
        </table:table-row>
        <table:table-row table:style-name="ro1">
          <table:table-cell office:value-type="float" office:value="-0.75890676234187804" table:style-name="ce1">
            <text:p>-0,758906762</text:p>
          </table:table-cell>
          <table:table-cell office:value-type="float" office:value="0.94820482761041802" table:style-name="ce1">
            <text:p>0,948204828</text:p>
          </table:table-cell>
          <table:table-cell office:value-type="float" office:value="0" table:style-name="ce1">
            <text:p>0</text:p>
          </table:table-cell>
          <table:table-cell office:value-type="float" office:value="0.92777945555573105" table:style-name="ce1">
            <text:p>0,927779456</text:p>
          </table:table-cell>
          <table:table-cell office:value-type="float" office:value="-1.01035154098521" table:style-name="ce1">
            <text:p>-1,010351541</text:p>
          </table:table-cell>
          <table:table-cell office:value-type="float" office:value="0.210269410569666" table:style-name="ce1">
            <text:p>0,210269411</text:p>
          </table:table-cell>
          <table:table-cell office:value-type="float" office:value="-7.2606679630523294E-2" table:style-name="ce1">
            <text:p>-0,07260668</text:p>
          </table:table-cell>
          <table:table-cell office:value-type="float" office:value="-0.92777945555573105" table:style-name="ce1">
            <text:p>-0,927779456</text:p>
          </table:table-cell>
          <table:table-cell office:value-type="float" office:value="0.43263156983643802" table:style-name="ce1">
            <text:p>0,43263157</text:p>
          </table:table-cell>
          <table:table-cell office:value-type="float" office:value="0.73134276375217" table:style-name="ce1">
            <text:p>0,731342764</text:p>
          </table:table-cell>
          <table:table-cell office:value-type="float" office:value="-0.24425861398910501" table:style-name="ce1">
            <text:p>-0,244258614</text:p>
          </table:table-cell>
          <table:table-cell office:value-type="float" office:value="0.418762210855817" table:style-name="ce1">
            <text:p>0,418762211</text:p>
          </table:table-cell>
          <table:table-cell office:value-type="float" office:value="0.92777945555573105" table:style-name="ce1">
            <text:p>0,927779456</text:p>
          </table:table-cell>
          <table:table-cell office:value-type="float" office:value="0.84740555676657003" table:style-name="ce1">
            <text:p>0,847405557</text:p>
          </table:table-cell>
          <table:table-cell office:value-type="float" office:value="0.65892622720239702" table:style-name="ce1">
            <text:p>0,658926227</text:p>
          </table:table-cell>
          <table:table-cell office:value-type="float" office:value="-0.66302412603959304" table:style-name="ce1">
            <text:p>-0,663024126</text:p>
          </table:table-cell>
          <table:table-cell office:value-type="float" office:value="-0.15462485157908301" table:style-name="ce1">
            <text:p>-0,154624852</text:p>
          </table:table-cell>
          <table:table-cell office:value-type="float" office:value="-0.369335482726935" table:style-name="ce1">
            <text:p>-0,369335483</text:p>
          </table:table-cell>
          <table:table-cell office:value-type="float" office:value="-0.92777945555573105" table:style-name="ce1">
            <text:p>-0,927779456</text:p>
          </table:table-cell>
          <table:table-cell office:value-type="float" office:value="0.24596792220906499" table:style-name="ce1">
            <text:p>0,245967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17825128030202" table:style-name="ce1">
            <text:p>-0,917825128</text:p>
          </table:table-cell>
          <table:table-cell office:value-type="float" office:value="1.42196114919163" table:style-name="ce1">
            <text:p>1,421961149</text:p>
          </table:table-cell>
          <table:table-cell table:number-columns-repeated="16360"/>
        </table:table-row>
        <table:table-row table:style-name="ro1">
          <table:table-cell office:value-type="float" office:value="-2.01993619491489" table:style-name="ce1">
            <text:p>-2,019936195</text:p>
          </table:table-cell>
          <table:table-cell office:value-type="float" office:value="0.13853138243758401" table:style-name="ce1">
            <text:p>0,138531382</text:p>
          </table:table-cell>
          <table:table-cell office:value-type="float" office:value="0" table:style-name="ce1">
            <text:p>0</text:p>
          </table:table-cell>
          <table:table-cell office:value-type="float" office:value="0.98502718828292302" table:style-name="ce1">
            <text:p>0,985027188</text:p>
          </table:table-cell>
          <table:table-cell office:value-type="float" office:value="-1.4721393663009401" table:style-name="ce1">
            <text:p>-1,472139366</text:p>
          </table:table-cell>
          <table:table-cell office:value-type="float" office:value="-0.573964266735421" table:style-name="ce1">
            <text:p>-0,573964267</text:p>
          </table:table-cell>
          <table:table-cell office:value-type="float" office:value="-0.11803172783164601" table:style-name="ce1">
            <text:p>-0,118031728</text:p>
          </table:table-cell>
          <table:table-cell office:value-type="float" office:value="-0.98502718828292302" table:style-name="ce1">
            <text:p>-0,985027188</text:p>
          </table:table-cell>
          <table:table-cell office:value-type="float" office:value="0.23704508372039801" table:style-name="ce1">
            <text:p>0,237045084</text:p>
          </table:table-cell>
          <table:table-cell office:value-type="float" office:value="0.20008185233693701" table:style-name="ce1">
            <text:p>0,200081852</text:p>
          </table:table-cell>
          <table:table-cell office:value-type="float" office:value="-0.45915066144208999" table:style-name="ce1">
            <text:p>-0,459150661</text:p>
          </table:table-cell>
          <table:table-cell office:value-type="float" office:value="-0.18521586567614001" table:style-name="ce1">
            <text:p>-0,185215866</text:p>
          </table:table-cell>
          <table:table-cell office:value-type="float" office:value="0.98502718828292302" table:style-name="ce1">
            <text:p>0,985027188</text:p>
          </table:table-cell>
          <table:table-cell office:value-type="float" office:value="-0.515180624359315" table:style-name="ce1">
            <text:p>-0,515180624</text:p>
          </table:table-cell>
          <table:table-cell office:value-type="float" office:value="0.42577929783947799" table:style-name="ce1">
            <text:p>0,425779298</text:p>
          </table:table-cell>
          <table:table-cell office:value-type="float" office:value="-0.15897531868890699" table:style-name="ce1">
            <text:p>-0,158975319</text:p>
          </table:table-cell>
          <table:table-cell office:value-type="float" office:value="0.149475510362473" table:style-name="ce1">
            <text:p>0,14947551</text:p>
          </table:table-cell>
          <table:table-cell office:value-type="float" office:value="-0.71654983707934505" table:style-name="ce1">
            <text:p>-0,716549837</text:p>
          </table:table-cell>
          <table:table-cell office:value-type="float" office:value="-0.98502718828292302" table:style-name="ce1">
            <text:p>-0,985027188</text:p>
          </table:table-cell>
          <table:table-cell office:value-type="float" office:value="-1.2234486575382799" table:style-name="ce1">
            <text:p>-1,223448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046547569240001" table:style-name="ce1">
            <text:p>-0,110465476</text:p>
          </table:table-cell>
          <table:table-cell office:value-type="float" office:value="0.93634533145921395" table:style-name="ce1">
            <text:p>0,936345331</text:p>
          </table:table-cell>
          <table:table-cell table:number-columns-repeated="16360"/>
        </table:table-row>
        <table:table-row table:style-name="ro1">
          <table:table-cell office:value-type="float" office:value="1.39069235260469E-3" table:style-name="ce1">
            <text:p>0,001390692</text:p>
          </table:table-cell>
          <table:table-cell office:value-type="float" office:value="-1.3800537693085899" table:style-name="ce1">
            <text:p>-1,380053769</text:p>
          </table:table-cell>
          <table:table-cell office:value-type="float" office:value="0" table:style-name="ce1">
            <text:p>0</text:p>
          </table:table-cell>
          <table:table-cell office:value-type="float" office:value="1.02240365197574" table:style-name="ce1">
            <text:p>1,022403652</text:p>
          </table:table-cell>
          <table:table-cell office:value-type="float" office:value="0.66758335897817001" table:style-name="ce1">
            <text:p>0,667583359</text:p>
          </table:table-cell>
          <table:table-cell office:value-type="float" office:value="-0.337816403187501" table:style-name="ce1">
            <text:p>-0,337816403</text:p>
          </table:table-cell>
          <table:table-cell office:value-type="float" office:value="-0.18905821578888199" table:style-name="ce1">
            <text:p>-0,189058216</text:p>
          </table:table-cell>
          <table:table-cell office:value-type="float" office:value="-1.02240365197574" table:style-name="ce1">
            <text:p>-1,022403652</text:p>
          </table:table-cell>
          <table:table-cell office:value-type="float" office:value="0.48066814127704899" table:style-name="ce1">
            <text:p>0,480668141</text:p>
          </table:table-cell>
          <table:table-cell office:value-type="float" office:value="0.71174254194203201" table:style-name="ce1">
            <text:p>0,711742542</text:p>
          </table:table-cell>
          <table:table-cell office:value-type="float" office:value="-0.34775600028579301" table:style-name="ce1">
            <text:p>-0,347756</text:p>
          </table:table-cell>
          <table:table-cell office:value-type="float" office:value="-0.14334947647249399" table:style-name="ce1">
            <text:p>-0,143349476</text:p>
          </table:table-cell>
          <table:table-cell office:value-type="float" office:value="1.02240365197574" table:style-name="ce1">
            <text:p>1,022403652</text:p>
          </table:table-cell>
          <table:table-cell office:value-type="float" office:value="-0.85412899634553296" table:style-name="ce1">
            <text:p>-0,854128996</text:p>
          </table:table-cell>
          <table:table-cell office:value-type="float" office:value="0.70161836395228505" table:style-name="ce1">
            <text:p>0,701618364</text:p>
          </table:table-cell>
          <table:table-cell office:value-type="float" office:value="-0.25516082555276898" table:style-name="ce1">
            <text:p>-0,255160826</text:p>
          </table:table-cell>
          <table:table-cell office:value-type="float" office:value="0.35217816358749598" table:style-name="ce1">
            <text:p>0,352178164</text:p>
          </table:table-cell>
          <table:table-cell office:value-type="float" office:value="-0.63995927689193899" table:style-name="ce1">
            <text:p>-0,639959277</text:p>
          </table:table-cell>
          <table:table-cell office:value-type="float" office:value="-1.02240365197574" table:style-name="ce1">
            <text:p>-1,022403652</text:p>
          </table:table-cell>
          <table:table-cell office:value-type="float" office:value="0.28241154232598498" table:style-name="ce1">
            <text:p>0,282411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70220577193703" table:style-name="ce1">
            <text:p>0,883702206</text:p>
          </table:table-cell>
          <table:table-cell office:value-type="float" office:value="0.262296180762363" table:style-name="ce1">
            <text:p>0,262296181</text:p>
          </table:table-cell>
          <table:table-cell table:number-columns-repeated="16360"/>
        </table:table-row>
        <table:table-row table:style-name="ro1">
          <table:table-cell office:value-type="float" office:value="0.74735577875050696" table:style-name="ce1">
            <text:p>0,747355779</text:p>
          </table:table-cell>
          <table:table-cell office:value-type="float" office:value="0.413737176729228" table:style-name="ce1">
            <text:p>0,413737177</text:p>
          </table:table-cell>
          <table:table-cell office:value-type="float" office:value="0" table:style-name="ce1">
            <text:p>0</text:p>
          </table:table-cell>
          <table:table-cell office:value-type="float" office:value="1.0104560015481601" table:style-name="ce1">
            <text:p>1,010456002</text:p>
          </table:table-cell>
          <table:table-cell office:value-type="float" office:value="-0.57690452180360496" table:style-name="ce1">
            <text:p>-0,576904522</text:p>
          </table:table-cell>
          <table:table-cell office:value-type="float" office:value="5.1892269777500201E-2" table:style-name="ce1">
            <text:p>0,05189227</text:p>
          </table:table-cell>
          <table:table-cell office:value-type="float" office:value="-0.70095680677118499" table:style-name="ce1">
            <text:p>-0,700956807</text:p>
          </table:table-cell>
          <table:table-cell office:value-type="float" office:value="-1.0104560015481601" table:style-name="ce1">
            <text:p>-1,010456002</text:p>
          </table:table-cell>
          <table:table-cell office:value-type="float" office:value="-0.25071783638825201" table:style-name="ce1">
            <text:p>-0,250717836</text:p>
          </table:table-cell>
          <table:table-cell office:value-type="float" office:value="9.9452720601098596E-3" table:style-name="ce1">
            <text:p>0,009945272</text:p>
          </table:table-cell>
          <table:table-cell office:value-type="float" office:value="-0.745290451231579" table:style-name="ce1">
            <text:p>-0,745290451</text:p>
          </table:table-cell>
          <table:table-cell office:value-type="float" office:value="9.2639594912824197E-2" table:style-name="ce1">
            <text:p>0,092639595</text:p>
          </table:table-cell>
          <table:table-cell office:value-type="float" office:value="1.0104560015481601" table:style-name="ce1">
            <text:p>1,010456002</text:p>
          </table:table-cell>
          <table:table-cell office:value-type="float" office:value="-0.95373305132880604" table:style-name="ce1">
            <text:p>-0,953733051</text:p>
          </table:table-cell>
          <table:table-cell office:value-type="float" office:value="0.41331169916073401" table:style-name="ce1">
            <text:p>0,413311699</text:p>
          </table:table-cell>
          <table:table-cell office:value-type="float" office:value="-0.66095638614355601" table:style-name="ce1">
            <text:p>-0,660956386</text:p>
          </table:table-cell>
          <table:table-cell office:value-type="float" office:value="0.32528339527225603" table:style-name="ce1">
            <text:p>0,325283395</text:p>
          </table:table-cell>
          <table:table-cell office:value-type="float" office:value="-0.62405881597091495" table:style-name="ce1">
            <text:p>-0,624058816</text:p>
          </table:table-cell>
          <table:table-cell office:value-type="float" office:value="-1.0104560015481601" table:style-name="ce1">
            <text:p>-1,010456002</text:p>
          </table:table-cell>
          <table:table-cell office:value-type="float" office:value="-0.74256579266318101" table:style-name="ce1">
            <text:p>-0,742565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9836401612386" table:style-name="ce1">
            <text:p>-0,119836402</text:p>
          </table:table-cell>
          <table:table-cell office:value-type="float" office:value="3.77394785082538E-2" table:style-name="ce1">
            <text:p>0,037739479</text:p>
          </table:table-cell>
          <table:table-cell table:number-columns-repeated="16360"/>
        </table:table-row>
        <table:table-row table:style-name="ro1">
          <table:table-cell office:value-type="float" office:value="-0.31708279737470901" table:style-name="ce1">
            <text:p>-0,317082797</text:p>
          </table:table-cell>
          <table:table-cell office:value-type="float" office:value="-0.43155356310378901" table:style-name="ce1">
            <text:p>-0,431553563</text:p>
          </table:table-cell>
          <table:table-cell office:value-type="float" office:value="0" table:style-name="ce1">
            <text:p>0</text:p>
          </table:table-cell>
          <table:table-cell office:value-type="float" office:value="1.0663382734556399" table:style-name="ce1">
            <text:p>1,066338273</text:p>
          </table:table-cell>
          <table:table-cell office:value-type="float" office:value="-0.49354803344528803" table:style-name="ce1">
            <text:p>-0,493548033</text:p>
          </table:table-cell>
          <table:table-cell office:value-type="float" office:value="-0.391332236529361" table:style-name="ce1">
            <text:p>-0,391332237</text:p>
          </table:table-cell>
          <table:table-cell office:value-type="float" office:value="-0.673052600864258" table:style-name="ce1">
            <text:p>-0,673052601</text:p>
          </table:table-cell>
          <table:table-cell office:value-type="float" office:value="-1.0663382734556399" table:style-name="ce1">
            <text:p>-1,066338273</text:p>
          </table:table-cell>
          <table:table-cell office:value-type="float" office:value="0.52134205375035003" table:style-name="ce1">
            <text:p>0,521342054</text:p>
          </table:table-cell>
          <table:table-cell office:value-type="float" office:value="0.32080728741623898" table:style-name="ce1">
            <text:p>0,320807287</text:p>
          </table:table-cell>
          <table:table-cell office:value-type="float" office:value="-0.55751964457301795" table:style-name="ce1">
            <text:p>-0,557519645</text:p>
          </table:table-cell>
          <table:table-cell office:value-type="float" office:value="0.57250603129037603" table:style-name="ce1">
            <text:p>0,572506031</text:p>
          </table:table-cell>
          <table:table-cell office:value-type="float" office:value="1.0663382734556399" table:style-name="ce1">
            <text:p>1,066338273</text:p>
          </table:table-cell>
          <table:table-cell office:value-type="float" office:value="-0.53037120187241205" table:style-name="ce1">
            <text:p>-0,530371202</text:p>
          </table:table-cell>
          <table:table-cell office:value-type="float" office:value="0.64169795339075497" table:style-name="ce1">
            <text:p>0,641697953</text:p>
          </table:table-cell>
          <table:table-cell office:value-type="float" office:value="-0.60074895432974196" table:style-name="ce1">
            <text:p>-0,600748954</text:p>
          </table:table-cell>
          <table:table-cell office:value-type="float" office:value="0.42528671918848299" table:style-name="ce1">
            <text:p>0,425286719</text:p>
          </table:table-cell>
          <table:table-cell office:value-type="float" office:value="-0.13993872308887501" table:style-name="ce1">
            <text:p>-0,139938723</text:p>
          </table:table-cell>
          <table:table-cell office:value-type="float" office:value="-1.0663382734556399" table:style-name="ce1">
            <text:p>-1,066338273</text:p>
          </table:table-cell>
          <table:table-cell office:value-type="float" office:value="-0.84215655480392204" table:style-name="ce1">
            <text:p>-0,842156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787431474274403" table:style-name="ce1">
            <text:p>0,637874315</text:p>
          </table:table-cell>
          <table:table-cell office:value-type="float" office:value="0.33865535860651003" table:style-name="ce1">
            <text:p>0,338655359</text:p>
          </table:table-cell>
          <table:table-cell table:number-columns-repeated="16360"/>
        </table:table-row>
        <table:table-row table:style-name="ro1">
          <table:table-cell office:value-type="float" office:value="4.6390628417266697E-2" table:style-name="ce1">
            <text:p>0,046390628</text:p>
          </table:table-cell>
          <table:table-cell office:value-type="float" office:value="-0.60085771528541898" table:style-name="ce1">
            <text:p>-0,600857715</text:p>
          </table:table-cell>
          <table:table-cell office:value-type="float" office:value="0" table:style-name="ce1">
            <text:p>0</text:p>
          </table:table-cell>
          <table:table-cell office:value-type="float" office:value="1.07078241678666" table:style-name="ce1">
            <text:p>1,070782417</text:p>
          </table:table-cell>
          <table:table-cell office:value-type="float" office:value="-1.1524666000311301" table:style-name="ce1">
            <text:p>-1,1524666</text:p>
          </table:table-cell>
          <table:table-cell office:value-type="float" office:value="-0.48263968347821001" table:style-name="ce1">
            <text:p>-0,482639683</text:p>
          </table:table-cell>
          <table:table-cell office:value-type="float" office:value="-0.70319063183733599" table:style-name="ce1">
            <text:p>-0,703190632</text:p>
          </table:table-cell>
          <table:table-cell office:value-type="float" office:value="-1.07078241678666" table:style-name="ce1">
            <text:p>-1,070782417</text:p>
          </table:table-cell>
          <table:table-cell office:value-type="float" office:value="0.77092653004185396" table:style-name="ce1">
            <text:p>0,77092653</text:p>
          </table:table-cell>
          <table:table-cell office:value-type="float" office:value="0.92073523081434105" table:style-name="ce1">
            <text:p>0,920735231</text:p>
          </table:table-cell>
          <table:table-cell office:value-type="float" office:value="-0.84966215551118796" table:style-name="ce1">
            <text:p>-0,849662156</text:p>
          </table:table-cell>
          <table:table-cell office:value-type="float" office:value="-5.5031009224223201E-2" table:style-name="ce1">
            <text:p>-0,055031009</text:p>
          </table:table-cell>
          <table:table-cell office:value-type="float" office:value="1.07078241678666" table:style-name="ce1">
            <text:p>1,070782417</text:p>
          </table:table-cell>
          <table:table-cell office:value-type="float" office:value="-0.84584958385241404" table:style-name="ce1">
            <text:p>-0,845849584</text:p>
          </table:table-cell>
          <table:table-cell office:value-type="float" office:value="1.11269414565377" table:style-name="ce1">
            <text:p>1,112694146</text:p>
          </table:table-cell>
          <table:table-cell office:value-type="float" office:value="-0.97679916149418999" table:style-name="ce1">
            <text:p>-0,976799161</text:p>
          </table:table-cell>
          <table:table-cell office:value-type="float" office:value="0.46195235563446702" table:style-name="ce1">
            <text:p>0,461952356</text:p>
          </table:table-cell>
          <table:table-cell office:value-type="float" office:value="-0.67078497140825599" table:style-name="ce1">
            <text:p>-0,670784971</text:p>
          </table:table-cell>
          <table:table-cell office:value-type="float" office:value="-1.07078241678666" table:style-name="ce1">
            <text:p>-1,070782417</text:p>
          </table:table-cell>
          <table:table-cell office:value-type="float" office:value="0.165575992087169" table:style-name="ce1">
            <text:p>0,16557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60484856761" table:style-name="ce1">
            <text:p>1,166048486</text:p>
          </table:table-cell>
          <table:table-cell office:value-type="float" office:value="0.32781190882177202" table:style-name="ce1">
            <text:p>0,327811909</text:p>
          </table:table-cell>
          <table:table-cell table:number-columns-repeated="16360"/>
        </table:table-row>
        <table:table-row table:style-name="ro1">
          <table:table-cell office:value-type="float" office:value="-1.10802706911277" table:style-name="ce1">
            <text:p>-1,108027069</text:p>
          </table:table-cell>
          <table:table-cell office:value-type="float" office:value="-0.154466974838672" table:style-name="ce1">
            <text:p>-0,154466975</text:p>
          </table:table-cell>
          <table:table-cell office:value-type="float" office:value="0" table:style-name="ce1">
            <text:p>0</text:p>
          </table:table-cell>
          <table:table-cell office:value-type="float" office:value="1.02611285350292" table:style-name="ce1">
            <text:p>1,026112854</text:p>
          </table:table-cell>
          <table:table-cell office:value-type="float" office:value="-0.69775120829753101" table:style-name="ce1">
            <text:p>-0,697751208</text:p>
          </table:table-cell>
          <table:table-cell office:value-type="float" office:value="0.17179518609115699" table:style-name="ce1">
            <text:p>0,171795186</text:p>
          </table:table-cell>
          <table:table-cell office:value-type="float" office:value="-0.912167677000285" table:style-name="ce1">
            <text:p>-0,912167677</text:p>
          </table:table-cell>
          <table:table-cell office:value-type="float" office:value="-1.02611285350292" table:style-name="ce1">
            <text:p>-1,026112854</text:p>
          </table:table-cell>
          <table:table-cell office:value-type="float" office:value="0.95779936966285295" table:style-name="ce1">
            <text:p>0,95779937</text:p>
          </table:table-cell>
          <table:table-cell office:value-type="float" office:value="0.57306574825268997" table:style-name="ce1">
            <text:p>0,573065748</text:p>
          </table:table-cell>
          <table:table-cell office:value-type="float" office:value="-1.1343337501503701" table:style-name="ce1">
            <text:p>-1,13433375</text:p>
          </table:table-cell>
          <table:table-cell office:value-type="float" office:value="0.30748270512306403" table:style-name="ce1">
            <text:p>0,307482705</text:p>
          </table:table-cell>
          <table:table-cell office:value-type="float" office:value="1.02611285350292" table:style-name="ce1">
            <text:p>1,026112854</text:p>
          </table:table-cell>
          <table:table-cell office:value-type="float" office:value="-0.51030778401944799" table:style-name="ce1">
            <text:p>-0,510307784</text:p>
          </table:table-cell>
          <table:table-cell office:value-type="float" office:value="1.00689220670878E-2" table:style-name="ce1">
            <text:p>0,010068922</text:p>
          </table:table-cell>
          <table:table-cell office:value-type="float" office:value="-0.78806644844371898" table:style-name="ce1">
            <text:p>-0,788066448</text:p>
          </table:table-cell>
          <table:table-cell office:value-type="float" office:value="0.22727281173632399" table:style-name="ce1">
            <text:p>0,227272812</text:p>
          </table:table-cell>
          <table:table-cell office:value-type="float" office:value="-0.19349709879935201" table:style-name="ce1">
            <text:p>-0,193497099</text:p>
          </table:table-cell>
          <table:table-cell office:value-type="float" office:value="-1.02611285350292" table:style-name="ce1">
            <text:p>-1,026112854</text:p>
          </table:table-cell>
          <table:table-cell office:value-type="float" office:value="-0.61672173632133298" table:style-name="ce1">
            <text:p>-0,616721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821701097403901" table:style-name="ce1">
            <text:p>0,848217011</text:p>
          </table:table-cell>
          <table:table-cell office:value-type="float" office:value="0.53910572603525597" table:style-name="ce1">
            <text:p>0,539105726</text:p>
          </table:table-cell>
          <table:table-cell table:number-columns-repeated="16360"/>
        </table:table-row>
        <table:table-row table:style-name="ro1">
          <table:table-cell office:value-type="float" office:value="-0.56212271658413504" table:style-name="ce1">
            <text:p>-0,562122717</text:p>
          </table:table-cell>
          <table:table-cell office:value-type="float" office:value="0.76392654620099298" table:style-name="ce1">
            <text:p>0,763926546</text:p>
          </table:table-cell>
          <table:table-cell office:value-type="float" office:value="0" table:style-name="ce1">
            <text:p>0</text:p>
          </table:table-cell>
          <table:table-cell office:value-type="float" office:value="1.0227569020549701" table:style-name="ce1">
            <text:p>1,022756902</text:p>
          </table:table-cell>
          <table:table-cell office:value-type="float" office:value="-0.33486037336079899" table:style-name="ce1">
            <text:p>-0,334860373</text:p>
          </table:table-cell>
          <table:table-cell office:value-type="float" office:value="-1.0725337701672799" table:style-name="ce1">
            <text:p>-1,07253377</text:p>
          </table:table-cell>
          <table:table-cell office:value-type="float" office:value="-9.3665783601892302E-2" table:style-name="ce1">
            <text:p>-0,093665784</text:p>
          </table:table-cell>
          <table:table-cell office:value-type="float" office:value="-1.0227569020549701" table:style-name="ce1">
            <text:p>-1,022756902</text:p>
          </table:table-cell>
          <table:table-cell office:value-type="float" office:value="-0.21763841474894699" table:style-name="ce1">
            <text:p>-0,217638415</text:p>
          </table:table-cell>
          <table:table-cell office:value-type="float" office:value="0.93617552802987702" table:style-name="ce1">
            <text:p>0,936175528</text:p>
          </table:table-cell>
          <table:table-cell office:value-type="float" office:value="-0.59968024278892995" table:style-name="ce1">
            <text:p>-0,599680243</text:p>
          </table:table-cell>
          <table:table-cell office:value-type="float" office:value="1.1919751196357201E-2" table:style-name="ce1">
            <text:p>0,011919751</text:p>
          </table:table-cell>
          <table:table-cell office:value-type="float" office:value="1.0227569020549701" table:style-name="ce1">
            <text:p>1,022756902</text:p>
          </table:table-cell>
          <table:table-cell office:value-type="float" office:value="-0.90909388035389604" table:style-name="ce1">
            <text:p>-0,90909388</text:p>
          </table:table-cell>
          <table:table-cell office:value-type="float" office:value="0.89727585831340795" table:style-name="ce1">
            <text:p>0,897275858</text:p>
          </table:table-cell>
          <table:table-cell office:value-type="float" office:value="-0.30269051147488502" table:style-name="ce1">
            <text:p>-0,302690511</text:p>
          </table:table-cell>
          <table:table-cell office:value-type="float" office:value="0.35009368054509099" table:style-name="ce1">
            <text:p>0,350093681</text:p>
          </table:table-cell>
          <table:table-cell office:value-type="float" office:value="-0.94718098166073295" table:style-name="ce1">
            <text:p>-0,947180982</text:p>
          </table:table-cell>
          <table:table-cell office:value-type="float" office:value="-1.0227569020549701" table:style-name="ce1">
            <text:p>-1,022756902</text:p>
          </table:table-cell>
          <table:table-cell office:value-type="float" office:value="-1.0773352136160399" table:style-name="ce1">
            <text:p>-1,07733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77276842926099E-2" table:style-name="ce1">
            <text:p>0,011077277</text:p>
          </table:table-cell>
          <table:table-cell office:value-type="float" office:value="-0.25838397007588598" table:style-name="ce1">
            <text:p>-0,25838397</text:p>
          </table:table-cell>
          <table:table-cell table:number-columns-repeated="16360"/>
        </table:table-row>
        <table:table-row table:style-name="ro1">
          <table:table-cell office:value-type="float" office:value="-0.89354440031614601" table:style-name="ce1">
            <text:p>-0,8935444</text:p>
          </table:table-cell>
          <table:table-cell office:value-type="float" office:value="-0.45159873711269" table:style-name="ce1">
            <text:p>-0,451598737</text:p>
          </table:table-cell>
          <table:table-cell office:value-type="float" office:value="0" table:style-name="ce1">
            <text:p>0</text:p>
          </table:table-cell>
          <table:table-cell office:value-type="float" office:value="1.0820262050345699" table:style-name="ce1">
            <text:p>1,082026205</text:p>
          </table:table-cell>
          <table:table-cell office:value-type="float" office:value="-0.86192510036954895" table:style-name="ce1">
            <text:p>-0,8619251</text:p>
          </table:table-cell>
          <table:table-cell office:value-type="float" office:value="-6.1584099520878698E-2" table:style-name="ce1">
            <text:p>-0,0615841</text:p>
          </table:table-cell>
          <table:table-cell office:value-type="float" office:value="-1.0288579383654901" table:style-name="ce1">
            <text:p>-1,028857938</text:p>
          </table:table-cell>
          <table:table-cell office:value-type="float" office:value="-1.0820262050345699" table:style-name="ce1">
            <text:p>-1,082026205</text:p>
          </table:table-cell>
          <table:table-cell office:value-type="float" office:value="0.179493502970928" table:style-name="ce1">
            <text:p>0,179493503</text:p>
          </table:table-cell>
          <table:table-cell office:value-type="float" office:value="0.42275385836861801" table:style-name="ce1">
            <text:p>0,422753858</text:p>
          </table:table-cell>
          <table:table-cell office:value-type="float" office:value="-0.94250202690506901" table:style-name="ce1">
            <text:p>-0,942502027</text:p>
          </table:table-cell>
          <table:table-cell office:value-type="float" office:value="0.36650096249344799" table:style-name="ce1">
            <text:p>0,366500962</text:p>
          </table:table-cell>
          <table:table-cell office:value-type="float" office:value="1.0820262050345699" table:style-name="ce1">
            <text:p>1,082026205</text:p>
          </table:table-cell>
          <table:table-cell office:value-type="float" office:value="-0.51538156259507795" table:style-name="ce1">
            <text:p>-0,515381563</text:p>
          </table:table-cell>
          <table:table-cell office:value-type="float" office:value="0.72305603316239397" table:style-name="ce1">
            <text:p>0,723056033</text:p>
          </table:table-cell>
          <table:table-cell office:value-type="float" office:value="-0.78627311109501297" table:style-name="ce1">
            <text:p>-0,786273111</text:p>
          </table:table-cell>
          <table:table-cell office:value-type="float" office:value="-4.6819992045451099E-2" table:style-name="ce1">
            <text:p>-0,046819992</text:p>
          </table:table-cell>
          <table:table-cell office:value-type="float" office:value="0.16920767832175099" table:style-name="ce1">
            <text:p>0,169207678</text:p>
          </table:table-cell>
          <table:table-cell office:value-type="float" office:value="-1.0820262050345699" table:style-name="ce1">
            <text:p>-1,082026205</text:p>
          </table:table-cell>
          <table:table-cell office:value-type="float" office:value="-0.67620755922154996" table:style-name="ce1">
            <text:p>-0,676207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27646334822828" table:style-name="ce1">
            <text:p>-0,127646335</text:p>
          </table:table-cell>
          <table:table-cell office:value-type="float" office:value="-0.35398320164811697" table:style-name="ce1">
            <text:p>-0,353983202</text:p>
          </table:table-cell>
          <table:table-cell table:number-columns-repeated="16360"/>
        </table:table-row>
        <table:table-row table:style-name="ro1">
          <table:table-cell office:value-type="float" office:value="-0.95429921103333304" table:style-name="ce1">
            <text:p>-0,954299211</text:p>
          </table:table-cell>
          <table:table-cell office:value-type="float" office:value="-0.49766006799164297" table:style-name="ce1">
            <text:p>-0,497660068</text:p>
          </table:table-cell>
          <table:table-cell office:value-type="float" office:value="0" table:style-name="ce1">
            <text:p>0</text:p>
          </table:table-cell>
          <table:table-cell office:value-type="float" office:value="1.10421534500514" table:style-name="ce1">
            <text:p>1,104215345</text:p>
          </table:table-cell>
          <table:table-cell office:value-type="float" office:value="-1.0043481429687799" table:style-name="ce1">
            <text:p>-1,004348143</text:p>
          </table:table-cell>
          <table:table-cell office:value-type="float" office:value="-0.71384880087645097" table:style-name="ce1">
            <text:p>-0,713848801</text:p>
          </table:table-cell>
          <table:table-cell office:value-type="float" office:value="-0.41542419533302399" table:style-name="ce1">
            <text:p>-0,415424195</text:p>
          </table:table-cell>
          <table:table-cell office:value-type="float" office:value="-1.10421534500514" table:style-name="ce1">
            <text:p>-1,104215345</text:p>
          </table:table-cell>
          <table:table-cell office:value-type="float" office:value="2.18957588391791" table:style-name="ce1">
            <text:p>2,189575884</text:p>
          </table:table-cell>
          <table:table-cell office:value-type="float" office:value="0.39467551914870502" table:style-name="ce1">
            <text:p>0,394675519</text:p>
          </table:table-cell>
          <table:table-cell office:value-type="float" office:value="-0.72954274320647405" table:style-name="ce1">
            <text:p>-0,729542743</text:p>
          </table:table-cell>
          <table:table-cell office:value-type="float" office:value="0.314008515895772" table:style-name="ce1">
            <text:p>0,314008516</text:p>
          </table:table-cell>
          <table:table-cell office:value-type="float" office:value="1.10421534500514" table:style-name="ce1">
            <text:p>1,104215345</text:p>
          </table:table-cell>
          <table:table-cell office:value-type="float" office:value="-0.81172269296001798" table:style-name="ce1">
            <text:p>-0,811722693</text:p>
          </table:table-cell>
          <table:table-cell office:value-type="float" office:value="1.3685758272616799" table:style-name="ce1">
            <text:p>1,368575827</text:p>
          </table:table-cell>
          <table:table-cell office:value-type="float" office:value="-0.69814788242457304" table:style-name="ce1">
            <text:p>-0,698147882</text:p>
          </table:table-cell>
          <table:table-cell office:value-type="float" office:value="0.64096947946960203" table:style-name="ce1">
            <text:p>0,640969479</text:p>
          </table:table-cell>
          <table:table-cell office:value-type="float" office:value="-0.106830206138155" table:style-name="ce1">
            <text:p>-0,106830206</text:p>
          </table:table-cell>
          <table:table-cell office:value-type="float" office:value="-1.10421534500514" table:style-name="ce1">
            <text:p>-1,104215345</text:p>
          </table:table-cell>
          <table:table-cell office:value-type="float" office:value="-0.75135871990797098" table:style-name="ce1">
            <text:p>-0,75135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1777280584487" table:style-name="ce1">
            <text:p>0,491777281</text:p>
          </table:table-cell>
          <table:table-cell office:value-type="float" office:value="0.19785873630568099" table:style-name="ce1">
            <text:p>0,197858736</text:p>
          </table:table-cell>
          <table:table-cell table:number-columns-repeated="16360"/>
        </table:table-row>
        <table:table-row table:style-name="ro1">
          <table:table-cell office:value-type="float" office:value="-1.06988074476924" table:style-name="ce1">
            <text:p>-1,069880745</text:p>
          </table:table-cell>
          <table:table-cell office:value-type="float" office:value="0.85024303062156803" table:style-name="ce1">
            <text:p>0,850243031</text:p>
          </table:table-cell>
          <table:table-cell office:value-type="float" office:value="0" table:style-name="ce1">
            <text:p>0</text:p>
          </table:table-cell>
          <table:table-cell office:value-type="float" office:value="1.0292462592576801" table:style-name="ce1">
            <text:p>1,029246259</text:p>
          </table:table-cell>
          <table:table-cell office:value-type="float" office:value="-0.64101525560901595" table:style-name="ce1">
            <text:p>-0,641015256</text:p>
          </table:table-cell>
          <table:table-cell office:value-type="float" office:value="-1.45379141598336" table:style-name="ce1">
            <text:p>-1,453791416</text:p>
          </table:table-cell>
          <table:table-cell office:value-type="float" office:value="-0.425943210728633" table:style-name="ce1">
            <text:p>-0,425943211</text:p>
          </table:table-cell>
          <table:table-cell office:value-type="float" office:value="-1.0292462592576801" table:style-name="ce1">
            <text:p>-1,029246259</text:p>
          </table:table-cell>
          <table:table-cell office:value-type="float" office:value="0.236218662973358" table:style-name="ce1">
            <text:p>0,236218663</text:p>
          </table:table-cell>
          <table:table-cell office:value-type="float" office:value="0.835014535198355" table:style-name="ce1">
            <text:p>0,835014535</text:p>
          </table:table-cell>
          <table:table-cell office:value-type="float" office:value="-0.62742839669566497" table:style-name="ce1">
            <text:p>-0,627428397</text:p>
          </table:table-cell>
          <table:table-cell office:value-type="float" office:value="0.113399106581254" table:style-name="ce1">
            <text:p>0,113399107</text:p>
          </table:table-cell>
          <table:table-cell office:value-type="float" office:value="1.0292462592576801" table:style-name="ce1">
            <text:p>1,029246259</text:p>
          </table:table-cell>
          <table:table-cell office:value-type="float" office:value="-0.43400758650885102" table:style-name="ce1">
            <text:p>-0,434007587</text:p>
          </table:table-cell>
          <table:table-cell office:value-type="float" office:value="7.1205489079459505E-2" table:style-name="ce1">
            <text:p>0,071205489</text:p>
          </table:table-cell>
          <table:table-cell office:value-type="float" office:value="-0.73948227260703603" table:style-name="ce1">
            <text:p>-0,739482273</text:p>
          </table:table-cell>
          <table:table-cell office:value-type="float" office:value="0.40407659540469798" table:style-name="ce1">
            <text:p>0,404076595</text:p>
          </table:table-cell>
          <table:table-cell office:value-type="float" office:value="-0.84834211695405704" table:style-name="ce1">
            <text:p>-0,848342117</text:p>
          </table:table-cell>
          <table:table-cell office:value-type="float" office:value="-1.0292462592576801" table:style-name="ce1">
            <text:p>-1,029246259</text:p>
          </table:table-cell>
          <table:table-cell office:value-type="float" office:value="-0.51506597661145304" table:style-name="ce1">
            <text:p>-0,515065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4705047560193" table:style-name="ce1">
            <text:p>1,447050476</text:p>
          </table:table-cell>
          <table:table-cell office:value-type="float" office:value="0.206814247753596" table:style-name="ce1">
            <text:p>0,206814248</text:p>
          </table:table-cell>
          <table:table-cell table:number-columns-repeated="16360"/>
        </table:table-row>
        <table:table-row table:style-name="ro1">
          <table:table-cell office:value-type="float" office:value="0.33711029024700401" table:style-name="ce1">
            <text:p>0,33711029</text:p>
          </table:table-cell>
          <table:table-cell office:value-type="float" office:value="0.455784097830087" table:style-name="ce1">
            <text:p>0,455784098</text:p>
          </table:table-cell>
          <table:table-cell office:value-type="float" office:value="0" table:style-name="ce1">
            <text:p>0</text:p>
          </table:table-cell>
          <table:table-cell office:value-type="float" office:value="1.0170206694730799" table:style-name="ce1">
            <text:p>1,017020669</text:p>
          </table:table-cell>
          <table:table-cell office:value-type="float" office:value="-2.39452696110177E-2" table:style-name="ce1">
            <text:p>-0,02394527</text:p>
          </table:table-cell>
          <table:table-cell office:value-type="float" office:value="-0.12937642479195" table:style-name="ce1">
            <text:p>-0,129376425</text:p>
          </table:table-cell>
          <table:table-cell office:value-type="float" office:value="-0.286374790178967" table:style-name="ce1">
            <text:p>-0,28637479</text:p>
          </table:table-cell>
          <table:table-cell office:value-type="float" office:value="-1.0170206694730799" table:style-name="ce1">
            <text:p>-1,017020669</text:p>
          </table:table-cell>
          <table:table-cell office:value-type="float" office:value="-1.55914003308537" table:style-name="ce1">
            <text:p>-1,559140033</text:p>
          </table:table-cell>
          <table:table-cell office:value-type="float" office:value="0.71512950467675496" table:style-name="ce1">
            <text:p>0,715129505</text:p>
          </table:table-cell>
          <table:table-cell office:value-type="float" office:value="-0.716656296356879" table:style-name="ce1">
            <text:p>-0,716656296</text:p>
          </table:table-cell>
          <table:table-cell office:value-type="float" office:value="2.4958144028173802E-2" table:style-name="ce1">
            <text:p>0,024958144</text:p>
          </table:table-cell>
          <table:table-cell office:value-type="float" office:value="1.0170206694730799" table:style-name="ce1">
            <text:p>1,017020669</text:p>
          </table:table-cell>
          <table:table-cell office:value-type="float" office:value="-1.38580806707126" table:style-name="ce1">
            <text:p>-1,385808067</text:p>
          </table:table-cell>
          <table:table-cell office:value-type="float" office:value="0.32703618141036001" table:style-name="ce1">
            <text:p>0,327036181</text:p>
          </table:table-cell>
          <table:table-cell office:value-type="float" office:value="-1.2550845640635899" table:style-name="ce1">
            <text:p>-1,255084564</text:p>
          </table:table-cell>
          <table:table-cell office:value-type="float" office:value="0.46640065801238401" table:style-name="ce1">
            <text:p>0,466400658</text:p>
          </table:table-cell>
          <table:table-cell office:value-type="float" office:value="-0.68142294213477905" table:style-name="ce1">
            <text:p>-0,681422942</text:p>
          </table:table-cell>
          <table:table-cell office:value-type="float" office:value="-1.0170206694730799" table:style-name="ce1">
            <text:p>-1,017020669</text:p>
          </table:table-cell>
          <table:table-cell office:value-type="float" office:value="-0.28097351496734002" table:style-name="ce1">
            <text:p>-0,280973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4827029794399" table:style-name="ce1">
            <text:p>1,199482703</text:p>
          </table:table-cell>
          <table:table-cell office:value-type="float" office:value="0.894609483992303" table:style-name="ce1">
            <text:p>0,894609484</text:p>
          </table:table-cell>
          <table:table-cell table:number-columns-repeated="16360"/>
        </table:table-row>
        <table:table-row table:style-name="ro1">
          <table:table-cell office:value-type="float" office:value="-0.219467406998479" table:style-name="ce1">
            <text:p>-0,219467407</text:p>
          </table:table-cell>
          <table:table-cell office:value-type="float" office:value="-0.89206839257917403" table:style-name="ce1">
            <text:p>-0,892068393</text:p>
          </table:table-cell>
          <table:table-cell office:value-type="float" office:value="0" table:style-name="ce1">
            <text:p>0</text:p>
          </table:table-cell>
          <table:table-cell office:value-type="float" office:value="1.08725792662223" table:style-name="ce1">
            <text:p>1,087257927</text:p>
          </table:table-cell>
          <table:table-cell office:value-type="float" office:value="-0.561970504758459" table:style-name="ce1">
            <text:p>-0,561970505</text:p>
          </table:table-cell>
          <table:table-cell office:value-type="float" office:value="-0.33331675025158602" table:style-name="ce1">
            <text:p>-0,33331675</text:p>
          </table:table-cell>
          <table:table-cell office:value-type="float" office:value="-0.82125704027713498" table:style-name="ce1">
            <text:p>-0,82125704</text:p>
          </table:table-cell>
          <table:table-cell office:value-type="float" office:value="-1.08725792662223" table:style-name="ce1">
            <text:p>-1,087257927</text:p>
          </table:table-cell>
          <table:table-cell office:value-type="float" office:value="-5.7733702490371901E-2" table:style-name="ce1">
            <text:p>-0,057733702</text:p>
          </table:table-cell>
          <table:table-cell office:value-type="float" office:value="0.91627401695317301" table:style-name="ce1">
            <text:p>0,916274017</text:p>
          </table:table-cell>
          <table:table-cell office:value-type="float" office:value="-1.56171713789293" table:style-name="ce1">
            <text:p>-1,561717138</text:p>
          </table:table-cell>
          <table:table-cell office:value-type="float" office:value="0.121537912583951" table:style-name="ce1">
            <text:p>0,121537913</text:p>
          </table:table-cell>
          <table:table-cell office:value-type="float" office:value="1.08725792662223" table:style-name="ce1">
            <text:p>1,087257927</text:p>
          </table:table-cell>
          <table:table-cell office:value-type="float" office:value="-1.05045811015187" table:style-name="ce1">
            <text:p>-1,05045811</text:p>
          </table:table-cell>
          <table:table-cell office:value-type="float" office:value="1.1480953373417599" table:style-name="ce1">
            <text:p>1,148095337</text:p>
          </table:table-cell>
          <table:table-cell office:value-type="float" office:value="-0.98483492862552702" table:style-name="ce1">
            <text:p>-0,984834929</text:p>
          </table:table-cell>
          <table:table-cell office:value-type="float" office:value="0.59034789264079601" table:style-name="ce1">
            <text:p>0,590347893</text:p>
          </table:table-cell>
          <table:table-cell office:value-type="float" office:value="-0.58337141425854599" table:style-name="ce1">
            <text:p>-0,583371414</text:p>
          </table:table-cell>
          <table:table-cell office:value-type="float" office:value="-1.08725792662223" table:style-name="ce1">
            <text:p>-1,087257927</text:p>
          </table:table-cell>
          <table:table-cell office:value-type="float" office:value="-0.91324597350650005" table:style-name="ce1">
            <text:p>-0,913245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92026709040699" table:style-name="ce1">
            <text:p>1,189202671</text:p>
          </table:table-cell>
          <table:table-cell office:value-type="float" office:value="0.63846801539528697" table:style-name="ce1">
            <text:p>0,638468015</text:p>
          </table:table-cell>
          <table:table-cell table:number-columns-repeated="16360"/>
        </table:table-row>
        <table:table-row table:style-name="ro1">
          <table:table-cell office:value-type="float" office:value="-0.19068615801574801" table:style-name="ce1">
            <text:p>-0,190686158</text:p>
          </table:table-cell>
          <table:table-cell office:value-type="float" office:value="0.13564857154913801" table:style-name="ce1">
            <text:p>0,135648572</text:p>
          </table:table-cell>
          <table:table-cell office:value-type="float" office:value="0" table:style-name="ce1">
            <text:p>0</text:p>
          </table:table-cell>
          <table:table-cell office:value-type="float" office:value="1.0782155824311399" table:style-name="ce1">
            <text:p>1,078215582</text:p>
          </table:table-cell>
          <table:table-cell office:value-type="float" office:value="-1.4720254538875499" table:style-name="ce1">
            <text:p>-1,472025454</text:p>
          </table:table-cell>
          <table:table-cell office:value-type="float" office:value="-0.62604134158284397" table:style-name="ce1">
            <text:p>-0,626041342</text:p>
          </table:table-cell>
          <table:table-cell office:value-type="float" office:value="-0.85357392765517504" table:style-name="ce1">
            <text:p>-0,853573928</text:p>
          </table:table-cell>
          <table:table-cell office:value-type="float" office:value="-1.0782155824311399" table:style-name="ce1">
            <text:p>-1,078215582</text:p>
          </table:table-cell>
          <table:table-cell office:value-type="float" office:value="0.78940407936801704" table:style-name="ce1">
            <text:p>0,789404079</text:p>
          </table:table-cell>
          <table:table-cell office:value-type="float" office:value="0.47814754710824903" table:style-name="ce1">
            <text:p>0,478147547</text:p>
          </table:table-cell>
          <table:table-cell office:value-type="float" office:value="-0.82234081692636696" table:style-name="ce1">
            <text:p>-0,822340817</text:p>
          </table:table-cell>
          <table:table-cell office:value-type="float" office:value="0.26928092024328698" table:style-name="ce1">
            <text:p>0,26928092</text:p>
          </table:table-cell>
          <table:table-cell office:value-type="float" office:value="1.0782155824311399" table:style-name="ce1">
            <text:p>1,078215582</text:p>
          </table:table-cell>
          <table:table-cell office:value-type="float" office:value="-0.46091387705271702" table:style-name="ce1">
            <text:p>-0,460913877</text:p>
          </table:table-cell>
          <table:table-cell office:value-type="float" office:value="1.10977913744794" table:style-name="ce1">
            <text:p>1,109779137</text:p>
          </table:table-cell>
          <table:table-cell office:value-type="float" office:value="-0.26275784140827002" table:style-name="ce1">
            <text:p>-0,262757841</text:p>
          </table:table-cell>
          <table:table-cell office:value-type="float" office:value="7.1691230893002805E-2" table:style-name="ce1">
            <text:p>0,071691231</text:p>
          </table:table-cell>
          <table:table-cell office:value-type="float" office:value="-0.62302998066182003" table:style-name="ce1">
            <text:p>-0,623029981</text:p>
          </table:table-cell>
          <table:table-cell office:value-type="float" office:value="-1.0782155824311399" table:style-name="ce1">
            <text:p>-1,078215582</text:p>
          </table:table-cell>
          <table:table-cell office:value-type="float" office:value="-8.4342110149800295E-2" table:style-name="ce1">
            <text:p>-0,08434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9215145919569696" table:style-name="ce1">
            <text:p>0,792151459</text:p>
          </table:table-cell>
          <table:table-cell office:value-type="float" office:value="6.60966213196688E-2" table:style-name="ce1">
            <text:p>0,066096621</text:p>
          </table:table-cell>
          <table:table-cell table:number-columns-repeated="16360"/>
        </table:table-row>
        <table:table-row table:style-name="ro1">
          <table:table-cell office:value-type="float" office:value="-1.3828621781298001" table:style-name="ce1">
            <text:p>-1,382862178</text:p>
          </table:table-cell>
          <table:table-cell office:value-type="float" office:value="-0.38271142791156698" table:style-name="ce1">
            <text:p>-0,382711428</text:p>
          </table:table-cell>
          <table:table-cell office:value-type="float" office:value="0" table:style-name="ce1">
            <text:p>0</text:p>
          </table:table-cell>
          <table:table-cell office:value-type="float" office:value="1.0466417074799499" table:style-name="ce1">
            <text:p>1,046641707</text:p>
          </table:table-cell>
          <table:table-cell office:value-type="float" office:value="-0.79392932457943" table:style-name="ce1">
            <text:p>-0,793929325</text:p>
          </table:table-cell>
          <table:table-cell office:value-type="float" office:value="-0.56555551147402605" table:style-name="ce1">
            <text:p>-0,565555511</text:p>
          </table:table-cell>
          <table:table-cell office:value-type="float" office:value="-0.68497484972203104" table:style-name="ce1">
            <text:p>-0,68497485</text:p>
          </table:table-cell>
          <table:table-cell office:value-type="float" office:value="-1.0466417074799499" table:style-name="ce1">
            <text:p>-1,046641707</text:p>
          </table:table-cell>
          <table:table-cell office:value-type="float" office:value="-0.35327118822140202" table:style-name="ce1">
            <text:p>-0,353271188</text:p>
          </table:table-cell>
          <table:table-cell office:value-type="float" office:value="1.1658792190315601" table:style-name="ce1">
            <text:p>1,165879219</text:p>
          </table:table-cell>
          <table:table-cell office:value-type="float" office:value="-0.322572297635983" table:style-name="ce1">
            <text:p>-0,322572298</text:p>
          </table:table-cell>
          <table:table-cell office:value-type="float" office:value="0.22078075775793499" table:style-name="ce1">
            <text:p>0,220780758</text:p>
          </table:table-cell>
          <table:table-cell office:value-type="float" office:value="1.0466417074799499" table:style-name="ce1">
            <text:p>1,046641707</text:p>
          </table:table-cell>
          <table:table-cell office:value-type="float" office:value="-0.75077609008692103" table:style-name="ce1">
            <text:p>-0,75077609</text:p>
          </table:table-cell>
          <table:table-cell office:value-type="float" office:value="0.68966684581423898" table:style-name="ce1">
            <text:p>0,689666846</text:p>
          </table:table-cell>
          <table:table-cell office:value-type="float" office:value="-0.58381408899209997" table:style-name="ce1">
            <text:p>-0,583814089</text:p>
          </table:table-cell>
          <table:table-cell office:value-type="float" office:value="0.62159661448689896" table:style-name="ce1">
            <text:p>0,621596614</text:p>
          </table:table-cell>
          <table:table-cell office:value-type="float" office:value="-9.7612583528238095E-2" table:style-name="ce1">
            <text:p>-0,097612584</text:p>
          </table:table-cell>
          <table:table-cell office:value-type="float" office:value="-1.0466417074799499" table:style-name="ce1">
            <text:p>-1,046641707</text:p>
          </table:table-cell>
          <table:table-cell office:value-type="float" office:value="-1.1761758167023599" table:style-name="ce1">
            <text:p>-1,176175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091492108817595" table:style-name="ce1">
            <text:p>0,650914921</text:p>
          </table:table-cell>
          <table:table-cell office:value-type="float" office:value="0.524140328576569" table:style-name="ce1">
            <text:p>0,524140329</text:p>
          </table:table-cell>
          <table:table-cell table:number-columns-repeated="16360"/>
        </table:table-row>
        <table:table-row table:style-name="ro1">
          <table:table-cell office:value-type="float" office:value="0.36456193348953098" table:style-name="ce1">
            <text:p>0,364561933</text:p>
          </table:table-cell>
          <table:table-cell office:value-type="float" office:value="0.537879322641997" table:style-name="ce1">
            <text:p>0,537879323</text:p>
          </table:table-cell>
          <table:table-cell office:value-type="float" office:value="0" table:style-name="ce1">
            <text:p>0</text:p>
          </table:table-cell>
          <table:table-cell office:value-type="float" office:value="1.0803490582241499" table:style-name="ce1">
            <text:p>1,080349058</text:p>
          </table:table-cell>
          <table:table-cell office:value-type="float" office:value="-0.63066281331581697" table:style-name="ce1">
            <text:p>-0,630662813</text:p>
          </table:table-cell>
          <table:table-cell office:value-type="float" office:value="-0.95362499634392095" table:style-name="ce1">
            <text:p>-0,953624996</text:p>
          </table:table-cell>
          <table:table-cell office:value-type="float" office:value="-1.07681145556461" table:style-name="ce1">
            <text:p>-1,076811456</text:p>
          </table:table-cell>
          <table:table-cell office:value-type="float" office:value="-1.0803490582241499" table:style-name="ce1">
            <text:p>-1,080349058</text:p>
          </table:table-cell>
          <table:table-cell office:value-type="float" office:value="5.43752795425963E-2" table:style-name="ce1">
            <text:p>0,05437528</text:p>
          </table:table-cell>
          <table:table-cell office:value-type="float" office:value="0.72012641009386003" table:style-name="ce1">
            <text:p>0,72012641</text:p>
          </table:table-cell>
          <table:table-cell office:value-type="float" office:value="-1.03001627027134" table:style-name="ce1">
            <text:p>-1,03001627</text:p>
          </table:table-cell>
          <table:table-cell office:value-type="float" office:value="0.332234783184916" table:style-name="ce1">
            <text:p>0,332234783</text:p>
          </table:table-cell>
          <table:table-cell office:value-type="float" office:value="1.0803490582241499" table:style-name="ce1">
            <text:p>1,080349058</text:p>
          </table:table-cell>
          <table:table-cell office:value-type="float" office:value="-1.09415524268619" table:style-name="ce1">
            <text:p>-1,094155243</text:p>
          </table:table-cell>
          <table:table-cell office:value-type="float" office:value="1.1474732551454101" table:style-name="ce1">
            <text:p>1,147473255</text:p>
          </table:table-cell>
          <table:table-cell office:value-type="float" office:value="-0.83161424925251903" table:style-name="ce1">
            <text:p>-0,831614249</text:p>
          </table:table-cell>
          <table:table-cell office:value-type="float" office:value="0.56892884248399" table:style-name="ce1">
            <text:p>0,568928842</text:p>
          </table:table-cell>
          <table:table-cell office:value-type="float" office:value="-1.23449823442139" table:style-name="ce1">
            <text:p>-1,234498234</text:p>
          </table:table-cell>
          <table:table-cell office:value-type="float" office:value="-1.0803490582241499" table:style-name="ce1">
            <text:p>-1,080349058</text:p>
          </table:table-cell>
          <table:table-cell office:value-type="float" office:value="-0.35254676752164399" table:style-name="ce1">
            <text:p>-0,3525467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41913237937599" table:style-name="ce1">
            <text:p>1,604191324</text:p>
          </table:table-cell>
          <table:table-cell office:value-type="float" office:value="0.29085074904233299" table:style-name="ce1">
            <text:p>0,290850749</text:p>
          </table:table-cell>
          <table:table-cell table:number-columns-repeated="16360"/>
        </table:table-row>
        <table:table-row table:style-name="ro1">
          <table:table-cell office:value-type="float" office:value="0.227857981047215" table:style-name="ce1">
            <text:p>0,227857981</text:p>
          </table:table-cell>
          <table:table-cell office:value-type="float" office:value="0.22719823136739201" table:style-name="ce1">
            <text:p>0,227198231</text:p>
          </table:table-cell>
          <table:table-cell office:value-type="float" office:value="0" table:style-name="ce1">
            <text:p>0</text:p>
          </table:table-cell>
          <table:table-cell office:value-type="float" office:value="1.0725705889211401" table:style-name="ce1">
            <text:p>1,072570589</text:p>
          </table:table-cell>
          <table:table-cell office:value-type="float" office:value="-0.56784381161630204" table:style-name="ce1">
            <text:p>-0,567843812</text:p>
          </table:table-cell>
          <table:table-cell office:value-type="float" office:value="8.6948091839052902E-2" table:style-name="ce1">
            <text:p>0,086948092</text:p>
          </table:table-cell>
          <table:table-cell office:value-type="float" office:value="-0.562534643120709" table:style-name="ce1">
            <text:p>-0,562534643</text:p>
          </table:table-cell>
          <table:table-cell office:value-type="float" office:value="-1.0725705889211401" table:style-name="ce1">
            <text:p>-1,072570589</text:p>
          </table:table-cell>
          <table:table-cell office:value-type="float" office:value="0.875585865600785" table:style-name="ce1">
            <text:p>0,875585866</text:p>
          </table:table-cell>
          <table:table-cell office:value-type="float" office:value="0.738360177006538" table:style-name="ce1">
            <text:p>0,738360177</text:p>
          </table:table-cell>
          <table:table-cell office:value-type="float" office:value="-1.2586515953929001" table:style-name="ce1">
            <text:p>-1,258651595</text:p>
          </table:table-cell>
          <table:table-cell office:value-type="float" office:value="0.65688747107589496" table:style-name="ce1">
            <text:p>0,656887471</text:p>
          </table:table-cell>
          <table:table-cell office:value-type="float" office:value="1.0725705889211401" table:style-name="ce1">
            <text:p>1,072570589</text:p>
          </table:table-cell>
          <table:table-cell office:value-type="float" office:value="-0.70725731671331604" table:style-name="ce1">
            <text:p>-0,707257317</text:p>
          </table:table-cell>
          <table:table-cell office:value-type="float" office:value="0.76714759146913702" table:style-name="ce1">
            <text:p>0,767147591</text:p>
          </table:table-cell>
          <table:table-cell office:value-type="float" office:value="-1.0810662034262599" table:style-name="ce1">
            <text:p>-1,081066203</text:p>
          </table:table-cell>
          <table:table-cell office:value-type="float" office:value="0.128286172244438" table:style-name="ce1">
            <text:p>0,128286172</text:p>
          </table:table-cell>
          <table:table-cell office:value-type="float" office:value="-5.0144890359988797E-3" table:style-name="ce1">
            <text:p>-0,005014489</text:p>
          </table:table-cell>
          <table:table-cell office:value-type="float" office:value="-1.0725705889211401" table:style-name="ce1">
            <text:p>-1,072570589</text:p>
          </table:table-cell>
          <table:table-cell office:value-type="float" office:value="9.9367622720637802E-2" table:style-name="ce1">
            <text:p>0,099367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2975457660411" table:style-name="ce1">
            <text:p>0,922975458</text:p>
          </table:table-cell>
          <table:table-cell office:value-type="float" office:value="0.86647838631027096" table:style-name="ce1">
            <text:p>0,866478386</text:p>
          </table:table-cell>
          <table:table-cell table:number-columns-repeated="16360"/>
        </table:table-row>
        <table:table-row table:style-name="ro1">
          <table:table-cell office:value-type="float" office:value="-0.40125372835798301" table:style-name="ce1">
            <text:p>-0,401253728</text:p>
          </table:table-cell>
          <table:table-cell office:value-type="float" office:value="-0.192186997089484" table:style-name="ce1">
            <text:p>-0,192186997</text:p>
          </table:table-cell>
          <table:table-cell office:value-type="float" office:value="0" table:style-name="ce1">
            <text:p>0</text:p>
          </table:table-cell>
          <table:table-cell office:value-type="float" office:value="1.040075461524" table:style-name="ce1">
            <text:p>1,040075462</text:p>
          </table:table-cell>
          <table:table-cell office:value-type="float" office:value="-1.29319853387537" table:style-name="ce1">
            <text:p>-1,293198534</text:p>
          </table:table-cell>
          <table:table-cell office:value-type="float" office:value="0.37750022342480799" table:style-name="ce1">
            <text:p>0,377500223</text:p>
          </table:table-cell>
          <table:table-cell office:value-type="float" office:value="-0.44054299173567601" table:style-name="ce1">
            <text:p>-0,440542992</text:p>
          </table:table-cell>
          <table:table-cell office:value-type="float" office:value="-1.040075461524" table:style-name="ce1">
            <text:p>-1,040075462</text:p>
          </table:table-cell>
          <table:table-cell office:value-type="float" office:value="0.58471657148405898" table:style-name="ce1">
            <text:p>0,584716571</text:p>
          </table:table-cell>
          <table:table-cell office:value-type="float" office:value="0.96617554298276798" table:style-name="ce1">
            <text:p>0,966175543</text:p>
          </table:table-cell>
          <table:table-cell office:value-type="float" office:value="-0.78832586445819197" table:style-name="ce1">
            <text:p>-0,788325864</text:p>
          </table:table-cell>
          <table:table-cell office:value-type="float" office:value="0.336370985927953" table:style-name="ce1">
            <text:p>0,336370986</text:p>
          </table:table-cell>
          <table:table-cell office:value-type="float" office:value="1.040075461524" table:style-name="ce1">
            <text:p>1,040075462</text:p>
          </table:table-cell>
          <table:table-cell office:value-type="float" office:value="-0.81695190782995897" table:style-name="ce1">
            <text:p>-0,816951908</text:p>
          </table:table-cell>
          <table:table-cell office:value-type="float" office:value="1.1892953013085901" table:style-name="ce1">
            <text:p>1,189295301</text:p>
          </table:table-cell>
          <table:table-cell office:value-type="float" office:value="-0.21990388277672299" table:style-name="ce1">
            <text:p>-0,219903883</text:p>
          </table:table-cell>
          <table:table-cell office:value-type="float" office:value="0.452797278952144" table:style-name="ce1">
            <text:p>0,452797279</text:p>
          </table:table-cell>
          <table:table-cell office:value-type="float" office:value="-0.33113913746087498" table:style-name="ce1">
            <text:p>-0,331139137</text:p>
          </table:table-cell>
          <table:table-cell office:value-type="float" office:value="-1.040075461524" table:style-name="ce1">
            <text:p>-1,040075462</text:p>
          </table:table-cell>
          <table:table-cell office:value-type="float" office:value="-0.77961795119820398" table:style-name="ce1">
            <text:p>-0,779617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87780612568599" table:style-name="ce1">
            <text:p>1,168778061</text:p>
          </table:table-cell>
          <table:table-cell office:value-type="float" office:value="-1.13388208306035E-2" table:style-name="ce1">
            <text:p>-0,011338821</text:p>
          </table:table-cell>
          <table:table-cell table:number-columns-repeated="16360"/>
        </table:table-row>
        <table:table-row table:style-name="ro1">
          <table:table-cell office:value-type="float" office:value="-0.37853270686356" table:style-name="ce1">
            <text:p>-0,378532707</text:p>
          </table:table-cell>
          <table:table-cell office:value-type="float" office:value="-0.67615177145013805" table:style-name="ce1">
            <text:p>-0,676151771</text:p>
          </table:table-cell>
          <table:table-cell office:value-type="float" office:value="0" table:style-name="ce1">
            <text:p>0</text:p>
          </table:table-cell>
          <table:table-cell office:value-type="float" office:value="1.0097796647010699" table:style-name="ce1">
            <text:p>1,009779665</text:p>
          </table:table-cell>
          <table:table-cell office:value-type="float" office:value="-1.378311528931" table:style-name="ce1">
            <text:p>-1,378311529</text:p>
          </table:table-cell>
          <table:table-cell office:value-type="float" office:value="-0.116612228047362" table:style-name="ce1">
            <text:p>-0,116612228</text:p>
          </table:table-cell>
          <table:table-cell office:value-type="float" office:value="-1.00851545214825" table:style-name="ce1">
            <text:p>-1,008515452</text:p>
          </table:table-cell>
          <table:table-cell office:value-type="float" office:value="-1.0097796647010699" table:style-name="ce1">
            <text:p>-1,009779665</text:p>
          </table:table-cell>
          <table:table-cell office:value-type="float" office:value="1.74299275293717" table:style-name="ce1">
            <text:p>1,742992753</text:p>
          </table:table-cell>
          <table:table-cell office:value-type="float" office:value="1.25500626020475" table:style-name="ce1">
            <text:p>1,25500626</text:p>
          </table:table-cell>
          <table:table-cell office:value-type="float" office:value="-1.05082550999438" table:style-name="ce1">
            <text:p>-1,05082551</text:p>
          </table:table-cell>
          <table:table-cell office:value-type="float" office:value="0.538767879136413" table:style-name="ce1">
            <text:p>0,538767879</text:p>
          </table:table-cell>
          <table:table-cell office:value-type="float" office:value="1.0097796647010699" table:style-name="ce1">
            <text:p>1,009779665</text:p>
          </table:table-cell>
          <table:table-cell office:value-type="float" office:value="-0.77397030548767598" table:style-name="ce1">
            <text:p>-0,773970305</text:p>
          </table:table-cell>
          <table:table-cell office:value-type="float" office:value="1.07259435083832" table:style-name="ce1">
            <text:p>1,072594351</text:p>
          </table:table-cell>
          <table:table-cell office:value-type="float" office:value="-1.0219839449780199" table:style-name="ce1">
            <text:p>-1,021983945</text:p>
          </table:table-cell>
          <table:table-cell office:value-type="float" office:value="0.357324663614486" table:style-name="ce1">
            <text:p>0,357324664</text:p>
          </table:table-cell>
          <table:table-cell office:value-type="float" office:value="-0.32572622634230097" table:style-name="ce1">
            <text:p>-0,325726226</text:p>
          </table:table-cell>
          <table:table-cell office:value-type="float" office:value="-1.0097796647010699" table:style-name="ce1">
            <text:p>-1,009779665</text:p>
          </table:table-cell>
          <table:table-cell office:value-type="float" office:value="-3.6966417265683199E-2" table:style-name="ce1">
            <text:p>-0,036966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1680204648384596" table:style-name="ce1">
            <text:p>0,616802046</text:p>
          </table:table-cell>
          <table:table-cell office:value-type="float" office:value="0.67051505807525902" table:style-name="ce1">
            <text:p>0,670515058</text:p>
          </table:table-cell>
          <table:table-cell table:number-columns-repeated="16360"/>
        </table:table-row>
        <table:table-row table:style-name="ro1">
          <table:table-cell office:value-type="float" office:value="-1.3904947852196701" table:style-name="ce1">
            <text:p>-1,390494785</text:p>
          </table:table-cell>
          <table:table-cell office:value-type="float" office:value="1.18605664234645" table:style-name="ce1">
            <text:p>1,186056642</text:p>
          </table:table-cell>
          <table:table-cell office:value-type="float" office:value="0" table:style-name="ce1">
            <text:p>0</text:p>
          </table:table-cell>
          <table:table-cell office:value-type="float" office:value="0.96612409587242898" table:style-name="ce1">
            <text:p>0,966124096</text:p>
          </table:table-cell>
          <table:table-cell office:value-type="float" office:value="-0.95394015284672495" table:style-name="ce1">
            <text:p>-0,953940153</text:p>
          </table:table-cell>
          <table:table-cell office:value-type="float" office:value="-0.94763744631454305" table:style-name="ce1">
            <text:p>-0,947637446</text:p>
          </table:table-cell>
          <table:table-cell office:value-type="float" office:value="-0.65533258356878799" table:style-name="ce1">
            <text:p>-0,655332584</text:p>
          </table:table-cell>
          <table:table-cell office:value-type="float" office:value="-0.96612409587242898" table:style-name="ce1">
            <text:p>-0,966124096</text:p>
          </table:table-cell>
          <table:table-cell office:value-type="float" office:value="1.7508526170657299" table:style-name="ce1">
            <text:p>1,750852617</text:p>
          </table:table-cell>
          <table:table-cell office:value-type="float" office:value="0.23658227685886299" table:style-name="ce1">
            <text:p>0,236582277</text:p>
          </table:table-cell>
          <table:table-cell office:value-type="float" office:value="-1.1071678613993501" table:style-name="ce1">
            <text:p>-1,107167861</text:p>
          </table:table-cell>
          <table:table-cell office:value-type="float" office:value="0.30656321597212199" table:style-name="ce1">
            <text:p>0,306563216</text:p>
          </table:table-cell>
          <table:table-cell office:value-type="float" office:value="0.96612409587242898" table:style-name="ce1">
            <text:p>0,966124096</text:p>
          </table:table-cell>
          <table:table-cell office:value-type="float" office:value="-0.579930366645805" table:style-name="ce1">
            <text:p>-0,579930367</text:p>
          </table:table-cell>
          <table:table-cell office:value-type="float" office:value="0.394941018350838" table:style-name="ce1">
            <text:p>0,394941018</text:p>
          </table:table-cell>
          <table:table-cell office:value-type="float" office:value="-1.0913326874237801" table:style-name="ce1">
            <text:p>-1,091332687</text:p>
          </table:table-cell>
          <table:table-cell office:value-type="float" office:value="0.47395981802395898" table:style-name="ce1">
            <text:p>0,473959818</text:p>
          </table:table-cell>
          <table:table-cell office:value-type="float" office:value="-0.54823479127842001" table:style-name="ce1">
            <text:p>-0,548234791</text:p>
          </table:table-cell>
          <table:table-cell office:value-type="float" office:value="-0.96612409587242898" table:style-name="ce1">
            <text:p>-0,966124096</text:p>
          </table:table-cell>
          <table:table-cell office:value-type="float" office:value="-0.584305478523091" table:style-name="ce1">
            <text:p>-0,584305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187144430514803" table:style-name="ce1">
            <text:p>0,701871444</text:p>
          </table:table-cell>
          <table:table-cell office:value-type="float" office:value="0.95564488220218402" table:style-name="ce1">
            <text:p>0,955644882</text:p>
          </table:table-cell>
          <table:table-cell table:number-columns-repeated="16360"/>
        </table:table-row>
        <table:table-row table:style-name="ro1">
          <table:table-cell office:value-type="float" office:value="-1.13286685348183" table:style-name="ce1">
            <text:p>-1,132866853</text:p>
          </table:table-cell>
          <table:table-cell office:value-type="float" office:value="1.23145905644341" table:style-name="ce1">
            <text:p>1,231459056</text:p>
          </table:table-cell>
          <table:table-cell office:value-type="float" office:value="0" table:style-name="ce1">
            <text:p>0</text:p>
          </table:table-cell>
          <table:table-cell office:value-type="float" office:value="0.90958270362579297" table:style-name="ce1">
            <text:p>0,909582704</text:p>
          </table:table-cell>
          <table:table-cell office:value-type="float" office:value="-0.31006674828390901" table:style-name="ce1">
            <text:p>-0,310066748</text:p>
          </table:table-cell>
          <table:table-cell office:value-type="float" office:value="-0.592512487445641" table:style-name="ce1">
            <text:p>-0,592512487</text:p>
          </table:table-cell>
          <table:table-cell office:value-type="float" office:value="-0.45758704284691398" table:style-name="ce1">
            <text:p>-0,457587043</text:p>
          </table:table-cell>
          <table:table-cell office:value-type="float" office:value="-0.90958270362579297" table:style-name="ce1">
            <text:p>-0,909582704</text:p>
          </table:table-cell>
          <table:table-cell office:value-type="float" office:value="-1.62226022251362" table:style-name="ce1">
            <text:p>-1,622260223</text:p>
          </table:table-cell>
          <table:table-cell office:value-type="float" office:value="0.44383654499234199" table:style-name="ce1">
            <text:p>0,443836545</text:p>
          </table:table-cell>
          <table:table-cell office:value-type="float" office:value="3.3887257611747699E-3" table:style-name="ce1">
            <text:p>0,003388726</text:p>
          </table:table-cell>
          <table:table-cell office:value-type="float" office:value="-0.44130926983143298" table:style-name="ce1">
            <text:p>-0,44130927</text:p>
          </table:table-cell>
          <table:table-cell office:value-type="float" office:value="0.90958270362579297" table:style-name="ce1">
            <text:p>0,909582704</text:p>
          </table:table-cell>
          <table:table-cell office:value-type="float" office:value="-0.92824700610856203" table:style-name="ce1">
            <text:p>-0,928247006</text:p>
          </table:table-cell>
          <table:table-cell office:value-type="float" office:value="0.66365515009395304" table:style-name="ce1">
            <text:p>0,66365515</text:p>
          </table:table-cell>
          <table:table-cell office:value-type="float" office:value="-0.212228697570575" table:style-name="ce1">
            <text:p>-0,212228698</text:p>
          </table:table-cell>
          <table:table-cell office:value-type="float" office:value="0.31312261104919697" table:style-name="ce1">
            <text:p>0,313122611</text:p>
          </table:table-cell>
          <table:table-cell office:value-type="float" office:value="-0.60489410170956104" table:style-name="ce1">
            <text:p>-0,604894102</text:p>
          </table:table-cell>
          <table:table-cell office:value-type="float" office:value="-0.90958270362579297" table:style-name="ce1">
            <text:p>-0,909582704</text:p>
          </table:table-cell>
          <table:table-cell office:value-type="float" office:value="-1.0863847581847601" table:style-name="ce1">
            <text:p>-1,086384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3545122918999" table:style-name="ce1">
            <text:p>1,029354512</text:p>
          </table:table-cell>
          <table:table-cell office:value-type="float" office:value="0.11117415378690999" table:style-name="ce1">
            <text:p>0,111174154</text:p>
          </table:table-cell>
          <table:table-cell table:number-columns-repeated="16360"/>
        </table:table-row>
        <table:table-row table:style-name="ro1">
          <table:table-cell office:value-type="float" office:value="0.167618654780187" table:style-name="ce1">
            <text:p>0,167618655</text:p>
          </table:table-cell>
          <table:table-cell office:value-type="float" office:value="-1.80459412942846" table:style-name="ce1">
            <text:p>-1,804594129</text:p>
          </table:table-cell>
          <table:table-cell office:value-type="float" office:value="0" table:style-name="ce1">
            <text:p>0</text:p>
          </table:table-cell>
          <table:table-cell office:value-type="float" office:value="0.97912815488746496" table:style-name="ce1">
            <text:p>0,979128155</text:p>
          </table:table-cell>
          <table:table-cell office:value-type="float" office:value="-0.15149513669242501" table:style-name="ce1">
            <text:p>-0,151495137</text:p>
          </table:table-cell>
          <table:table-cell office:value-type="float" office:value="6.4227135288028994E-2" table:style-name="ce1">
            <text:p>0,064227135</text:p>
          </table:table-cell>
          <table:table-cell office:value-type="float" office:value="-1.7522204223681099" table:style-name="ce1">
            <text:p>-1,752220422</text:p>
          </table:table-cell>
          <table:table-cell office:value-type="float" office:value="-0.97912815488746496" table:style-name="ce1">
            <text:p>-0,979128155</text:p>
          </table:table-cell>
          <table:table-cell office:value-type="float" office:value="-1.8808704578267801" table:style-name="ce1">
            <text:p>-1,880870458</text:p>
          </table:table-cell>
          <table:table-cell office:value-type="float" office:value="1.00701026199235" table:style-name="ce1">
            <text:p>1,007010262</text:p>
          </table:table-cell>
          <table:table-cell office:value-type="float" office:value="-1.23510893181651" table:style-name="ce1">
            <text:p>-1,235108932</text:p>
          </table:table-cell>
          <table:table-cell office:value-type="float" office:value="1.25851750094548E-2" table:style-name="ce1">
            <text:p>0,012585175</text:p>
          </table:table-cell>
          <table:table-cell office:value-type="float" office:value="0.97912815488746496" table:style-name="ce1">
            <text:p>0,979128155</text:p>
          </table:table-cell>
          <table:table-cell office:value-type="float" office:value="-1.16516225129886" table:style-name="ce1">
            <text:p>-1,165162251</text:p>
          </table:table-cell>
          <table:table-cell office:value-type="float" office:value="1.0293786631616599" table:style-name="ce1">
            <text:p>1,029378663</text:p>
          </table:table-cell>
          <table:table-cell office:value-type="float" office:value="-0.77148096088597595" table:style-name="ce1">
            <text:p>-0,771480961</text:p>
          </table:table-cell>
          <table:table-cell office:value-type="float" office:value="0.35079147190369497" table:style-name="ce1">
            <text:p>0,350791472</text:p>
          </table:table-cell>
          <table:table-cell office:value-type="float" office:value="-0.59103406280098103" table:style-name="ce1">
            <text:p>-0,591034063</text:p>
          </table:table-cell>
          <table:table-cell office:value-type="float" office:value="-0.97912815488746496" table:style-name="ce1">
            <text:p>-0,979128155</text:p>
          </table:table-cell>
          <table:table-cell office:value-type="float" office:value="-0.33632965622195399" table:style-name="ce1">
            <text:p>-0,3363296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983798599753302" table:style-name="ce1">
            <text:p>0,289837986</text:p>
          </table:table-cell>
          <table:table-cell office:value-type="float" office:value="0.13198088498706201" table:style-name="ce1">
            <text:p>0,131980885</text:p>
          </table:table-cell>
          <table:table-cell table:number-columns-repeated="16360"/>
        </table:table-row>
        <table:table-row table:style-name="ro1">
          <table:table-cell office:value-type="float" office:value="0.18430577117852301" table:style-name="ce1">
            <text:p>0,184305771</text:p>
          </table:table-cell>
          <table:table-cell office:value-type="float" office:value="1.0651312879338899" table:style-name="ce1">
            <text:p>1,065131288</text:p>
          </table:table-cell>
          <table:table-cell office:value-type="float" office:value="0" table:style-name="ce1">
            <text:p>0</text:p>
          </table:table-cell>
          <table:table-cell office:value-type="float" office:value="1.05126990726777" table:style-name="ce1">
            <text:p>1,051269907</text:p>
          </table:table-cell>
          <table:table-cell office:value-type="float" office:value="-1.55840568476877E-2" table:style-name="ce1">
            <text:p>-0,015584057</text:p>
          </table:table-cell>
          <table:table-cell office:value-type="float" office:value="-0.113457803342046" table:style-name="ce1">
            <text:p>-0,113457803</text:p>
          </table:table-cell>
          <table:table-cell office:value-type="float" office:value="-0.81689391209649598" table:style-name="ce1">
            <text:p>-0,816893912</text:p>
          </table:table-cell>
          <table:table-cell office:value-type="float" office:value="-1.05126990726777" table:style-name="ce1">
            <text:p>-1,051269907</text:p>
          </table:table-cell>
          <table:table-cell office:value-type="float" office:value="-0.63561473976005201" table:style-name="ce1">
            <text:p>-0,63561474</text:p>
          </table:table-cell>
          <table:table-cell office:value-type="float" office:value="1.3949147876710699" table:style-name="ce1">
            <text:p>1,394914788</text:p>
          </table:table-cell>
          <table:table-cell office:value-type="float" office:value="-0.72849044498445303" table:style-name="ce1">
            <text:p>-0,728490445</text:p>
          </table:table-cell>
          <table:table-cell office:value-type="float" office:value="1.7749644829531001E-2" table:style-name="ce1">
            <text:p>0,017749645</text:p>
          </table:table-cell>
          <table:table-cell office:value-type="float" office:value="1.05126990726777" table:style-name="ce1">
            <text:p>1,051269907</text:p>
          </table:table-cell>
          <table:table-cell office:value-type="float" office:value="-0.72374819051571304" table:style-name="ce1">
            <text:p>-0,723748191</text:p>
          </table:table-cell>
          <table:table-cell office:value-type="float" office:value="1.6049701682339701" table:style-name="ce1">
            <text:p>1,604970168</text:p>
          </table:table-cell>
          <table:table-cell office:value-type="float" office:value="-1.0838317331667999" table:style-name="ce1">
            <text:p>-1,083831733</text:p>
          </table:table-cell>
          <table:table-cell office:value-type="float" office:value="0.39090066117994998" table:style-name="ce1">
            <text:p>0,390900661</text:p>
          </table:table-cell>
          <table:table-cell office:value-type="float" office:value="-0.44394699933701798" table:style-name="ce1">
            <text:p>-0,443946999</text:p>
          </table:table-cell>
          <table:table-cell office:value-type="float" office:value="-1.05126990726777" table:style-name="ce1">
            <text:p>-1,051269907</text:p>
          </table:table-cell>
          <table:table-cell office:value-type="float" office:value="-0.227798219081499" table:style-name="ce1">
            <text:p>-0,227798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450157230008599E-2" table:style-name="ce1">
            <text:p>-0,024450157</text:p>
          </table:table-cell>
          <table:table-cell office:value-type="float" office:value="1.4160811955680299" table:style-name="ce1">
            <text:p>1,416081196</text:p>
          </table:table-cell>
          <table:table-cell table:number-columns-repeated="16360"/>
        </table:table-row>
        <table:table-row table:style-name="ro1">
          <table:table-cell office:value-type="float" office:value="-0.59733803936369401" table:style-name="ce1">
            <text:p>-0,597338039</text:p>
          </table:table-cell>
          <table:table-cell office:value-type="float" office:value="-0.31625700925426498" table:style-name="ce1">
            <text:p>-0,316257009</text:p>
          </table:table-cell>
          <table:table-cell office:value-type="float" office:value="0" table:style-name="ce1">
            <text:p>0</text:p>
          </table:table-cell>
          <table:table-cell office:value-type="float" office:value="1.0863641778803701" table:style-name="ce1">
            <text:p>1,086364178</text:p>
          </table:table-cell>
          <table:table-cell office:value-type="float" office:value="-1.1926899793112899" table:style-name="ce1">
            <text:p>-1,192689979</text:p>
          </table:table-cell>
          <table:table-cell office:value-type="float" office:value="-0.72266753942464301" table:style-name="ce1">
            <text:p>-0,722667539</text:p>
          </table:table-cell>
          <table:table-cell office:value-type="float" office:value="-1.4604373627901801" table:style-name="ce1">
            <text:p>-1,460437363</text:p>
          </table:table-cell>
          <table:table-cell office:value-type="float" office:value="-1.0863641778803701" table:style-name="ce1">
            <text:p>-1,086364178</text:p>
          </table:table-cell>
          <table:table-cell office:value-type="float" office:value="0.22804421432486799" table:style-name="ce1">
            <text:p>0,228044214</text:p>
          </table:table-cell>
          <table:table-cell office:value-type="float" office:value="0.48564233258932399" table:style-name="ce1">
            <text:p>0,485642333</text:p>
          </table:table-cell>
          <table:table-cell office:value-type="float" office:value="-0.54005130033253801" table:style-name="ce1">
            <text:p>-0,5400513</text:p>
          </table:table-cell>
          <table:table-cell office:value-type="float" office:value="0.40194117879318397" table:style-name="ce1">
            <text:p>0,401941179</text:p>
          </table:table-cell>
          <table:table-cell office:value-type="float" office:value="1.0863641778803701" table:style-name="ce1">
            <text:p>1,086364178</text:p>
          </table:table-cell>
          <table:table-cell office:value-type="float" office:value="-0.79322101558878499" table:style-name="ce1">
            <text:p>-0,793221016</text:p>
          </table:table-cell>
          <table:table-cell office:value-type="float" office:value="1.47435626042919" table:style-name="ce1">
            <text:p>1,47435626</text:p>
          </table:table-cell>
          <table:table-cell office:value-type="float" office:value="-1.17836953310273" table:style-name="ce1">
            <text:p>-1,178369533</text:p>
          </table:table-cell>
          <table:table-cell office:value-type="float" office:value="0.25738394060338199" table:style-name="ce1">
            <text:p>0,257383941</text:p>
          </table:table-cell>
          <table:table-cell office:value-type="float" office:value="-0.48586151994495602" table:style-name="ce1">
            <text:p>-0,48586152</text:p>
          </table:table-cell>
          <table:table-cell office:value-type="float" office:value="-1.0863641778803701" table:style-name="ce1">
            <text:p>-1,086364178</text:p>
          </table:table-cell>
          <table:table-cell office:value-type="float" office:value="-0.13564775538187801" table:style-name="ce1">
            <text:p>-0,135647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772389565242598" table:style-name="ce1">
            <text:p>0,687723896</text:p>
          </table:table-cell>
          <table:table-cell office:value-type="float" office:value="0.86117245933708197" table:style-name="ce1">
            <text:p>0,861172459</text:p>
          </table:table-cell>
          <table:table-cell table:number-columns-repeated="16360"/>
        </table:table-row>
        <table:table-row table:style-name="ro1">
          <table:table-cell office:value-type="float" office:value="-0.81606779523116402" table:style-name="ce1">
            <text:p>-0,816067795</text:p>
          </table:table-cell>
          <table:table-cell office:value-type="float" office:value="-0.78442603522459797" table:style-name="ce1">
            <text:p>-0,784426035</text:p>
          </table:table-cell>
          <table:table-cell office:value-type="float" office:value="0" table:style-name="ce1">
            <text:p>0</text:p>
          </table:table-cell>
          <table:table-cell office:value-type="float" office:value="1.05037411088551" table:style-name="ce1">
            <text:p>1,050374111</text:p>
          </table:table-cell>
          <table:table-cell office:value-type="float" office:value="-1.0627541796557101" table:style-name="ce1">
            <text:p>-1,06275418</text:p>
          </table:table-cell>
          <table:table-cell office:value-type="float" office:value="-0.82284024308930703" table:style-name="ce1">
            <text:p>-0,822840243</text:p>
          </table:table-cell>
          <table:table-cell office:value-type="float" office:value="-1.24244045190367" table:style-name="ce1">
            <text:p>-1,242440452</text:p>
          </table:table-cell>
          <table:table-cell office:value-type="float" office:value="-1.05037411088551" table:style-name="ce1">
            <text:p>-1,050374111</text:p>
          </table:table-cell>
          <table:table-cell office:value-type="float" office:value="-1.60072634193704E-2" table:style-name="ce1">
            <text:p>-0,016007263</text:p>
          </table:table-cell>
          <table:table-cell office:value-type="float" office:value="0.85521776650471804" table:style-name="ce1">
            <text:p>0,855217767</text:p>
          </table:table-cell>
          <table:table-cell office:value-type="float" office:value="-0.92236314951819098" table:style-name="ce1">
            <text:p>-0,92236315</text:p>
          </table:table-cell>
          <table:table-cell office:value-type="float" office:value="4.5638433892967303E-2" table:style-name="ce1">
            <text:p>0,045638434</text:p>
          </table:table-cell>
          <table:table-cell office:value-type="float" office:value="1.05037411088551" table:style-name="ce1">
            <text:p>1,050374111</text:p>
          </table:table-cell>
          <table:table-cell office:value-type="float" office:value="-0.77510264853737798" table:style-name="ce1">
            <text:p>-0,775102649</text:p>
          </table:table-cell>
          <table:table-cell office:value-type="float" office:value="0.87572186674784003" table:style-name="ce1">
            <text:p>0,875721867</text:p>
          </table:table-cell>
          <table:table-cell office:value-type="float" office:value="-0.77466338971951998" table:style-name="ce1">
            <text:p>-0,77466339</text:p>
          </table:table-cell>
          <table:table-cell office:value-type="float" office:value="0.41958384129607701" table:style-name="ce1">
            <text:p>0,419583841</text:p>
          </table:table-cell>
          <table:table-cell office:value-type="float" office:value="0.15607399550545101" table:style-name="ce1">
            <text:p>0,156073996</text:p>
          </table:table-cell>
          <table:table-cell office:value-type="float" office:value="-1.05037411088551" table:style-name="ce1">
            <text:p>-1,050374111</text:p>
          </table:table-cell>
          <table:table-cell office:value-type="float" office:value="-7.9018303499213599E-2" table:style-name="ce1">
            <text:p>-0,0790183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329110843568" table:style-name="ce1">
            <text:p>1,063291108</text:p>
          </table:table-cell>
          <table:table-cell office:value-type="float" office:value="0.16043772939959799" table:style-name="ce1">
            <text:p>0,160437729</text:p>
          </table:table-cell>
          <table:table-cell table:number-columns-repeated="16360"/>
        </table:table-row>
        <table:table-row table:style-name="ro1">
          <table:table-cell office:value-type="float" office:value="-0.961438034451501" table:style-name="ce1">
            <text:p>-0,961438034</text:p>
          </table:table-cell>
          <table:table-cell office:value-type="float" office:value="0.114495879301727" table:style-name="ce1">
            <text:p>0,114495879</text:p>
          </table:table-cell>
          <table:table-cell office:value-type="float" office:value="0" table:style-name="ce1">
            <text:p>0</text:p>
          </table:table-cell>
          <table:table-cell office:value-type="float" office:value="1.0636257642181099" table:style-name="ce1">
            <text:p>1,063625764</text:p>
          </table:table-cell>
          <table:table-cell office:value-type="float" office:value="-0.49370631586748598" table:style-name="ce1">
            <text:p>-0,493706316</text:p>
          </table:table-cell>
          <table:table-cell office:value-type="float" office:value="-0.25938006233727101" table:style-name="ce1">
            <text:p>-0,259380062</text:p>
          </table:table-cell>
          <table:table-cell office:value-type="float" office:value="-1.74357937097676" table:style-name="ce1">
            <text:p>-1,743579371</text:p>
          </table:table-cell>
          <table:table-cell office:value-type="float" office:value="-1.0636257642181099" table:style-name="ce1">
            <text:p>-1,063625764</text:p>
          </table:table-cell>
          <table:table-cell office:value-type="float" office:value="0.16476084863745899" table:style-name="ce1">
            <text:p>0,164760849</text:p>
          </table:table-cell>
          <table:table-cell office:value-type="float" office:value="0.94693620037105597" table:style-name="ce1">
            <text:p>0,9469362</text:p>
          </table:table-cell>
          <table:table-cell office:value-type="float" office:value="-1.8760438769805901" table:style-name="ce1">
            <text:p>-1,876043877</text:p>
          </table:table-cell>
          <table:table-cell office:value-type="float" office:value="0.53212512946790702" table:style-name="ce1">
            <text:p>0,532125129</text:p>
          </table:table-cell>
          <table:table-cell office:value-type="float" office:value="1.0636257642181099" table:style-name="ce1">
            <text:p>1,063625764</text:p>
          </table:table-cell>
          <table:table-cell office:value-type="float" office:value="-0.66735970389855603" table:style-name="ce1">
            <text:p>-0,667359704</text:p>
          </table:table-cell>
          <table:table-cell office:value-type="float" office:value="1.37856296313531" table:style-name="ce1">
            <text:p>1,378562963</text:p>
          </table:table-cell>
          <table:table-cell office:value-type="float" office:value="-0.89082274242891701" table:style-name="ce1">
            <text:p>-0,890822742</text:p>
          </table:table-cell>
          <table:table-cell office:value-type="float" office:value="0.78671273042630896" table:style-name="ce1">
            <text:p>0,78671273</text:p>
          </table:table-cell>
          <table:table-cell office:value-type="float" office:value="-0.84676938993419804" table:style-name="ce1">
            <text:p>-0,84676939</text:p>
          </table:table-cell>
          <table:table-cell office:value-type="float" office:value="-1.0636257642181099" table:style-name="ce1">
            <text:p>-1,063625764</text:p>
          </table:table-cell>
          <table:table-cell office:value-type="float" office:value="-0.26759605944657899" table:style-name="ce1">
            <text:p>-0,267596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54442381319599" table:style-name="ce1">
            <text:p>1,005444238</text:p>
          </table:table-cell>
          <table:table-cell office:value-type="float" office:value="0.11309928538849801" table:style-name="ce1">
            <text:p>0,113099285</text:p>
          </table:table-cell>
          <table:table-cell table:number-columns-repeated="16360"/>
        </table:table-row>
        <table:table-row table:style-name="ro1">
          <table:table-cell office:value-type="float" office:value="-0.53839090462540096" table:style-name="ce1">
            <text:p>-0,538390905</text:p>
          </table:table-cell>
          <table:table-cell office:value-type="float" office:value="0.85725279146131494" table:style-name="ce1">
            <text:p>0,857252791</text:p>
          </table:table-cell>
          <table:table-cell office:value-type="float" office:value="0" table:style-name="ce1">
            <text:p>0</text:p>
          </table:table-cell>
          <table:table-cell office:value-type="float" office:value="1.0675755915326299" table:style-name="ce1">
            <text:p>1,067575592</text:p>
          </table:table-cell>
          <table:table-cell office:value-type="float" office:value="-1.2605271868064301" table:style-name="ce1">
            <text:p>-1,260527187</text:p>
          </table:table-cell>
          <table:table-cell office:value-type="float" office:value="-1.22441928577193" table:style-name="ce1">
            <text:p>-1,224419286</text:p>
          </table:table-cell>
          <table:table-cell office:value-type="float" office:value="-0.53988371384851597" table:style-name="ce1">
            <text:p>-0,539883714</text:p>
          </table:table-cell>
          <table:table-cell office:value-type="float" office:value="-1.0675755915326299" table:style-name="ce1">
            <text:p>-1,067575592</text:p>
          </table:table-cell>
          <table:table-cell office:value-type="float" office:value="0.909731875562097" table:style-name="ce1">
            <text:p>0,909731876</text:p>
          </table:table-cell>
          <table:table-cell office:value-type="float" office:value="1.1707442951293201" table:style-name="ce1">
            <text:p>1,170744295</text:p>
          </table:table-cell>
          <table:table-cell office:value-type="float" office:value="-1.37249323673781" table:style-name="ce1">
            <text:p>-1,372493237</text:p>
          </table:table-cell>
          <table:table-cell office:value-type="float" office:value="0.354968732183154" table:style-name="ce1">
            <text:p>0,354968732</text:p>
          </table:table-cell>
          <table:table-cell office:value-type="float" office:value="1.0675755915326299" table:style-name="ce1">
            <text:p>1,067575592</text:p>
          </table:table-cell>
          <table:table-cell office:value-type="float" office:value="-0.66384891773856403" table:style-name="ce1">
            <text:p>-0,663848918</text:p>
          </table:table-cell>
          <table:table-cell office:value-type="float" office:value="1.1488277827778099" table:style-name="ce1">
            <text:p>1,148827783</text:p>
          </table:table-cell>
          <table:table-cell office:value-type="float" office:value="-0.76626344069245" table:style-name="ce1">
            <text:p>-0,766263441</text:p>
          </table:table-cell>
          <table:table-cell office:value-type="float" office:value="0.37335279242240499" table:style-name="ce1">
            <text:p>0,373352792</text:p>
          </table:table-cell>
          <table:table-cell office:value-type="float" office:value="-0.70559599118429805" table:style-name="ce1">
            <text:p>-0,705595991</text:p>
          </table:table-cell>
          <table:table-cell office:value-type="float" office:value="-1.0675755915326299" table:style-name="ce1">
            <text:p>-1,067575592</text:p>
          </table:table-cell>
          <table:table-cell office:value-type="float" office:value="-0.539167903977532" table:style-name="ce1">
            <text:p>-0,5391679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61678965895301" table:style-name="ce1">
            <text:p>1,086167897</text:p>
          </table:table-cell>
          <table:table-cell office:value-type="float" office:value="0.65539453438142703" table:style-name="ce1">
            <text:p>0,655394534</text:p>
          </table:table-cell>
          <table:table-cell table:number-columns-repeated="16360"/>
        </table:table-row>
        <table:table-row table:style-name="ro1">
          <table:table-cell office:value-type="float" office:value="-1.00198270755706" table:style-name="ce1">
            <text:p>-1,001982708</text:p>
          </table:table-cell>
          <table:table-cell office:value-type="float" office:value="0.79891547874017899" table:style-name="ce1">
            <text:p>0,798915479</text:p>
          </table:table-cell>
          <table:table-cell office:value-type="float" office:value="0" table:style-name="ce1">
            <text:p>0</text:p>
          </table:table-cell>
          <table:table-cell office:value-type="float" office:value="1.03930650652856" table:style-name="ce1">
            <text:p>1,039306507</text:p>
          </table:table-cell>
          <table:table-cell office:value-type="float" office:value="-1.4154505429293101" table:style-name="ce1">
            <text:p>-1,415450543</text:p>
          </table:table-cell>
          <table:table-cell office:value-type="float" office:value="-0.50810614764116802" table:style-name="ce1">
            <text:p>-0,508106148</text:p>
          </table:table-cell>
          <table:table-cell office:value-type="float" office:value="-0.37710712124347401" table:style-name="ce1">
            <text:p>-0,377107121</text:p>
          </table:table-cell>
          <table:table-cell office:value-type="float" office:value="-1.03930650652856" table:style-name="ce1">
            <text:p>-1,039306507</text:p>
          </table:table-cell>
          <table:table-cell office:value-type="float" office:value="-0.487732420764104" table:style-name="ce1">
            <text:p>-0,487732421</text:p>
          </table:table-cell>
          <table:table-cell office:value-type="float" office:value="0.53982081250638703" table:style-name="ce1">
            <text:p>0,539820813</text:p>
          </table:table-cell>
          <table:table-cell office:value-type="float" office:value="-1.14402818300089" table:style-name="ce1">
            <text:p>-1,144028183</text:p>
          </table:table-cell>
          <table:table-cell office:value-type="float" office:value="9.3663010945517003E-2" table:style-name="ce1">
            <text:p>0,093663011</text:p>
          </table:table-cell>
          <table:table-cell office:value-type="float" office:value="1.03930650652856" table:style-name="ce1">
            <text:p>1,039306507</text:p>
          </table:table-cell>
          <table:table-cell office:value-type="float" office:value="-0.716159201780041" table:style-name="ce1">
            <text:p>-0,716159202</text:p>
          </table:table-cell>
          <table:table-cell office:value-type="float" office:value="0.88693337939514805" table:style-name="ce1">
            <text:p>0,886933379</text:p>
          </table:table-cell>
          <table:table-cell office:value-type="float" office:value="-0.59059716339683499" table:style-name="ce1">
            <text:p>-0,590597163</text:p>
          </table:table-cell>
          <table:table-cell office:value-type="float" office:value="0.62195492189872803" table:style-name="ce1">
            <text:p>0,621954922</text:p>
          </table:table-cell>
          <table:table-cell office:value-type="float" office:value="-0.14904460042164699" table:style-name="ce1">
            <text:p>-0,1490446</text:p>
          </table:table-cell>
          <table:table-cell office:value-type="float" office:value="-1.03930650652856" table:style-name="ce1">
            <text:p>-1,039306507</text:p>
          </table:table-cell>
          <table:table-cell office:value-type="float" office:value="-0.92644343030576004" table:style-name="ce1">
            <text:p>-0,92644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235648758147995" table:style-name="ce1">
            <text:p>0,952356488</text:p>
          </table:table-cell>
          <table:table-cell office:value-type="float" office:value="-0.23534952348266899" table:style-name="ce1">
            <text:p>-0,235349523</text:p>
          </table:table-cell>
          <table:table-cell table:number-columns-repeated="16360"/>
        </table:table-row>
        <table:table-row table:style-name="ro1">
          <table:table-cell office:value-type="float" office:value="0.41561946917609599" table:style-name="ce1">
            <text:p>0,415619469</text:p>
          </table:table-cell>
          <table:table-cell office:value-type="float" office:value="-1.3694150318746701" table:style-name="ce1">
            <text:p>-1,369415032</text:p>
          </table:table-cell>
          <table:table-cell office:value-type="float" office:value="0" table:style-name="ce1">
            <text:p>0</text:p>
          </table:table-cell>
          <table:table-cell office:value-type="float" office:value="1.0778725722579601" table:style-name="ce1">
            <text:p>1,077872572</text:p>
          </table:table-cell>
          <table:table-cell office:value-type="float" office:value="-1.10993906978081" table:style-name="ce1">
            <text:p>-1,10993907</text:p>
          </table:table-cell>
          <table:table-cell office:value-type="float" office:value="-0.87770180217589699" table:style-name="ce1">
            <text:p>-0,877701802</text:p>
          </table:table-cell>
          <table:table-cell office:value-type="float" office:value="-0.45940623983207801" table:style-name="ce1">
            <text:p>-0,45940624</text:p>
          </table:table-cell>
          <table:table-cell office:value-type="float" office:value="-1.0778725722579601" table:style-name="ce1">
            <text:p>-1,077872572</text:p>
          </table:table-cell>
          <table:table-cell office:value-type="float" office:value="-0.60068439989800404" table:style-name="ce1">
            <text:p>-0,6006844</text:p>
          </table:table-cell>
          <table:table-cell office:value-type="float" office:value="0.70843763123853098" table:style-name="ce1">
            <text:p>0,708437631</text:p>
          </table:table-cell>
          <table:table-cell office:value-type="float" office:value="-0.49068292240657302" table:style-name="ce1">
            <text:p>-0,490682922</text:p>
          </table:table-cell>
          <table:table-cell office:value-type="float" office:value="-0.20049465242672501" table:style-name="ce1">
            <text:p>-0,200494652</text:p>
          </table:table-cell>
          <table:table-cell office:value-type="float" office:value="1.0778725722579601" table:style-name="ce1">
            <text:p>1,077872572</text:p>
          </table:table-cell>
          <table:table-cell office:value-type="float" office:value="-1.1085268925518399" table:style-name="ce1">
            <text:p>-1,108526893</text:p>
          </table:table-cell>
          <table:table-cell office:value-type="float" office:value="1.4406106564163801" table:style-name="ce1">
            <text:p>1,440610656</text:p>
          </table:table-cell>
          <table:table-cell office:value-type="float" office:value="-0.64182090959784299" table:style-name="ce1">
            <text:p>-0,64182091</text:p>
          </table:table-cell>
          <table:table-cell office:value-type="float" office:value="0.16404535026360101" table:style-name="ce1">
            <text:p>0,16404535</text:p>
          </table:table-cell>
          <table:table-cell office:value-type="float" office:value="-0.30139731543813097" table:style-name="ce1">
            <text:p>-0,301397315</text:p>
          </table:table-cell>
          <table:table-cell office:value-type="float" office:value="-1.0778725722579601" table:style-name="ce1">
            <text:p>-1,077872572</text:p>
          </table:table-cell>
          <table:table-cell office:value-type="float" office:value="-0.18592631481889799" table:style-name="ce1">
            <text:p>-0,1859263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289723008960697" table:style-name="ce1">
            <text:p>0,51289723</text:p>
          </table:table-cell>
          <table:table-cell office:value-type="float" office:value="0.26198057004274" table:style-name="ce1">
            <text:p>0,26198057</text:p>
          </table:table-cell>
          <table:table-cell table:number-columns-repeated="16360"/>
        </table:table-row>
        <table:table-row table:style-name="ro1">
          <table:table-cell office:value-type="float" office:value="0.46125695040368597" table:style-name="ce1">
            <text:p>0,46125695</text:p>
          </table:table-cell>
          <table:table-cell office:value-type="float" office:value="-0.181235154776173" table:style-name="ce1">
            <text:p>-0,181235155</text:p>
          </table:table-cell>
          <table:table-cell office:value-type="float" office:value="0" table:style-name="ce1">
            <text:p>0</text:p>
          </table:table-cell>
          <table:table-cell office:value-type="float" office:value="1.0793308396990899" table:style-name="ce1">
            <text:p>1,07933084</text:p>
          </table:table-cell>
          <table:table-cell office:value-type="float" office:value="-0.29719939547993701" table:style-name="ce1">
            <text:p>-0,297199395</text:p>
          </table:table-cell>
          <table:table-cell office:value-type="float" office:value="-0.91931005635595497" table:style-name="ce1">
            <text:p>-0,919310056</text:p>
          </table:table-cell>
          <table:table-cell office:value-type="float" office:value="-1.14596793475148" table:style-name="ce1">
            <text:p>-1,145967935</text:p>
          </table:table-cell>
          <table:table-cell office:value-type="float" office:value="-1.0793308396990899" table:style-name="ce1">
            <text:p>-1,07933084</text:p>
          </table:table-cell>
          <table:table-cell office:value-type="float" office:value="-0.53546267877772002" table:style-name="ce1">
            <text:p>-0,535462679</text:p>
          </table:table-cell>
          <table:table-cell office:value-type="float" office:value="0.83267555861114895" table:style-name="ce1">
            <text:p>0,832675559</text:p>
          </table:table-cell>
          <table:table-cell office:value-type="float" office:value="-0.68371817519276601" table:style-name="ce1">
            <text:p>-0,683718175</text:p>
          </table:table-cell>
          <table:table-cell office:value-type="float" office:value="0.37277280631102699" table:style-name="ce1">
            <text:p>0,372772806</text:p>
          </table:table-cell>
          <table:table-cell office:value-type="float" office:value="1.0793308396990899" table:style-name="ce1">
            <text:p>1,07933084</text:p>
          </table:table-cell>
          <table:table-cell office:value-type="float" office:value="-9.1625164489353095E-2" table:style-name="ce1">
            <text:p>-0,091625164</text:p>
          </table:table-cell>
          <table:table-cell office:value-type="float" office:value="0.35615478476010998" table:style-name="ce1">
            <text:p>0,356154785</text:p>
          </table:table-cell>
          <table:table-cell office:value-type="float" office:value="-0.98912178346184498" table:style-name="ce1">
            <text:p>-0,989121783</text:p>
          </table:table-cell>
          <table:table-cell office:value-type="float" office:value="0.30205781348626698" table:style-name="ce1">
            <text:p>0,302057813</text:p>
          </table:table-cell>
          <table:table-cell office:value-type="float" office:value="-1.1797155035409499" table:style-name="ce1">
            <text:p>-1,179715504</text:p>
          </table:table-cell>
          <table:table-cell office:value-type="float" office:value="-1.0793308396990899" table:style-name="ce1">
            <text:p>-1,07933084</text:p>
          </table:table-cell>
          <table:table-cell office:value-type="float" office:value="4.8589065198529097E-2" table:style-name="ce1">
            <text:p>0,048589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48635974526501" table:style-name="ce1">
            <text:p>1,014863597</text:p>
          </table:table-cell>
          <table:table-cell office:value-type="float" office:value="0.64640800217709804" table:style-name="ce1">
            <text:p>0,646408002</text:p>
          </table:table-cell>
          <table:table-cell table:number-columns-repeated="16360"/>
        </table:table-row>
        <table:table-row table:style-name="ro1">
          <table:table-cell office:value-type="float" office:value="0.224352607753564" table:style-name="ce1">
            <text:p>0,224352608</text:p>
          </table:table-cell>
          <table:table-cell office:value-type="float" office:value="-2.2729170260616501E-2" table:style-name="ce1">
            <text:p>-0,02272917</text:p>
          </table:table-cell>
          <table:table-cell office:value-type="float" office:value="0" table:style-name="ce1">
            <text:p>0</text:p>
          </table:table-cell>
          <table:table-cell office:value-type="float" office:value="1.11024010197536" table:style-name="ce1">
            <text:p>1,110240102</text:p>
          </table:table-cell>
          <table:table-cell office:value-type="float" office:value="-0.75308041938679104" table:style-name="ce1">
            <text:p>-0,753080419</text:p>
          </table:table-cell>
          <table:table-cell office:value-type="float" office:value="-1.15498831875146" table:style-name="ce1">
            <text:p>-1,154988319</text:p>
          </table:table-cell>
          <table:table-cell office:value-type="float" office:value="-0.86052017516969004" table:style-name="ce1">
            <text:p>-0,860520175</text:p>
          </table:table-cell>
          <table:table-cell office:value-type="float" office:value="-1.11024010197536" table:style-name="ce1">
            <text:p>-1,110240102</text:p>
          </table:table-cell>
          <table:table-cell office:value-type="float" office:value="-1.9557553156126899" table:style-name="ce1">
            <text:p>-1,955755316</text:p>
          </table:table-cell>
          <table:table-cell office:value-type="float" office:value="1.0640827187448501" table:style-name="ce1">
            <text:p>1,064082719</text:p>
          </table:table-cell>
          <table:table-cell office:value-type="float" office:value="-0.99894067850379697" table:style-name="ce1">
            <text:p>-0,998940679</text:p>
          </table:table-cell>
          <table:table-cell office:value-type="float" office:value="0.51122962071137001" table:style-name="ce1">
            <text:p>0,511229621</text:p>
          </table:table-cell>
          <table:table-cell office:value-type="float" office:value="1.11024010197536" table:style-name="ce1">
            <text:p>1,110240102</text:p>
          </table:table-cell>
          <table:table-cell office:value-type="float" office:value="-0.93935535663764202" table:style-name="ce1">
            <text:p>-0,939355357</text:p>
          </table:table-cell>
          <table:table-cell office:value-type="float" office:value="1.41043366672015" table:style-name="ce1">
            <text:p>1,410433667</text:p>
          </table:table-cell>
          <table:table-cell office:value-type="float" office:value="-0.25935990847288098" table:style-name="ce1">
            <text:p>-0,259359908</text:p>
          </table:table-cell>
          <table:table-cell office:value-type="float" office:value="0.29821345068079702" table:style-name="ce1">
            <text:p>0,298213451</text:p>
          </table:table-cell>
          <table:table-cell office:value-type="float" office:value="-0.843317507035523" table:style-name="ce1">
            <text:p>-0,843317507</text:p>
          </table:table-cell>
          <table:table-cell office:value-type="float" office:value="-1.11024010197536" table:style-name="ce1">
            <text:p>-1,110240102</text:p>
          </table:table-cell>
          <table:table-cell office:value-type="float" office:value="-0.12569256755758201" table:style-name="ce1">
            <text:p>-0,125692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854431668776498" table:style-name="ce1">
            <text:p>0,348544317</text:p>
          </table:table-cell>
          <table:table-cell office:value-type="float" office:value="0.60979675079001106" table:style-name="ce1">
            <text:p>0,609796751</text:p>
          </table:table-cell>
          <table:table-cell table:number-columns-repeated="16360"/>
        </table:table-row>
        <table:table-row table:style-name="ro1">
          <table:table-cell office:value-type="float" office:value="0.18418981616631" table:style-name="ce1">
            <text:p>0,184189816</text:p>
          </table:table-cell>
          <table:table-cell office:value-type="float" office:value="-0.83928993425264797" table:style-name="ce1">
            <text:p>-0,839289934</text:p>
          </table:table-cell>
          <table:table-cell office:value-type="float" office:value="0" table:style-name="ce1">
            <text:p>0</text:p>
          </table:table-cell>
          <table:table-cell office:value-type="float" office:value="1.1436122002370801" table:style-name="ce1">
            <text:p>1,1436122</text:p>
          </table:table-cell>
          <table:table-cell office:value-type="float" office:value="-1.3909348257107399" table:style-name="ce1">
            <text:p>-1,390934826</text:p>
          </table:table-cell>
          <table:table-cell office:value-type="float" office:value="-8.3896820962421296E-3" table:style-name="ce1">
            <text:p>-0,008389682</text:p>
          </table:table-cell>
          <table:table-cell office:value-type="float" office:value="-1.3872396036930099" table:style-name="ce1">
            <text:p>-1,387239604</text:p>
          </table:table-cell>
          <table:table-cell office:value-type="float" office:value="-1.1436122002370801" table:style-name="ce1">
            <text:p>-1,1436122</text:p>
          </table:table-cell>
          <table:table-cell office:value-type="float" office:value="-0.65694200039855999" table:style-name="ce1">
            <text:p>-0,656942</text:p>
          </table:table-cell>
          <table:table-cell office:value-type="float" office:value="1.3354044506798199" table:style-name="ce1">
            <text:p>1,335404451</text:p>
          </table:table-cell>
          <table:table-cell office:value-type="float" office:value="-1.28183184629858" table:style-name="ce1">
            <text:p>-1,281831846</text:p>
          </table:table-cell>
          <table:table-cell office:value-type="float" office:value="0.395890082720673" table:style-name="ce1">
            <text:p>0,395890083</text:p>
          </table:table-cell>
          <table:table-cell office:value-type="float" office:value="1.1436122002370801" table:style-name="ce1">
            <text:p>1,1436122</text:p>
          </table:table-cell>
          <table:table-cell office:value-type="float" office:value="-1.0819880601902301" table:style-name="ce1">
            <text:p>-1,08198806</text:p>
          </table:table-cell>
          <table:table-cell office:value-type="float" office:value="1.79275785577129" table:style-name="ce1">
            <text:p>1,792757856</text:p>
          </table:table-cell>
          <table:table-cell office:value-type="float" office:value="-1.4299939800046499" table:style-name="ce1">
            <text:p>-1,42999398</text:p>
          </table:table-cell>
          <table:table-cell office:value-type="float" office:value="0.33053294168649699" table:style-name="ce1">
            <text:p>0,330532942</text:p>
          </table:table-cell>
          <table:table-cell office:value-type="float" office:value="-0.26206405964770701" table:style-name="ce1">
            <text:p>-0,26206406</text:p>
          </table:table-cell>
          <table:table-cell office:value-type="float" office:value="-1.1436122002370801" table:style-name="ce1">
            <text:p>-1,1436122</text:p>
          </table:table-cell>
          <table:table-cell office:value-type="float" office:value="-0.58975197615868702" table:style-name="ce1">
            <text:p>-0,589751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522955107490003" table:style-name="ce1">
            <text:p>0,565229551</text:p>
          </table:table-cell>
          <table:table-cell office:value-type="float" office:value="1.0284875621509" table:style-name="ce1">
            <text:p>1,028487562</text:p>
          </table:table-cell>
          <table:table-cell table:number-columns-repeated="16360"/>
        </table:table-row>
        <table:table-row table:style-name="ro1">
          <table:table-cell office:value-type="float" office:value="-1.0086721090342801" table:style-name="ce1">
            <text:p>-1,008672109</text:p>
          </table:table-cell>
          <table:table-cell office:value-type="float" office:value="-0.181657246337001" table:style-name="ce1">
            <text:p>-0,181657246</text:p>
          </table:table-cell>
          <table:table-cell office:value-type="float" office:value="0" table:style-name="ce1">
            <text:p>0</text:p>
          </table:table-cell>
          <table:table-cell office:value-type="float" office:value="1.1280378013975301" table:style-name="ce1">
            <text:p>1,128037801</text:p>
          </table:table-cell>
          <table:table-cell office:value-type="float" office:value="-0.80659807954292595" table:style-name="ce1">
            <text:p>-0,80659808</text:p>
          </table:table-cell>
          <table:table-cell office:value-type="float" office:value="-0.46132066877445099" table:style-name="ce1">
            <text:p>-0,461320669</text:p>
          </table:table-cell>
          <table:table-cell office:value-type="float" office:value="-1.19973547434292" table:style-name="ce1">
            <text:p>-1,199735474</text:p>
          </table:table-cell>
          <table:table-cell office:value-type="float" office:value="-1.1280378013975301" table:style-name="ce1">
            <text:p>-1,128037801</text:p>
          </table:table-cell>
          <table:table-cell office:value-type="float" office:value="-0.77240364458277" table:style-name="ce1">
            <text:p>-0,772403645</text:p>
          </table:table-cell>
          <table:table-cell office:value-type="float" office:value="0.87797106070023301" table:style-name="ce1">
            <text:p>0,877971061</text:p>
          </table:table-cell>
          <table:table-cell office:value-type="float" office:value="-0.91111529650124801" table:style-name="ce1">
            <text:p>-0,911115297</text:p>
          </table:table-cell>
          <table:table-cell office:value-type="float" office:value="0.72698810795526903" table:style-name="ce1">
            <text:p>0,726988108</text:p>
          </table:table-cell>
          <table:table-cell office:value-type="float" office:value="1.1280378013975301" table:style-name="ce1">
            <text:p>1,128037801</text:p>
          </table:table-cell>
          <table:table-cell office:value-type="float" office:value="-0.49765546197728799" table:style-name="ce1">
            <text:p>-0,497655462</text:p>
          </table:table-cell>
          <table:table-cell office:value-type="float" office:value="1.1053172290667099" table:style-name="ce1">
            <text:p>1,105317229</text:p>
          </table:table-cell>
          <table:table-cell office:value-type="float" office:value="-1.5321699320280699" table:style-name="ce1">
            <text:p>-1,532169932</text:p>
          </table:table-cell>
          <table:table-cell office:value-type="float" office:value="0.68944605527873903" table:style-name="ce1">
            <text:p>0,689446055</text:p>
          </table:table-cell>
          <table:table-cell office:value-type="float" office:value="0.20471689025220999" table:style-name="ce1">
            <text:p>0,20471689</text:p>
          </table:table-cell>
          <table:table-cell office:value-type="float" office:value="-1.1280378013975301" table:style-name="ce1">
            <text:p>-1,128037801</text:p>
          </table:table-cell>
          <table:table-cell office:value-type="float" office:value="4.7226696880418702E-2" table:style-name="ce1">
            <text:p>0,047226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712563885625505" table:style-name="ce1">
            <text:p>0,997125639</text:p>
          </table:table-cell>
          <table:table-cell office:value-type="float" office:value="0.84566597270865496" table:style-name="ce1">
            <text:p>0,845665973</text:p>
          </table:table-cell>
          <table:table-cell table:number-columns-repeated="16360"/>
        </table:table-row>
        <table:table-row table:style-name="ro1">
          <table:table-cell office:value-type="float" office:value="0.27447473909793801" table:style-name="ce1">
            <text:p>0,274474739</text:p>
          </table:table-cell>
          <table:table-cell office:value-type="float" office:value="0.136196827775212" table:style-name="ce1">
            <text:p>0,136196828</text:p>
          </table:table-cell>
          <table:table-cell office:value-type="float" office:value="0" table:style-name="ce1">
            <text:p>0</text:p>
          </table:table-cell>
          <table:table-cell office:value-type="float" office:value="1.1413083637600101" table:style-name="ce1">
            <text:p>1,141308364</text:p>
          </table:table-cell>
          <table:table-cell office:value-type="float" office:value="-0.71287221600265205" table:style-name="ce1">
            <text:p>-0,712872216</text:p>
          </table:table-cell>
          <table:table-cell office:value-type="float" office:value="-1.46815904289389" table:style-name="ce1">
            <text:p>-1,468159043</text:p>
          </table:table-cell>
          <table:table-cell office:value-type="float" office:value="-1.6826754299075499" table:style-name="ce1">
            <text:p>-1,68267543</text:p>
          </table:table-cell>
          <table:table-cell office:value-type="float" office:value="-1.1413083637600101" table:style-name="ce1">
            <text:p>-1,141308364</text:p>
          </table:table-cell>
          <table:table-cell office:value-type="float" office:value="-2.4875595684849001" table:style-name="ce1">
            <text:p>-2,487559568</text:p>
          </table:table-cell>
          <table:table-cell office:value-type="float" office:value="1.1023211293228199" table:style-name="ce1">
            <text:p>1,102321129</text:p>
          </table:table-cell>
          <table:table-cell office:value-type="float" office:value="-1.34741306660653" table:style-name="ce1">
            <text:p>-1,347413067</text:p>
          </table:table-cell>
          <table:table-cell office:value-type="float" office:value="0.35948453472971098" table:style-name="ce1">
            <text:p>0,359484535</text:p>
          </table:table-cell>
          <table:table-cell office:value-type="float" office:value="1.1413083637600101" table:style-name="ce1">
            <text:p>1,141308364</text:p>
          </table:table-cell>
          <table:table-cell office:value-type="float" office:value="-1.1347226262404" table:style-name="ce1">
            <text:p>-1,134722626</text:p>
          </table:table-cell>
          <table:table-cell office:value-type="float" office:value="1.3804779155225699" table:style-name="ce1">
            <text:p>1,380477916</text:p>
          </table:table-cell>
          <table:table-cell office:value-type="float" office:value="-0.81345071420305604" table:style-name="ce1">
            <text:p>-0,813450714</text:p>
          </table:table-cell>
          <table:table-cell office:value-type="float" office:value="0.241166143554331" table:style-name="ce1">
            <text:p>0,241166144</text:p>
          </table:table-cell>
          <table:table-cell office:value-type="float" office:value="-1.2140267943395" table:style-name="ce1">
            <text:p>-1,214026794</text:p>
          </table:table-cell>
          <table:table-cell office:value-type="float" office:value="-1.1413083637600101" table:style-name="ce1">
            <text:p>-1,141308364</text:p>
          </table:table-cell>
          <table:table-cell office:value-type="float" office:value="-0.36368016723040503" table:style-name="ce1">
            <text:p>-0,363680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37825816598099" table:style-name="ce1">
            <text:p>1,333782582</text:p>
          </table:table-cell>
          <table:table-cell office:value-type="float" office:value="1.0547428048927401" table:style-name="ce1">
            <text:p>1,054742805</text:p>
          </table:table-cell>
          <table:table-cell table:number-columns-repeated="16360"/>
        </table:table-row>
        <table:table-row table:style-name="ro1">
          <table:table-cell office:value-type="float" office:value="7.0439813038609606E-2" table:style-name="ce1">
            <text:p>0,070439813</text:p>
          </table:table-cell>
          <table:table-cell office:value-type="float" office:value="-1.16271407270893" table:style-name="ce1">
            <text:p>-1,162714073</text:p>
          </table:table-cell>
          <table:table-cell office:value-type="float" office:value="0" table:style-name="ce1">
            <text:p>0</text:p>
          </table:table-cell>
          <table:table-cell office:value-type="float" office:value="1.1309295245756901" table:style-name="ce1">
            <text:p>1,130929525</text:p>
          </table:table-cell>
          <table:table-cell office:value-type="float" office:value="-0.480326091177951" table:style-name="ce1">
            <text:p>-0,480326091</text:p>
          </table:table-cell>
          <table:table-cell office:value-type="float" office:value="-0.95040010840948896" table:style-name="ce1">
            <text:p>-0,950400108</text:p>
          </table:table-cell>
          <table:table-cell office:value-type="float" office:value="-0.96661086989401601" table:style-name="ce1">
            <text:p>-0,96661087</text:p>
          </table:table-cell>
          <table:table-cell office:value-type="float" office:value="-1.1309295245756901" table:style-name="ce1">
            <text:p>-1,130929525</text:p>
          </table:table-cell>
          <table:table-cell office:value-type="float" office:value="-0.52430791078279404" table:style-name="ce1">
            <text:p>-0,524307911</text:p>
          </table:table-cell>
          <table:table-cell office:value-type="float" office:value="1.38874292012512" table:style-name="ce1">
            <text:p>1,38874292</text:p>
          </table:table-cell>
          <table:table-cell office:value-type="float" office:value="-1.42721425623064" table:style-name="ce1">
            <text:p>-1,427214256</text:p>
          </table:table-cell>
          <table:table-cell office:value-type="float" office:value="4.6607238427271699E-2" table:style-name="ce1">
            <text:p>0,046607238</text:p>
          </table:table-cell>
          <table:table-cell office:value-type="float" office:value="1.1309295245756901" table:style-name="ce1">
            <text:p>1,130929525</text:p>
          </table:table-cell>
          <table:table-cell office:value-type="float" office:value="-1.1874627459926199" table:style-name="ce1">
            <text:p>-1,187462746</text:p>
          </table:table-cell>
          <table:table-cell office:value-type="float" office:value="0.98760385653083005" table:style-name="ce1">
            <text:p>0,987603857</text:p>
          </table:table-cell>
          <table:table-cell office:value-type="float" office:value="-0.991885764283994" table:style-name="ce1">
            <text:p>-0,991885764</text:p>
          </table:table-cell>
          <table:table-cell office:value-type="float" office:value="0.23688008715352701" table:style-name="ce1">
            <text:p>0,236880087</text:p>
          </table:table-cell>
          <table:table-cell office:value-type="float" office:value="-0.69555821335475299" table:style-name="ce1">
            <text:p>-0,695558213</text:p>
          </table:table-cell>
          <table:table-cell office:value-type="float" office:value="-1.1309295245756901" table:style-name="ce1">
            <text:p>-1,130929525</text:p>
          </table:table-cell>
          <table:table-cell office:value-type="float" office:value="-0.78080235095415396" table:style-name="ce1">
            <text:p>-0,780802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232662508094995" table:style-name="ce1">
            <text:p>0,642326625</text:p>
          </table:table-cell>
          <table:table-cell office:value-type="float" office:value="1.53126566049821" table:style-name="ce1">
            <text:p>1,53126566</text:p>
          </table:table-cell>
          <table:table-cell table:number-columns-repeated="16360"/>
        </table:table-row>
        <table:table-row table:style-name="ro1">
          <table:table-cell office:value-type="float" office:value="-1.07937430347647" table:style-name="ce1">
            <text:p>-1,079374303</text:p>
          </table:table-cell>
          <table:table-cell office:value-type="float" office:value="-0.21045160034600599" table:style-name="ce1">
            <text:p>-0,2104516</text:p>
          </table:table-cell>
          <table:table-cell office:value-type="float" office:value="0" table:style-name="ce1">
            <text:p>0</text:p>
          </table:table-cell>
          <table:table-cell office:value-type="float" office:value="1.11243409854595" table:style-name="ce1">
            <text:p>1,112434099</text:p>
          </table:table-cell>
          <table:table-cell office:value-type="float" office:value="-0.72038290418332596" table:style-name="ce1">
            <text:p>-0,720382904</text:p>
          </table:table-cell>
          <table:table-cell office:value-type="float" office:value="-0.221742658403001" table:style-name="ce1">
            <text:p>-0,221742658</text:p>
          </table:table-cell>
          <table:table-cell office:value-type="float" office:value="-1.54489070806843" table:style-name="ce1">
            <text:p>-1,544890708</text:p>
          </table:table-cell>
          <table:table-cell office:value-type="float" office:value="-1.11243409854595" table:style-name="ce1">
            <text:p>-1,112434099</text:p>
          </table:table-cell>
          <table:table-cell office:value-type="float" office:value="-1.07249137379711" table:style-name="ce1">
            <text:p>-1,072491374</text:p>
          </table:table-cell>
          <table:table-cell office:value-type="float" office:value="0.97966985828523401" table:style-name="ce1">
            <text:p>0,979669858</text:p>
          </table:table-cell>
          <table:table-cell office:value-type="float" office:value="-1.1407333614447199" table:style-name="ce1">
            <text:p>-1,140733361</text:p>
          </table:table-cell>
          <table:table-cell office:value-type="float" office:value="0.51098144600818796" table:style-name="ce1">
            <text:p>0,510981446</text:p>
          </table:table-cell>
          <table:table-cell office:value-type="float" office:value="1.11243409854595" table:style-name="ce1">
            <text:p>1,112434099</text:p>
          </table:table-cell>
          <table:table-cell office:value-type="float" office:value="-0.98360879998043704" table:style-name="ce1">
            <text:p>-0,9836088</text:p>
          </table:table-cell>
          <table:table-cell office:value-type="float" office:value="1.28731128685482" table:style-name="ce1">
            <text:p>1,287311287</text:p>
          </table:table-cell>
          <table:table-cell office:value-type="float" office:value="-1.3534553754213099" table:style-name="ce1">
            <text:p>-1,353455375</text:p>
          </table:table-cell>
          <table:table-cell office:value-type="float" office:value="0.53114272727017797" table:style-name="ce1">
            <text:p>0,531142727</text:p>
          </table:table-cell>
          <table:table-cell office:value-type="float" office:value="-0.86553771283600001" table:style-name="ce1">
            <text:p>-0,865537713</text:p>
          </table:table-cell>
          <table:table-cell office:value-type="float" office:value="-1.11243409854595" table:style-name="ce1">
            <text:p>-1,112434099</text:p>
          </table:table-cell>
          <table:table-cell office:value-type="float" office:value="-0.52154413583786896" table:style-name="ce1">
            <text:p>-0,521544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4858903174938" table:style-name="ce1">
            <text:p>0,184858903</text:p>
          </table:table-cell>
          <table:table-cell office:value-type="float" office:value="0.53166184329194099" table:style-name="ce1">
            <text:p>0,531661843</text:p>
          </table:table-cell>
          <table:table-cell table:number-columns-repeated="16360"/>
        </table:table-row>
        <table:table-row table:style-name="ro1">
          <table:table-cell office:value-type="float" office:value="-0.62333336228870095" table:style-name="ce1">
            <text:p>-0,623333362</text:p>
          </table:table-cell>
          <table:table-cell office:value-type="float" office:value="-0.81802820197145198" table:style-name="ce1">
            <text:p>-0,818028202</text:p>
          </table:table-cell>
          <table:table-cell office:value-type="float" office:value="0" table:style-name="ce1">
            <text:p>0</text:p>
          </table:table-cell>
          <table:table-cell office:value-type="float" office:value="1.14364818399209" table:style-name="ce1">
            <text:p>1,143648184</text:p>
          </table:table-cell>
          <table:table-cell office:value-type="float" office:value="-0.76959247209071602" table:style-name="ce1">
            <text:p>-0,769592472</text:p>
          </table:table-cell>
          <table:table-cell office:value-type="float" office:value="8.1745872565595207E-2" table:style-name="ce1">
            <text:p>0,081745873</text:p>
          </table:table-cell>
          <table:table-cell office:value-type="float" office:value="-1.82803395339981" table:style-name="ce1">
            <text:p>-1,828033953</text:p>
          </table:table-cell>
          <table:table-cell office:value-type="float" office:value="-1.14364818399209" table:style-name="ce1">
            <text:p>-1,143648184</text:p>
          </table:table-cell>
          <table:table-cell office:value-type="float" office:value="-0.68536382738508195" table:style-name="ce1">
            <text:p>-0,685363827</text:p>
          </table:table-cell>
          <table:table-cell office:value-type="float" office:value="1.19545579095734" table:style-name="ce1">
            <text:p>1,195455791</text:p>
          </table:table-cell>
          <table:table-cell office:value-type="float" office:value="-1.61068302138375" table:style-name="ce1">
            <text:p>-1,610683021</text:p>
          </table:table-cell>
          <table:table-cell office:value-type="float" office:value="0.72670469506301505" table:style-name="ce1">
            <text:p>0,726704695</text:p>
          </table:table-cell>
          <table:table-cell office:value-type="float" office:value="1.14364818399209" table:style-name="ce1">
            <text:p>1,143648184</text:p>
          </table:table-cell>
          <table:table-cell office:value-type="float" office:value="-0.994642497524036" table:style-name="ce1">
            <text:p>-0,994642498</text:p>
          </table:table-cell>
          <table:table-cell office:value-type="float" office:value="1.5552484253974399" table:style-name="ce1">
            <text:p>1,555248425</text:p>
          </table:table-cell>
          <table:table-cell office:value-type="float" office:value="-1.5102053340716799" table:style-name="ce1">
            <text:p>-1,510205334</text:p>
          </table:table-cell>
          <table:table-cell office:value-type="float" office:value="0.77720742401458698" table:style-name="ce1">
            <text:p>0,777207424</text:p>
          </table:table-cell>
          <table:table-cell office:value-type="float" office:value="-0.50952119940347795" table:style-name="ce1">
            <text:p>-0,509521199</text:p>
          </table:table-cell>
          <table:table-cell office:value-type="float" office:value="-1.14364818399209" table:style-name="ce1">
            <text:p>-1,143648184</text:p>
          </table:table-cell>
          <table:table-cell office:value-type="float" office:value="-0.44592496803190101" table:style-name="ce1">
            <text:p>-0,445924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0149889066401" table:style-name="ce1">
            <text:p>1,004014989</text:p>
          </table:table-cell>
          <table:table-cell office:value-type="float" office:value="0.97692869960038498" table:style-name="ce1">
            <text:p>0,9769287</text:p>
          </table:table-cell>
          <table:table-cell table:number-columns-repeated="16360"/>
        </table:table-row>
        <table:table-row table:style-name="ro1">
          <table:table-cell office:value-type="float" office:value="-0.93995715911899802" table:style-name="ce1">
            <text:p>-0,939957159</text:p>
          </table:table-cell>
          <table:table-cell office:value-type="float" office:value="0.62882054159170298" table:style-name="ce1">
            <text:p>0,628820542</text:p>
          </table:table-cell>
          <table:table-cell office:value-type="float" office:value="0" table:style-name="ce1">
            <text:p>0</text:p>
          </table:table-cell>
          <table:table-cell office:value-type="float" office:value="1.16024603149732" table:style-name="ce1">
            <text:p>1,160246031</text:p>
          </table:table-cell>
          <table:table-cell office:value-type="float" office:value="-0.721086468173471" table:style-name="ce1">
            <text:p>-0,721086468</text:p>
          </table:table-cell>
          <table:table-cell office:value-type="float" office:value="-0.73489145479432105" table:style-name="ce1">
            <text:p>-0,734891455</text:p>
          </table:table-cell>
          <table:table-cell office:value-type="float" office:value="-1.69991098104912" table:style-name="ce1">
            <text:p>-1,699910981</text:p>
          </table:table-cell>
          <table:table-cell office:value-type="float" office:value="-1.16024603149732" table:style-name="ce1">
            <text:p>-1,160246031</text:p>
          </table:table-cell>
          <table:table-cell office:value-type="float" office:value="-0.52071383454373099" table:style-name="ce1">
            <text:p>-0,520713835</text:p>
          </table:table-cell>
          <table:table-cell office:value-type="float" office:value="1.20958844390697" table:style-name="ce1">
            <text:p>1,209588444</text:p>
          </table:table-cell>
          <table:table-cell office:value-type="float" office:value="-1.44819575008052" table:style-name="ce1">
            <text:p>-1,44819575</text:p>
          </table:table-cell>
          <table:table-cell office:value-type="float" office:value="0.65347835755911898" table:style-name="ce1">
            <text:p>0,653478358</text:p>
          </table:table-cell>
          <table:table-cell office:value-type="float" office:value="1.16024603149732" table:style-name="ce1">
            <text:p>1,160246031</text:p>
          </table:table-cell>
          <table:table-cell office:value-type="float" office:value="-0.77638045430720404" table:style-name="ce1">
            <text:p>-0,776380454</text:p>
          </table:table-cell>
          <table:table-cell office:value-type="float" office:value="1.44506409524282" table:style-name="ce1">
            <text:p>1,445064095</text:p>
          </table:table-cell>
          <table:table-cell office:value-type="float" office:value="-1.6263559885798999" table:style-name="ce1">
            <text:p>-1,626355989</text:p>
          </table:table-cell>
          <table:table-cell office:value-type="float" office:value="0.51386587992161303" table:style-name="ce1">
            <text:p>0,51386588</text:p>
          </table:table-cell>
          <table:table-cell office:value-type="float" office:value="-0.57035225553700697" table:style-name="ce1">
            <text:p>-0,570352256</text:p>
          </table:table-cell>
          <table:table-cell office:value-type="float" office:value="-1.16024603149732" table:style-name="ce1">
            <text:p>-1,160246031</text:p>
          </table:table-cell>
          <table:table-cell office:value-type="float" office:value="-0.84628375798112598" table:style-name="ce1">
            <text:p>-0,846283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8610393950799" table:style-name="ce1">
            <text:p>1,036861039</text:p>
          </table:table-cell>
          <table:table-cell office:value-type="float" office:value="0.3338920152191" table:style-name="ce1">
            <text:p>0,333892015</text:p>
          </table:table-cell>
          <table:table-cell table:number-columns-repeated="16360"/>
        </table:table-row>
        <table:table-row table:style-name="ro1">
          <table:table-cell office:value-type="float" office:value="-0.93084160960337203" table:style-name="ce1">
            <text:p>-0,93084161</text:p>
          </table:table-cell>
          <table:table-cell office:value-type="float" office:value="-1.1422132788028301" table:style-name="ce1">
            <text:p>-1,142213279</text:p>
          </table:table-cell>
          <table:table-cell office:value-type="float" office:value="0" table:style-name="ce1">
            <text:p>0</text:p>
          </table:table-cell>
          <table:table-cell office:value-type="float" office:value="1.1349360869917899" table:style-name="ce1">
            <text:p>1,134936087</text:p>
          </table:table-cell>
          <table:table-cell office:value-type="float" office:value="-0.83569178828488999" table:style-name="ce1">
            <text:p>-0,835691788</text:p>
          </table:table-cell>
          <table:table-cell office:value-type="float" office:value="-0.871174446081875" table:style-name="ce1">
            <text:p>-0,871174446</text:p>
          </table:table-cell>
          <table:table-cell office:value-type="float" office:value="-1.33919640703079" table:style-name="ce1">
            <text:p>-1,339196407</text:p>
          </table:table-cell>
          <table:table-cell office:value-type="float" office:value="-1.1349360869917899" table:style-name="ce1">
            <text:p>-1,134936087</text:p>
          </table:table-cell>
          <table:table-cell office:value-type="float" office:value="1.0489286086982801" table:style-name="ce1">
            <text:p>1,048928609</text:p>
          </table:table-cell>
          <table:table-cell office:value-type="float" office:value="0.76985976357491903" table:style-name="ce1">
            <text:p>0,769859764</text:p>
          </table:table-cell>
          <table:table-cell office:value-type="float" office:value="-1.43226564667906" table:style-name="ce1">
            <text:p>-1,432265647</text:p>
          </table:table-cell>
          <table:table-cell office:value-type="float" office:value="0.33110709430811502" table:style-name="ce1">
            <text:p>0,331107094</text:p>
          </table:table-cell>
          <table:table-cell office:value-type="float" office:value="1.1349360869917899" table:style-name="ce1">
            <text:p>1,134936087</text:p>
          </table:table-cell>
          <table:table-cell office:value-type="float" office:value="-1.3540850318856901" table:style-name="ce1">
            <text:p>-1,354085032</text:p>
          </table:table-cell>
          <table:table-cell office:value-type="float" office:value="1.47139864454057" table:style-name="ce1">
            <text:p>1,471398645</text:p>
          </table:table-cell>
          <table:table-cell office:value-type="float" office:value="-1.1513441989950699" table:style-name="ce1">
            <text:p>-1,151344199</text:p>
          </table:table-cell>
          <table:table-cell office:value-type="float" office:value="0.32184832496259902" table:style-name="ce1">
            <text:p>0,321848325</text:p>
          </table:table-cell>
          <table:table-cell office:value-type="float" office:value="-0.46753407384165602" table:style-name="ce1">
            <text:p>-0,467534074</text:p>
          </table:table-cell>
          <table:table-cell office:value-type="float" office:value="-1.1349360869917899" table:style-name="ce1">
            <text:p>-1,134936087</text:p>
          </table:table-cell>
          <table:table-cell office:value-type="float" office:value="-0.37448043295461098" table:style-name="ce1">
            <text:p>-0,3744804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01827031419501" table:style-name="ce1">
            <text:p>1,230182703</text:p>
          </table:table-cell>
          <table:table-cell office:value-type="float" office:value="0.87204668142648301" table:style-name="ce1">
            <text:p>0,872046681</text:p>
          </table:table-cell>
          <table:table-cell table:number-columns-repeated="16360"/>
        </table:table-row>
        <table:table-row table:style-name="ro1">
          <table:table-cell office:value-type="float" office:value="-1.2884767744569201" table:style-name="ce1">
            <text:p>-1,288476774</text:p>
          </table:table-cell>
          <table:table-cell office:value-type="float" office:value="1.1051327450691" table:style-name="ce1">
            <text:p>1,105132745</text:p>
          </table:table-cell>
          <table:table-cell office:value-type="float" office:value="0" table:style-name="ce1">
            <text:p>0</text:p>
          </table:table-cell>
          <table:table-cell office:value-type="float" office:value="1.07629160478073" table:style-name="ce1">
            <text:p>1,076291605</text:p>
          </table:table-cell>
          <table:table-cell office:value-type="float" office:value="-0.70434156673955695" table:style-name="ce1">
            <text:p>-0,704341567</text:p>
          </table:table-cell>
          <table:table-cell office:value-type="float" office:value="-1.2819868896256299" table:style-name="ce1">
            <text:p>-1,28198689</text:p>
          </table:table-cell>
          <table:table-cell office:value-type="float" office:value="-1.1421022887485801" table:style-name="ce1">
            <text:p>-1,142102289</text:p>
          </table:table-cell>
          <table:table-cell office:value-type="float" office:value="-1.07629160478073" table:style-name="ce1">
            <text:p>-1,076291605</text:p>
          </table:table-cell>
          <table:table-cell office:value-type="float" office:value="0.35552961850137299" table:style-name="ce1">
            <text:p>0,355529619</text:p>
          </table:table-cell>
          <table:table-cell office:value-type="float" office:value="0.58697555491950604" table:style-name="ce1">
            <text:p>0,586975555</text:p>
          </table:table-cell>
          <table:table-cell office:value-type="float" office:value="-1.38882051717507" table:style-name="ce1">
            <text:p>-1,388820517</text:p>
          </table:table-cell>
          <table:table-cell office:value-type="float" office:value="0.22455170122874801" table:style-name="ce1">
            <text:p>0,224551701</text:p>
          </table:table-cell>
          <table:table-cell office:value-type="float" office:value="1.07629160478073" table:style-name="ce1">
            <text:p>1,076291605</text:p>
          </table:table-cell>
          <table:table-cell office:value-type="float" office:value="-0.64317964285281903" table:style-name="ce1">
            <text:p>-0,643179643</text:p>
          </table:table-cell>
          <table:table-cell office:value-type="float" office:value="0.900953526560761" table:style-name="ce1">
            <text:p>0,900953527</text:p>
          </table:table-cell>
          <table:table-cell office:value-type="float" office:value="-0.484327935393423" table:style-name="ce1">
            <text:p>-0,484327935</text:p>
          </table:table-cell>
          <table:table-cell office:value-type="float" office:value="0.63875807809011298" table:style-name="ce1">
            <text:p>0,638758078</text:p>
          </table:table-cell>
          <table:table-cell office:value-type="float" office:value="-0.74191579634048899" table:style-name="ce1">
            <text:p>-0,741915796</text:p>
          </table:table-cell>
          <table:table-cell office:value-type="float" office:value="-1.07629160478073" table:style-name="ce1">
            <text:p>-1,076291605</text:p>
          </table:table-cell>
          <table:table-cell office:value-type="float" office:value="-1.21765891091833" table:style-name="ce1">
            <text:p>-1,2176589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176097169332102" table:style-name="ce1">
            <text:p>0,631760972</text:p>
          </table:table-cell>
          <table:table-cell office:value-type="float" office:value="0.14140351448090199" table:style-name="ce1">
            <text:p>0,141403514</text:p>
          </table:table-cell>
          <table:table-cell table:number-columns-repeated="16360"/>
        </table:table-row>
        <table:table-row table:style-name="ro1">
          <table:table-cell office:value-type="float" office:value="-0.84073917035483103" table:style-name="ce1">
            <text:p>-0,84073917</text:p>
          </table:table-cell>
          <table:table-cell office:value-type="float" office:value="0.134262683899883" table:style-name="ce1">
            <text:p>0,134262684</text:p>
          </table:table-cell>
          <table:table-cell office:value-type="float" office:value="0" table:style-name="ce1">
            <text:p>0</text:p>
          </table:table-cell>
          <table:table-cell office:value-type="float" office:value="1.0347693755391201" table:style-name="ce1">
            <text:p>1,034769376</text:p>
          </table:table-cell>
          <table:table-cell office:value-type="float" office:value="-0.39140938206454201" table:style-name="ce1">
            <text:p>-0,391409382</text:p>
          </table:table-cell>
          <table:table-cell office:value-type="float" office:value="0.38463469032202102" table:style-name="ce1">
            <text:p>0,38463469</text:p>
          </table:table-cell>
          <table:table-cell office:value-type="float" office:value="-0.195461615455917" table:style-name="ce1">
            <text:p>-0,195461615</text:p>
          </table:table-cell>
          <table:table-cell office:value-type="float" office:value="-1.0347693755391201" table:style-name="ce1">
            <text:p>-1,034769376</text:p>
          </table:table-cell>
          <table:table-cell office:value-type="float" office:value="1.97656965335708" table:style-name="ce1">
            <text:p>1,976569653</text:p>
          </table:table-cell>
          <table:table-cell office:value-type="float" office:value="0.35617779818963702" table:style-name="ce1">
            <text:p>0,356177798</text:p>
          </table:table-cell>
          <table:table-cell office:value-type="float" office:value="-0.54700455757698496" table:style-name="ce1">
            <text:p>-0,547004558</text:p>
          </table:table-cell>
          <table:table-cell office:value-type="float" office:value="-7.2728504234644095E-2" table:style-name="ce1">
            <text:p>-0,072728504</text:p>
          </table:table-cell>
          <table:table-cell office:value-type="float" office:value="1.0347693755391201" table:style-name="ce1">
            <text:p>1,034769376</text:p>
          </table:table-cell>
          <table:table-cell office:value-type="float" office:value="-1.0902305419049501" table:style-name="ce1">
            <text:p>-1,090230542</text:p>
          </table:table-cell>
          <table:table-cell office:value-type="float" office:value="1.13876406371557" table:style-name="ce1">
            <text:p>1,138764064</text:p>
          </table:table-cell>
          <table:table-cell office:value-type="float" office:value="-0.572087417101109" table:style-name="ce1">
            <text:p>-0,572087417</text:p>
          </table:table-cell>
          <table:table-cell office:value-type="float" office:value="0.40926239990520702" table:style-name="ce1">
            <text:p>0,4092624</text:p>
          </table:table-cell>
          <table:table-cell office:value-type="float" office:value="-0.428726175361753" table:style-name="ce1">
            <text:p>-0,428726175</text:p>
          </table:table-cell>
          <table:table-cell office:value-type="float" office:value="-1.0347693755391201" table:style-name="ce1">
            <text:p>-1,034769376</text:p>
          </table:table-cell>
          <table:table-cell office:value-type="float" office:value="-0.42459106659389001" table:style-name="ce1">
            <text:p>-0,424591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6806514895989102" table:style-name="ce1">
            <text:p>0,568065149</text:p>
          </table:table-cell>
          <table:table-cell office:value-type="float" office:value="9.3520419446289901E-2" table:style-name="ce1">
            <text:p>0,093520419</text:p>
          </table:table-cell>
          <table:table-cell table:number-columns-repeated="16360"/>
        </table:table-row>
        <table:table-row table:style-name="ro1">
          <table:table-cell office:value-type="float" office:value="-0.81266422401854799" table:style-name="ce1">
            <text:p>-0,812664224</text:p>
          </table:table-cell>
          <table:table-cell office:value-type="float" office:value="1.1281455037266199" table:style-name="ce1">
            <text:p>1,128145504</text:p>
          </table:table-cell>
          <table:table-cell office:value-type="float" office:value="0" table:style-name="ce1">
            <text:p>0</text:p>
          </table:table-cell>
          <table:table-cell office:value-type="float" office:value="0.97334425475654496" table:style-name="ce1">
            <text:p>0,973344255</text:p>
          </table:table-cell>
          <table:table-cell office:value-type="float" office:value="-0.239011334291935" table:style-name="ce1">
            <text:p>-0,239011334</text:p>
          </table:table-cell>
          <table:table-cell office:value-type="float" office:value="-0.48674934017431398" table:style-name="ce1">
            <text:p>-0,48674934</text:p>
          </table:table-cell>
          <table:table-cell office:value-type="float" office:value="-0.356258695404434" table:style-name="ce1">
            <text:p>-0,356258695</text:p>
          </table:table-cell>
          <table:table-cell office:value-type="float" office:value="-0.97334425475654496" table:style-name="ce1">
            <text:p>-0,973344255</text:p>
          </table:table-cell>
          <table:table-cell office:value-type="float" office:value="-0.93988410266196398" table:style-name="ce1">
            <text:p>-0,939884103</text:p>
          </table:table-cell>
          <table:table-cell office:value-type="float" office:value="0.727483135141891" table:style-name="ce1">
            <text:p>0,727483135</text:p>
          </table:table-cell>
          <table:table-cell office:value-type="float" office:value="-1.55355799302869" table:style-name="ce1">
            <text:p>-1,553557993</text:p>
          </table:table-cell>
          <table:table-cell office:value-type="float" office:value="0.12844523718392101" table:style-name="ce1">
            <text:p>0,128445237</text:p>
          </table:table-cell>
          <table:table-cell office:value-type="float" office:value="0.97334425475654496" table:style-name="ce1">
            <text:p>0,973344255</text:p>
          </table:table-cell>
          <table:table-cell office:value-type="float" office:value="-0.44947572781851303" table:style-name="ce1">
            <text:p>-0,449475728</text:p>
          </table:table-cell>
          <table:table-cell office:value-type="float" office:value="0.75962370762868503" table:style-name="ce1">
            <text:p>0,759623708</text:p>
          </table:table-cell>
          <table:table-cell office:value-type="float" office:value="-0.46049938990660599" table:style-name="ce1">
            <text:p>-0,46049939</text:p>
          </table:table-cell>
          <table:table-cell office:value-type="float" office:value="0.31775804992071" table:style-name="ce1">
            <text:p>0,31775805</text:p>
          </table:table-cell>
          <table:table-cell office:value-type="float" office:value="-1.0600423272204" table:style-name="ce1">
            <text:p>-1,060042327</text:p>
          </table:table-cell>
          <table:table-cell office:value-type="float" office:value="-0.97334425475654496" table:style-name="ce1">
            <text:p>-0,973344255</text:p>
          </table:table-cell>
          <table:table-cell office:value-type="float" office:value="-0.96476795248419001" table:style-name="ce1">
            <text:p>-0,964767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4804004158399" table:style-name="ce1">
            <text:p>1,0424804</text:p>
          </table:table-cell>
          <table:table-cell office:value-type="float" office:value="-0.44709467911457001" table:style-name="ce1">
            <text:p>-0,447094679</text:p>
          </table:table-cell>
          <table:table-cell table:number-columns-repeated="16360"/>
        </table:table-row>
        <table:table-row table:style-name="ro1">
          <table:table-cell office:value-type="float" office:value="1.00141167207402" table:style-name="ce1">
            <text:p>1,001411672</text:p>
          </table:table-cell>
          <table:table-cell office:value-type="float" office:value="-1.75812091277164" table:style-name="ce1">
            <text:p>-1,758120913</text:p>
          </table:table-cell>
          <table:table-cell office:value-type="float" office:value="0" table:style-name="ce1">
            <text:p>0</text:p>
          </table:table-cell>
          <table:table-cell office:value-type="float" office:value="1.04427351521806" table:style-name="ce1">
            <text:p>1,044273515</text:p>
          </table:table-cell>
          <table:table-cell office:value-type="float" office:value="-0.58896892973209003" table:style-name="ce1">
            <text:p>-0,58896893</text:p>
          </table:table-cell>
          <table:table-cell office:value-type="float" office:value="-0.201614299660513" table:style-name="ce1">
            <text:p>-0,2016143</text:p>
          </table:table-cell>
          <table:table-cell office:value-type="float" office:value="-0.90768577444089005" table:style-name="ce1">
            <text:p>-0,907685774</text:p>
          </table:table-cell>
          <table:table-cell office:value-type="float" office:value="-1.04427351521806" table:style-name="ce1">
            <text:p>-1,044273515</text:p>
          </table:table-cell>
          <table:table-cell office:value-type="float" office:value="2.41397695253454" table:style-name="ce1">
            <text:p>2,413976953</text:p>
          </table:table-cell>
          <table:table-cell office:value-type="float" office:value="0.41805674837101697" table:style-name="ce1">
            <text:p>0,418056748</text:p>
          </table:table-cell>
          <table:table-cell office:value-type="float" office:value="-0.34042204063832598" table:style-name="ce1">
            <text:p>-0,340422041</text:p>
          </table:table-cell>
          <table:table-cell office:value-type="float" office:value="-0.44260280438777599" table:style-name="ce1">
            <text:p>-0,442602804</text:p>
          </table:table-cell>
          <table:table-cell office:value-type="float" office:value="1.04427351521806" table:style-name="ce1">
            <text:p>1,044273515</text:p>
          </table:table-cell>
          <table:table-cell office:value-type="float" office:value="-1.1411804190224599" table:style-name="ce1">
            <text:p>-1,141180419</text:p>
          </table:table-cell>
          <table:table-cell office:value-type="float" office:value="1.6320536894562401" table:style-name="ce1">
            <text:p>1,632053689</text:p>
          </table:table-cell>
          <table:table-cell office:value-type="float" office:value="-1.41496027171812" table:style-name="ce1">
            <text:p>-1,414960272</text:p>
          </table:table-cell>
          <table:table-cell office:value-type="float" office:value="0.143467872190499" table:style-name="ce1">
            <text:p>0,143467872</text:p>
          </table:table-cell>
          <table:table-cell office:value-type="float" office:value="-0.53533757628704004" table:style-name="ce1">
            <text:p>-0,535337576</text:p>
          </table:table-cell>
          <table:table-cell office:value-type="float" office:value="-1.04427351521806" table:style-name="ce1">
            <text:p>-1,044273515</text:p>
          </table:table-cell>
          <table:table-cell office:value-type="float" office:value="-0.29086178654969203" table:style-name="ce1">
            <text:p>-0,29086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22412286402299" table:style-name="ce1">
            <text:p>1,122241229</text:p>
          </table:table-cell>
          <table:table-cell office:value-type="float" office:value="0.59187060280574399" table:style-name="ce1">
            <text:p>0,591870603</text:p>
          </table:table-cell>
          <table:table-cell table:number-columns-repeated="16360"/>
        </table:table-row>
        <table:table-row table:style-name="ro1">
          <table:table-cell office:value-type="float" office:value="-4.86834912757452E-2" table:style-name="ce1">
            <text:p>-0,048683491</text:p>
          </table:table-cell>
          <table:table-cell office:value-type="float" office:value="-1.0083197218758899" table:style-name="ce1">
            <text:p>-1,008319722</text:p>
          </table:table-cell>
          <table:table-cell office:value-type="float" office:value="0" table:style-name="ce1">
            <text:p>0</text:p>
          </table:table-cell>
          <table:table-cell office:value-type="float" office:value="0.94400938312142502" table:style-name="ce1">
            <text:p>0,944009383</text:p>
          </table:table-cell>
          <table:table-cell office:value-type="float" office:value="0.43230294584258899" table:style-name="ce1">
            <text:p>0,432302946</text:p>
          </table:table-cell>
          <table:table-cell office:value-type="float" office:value="-0.28843239764369499" table:style-name="ce1">
            <text:p>-0,288432398</text:p>
          </table:table-cell>
          <table:table-cell office:value-type="float" office:value="-0.428002013958798" table:style-name="ce1">
            <text:p>-0,428002014</text:p>
          </table:table-cell>
          <table:table-cell office:value-type="float" office:value="-0.94400938312142502" table:style-name="ce1">
            <text:p>-0,944009383</text:p>
          </table:table-cell>
          <table:table-cell office:value-type="float" office:value="0.229426500678658" table:style-name="ce1">
            <text:p>0,229426501</text:p>
          </table:table-cell>
          <table:table-cell office:value-type="float" office:value="0.25063657561296698" table:style-name="ce1">
            <text:p>0,250636576</text:p>
          </table:table-cell>
          <table:table-cell office:value-type="float" office:value="-1.1920414184754899" table:style-name="ce1">
            <text:p>-1,192041418</text:p>
          </table:table-cell>
          <table:table-cell office:value-type="float" office:value="-0.21178515467988701" table:style-name="ce1">
            <text:p>-0,211785155</text:p>
          </table:table-cell>
          <table:table-cell office:value-type="float" office:value="0.94400938312142502" table:style-name="ce1">
            <text:p>0,944009383</text:p>
          </table:table-cell>
          <table:table-cell office:value-type="float" office:value="-0.69031488972284305" table:style-name="ce1">
            <text:p>-0,69031489</text:p>
          </table:table-cell>
          <table:table-cell office:value-type="float" office:value="0.34808903726762602" table:style-name="ce1">
            <text:p>0,348089037</text:p>
          </table:table-cell>
          <table:table-cell office:value-type="float" office:value="-0.82526440758653496" table:style-name="ce1">
            <text:p>-0,825264408</text:p>
          </table:table-cell>
          <table:table-cell office:value-type="float" office:value="0.33937299805137799" table:style-name="ce1">
            <text:p>0,339372998</text:p>
          </table:table-cell>
          <table:table-cell office:value-type="float" office:value="0.22073107706451001" table:style-name="ce1">
            <text:p>0,220731077</text:p>
          </table:table-cell>
          <table:table-cell office:value-type="float" office:value="-0.94400938312142502" table:style-name="ce1">
            <text:p>-0,944009383</text:p>
          </table:table-cell>
          <table:table-cell office:value-type="float" office:value="-3.3226447711257601E-2" table:style-name="ce1">
            <text:p>-0,033226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2696934632406802" table:style-name="ce1">
            <text:p>0,926969346</text:p>
          </table:table-cell>
          <table:table-cell office:value-type="float" office:value="0.52565326769119702" table:style-name="ce1">
            <text:p>0,525653268</text:p>
          </table:table-cell>
          <table:table-cell table:number-columns-repeated="16360"/>
        </table:table-row>
        <table:table-row table:style-name="ro1">
          <table:table-cell office:value-type="float" office:value="1.8048128215058701" table:style-name="ce1">
            <text:p>1,804812822</text:p>
          </table:table-cell>
          <table:table-cell office:value-type="float" office:value="0.12111375275252" table:style-name="ce1">
            <text:p>0,121113753</text:p>
          </table:table-cell>
          <table:table-cell office:value-type="float" office:value="0" table:style-name="ce1">
            <text:p>0</text:p>
          </table:table-cell>
          <table:table-cell office:value-type="float" office:value="0.98308842252700601" table:style-name="ce1">
            <text:p>0,983088423</text:p>
          </table:table-cell>
          <table:table-cell office:value-type="float" office:value="-0.49789465842337099" table:style-name="ce1">
            <text:p>-0,497894658</text:p>
          </table:table-cell>
          <table:table-cell office:value-type="float" office:value="-0.57295014386896304" table:style-name="ce1">
            <text:p>-0,572950144</text:p>
          </table:table-cell>
          <table:table-cell office:value-type="float" office:value="-0.75928327177660904" table:style-name="ce1">
            <text:p>-0,759283272</text:p>
          </table:table-cell>
          <table:table-cell office:value-type="float" office:value="-0.98308842252700601" table:style-name="ce1">
            <text:p>-0,983088423</text:p>
          </table:table-cell>
          <table:table-cell office:value-type="float" office:value="6.4189755523065106E-2" table:style-name="ce1">
            <text:p>0,064189756</text:p>
          </table:table-cell>
          <table:table-cell office:value-type="float" office:value="0.96177359431206799" table:style-name="ce1">
            <text:p>0,961773594</text:p>
          </table:table-cell>
          <table:table-cell office:value-type="float" office:value="-1.49342295274892" table:style-name="ce1">
            <text:p>-1,493422953</text:p>
          </table:table-cell>
          <table:table-cell office:value-type="float" office:value="5.4713019656162501E-2" table:style-name="ce1">
            <text:p>0,05471302</text:p>
          </table:table-cell>
          <table:table-cell office:value-type="float" office:value="0.98308842252700601" table:style-name="ce1">
            <text:p>0,983088423</text:p>
          </table:table-cell>
          <table:table-cell office:value-type="float" office:value="-1.1619110043132601" table:style-name="ce1">
            <text:p>-1,161911004</text:p>
          </table:table-cell>
          <table:table-cell office:value-type="float" office:value="1.34628092751505" table:style-name="ce1">
            <text:p>1,346280928</text:p>
          </table:table-cell>
          <table:table-cell office:value-type="float" office:value="-4.9495679609042803E-2" table:style-name="ce1">
            <text:p>-0,04949568</text:p>
          </table:table-cell>
          <table:table-cell office:value-type="float" office:value="0.165747428470743" table:style-name="ce1">
            <text:p>0,165747428</text:p>
          </table:table-cell>
          <table:table-cell office:value-type="float" office:value="-1.0734939241374499" table:style-name="ce1">
            <text:p>-1,073493924</text:p>
          </table:table-cell>
          <table:table-cell office:value-type="float" office:value="-0.98308842252700601" table:style-name="ce1">
            <text:p>-0,983088423</text:p>
          </table:table-cell>
          <table:table-cell office:value-type="float" office:value="-0.718411616407996" table:style-name="ce1">
            <text:p>-0,718411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8059772121020698E-3" table:style-name="ce1">
            <text:p>0,006805977</text:p>
          </table:table-cell>
          <table:table-cell office:value-type="float" office:value="0.392899914658706" table:style-name="ce1">
            <text:p>0,392899915</text:p>
          </table:table-cell>
          <table:table-cell table:number-columns-repeated="16360"/>
        </table:table-row>
        <table:table-row table:style-name="ro1">
          <table:table-cell office:value-type="float" office:value="0.54736841352197396" table:style-name="ce1">
            <text:p>0,547368414</text:p>
          </table:table-cell>
          <table:table-cell office:value-type="float" office:value="-0.22605850551252801" table:style-name="ce1">
            <text:p>-0,226058506</text:p>
          </table:table-cell>
          <table:table-cell office:value-type="float" office:value="0" table:style-name="ce1">
            <text:p>0</text:p>
          </table:table-cell>
          <table:table-cell office:value-type="float" office:value="0.98175856016337204" table:style-name="ce1">
            <text:p>0,98175856</text:p>
          </table:table-cell>
          <table:table-cell office:value-type="float" office:value="-1.2191441991032701" table:style-name="ce1">
            <text:p>-1,219144199</text:p>
          </table:table-cell>
          <table:table-cell office:value-type="float" office:value="0.52263454978022394" table:style-name="ce1">
            <text:p>0,52263455</text:p>
          </table:table-cell>
          <table:table-cell office:value-type="float" office:value="-1.33524479801273" table:style-name="ce1">
            <text:p>-1,335244798</text:p>
          </table:table-cell>
          <table:table-cell office:value-type="float" office:value="-0.98175856016337204" table:style-name="ce1">
            <text:p>-0,98175856</text:p>
          </table:table-cell>
          <table:table-cell office:value-type="float" office:value="-1.1139492897122401" table:style-name="ce1">
            <text:p>-1,11394929</text:p>
          </table:table-cell>
          <table:table-cell office:value-type="float" office:value="0.85796416942141396" table:style-name="ce1">
            <text:p>0,857964169</text:p>
          </table:table-cell>
          <table:table-cell office:value-type="float" office:value="-1.06024510800887" table:style-name="ce1">
            <text:p>-1,060245108</text:p>
          </table:table-cell>
          <table:table-cell office:value-type="float" office:value="0.15853503090776899" table:style-name="ce1">
            <text:p>0,158535031</text:p>
          </table:table-cell>
          <table:table-cell office:value-type="float" office:value="0.98175856016337204" table:style-name="ce1">
            <text:p>0,98175856</text:p>
          </table:table-cell>
          <table:table-cell office:value-type="float" office:value="-0.33820551574462798" table:style-name="ce1">
            <text:p>-0,338205516</text:p>
          </table:table-cell>
          <table:table-cell office:value-type="float" office:value="1.3172127276193299" table:style-name="ce1">
            <text:p>1,317212728</text:p>
          </table:table-cell>
          <table:table-cell office:value-type="float" office:value="-0.80878423201998795" table:style-name="ce1">
            <text:p>-0,808784232</text:p>
          </table:table-cell>
          <table:table-cell office:value-type="float" office:value="0.40875876595955801" table:style-name="ce1">
            <text:p>0,408758766</text:p>
          </table:table-cell>
          <table:table-cell office:value-type="float" office:value="-0.41032846676146401" table:style-name="ce1">
            <text:p>-0,410328467</text:p>
          </table:table-cell>
          <table:table-cell office:value-type="float" office:value="-0.98175856016337204" table:style-name="ce1">
            <text:p>-0,98175856</text:p>
          </table:table-cell>
          <table:table-cell office:value-type="float" office:value="-0.195673289937665" table:style-name="ce1">
            <text:p>-0,19567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513586461892999" table:style-name="ce1">
            <text:p>0,175135865</text:p>
          </table:table-cell>
          <table:table-cell office:value-type="float" office:value="0.18787743603443599" table:style-name="ce1">
            <text:p>0,187877436</text:p>
          </table:table-cell>
          <table:table-cell table:number-columns-repeated="16360"/>
        </table:table-row>
        <table:table-row table:style-name="ro1">
          <table:table-cell office:value-type="float" office:value="0.72746189580242904" table:style-name="ce1">
            <text:p>0,727461896</text:p>
          </table:table-cell>
          <table:table-cell office:value-type="float" office:value="-0.51533672964817701" table:style-name="ce1">
            <text:p>-0,51533673</text:p>
          </table:table-cell>
          <table:table-cell office:value-type="float" office:value="0" table:style-name="ce1">
            <text:p>0</text:p>
          </table:table-cell>
          <table:table-cell office:value-type="float" office:value="1.0404358670095" table:style-name="ce1">
            <text:p>1,040435867</text:p>
          </table:table-cell>
          <table:table-cell office:value-type="float" office:value="-0.80862899770045005" table:style-name="ce1">
            <text:p>-0,808628998</text:p>
          </table:table-cell>
          <table:table-cell office:value-type="float" office:value="-1.0754539386778399" table:style-name="ce1">
            <text:p>-1,075453939</text:p>
          </table:table-cell>
          <table:table-cell office:value-type="float" office:value="-1.3715843779576899" table:style-name="ce1">
            <text:p>-1,371584378</text:p>
          </table:table-cell>
          <table:table-cell office:value-type="float" office:value="-1.0404358670095" table:style-name="ce1">
            <text:p>-1,040435867</text:p>
          </table:table-cell>
          <table:table-cell office:value-type="float" office:value="-0.96186195022995402" table:style-name="ce1">
            <text:p>-0,96186195</text:p>
          </table:table-cell>
          <table:table-cell office:value-type="float" office:value="1.27283062827938" table:style-name="ce1">
            <text:p>1,272830628</text:p>
          </table:table-cell>
          <table:table-cell office:value-type="float" office:value="-0.76865533687714205" table:style-name="ce1">
            <text:p>-0,768655337</text:p>
          </table:table-cell>
          <table:table-cell office:value-type="float" office:value="0.18949266277336599" table:style-name="ce1">
            <text:p>0,189492663</text:p>
          </table:table-cell>
          <table:table-cell office:value-type="float" office:value="1.0404358670095" table:style-name="ce1">
            <text:p>1,040435867</text:p>
          </table:table-cell>
          <table:table-cell office:value-type="float" office:value="-0.92298831654788005" table:style-name="ce1">
            <text:p>-0,922988317</text:p>
          </table:table-cell>
          <table:table-cell office:value-type="float" office:value="1.52370791353028" table:style-name="ce1">
            <text:p>1,523707914</text:p>
          </table:table-cell>
          <table:table-cell office:value-type="float" office:value="-1.4565438878644701" table:style-name="ce1">
            <text:p>-1,456543888</text:p>
          </table:table-cell>
          <table:table-cell office:value-type="float" office:value="0.310282703551717" table:style-name="ce1">
            <text:p>0,310282704</text:p>
          </table:table-cell>
          <table:table-cell office:value-type="float" office:value="-0.51540365348196204" table:style-name="ce1">
            <text:p>-0,515403653</text:p>
          </table:table-cell>
          <table:table-cell office:value-type="float" office:value="-1.0404358670095" table:style-name="ce1">
            <text:p>-1,040435867</text:p>
          </table:table-cell>
          <table:table-cell office:value-type="float" office:value="-0.94958604801911695" table:style-name="ce1">
            <text:p>-0,949586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516175379352602" table:style-name="ce1">
            <text:p>0,515161754</text:p>
          </table:table-cell>
          <table:table-cell office:value-type="float" office:value="2.1694230071291298" table:style-name="ce1">
            <text:p>2,169423007</text:p>
          </table:table-cell>
          <table:table-cell table:number-columns-repeated="16360"/>
        </table:table-row>
        <table:table-row table:style-name="ro1">
          <table:table-cell office:value-type="float" office:value="0.40258269936968699" table:style-name="ce1">
            <text:p>0,402582699</text:p>
          </table:table-cell>
          <table:table-cell office:value-type="float" office:value="-1.4824123821222801" table:style-name="ce1">
            <text:p>-1,482412382</text:p>
          </table:table-cell>
          <table:table-cell office:value-type="float" office:value="0" table:style-name="ce1">
            <text:p>0</text:p>
          </table:table-cell>
          <table:table-cell office:value-type="float" office:value="1.06730413718341" table:style-name="ce1">
            <text:p>1,067304137</text:p>
          </table:table-cell>
          <table:table-cell office:value-type="float" office:value="-0.20659856807475899" table:style-name="ce1">
            <text:p>-0,206598568</text:p>
          </table:table-cell>
          <table:table-cell office:value-type="float" office:value="-0.61123133787068296" table:style-name="ce1">
            <text:p>-0,611231338</text:p>
          </table:table-cell>
          <table:table-cell office:value-type="float" office:value="-1.8632820372005501" table:style-name="ce1">
            <text:p>-1,863282037</text:p>
          </table:table-cell>
          <table:table-cell office:value-type="float" office:value="-1.06730413718341" table:style-name="ce1">
            <text:p>-1,067304137</text:p>
          </table:table-cell>
          <table:table-cell office:value-type="float" office:value="-1.5338206790978901" table:style-name="ce1">
            <text:p>-1,533820679</text:p>
          </table:table-cell>
          <table:table-cell office:value-type="float" office:value="1.2162429123298599" table:style-name="ce1">
            <text:p>1,216242912</text:p>
          </table:table-cell>
          <table:table-cell office:value-type="float" office:value="-0.81685189479822495" table:style-name="ce1">
            <text:p>-0,816851895</text:p>
          </table:table-cell>
          <table:table-cell office:value-type="float" office:value="0.46411060927178999" table:style-name="ce1">
            <text:p>0,464110609</text:p>
          </table:table-cell>
          <table:table-cell office:value-type="float" office:value="1.06730413718341" table:style-name="ce1">
            <text:p>1,067304137</text:p>
          </table:table-cell>
          <table:table-cell office:value-type="float" office:value="-0.94520024880700704" table:style-name="ce1">
            <text:p>-0,945200249</text:p>
          </table:table-cell>
          <table:table-cell office:value-type="float" office:value="1.0827395729610301" table:style-name="ce1">
            <text:p>1,082739573</text:p>
          </table:table-cell>
          <table:table-cell office:value-type="float" office:value="-1.56932663259766" table:style-name="ce1">
            <text:p>-1,569326633</text:p>
          </table:table-cell>
          <table:table-cell office:value-type="float" office:value="0.58786684954500401" table:style-name="ce1">
            <text:p>0,58786685</text:p>
          </table:table-cell>
          <table:table-cell office:value-type="float" office:value="-0.64994831209217496" table:style-name="ce1">
            <text:p>-0,649948312</text:p>
          </table:table-cell>
          <table:table-cell office:value-type="float" office:value="-1.06730413718341" table:style-name="ce1">
            <text:p>-1,067304137</text:p>
          </table:table-cell>
          <table:table-cell office:value-type="float" office:value="0.243906443978189" table:style-name="ce1">
            <text:p>0,243906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75546007241801" table:style-name="ce1">
            <text:p>1,577554601</text:p>
          </table:table-cell>
          <table:table-cell office:value-type="float" office:value="1.1234629915338501" table:style-name="ce1">
            <text:p>1,123462992</text:p>
          </table:table-cell>
          <table:table-cell table:number-columns-repeated="16360"/>
        </table:table-row>
        <table:table-row table:style-name="ro1">
          <table:table-cell office:value-type="float" office:value="0.72109803722435595" table:style-name="ce1">
            <text:p>0,721098037</text:p>
          </table:table-cell>
          <table:table-cell office:value-type="float" office:value="9.5034306078701905E-2" table:style-name="ce1">
            <text:p>0,095034306</text:p>
          </table:table-cell>
          <table:table-cell office:value-type="float" office:value="0" table:style-name="ce1">
            <text:p>0</text:p>
          </table:table-cell>
          <table:table-cell office:value-type="float" office:value="1.1091023641306199" table:style-name="ce1">
            <text:p>1,109102364</text:p>
          </table:table-cell>
          <table:table-cell office:value-type="float" office:value="-1.14329355415421" table:style-name="ce1">
            <text:p>-1,143293554</text:p>
          </table:table-cell>
          <table:table-cell office:value-type="float" office:value="-1.0551441122971199" table:style-name="ce1">
            <text:p>-1,055144112</text:p>
          </table:table-cell>
          <table:table-cell office:value-type="float" office:value="-1.26810340271859" table:style-name="ce1">
            <text:p>-1,268103403</text:p>
          </table:table-cell>
          <table:table-cell office:value-type="float" office:value="-1.1091023641306199" table:style-name="ce1">
            <text:p>-1,109102364</text:p>
          </table:table-cell>
          <table:table-cell office:value-type="float" office:value="-2.9793046066647499" table:style-name="ce1">
            <text:p>-2,979304607</text:p>
          </table:table-cell>
          <table:table-cell office:value-type="float" office:value="1.5586943023023501" table:style-name="ce1">
            <text:p>1,558694302</text:p>
          </table:table-cell>
          <table:table-cell office:value-type="float" office:value="-1.3085656738445599" table:style-name="ce1">
            <text:p>-1,308565674</text:p>
          </table:table-cell>
          <table:table-cell office:value-type="float" office:value="0.27810197578632601" table:style-name="ce1">
            <text:p>0,278101976</text:p>
          </table:table-cell>
          <table:table-cell office:value-type="float" office:value="1.1091023641306199" table:style-name="ce1">
            <text:p>1,109102364</text:p>
          </table:table-cell>
          <table:table-cell office:value-type="float" office:value="-1.34651160669415" table:style-name="ce1">
            <text:p>-1,346511607</text:p>
          </table:table-cell>
          <table:table-cell office:value-type="float" office:value="1.3690625864438" table:style-name="ce1">
            <text:p>1,369062586</text:p>
          </table:table-cell>
          <table:table-cell office:value-type="float" office:value="-1.49404971015656" table:style-name="ce1">
            <text:p>-1,49404971</text:p>
          </table:table-cell>
          <table:table-cell office:value-type="float" office:value="0.52635959986706204" table:style-name="ce1">
            <text:p>0,5263596</text:p>
          </table:table-cell>
          <table:table-cell office:value-type="float" office:value="-0.63767019405763004" table:style-name="ce1">
            <text:p>-0,637670194</text:p>
          </table:table-cell>
          <table:table-cell office:value-type="float" office:value="-1.1091023641306199" table:style-name="ce1">
            <text:p>-1,109102364</text:p>
          </table:table-cell>
          <table:table-cell office:value-type="float" office:value="-0.50542937640736596" table:style-name="ce1">
            <text:p>-0,505429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5730881429169" table:style-name="ce1">
            <text:p>1,557308814</text:p>
          </table:table-cell>
          <table:table-cell office:value-type="float" office:value="1.71838525174589" table:style-name="ce1">
            <text:p>1,718385252</text:p>
          </table:table-cell>
          <table:table-cell table:number-columns-repeated="16360"/>
        </table:table-row>
        <table:table-row table:style-name="ro1">
          <table:table-cell office:value-type="float" office:value="0.179899507837643" table:style-name="ce1">
            <text:p>0,179899508</text:p>
          </table:table-cell>
          <table:table-cell office:value-type="float" office:value="-0.69144125767414999" table:style-name="ce1">
            <text:p>-0,691441258</text:p>
          </table:table-cell>
          <table:table-cell office:value-type="float" office:value="0" table:style-name="ce1">
            <text:p>0</text:p>
          </table:table-cell>
          <table:table-cell office:value-type="float" office:value="1.10364631749752" table:style-name="ce1">
            <text:p>1,103646317</text:p>
          </table:table-cell>
          <table:table-cell office:value-type="float" office:value="-0.41665256639048698" table:style-name="ce1">
            <text:p>-0,416652566</text:p>
          </table:table-cell>
          <table:table-cell office:value-type="float" office:value="-1.4525610220604199" table:style-name="ce1">
            <text:p>-1,452561022</text:p>
          </table:table-cell>
          <table:table-cell office:value-type="float" office:value="-1.6548225419276199" table:style-name="ce1">
            <text:p>-1,654822542</text:p>
          </table:table-cell>
          <table:table-cell office:value-type="float" office:value="-1.10364631749752" table:style-name="ce1">
            <text:p>-1,103646317</text:p>
          </table:table-cell>
          <table:table-cell office:value-type="float" office:value="-0.11744967746127399" table:style-name="ce1">
            <text:p>-0,117449677</text:p>
          </table:table-cell>
          <table:table-cell office:value-type="float" office:value="1.76850638287624" table:style-name="ce1">
            <text:p>1,768506383</text:p>
          </table:table-cell>
          <table:table-cell office:value-type="float" office:value="-1.82742123725255" table:style-name="ce1">
            <text:p>-1,827421237</text:p>
          </table:table-cell>
          <table:table-cell office:value-type="float" office:value="0.60065367563453798" table:style-name="ce1">
            <text:p>0,600653676</text:p>
          </table:table-cell>
          <table:table-cell office:value-type="float" office:value="1.10364631749752" table:style-name="ce1">
            <text:p>1,103646317</text:p>
          </table:table-cell>
          <table:table-cell office:value-type="float" office:value="-1.3125462984432801" table:style-name="ce1">
            <text:p>-1,312546298</text:p>
          </table:table-cell>
          <table:table-cell office:value-type="float" office:value="1.1515651832482201" table:style-name="ce1">
            <text:p>1,151565183</text:p>
          </table:table-cell>
          <table:table-cell office:value-type="float" office:value="-1.78849152068811" table:style-name="ce1">
            <text:p>-1,788491521</text:p>
          </table:table-cell>
          <table:table-cell office:value-type="float" office:value="0.450351454230427" table:style-name="ce1">
            <text:p>0,450351454</text:p>
          </table:table-cell>
          <table:table-cell office:value-type="float" office:value="-1.11326118178801" table:style-name="ce1">
            <text:p>-1,113261182</text:p>
          </table:table-cell>
          <table:table-cell office:value-type="float" office:value="-1.10364631749752" table:style-name="ce1">
            <text:p>-1,103646317</text:p>
          </table:table-cell>
          <table:table-cell office:value-type="float" office:value="-9.5614624341800195E-2" table:style-name="ce1">
            <text:p>-0,0956146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916793515224301" table:style-name="ce1">
            <text:p>1,791679352</text:p>
          </table:table-cell>
          <table:table-cell office:value-type="float" office:value="2.2881138075463299" table:style-name="ce1">
            <text:p>2,288113808</text:p>
          </table:table-cell>
          <table:table-cell table:number-columns-repeated="16360"/>
        </table:table-row>
        <table:table-row table:style-name="ro1">
          <table:table-cell office:value-type="float" office:value="0.33168240036942598" table:style-name="ce1">
            <text:p>0,3316824</text:p>
          </table:table-cell>
          <table:table-cell office:value-type="float" office:value="0.29434447333115799" table:style-name="ce1">
            <text:p>0,294344473</text:p>
          </table:table-cell>
          <table:table-cell office:value-type="float" office:value="0" table:style-name="ce1">
            <text:p>0</text:p>
          </table:table-cell>
          <table:table-cell office:value-type="float" office:value="1.0726858946869" table:style-name="ce1">
            <text:p>1,072685895</text:p>
          </table:table-cell>
          <table:table-cell office:value-type="float" office:value="-0.42457410709396098" table:style-name="ce1">
            <text:p>-0,424574107</text:p>
          </table:table-cell>
          <table:table-cell office:value-type="float" office:value="-1.5552920060704301" table:style-name="ce1">
            <text:p>-1,555292006</text:p>
          </table:table-cell>
          <table:table-cell office:value-type="float" office:value="-1.0021358190167" table:style-name="ce1">
            <text:p>-1,002135819</text:p>
          </table:table-cell>
          <table:table-cell office:value-type="float" office:value="-1.0726858946869" table:style-name="ce1">
            <text:p>-1,072685895</text:p>
          </table:table-cell>
          <table:table-cell office:value-type="float" office:value="-2.4395014416215401" table:style-name="ce1">
            <text:p>-2,439501442</text:p>
          </table:table-cell>
          <table:table-cell office:value-type="float" office:value="1.44498323773371" table:style-name="ce1">
            <text:p>1,444983238</text:p>
          </table:table-cell>
          <table:table-cell office:value-type="float" office:value="-0.77158832552606904" table:style-name="ce1">
            <text:p>-0,771588326</text:p>
          </table:table-cell>
          <table:table-cell office:value-type="float" office:value="0.285035598896905" table:style-name="ce1">
            <text:p>0,285035599</text:p>
          </table:table-cell>
          <table:table-cell office:value-type="float" office:value="1.0726858946869" table:style-name="ce1">
            <text:p>1,072685895</text:p>
          </table:table-cell>
          <table:table-cell office:value-type="float" office:value="-0.57449549741056405" table:style-name="ce1">
            <text:p>-0,574495497</text:p>
          </table:table-cell>
          <table:table-cell office:value-type="float" office:value="0.86537624598516305" table:style-name="ce1">
            <text:p>0,865376246</text:p>
          </table:table-cell>
          <table:table-cell office:value-type="float" office:value="-1.49926342707754" table:style-name="ce1">
            <text:p>-1,499263427</text:p>
          </table:table-cell>
          <table:table-cell office:value-type="float" office:value="0.181424960872198" table:style-name="ce1">
            <text:p>0,181424961</text:p>
          </table:table-cell>
          <table:table-cell office:value-type="float" office:value="-0.73382016542622097" table:style-name="ce1">
            <text:p>-0,733820165</text:p>
          </table:table-cell>
          <table:table-cell office:value-type="float" office:value="-1.0726858946869" table:style-name="ce1">
            <text:p>-1,072685895</text:p>
          </table:table-cell>
          <table:table-cell office:value-type="float" office:value="0.15013890201878199" table:style-name="ce1">
            <text:p>0,150138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669883203321799" table:style-name="ce1">
            <text:p>1,26698832</text:p>
          </table:table-cell>
          <table:table-cell office:value-type="float" office:value="1.46747352852748" table:style-name="ce1">
            <text:p>1,467473529</text:p>
          </table:table-cell>
          <table:table-cell table:number-columns-repeated="16360"/>
        </table:table-row>
        <table:table-row table:style-name="ro1">
          <table:table-cell office:value-type="float" office:value="6.7699090425357406E-2" table:style-name="ce1">
            <text:p>0,06769909</text:p>
          </table:table-cell>
          <table:table-cell office:value-type="float" office:value="-2.29785545778158" table:style-name="ce1">
            <text:p>-2,297855458</text:p>
          </table:table-cell>
          <table:table-cell office:value-type="float" office:value="0" table:style-name="ce1">
            <text:p>0</text:p>
          </table:table-cell>
          <table:table-cell office:value-type="float" office:value="1.09754047145351" table:style-name="ce1">
            <text:p>1,097540471</text:p>
          </table:table-cell>
          <table:table-cell office:value-type="float" office:value="-1.03773813816434" table:style-name="ce1">
            <text:p>-1,037738138</text:p>
          </table:table-cell>
          <table:table-cell office:value-type="float" office:value="-1.3141306454136901" table:style-name="ce1">
            <text:p>-1,314130645</text:p>
          </table:table-cell>
          <table:table-cell office:value-type="float" office:value="-1.9280530133379401" table:style-name="ce1">
            <text:p>-1,928053013</text:p>
          </table:table-cell>
          <table:table-cell office:value-type="float" office:value="-1.09754047145351" table:style-name="ce1">
            <text:p>-1,097540471</text:p>
          </table:table-cell>
          <table:table-cell office:value-type="float" office:value="0.25861115168693399" table:style-name="ce1">
            <text:p>0,258611152</text:p>
          </table:table-cell>
          <table:table-cell office:value-type="float" office:value="2.0277956073009298" table:style-name="ce1">
            <text:p>2,027795607</text:p>
          </table:table-cell>
          <table:table-cell office:value-type="float" office:value="-1.71965780122019" table:style-name="ce1">
            <text:p>-1,719657801</text:p>
          </table:table-cell>
          <table:table-cell office:value-type="float" office:value="0.238294220279055" table:style-name="ce1">
            <text:p>0,23829422</text:p>
          </table:table-cell>
          <table:table-cell office:value-type="float" office:value="1.09754047145351" table:style-name="ce1">
            <text:p>1,097540471</text:p>
          </table:table-cell>
          <table:table-cell office:value-type="float" office:value="-1.63502810274" table:style-name="ce1">
            <text:p>-1,635028103</text:p>
          </table:table-cell>
          <table:table-cell office:value-type="float" office:value="1.2892096828163" table:style-name="ce1">
            <text:p>1,289209683</text:p>
          </table:table-cell>
          <table:table-cell office:value-type="float" office:value="-1.3262739668680801" table:style-name="ce1">
            <text:p>-1,326273967</text:p>
          </table:table-cell>
          <table:table-cell office:value-type="float" office:value="2.4777726754261101E-2" table:style-name="ce1">
            <text:p>0,024777727</text:p>
          </table:table-cell>
          <table:table-cell office:value-type="float" office:value="-1.10233849964901" table:style-name="ce1">
            <text:p>-1,1023385</text:p>
          </table:table-cell>
          <table:table-cell office:value-type="float" office:value="-1.09754047145351" table:style-name="ce1">
            <text:p>-1,097540471</text:p>
          </table:table-cell>
          <table:table-cell office:value-type="float" office:value="-0.35300852726644999" table:style-name="ce1">
            <text:p>-0,35300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368571607268" table:style-name="ce1">
            <text:p>1,236857161</text:p>
          </table:table-cell>
          <table:table-cell office:value-type="float" office:value="1.5180933087388" table:style-name="ce1">
            <text:p>1,518093309</text:p>
          </table:table-cell>
          <table:table-cell table:number-columns-repeated="16360"/>
        </table:table-row>
        <table:table-row table:style-name="ro1">
          <table:table-cell office:value-type="float" office:value="-1.05778997743851" table:style-name="ce1">
            <text:p>-1,057789977</text:p>
          </table:table-cell>
          <table:table-cell office:value-type="float" office:value="-0.56176427751954205" table:style-name="ce1">
            <text:p>-0,561764278</text:p>
          </table:table-cell>
          <table:table-cell office:value-type="float" office:value="0" table:style-name="ce1">
            <text:p>0</text:p>
          </table:table-cell>
          <table:table-cell office:value-type="float" office:value="1.0727952336181601" table:style-name="ce1">
            <text:p>1,072795234</text:p>
          </table:table-cell>
          <table:table-cell office:value-type="float" office:value="-0.69505059297315497" table:style-name="ce1">
            <text:p>-0,695050593</text:p>
          </table:table-cell>
          <table:table-cell office:value-type="float" office:value="-1.27832056339379" table:style-name="ce1">
            <text:p>-1,278320563</text:p>
          </table:table-cell>
          <table:table-cell office:value-type="float" office:value="-1.0399871354380099" table:style-name="ce1">
            <text:p>-1,039987135</text:p>
          </table:table-cell>
          <table:table-cell office:value-type="float" office:value="-1.0727952336181601" table:style-name="ce1">
            <text:p>-1,072795234</text:p>
          </table:table-cell>
          <table:table-cell office:value-type="float" office:value="-1.2884302278581901" table:style-name="ce1">
            <text:p>-1,288430228</text:p>
          </table:table-cell>
          <table:table-cell office:value-type="float" office:value="0.62973808176357504" table:style-name="ce1">
            <text:p>0,629738082</text:p>
          </table:table-cell>
          <table:table-cell office:value-type="float" office:value="-1.1185519852086401" table:style-name="ce1">
            <text:p>-1,118551985</text:p>
          </table:table-cell>
          <table:table-cell office:value-type="float" office:value="0.23006187615568299" table:style-name="ce1">
            <text:p>0,230061876</text:p>
          </table:table-cell>
          <table:table-cell office:value-type="float" office:value="1.0727952336181601" table:style-name="ce1">
            <text:p>1,072795234</text:p>
          </table:table-cell>
          <table:table-cell office:value-type="float" office:value="-0.50349751549738997" table:style-name="ce1">
            <text:p>-0,503497515</text:p>
          </table:table-cell>
          <table:table-cell office:value-type="float" office:value="0.59374601929288495" table:style-name="ce1">
            <text:p>0,593746019</text:p>
          </table:table-cell>
          <table:table-cell office:value-type="float" office:value="-1.6541747795167501" table:style-name="ce1">
            <text:p>-1,65417478</text:p>
          </table:table-cell>
          <table:table-cell office:value-type="float" office:value="0.75615954508837702" table:style-name="ce1">
            <text:p>0,756159545</text:p>
          </table:table-cell>
          <table:table-cell office:value-type="float" office:value="-0.62846919018543801" table:style-name="ce1">
            <text:p>-0,62846919</text:p>
          </table:table-cell>
          <table:table-cell office:value-type="float" office:value="-1.0727952336181601" table:style-name="ce1">
            <text:p>-1,072795234</text:p>
          </table:table-cell>
          <table:table-cell office:value-type="float" office:value="-0.236672110512996" table:style-name="ce1">
            <text:p>-0,236672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293263928575" table:style-name="ce1">
            <text:p>1,002932639</text:p>
          </table:table-cell>
          <table:table-cell office:value-type="float" office:value="0.54407586273299602" table:style-name="ce1">
            <text:p>0,544075863</text:p>
          </table:table-cell>
          <table:table-cell table:number-columns-repeated="16360"/>
        </table:table-row>
        <table:table-row table:style-name="ro1">
          <table:table-cell office:value-type="float" office:value="-0.99689406833619998" table:style-name="ce1">
            <text:p>-0,996894068</text:p>
          </table:table-cell>
          <table:table-cell office:value-type="float" office:value="-0.39820984449899299" table:style-name="ce1">
            <text:p>-0,398209844</text:p>
          </table:table-cell>
          <table:table-cell office:value-type="float" office:value="0" table:style-name="ce1">
            <text:p>0</text:p>
          </table:table-cell>
          <table:table-cell office:value-type="float" office:value="1.1176713220027299" table:style-name="ce1">
            <text:p>1,117671322</text:p>
          </table:table-cell>
          <table:table-cell office:value-type="float" office:value="-1.2144883641178099" table:style-name="ce1">
            <text:p>-1,214488364</text:p>
          </table:table-cell>
          <table:table-cell office:value-type="float" office:value="-1.4575051855332699" table:style-name="ce1">
            <text:p>-1,457505186</text:p>
          </table:table-cell>
          <table:table-cell office:value-type="float" office:value="-2.1973397692747199" table:style-name="ce1">
            <text:p>-2,197339769</text:p>
          </table:table-cell>
          <table:table-cell office:value-type="float" office:value="-1.1176713220027299" table:style-name="ce1">
            <text:p>-1,117671322</text:p>
          </table:table-cell>
          <table:table-cell office:value-type="float" office:value="-0.33586915816830498" table:style-name="ce1">
            <text:p>-0,335869158</text:p>
          </table:table-cell>
          <table:table-cell office:value-type="float" office:value="1.67173265113661" table:style-name="ce1">
            <text:p>1,671732651</text:p>
          </table:table-cell>
          <table:table-cell office:value-type="float" office:value="-1.47209722711679" table:style-name="ce1">
            <text:p>-1,472097227</text:p>
          </table:table-cell>
          <table:table-cell office:value-type="float" office:value="0.63504671659107803" table:style-name="ce1">
            <text:p>0,635046717</text:p>
          </table:table-cell>
          <table:table-cell office:value-type="float" office:value="1.1176713220027299" table:style-name="ce1">
            <text:p>1,117671322</text:p>
          </table:table-cell>
          <table:table-cell office:value-type="float" office:value="-1.51473456478901" table:style-name="ce1">
            <text:p>-1,514734565</text:p>
          </table:table-cell>
          <table:table-cell office:value-type="float" office:value="1.08084143360143" table:style-name="ce1">
            <text:p>1,080841434</text:p>
          </table:table-cell>
          <table:table-cell office:value-type="float" office:value="-0.82816917838387005" table:style-name="ce1">
            <text:p>-0,828169178</text:p>
          </table:table-cell>
          <table:table-cell office:value-type="float" office:value="0.722169768901472" table:style-name="ce1">
            <text:p>0,722169769</text:p>
          </table:table-cell>
          <table:table-cell office:value-type="float" office:value="-1.02444640612862" table:style-name="ce1">
            <text:p>-1,024446406</text:p>
          </table:table-cell>
          <table:table-cell office:value-type="float" office:value="-1.1176713220027299" table:style-name="ce1">
            <text:p>-1,117671322</text:p>
          </table:table-cell>
          <table:table-cell office:value-type="float" office:value="-0.78122254620431297" table:style-name="ce1">
            <text:p>-0,781222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0793545443007" table:style-name="ce1">
            <text:p>1,507935454</text:p>
          </table:table-cell>
          <table:table-cell office:value-type="float" office:value="0.84990575751783703" table:style-name="ce1">
            <text:p>0,849905758</text:p>
          </table:table-cell>
          <table:table-cell table:number-columns-repeated="16360"/>
        </table:table-row>
        <table:table-row table:style-name="ro1">
          <table:table-cell office:value-type="float" office:value="0.194152444289976" table:style-name="ce1">
            <text:p>0,194152444</text:p>
          </table:table-cell>
          <table:table-cell office:value-type="float" office:value="0.36801652006180202" table:style-name="ce1">
            <text:p>0,36801652</text:p>
          </table:table-cell>
          <table:table-cell office:value-type="float" office:value="0" table:style-name="ce1">
            <text:p>0</text:p>
          </table:table-cell>
          <table:table-cell office:value-type="float" office:value="1.0757533061518401" table:style-name="ce1">
            <text:p>1,075753306</text:p>
          </table:table-cell>
          <table:table-cell office:value-type="float" office:value="-0.94251828590070297" table:style-name="ce1">
            <text:p>-0,942518286</text:p>
          </table:table-cell>
          <table:table-cell office:value-type="float" office:value="-1.4413625139197801" table:style-name="ce1">
            <text:p>-1,441362514</text:p>
          </table:table-cell>
          <table:table-cell office:value-type="float" office:value="-1.1429287150526599" table:style-name="ce1">
            <text:p>-1,142928715</text:p>
          </table:table-cell>
          <table:table-cell office:value-type="float" office:value="-1.0757533061518401" table:style-name="ce1">
            <text:p>-1,075753306</text:p>
          </table:table-cell>
          <table:table-cell office:value-type="float" office:value="-0.70334735931329695" table:style-name="ce1">
            <text:p>-0,703347359</text:p>
          </table:table-cell>
          <table:table-cell office:value-type="float" office:value="1.3682303091121799" table:style-name="ce1">
            <text:p>1,368230309</text:p>
          </table:table-cell>
          <table:table-cell office:value-type="float" office:value="-1.34301581529924" table:style-name="ce1">
            <text:p>-1,343015815</text:p>
          </table:table-cell>
          <table:table-cell office:value-type="float" office:value="0.24218500753385699" table:style-name="ce1">
            <text:p>0,242185008</text:p>
          </table:table-cell>
          <table:table-cell office:value-type="float" office:value="1.0757533061518401" table:style-name="ce1">
            <text:p>1,075753306</text:p>
          </table:table-cell>
          <table:table-cell office:value-type="float" office:value="-0.93693724191699701" table:style-name="ce1">
            <text:p>-0,936937242</text:p>
          </table:table-cell>
          <table:table-cell office:value-type="float" office:value="0.84080856335561505" table:style-name="ce1">
            <text:p>0,840808563</text:p>
          </table:table-cell>
          <table:table-cell office:value-type="float" office:value="-1.37684256252705" table:style-name="ce1">
            <text:p>-1,376842563</text:p>
          </table:table-cell>
          <table:table-cell office:value-type="float" office:value="0.52135101364135095" table:style-name="ce1">
            <text:p>0,521351014</text:p>
          </table:table-cell>
          <table:table-cell office:value-type="float" office:value="-0.66795311611714303" table:style-name="ce1">
            <text:p>-0,667953116</text:p>
          </table:table-cell>
          <table:table-cell office:value-type="float" office:value="-1.0757533061518401" table:style-name="ce1">
            <text:p>-1,075753306</text:p>
          </table:table-cell>
          <table:table-cell office:value-type="float" office:value="-1.8186772722066501E-2" table:style-name="ce1">
            <text:p>-0,018186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758778009619701" table:style-name="ce1">
            <text:p>1,875877801</text:p>
          </table:table-cell>
          <table:table-cell office:value-type="float" office:value="1.2326879157247099" table:style-name="ce1">
            <text:p>1,232687916</text:p>
          </table:table-cell>
          <table:table-cell table:number-columns-repeated="16360"/>
        </table:table-row>
        <table:table-row table:style-name="ro1">
          <table:table-cell office:value-type="float" office:value="-4.60983690226403E-2" table:style-name="ce1">
            <text:p>-0,046098369</text:p>
          </table:table-cell>
          <table:table-cell office:value-type="float" office:value="-0.17992984024605399" table:style-name="ce1">
            <text:p>-0,17992984</text:p>
          </table:table-cell>
          <table:table-cell office:value-type="float" office:value="0" table:style-name="ce1">
            <text:p>0</text:p>
          </table:table-cell>
          <table:table-cell office:value-type="float" office:value="1.07147880491791" table:style-name="ce1">
            <text:p>1,071478805</text:p>
          </table:table-cell>
          <table:table-cell office:value-type="float" office:value="-0.56295603613061596" table:style-name="ce1">
            <text:p>-0,562956036</text:p>
          </table:table-cell>
          <table:table-cell office:value-type="float" office:value="-0.62238880639407801" table:style-name="ce1">
            <text:p>-0,622388806</text:p>
          </table:table-cell>
          <table:table-cell office:value-type="float" office:value="-1.3463892787406899" table:style-name="ce1">
            <text:p>-1,346389279</text:p>
          </table:table-cell>
          <table:table-cell office:value-type="float" office:value="-1.07147880491791" table:style-name="ce1">
            <text:p>-1,071478805</text:p>
          </table:table-cell>
          <table:table-cell office:value-type="float" office:value="-1.25523770309903" table:style-name="ce1">
            <text:p>-1,255237703</text:p>
          </table:table-cell>
          <table:table-cell office:value-type="float" office:value="0.92160194829916198" table:style-name="ce1">
            <text:p>0,921601948</text:p>
          </table:table-cell>
          <table:table-cell office:value-type="float" office:value="-1.2785110206263" table:style-name="ce1">
            <text:p>-1,278511021</text:p>
          </table:table-cell>
          <table:table-cell office:value-type="float" office:value="0.63923663447047996" table:style-name="ce1">
            <text:p>0,639236634</text:p>
          </table:table-cell>
          <table:table-cell office:value-type="float" office:value="1.07147880491791" table:style-name="ce1">
            <text:p>1,071478805</text:p>
          </table:table-cell>
          <table:table-cell office:value-type="float" office:value="-1.28725896561556" table:style-name="ce1">
            <text:p>-1,287258966</text:p>
          </table:table-cell>
          <table:table-cell office:value-type="float" office:value="0.87137271774124603" table:style-name="ce1">
            <text:p>0,871372718</text:p>
          </table:table-cell>
          <table:table-cell office:value-type="float" office:value="-0.85593132477703604" table:style-name="ce1">
            <text:p>-0,855931325</text:p>
          </table:table-cell>
          <table:table-cell office:value-type="float" office:value="0.28028000793088997" table:style-name="ce1">
            <text:p>0,280280008</text:p>
          </table:table-cell>
          <table:table-cell office:value-type="float" office:value="-0.622095270454602" table:style-name="ce1">
            <text:p>-0,62209527</text:p>
          </table:table-cell>
          <table:table-cell office:value-type="float" office:value="-1.07147880491791" table:style-name="ce1">
            <text:p>-1,071478805</text:p>
          </table:table-cell>
          <table:table-cell office:value-type="float" office:value="0.33092243641291802" table:style-name="ce1">
            <text:p>0,330922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6939999507201" table:style-name="ce1">
            <text:p>1,038694</text:p>
          </table:table-cell>
          <table:table-cell office:value-type="float" office:value="1.0963410161790501" table:style-name="ce1">
            <text:p>1,096341016</text:p>
          </table:table-cell>
          <table:table-cell table:number-columns-repeated="16360"/>
        </table:table-row>
        <table:table-row table:style-name="ro1">
          <table:table-cell office:value-type="float" office:value="-2.9399965940822299E-2" table:style-name="ce1">
            <text:p>-0,029399966</text:p>
          </table:table-cell>
          <table:table-cell office:value-type="float" office:value="-0.354858731229312" table:style-name="ce1">
            <text:p>-0,354858731</text:p>
          </table:table-cell>
          <table:table-cell office:value-type="float" office:value="0" table:style-name="ce1">
            <text:p>0</text:p>
          </table:table-cell>
          <table:table-cell office:value-type="float" office:value="1.1055250162911801" table:style-name="ce1">
            <text:p>1,105525016</text:p>
          </table:table-cell>
          <table:table-cell office:value-type="float" office:value="-0.449021005115394" table:style-name="ce1">
            <text:p>-0,449021005</text:p>
          </table:table-cell>
          <table:table-cell office:value-type="float" office:value="-1.2150086274524801" table:style-name="ce1">
            <text:p>-1,215008627</text:p>
          </table:table-cell>
          <table:table-cell office:value-type="float" office:value="-1.35949569441205" table:style-name="ce1">
            <text:p>-1,359495694</text:p>
          </table:table-cell>
          <table:table-cell office:value-type="float" office:value="-1.1055250162911801" table:style-name="ce1">
            <text:p>-1,105525016</text:p>
          </table:table-cell>
          <table:table-cell office:value-type="float" office:value="-2.1778166794473499" table:style-name="ce1">
            <text:p>-2,177816679</text:p>
          </table:table-cell>
          <table:table-cell office:value-type="float" office:value="1.2490870603253601" table:style-name="ce1">
            <text:p>1,24908706</text:p>
          </table:table-cell>
          <table:table-cell office:value-type="float" office:value="-1.92692331860268" table:style-name="ce1">
            <text:p>-1,926923319</text:p>
          </table:table-cell>
          <table:table-cell office:value-type="float" office:value="0.36245332214743797" table:style-name="ce1">
            <text:p>0,362453322</text:p>
          </table:table-cell>
          <table:table-cell office:value-type="float" office:value="1.1055250162911801" table:style-name="ce1">
            <text:p>1,105525016</text:p>
          </table:table-cell>
          <table:table-cell office:value-type="float" office:value="-1.32053530067201" table:style-name="ce1">
            <text:p>-1,320535301</text:p>
          </table:table-cell>
          <table:table-cell office:value-type="float" office:value="1.3161718734527701" table:style-name="ce1">
            <text:p>1,316171873</text:p>
          </table:table-cell>
          <table:table-cell office:value-type="float" office:value="-1.00255035038718" table:style-name="ce1">
            <text:p>-1,00255035</text:p>
          </table:table-cell>
          <table:table-cell office:value-type="float" office:value="0.46801180252622898" table:style-name="ce1">
            <text:p>0,468011803</text:p>
          </table:table-cell>
          <table:table-cell office:value-type="float" office:value="-0.39936951062224202" table:style-name="ce1">
            <text:p>-0,399369511</text:p>
          </table:table-cell>
          <table:table-cell office:value-type="float" office:value="-1.1055250162911801" table:style-name="ce1">
            <text:p>-1,105525016</text:p>
          </table:table-cell>
          <table:table-cell office:value-type="float" office:value="-1.0469837962881099" table:style-name="ce1">
            <text:p>-1,0469837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417796482208699" table:style-name="ce1">
            <text:p>1,341779648</text:p>
          </table:table-cell>
          <table:table-cell office:value-type="float" office:value="0.90883395327634897" table:style-name="ce1">
            <text:p>0,908833953</text:p>
          </table:table-cell>
          <table:table-cell table:number-columns-repeated="16360"/>
        </table:table-row>
        <table:table-row table:style-name="ro1">
          <table:table-cell office:value-type="float" office:value="-0.30649778012492201" table:style-name="ce1">
            <text:p>-0,30649778</text:p>
          </table:table-cell>
          <table:table-cell office:value-type="float" office:value="-0.38280249958571799" table:style-name="ce1">
            <text:p>-0,3828025</text:p>
          </table:table-cell>
          <table:table-cell office:value-type="float" office:value="0" table:style-name="ce1">
            <text:p>0</text:p>
          </table:table-cell>
          <table:table-cell office:value-type="float" office:value="1.13450393269631" table:style-name="ce1">
            <text:p>1,134503933</text:p>
          </table:table-cell>
          <table:table-cell office:value-type="float" office:value="-0.79359267422636204" table:style-name="ce1">
            <text:p>-0,793592674</text:p>
          </table:table-cell>
          <table:table-cell office:value-type="float" office:value="-0.76482363451117497" table:style-name="ce1">
            <text:p>-0,764823635</text:p>
          </table:table-cell>
          <table:table-cell office:value-type="float" office:value="-1.4549725772984099" table:style-name="ce1">
            <text:p>-1,454972577</text:p>
          </table:table-cell>
          <table:table-cell office:value-type="float" office:value="-1.13450393269631" table:style-name="ce1">
            <text:p>-1,134503933</text:p>
          </table:table-cell>
          <table:table-cell office:value-type="float" office:value="0.40291737792899401" table:style-name="ce1">
            <text:p>0,402917378</text:p>
          </table:table-cell>
          <table:table-cell office:value-type="float" office:value="1.05141032753109" table:style-name="ce1">
            <text:p>1,051410328</text:p>
          </table:table-cell>
          <table:table-cell office:value-type="float" office:value="-1.9874549266784001" table:style-name="ce1">
            <text:p>-1,987454927</text:p>
          </table:table-cell>
          <table:table-cell office:value-type="float" office:value="0.72891407689205001" table:style-name="ce1">
            <text:p>0,728914077</text:p>
          </table:table-cell>
          <table:table-cell office:value-type="float" office:value="1.13450393269631" table:style-name="ce1">
            <text:p>1,134503933</text:p>
          </table:table-cell>
          <table:table-cell office:value-type="float" office:value="-1.3359107271623201" table:style-name="ce1">
            <text:p>-1,335910727</text:p>
          </table:table-cell>
          <table:table-cell office:value-type="float" office:value="1.35814126332095" table:style-name="ce1">
            <text:p>1,358141263</text:p>
          </table:table-cell>
          <table:table-cell office:value-type="float" office:value="-1.5350079868106701" table:style-name="ce1">
            <text:p>-1,535007987</text:p>
          </table:table-cell>
          <table:table-cell office:value-type="float" office:value="0.431012753751494" table:style-name="ce1">
            <text:p>0,431012754</text:p>
          </table:table-cell>
          <table:table-cell office:value-type="float" office:value="-0.53086372027657902" table:style-name="ce1">
            <text:p>-0,53086372</text:p>
          </table:table-cell>
          <table:table-cell office:value-type="float" office:value="-1.13450393269631" table:style-name="ce1">
            <text:p>-1,134503933</text:p>
          </table:table-cell>
          <table:table-cell office:value-type="float" office:value="-0.78138999144719301" table:style-name="ce1">
            <text:p>-0,781389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1773730551772" table:style-name="ce1">
            <text:p>1,617737306</text:p>
          </table:table-cell>
          <table:table-cell office:value-type="float" office:value="0.72241637850966001" table:style-name="ce1">
            <text:p>0,722416379</text:p>
          </table:table-cell>
          <table:table-cell table:number-columns-repeated="16360"/>
        </table:table-row>
        <table:table-row table:style-name="ro1">
          <table:table-cell office:value-type="float" office:value="-0.449494224078756" table:style-name="ce1">
            <text:p>-0,449494224</text:p>
          </table:table-cell>
          <table:table-cell office:value-type="float" office:value="0.28865177214092202" table:style-name="ce1">
            <text:p>0,288651772</text:p>
          </table:table-cell>
          <table:table-cell office:value-type="float" office:value="0" table:style-name="ce1">
            <text:p>0</text:p>
          </table:table-cell>
          <table:table-cell office:value-type="float" office:value="1.09172513684204" table:style-name="ce1">
            <text:p>1,091725137</text:p>
          </table:table-cell>
          <table:table-cell office:value-type="float" office:value="-1.38652496636881" table:style-name="ce1">
            <text:p>-1,386524966</text:p>
          </table:table-cell>
          <table:table-cell office:value-type="float" office:value="-0.60032394695080704" table:style-name="ce1">
            <text:p>-0,600323947</text:p>
          </table:table-cell>
          <table:table-cell office:value-type="float" office:value="-0.76963736181478604" table:style-name="ce1">
            <text:p>-0,769637362</text:p>
          </table:table-cell>
          <table:table-cell office:value-type="float" office:value="-1.09172513684204" table:style-name="ce1">
            <text:p>-1,091725137</text:p>
          </table:table-cell>
          <table:table-cell office:value-type="float" office:value="0.58455162783984305" table:style-name="ce1">
            <text:p>0,584551628</text:p>
          </table:table-cell>
          <table:table-cell office:value-type="float" office:value="1.3613607137446699" table:style-name="ce1">
            <text:p>1,361360714</text:p>
          </table:table-cell>
          <table:table-cell office:value-type="float" office:value="-0.77359524840542204" table:style-name="ce1">
            <text:p>-0,773595248</text:p>
          </table:table-cell>
          <table:table-cell office:value-type="float" office:value="0.223900545236242" table:style-name="ce1">
            <text:p>0,223900545</text:p>
          </table:table-cell>
          <table:table-cell office:value-type="float" office:value="1.09172513684204" table:style-name="ce1">
            <text:p>1,091725137</text:p>
          </table:table-cell>
          <table:table-cell office:value-type="float" office:value="-1.0865377866735999" table:style-name="ce1">
            <text:p>-1,086537787</text:p>
          </table:table-cell>
          <table:table-cell office:value-type="float" office:value="0.84011840999548504" table:style-name="ce1">
            <text:p>0,84011841</text:p>
          </table:table-cell>
          <table:table-cell office:value-type="float" office:value="-1.0755435750248199" table:style-name="ce1">
            <text:p>-1,075543575</text:p>
          </table:table-cell>
          <table:table-cell office:value-type="float" office:value="0.26134187707279899" table:style-name="ce1">
            <text:p>0,261341877</text:p>
          </table:table-cell>
          <table:table-cell office:value-type="float" office:value="-0.337880899302481" table:style-name="ce1">
            <text:p>-0,337880899</text:p>
          </table:table-cell>
          <table:table-cell office:value-type="float" office:value="-1.09172513684204" table:style-name="ce1">
            <text:p>-1,091725137</text:p>
          </table:table-cell>
          <table:table-cell office:value-type="float" office:value="-8.7338999007708001E-2" table:style-name="ce1">
            <text:p>-0,087338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8378755903888" table:style-name="ce1">
            <text:p>1,183787559</text:p>
          </table:table-cell>
          <table:table-cell office:value-type="float" office:value="-9.4316747563215397E-2" table:style-name="ce1">
            <text:p>-0,094316748</text:p>
          </table:table-cell>
          <table:table-cell table:number-columns-repeated="16360"/>
        </table:table-row>
        <table:table-row table:style-name="ro1">
          <table:table-cell office:value-type="float" office:value="-0.70214807215002095" table:style-name="ce1">
            <text:p>-0,702148072</text:p>
          </table:table-cell>
          <table:table-cell office:value-type="float" office:value="9.1000251628548301E-2" table:style-name="ce1">
            <text:p>0,091000252</text:p>
          </table:table-cell>
          <table:table-cell office:value-type="float" office:value="0" table:style-name="ce1">
            <text:p>0</text:p>
          </table:table-cell>
          <table:table-cell office:value-type="float" office:value="1.05166851758758" table:style-name="ce1">
            <text:p>1,051668518</text:p>
          </table:table-cell>
          <table:table-cell office:value-type="float" office:value="-0.58319239668331502" table:style-name="ce1">
            <text:p>-0,583192397</text:p>
          </table:table-cell>
          <table:table-cell office:value-type="float" office:value="-0.15058868755979701" table:style-name="ce1">
            <text:p>-0,150588688</text:p>
          </table:table-cell>
          <table:table-cell office:value-type="float" office:value="-0.89349812798927397" table:style-name="ce1">
            <text:p>-0,893498128</text:p>
          </table:table-cell>
          <table:table-cell office:value-type="float" office:value="-1.05166851758758" table:style-name="ce1">
            <text:p>-1,051668518</text:p>
          </table:table-cell>
          <table:table-cell office:value-type="float" office:value="0.34164841091360199" table:style-name="ce1">
            <text:p>0,341648411</text:p>
          </table:table-cell>
          <table:table-cell office:value-type="float" office:value="1.0482364284585" table:style-name="ce1">
            <text:p>1,048236428</text:p>
          </table:table-cell>
          <table:table-cell office:value-type="float" office:value="-1.8077391314029301" table:style-name="ce1">
            <text:p>-1,807739131</text:p>
          </table:table-cell>
          <table:table-cell office:value-type="float" office:value="0.37364947537986998" table:style-name="ce1">
            <text:p>0,373649475</text:p>
          </table:table-cell>
          <table:table-cell office:value-type="float" office:value="1.05166851758758" table:style-name="ce1">
            <text:p>1,051668518</text:p>
          </table:table-cell>
          <table:table-cell office:value-type="float" office:value="-1.17636778470834" table:style-name="ce1">
            <text:p>-1,176367785</text:p>
          </table:table-cell>
          <table:table-cell office:value-type="float" office:value="0.81571073250676895" table:style-name="ce1">
            <text:p>0,815710733</text:p>
          </table:table-cell>
          <table:table-cell office:value-type="float" office:value="-1.1122974374915799" table:style-name="ce1">
            <text:p>-1,112297437</text:p>
          </table:table-cell>
          <table:table-cell office:value-type="float" office:value="0.23402998916014101" table:style-name="ce1">
            <text:p>0,234029989</text:p>
          </table:table-cell>
          <table:table-cell office:value-type="float" office:value="-0.44088231464688499" table:style-name="ce1">
            <text:p>-0,440882315</text:p>
          </table:table-cell>
          <table:table-cell office:value-type="float" office:value="-1.05166851758758" table:style-name="ce1">
            <text:p>-1,051668518</text:p>
          </table:table-cell>
          <table:table-cell office:value-type="float" office:value="-0.73621932478594199" table:style-name="ce1">
            <text:p>-0,736219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69085698204701" table:style-name="ce1">
            <text:p>1,06690857</text:p>
          </table:table-cell>
          <table:table-cell office:value-type="float" office:value="0.108044732427119" table:style-name="ce1">
            <text:p>0,108044732</text:p>
          </table:table-cell>
          <table:table-cell table:number-columns-repeated="16360"/>
        </table:table-row>
        <table:table-row table:style-name="ro1">
          <table:table-cell office:value-type="float" office:value="-0.85307834174821195" table:style-name="ce1">
            <text:p>-0,853078342</text:p>
          </table:table-cell>
          <table:table-cell office:value-type="float" office:value="1.2572128750279901" table:style-name="ce1">
            <text:p>1,257212875</text:p>
          </table:table-cell>
          <table:table-cell office:value-type="float" office:value="0" table:style-name="ce1">
            <text:p>0</text:p>
          </table:table-cell>
          <table:table-cell office:value-type="float" office:value="1.0615220696362999" table:style-name="ce1">
            <text:p>1,06152207</text:p>
          </table:table-cell>
          <table:table-cell office:value-type="float" office:value="-1.1771457692546301" table:style-name="ce1">
            <text:p>-1,177145769</text:p>
          </table:table-cell>
          <table:table-cell office:value-type="float" office:value="-0.558602035026451" table:style-name="ce1">
            <text:p>-0,558602035</text:p>
          </table:table-cell>
          <table:table-cell office:value-type="float" office:value="-0.44428164037760098" table:style-name="ce1">
            <text:p>-0,44428164</text:p>
          </table:table-cell>
          <table:table-cell office:value-type="float" office:value="-1.0615220696362999" table:style-name="ce1">
            <text:p>-1,06152207</text:p>
          </table:table-cell>
          <table:table-cell office:value-type="float" office:value="3.6837842299773403E-2" table:style-name="ce1">
            <text:p>0,036837842</text:p>
          </table:table-cell>
          <table:table-cell office:value-type="float" office:value="0.56580591685732096" table:style-name="ce1">
            <text:p>0,565805917</text:p>
          </table:table-cell>
          <table:table-cell office:value-type="float" office:value="-1.27993618465848" table:style-name="ce1">
            <text:p>-1,279936185</text:p>
          </table:table-cell>
          <table:table-cell office:value-type="float" office:value="0.105464566304537" table:style-name="ce1">
            <text:p>0,105464566</text:p>
          </table:table-cell>
          <table:table-cell office:value-type="float" office:value="1.0615220696362999" table:style-name="ce1">
            <text:p>1,06152207</text:p>
          </table:table-cell>
          <table:table-cell office:value-type="float" office:value="-0.72431600694628295" table:style-name="ce1">
            <text:p>-0,724316007</text:p>
          </table:table-cell>
          <table:table-cell office:value-type="float" office:value="1.54459116857967" table:style-name="ce1">
            <text:p>1,544591169</text:p>
          </table:table-cell>
          <table:table-cell office:value-type="float" office:value="-0.82372603241956099" table:style-name="ce1">
            <text:p>-0,823726032</text:p>
          </table:table-cell>
          <table:table-cell office:value-type="float" office:value="0.20317177480198201" table:style-name="ce1">
            <text:p>0,203171775</text:p>
          </table:table-cell>
          <table:table-cell office:value-type="float" office:value="-0.60565656961093595" table:style-name="ce1">
            <text:p>-0,60565657</text:p>
          </table:table-cell>
          <table:table-cell office:value-type="float" office:value="-1.0615220696362999" table:style-name="ce1">
            <text:p>-1,06152207</text:p>
          </table:table-cell>
          <table:table-cell office:value-type="float" office:value="-0.70672987309294699" table:style-name="ce1">
            <text:p>-0,706729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4418005620852" table:style-name="ce1">
            <text:p>0,464418006</text:p>
          </table:table-cell>
          <table:table-cell office:value-type="float" office:value="-5.7153402710209897E-2" table:style-name="ce1">
            <text:p>-0,057153403</text:p>
          </table:table-cell>
          <table:table-cell table:number-columns-repeated="16360"/>
        </table:table-row>
        <table:table-row table:style-name="ro1">
          <table:table-cell office:value-type="float" office:value="-0.20567593492334901" table:style-name="ce1">
            <text:p>-0,205675935</text:p>
          </table:table-cell>
          <table:table-cell office:value-type="float" office:value="-1.72912932405711" table:style-name="ce1">
            <text:p>-1,729129324</text:p>
          </table:table-cell>
          <table:table-cell office:value-type="float" office:value="0" table:style-name="ce1">
            <text:p>0</text:p>
          </table:table-cell>
          <table:table-cell office:value-type="float" office:value="1.0780451939676301" table:style-name="ce1">
            <text:p>1,078045194</text:p>
          </table:table-cell>
          <table:table-cell office:value-type="float" office:value="-1.12102512424916" table:style-name="ce1">
            <text:p>-1,121025124</text:p>
          </table:table-cell>
          <table:table-cell office:value-type="float" office:value="-1.05761529750026" table:style-name="ce1">
            <text:p>-1,057615298</text:p>
          </table:table-cell>
          <table:table-cell office:value-type="float" office:value="-0.240058103299992" table:style-name="ce1">
            <text:p>-0,240058103</text:p>
          </table:table-cell>
          <table:table-cell office:value-type="float" office:value="-1.0780451939676301" table:style-name="ce1">
            <text:p>-1,078045194</text:p>
          </table:table-cell>
          <table:table-cell office:value-type="float" office:value="0.34013407140898899" table:style-name="ce1">
            <text:p>0,340134071</text:p>
          </table:table-cell>
          <table:table-cell office:value-type="float" office:value="0.42588144963331198" table:style-name="ce1">
            <text:p>0,42588145</text:p>
          </table:table-cell>
          <table:table-cell office:value-type="float" office:value="-0.94097181666909202" table:style-name="ce1">
            <text:p>-0,940971817</text:p>
          </table:table-cell>
          <table:table-cell office:value-type="float" office:value="8.9905931896018698E-2" table:style-name="ce1">
            <text:p>0,089905932</text:p>
          </table:table-cell>
          <table:table-cell office:value-type="float" office:value="1.0780451939676301" table:style-name="ce1">
            <text:p>1,078045194</text:p>
          </table:table-cell>
          <table:table-cell office:value-type="float" office:value="-1.01478632195109" table:style-name="ce1">
            <text:p>-1,014786322</text:p>
          </table:table-cell>
          <table:table-cell office:value-type="float" office:value="1.37790109244962" table:style-name="ce1">
            <text:p>1,377901092</text:p>
          </table:table-cell>
          <table:table-cell office:value-type="float" office:value="-1.18172224070065" table:style-name="ce1">
            <text:p>-1,181722241</text:p>
          </table:table-cell>
          <table:table-cell office:value-type="float" office:value="0.342925929524729" table:style-name="ce1">
            <text:p>0,34292593</text:p>
          </table:table-cell>
          <table:table-cell office:value-type="float" office:value="-0.12999899800008199" table:style-name="ce1">
            <text:p>-0,129998998</text:p>
          </table:table-cell>
          <table:table-cell office:value-type="float" office:value="-1.0780451939676301" table:style-name="ce1">
            <text:p>-1,078045194</text:p>
          </table:table-cell>
          <table:table-cell office:value-type="float" office:value="-0.78378054589802404" table:style-name="ce1">
            <text:p>-0,783780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097575728123" table:style-name="ce1">
            <text:p>1,209757573</text:p>
          </table:table-cell>
          <table:table-cell office:value-type="float" office:value="0.61262613681021105" table:style-name="ce1">
            <text:p>0,612626137</text:p>
          </table:table-cell>
          <table:table-cell table:number-columns-repeated="16360"/>
        </table:table-row>
        <table:table-row table:style-name="ro1">
          <table:table-cell office:value-type="float" office:value="0.19786255546097101" table:style-name="ce1">
            <text:p>0,197862555</text:p>
          </table:table-cell>
          <table:table-cell office:value-type="float" office:value="-0.99079511823785005" table:style-name="ce1">
            <text:p>-0,990795118</text:p>
          </table:table-cell>
          <table:table-cell office:value-type="float" office:value="0" table:style-name="ce1">
            <text:p>0</text:p>
          </table:table-cell>
          <table:table-cell office:value-type="float" office:value="1.06821428292592" table:style-name="ce1">
            <text:p>1,068214283</text:p>
          </table:table-cell>
          <table:table-cell office:value-type="float" office:value="-0.79979983870218996" table:style-name="ce1">
            <text:p>-0,799799839</text:p>
          </table:table-cell>
          <table:table-cell office:value-type="float" office:value="-0.377858413120925" table:style-name="ce1">
            <text:p>-0,377858413</text:p>
          </table:table-cell>
          <table:table-cell office:value-type="float" office:value="-1.5516967837053699" table:style-name="ce1">
            <text:p>-1,551696784</text:p>
          </table:table-cell>
          <table:table-cell office:value-type="float" office:value="-1.06821428292592" table:style-name="ce1">
            <text:p>-1,068214283</text:p>
          </table:table-cell>
          <table:table-cell office:value-type="float" office:value="0.95052726715870495" table:style-name="ce1">
            <text:p>0,950527267</text:p>
          </table:table-cell>
          <table:table-cell office:value-type="float" office:value="0.75429691556446399" table:style-name="ce1">
            <text:p>0,754296916</text:p>
          </table:table-cell>
          <table:table-cell office:value-type="float" office:value="-1.2605375092554301" table:style-name="ce1">
            <text:p>-1,260537509</text:p>
          </table:table-cell>
          <table:table-cell office:value-type="float" office:value="0.25788647577563301" table:style-name="ce1">
            <text:p>0,257886476</text:p>
          </table:table-cell>
          <table:table-cell office:value-type="float" office:value="1.06821428292592" table:style-name="ce1">
            <text:p>1,068214283</text:p>
          </table:table-cell>
          <table:table-cell office:value-type="float" office:value="-0.71791138136456301" table:style-name="ce1">
            <text:p>-0,717911381</text:p>
          </table:table-cell>
          <table:table-cell office:value-type="float" office:value="0.25219611853755403" table:style-name="ce1">
            <text:p>0,252196119</text:p>
          </table:table-cell>
          <table:table-cell office:value-type="float" office:value="-1.0453821591180099" table:style-name="ce1">
            <text:p>-1,045382159</text:p>
          </table:table-cell>
          <table:table-cell office:value-type="float" office:value="0.68289552339764303" table:style-name="ce1">
            <text:p>0,682895523</text:p>
          </table:table-cell>
          <table:table-cell office:value-type="float" office:value="-0.52263917269734605" table:style-name="ce1">
            <text:p>-0,522639173</text:p>
          </table:table-cell>
          <table:table-cell office:value-type="float" office:value="-1.06821428292592" table:style-name="ce1">
            <text:p>-1,068214283</text:p>
          </table:table-cell>
          <table:table-cell office:value-type="float" office:value="4.4081570845337002E-2" table:style-name="ce1">
            <text:p>0,044081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54778162527501" table:style-name="ce1">
            <text:p>1,565477816</text:p>
          </table:table-cell>
          <table:table-cell office:value-type="float" office:value="0.118786795184085" table:style-name="ce1">
            <text:p>0,118786795</text:p>
          </table:table-cell>
          <table:table-cell table:number-columns-repeated="16360"/>
        </table:table-row>
        <table:table-row table:style-name="ro1">
          <table:table-cell office:value-type="float" office:value="-0.49646674060047902" table:style-name="ce1">
            <text:p>-0,496466741</text:p>
          </table:table-cell>
          <table:table-cell office:value-type="float" office:value="0.447826026045057" table:style-name="ce1">
            <text:p>0,447826026</text:p>
          </table:table-cell>
          <table:table-cell office:value-type="float" office:value="0" table:style-name="ce1">
            <text:p>0</text:p>
          </table:table-cell>
          <table:table-cell office:value-type="float" office:value="1.02303692889709" table:style-name="ce1">
            <text:p>1,023036929</text:p>
          </table:table-cell>
          <table:table-cell office:value-type="float" office:value="-0.336713601755669" table:style-name="ce1">
            <text:p>-0,336713602</text:p>
          </table:table-cell>
          <table:table-cell office:value-type="float" office:value="0.37328707428318098" table:style-name="ce1">
            <text:p>0,373287074</text:p>
          </table:table-cell>
          <table:table-cell office:value-type="float" office:value="-0.71962562126734098" table:style-name="ce1">
            <text:p>-0,719625621</text:p>
          </table:table-cell>
          <table:table-cell office:value-type="float" office:value="-1.02303692889709" table:style-name="ce1">
            <text:p>-1,023036929</text:p>
          </table:table-cell>
          <table:table-cell office:value-type="float" office:value="-0.557832424977453" table:style-name="ce1">
            <text:p>-0,557832425</text:p>
          </table:table-cell>
          <table:table-cell office:value-type="float" office:value="1.2333646673841601" table:style-name="ce1">
            <text:p>1,233364667</text:p>
          </table:table-cell>
          <table:table-cell office:value-type="float" office:value="-0.93892333038651399" table:style-name="ce1">
            <text:p>-0,93892333</text:p>
          </table:table-cell>
          <table:table-cell office:value-type="float" office:value="0.38773019379097701" table:style-name="ce1">
            <text:p>0,387730194</text:p>
          </table:table-cell>
          <table:table-cell office:value-type="float" office:value="1.02303692889709" table:style-name="ce1">
            <text:p>1,023036929</text:p>
          </table:table-cell>
          <table:table-cell office:value-type="float" office:value="-1.52787980285037" table:style-name="ce1">
            <text:p>-1,527879803</text:p>
          </table:table-cell>
          <table:table-cell office:value-type="float" office:value="0.38882223925096498" table:style-name="ce1">
            <text:p>0,388822239</text:p>
          </table:table-cell>
          <table:table-cell office:value-type="float" office:value="-1.0916671704968" table:style-name="ce1">
            <text:p>-1,09166717</text:p>
          </table:table-cell>
          <table:table-cell office:value-type="float" office:value="0.238190339808421" table:style-name="ce1">
            <text:p>0,23819034</text:p>
          </table:table-cell>
          <table:table-cell office:value-type="float" office:value="-0.60982742640203103" table:style-name="ce1">
            <text:p>-0,609827426</text:p>
          </table:table-cell>
          <table:table-cell office:value-type="float" office:value="-1.02303692889709" table:style-name="ce1">
            <text:p>-1,023036929</text:p>
          </table:table-cell>
          <table:table-cell office:value-type="float" office:value="-0.67661062095944802" table:style-name="ce1">
            <text:p>-0,676610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534553898739703" table:style-name="ce1">
            <text:p>0,495345539</text:p>
          </table:table-cell>
          <table:table-cell office:value-type="float" office:value="0.35486567655545698" table:style-name="ce1">
            <text:p>0,354865677</text:p>
          </table:table-cell>
          <table:table-cell table:number-columns-repeated="16360"/>
        </table:table-row>
        <table:table-row table:style-name="ro1">
          <table:table-cell office:value-type="float" office:value="0.119402201598955" table:style-name="ce1">
            <text:p>0,119402202</text:p>
          </table:table-cell>
          <table:table-cell office:value-type="float" office:value="-0.33714867516727698" table:style-name="ce1">
            <text:p>-0,337148675</text:p>
          </table:table-cell>
          <table:table-cell office:value-type="float" office:value="0" table:style-name="ce1">
            <text:p>0</text:p>
          </table:table-cell>
          <table:table-cell office:value-type="float" office:value="1.0856620611341099" table:style-name="ce1">
            <text:p>1,085662061</text:p>
          </table:table-cell>
          <table:table-cell office:value-type="float" office:value="-0.36503934705808999" table:style-name="ce1">
            <text:p>-0,365039347</text:p>
          </table:table-cell>
          <table:table-cell office:value-type="float" office:value="-0.201982161481465" table:style-name="ce1">
            <text:p>-0,201982161</text:p>
          </table:table-cell>
          <table:table-cell office:value-type="float" office:value="-1.26710653347838" table:style-name="ce1">
            <text:p>-1,267106533</text:p>
          </table:table-cell>
          <table:table-cell office:value-type="float" office:value="-1.0856620611341099" table:style-name="ce1">
            <text:p>-1,085662061</text:p>
          </table:table-cell>
          <table:table-cell office:value-type="float" office:value="1.115141405348" table:style-name="ce1">
            <text:p>1,115141405</text:p>
          </table:table-cell>
          <table:table-cell office:value-type="float" office:value="0.68744468077597498" table:style-name="ce1">
            <text:p>0,687444681</text:p>
          </table:table-cell>
          <table:table-cell office:value-type="float" office:value="-1.21540489198805" table:style-name="ce1">
            <text:p>-1,215404892</text:p>
          </table:table-cell>
          <table:table-cell office:value-type="float" office:value="0.664877100830218" table:style-name="ce1">
            <text:p>0,664877101</text:p>
          </table:table-cell>
          <table:table-cell office:value-type="float" office:value="1.0856620611341099" table:style-name="ce1">
            <text:p>1,085662061</text:p>
          </table:table-cell>
          <table:table-cell office:value-type="float" office:value="-1.0345960427252301" table:style-name="ce1">
            <text:p>-1,034596043</text:p>
          </table:table-cell>
          <table:table-cell office:value-type="float" office:value="1.02277596951372" table:style-name="ce1">
            <text:p>1,02277597</text:p>
          </table:table-cell>
          <table:table-cell office:value-type="float" office:value="-1.03584412429846" table:style-name="ce1">
            <text:p>-1,035844124</text:p>
          </table:table-cell>
          <table:table-cell office:value-type="float" office:value="0.329373407257532" table:style-name="ce1">
            <text:p>0,329373407</text:p>
          </table:table-cell>
          <table:table-cell office:value-type="float" office:value="-0.13122522278679599" table:style-name="ce1">
            <text:p>-0,131225223</text:p>
          </table:table-cell>
          <table:table-cell office:value-type="float" office:value="-1.0856620611341099" table:style-name="ce1">
            <text:p>-1,085662061</text:p>
          </table:table-cell>
          <table:table-cell office:value-type="float" office:value="-0.97253507344163903" table:style-name="ce1">
            <text:p>-0,972535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76976954366" table:style-name="ce1">
            <text:p>1,067697695</text:p>
          </table:table-cell>
          <table:table-cell office:value-type="float" office:value="-0.27407104118412101" table:style-name="ce1">
            <text:p>-0,274071041</text:p>
          </table:table-cell>
          <table:table-cell table:number-columns-repeated="16360"/>
        </table:table-row>
        <table:table-row table:style-name="ro1">
          <table:table-cell office:value-type="float" office:value="-4.6944974751276299E-2" table:style-name="ce1">
            <text:p>-0,046944975</text:p>
          </table:table-cell>
          <table:table-cell office:value-type="float" office:value="0.61368022613061601" table:style-name="ce1">
            <text:p>0,613680226</text:p>
          </table:table-cell>
          <table:table-cell office:value-type="float" office:value="0" table:style-name="ce1">
            <text:p>0</text:p>
          </table:table-cell>
          <table:table-cell office:value-type="float" office:value="1.05857414580051" table:style-name="ce1">
            <text:p>1,058574146</text:p>
          </table:table-cell>
          <table:table-cell office:value-type="float" office:value="-1.05468957328127" table:style-name="ce1">
            <text:p>-1,054689573</text:p>
          </table:table-cell>
          <table:table-cell office:value-type="float" office:value="-0.71410585238812496" table:style-name="ce1">
            <text:p>-0,714105852</text:p>
          </table:table-cell>
          <table:table-cell office:value-type="float" office:value="-0.28011915388707698" table:style-name="ce1">
            <text:p>-0,280119154</text:p>
          </table:table-cell>
          <table:table-cell office:value-type="float" office:value="-1.05857414580051" table:style-name="ce1">
            <text:p>-1,058574146</text:p>
          </table:table-cell>
          <table:table-cell office:value-type="float" office:value="1.0456010157051701" table:style-name="ce1">
            <text:p>1,045601016</text:p>
          </table:table-cell>
          <table:table-cell office:value-type="float" office:value="0.44595639163835898" table:style-name="ce1">
            <text:p>0,445956392</text:p>
          </table:table-cell>
          <table:table-cell office:value-type="float" office:value="-0.84086758758036495" table:style-name="ce1">
            <text:p>-0,840867588</text:p>
          </table:table-cell>
          <table:table-cell office:value-type="float" office:value="0.14042445794638" table:style-name="ce1">
            <text:p>0,140424458</text:p>
          </table:table-cell>
          <table:table-cell office:value-type="float" office:value="1.05857414580051" table:style-name="ce1">
            <text:p>1,058574146</text:p>
          </table:table-cell>
          <table:table-cell office:value-type="float" office:value="-0.57957701587188404" table:style-name="ce1">
            <text:p>-0,579577016</text:p>
          </table:table-cell>
          <table:table-cell office:value-type="float" office:value="0.53925300942777799" table:style-name="ce1">
            <text:p>0,539253009</text:p>
          </table:table-cell>
          <table:table-cell office:value-type="float" office:value="-1.03387943393549" table:style-name="ce1">
            <text:p>-1,033879434</text:p>
          </table:table-cell>
          <table:table-cell office:value-type="float" office:value="0.31933740213113299" table:style-name="ce1">
            <text:p>0,319337402</text:p>
          </table:table-cell>
          <table:table-cell office:value-type="float" office:value="-0.61554271980854502" table:style-name="ce1">
            <text:p>-0,61554272</text:p>
          </table:table-cell>
          <table:table-cell office:value-type="float" office:value="-1.05857414580051" table:style-name="ce1">
            <text:p>-1,058574146</text:p>
          </table:table-cell>
          <table:table-cell office:value-type="float" office:value="0.145969166950253" table:style-name="ce1">
            <text:p>0,145969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533776704491597" table:style-name="ce1">
            <text:p>0,895337767</text:p>
          </table:table-cell>
          <table:table-cell office:value-type="float" office:value="3.1516979654732102E-2" table:style-name="ce1">
            <text:p>0,03151698</text:p>
          </table:table-cell>
          <table:table-cell table:number-columns-repeated="16360"/>
        </table:table-row>
        <table:table-row table:style-name="ro1">
          <table:table-cell office:value-type="float" office:value="-0.82253830676373296" table:style-name="ce1">
            <text:p>-0,822538307</text:p>
          </table:table-cell>
          <table:table-cell office:value-type="float" office:value="0.59760077359879404" table:style-name="ce1">
            <text:p>0,597600774</text:p>
          </table:table-cell>
          <table:table-cell office:value-type="float" office:value="0" table:style-name="ce1">
            <text:p>0</text:p>
          </table:table-cell>
          <table:table-cell office:value-type="float" office:value="1.0494176055873301" table:style-name="ce1">
            <text:p>1,049417606</text:p>
          </table:table-cell>
          <table:table-cell office:value-type="float" office:value="-1.0508790008825" table:style-name="ce1">
            <text:p>-1,050879001</text:p>
          </table:table-cell>
          <table:table-cell office:value-type="float" office:value="0.16908971339272999" table:style-name="ce1">
            <text:p>0,169089713</text:p>
          </table:table-cell>
          <table:table-cell office:value-type="float" office:value="0.28421982216018199" table:style-name="ce1">
            <text:p>0,284219822</text:p>
          </table:table-cell>
          <table:table-cell office:value-type="float" office:value="-1.0494176055873301" table:style-name="ce1">
            <text:p>-1,049417606</text:p>
          </table:table-cell>
          <table:table-cell office:value-type="float" office:value="-1.2720526450990299" table:style-name="ce1">
            <text:p>-1,272052645</text:p>
          </table:table-cell>
          <table:table-cell office:value-type="float" office:value="0.70908202264341802" table:style-name="ce1">
            <text:p>0,709082023</text:p>
          </table:table-cell>
          <table:table-cell office:value-type="float" office:value="-0.98951813018129398" table:style-name="ce1">
            <text:p>-0,98951813</text:p>
          </table:table-cell>
          <table:table-cell office:value-type="float" office:value="0.382584273149981" table:style-name="ce1">
            <text:p>0,382584273</text:p>
          </table:table-cell>
          <table:table-cell office:value-type="float" office:value="1.0494176055873301" table:style-name="ce1">
            <text:p>1,049417606</text:p>
          </table:table-cell>
          <table:table-cell office:value-type="float" office:value="-0.62570948555192996" table:style-name="ce1">
            <text:p>-0,625709486</text:p>
          </table:table-cell>
          <table:table-cell office:value-type="float" office:value="0.61844058436509797" table:style-name="ce1">
            <text:p>0,618440584</text:p>
          </table:table-cell>
          <table:table-cell office:value-type="float" office:value="-1.1872107966068299" table:style-name="ce1">
            <text:p>-1,187210797</text:p>
          </table:table-cell>
          <table:table-cell office:value-type="float" office:value="0.44202847023678898" table:style-name="ce1">
            <text:p>0,44202847</text:p>
          </table:table-cell>
          <table:table-cell office:value-type="float" office:value="0.12539782430530799" table:style-name="ce1">
            <text:p>0,125397824</text:p>
          </table:table-cell>
          <table:table-cell office:value-type="float" office:value="-1.0494176055873301" table:style-name="ce1">
            <text:p>-1,049417606</text:p>
          </table:table-cell>
          <table:table-cell office:value-type="float" office:value="-1.6855626069848" table:style-name="ce1">
            <text:p>-1,685562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5085061162295" table:style-name="ce1">
            <text:p>0,865085061</text:p>
          </table:table-cell>
          <table:table-cell office:value-type="float" office:value="0.706177679662777" table:style-name="ce1">
            <text:p>0,70617768</text:p>
          </table:table-cell>
          <table:table-cell table:number-columns-repeated="16360"/>
        </table:table-row>
        <table:table-row table:style-name="ro1">
          <table:table-cell office:value-type="float" office:value="0.69812110018714502" table:style-name="ce1">
            <text:p>0,6981211</text:p>
          </table:table-cell>
          <table:table-cell office:value-type="float" office:value="-0.86902862609553799" table:style-name="ce1">
            <text:p>-0,869028626</text:p>
          </table:table-cell>
          <table:table-cell office:value-type="float" office:value="0" table:style-name="ce1">
            <text:p>0</text:p>
          </table:table-cell>
          <table:table-cell office:value-type="float" office:value="1.1023191298263899" table:style-name="ce1">
            <text:p>1,10231913</text:p>
          </table:table-cell>
          <table:table-cell office:value-type="float" office:value="-1.1331888673260699" table:style-name="ce1">
            <text:p>-1,133188867</text:p>
          </table:table-cell>
          <table:table-cell office:value-type="float" office:value="-1.3288190318694599" table:style-name="ce1">
            <text:p>-1,328819032</text:p>
          </table:table-cell>
          <table:table-cell office:value-type="float" office:value="-1.01100669467805" table:style-name="ce1">
            <text:p>-1,011006695</text:p>
          </table:table-cell>
          <table:table-cell office:value-type="float" office:value="-1.1023191298263899" table:style-name="ce1">
            <text:p>-1,10231913</text:p>
          </table:table-cell>
          <table:table-cell office:value-type="float" office:value="0.13463218426926199" table:style-name="ce1">
            <text:p>0,134632184</text:p>
          </table:table-cell>
          <table:table-cell office:value-type="float" office:value="0.38362294470555203" table:style-name="ce1">
            <text:p>0,383622945</text:p>
          </table:table-cell>
          <table:table-cell office:value-type="float" office:value="-0.93161420972729403" table:style-name="ce1">
            <text:p>-0,93161421</text:p>
          </table:table-cell>
          <table:table-cell office:value-type="float" office:value="-0.14122251213053399" table:style-name="ce1">
            <text:p>-0,141222512</text:p>
          </table:table-cell>
          <table:table-cell office:value-type="float" office:value="1.1023191298263899" table:style-name="ce1">
            <text:p>1,10231913</text:p>
          </table:table-cell>
          <table:table-cell office:value-type="float" office:value="-0.96841348864680299" table:style-name="ce1">
            <text:p>-0,968413489</text:p>
          </table:table-cell>
          <table:table-cell office:value-type="float" office:value="0.77139049284989902" table:style-name="ce1">
            <text:p>0,771390493</text:p>
          </table:table-cell>
          <table:table-cell office:value-type="float" office:value="-6.93721210416329E-2" table:style-name="ce1">
            <text:p>-0,069372121</text:p>
          </table:table-cell>
          <table:table-cell office:value-type="float" office:value="0.24023142202633099" table:style-name="ce1">
            <text:p>0,240231422</text:p>
          </table:table-cell>
          <table:table-cell office:value-type="float" office:value="-0.93163949759979803" table:style-name="ce1">
            <text:p>-0,931639498</text:p>
          </table:table-cell>
          <table:table-cell office:value-type="float" office:value="-1.1023191298263899" table:style-name="ce1">
            <text:p>-1,10231913</text:p>
          </table:table-cell>
          <table:table-cell office:value-type="float" office:value="-0.51951210819110705" table:style-name="ce1">
            <text:p>-0,519512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718027657768198" table:style-name="ce1">
            <text:p>0,487180277</text:p>
          </table:table-cell>
          <table:table-cell office:value-type="float" office:value="0.210661720366218" table:style-name="ce1">
            <text:p>0,21066172</text:p>
          </table:table-cell>
          <table:table-cell table:number-columns-repeated="16360"/>
        </table:table-row>
        <table:table-row table:style-name="ro1">
          <table:table-cell office:value-type="float" office:value="-0.84090155064275995" table:style-name="ce1">
            <text:p>-0,840901551</text:p>
          </table:table-cell>
          <table:table-cell office:value-type="float" office:value="-0.12970386236568199" table:style-name="ce1">
            <text:p>-0,129703862</text:p>
          </table:table-cell>
          <table:table-cell office:value-type="float" office:value="0" table:style-name="ce1">
            <text:p>0</text:p>
          </table:table-cell>
          <table:table-cell office:value-type="float" office:value="1.0980172089719999" table:style-name="ce1">
            <text:p>1,098017209</text:p>
          </table:table-cell>
          <table:table-cell office:value-type="float" office:value="7.9840948919541299E-2" table:style-name="ce1">
            <text:p>0,079840949</text:p>
          </table:table-cell>
          <table:table-cell office:value-type="float" office:value="1.80235459478865E-2" table:style-name="ce1">
            <text:p>0,018023546</text:p>
          </table:table-cell>
          <table:table-cell office:value-type="float" office:value="-1.42039675658109" table:style-name="ce1">
            <text:p>-1,420396757</text:p>
          </table:table-cell>
          <table:table-cell office:value-type="float" office:value="-1.0980172089719999" table:style-name="ce1">
            <text:p>-1,098017209</text:p>
          </table:table-cell>
          <table:table-cell office:value-type="float" office:value="0.60347358654929295" table:style-name="ce1">
            <text:p>0,603473587</text:p>
          </table:table-cell>
          <table:table-cell office:value-type="float" office:value="1.0043761103354401" table:style-name="ce1">
            <text:p>1,00437611</text:p>
          </table:table-cell>
          <table:table-cell office:value-type="float" office:value="-0.27110335329526097" table:style-name="ce1">
            <text:p>-0,271103353</text:p>
          </table:table-cell>
          <table:table-cell office:value-type="float" office:value="2.6474082700650499E-2" table:style-name="ce1">
            <text:p>0,026474083</text:p>
          </table:table-cell>
          <table:table-cell office:value-type="float" office:value="1.0980172089719999" table:style-name="ce1">
            <text:p>1,098017209</text:p>
          </table:table-cell>
          <table:table-cell office:value-type="float" office:value="-0.76212208234121004" table:style-name="ce1">
            <text:p>-0,762122082</text:p>
          </table:table-cell>
          <table:table-cell office:value-type="float" office:value="0.84674669916091605" table:style-name="ce1">
            <text:p>0,846746699</text:p>
          </table:table-cell>
          <table:table-cell office:value-type="float" office:value="-0.96505885409472703" table:style-name="ce1">
            <text:p>-0,965058854</text:p>
          </table:table-cell>
          <table:table-cell office:value-type="float" office:value="0.34734042832006501" table:style-name="ce1">
            <text:p>0,347340428</text:p>
          </table:table-cell>
          <table:table-cell office:value-type="float" office:value="-0.440998350605667" table:style-name="ce1">
            <text:p>-0,440998351</text:p>
          </table:table-cell>
          <table:table-cell office:value-type="float" office:value="-1.0980172089719999" table:style-name="ce1">
            <text:p>-1,098017209</text:p>
          </table:table-cell>
          <table:table-cell office:value-type="float" office:value="0.38309132840483101" table:style-name="ce1">
            <text:p>0,383091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7882934561601" table:style-name="ce1">
            <text:p>1,004788293</text:p>
          </table:table-cell>
          <table:table-cell office:value-type="float" office:value="0.84027428920913005" table:style-name="ce1">
            <text:p>0,840274289</text:p>
          </table:table-cell>
          <table:table-cell table:number-columns-repeated="16360"/>
        </table:table-row>
        <table:table-row table:style-name="ro1">
          <table:table-cell office:value-type="float" office:value="0.53720730349123302" table:style-name="ce1">
            <text:p>0,537207303</text:p>
          </table:table-cell>
          <table:table-cell office:value-type="float" office:value="1.58360217713578" table:style-name="ce1">
            <text:p>1,583602177</text:p>
          </table:table-cell>
          <table:table-cell office:value-type="float" office:value="0" table:style-name="ce1">
            <text:p>0</text:p>
          </table:table-cell>
          <table:table-cell office:value-type="float" office:value="1.0696876010132099" table:style-name="ce1">
            <text:p>1,069687601</text:p>
          </table:table-cell>
          <table:table-cell office:value-type="float" office:value="-7.0305991226443404E-2" table:style-name="ce1">
            <text:p>-0,070305991</text:p>
          </table:table-cell>
          <table:table-cell office:value-type="float" office:value="-0.41858804577333902" table:style-name="ce1">
            <text:p>-0,418588046</text:p>
          </table:table-cell>
          <table:table-cell office:value-type="float" office:value="-0.81047969396562902" table:style-name="ce1">
            <text:p>-0,810479694</text:p>
          </table:table-cell>
          <table:table-cell office:value-type="float" office:value="-1.0696876010132099" table:style-name="ce1">
            <text:p>-1,069687601</text:p>
          </table:table-cell>
          <table:table-cell office:value-type="float" office:value="-0.55635668636785496" table:style-name="ce1">
            <text:p>-0,556356686</text:p>
          </table:table-cell>
          <table:table-cell office:value-type="float" office:value="0.68581087622371495" table:style-name="ce1">
            <text:p>0,685810876</text:p>
          </table:table-cell>
          <table:table-cell office:value-type="float" office:value="-1.1374060407583699" table:style-name="ce1">
            <text:p>-1,137406041</text:p>
          </table:table-cell>
          <table:table-cell office:value-type="float" office:value="0.173419660074908" table:style-name="ce1">
            <text:p>0,17341966</text:p>
          </table:table-cell>
          <table:table-cell office:value-type="float" office:value="1.0696876010132099" table:style-name="ce1">
            <text:p>1,069687601</text:p>
          </table:table-cell>
          <table:table-cell office:value-type="float" office:value="-0.400520716424005" table:style-name="ce1">
            <text:p>-0,400520716</text:p>
          </table:table-cell>
          <table:table-cell office:value-type="float" office:value="0.892033038408511" table:style-name="ce1">
            <text:p>0,892033038</text:p>
          </table:table-cell>
          <table:table-cell office:value-type="float" office:value="-1.03999147294551" table:style-name="ce1">
            <text:p>-1,039991473</text:p>
          </table:table-cell>
          <table:table-cell office:value-type="float" office:value="0.32548916259783001" table:style-name="ce1">
            <text:p>0,325489163</text:p>
          </table:table-cell>
          <table:table-cell office:value-type="float" office:value="-0.58945249448000903" table:style-name="ce1">
            <text:p>-0,589452494</text:p>
          </table:table-cell>
          <table:table-cell office:value-type="float" office:value="-1.0696876010132099" table:style-name="ce1">
            <text:p>-1,069687601</text:p>
          </table:table-cell>
          <table:table-cell office:value-type="float" office:value="0.72192160907930603" table:style-name="ce1">
            <text:p>0,721921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620901175669602" table:style-name="ce1">
            <text:p>0,376209012</text:p>
          </table:table-cell>
          <table:table-cell office:value-type="float" office:value="0.58453510526222496" table:style-name="ce1">
            <text:p>0,584535105</text:p>
          </table:table-cell>
          <table:table-cell table:number-columns-repeated="16360"/>
        </table:table-row>
        <table:table-row table:style-name="ro1">
          <table:table-cell office:value-type="float" office:value="-0.60426443681877495" table:style-name="ce1">
            <text:p>-0,604264437</text:p>
          </table:table-cell>
          <table:table-cell office:value-type="float" office:value="-1.04209606411348" table:style-name="ce1">
            <text:p>-1,042096064</text:p>
          </table:table-cell>
          <table:table-cell office:value-type="float" office:value="0" table:style-name="ce1">
            <text:p>0</text:p>
          </table:table-cell>
          <table:table-cell office:value-type="float" office:value="1.0815448689835501" table:style-name="ce1">
            <text:p>1,081544869</text:p>
          </table:table-cell>
          <table:table-cell office:value-type="float" office:value="-0.484208804783339" table:style-name="ce1">
            <text:p>-0,484208805</text:p>
          </table:table-cell>
          <table:table-cell office:value-type="float" office:value="0.55480444427864295" table:style-name="ce1">
            <text:p>0,554804444</text:p>
          </table:table-cell>
          <table:table-cell office:value-type="float" office:value="-0.91406633695388495" table:style-name="ce1">
            <text:p>-0,914066337</text:p>
          </table:table-cell>
          <table:table-cell office:value-type="float" office:value="-1.0815448689835501" table:style-name="ce1">
            <text:p>-1,081544869</text:p>
          </table:table-cell>
          <table:table-cell office:value-type="float" office:value="0.50670781867889403" table:style-name="ce1">
            <text:p>0,506707819</text:p>
          </table:table-cell>
          <table:table-cell office:value-type="float" office:value="0.77073276535409696" table:style-name="ce1">
            <text:p>0,770732765</text:p>
          </table:table-cell>
          <table:table-cell office:value-type="float" office:value="-0.27848645849633102" table:style-name="ce1">
            <text:p>-0,278486458</text:p>
          </table:table-cell>
          <table:table-cell office:value-type="float" office:value="0.18526863659680301" table:style-name="ce1">
            <text:p>0,185268637</text:p>
          </table:table-cell>
          <table:table-cell office:value-type="float" office:value="1.0815448689835501" table:style-name="ce1">
            <text:p>1,081544869</text:p>
          </table:table-cell>
          <table:table-cell office:value-type="float" office:value="-0.822005631763433" table:style-name="ce1">
            <text:p>-0,822005632</text:p>
          </table:table-cell>
          <table:table-cell office:value-type="float" office:value="1.4499251008595599" table:style-name="ce1">
            <text:p>1,449925101</text:p>
          </table:table-cell>
          <table:table-cell office:value-type="float" office:value="-1.3306637581943199" table:style-name="ce1">
            <text:p>-1,330663758</text:p>
          </table:table-cell>
          <table:table-cell office:value-type="float" office:value="0.26322138009969898" table:style-name="ce1">
            <text:p>0,26322138</text:p>
          </table:table-cell>
          <table:table-cell office:value-type="float" office:value="-1.19762593634155" table:style-name="ce1">
            <text:p>-1,197625936</text:p>
          </table:table-cell>
          <table:table-cell office:value-type="float" office:value="-1.0815448689835501" table:style-name="ce1">
            <text:p>-1,081544869</text:p>
          </table:table-cell>
          <table:table-cell office:value-type="float" office:value="0.43337780706079898" table:style-name="ce1">
            <text:p>0,433377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805666810390603E-2" table:style-name="ce1">
            <text:p>0,036805667</text:p>
          </table:table-cell>
          <table:table-cell office:value-type="float" office:value="1.0810879839774601" table:style-name="ce1">
            <text:p>1,081087984</text:p>
          </table:table-cell>
          <table:table-cell table:number-columns-repeated="16360"/>
        </table:table-row>
        <table:table-row table:style-name="ro1">
          <table:table-cell office:value-type="float" office:value="-0.46835879061059998" table:style-name="ce1">
            <text:p>-0,468358791</text:p>
          </table:table-cell>
          <table:table-cell office:value-type="float" office:value="-0.36689453177786802" table:style-name="ce1">
            <text:p>-0,366894532</text:p>
          </table:table-cell>
          <table:table-cell office:value-type="float" office:value="0" table:style-name="ce1">
            <text:p>0</text:p>
          </table:table-cell>
          <table:table-cell office:value-type="float" office:value="1.0403235538812401" table:style-name="ce1">
            <text:p>1,040323554</text:p>
          </table:table-cell>
          <table:table-cell office:value-type="float" office:value="-0.13271241660961899" table:style-name="ce1">
            <text:p>-0,132712417</text:p>
          </table:table-cell>
          <table:table-cell office:value-type="float" office:value="1.33225518860129E-2" table:style-name="ce1">
            <text:p>0,013322552</text:p>
          </table:table-cell>
          <table:table-cell office:value-type="float" office:value="-0.19094288038469201" table:style-name="ce1">
            <text:p>-0,19094288</text:p>
          </table:table-cell>
          <table:table-cell office:value-type="float" office:value="-1.0403235538812401" table:style-name="ce1">
            <text:p>-1,040323554</text:p>
          </table:table-cell>
          <table:table-cell office:value-type="float" office:value="1.1609261171774401" table:style-name="ce1">
            <text:p>1,160926117</text:p>
          </table:table-cell>
          <table:table-cell office:value-type="float" office:value="0.52585379844610003" table:style-name="ce1">
            <text:p>0,525853798</text:p>
          </table:table-cell>
          <table:table-cell office:value-type="float" office:value="-1.2698412299533699" table:style-name="ce1">
            <text:p>-1,26984123</text:p>
          </table:table-cell>
          <table:table-cell office:value-type="float" office:value="0.45843178845230897" table:style-name="ce1">
            <text:p>0,458431788</text:p>
          </table:table-cell>
          <table:table-cell office:value-type="float" office:value="1.0403235538812401" table:style-name="ce1">
            <text:p>1,040323554</text:p>
          </table:table-cell>
          <table:table-cell office:value-type="float" office:value="-1.2395511197142199" table:style-name="ce1">
            <text:p>-1,23955112</text:p>
          </table:table-cell>
          <table:table-cell office:value-type="float" office:value="0.92772535153069702" table:style-name="ce1">
            <text:p>0,927725352</text:p>
          </table:table-cell>
          <table:table-cell office:value-type="float" office:value="-1.4766296737834901" table:style-name="ce1">
            <text:p>-1,476629674</text:p>
          </table:table-cell>
          <table:table-cell office:value-type="float" office:value="0.80925160634976401" table:style-name="ce1">
            <text:p>0,809251606</text:p>
          </table:table-cell>
          <table:table-cell office:value-type="float" office:value="-2.63893779988181E-2" table:style-name="ce1">
            <text:p>-0,026389378</text:p>
          </table:table-cell>
          <table:table-cell office:value-type="float" office:value="-1.0403235538812401" table:style-name="ce1">
            <text:p>-1,040323554</text:p>
          </table:table-cell>
          <table:table-cell office:value-type="float" office:value="0.33462580127142799" table:style-name="ce1">
            <text:p>0,334625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40227566698401" table:style-name="ce1">
            <text:p>1,004022757</text:p>
          </table:table-cell>
          <table:table-cell office:value-type="float" office:value="0.499259251152046" table:style-name="ce1">
            <text:p>0,499259251</text:p>
          </table:table-cell>
          <table:table-cell table:number-columns-repeated="16360"/>
        </table:table-row>
        <table:table-row table:style-name="ro1">
          <table:table-cell office:value-type="float" office:value="-0.104862134247248" table:style-name="ce1">
            <text:p>-0,104862134</text:p>
          </table:table-cell>
          <table:table-cell office:value-type="float" office:value="0.77300717014339204" table:style-name="ce1">
            <text:p>0,77300717</text:p>
          </table:table-cell>
          <table:table-cell office:value-type="float" office:value="0" table:style-name="ce1">
            <text:p>0</text:p>
          </table:table-cell>
          <table:table-cell office:value-type="float" office:value="0.97844255770089505" table:style-name="ce1">
            <text:p>0,978442558</text:p>
          </table:table-cell>
          <table:table-cell office:value-type="float" office:value="-0.86723784581280094" table:style-name="ce1">
            <text:p>-0,867237846</text:p>
          </table:table-cell>
          <table:table-cell office:value-type="float" office:value="-0.165686070959502" table:style-name="ce1">
            <text:p>-0,165686071</text:p>
          </table:table-cell>
          <table:table-cell office:value-type="float" office:value="-0.58732859653642" table:style-name="ce1">
            <text:p>-0,587328597</text:p>
          </table:table-cell>
          <table:table-cell office:value-type="float" office:value="-0.97844255770089505" table:style-name="ce1">
            <text:p>-0,978442558</text:p>
          </table:table-cell>
          <table:table-cell office:value-type="float" office:value="-0.31796984383298199" table:style-name="ce1">
            <text:p>-0,317969844</text:p>
          </table:table-cell>
          <table:table-cell office:value-type="float" office:value="0.373943743602004" table:style-name="ce1">
            <text:p>0,373943744</text:p>
          </table:table-cell>
          <table:table-cell office:value-type="float" office:value="-1.2838169081431099" table:style-name="ce1">
            <text:p>-1,283816908</text:p>
          </table:table-cell>
          <table:table-cell office:value-type="float" office:value="0.26299870665445002" table:style-name="ce1">
            <text:p>0,262998707</text:p>
          </table:table-cell>
          <table:table-cell office:value-type="float" office:value="0.97844255770089505" table:style-name="ce1">
            <text:p>0,978442558</text:p>
          </table:table-cell>
          <table:table-cell office:value-type="float" office:value="-0.19385619968603601" table:style-name="ce1">
            <text:p>-0,1938562</text:p>
          </table:table-cell>
          <table:table-cell office:value-type="float" office:value="1.2639839353647799" table:style-name="ce1">
            <text:p>1,263983935</text:p>
          </table:table-cell>
          <table:table-cell office:value-type="float" office:value="-0.127793988571474" table:style-name="ce1">
            <text:p>-0,127793989</text:p>
          </table:table-cell>
          <table:table-cell office:value-type="float" office:value="0.52709088512704005" table:style-name="ce1">
            <text:p>0,527090885</text:p>
          </table:table-cell>
          <table:table-cell office:value-type="float" office:value="-0.37777344087201398" table:style-name="ce1">
            <text:p>-0,377773441</text:p>
          </table:table-cell>
          <table:table-cell office:value-type="float" office:value="-0.97844255770089505" table:style-name="ce1">
            <text:p>-0,978442558</text:p>
          </table:table-cell>
          <table:table-cell office:value-type="float" office:value="-0.319944196747877" table:style-name="ce1">
            <text:p>-0,319944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236673309028703" table:style-name="ce1">
            <text:p>0,522366733</text:p>
          </table:table-cell>
          <table:table-cell office:value-type="float" office:value="0.35846699053046199" table:style-name="ce1">
            <text:p>0,358466991</text:p>
          </table:table-cell>
          <table:table-cell table:number-columns-repeated="16360"/>
        </table:table-row>
        <table:table-row table:style-name="ro1">
          <table:table-cell office:value-type="float" office:value="-0.84980897216062401" table:style-name="ce1">
            <text:p>-0,849808972</text:p>
          </table:table-cell>
          <table:table-cell office:value-type="float" office:value="-0.81313988605204202" table:style-name="ce1">
            <text:p>-0,813139886</text:p>
          </table:table-cell>
          <table:table-cell office:value-type="float" office:value="0" table:style-name="ce1">
            <text:p>0</text:p>
          </table:table-cell>
          <table:table-cell office:value-type="float" office:value="1.0295521069951299" table:style-name="ce1">
            <text:p>1,029552107</text:p>
          </table:table-cell>
          <table:table-cell office:value-type="float" office:value="-1.19610310538133" table:style-name="ce1">
            <text:p>-1,196103105</text:p>
          </table:table-cell>
          <table:table-cell office:value-type="float" office:value="-0.57388192312613395" table:style-name="ce1">
            <text:p>-0,573881923</text:p>
          </table:table-cell>
          <table:table-cell office:value-type="float" office:value="-0.53028354151495904" table:style-name="ce1">
            <text:p>-0,530283542</text:p>
          </table:table-cell>
          <table:table-cell office:value-type="float" office:value="-1.0295521069951299" table:style-name="ce1">
            <text:p>-1,029552107</text:p>
          </table:table-cell>
          <table:table-cell office:value-type="float" office:value="0.64672744043938402" table:style-name="ce1">
            <text:p>0,64672744</text:p>
          </table:table-cell>
          <table:table-cell office:value-type="float" office:value="1.00128489831311" table:style-name="ce1">
            <text:p>1,001284898</text:p>
          </table:table-cell>
          <table:table-cell office:value-type="float" office:value="-0.35490299062653102" table:style-name="ce1">
            <text:p>-0,354902991</text:p>
          </table:table-cell>
          <table:table-cell office:value-type="float" office:value="-4.3561399693657202E-2" table:style-name="ce1">
            <text:p>-0,0435614</text:p>
          </table:table-cell>
          <table:table-cell office:value-type="float" office:value="1.0295521069951299" table:style-name="ce1">
            <text:p>1,029552107</text:p>
          </table:table-cell>
          <table:table-cell office:value-type="float" office:value="-0.80511407435030702" table:style-name="ce1">
            <text:p>-0,805114074</text:p>
          </table:table-cell>
          <table:table-cell office:value-type="float" office:value="1.34144760222988" table:style-name="ce1">
            <text:p>1,341447602</text:p>
          </table:table-cell>
          <table:table-cell office:value-type="float" office:value="-0.77334032128113495" table:style-name="ce1">
            <text:p>-0,773340321</text:p>
          </table:table-cell>
          <table:table-cell office:value-type="float" office:value="0.35143678130032302" table:style-name="ce1">
            <text:p>0,351436781</text:p>
          </table:table-cell>
          <table:table-cell office:value-type="float" office:value="-0.79194708126191504" table:style-name="ce1">
            <text:p>-0,791947081</text:p>
          </table:table-cell>
          <table:table-cell office:value-type="float" office:value="-1.0295521069951299" table:style-name="ce1">
            <text:p>-1,029552107</text:p>
          </table:table-cell>
          <table:table-cell office:value-type="float" office:value="-1.04387221262688" table:style-name="ce1">
            <text:p>-1,043872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805193773301099" table:style-name="ce1">
            <text:p>0,498051938</text:p>
          </table:table-cell>
          <table:table-cell office:value-type="float" office:value="0.53700398009063499" table:style-name="ce1">
            <text:p>0,53700398</text:p>
          </table:table-cell>
          <table:table-cell table:number-columns-repeated="16360"/>
        </table:table-row>
        <table:table-row table:style-name="ro1">
          <table:table-cell office:value-type="float" office:value="-0.71476825720887505" table:style-name="ce1">
            <text:p>-0,714768257</text:p>
          </table:table-cell>
          <table:table-cell office:value-type="float" office:value="0.40908434943521399" table:style-name="ce1">
            <text:p>0,409084349</text:p>
          </table:table-cell>
          <table:table-cell office:value-type="float" office:value="0" table:style-name="ce1">
            <text:p>0</text:p>
          </table:table-cell>
          <table:table-cell office:value-type="float" office:value="1.01975692126137" table:style-name="ce1">
            <text:p>1,019756921</text:p>
          </table:table-cell>
          <table:table-cell office:value-type="float" office:value="-1.1221606160333" table:style-name="ce1">
            <text:p>-1,122160616</text:p>
          </table:table-cell>
          <table:table-cell office:value-type="float" office:value="-1.40280053051853" table:style-name="ce1">
            <text:p>-1,402800531</text:p>
          </table:table-cell>
          <table:table-cell office:value-type="float" office:value="-0.78522609326154502" table:style-name="ce1">
            <text:p>-0,785226093</text:p>
          </table:table-cell>
          <table:table-cell office:value-type="float" office:value="-1.01975692126137" table:style-name="ce1">
            <text:p>-1,019756921</text:p>
          </table:table-cell>
          <table:table-cell office:value-type="float" office:value="1.29364072196216" table:style-name="ce1">
            <text:p>1,293640722</text:p>
          </table:table-cell>
          <table:table-cell office:value-type="float" office:value="0.80588930540412695" table:style-name="ce1">
            <text:p>0,805889305</text:p>
          </table:table-cell>
          <table:table-cell office:value-type="float" office:value="-0.84058687801684895" table:style-name="ce1">
            <text:p>-0,840586878</text:p>
          </table:table-cell>
          <table:table-cell office:value-type="float" office:value="0.54175897876699297" table:style-name="ce1">
            <text:p>0,541758979</text:p>
          </table:table-cell>
          <table:table-cell office:value-type="float" office:value="1.01975692126137" table:style-name="ce1">
            <text:p>1,019756921</text:p>
          </table:table-cell>
          <table:table-cell office:value-type="float" office:value="-0.50161285147113499" table:style-name="ce1">
            <text:p>-0,501612851</text:p>
          </table:table-cell>
          <table:table-cell office:value-type="float" office:value="0.39650583773837" table:style-name="ce1">
            <text:p>0,396505838</text:p>
          </table:table-cell>
          <table:table-cell office:value-type="float" office:value="-0.45310912893377298" table:style-name="ce1">
            <text:p>-0,453109129</text:p>
          </table:table-cell>
          <table:table-cell office:value-type="float" office:value="0.52686514130110196" table:style-name="ce1">
            <text:p>0,526865141</text:p>
          </table:table-cell>
          <table:table-cell office:value-type="float" office:value="-0.57241965184959298" table:style-name="ce1">
            <text:p>-0,572419652</text:p>
          </table:table-cell>
          <table:table-cell office:value-type="float" office:value="-1.01975692126137" table:style-name="ce1">
            <text:p>-1,019756921</text:p>
          </table:table-cell>
          <table:table-cell office:value-type="float" office:value="-0.70187755828084397" table:style-name="ce1">
            <text:p>-0,7018775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658214560803196" table:style-name="ce1">
            <text:p>0,896582146</text:p>
          </table:table-cell>
          <table:table-cell office:value-type="float" office:value="0.48323909228537698" table:style-name="ce1">
            <text:p>0,483239092</text:p>
          </table:table-cell>
          <table:table-cell table:number-columns-repeated="16360"/>
        </table:table-row>
        <table:table-row table:style-name="ro1">
          <table:table-cell office:value-type="float" office:value="9.6187933734687104E-4" table:style-name="ce1">
            <text:p>0,000961879</text:p>
          </table:table-cell>
          <table:table-cell office:value-type="float" office:value="1.09286635460375" table:style-name="ce1">
            <text:p>1,092866355</text:p>
          </table:table-cell>
          <table:table-cell office:value-type="float" office:value="0" table:style-name="ce1">
            <text:p>0</text:p>
          </table:table-cell>
          <table:table-cell office:value-type="float" office:value="1.0013648943334901" table:style-name="ce1">
            <text:p>1,001364894</text:p>
          </table:table-cell>
          <table:table-cell office:value-type="float" office:value="-1.1085764732496199" table:style-name="ce1">
            <text:p>-1,108576473</text:p>
          </table:table-cell>
          <table:table-cell office:value-type="float" office:value="-0.35515579325117103" table:style-name="ce1">
            <text:p>-0,355155793</text:p>
          </table:table-cell>
          <table:table-cell office:value-type="float" office:value="-0.63403487078666299" table:style-name="ce1">
            <text:p>-0,634034871</text:p>
          </table:table-cell>
          <table:table-cell office:value-type="float" office:value="-1.0013648943334901" table:style-name="ce1">
            <text:p>-1,001364894</text:p>
          </table:table-cell>
          <table:table-cell office:value-type="float" office:value="-3.9471354795785896E-3" table:style-name="ce1">
            <text:p>-0,003947135</text:p>
          </table:table-cell>
          <table:table-cell office:value-type="float" office:value="0.94221353943923603" table:style-name="ce1">
            <text:p>0,942213539</text:p>
          </table:table-cell>
          <table:table-cell office:value-type="float" office:value="-1.2248577023740199" table:style-name="ce1">
            <text:p>-1,224857702</text:p>
          </table:table-cell>
          <table:table-cell office:value-type="float" office:value="-3.7834755563243498E-2" table:style-name="ce1">
            <text:p>-0,037834756</text:p>
          </table:table-cell>
          <table:table-cell office:value-type="float" office:value="1.0013648943334901" table:style-name="ce1">
            <text:p>1,001364894</text:p>
          </table:table-cell>
          <table:table-cell office:value-type="float" office:value="-1.0821644442434899" table:style-name="ce1">
            <text:p>-1,082164444</text:p>
          </table:table-cell>
          <table:table-cell office:value-type="float" office:value="1.03934088721399" table:style-name="ce1">
            <text:p>1,039340887</text:p>
          </table:table-cell>
          <table:table-cell office:value-type="float" office:value="-0.54521756433459101" table:style-name="ce1">
            <text:p>-0,545217564</text:p>
          </table:table-cell>
          <table:table-cell office:value-type="float" office:value="0.416836563074995" table:style-name="ce1">
            <text:p>0,416836563</text:p>
          </table:table-cell>
          <table:table-cell office:value-type="float" office:value="-0.87743538055691905" table:style-name="ce1">
            <text:p>-0,877435381</text:p>
          </table:table-cell>
          <table:table-cell office:value-type="float" office:value="-1.0013648943334901" table:style-name="ce1">
            <text:p>-1,001364894</text:p>
          </table:table-cell>
          <table:table-cell office:value-type="float" office:value="-0.322184879286392" table:style-name="ce1">
            <text:p>-0,322184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10583536319101" table:style-name="ce1">
            <text:p>1,101058354</text:p>
          </table:table-cell>
          <table:table-cell office:value-type="float" office:value="2.81283763438284E-2" table:style-name="ce1">
            <text:p>0,028128376</text:p>
          </table:table-cell>
          <table:table-cell table:number-columns-repeated="16360"/>
        </table:table-row>
        <table:table-row table:style-name="ro1">
          <table:table-cell office:value-type="float" office:value="0.65118032006638804" table:style-name="ce1">
            <text:p>0,65118032</text:p>
          </table:table-cell>
          <table:table-cell office:value-type="float" office:value="-1.32030077244163" table:style-name="ce1">
            <text:p>-1,320300772</text:p>
          </table:table-cell>
          <table:table-cell office:value-type="float" office:value="0" table:style-name="ce1">
            <text:p>0</text:p>
          </table:table-cell>
          <table:table-cell office:value-type="float" office:value="1.03137969129742" table:style-name="ce1">
            <text:p>1,031379691</text:p>
          </table:table-cell>
          <table:table-cell office:value-type="float" office:value="-0.94303904790549797" table:style-name="ce1">
            <text:p>-0,943039048</text:p>
          </table:table-cell>
          <table:table-cell office:value-type="float" office:value="0.60763205887559002" table:style-name="ce1">
            <text:p>0,607632059</text:p>
          </table:table-cell>
          <table:table-cell office:value-type="float" office:value="-0.90250087107761101" table:style-name="ce1">
            <text:p>-0,902500871</text:p>
          </table:table-cell>
          <table:table-cell office:value-type="float" office:value="-1.03137969129742" table:style-name="ce1">
            <text:p>-1,031379691</text:p>
          </table:table-cell>
          <table:table-cell office:value-type="float" office:value="0.688583623227779" table:style-name="ce1">
            <text:p>0,688583623</text:p>
          </table:table-cell>
          <table:table-cell office:value-type="float" office:value="0.99156608620506304" table:style-name="ce1">
            <text:p>0,991566086</text:p>
          </table:table-cell>
          <table:table-cell office:value-type="float" office:value="-0.82945549271305696" table:style-name="ce1">
            <text:p>-0,829455493</text:p>
          </table:table-cell>
          <table:table-cell office:value-type="float" office:value="9.9429373261544801E-2" table:style-name="ce1">
            <text:p>0,099429373</text:p>
          </table:table-cell>
          <table:table-cell office:value-type="float" office:value="1.03137969129742" table:style-name="ce1">
            <text:p>1,031379691</text:p>
          </table:table-cell>
          <table:table-cell office:value-type="float" office:value="-0.67804821632340095" table:style-name="ce1">
            <text:p>-0,678048216</text:p>
          </table:table-cell>
          <table:table-cell office:value-type="float" office:value="1.30652479102694" table:style-name="ce1">
            <text:p>1,306524791</text:p>
          </table:table-cell>
          <table:table-cell office:value-type="float" office:value="-1.02353007861237" table:style-name="ce1">
            <text:p>-1,023530079</text:p>
          </table:table-cell>
          <table:table-cell office:value-type="float" office:value="6.9718138555459996E-2" table:style-name="ce1">
            <text:p>0,069718139</text:p>
          </table:table-cell>
          <table:table-cell office:value-type="float" office:value="0.15674372390883801" table:style-name="ce1">
            <text:p>0,156743724</text:p>
          </table:table-cell>
          <table:table-cell office:value-type="float" office:value="-1.03137969129742" table:style-name="ce1">
            <text:p>-1,031379691</text:p>
          </table:table-cell>
          <table:table-cell office:value-type="float" office:value="-0.88878163681127897" table:style-name="ce1">
            <text:p>-0,888781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179005974377" table:style-name="ce1">
            <text:p>1,08179006</text:p>
          </table:table-cell>
          <table:table-cell office:value-type="float" office:value="-0.31412621696822401" table:style-name="ce1">
            <text:p>-0,314126217</text:p>
          </table:table-cell>
          <table:table-cell table:number-columns-repeated="16360"/>
        </table:table-row>
        <table:table-row table:style-name="ro1">
          <table:table-cell office:value-type="float" office:value="0.249555701004991" table:style-name="ce1">
            <text:p>0,249555701</text:p>
          </table:table-cell>
          <table:table-cell office:value-type="float" office:value="-0.355746912533207" table:style-name="ce1">
            <text:p>-0,355746913</text:p>
          </table:table-cell>
          <table:table-cell office:value-type="float" office:value="0" table:style-name="ce1">
            <text:p>0</text:p>
          </table:table-cell>
          <table:table-cell office:value-type="float" office:value="1.0044255102593" table:style-name="ce1">
            <text:p>1,00442551</text:p>
          </table:table-cell>
          <table:table-cell office:value-type="float" office:value="-1.2090411818836599" table:style-name="ce1">
            <text:p>-1,209041182</text:p>
          </table:table-cell>
          <table:table-cell office:value-type="float" office:value="-0.25045691575033402" table:style-name="ce1">
            <text:p>-0,250456916</text:p>
          </table:table-cell>
          <table:table-cell office:value-type="float" office:value="-1.1911960746799599" table:style-name="ce1">
            <text:p>-1,191196075</text:p>
          </table:table-cell>
          <table:table-cell office:value-type="float" office:value="-1.0044255102593" table:style-name="ce1">
            <text:p>-1,00442551</text:p>
          </table:table-cell>
          <table:table-cell office:value-type="float" office:value="0.61692427618920598" table:style-name="ce1">
            <text:p>0,616924276</text:p>
          </table:table-cell>
          <table:table-cell office:value-type="float" office:value="1.60818589790795" table:style-name="ce1">
            <text:p>1,608185898</text:p>
          </table:table-cell>
          <table:table-cell office:value-type="float" office:value="-5.0524268443503599E-2" table:style-name="ce1">
            <text:p>-0,050524268</text:p>
          </table:table-cell>
          <table:table-cell office:value-type="float" office:value="0.29424933913172302" table:style-name="ce1">
            <text:p>0,294249339</text:p>
          </table:table-cell>
          <table:table-cell office:value-type="float" office:value="1.0044255102593" table:style-name="ce1">
            <text:p>1,00442551</text:p>
          </table:table-cell>
          <table:table-cell office:value-type="float" office:value="-0.56007689484118195" table:style-name="ce1">
            <text:p>-0,560076895</text:p>
          </table:table-cell>
          <table:table-cell office:value-type="float" office:value="0.98110051973679202" table:style-name="ce1">
            <text:p>0,98110052</text:p>
          </table:table-cell>
          <table:table-cell office:value-type="float" office:value="-0.93054508321242102" table:style-name="ce1">
            <text:p>-0,930545083</text:p>
          </table:table-cell>
          <table:table-cell office:value-type="float" office:value="0.45543891131714898" table:style-name="ce1">
            <text:p>0,455438911</text:p>
          </table:table-cell>
          <table:table-cell office:value-type="float" office:value="0.11498955364997" table:style-name="ce1">
            <text:p>0,114989554</text:p>
          </table:table-cell>
          <table:table-cell office:value-type="float" office:value="-1.0044255102593" table:style-name="ce1">
            <text:p>-1,00442551</text:p>
          </table:table-cell>
          <table:table-cell office:value-type="float" office:value="-0.91328161291760002" table:style-name="ce1">
            <text:p>-0,913281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745716063509097" table:style-name="ce1">
            <text:p>0,417457161</text:p>
          </table:table-cell>
          <table:table-cell office:value-type="float" office:value="0.46901339899788902" table:style-name="ce1">
            <text:p>0,469013399</text:p>
          </table:table-cell>
          <table:table-cell table:number-columns-repeated="16360"/>
        </table:table-row>
        <table:table-row table:style-name="ro1">
          <table:table-cell office:value-type="float" office:value="-0.40174606823348702" table:style-name="ce1">
            <text:p>-0,401746068</text:p>
          </table:table-cell>
          <table:table-cell office:value-type="float" office:value="-0.27164915112569499" table:style-name="ce1">
            <text:p>-0,271649151</text:p>
          </table:table-cell>
          <table:table-cell office:value-type="float" office:value="0" table:style-name="ce1">
            <text:p>0</text:p>
          </table:table-cell>
          <table:table-cell office:value-type="float" office:value="0.98288571477883702" table:style-name="ce1">
            <text:p>0,982885715</text:p>
          </table:table-cell>
          <table:table-cell office:value-type="float" office:value="-8.49617275695492E-2" table:style-name="ce1">
            <text:p>-0,084961728</text:p>
          </table:table-cell>
          <table:table-cell office:value-type="float" office:value="0.102206941945599" table:style-name="ce1">
            <text:p>0,102206942</text:p>
          </table:table-cell>
          <table:table-cell office:value-type="float" office:value="-1.06905189007989" table:style-name="ce1">
            <text:p>-1,06905189</text:p>
          </table:table-cell>
          <table:table-cell office:value-type="float" office:value="-0.98288571477883702" table:style-name="ce1">
            <text:p>-0,982885715</text:p>
          </table:table-cell>
          <table:table-cell office:value-type="float" office:value="-0.12893991911731401" table:style-name="ce1">
            <text:p>-0,128939919</text:p>
          </table:table-cell>
          <table:table-cell office:value-type="float" office:value="0.812068924509463" table:style-name="ce1">
            <text:p>0,812068925</text:p>
          </table:table-cell>
          <table:table-cell office:value-type="float" office:value="-0.65398733690521005" table:style-name="ce1">
            <text:p>-0,653987337</text:p>
          </table:table-cell>
          <table:table-cell office:value-type="float" office:value="0.31290229648944101" table:style-name="ce1">
            <text:p>0,312902296</text:p>
          </table:table-cell>
          <table:table-cell office:value-type="float" office:value="0.98288571477883702" table:style-name="ce1">
            <text:p>0,982885715</text:p>
          </table:table-cell>
          <table:table-cell office:value-type="float" office:value="-0.45179050104623403" table:style-name="ce1">
            <text:p>-0,451790501</text:p>
          </table:table-cell>
          <table:table-cell office:value-type="float" office:value="0.88895956510265595" table:style-name="ce1">
            <text:p>0,888959565</text:p>
          </table:table-cell>
          <table:table-cell office:value-type="float" office:value="-1.26160824768317" table:style-name="ce1">
            <text:p>-1,261608248</text:p>
          </table:table-cell>
          <table:table-cell office:value-type="float" office:value="0.48994043748599703" table:style-name="ce1">
            <text:p>0,489940437</text:p>
          </table:table-cell>
          <table:table-cell office:value-type="float" office:value="-0.91548111578584201" table:style-name="ce1">
            <text:p>-0,915481116</text:p>
          </table:table-cell>
          <table:table-cell office:value-type="float" office:value="-0.98288571477883702" table:style-name="ce1">
            <text:p>-0,982885715</text:p>
          </table:table-cell>
          <table:table-cell office:value-type="float" office:value="-0.76380981649725799" table:style-name="ce1">
            <text:p>-0,763809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37656649803" table:style-name="ce1">
            <text:p>1,028376566</text:p>
          </table:table-cell>
          <table:table-cell office:value-type="float" office:value="0.83560849649607205" table:style-name="ce1">
            <text:p>0,835608496</text:p>
          </table:table-cell>
          <table:table-cell table:number-columns-repeated="16360"/>
        </table:table-row>
        <table:table-row table:style-name="ro1">
          <table:table-cell office:value-type="float" office:value="0.33876191060115901" table:style-name="ce1">
            <text:p>0,338761911</text:p>
          </table:table-cell>
          <table:table-cell office:value-type="float" office:value="0.52807974151394499" table:style-name="ce1">
            <text:p>0,528079742</text:p>
          </table:table-cell>
          <table:table-cell office:value-type="float" office:value="0" table:style-name="ce1">
            <text:p>0</text:p>
          </table:table-cell>
          <table:table-cell office:value-type="float" office:value="1.0244164552785899" table:style-name="ce1">
            <text:p>1,024416455</text:p>
          </table:table-cell>
          <table:table-cell office:value-type="float" office:value="-0.481800585643617" table:style-name="ce1">
            <text:p>-0,481800586</text:p>
          </table:table-cell>
          <table:table-cell office:value-type="float" office:value="-0.92714510558558505" table:style-name="ce1">
            <text:p>-0,927145106</text:p>
          </table:table-cell>
          <table:table-cell office:value-type="float" office:value="-0.89405675043917898" table:style-name="ce1">
            <text:p>-0,89405675</text:p>
          </table:table-cell>
          <table:table-cell office:value-type="float" office:value="-1.0244164552785899" table:style-name="ce1">
            <text:p>-1,024416455</text:p>
          </table:table-cell>
          <table:table-cell office:value-type="float" office:value="-0.33044428742272702" table:style-name="ce1">
            <text:p>-0,330444287</text:p>
          </table:table-cell>
          <table:table-cell office:value-type="float" office:value="1.1325311657438499" table:style-name="ce1">
            <text:p>1,132531166</text:p>
          </table:table-cell>
          <table:table-cell office:value-type="float" office:value="-1.4942286444153301" table:style-name="ce1">
            <text:p>-1,494228644</text:p>
          </table:table-cell>
          <table:table-cell office:value-type="float" office:value="0.310785175108096" table:style-name="ce1">
            <text:p>0,310785175</text:p>
          </table:table-cell>
          <table:table-cell office:value-type="float" office:value="1.0244164552785899" table:style-name="ce1">
            <text:p>1,024416455</text:p>
          </table:table-cell>
          <table:table-cell office:value-type="float" office:value="-0.66212374043344302" table:style-name="ce1">
            <text:p>-0,66212374</text:p>
          </table:table-cell>
          <table:table-cell office:value-type="float" office:value="1.09474890158428" table:style-name="ce1">
            <text:p>1,094748902</text:p>
          </table:table-cell>
          <table:table-cell office:value-type="float" office:value="-0.68341470627441803" table:style-name="ce1">
            <text:p>-0,683414706</text:p>
          </table:table-cell>
          <table:table-cell office:value-type="float" office:value="0.27127114372855898" table:style-name="ce1">
            <text:p>0,271271144</text:p>
          </table:table-cell>
          <table:table-cell office:value-type="float" office:value="-0.61340137563775599" table:style-name="ce1">
            <text:p>-0,613401376</text:p>
          </table:table-cell>
          <table:table-cell office:value-type="float" office:value="-1.0244164552785899" table:style-name="ce1">
            <text:p>-1,024416455</text:p>
          </table:table-cell>
          <table:table-cell office:value-type="float" office:value="-1.0762254264996001" table:style-name="ce1">
            <text:p>-1,0762254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274347851623401" table:style-name="ce1">
            <text:p>1,127434785</text:p>
          </table:table-cell>
          <table:table-cell office:value-type="float" office:value="0.18751844971800999" table:style-name="ce1">
            <text:p>0,18751845</text:p>
          </table:table-cell>
          <table:table-cell table:number-columns-repeated="16360"/>
        </table:table-row>
        <table:table-row table:style-name="ro1">
          <table:table-cell office:value-type="float" office:value="-8.0533453887323102E-3" table:style-name="ce1">
            <text:p>-0,008053345</text:p>
          </table:table-cell>
          <table:table-cell office:value-type="float" office:value="-1.0422841665342499" table:style-name="ce1">
            <text:p>-1,042284167</text:p>
          </table:table-cell>
          <table:table-cell office:value-type="float" office:value="0" table:style-name="ce1">
            <text:p>0</text:p>
          </table:table-cell>
          <table:table-cell office:value-type="float" office:value="1.0451354310329799" table:style-name="ce1">
            <text:p>1,045135431</text:p>
          </table:table-cell>
          <table:table-cell office:value-type="float" office:value="-0.86959477895984205" table:style-name="ce1">
            <text:p>-0,869594779</text:p>
          </table:table-cell>
          <table:table-cell office:value-type="float" office:value="0.18393697738956299" table:style-name="ce1">
            <text:p>0,183936977</text:p>
          </table:table-cell>
          <table:table-cell office:value-type="float" office:value="-0.57256669372416802" table:style-name="ce1">
            <text:p>-0,572566694</text:p>
          </table:table-cell>
          <table:table-cell office:value-type="float" office:value="-1.0451354310329799" table:style-name="ce1">
            <text:p>-1,045135431</text:p>
          </table:table-cell>
          <table:table-cell office:value-type="float" office:value="1.2124930025916001" table:style-name="ce1">
            <text:p>1,212493003</text:p>
          </table:table-cell>
          <table:table-cell office:value-type="float" office:value="0.68437475406958503" table:style-name="ce1">
            <text:p>0,684374754</text:p>
          </table:table-cell>
          <table:table-cell office:value-type="float" office:value="-1.32431209597095" table:style-name="ce1">
            <text:p>-1,324312096</text:p>
          </table:table-cell>
          <table:table-cell office:value-type="float" office:value="0.17741072827573701" table:style-name="ce1">
            <text:p>0,177410728</text:p>
          </table:table-cell>
          <table:table-cell office:value-type="float" office:value="1.0451354310329799" table:style-name="ce1">
            <text:p>1,045135431</text:p>
          </table:table-cell>
          <table:table-cell office:value-type="float" office:value="-0.63998542715881301" table:style-name="ce1">
            <text:p>-0,639985427</text:p>
          </table:table-cell>
          <table:table-cell office:value-type="float" office:value="1.30022341939914" table:style-name="ce1">
            <text:p>1,300223419</text:p>
          </table:table-cell>
          <table:table-cell office:value-type="float" office:value="-0.63814765348636204" table:style-name="ce1">
            <text:p>-0,638147653</text:p>
          </table:table-cell>
          <table:table-cell office:value-type="float" office:value="0.208905217354381" table:style-name="ce1">
            <text:p>0,208905217</text:p>
          </table:table-cell>
          <table:table-cell office:value-type="float" office:value="-0.21642884224421299" table:style-name="ce1">
            <text:p>-0,216428842</text:p>
          </table:table-cell>
          <table:table-cell office:value-type="float" office:value="-1.0451354310329799" table:style-name="ce1">
            <text:p>-1,045135431</text:p>
          </table:table-cell>
          <table:table-cell office:value-type="float" office:value="-3.6017652069064703E-2" table:style-name="ce1">
            <text:p>-0,0360176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564027942464402" table:style-name="ce1">
            <text:p>0,955640279</text:p>
          </table:table-cell>
          <table:table-cell office:value-type="float" office:value="2.9564779105829501E-2" table:style-name="ce1">
            <text:p>0,029564779</text:p>
          </table:table-cell>
          <table:table-cell table:number-columns-repeated="16360"/>
        </table:table-row>
        <table:table-row table:style-name="ro1">
          <table:table-cell office:value-type="float" office:value="-0.62197128011469505" table:style-name="ce1">
            <text:p>-0,62197128</text:p>
          </table:table-cell>
          <table:table-cell office:value-type="float" office:value="0.621250082674491" table:style-name="ce1">
            <text:p>0,621250083</text:p>
          </table:table-cell>
          <table:table-cell office:value-type="float" office:value="0" table:style-name="ce1">
            <text:p>0</text:p>
          </table:table-cell>
          <table:table-cell office:value-type="float" office:value="0.99880836282646501" table:style-name="ce1">
            <text:p>0,998808363</text:p>
          </table:table-cell>
          <table:table-cell office:value-type="float" office:value="-1.25500614349043" table:style-name="ce1">
            <text:p>-1,255006143</text:p>
          </table:table-cell>
          <table:table-cell office:value-type="float" office:value="-1.0845085606796001" table:style-name="ce1">
            <text:p>-1,084508561</text:p>
          </table:table-cell>
          <table:table-cell office:value-type="float" office:value="-1.2279109257315" table:style-name="ce1">
            <text:p>-1,227910926</text:p>
          </table:table-cell>
          <table:table-cell office:value-type="float" office:value="-0.99880836282646501" table:style-name="ce1">
            <text:p>-0,998808363</text:p>
          </table:table-cell>
          <table:table-cell office:value-type="float" office:value="0.359468833757216" table:style-name="ce1">
            <text:p>0,359468834</text:p>
          </table:table-cell>
          <table:table-cell office:value-type="float" office:value="1.2066480174582801" table:style-name="ce1">
            <text:p>1,206648017</text:p>
          </table:table-cell>
          <table:table-cell office:value-type="float" office:value="-1.02568020334316" table:style-name="ce1">
            <text:p>-1,025680203</text:p>
          </table:table-cell>
          <table:table-cell office:value-type="float" office:value="-6.7187841697631196E-3" table:style-name="ce1">
            <text:p>-0,006718784</text:p>
          </table:table-cell>
          <table:table-cell office:value-type="float" office:value="0.99880836282646501" table:style-name="ce1">
            <text:p>0,998808363</text:p>
          </table:table-cell>
          <table:table-cell office:value-type="float" office:value="-0.64744597937030501" table:style-name="ce1">
            <text:p>-0,647445979</text:p>
          </table:table-cell>
          <table:table-cell office:value-type="float" office:value="1.1603005754392799" table:style-name="ce1">
            <text:p>1,160300575</text:p>
          </table:table-cell>
          <table:table-cell office:value-type="float" office:value="-0.53582508502248105" table:style-name="ce1">
            <text:p>-0,535825085</text:p>
          </table:table-cell>
          <table:table-cell office:value-type="float" office:value="0.32765091049395501" table:style-name="ce1">
            <text:p>0,32765091</text:p>
          </table:table-cell>
          <table:table-cell office:value-type="float" office:value="-0.42308618290621902" table:style-name="ce1">
            <text:p>-0,423086183</text:p>
          </table:table-cell>
          <table:table-cell office:value-type="float" office:value="-0.99880836282646501" table:style-name="ce1">
            <text:p>-0,998808363</text:p>
          </table:table-cell>
          <table:table-cell office:value-type="float" office:value="-0.853222367590592" table:style-name="ce1">
            <text:p>-0,853222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44940443393" table:style-name="ce1">
            <text:p>0,494494044</text:p>
          </table:table-cell>
          <table:table-cell office:value-type="float" office:value="0.76654489493633304" table:style-name="ce1">
            <text:p>0,766544895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2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1.43617417162586" table:style-name="ce1">
            <text:p>1,436174172</text:p>
          </table:table-cell>
          <table:table-cell office:value-type="float" office:value="0.54695976954867798" table:style-name="ce1">
            <text:p>0,54695977</text:p>
          </table:table-cell>
          <table:table-cell office:value-type="float" office:value="0" table:style-name="ce1">
            <text:p>0</text:p>
          </table:table-cell>
          <table:table-cell office:value-type="float" office:value="0.99868461972827205" table:style-name="ce1">
            <text:p>0,99868462</text:p>
          </table:table-cell>
          <table:table-cell office:value-type="float" office:value="5.6234850848468E-2" table:style-name="ce1">
            <text:p>0,056234851</text:p>
          </table:table-cell>
          <table:table-cell office:value-type="float" office:value="-0.32608049423435898" table:style-name="ce1">
            <text:p>-0,326080494</text:p>
          </table:table-cell>
          <table:table-cell office:value-type="float" office:value="0.45723490327423499" table:style-name="ce1">
            <text:p>0,457234903</text:p>
          </table:table-cell>
          <table:table-cell office:value-type="float" office:value="-0.99868461972827205" table:style-name="ce1">
            <text:p>-0,99868462</text:p>
          </table:table-cell>
          <table:table-cell office:value-type="float" office:value="0.92320073176460304" table:style-name="ce1">
            <text:p>0,923200732</text:p>
          </table:table-cell>
          <table:table-cell office:value-type="float" office:value="-0.28337944657001601" table:style-name="ce1">
            <text:p>-0,283379447</text:p>
          </table:table-cell>
          <table:table-cell office:value-type="float" office:value="-0.33966252944102499" table:style-name="ce1">
            <text:p>-0,339662529</text:p>
          </table:table-cell>
          <table:table-cell office:value-type="float" office:value="0.394565657128706" table:style-name="ce1">
            <text:p>0,394565657</text:p>
          </table:table-cell>
          <table:table-cell office:value-type="float" office:value="0.99868461972827205" table:style-name="ce1">
            <text:p>0,99868462</text:p>
          </table:table-cell>
          <table:table-cell office:value-type="float" office:value="7.9312331064951003E-2" table:style-name="ce1">
            <text:p>0,079312331</text:p>
          </table:table-cell>
          <table:table-cell office:value-type="float" office:value="0.121146725543297" table:style-name="ce1">
            <text:p>0,121146726</text:p>
          </table:table-cell>
          <table:table-cell office:value-type="float" office:value="0.39880822815397499" table:style-name="ce1">
            <text:p>0,398808228</text:p>
          </table:table-cell>
          <table:table-cell office:value-type="float" office:value="0.40950982102608502" table:style-name="ce1">
            <text:p>0,409509821</text:p>
          </table:table-cell>
          <table:table-cell office:value-type="float" office:value="0.237253291908775" table:style-name="ce1">
            <text:p>0,237253292</text:p>
          </table:table-cell>
          <table:table-cell office:value-type="float" office:value="-0.99868461972827205" table:style-name="ce1">
            <text:p>-0,99868462</text:p>
          </table:table-cell>
          <table:table-cell office:value-type="float" office:value="1.4636692187634901" table:style-name="ce1">
            <text:p>1,4636692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8569535195881" table:style-name="ce1">
            <text:p>1,085695352</text:p>
          </table:table-cell>
          <table:table-cell office:value-type="float" office:value="-0.37501210119171302" table:style-name="ce1">
            <text:p>-0,375012101</text:p>
          </table:table-cell>
          <table:table-cell table:number-columns-repeated="16360"/>
        </table:table-row>
        <table:table-row table:style-name="ro1">
          <table:table-cell office:value-type="float" office:value="1.23201386864357" table:style-name="ce1">
            <text:p>1,232013869</text:p>
          </table:table-cell>
          <table:table-cell office:value-type="float" office:value="-0.129256396317736" table:style-name="ce1">
            <text:p>-0,129256396</text:p>
          </table:table-cell>
          <table:table-cell office:value-type="float" office:value="0" table:style-name="ce1">
            <text:p>0</text:p>
          </table:table-cell>
          <table:table-cell office:value-type="float" office:value="0.94131486188578795" table:style-name="ce1">
            <text:p>0,941314862</text:p>
          </table:table-cell>
          <table:table-cell office:value-type="float" office:value="-2.5156267486374602" table:style-name="ce1">
            <text:p>-2,515626749</text:p>
          </table:table-cell>
          <table:table-cell office:value-type="float" office:value="-2.7515779326457799" table:style-name="ce1">
            <text:p>-2,751577933</text:p>
          </table:table-cell>
          <table:table-cell office:value-type="float" office:value="0.62992470053626504" table:style-name="ce1">
            <text:p>0,629924701</text:p>
          </table:table-cell>
          <table:table-cell office:value-type="float" office:value="-0.94131486188578795" table:style-name="ce1">
            <text:p>-0,941314862</text:p>
          </table:table-cell>
          <table:table-cell office:value-type="float" office:value="-0.49541164291485201" table:style-name="ce1">
            <text:p>-0,495411643</text:p>
          </table:table-cell>
          <table:table-cell office:value-type="float" office:value="-1.11798554278924" table:style-name="ce1">
            <text:p>-1,117985543</text:p>
          </table:table-cell>
          <table:table-cell office:value-type="float" office:value="0.60043203835536896" table:style-name="ce1">
            <text:p>0,600432038</text:p>
          </table:table-cell>
          <table:table-cell office:value-type="float" office:value="-0.50973254900963605" table:style-name="ce1">
            <text:p>-0,509732549</text:p>
          </table:table-cell>
          <table:table-cell office:value-type="float" office:value="0.94131486188578795" table:style-name="ce1">
            <text:p>0,941314862</text:p>
          </table:table-cell>
          <table:table-cell office:value-type="float" office:value="0.71250246037938003" table:style-name="ce1">
            <text:p>0,71250246</text:p>
          </table:table-cell>
          <table:table-cell office:value-type="float" office:value="-0.471570788314566" table:style-name="ce1">
            <text:p>-0,471570788</text:p>
          </table:table-cell>
          <table:table-cell office:value-type="float" office:value="0.32037916485304302" table:style-name="ce1">
            <text:p>0,320379165</text:p>
          </table:table-cell>
          <table:table-cell office:value-type="float" office:value="-0.35896982011473899" table:style-name="ce1">
            <text:p>-0,35896982</text:p>
          </table:table-cell>
          <table:table-cell office:value-type="float" office:value="2.2939031100306999" table:style-name="ce1">
            <text:p>2,29390311</text:p>
          </table:table-cell>
          <table:table-cell office:value-type="float" office:value="-0.94131486188578795" table:style-name="ce1">
            <text:p>-0,941314862</text:p>
          </table:table-cell>
          <table:table-cell office:value-type="float" office:value="-0.31483000113995702" table:style-name="ce1">
            <text:p>-0,31483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9450456247711601" table:style-name="ce1">
            <text:p>0,694504562</text:p>
          </table:table-cell>
          <table:table-cell office:value-type="float" office:value="0.60395754551218195" table:style-name="ce1">
            <text:p>0,603957546</text:p>
          </table:table-cell>
          <table:table-cell table:number-columns-repeated="16360"/>
        </table:table-row>
        <table:table-row table:style-name="ro1">
          <table:table-cell office:value-type="float" office:value="-0.50955099186630004" table:style-name="ce1">
            <text:p>-0,509550992</text:p>
          </table:table-cell>
          <table:table-cell office:value-type="float" office:value="2.2884452968082498" table:style-name="ce1">
            <text:p>2,288445297</text:p>
          </table:table-cell>
          <table:table-cell office:value-type="float" office:value="0" table:style-name="ce1">
            <text:p>0</text:p>
          </table:table-cell>
          <table:table-cell office:value-type="float" office:value="0.79964348517929296" table:style-name="ce1">
            <text:p>0,799643485</text:p>
          </table:table-cell>
          <table:table-cell office:value-type="float" office:value="-1.61609369434155" table:style-name="ce1">
            <text:p>-1,616093694</text:p>
          </table:table-cell>
          <table:table-cell office:value-type="float" office:value="1.8074276514191701" table:style-name="ce1">
            <text:p>1,807427651</text:p>
          </table:table-cell>
          <table:table-cell office:value-type="float" office:value="4.1829767668415396E-3" table:style-name="ce1">
            <text:p>0,004182977</text:p>
          </table:table-cell>
          <table:table-cell office:value-type="float" office:value="-0.79964348517929296" table:style-name="ce1">
            <text:p>-0,799643485</text:p>
          </table:table-cell>
          <table:table-cell office:value-type="float" office:value="-2.3468944249221702" table:style-name="ce1">
            <text:p>-2,346894425</text:p>
          </table:table-cell>
          <table:table-cell office:value-type="float" office:value="2.43791238537968" table:style-name="ce1">
            <text:p>2,437912385</text:p>
          </table:table-cell>
          <table:table-cell office:value-type="float" office:value="-0.41180461513883199" table:style-name="ce1">
            <text:p>-0,411804615</text:p>
          </table:table-cell>
          <table:table-cell office:value-type="float" office:value="-0.37808670001274902" table:style-name="ce1">
            <text:p>-0,3780867</text:p>
          </table:table-cell>
          <table:table-cell office:value-type="float" office:value="0.79964348517929296" table:style-name="ce1">
            <text:p>0,799643485</text:p>
          </table:table-cell>
          <table:table-cell office:value-type="float" office:value="-0.43368020752735498" table:style-name="ce1">
            <text:p>-0,433680208</text:p>
          </table:table-cell>
          <table:table-cell office:value-type="float" office:value="-0.85667966931802597" table:style-name="ce1">
            <text:p>-0,856679669</text:p>
          </table:table-cell>
          <table:table-cell office:value-type="float" office:value="8.8810436840883897E-2" table:style-name="ce1">
            <text:p>0,088810437</text:p>
          </table:table-cell>
          <table:table-cell office:value-type="float" office:value="0.76232768543034102" table:style-name="ce1">
            <text:p>0,762327685</text:p>
          </table:table-cell>
          <table:table-cell office:value-type="float" office:value="-1.39814590407267" table:style-name="ce1">
            <text:p>-1,398145904</text:p>
          </table:table-cell>
          <table:table-cell office:value-type="float" office:value="-0.79964348517929296" table:style-name="ce1">
            <text:p>-0,799643485</text:p>
          </table:table-cell>
          <table:table-cell office:value-type="float" office:value="-3.07723624295418" table:style-name="ce1">
            <text:p>-3,07723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671251192579501" table:style-name="ce1">
            <text:p>1,567125119</text:p>
          </table:table-cell>
          <table:table-cell office:value-type="float" office:value="-0.30487293193521697" table:style-name="ce1">
            <text:p>-0,304872932</text:p>
          </table:table-cell>
          <table:table-cell table:number-columns-repeated="16360"/>
        </table:table-row>
        <table:table-row table:style-name="ro1">
          <table:table-cell office:value-type="float" office:value="1.4950894545618101" table:style-name="ce1">
            <text:p>1,495089455</text:p>
          </table:table-cell>
          <table:table-cell office:value-type="float" office:value="-1.3658581533388301" table:style-name="ce1">
            <text:p>-1,365858153</text:p>
          </table:table-cell>
          <table:table-cell office:value-type="float" office:value="0" table:style-name="ce1">
            <text:p>0</text:p>
          </table:table-cell>
          <table:table-cell office:value-type="float" office:value="0.766385920321484" table:style-name="ce1">
            <text:p>0,76638592</text:p>
          </table:table-cell>
          <table:table-cell office:value-type="float" office:value="-1.20557680475627" table:style-name="ce1">
            <text:p>-1,205576805</text:p>
          </table:table-cell>
          <table:table-cell office:value-type="float" office:value="-0.41921025350963798" table:style-name="ce1">
            <text:p>-0,419210254</text:p>
          </table:table-cell>
          <table:table-cell office:value-type="float" office:value="-3.4679780486424399" table:style-name="ce1">
            <text:p>-3,467978049</text:p>
          </table:table-cell>
          <table:table-cell office:value-type="float" office:value="-0.766385920321484" table:style-name="ce1">
            <text:p>-0,76638592</text:p>
          </table:table-cell>
          <table:table-cell office:value-type="float" office:value="0.650663883232521" table:style-name="ce1">
            <text:p>0,650663883</text:p>
          </table:table-cell>
          <table:table-cell office:value-type="float" office:value="3.0506372952351999" table:style-name="ce1">
            <text:p>3,050637295</text:p>
          </table:table-cell>
          <table:table-cell office:value-type="float" office:value="-2.7292973542712802" table:style-name="ce1">
            <text:p>-2,729297354</text:p>
          </table:table-cell>
          <table:table-cell office:value-type="float" office:value="-0.170035424614014" table:style-name="ce1">
            <text:p>-0,170035425</text:p>
          </table:table-cell>
          <table:table-cell office:value-type="float" office:value="0.766385920321484" table:style-name="ce1">
            <text:p>0,76638592</text:p>
          </table:table-cell>
          <table:table-cell office:value-type="float" office:value="-2.7393183602524598" table:style-name="ce1">
            <text:p>-2,73931836</text:p>
          </table:table-cell>
          <table:table-cell office:value-type="float" office:value="0.52415863294696696" table:style-name="ce1">
            <text:p>0,524158633</text:p>
          </table:table-cell>
          <table:table-cell office:value-type="float" office:value="-1.3966234838447" table:style-name="ce1">
            <text:p>-1,396623484</text:p>
          </table:table-cell>
          <table:table-cell office:value-type="float" office:value="-0.42580836057104299" table:style-name="ce1">
            <text:p>-0,425808361</text:p>
          </table:table-cell>
          <table:table-cell office:value-type="float" office:value="9.7486041019948899E-2" table:style-name="ce1">
            <text:p>0,097486041</text:p>
          </table:table-cell>
          <table:table-cell office:value-type="float" office:value="-0.766385920321484" table:style-name="ce1">
            <text:p>-0,76638592</text:p>
          </table:table-cell>
          <table:table-cell office:value-type="float" office:value="1.97890085775115" table:style-name="ce1">
            <text:p>1,978900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13934007895325" table:style-name="ce1">
            <text:p>-0,813934008</text:p>
          </table:table-cell>
          <table:table-cell office:value-type="float" office:value="1.66634724207401" table:style-name="ce1">
            <text:p>1,666347242</text:p>
          </table:table-cell>
          <table:table-cell table:number-columns-repeated="16360"/>
        </table:table-row>
        <table:table-row table:style-name="ro1">
          <table:table-cell office:value-type="float" office:value="-2.1431752230093402" table:style-name="ce1">
            <text:p>-2,143175223</text:p>
          </table:table-cell>
          <table:table-cell office:value-type="float" office:value="0.70534076865877204" table:style-name="ce1">
            <text:p>0,705340769</text:p>
          </table:table-cell>
          <table:table-cell office:value-type="float" office:value="0" table:style-name="ce1">
            <text:p>0</text:p>
          </table:table-cell>
          <table:table-cell office:value-type="float" office:value="0.74212841819766795" table:style-name="ce1">
            <text:p>0,742128418</text:p>
          </table:table-cell>
          <table:table-cell office:value-type="float" office:value="-1.42846632409406" table:style-name="ce1">
            <text:p>-1,428466324</text:p>
          </table:table-cell>
          <table:table-cell office:value-type="float" office:value="-0.73237073176674505" table:style-name="ce1">
            <text:p>-0,732370732</text:p>
          </table:table-cell>
          <table:table-cell office:value-type="float" office:value="-0.53443192533232198" table:style-name="ce1">
            <text:p>-0,534431925</text:p>
          </table:table-cell>
          <table:table-cell office:value-type="float" office:value="-0.74212841819766795" table:style-name="ce1">
            <text:p>-0,742128418</text:p>
          </table:table-cell>
          <table:table-cell office:value-type="float" office:value="-1.9688989940678301" table:style-name="ce1">
            <text:p>-1,968898994</text:p>
          </table:table-cell>
          <table:table-cell office:value-type="float" office:value="1.5874822970131" table:style-name="ce1">
            <text:p>1,587482297</text:p>
          </table:table-cell>
          <table:table-cell office:value-type="float" office:value="0.20473740623303399" table:style-name="ce1">
            <text:p>0,204737406</text:p>
          </table:table-cell>
          <table:table-cell office:value-type="float" office:value="-0.91396704083315405" table:style-name="ce1">
            <text:p>-0,913967041</text:p>
          </table:table-cell>
          <table:table-cell office:value-type="float" office:value="0.74212841819766795" table:style-name="ce1">
            <text:p>0,742128418</text:p>
          </table:table-cell>
          <table:table-cell office:value-type="float" office:value="-1.05691460221524" table:style-name="ce1">
            <text:p>-1,056914602</text:p>
          </table:table-cell>
          <table:table-cell office:value-type="float" office:value="2.4781332270681098" table:style-name="ce1">
            <text:p>2,478133227</text:p>
          </table:table-cell>
          <table:table-cell office:value-type="float" office:value="-3.4499707194729599" table:style-name="ce1">
            <text:p>-3,449970719</text:p>
          </table:table-cell>
          <table:table-cell office:value-type="float" office:value="0.82589657500195501" table:style-name="ce1">
            <text:p>0,825896575</text:p>
          </table:table-cell>
          <table:table-cell office:value-type="float" office:value="-1.3163202114182599" table:style-name="ce1">
            <text:p>-1,316320211</text:p>
          </table:table-cell>
          <table:table-cell office:value-type="float" office:value="-0.74212841819766795" table:style-name="ce1">
            <text:p>-0,742128418</text:p>
          </table:table-cell>
          <table:table-cell office:value-type="float" office:value="0.117939573963635" table:style-name="ce1">
            <text:p>0,117939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191293570877599" table:style-name="ce1">
            <text:p>2,719129357</text:p>
          </table:table-cell>
          <table:table-cell office:value-type="float" office:value="-1.2753212739758399" table:style-name="ce1">
            <text:p>-1,275321274</text:p>
          </table:table-cell>
          <table:table-cell table:number-columns-repeated="16360"/>
        </table:table-row>
        <table:table-row table:style-name="ro1">
          <table:table-cell office:value-type="float" office:value="-0.57749682757098697" table:style-name="ce1">
            <text:p>-0,577496828</text:p>
          </table:table-cell>
          <table:table-cell office:value-type="float" office:value="0.41827456836301102" table:style-name="ce1">
            <text:p>0,418274568</text:p>
          </table:table-cell>
          <table:table-cell office:value-type="float" office:value="0" table:style-name="ce1">
            <text:p>0</text:p>
          </table:table-cell>
          <table:table-cell office:value-type="float" office:value="0.89498554740047498" table:style-name="ce1">
            <text:p>0,894985547</text:p>
          </table:table-cell>
          <table:table-cell office:value-type="float" office:value="-2.2202175523968801" table:style-name="ce1">
            <text:p>-2,220217552</text:p>
          </table:table-cell>
          <table:table-cell office:value-type="float" office:value="7.6425760930503905E-2" table:style-name="ce1">
            <text:p>0,076425761</text:p>
          </table:table-cell>
          <table:table-cell office:value-type="float" office:value="-1.94567422185725" table:style-name="ce1">
            <text:p>-1,945674222</text:p>
          </table:table-cell>
          <table:table-cell office:value-type="float" office:value="-0.89498554740047498" table:style-name="ce1">
            <text:p>-0,894985547</text:p>
          </table:table-cell>
          <table:table-cell office:value-type="float" office:value="4.5021779676613498" table:style-name="ce1">
            <text:p>4,502177968</text:p>
          </table:table-cell>
          <table:table-cell office:value-type="float" office:value="-1.5459360355434" table:style-name="ce1">
            <text:p>-1,545936036</text:p>
          </table:table-cell>
          <table:table-cell office:value-type="float" office:value="-1.38658094405905" table:style-name="ce1">
            <text:p>-1,386580944</text:p>
          </table:table-cell>
          <table:table-cell office:value-type="float" office:value="0.372654224927085" table:style-name="ce1">
            <text:p>0,372654225</text:p>
          </table:table-cell>
          <table:table-cell office:value-type="float" office:value="0.89498554740047498" table:style-name="ce1">
            <text:p>0,894985547</text:p>
          </table:table-cell>
          <table:table-cell office:value-type="float" office:value="-1.2367127432226901" table:style-name="ce1">
            <text:p>-1,236712743</text:p>
          </table:table-cell>
          <table:table-cell office:value-type="float" office:value="-0.25324117082539699" table:style-name="ce1">
            <text:p>-0,253241171</text:p>
          </table:table-cell>
          <table:table-cell office:value-type="float" office:value="-2.0477748909487299" table:style-name="ce1">
            <text:p>-2,047774891</text:p>
          </table:table-cell>
          <table:table-cell office:value-type="float" office:value="0.76313455516207396" table:style-name="ce1">
            <text:p>0,763134555</text:p>
          </table:table-cell>
          <table:table-cell office:value-type="float" office:value="0.51399678402845395" table:style-name="ce1">
            <text:p>0,513996784</text:p>
          </table:table-cell>
          <table:table-cell office:value-type="float" office:value="-0.89498554740047498" table:style-name="ce1">
            <text:p>-0,894985547</text:p>
          </table:table-cell>
          <table:table-cell office:value-type="float" office:value="-1.96671613882812" table:style-name="ce1">
            <text:p>-1,966716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176866198987" table:style-name="ce1">
            <text:p>3,71768662</text:p>
          </table:table-cell>
          <table:table-cell office:value-type="float" office:value="1.28066563014457" table:style-name="ce1">
            <text:p>1,28066563</text:p>
          </table:table-cell>
          <table:table-cell table:number-columns-repeated="16360"/>
        </table:table-row>
        <table:table-row table:style-name="ro1">
          <table:table-cell office:value-type="float" office:value="-3.98249512274755" table:style-name="ce1">
            <text:p>-3,982495123</text:p>
          </table:table-cell>
          <table:table-cell office:value-type="float" office:value="0.21110107775394099" table:style-name="ce1">
            <text:p>0,211101078</text:p>
          </table:table-cell>
          <table:table-cell office:value-type="float" office:value="0" table:style-name="ce1">
            <text:p>0</text:p>
          </table:table-cell>
          <table:table-cell office:value-type="float" office:value="0.717034131239075" table:style-name="ce1">
            <text:p>0,717034131</text:p>
          </table:table-cell>
          <table:table-cell office:value-type="float" office:value="-1.39230355705414" table:style-name="ce1">
            <text:p>-1,392303557</text:p>
          </table:table-cell>
          <table:table-cell office:value-type="float" office:value="1.9010994943941799" table:style-name="ce1">
            <text:p>1,901099494</text:p>
          </table:table-cell>
          <table:table-cell office:value-type="float" office:value="-0.87392549134442898" table:style-name="ce1">
            <text:p>-0,873925491</text:p>
          </table:table-cell>
          <table:table-cell office:value-type="float" office:value="-0.717034131239075" table:style-name="ce1">
            <text:p>-0,717034131</text:p>
          </table:table-cell>
          <table:table-cell office:value-type="float" office:value="-0.34957116768343399" table:style-name="ce1">
            <text:p>-0,349571168</text:p>
          </table:table-cell>
          <table:table-cell office:value-type="float" office:value="-1.34038472231651" table:style-name="ce1">
            <text:p>-1,340384722</text:p>
          </table:table-cell>
          <table:table-cell office:value-type="float" office:value="0.153515735793918" table:style-name="ce1">
            <text:p>0,153515736</text:p>
          </table:table-cell>
          <table:table-cell office:value-type="float" office:value="-0.89848644715170001" table:style-name="ce1">
            <text:p>-0,898486447</text:p>
          </table:table-cell>
          <table:table-cell office:value-type="float" office:value="0.717034131239075" table:style-name="ce1">
            <text:p>0,717034131</text:p>
          </table:table-cell>
          <table:table-cell office:value-type="float" office:value="-0.49329260193048502" table:style-name="ce1">
            <text:p>-0,493292602</text:p>
          </table:table-cell>
          <table:table-cell office:value-type="float" office:value="0.70133333946799803" table:style-name="ce1">
            <text:p>0,701333339</text:p>
          </table:table-cell>
          <table:table-cell office:value-type="float" office:value="-1.6099160816967399" table:style-name="ce1">
            <text:p>-1,609916082</text:p>
          </table:table-cell>
          <table:table-cell office:value-type="float" office:value="1.3363323096983799" table:style-name="ce1">
            <text:p>1,33633231</text:p>
          </table:table-cell>
          <table:table-cell office:value-type="float" office:value="-1.43641155068296" table:style-name="ce1">
            <text:p>-1,436411551</text:p>
          </table:table-cell>
          <table:table-cell office:value-type="float" office:value="-0.717034131239075" table:style-name="ce1">
            <text:p>-0,717034131</text:p>
          </table:table-cell>
          <table:table-cell office:value-type="float" office:value="-1.5369480572954699" table:style-name="ce1">
            <text:p>-1,536948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247796852232405" table:style-name="ce1">
            <text:p>0,732477969</text:p>
          </table:table-cell>
          <table:table-cell office:value-type="float" office:value="-1.3900496569123899" table:style-name="ce1">
            <text:p>-1,390049657</text:p>
          </table:table-cell>
          <table:table-cell table:number-columns-repeated="16360"/>
        </table:table-row>
        <table:table-row table:style-name="ro1">
          <table:table-cell office:value-type="float" office:value="-3.2063318814171802" table:style-name="ce1">
            <text:p>-3,206331881</text:p>
          </table:table-cell>
          <table:table-cell office:value-type="float" office:value="-0.71935223937704496" table:style-name="ce1">
            <text:p>-0,719352239</text:p>
          </table:table-cell>
          <table:table-cell office:value-type="float" office:value="0" table:style-name="ce1">
            <text:p>0</text:p>
          </table:table-cell>
          <table:table-cell office:value-type="float" office:value="0.705495440071364" table:style-name="ce1">
            <text:p>0,70549544</text:p>
          </table:table-cell>
          <table:table-cell office:value-type="float" office:value="1.2576980956744099" table:style-name="ce1">
            <text:p>1,257698096</text:p>
          </table:table-cell>
          <table:table-cell office:value-type="float" office:value="1.10621469572432" table:style-name="ce1">
            <text:p>1,106214696</text:p>
          </table:table-cell>
          <table:table-cell office:value-type="float" office:value="6.1868882593405901E-2" table:style-name="ce1">
            <text:p>0,061868883</text:p>
          </table:table-cell>
          <table:table-cell office:value-type="float" office:value="-0.705495440071364" table:style-name="ce1">
            <text:p>-0,70549544</text:p>
          </table:table-cell>
          <table:table-cell office:value-type="float" office:value="1.3034318768916899" table:style-name="ce1">
            <text:p>1,303431877</text:p>
          </table:table-cell>
          <table:table-cell office:value-type="float" office:value="0.44787402494492001" table:style-name="ce1">
            <text:p>0,447874025</text:p>
          </table:table-cell>
          <table:table-cell office:value-type="float" office:value="-2.1592110611620701" table:style-name="ce1">
            <text:p>-2,159211061</text:p>
          </table:table-cell>
          <table:table-cell office:value-type="float" office:value="0.25826713903182802" table:style-name="ce1">
            <text:p>0,258267139</text:p>
          </table:table-cell>
          <table:table-cell office:value-type="float" office:value="0.705495440071364" table:style-name="ce1">
            <text:p>0,70549544</text:p>
          </table:table-cell>
          <table:table-cell office:value-type="float" office:value="-1.03426308374552" table:style-name="ce1">
            <text:p>-1,034263084</text:p>
          </table:table-cell>
          <table:table-cell office:value-type="float" office:value="-1.0182446684053399" table:style-name="ce1">
            <text:p>-1,018244668</text:p>
          </table:table-cell>
          <table:table-cell office:value-type="float" office:value="0.87363926114012402" table:style-name="ce1">
            <text:p>0,873639261</text:p>
          </table:table-cell>
          <table:table-cell office:value-type="float" office:value="1.1143594812651401" table:style-name="ce1">
            <text:p>1,114359481</text:p>
          </table:table-cell>
          <table:table-cell office:value-type="float" office:value="1.6181291057505001" table:style-name="ce1">
            <text:p>1,618129106</text:p>
          </table:table-cell>
          <table:table-cell office:value-type="float" office:value="-0.705495440071364" table:style-name="ce1">
            <text:p>-0,70549544</text:p>
          </table:table-cell>
          <table:table-cell office:value-type="float" office:value="0.26473355072496801" table:style-name="ce1">
            <text:p>0,264733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750549037462" table:style-name="ce1">
            <text:p>2,275054904</text:p>
          </table:table-cell>
          <table:table-cell office:value-type="float" office:value="2.2158496792508702" table:style-name="ce1">
            <text:p>2,215849679</text:p>
          </table:table-cell>
          <table:table-cell table:number-columns-repeated="16360"/>
        </table:table-row>
        <table:table-row table:style-name="ro1">
          <table:table-cell office:value-type="float" office:value="1.3825038001172201" table:style-name="ce1">
            <text:p>1,3825038</text:p>
          </table:table-cell>
          <table:table-cell office:value-type="float" office:value="0.69255062831238501" table:style-name="ce1">
            <text:p>0,692550628</text:p>
          </table:table-cell>
          <table:table-cell office:value-type="float" office:value="0" table:style-name="ce1">
            <text:p>0</text:p>
          </table:table-cell>
          <table:table-cell office:value-type="float" office:value="0.63044465016790197" table:style-name="ce1">
            <text:p>0,63044465</text:p>
          </table:table-cell>
          <table:table-cell office:value-type="float" office:value="-0.79004216760053603" table:style-name="ce1">
            <text:p>-0,790042168</text:p>
          </table:table-cell>
          <table:table-cell office:value-type="float" office:value="-3.75430181552424" table:style-name="ce1">
            <text:p>-3,754301816</text:p>
          </table:table-cell>
          <table:table-cell office:value-type="float" office:value="0.79051092054384198" table:style-name="ce1">
            <text:p>0,790510921</text:p>
          </table:table-cell>
          <table:table-cell office:value-type="float" office:value="-0.63044465016790197" table:style-name="ce1">
            <text:p>-0,63044465</text:p>
          </table:table-cell>
          <table:table-cell office:value-type="float" office:value="-7.1458187182892603" table:style-name="ce1">
            <text:p>-7,145818718</text:p>
          </table:table-cell>
          <table:table-cell office:value-type="float" office:value="2.1397966644702402" table:style-name="ce1">
            <text:p>2,139796664</text:p>
          </table:table-cell>
          <table:table-cell office:value-type="float" office:value="-0.90955889528682898" table:style-name="ce1">
            <text:p>-0,909558895</text:p>
          </table:table-cell>
          <table:table-cell office:value-type="float" office:value="-1.37930727309701" table:style-name="ce1">
            <text:p>-1,379307273</text:p>
          </table:table-cell>
          <table:table-cell office:value-type="float" office:value="0.63044465016790197" table:style-name="ce1">
            <text:p>0,63044465</text:p>
          </table:table-cell>
          <table:table-cell office:value-type="float" office:value="0.80288714803306105" table:style-name="ce1">
            <text:p>0,802887148</text:p>
          </table:table-cell>
          <table:table-cell office:value-type="float" office:value="1.15322042924958" table:style-name="ce1">
            <text:p>1,153220429</text:p>
          </table:table-cell>
          <table:table-cell office:value-type="float" office:value="4.6201007493888099E-2" table:style-name="ce1">
            <text:p>0,046201007</text:p>
          </table:table-cell>
          <table:table-cell office:value-type="float" office:value="0.76058769526054604" table:style-name="ce1">
            <text:p>0,760587695</text:p>
          </table:table-cell>
          <table:table-cell office:value-type="float" office:value="-0.73943125394680898" table:style-name="ce1">
            <text:p>-0,739431254</text:p>
          </table:table-cell>
          <table:table-cell office:value-type="float" office:value="-0.63044465016790197" table:style-name="ce1">
            <text:p>-0,63044465</text:p>
          </table:table-cell>
          <table:table-cell office:value-type="float" office:value="-0.73192662676128595" table:style-name="ce1">
            <text:p>-0,731926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7114695520331" table:style-name="ce1">
            <text:p>3,171146955</text:p>
          </table:table-cell>
          <table:table-cell office:value-type="float" office:value="-2.55820582928063" table:style-name="ce1">
            <text:p>-2,558205829</text:p>
          </table:table-cell>
          <table:table-cell table:number-columns-repeated="16360"/>
        </table:table-row>
        <table:table-row table:style-name="ro1">
          <table:table-cell office:value-type="float" office:value="0.24093174360075201" table:style-name="ce1">
            <text:p>0,240931744</text:p>
          </table:table-cell>
          <table:table-cell office:value-type="float" office:value="1.60787346588001" table:style-name="ce1">
            <text:p>1,607873466</text:p>
          </table:table-cell>
          <table:table-cell office:value-type="float" office:value="0" table:style-name="ce1">
            <text:p>0</text:p>
          </table:table-cell>
          <table:table-cell office:value-type="float" office:value="0.60513668750104899" table:style-name="ce1">
            <text:p>0,605136688</text:p>
          </table:table-cell>
          <table:table-cell office:value-type="float" office:value="-2.8205199053537102" table:style-name="ce1">
            <text:p>-2,820519905</text:p>
          </table:table-cell>
          <table:table-cell office:value-type="float" office:value="0.24552227672652999" table:style-name="ce1">
            <text:p>0,245522277</text:p>
          </table:table-cell>
          <table:table-cell office:value-type="float" office:value="-2.1834232710755801" table:style-name="ce1">
            <text:p>-2,183423271</text:p>
          </table:table-cell>
          <table:table-cell office:value-type="float" office:value="-0.60513668750104899" table:style-name="ce1">
            <text:p>-0,605136688</text:p>
          </table:table-cell>
          <table:table-cell office:value-type="float" office:value="-1.6969288135593901" table:style-name="ce1">
            <text:p>-1,696928814</text:p>
          </table:table-cell>
          <table:table-cell office:value-type="float" office:value="-1.9316313643404299" table:style-name="ce1">
            <text:p>-1,931631364</text:p>
          </table:table-cell>
          <table:table-cell office:value-type="float" office:value="-2.3078923723204898" table:style-name="ce1">
            <text:p>-2,307892372</text:p>
          </table:table-cell>
          <table:table-cell office:value-type="float" office:value="0.72336739574465703" table:style-name="ce1">
            <text:p>0,723367396</text:p>
          </table:table-cell>
          <table:table-cell office:value-type="float" office:value="0.60513668750104899" table:style-name="ce1">
            <text:p>0,605136688</text:p>
          </table:table-cell>
          <table:table-cell office:value-type="float" office:value="0.96802367998044003" table:style-name="ce1">
            <text:p>0,96802368</text:p>
          </table:table-cell>
          <table:table-cell office:value-type="float" office:value="1.6655682789612101" table:style-name="ce1">
            <text:p>1,665568279</text:p>
          </table:table-cell>
          <table:table-cell office:value-type="float" office:value="0.42932302268238798" table:style-name="ce1">
            <text:p>0,429323023</text:p>
          </table:table-cell>
          <table:table-cell office:value-type="float" office:value="0.61023400576281195" table:style-name="ce1">
            <text:p>0,610234006</text:p>
          </table:table-cell>
          <table:table-cell office:value-type="float" office:value="-0.20431032805976601" table:style-name="ce1">
            <text:p>-0,204310328</text:p>
          </table:table-cell>
          <table:table-cell office:value-type="float" office:value="-0.60513668750104899" table:style-name="ce1">
            <text:p>-0,605136688</text:p>
          </table:table-cell>
          <table:table-cell office:value-type="float" office:value="-0.88295820783760404" table:style-name="ce1">
            <text:p>-0,882958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687838266489399" table:style-name="ce1">
            <text:p>2,668783827</text:p>
          </table:table-cell>
          <table:table-cell office:value-type="float" office:value="-0.275278668334976" table:style-name="ce1">
            <text:p>-0,275278668</text:p>
          </table:table-cell>
          <table:table-cell table:number-columns-repeated="16360"/>
        </table:table-row>
        <table:table-row table:style-name="ro1">
          <table:table-cell office:value-type="float" office:value="0.55164736917324197" table:style-name="ce1">
            <text:p>0,551647369</text:p>
          </table:table-cell>
          <table:table-cell office:value-type="float" office:value="1.3765654678471" table:style-name="ce1">
            <text:p>1,376565468</text:p>
          </table:table-cell>
          <table:table-cell office:value-type="float" office:value="0" table:style-name="ce1">
            <text:p>0</text:p>
          </table:table-cell>
          <table:table-cell office:value-type="float" office:value="0.60880759426821396" table:style-name="ce1">
            <text:p>0,608807594</text:p>
          </table:table-cell>
          <table:table-cell office:value-type="float" office:value="0.43472452633355901" table:style-name="ce1">
            <text:p>0,434724526</text:p>
          </table:table-cell>
          <table:table-cell office:value-type="float" office:value="0.119961223525976" table:style-name="ce1">
            <text:p>0,119961224</text:p>
          </table:table-cell>
          <table:table-cell office:value-type="float" office:value="-1.29942345674115" table:style-name="ce1">
            <text:p>-1,299423457</text:p>
          </table:table-cell>
          <table:table-cell office:value-type="float" office:value="-0.60880759426821396" table:style-name="ce1">
            <text:p>-0,608807594</text:p>
          </table:table-cell>
          <table:table-cell office:value-type="float" office:value="-0.88229378977585704" table:style-name="ce1">
            <text:p>-0,88229379</text:p>
          </table:table-cell>
          <table:table-cell office:value-type="float" office:value="0.34942639242116702" table:style-name="ce1">
            <text:p>0,349426392</text:p>
          </table:table-cell>
          <table:table-cell office:value-type="float" office:value="-0.67493750114783202" table:style-name="ce1">
            <text:p>-0,674937501</text:p>
          </table:table-cell>
          <table:table-cell office:value-type="float" office:value="0.72800115946834998" table:style-name="ce1">
            <text:p>0,728001159</text:p>
          </table:table-cell>
          <table:table-cell office:value-type="float" office:value="0.60880759426821396" table:style-name="ce1">
            <text:p>0,608807594</text:p>
          </table:table-cell>
          <table:table-cell office:value-type="float" office:value="2.25159391234385" table:style-name="ce1">
            <text:p>2,251593912</text:p>
          </table:table-cell>
          <table:table-cell office:value-type="float" office:value="0.46458810735467299" table:style-name="ce1">
            <text:p>0,464588107</text:p>
          </table:table-cell>
          <table:table-cell office:value-type="float" office:value="-1.8723279025072499" table:style-name="ce1">
            <text:p>-1,872327903</text:p>
          </table:table-cell>
          <table:table-cell office:value-type="float" office:value="0.60808483069909802" table:style-name="ce1">
            <text:p>0,608084831</text:p>
          </table:table-cell>
          <table:table-cell office:value-type="float" office:value="-6.7394954662283102E-3" table:style-name="ce1">
            <text:p>-0,006739495</text:p>
          </table:table-cell>
          <table:table-cell office:value-type="float" office:value="-0.60880759426821396" table:style-name="ce1">
            <text:p>-0,608807594</text:p>
          </table:table-cell>
          <table:table-cell office:value-type="float" office:value="-1.0951215739722899" table:style-name="ce1">
            <text:p>-1,095121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60639141736675" table:style-name="ce1">
            <text:p>-0,360639142</text:p>
          </table:table-cell>
          <table:table-cell office:value-type="float" office:value="2.0333393274615199" table:style-name="ce1">
            <text:p>2,033339327</text:p>
          </table:table-cell>
          <table:table-cell table:number-columns-repeated="16360"/>
        </table:table-row>
        <table:table-row table:style-name="ro1">
          <table:table-cell office:value-type="float" office:value="0.15737261318849599" table:style-name="ce1">
            <text:p>0,157372613</text:p>
          </table:table-cell>
          <table:table-cell office:value-type="float" office:value="-1.0556042176495899" table:style-name="ce1">
            <text:p>-1,055604218</text:p>
          </table:table-cell>
          <table:table-cell office:value-type="float" office:value="0" table:style-name="ce1">
            <text:p>0</text:p>
          </table:table-cell>
          <table:table-cell office:value-type="float" office:value="0.69869665463550001" table:style-name="ce1">
            <text:p>0,698696655</text:p>
          </table:table-cell>
          <table:table-cell office:value-type="float" office:value="2.0657398441300301" table:style-name="ce1">
            <text:p>2,065739844</text:p>
          </table:table-cell>
          <table:table-cell office:value-type="float" office:value="-1.91724178860632" table:style-name="ce1">
            <text:p>-1,917241789</text:p>
          </table:table-cell>
          <table:table-cell office:value-type="float" office:value="-0.74647832658740199" table:style-name="ce1">
            <text:p>-0,746478327</text:p>
          </table:table-cell>
          <table:table-cell office:value-type="float" office:value="-0.69869665463550001" table:style-name="ce1">
            <text:p>-0,698696655</text:p>
          </table:table-cell>
          <table:table-cell office:value-type="float" office:value="2.66583269812834" table:style-name="ce1">
            <text:p>2,665832698</text:p>
          </table:table-cell>
          <table:table-cell office:value-type="float" office:value="2.3794088447189199" table:style-name="ce1">
            <text:p>2,379408845</text:p>
          </table:table-cell>
          <table:table-cell office:value-type="float" office:value="0.56115981547177296" table:style-name="ce1">
            <text:p>0,561159815</text:p>
          </table:table-cell>
          <table:table-cell office:value-type="float" office:value="-8.9282542267993995E-2" table:style-name="ce1">
            <text:p>-0,089282542</text:p>
          </table:table-cell>
          <table:table-cell office:value-type="float" office:value="0.69869665463550001" table:style-name="ce1">
            <text:p>0,698696655</text:p>
          </table:table-cell>
          <table:table-cell office:value-type="float" office:value="-2.5404387246229301" table:style-name="ce1">
            <text:p>-2,540438725</text:p>
          </table:table-cell>
          <table:table-cell office:value-type="float" office:value="0.39189924317022201" table:style-name="ce1">
            <text:p>0,391899243</text:p>
          </table:table-cell>
          <table:table-cell office:value-type="float" office:value="-2.3278665154110199" table:style-name="ce1">
            <text:p>-2,327866515</text:p>
          </table:table-cell>
          <table:table-cell office:value-type="float" office:value="0.237105817200363" table:style-name="ce1">
            <text:p>0,237105817</text:p>
          </table:table-cell>
          <table:table-cell office:value-type="float" office:value="-1.16587691795049" table:style-name="ce1">
            <text:p>-1,165876918</text:p>
          </table:table-cell>
          <table:table-cell office:value-type="float" office:value="-0.69869665463550001" table:style-name="ce1">
            <text:p>-0,698696655</text:p>
          </table:table-cell>
          <table:table-cell office:value-type="float" office:value="-0.54102621522290095" table:style-name="ce1">
            <text:p>-0,541026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93511749679983" table:style-name="ce1">
            <text:p>-0,29351175</text:p>
          </table:table-cell>
          <table:table-cell office:value-type="float" office:value="3.89412242423129" table:style-name="ce1">
            <text:p>3,894122424</text:p>
          </table:table-cell>
          <table:table-cell table:number-columns-repeated="16360"/>
        </table:table-row>
        <table:table-row table:style-name="ro1">
          <table:table-cell office:value-type="float" office:value="9.4726873167851403E-2" table:style-name="ce1">
            <text:p>0,094726873</text:p>
          </table:table-cell>
          <table:table-cell office:value-type="float" office:value="-1.1036137157975601" table:style-name="ce1">
            <text:p>-1,103613716</text:p>
          </table:table-cell>
          <table:table-cell office:value-type="float" office:value="0" table:style-name="ce1">
            <text:p>0</text:p>
          </table:table-cell>
          <table:table-cell office:value-type="float" office:value="0.62836984425714004" table:style-name="ce1">
            <text:p>0,628369844</text:p>
          </table:table-cell>
          <table:table-cell office:value-type="float" office:value="-1.6712095290951601" table:style-name="ce1">
            <text:p>-1,671209529</text:p>
          </table:table-cell>
          <table:table-cell office:value-type="float" office:value="1.81007054905686" table:style-name="ce1">
            <text:p>1,810070549</text:p>
          </table:table-cell>
          <table:table-cell office:value-type="float" office:value="1.5646622613293699" table:style-name="ce1">
            <text:p>1,564662261</text:p>
          </table:table-cell>
          <table:table-cell office:value-type="float" office:value="-0.62836984425714004" table:style-name="ce1">
            <text:p>-0,628369844</text:p>
          </table:table-cell>
          <table:table-cell office:value-type="float" office:value="-4.3771024585337797" table:style-name="ce1">
            <text:p>-4,377102459</text:p>
          </table:table-cell>
          <table:table-cell office:value-type="float" office:value="0.40812469613819302" table:style-name="ce1">
            <text:p>0,408124696</text:p>
          </table:table-cell>
          <table:table-cell office:value-type="float" office:value="-1.2065626779062" table:style-name="ce1">
            <text:p>-1,206562678</text:p>
          </table:table-cell>
          <table:table-cell office:value-type="float" office:value="0.41970372710389697" table:style-name="ce1">
            <text:p>0,419703727</text:p>
          </table:table-cell>
          <table:table-cell office:value-type="float" office:value="0.62836984425714004" table:style-name="ce1">
            <text:p>0,628369844</text:p>
          </table:table-cell>
          <table:table-cell office:value-type="float" office:value="-2.2235837886728498" table:style-name="ce1">
            <text:p>-2,223583789</text:p>
          </table:table-cell>
          <table:table-cell office:value-type="float" office:value="2.1528386705087001" table:style-name="ce1">
            <text:p>2,152838671</text:p>
          </table:table-cell>
          <table:table-cell office:value-type="float" office:value="-2.7812678069707801" table:style-name="ce1">
            <text:p>-2,781267807</text:p>
          </table:table-cell>
          <table:table-cell office:value-type="float" office:value="-0.66494863974518703" table:style-name="ce1">
            <text:p>-0,66494864</text:p>
          </table:table-cell>
          <table:table-cell office:value-type="float" office:value="1.7363653336656999" table:style-name="ce1">
            <text:p>1,736365334</text:p>
          </table:table-cell>
          <table:table-cell office:value-type="float" office:value="-0.62836984425714004" table:style-name="ce1">
            <text:p>-0,628369844</text:p>
          </table:table-cell>
          <table:table-cell office:value-type="float" office:value="1.41481612893904" table:style-name="ce1">
            <text:p>1,414816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011608458034901" table:style-name="ce1">
            <text:p>0,940116085</text:p>
          </table:table-cell>
          <table:table-cell office:value-type="float" office:value="0.77764464608306905" table:style-name="ce1">
            <text:p>0,777644646</text:p>
          </table:table-cell>
          <table:table-cell table:number-columns-repeated="16360"/>
        </table:table-row>
        <table:table-row table:style-name="ro1">
          <table:table-cell office:value-type="float" office:value="5.2812101307231396" table:style-name="ce1">
            <text:p>5,281210131</text:p>
          </table:table-cell>
          <table:table-cell office:value-type="float" office:value="1.9230019448283999" table:style-name="ce1">
            <text:p>1,923001945</text:p>
          </table:table-cell>
          <table:table-cell office:value-type="float" office:value="0" table:style-name="ce1">
            <text:p>0</text:p>
          </table:table-cell>
          <table:table-cell office:value-type="float" office:value="0.76592565940499202" table:style-name="ce1">
            <text:p>0,765925659</text:p>
          </table:table-cell>
          <table:table-cell office:value-type="float" office:value="-3.2282496945260299" table:style-name="ce1">
            <text:p>-3,228249695</text:p>
          </table:table-cell>
          <table:table-cell office:value-type="float" office:value="1.1512813146058201" table:style-name="ce1">
            <text:p>1,151281315</text:p>
          </table:table-cell>
          <table:table-cell office:value-type="float" office:value="-0.753105264657004" table:style-name="ce1">
            <text:p>-0,753105265</text:p>
          </table:table-cell>
          <table:table-cell office:value-type="float" office:value="-0.76592565940499202" table:style-name="ce1">
            <text:p>-0,765925659</text:p>
          </table:table-cell>
          <table:table-cell office:value-type="float" office:value="2.8053661308101301" table:style-name="ce1">
            <text:p>2,805366131</text:p>
          </table:table-cell>
          <table:table-cell office:value-type="float" office:value="1.41376203251305" table:style-name="ce1">
            <text:p>1,413762033</text:p>
          </table:table-cell>
          <table:table-cell office:value-type="float" office:value="-1.8147558807419" table:style-name="ce1">
            <text:p>-1,814755881</text:p>
          </table:table-cell>
          <table:table-cell office:value-type="float" office:value="-0.20379350520455" table:style-name="ce1">
            <text:p>-0,203793505</text:p>
          </table:table-cell>
          <table:table-cell office:value-type="float" office:value="0.76592565940499202" table:style-name="ce1">
            <text:p>0,765925659</text:p>
          </table:table-cell>
          <table:table-cell office:value-type="float" office:value="-2.4677442628286399" table:style-name="ce1">
            <text:p>-2,467744263</text:p>
          </table:table-cell>
          <table:table-cell office:value-type="float" office:value="1.92764608033906" table:style-name="ce1">
            <text:p>1,92764608</text:p>
          </table:table-cell>
          <table:table-cell office:value-type="float" office:value="-3.3048503510316798" table:style-name="ce1">
            <text:p>-3,304850351</text:p>
          </table:table-cell>
          <table:table-cell office:value-type="float" office:value="0.191622103235707" table:style-name="ce1">
            <text:p>0,191622103</text:p>
          </table:table-cell>
          <table:table-cell office:value-type="float" office:value="-1.4574916791382799" table:style-name="ce1">
            <text:p>-1,457491679</text:p>
          </table:table-cell>
          <table:table-cell office:value-type="float" office:value="-0.76592565940499202" table:style-name="ce1">
            <text:p>-0,765925659</text:p>
          </table:table-cell>
          <table:table-cell office:value-type="float" office:value="-4.07119745511008" table:style-name="ce1">
            <text:p>-4,071197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674989140274902" table:style-name="ce1">
            <text:p>0,586749891</text:p>
          </table:table-cell>
          <table:table-cell office:value-type="float" office:value="2.02709478909268" table:style-name="ce1">
            <text:p>2,027094789</text:p>
          </table:table-cell>
          <table:table-cell table:number-columns-repeated="16360"/>
        </table:table-row>
        <table:table-row table:style-name="ro1">
          <table:table-cell office:value-type="float" office:value="-1.03490195714945" table:style-name="ce1">
            <text:p>-1,034901957</text:p>
          </table:table-cell>
          <table:table-cell office:value-type="float" office:value="1.3314893523423601" table:style-name="ce1">
            <text:p>1,331489352</text:p>
          </table:table-cell>
          <table:table-cell office:value-type="float" office:value="0" table:style-name="ce1">
            <text:p>0</text:p>
          </table:table-cell>
          <table:table-cell office:value-type="float" office:value="0.68453045086991404" table:style-name="ce1">
            <text:p>0,684530451</text:p>
          </table:table-cell>
          <table:table-cell office:value-type="float" office:value="-1.2991850954550701" table:style-name="ce1">
            <text:p>-1,299185095</text:p>
          </table:table-cell>
          <table:table-cell office:value-type="float" office:value="0.210312451956187" table:style-name="ce1">
            <text:p>0,210312452</text:p>
          </table:table-cell>
          <table:table-cell office:value-type="float" office:value="-0.27792422252660598" table:style-name="ce1">
            <text:p>-0,277924223</text:p>
          </table:table-cell>
          <table:table-cell office:value-type="float" office:value="-0.68453045086991404" table:style-name="ce1">
            <text:p>-0,684530451</text:p>
          </table:table-cell>
          <table:table-cell office:value-type="float" office:value="0.70052062470278098" table:style-name="ce1">
            <text:p>0,700520625</text:p>
          </table:table-cell>
          <table:table-cell office:value-type="float" office:value="1.0832065928796399" table:style-name="ce1">
            <text:p>1,083206593</text:p>
          </table:table-cell>
          <table:table-cell office:value-type="float" office:value="0.82972688122798299" table:style-name="ce1">
            <text:p>0,829726881</text:p>
          </table:table-cell>
          <table:table-cell office:value-type="float" office:value="0.78579354558603998" table:style-name="ce1">
            <text:p>0,785793546</text:p>
          </table:table-cell>
          <table:table-cell office:value-type="float" office:value="0.68453045086991404" table:style-name="ce1">
            <text:p>0,684530451</text:p>
          </table:table-cell>
          <table:table-cell office:value-type="float" office:value="2.9153669635061299E-2" table:style-name="ce1">
            <text:p>0,02915367</text:p>
          </table:table-cell>
          <table:table-cell office:value-type="float" office:value="1.93193244002001" table:style-name="ce1">
            <text:p>1,93193244</text:p>
          </table:table-cell>
          <table:table-cell office:value-type="float" office:value="-3.6682499120130401" table:style-name="ce1">
            <text:p>-3,668249912</text:p>
          </table:table-cell>
          <table:table-cell office:value-type="float" office:value="-0.51365194002054804" table:style-name="ce1">
            <text:p>-0,51365194</text:p>
          </table:table-cell>
          <table:table-cell office:value-type="float" office:value="1.2602975003527701" table:style-name="ce1">
            <text:p>1,2602975</text:p>
          </table:table-cell>
          <table:table-cell office:value-type="float" office:value="-0.68453045086991404" table:style-name="ce1">
            <text:p>-0,684530451</text:p>
          </table:table-cell>
          <table:table-cell office:value-type="float" office:value="-2.5191383643967402" table:style-name="ce1">
            <text:p>-2,519138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3259746372388" table:style-name="ce1">
            <text:p>-3,332597464</text:p>
          </table:table-cell>
          <table:table-cell office:value-type="float" office:value="-2.4235307145174398" table:style-name="ce1">
            <text:p>-2,423530715</text:p>
          </table:table-cell>
          <table:table-cell table:number-columns-repeated="16360"/>
        </table:table-row>
        <table:table-row table:style-name="ro1">
          <table:table-cell office:value-type="float" office:value="-3.3047672358870699" table:style-name="ce1">
            <text:p>-3,304767236</text:p>
          </table:table-cell>
          <table:table-cell office:value-type="float" office:value="-3.4241372469377902" table:style-name="ce1">
            <text:p>-3,424137247</text:p>
          </table:table-cell>
          <table:table-cell office:value-type="float" office:value="0" table:style-name="ce1">
            <text:p>0</text:p>
          </table:table-cell>
          <table:table-cell office:value-type="float" office:value="0.672600372734518" table:style-name="ce1">
            <text:p>0,672600373</text:p>
          </table:table-cell>
          <table:table-cell office:value-type="float" office:value="-1.2839539456200699" table:style-name="ce1">
            <text:p>-1,283953946</text:p>
          </table:table-cell>
          <table:table-cell office:value-type="float" office:value="1.55196195183847" table:style-name="ce1">
            <text:p>1,551961952</text:p>
          </table:table-cell>
          <table:table-cell office:value-type="float" office:value="-0.49864102243984998" table:style-name="ce1">
            <text:p>-0,498641022</text:p>
          </table:table-cell>
          <table:table-cell office:value-type="float" office:value="-0.672600372734518" table:style-name="ce1">
            <text:p>-0,672600373</text:p>
          </table:table-cell>
          <table:table-cell office:value-type="float" office:value="2.4284020392435801" table:style-name="ce1">
            <text:p>2,428402039</text:p>
          </table:table-cell>
          <table:table-cell office:value-type="float" office:value="0.45562252798721398" table:style-name="ce1">
            <text:p>0,455622528</text:p>
          </table:table-cell>
          <table:table-cell office:value-type="float" office:value="0.38507197371933299" table:style-name="ce1">
            <text:p>0,385071974</text:p>
          </table:table-cell>
          <table:table-cell office:value-type="float" office:value="-0.132528045266881" table:style-name="ce1">
            <text:p>-0,132528045</text:p>
          </table:table-cell>
          <table:table-cell office:value-type="float" office:value="0.672600372734518" table:style-name="ce1">
            <text:p>0,672600373</text:p>
          </table:table-cell>
          <table:table-cell office:value-type="float" office:value="-1.4421914293682001" table:style-name="ce1">
            <text:p>-1,442191429</text:p>
          </table:table-cell>
          <table:table-cell office:value-type="float" office:value="6.7792524358650005E-2" table:style-name="ce1">
            <text:p>0,067792524</text:p>
          </table:table-cell>
          <table:table-cell office:value-type="float" office:value="0.95074262875552595" table:style-name="ce1">
            <text:p>0,950742629</text:p>
          </table:table-cell>
          <table:table-cell office:value-type="float" office:value="0.30222778722673699" table:style-name="ce1">
            <text:p>0,302227787</text:p>
          </table:table-cell>
          <table:table-cell office:value-type="float" office:value="-3.51922556853647" table:style-name="ce1">
            <text:p>-3,519225569</text:p>
          </table:table-cell>
          <table:table-cell office:value-type="float" office:value="-0.672600372734518" table:style-name="ce1">
            <text:p>-0,672600373</text:p>
          </table:table-cell>
          <table:table-cell office:value-type="float" office:value="-1.7158263798392299" table:style-name="ce1">
            <text:p>-1,71582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328175096348" table:style-name="ce1">
            <text:p>1,103281751</text:p>
          </table:table-cell>
          <table:table-cell office:value-type="float" office:value="1.01448814368742" table:style-name="ce1">
            <text:p>1,014488144</text:p>
          </table:table-cell>
          <table:table-cell table:number-columns-repeated="16360"/>
        </table:table-row>
        <table:table-row table:style-name="ro1">
          <table:table-cell office:value-type="float" office:value="0.52297622656820497" table:style-name="ce1">
            <text:p>0,522976227</text:p>
          </table:table-cell>
          <table:table-cell office:value-type="float" office:value="-0.50634997632711098" table:style-name="ce1">
            <text:p>-0,506349976</text:p>
          </table:table-cell>
          <table:table-cell office:value-type="float" office:value="0" table:style-name="ce1">
            <text:p>0</text:p>
          </table:table-cell>
          <table:table-cell office:value-type="float" office:value="0.66997381239690501" table:style-name="ce1">
            <text:p>0,669973812</text:p>
          </table:table-cell>
          <table:table-cell office:value-type="float" office:value="2.04453271058407" table:style-name="ce1">
            <text:p>2,044532711</text:p>
          </table:table-cell>
          <table:table-cell office:value-type="float" office:value="3.4251453932151499" table:style-name="ce1">
            <text:p>3,425145393</text:p>
          </table:table-cell>
          <table:table-cell office:value-type="float" office:value="0.27894706237970601" table:style-name="ce1">
            <text:p>0,278947062</text:p>
          </table:table-cell>
          <table:table-cell office:value-type="float" office:value="-0.66997381239690501" table:style-name="ce1">
            <text:p>-0,669973812</text:p>
          </table:table-cell>
          <table:table-cell office:value-type="float" office:value="-8.4553003327549892" table:style-name="ce1">
            <text:p>-8,455300333</text:p>
          </table:table-cell>
          <table:table-cell office:value-type="float" office:value="-1.57493804938342" table:style-name="ce1">
            <text:p>-1,574938049</text:p>
          </table:table-cell>
          <table:table-cell office:value-type="float" office:value="-2.54263900225705" table:style-name="ce1">
            <text:p>-2,542639002</text:p>
          </table:table-cell>
          <table:table-cell office:value-type="float" office:value="0.98825060765677397" table:style-name="ce1">
            <text:p>0,988250608</text:p>
          </table:table-cell>
          <table:table-cell office:value-type="float" office:value="0.66997381239690501" table:style-name="ce1">
            <text:p>0,669973812</text:p>
          </table:table-cell>
          <table:table-cell office:value-type="float" office:value="1.7577917909732099" table:style-name="ce1">
            <text:p>1,757791791</text:p>
          </table:table-cell>
          <table:table-cell office:value-type="float" office:value="3.0388768159777402" table:style-name="ce1">
            <text:p>3,038876816</text:p>
          </table:table-cell>
          <table:table-cell office:value-type="float" office:value="-0.259809425719919" table:style-name="ce1">
            <text:p>-0,259809426</text:p>
          </table:table-cell>
          <table:table-cell office:value-type="float" office:value="-0.78497682637897603" table:style-name="ce1">
            <text:p>-0,784976826</text:p>
          </table:table-cell>
          <table:table-cell office:value-type="float" office:value="0.51728504357744398" table:style-name="ce1">
            <text:p>0,517285044</text:p>
          </table:table-cell>
          <table:table-cell office:value-type="float" office:value="-0.66997381239690501" table:style-name="ce1">
            <text:p>-0,669973812</text:p>
          </table:table-cell>
          <table:table-cell office:value-type="float" office:value="1.61214366511425" table:style-name="ce1">
            <text:p>1,6121436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0439354667181" table:style-name="ce1">
            <text:p>3,104393547</text:p>
          </table:table-cell>
          <table:table-cell office:value-type="float" office:value="3.5137504718408299" table:style-name="ce1">
            <text:p>3,513750472</text:p>
          </table:table-cell>
          <table:table-cell table:number-columns-repeated="16360"/>
        </table:table-row>
        <table:table-row table:style-name="ro1">
          <table:table-cell office:value-type="float" office:value="6.2028516376927598" table:style-name="ce1">
            <text:p>6,202851638</text:p>
          </table:table-cell>
          <table:table-cell office:value-type="float" office:value="-1.09232081801044" table:style-name="ce1">
            <text:p>-1,092320818</text:p>
          </table:table-cell>
          <table:table-cell office:value-type="float" office:value="0" table:style-name="ce1">
            <text:p>0</text:p>
          </table:table-cell>
          <table:table-cell office:value-type="float" office:value="0.73021126175395201" table:style-name="ce1">
            <text:p>0,730211262</text:p>
          </table:table-cell>
          <table:table-cell office:value-type="float" office:value="-2.2162731068392998" table:style-name="ce1">
            <text:p>-2,216273107</text:p>
          </table:table-cell>
          <table:table-cell office:value-type="float" office:value="0.81693022081829103" table:style-name="ce1">
            <text:p>0,816930221</text:p>
          </table:table-cell>
          <table:table-cell office:value-type="float" office:value="-1.4099392556044099" table:style-name="ce1">
            <text:p>-1,409939256</text:p>
          </table:table-cell>
          <table:table-cell office:value-type="float" office:value="-0.73021126175395201" table:style-name="ce1">
            <text:p>-0,730211262</text:p>
          </table:table-cell>
          <table:table-cell office:value-type="float" office:value="0.103339083652443" table:style-name="ce1">
            <text:p>0,103339084</text:p>
          </table:table-cell>
          <table:table-cell office:value-type="float" office:value="0.234877791590652" table:style-name="ce1">
            <text:p>0,234877792</text:p>
          </table:table-cell>
          <table:table-cell office:value-type="float" office:value="-4.0302748733312601" table:style-name="ce1">
            <text:p>-4,030274873</text:p>
          </table:table-cell>
          <table:table-cell office:value-type="float" office:value="1.54637741733194" table:style-name="ce1">
            <text:p>1,546377417</text:p>
          </table:table-cell>
          <table:table-cell office:value-type="float" office:value="0.73021126175395201" table:style-name="ce1">
            <text:p>0,730211262</text:p>
          </table:table-cell>
          <table:table-cell office:value-type="float" office:value="1.0762479738874" table:style-name="ce1">
            <text:p>1,076247974</text:p>
          </table:table-cell>
          <table:table-cell office:value-type="float" office:value="0.26284489556886398" table:style-name="ce1">
            <text:p>0,262844896</text:p>
          </table:table-cell>
          <table:table-cell office:value-type="float" office:value="-1.30351654696644" table:style-name="ce1">
            <text:p>-1,303516547</text:p>
          </table:table-cell>
          <table:table-cell office:value-type="float" office:value="0.53044431886594301" table:style-name="ce1">
            <text:p>0,530444319</text:p>
          </table:table-cell>
          <table:table-cell office:value-type="float" office:value="-2.6136382993911602" table:style-name="ce1">
            <text:p>-2,613638299</text:p>
          </table:table-cell>
          <table:table-cell office:value-type="float" office:value="-0.73021126175395201" table:style-name="ce1">
            <text:p>-0,730211262</text:p>
          </table:table-cell>
          <table:table-cell office:value-type="float" office:value="-4.8219186910677996" table:style-name="ce1">
            <text:p>-4,821918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4757382731205304" table:style-name="ce1">
            <text:p>-0,647573827</text:p>
          </table:table-cell>
          <table:table-cell office:value-type="float" office:value="1.7637677999766099" table:style-name="ce1">
            <text:p>1,7637678</text:p>
          </table:table-cell>
          <table:table-cell table:number-columns-repeated="16360"/>
        </table:table-row>
        <table:table-row table:style-name="ro1">
          <table:table-cell office:value-type="float" office:value="-1.6061788607168599" table:style-name="ce1">
            <text:p>-1,606178861</text:p>
          </table:table-cell>
          <table:table-cell office:value-type="float" office:value="-1.4480088972907601" table:style-name="ce1">
            <text:p>-1,448008897</text:p>
          </table:table-cell>
          <table:table-cell office:value-type="float" office:value="0" table:style-name="ce1">
            <text:p>0</text:p>
          </table:table-cell>
          <table:table-cell office:value-type="float" office:value="0.61786182614336305" table:style-name="ce1">
            <text:p>0,617861826</text:p>
          </table:table-cell>
          <table:table-cell office:value-type="float" office:value="0.68437245092280496" table:style-name="ce1">
            <text:p>0,684372451</text:p>
          </table:table-cell>
          <table:table-cell office:value-type="float" office:value="-1.14913915993259" table:style-name="ce1">
            <text:p>-1,14913916</text:p>
          </table:table-cell>
          <table:table-cell office:value-type="float" office:value="-3.0103642290505701" table:style-name="ce1">
            <text:p>-3,010364229</text:p>
          </table:table-cell>
          <table:table-cell office:value-type="float" office:value="-0.61786182614336305" table:style-name="ce1">
            <text:p>-0,617861826</text:p>
          </table:table-cell>
          <table:table-cell office:value-type="float" office:value="0.42954960906922202" table:style-name="ce1">
            <text:p>0,429549609</text:p>
          </table:table-cell>
          <table:table-cell office:value-type="float" office:value="9.6982430518030599E-2" table:style-name="ce1">
            <text:p>0,096982431</text:p>
          </table:table-cell>
          <table:table-cell office:value-type="float" office:value="-2.0610161603284198" table:style-name="ce1">
            <text:p>-2,06101616</text:p>
          </table:table-cell>
          <table:table-cell office:value-type="float" office:value="0.89254884947053104" table:style-name="ce1">
            <text:p>0,892548849</text:p>
          </table:table-cell>
          <table:table-cell office:value-type="float" office:value="0.61786182614336305" table:style-name="ce1">
            <text:p>0,617861826</text:p>
          </table:table-cell>
          <table:table-cell office:value-type="float" office:value="0.65840340442781597" table:style-name="ce1">
            <text:p>0,658403404</text:p>
          </table:table-cell>
          <table:table-cell office:value-type="float" office:value="2.5292438748735799" table:style-name="ce1">
            <text:p>2,529243875</text:p>
          </table:table-cell>
          <table:table-cell office:value-type="float" office:value="-3.9737850025702199" table:style-name="ce1">
            <text:p>-3,973785003</text:p>
          </table:table-cell>
          <table:table-cell office:value-type="float" office:value="0.69202710186471394" table:style-name="ce1">
            <text:p>0,692027102</text:p>
          </table:table-cell>
          <table:table-cell office:value-type="float" office:value="-1.05001986057998" table:style-name="ce1">
            <text:p>-1,050019861</text:p>
          </table:table-cell>
          <table:table-cell office:value-type="float" office:value="-0.61786182614336305" table:style-name="ce1">
            <text:p>-0,617861826</text:p>
          </table:table-cell>
          <table:table-cell office:value-type="float" office:value="-3.8377005722302999" table:style-name="ce1">
            <text:p>-3,8377005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9808964857968503" table:style-name="ce1">
            <text:p>-4,980896486</text:p>
          </table:table-cell>
          <table:table-cell office:value-type="float" office:value="2.0440379712980601" table:style-name="ce1">
            <text:p>2,044037971</text:p>
          </table:table-cell>
          <table:table-cell table:number-columns-repeated="16360"/>
        </table:table-row>
        <table:table-row table:style-name="ro1">
          <table:table-cell office:value-type="float" office:value="-4.3081423685639697" table:style-name="ce1">
            <text:p>-4,308142369</text:p>
          </table:table-cell>
          <table:table-cell office:value-type="float" office:value="-5.9796836947871501" table:style-name="ce1">
            <text:p>-5,979683695</text:p>
          </table:table-cell>
          <table:table-cell office:value-type="float" office:value="0" table:style-name="ce1">
            <text:p>0</text:p>
          </table:table-cell>
          <table:table-cell office:value-type="float" office:value="0.74374126826410902" table:style-name="ce1">
            <text:p>0,743741268</text:p>
          </table:table-cell>
          <table:table-cell office:value-type="float" office:value="-1.54441363389454" table:style-name="ce1">
            <text:p>-1,544413634</text:p>
          </table:table-cell>
          <table:table-cell office:value-type="float" office:value="-1.58681045927839" table:style-name="ce1">
            <text:p>-1,586810459</text:p>
          </table:table-cell>
          <table:table-cell office:value-type="float" office:value="0.212964642605765" table:style-name="ce1">
            <text:p>0,212964643</text:p>
          </table:table-cell>
          <table:table-cell office:value-type="float" office:value="-0.74374126826410902" table:style-name="ce1">
            <text:p>-0,743741268</text:p>
          </table:table-cell>
          <table:table-cell office:value-type="float" office:value="0.91193374319552301" table:style-name="ce1">
            <text:p>0,911933743</text:p>
          </table:table-cell>
          <table:table-cell office:value-type="float" office:value="-1.7846441888697899" table:style-name="ce1">
            <text:p>-1,784644189</text:p>
          </table:table-cell>
          <table:table-cell office:value-type="float" office:value="0.69842297594591296" table:style-name="ce1">
            <text:p>0,698422976</text:p>
          </table:table-cell>
          <table:table-cell office:value-type="float" office:value="2.2665048942841701" table:style-name="ce1">
            <text:p>2,266504894</text:p>
          </table:table-cell>
          <table:table-cell office:value-type="float" office:value="0.74374126826410902" table:style-name="ce1">
            <text:p>0,743741268</text:p>
          </table:table-cell>
          <table:table-cell office:value-type="float" office:value="-1.4066416680295399" table:style-name="ce1">
            <text:p>-1,406641668</text:p>
          </table:table-cell>
          <table:table-cell office:value-type="float" office:value="-0.24083511213297501" table:style-name="ce1">
            <text:p>-0,240835112</text:p>
          </table:table-cell>
          <table:table-cell office:value-type="float" office:value="-2.2295535084511799" table:style-name="ce1">
            <text:p>-2,229553508</text:p>
          </table:table-cell>
          <table:table-cell office:value-type="float" office:value="1.3122988026117499" table:style-name="ce1">
            <text:p>1,312298803</text:p>
          </table:table-cell>
          <table:table-cell office:value-type="float" office:value="-1.48987248516563" table:style-name="ce1">
            <text:p>-1,489872485</text:p>
          </table:table-cell>
          <table:table-cell office:value-type="float" office:value="-0.74374126826410902" table:style-name="ce1">
            <text:p>-0,743741268</text:p>
          </table:table-cell>
          <table:table-cell office:value-type="float" office:value="-0.74126283429523798" table:style-name="ce1">
            <text:p>-0,741262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10470729975298" table:style-name="ce1">
            <text:p>0,309104707</text:p>
          </table:table-cell>
          <table:table-cell office:value-type="float" office:value="-0.18079476728274499" table:style-name="ce1">
            <text:p>-0,180794767</text:p>
          </table:table-cell>
          <table:table-cell table:number-columns-repeated="16360"/>
        </table:table-row>
        <table:table-row table:style-name="ro1">
          <table:table-cell office:value-type="float" office:value="-0.13892263905843599" table:style-name="ce1">
            <text:p>-0,138922639</text:p>
          </table:table-cell>
          <table:table-cell office:value-type="float" office:value="-0.71986690545379195" table:style-name="ce1">
            <text:p>-0,719866905</text:p>
          </table:table-cell>
          <table:table-cell office:value-type="float" office:value="0" table:style-name="ce1">
            <text:p>0</text:p>
          </table:table-cell>
          <table:table-cell office:value-type="float" office:value="0.70768834640075495" table:style-name="ce1">
            <text:p>0,707688346</text:p>
          </table:table-cell>
          <table:table-cell office:value-type="float" office:value="-0.179711074559047" table:style-name="ce1">
            <text:p>-0,179711075</text:p>
          </table:table-cell>
          <table:table-cell office:value-type="float" office:value="3.57971229478439" table:style-name="ce1">
            <text:p>3,579712295</text:p>
          </table:table-cell>
          <table:table-cell office:value-type="float" office:value="0.90429588270331096" table:style-name="ce1">
            <text:p>0,904295883</text:p>
          </table:table-cell>
          <table:table-cell office:value-type="float" office:value="-0.70768834640075495" table:style-name="ce1">
            <text:p>-0,707688346</text:p>
          </table:table-cell>
          <table:table-cell office:value-type="float" office:value="-2.7919446919362798" table:style-name="ce1">
            <text:p>-2,791944692</text:p>
          </table:table-cell>
          <table:table-cell office:value-type="float" office:value="0.183517998755727" table:style-name="ce1">
            <text:p>0,183517999</text:p>
          </table:table-cell>
          <table:table-cell office:value-type="float" office:value="1.1770648409172999" table:style-name="ce1">
            <text:p>1,177064841</text:p>
          </table:table-cell>
          <table:table-cell office:value-type="float" office:value="0.95703619923766103" table:style-name="ce1">
            <text:p>0,957036199</text:p>
          </table:table-cell>
          <table:table-cell office:value-type="float" office:value="0.70768834640075495" table:style-name="ce1">
            <text:p>0,707688346</text:p>
          </table:table-cell>
          <table:table-cell office:value-type="float" office:value="-2.1338447049060498" table:style-name="ce1">
            <text:p>-2,133844705</text:p>
          </table:table-cell>
          <table:table-cell office:value-type="float" office:value="2.04020811612479" table:style-name="ce1">
            <text:p>2,040208116</text:p>
          </table:table-cell>
          <table:table-cell office:value-type="float" office:value="-0.21097702742506" table:style-name="ce1">
            <text:p>-0,210977027</text:p>
          </table:table-cell>
          <table:table-cell office:value-type="float" office:value="1.95765803550858" table:style-name="ce1">
            <text:p>1,957658036</text:p>
          </table:table-cell>
          <table:table-cell office:value-type="float" office:value="0.97130656945923999" table:style-name="ce1">
            <text:p>0,971306569</text:p>
          </table:table-cell>
          <table:table-cell office:value-type="float" office:value="-0.70768834640075495" table:style-name="ce1">
            <text:p>-0,707688346</text:p>
          </table:table-cell>
          <table:table-cell office:value-type="float" office:value="-1.1068158013966201" table:style-name="ce1">
            <text:p>-1,106815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25032390769" table:style-name="ce1">
            <text:p>-1,282503239</text:p>
          </table:table-cell>
          <table:table-cell office:value-type="float" office:value="1.2716323982422999" table:style-name="ce1">
            <text:p>1,271632398</text:p>
          </table:table-cell>
          <table:table-cell table:number-columns-repeated="16360"/>
        </table:table-row>
        <table:table-row table:style-name="ro1">
          <table:table-cell office:value-type="float" office:value="4.1313428542894401" table:style-name="ce1">
            <text:p>4,131342854</text:p>
          </table:table-cell>
          <table:table-cell office:value-type="float" office:value="-0.172082348834077" table:style-name="ce1">
            <text:p>-0,172082349</text:p>
          </table:table-cell>
          <table:table-cell office:value-type="float" office:value="0" table:style-name="ce1">
            <text:p>0</text:p>
          </table:table-cell>
          <table:table-cell office:value-type="float" office:value="0.76461304802899699" table:style-name="ce1">
            <text:p>0,764613048</text:p>
          </table:table-cell>
          <table:table-cell office:value-type="float" office:value="-1.34904859490963" table:style-name="ce1">
            <text:p>-1,349048595</text:p>
          </table:table-cell>
          <table:table-cell office:value-type="float" office:value="-0.355448035134313" table:style-name="ce1">
            <text:p>-0,355448035</text:p>
          </table:table-cell>
          <table:table-cell office:value-type="float" office:value="0.54335265268023203" table:style-name="ce1">
            <text:p>0,543352653</text:p>
          </table:table-cell>
          <table:table-cell office:value-type="float" office:value="-0.76461304802899699" table:style-name="ce1">
            <text:p>-0,764613048</text:p>
          </table:table-cell>
          <table:table-cell office:value-type="float" office:value="5.3825163942860001" table:style-name="ce1">
            <text:p>5,382516394</text:p>
          </table:table-cell>
          <table:table-cell office:value-type="float" office:value="1.1303481581783299" table:style-name="ce1">
            <text:p>1,130348158</text:p>
          </table:table-cell>
          <table:table-cell office:value-type="float" office:value="-0.367442539358594" table:style-name="ce1">
            <text:p>-0,367442539</text:p>
          </table:table-cell>
          <table:table-cell office:value-type="float" office:value="0.76526541256301905" table:style-name="ce1">
            <text:p>0,765265413</text:p>
          </table:table-cell>
          <table:table-cell office:value-type="float" office:value="0.76461304802899699" table:style-name="ce1">
            <text:p>0,764613048</text:p>
          </table:table-cell>
          <table:table-cell office:value-type="float" office:value="0.23716755212166399" table:style-name="ce1">
            <text:p>0,237167552</text:p>
          </table:table-cell>
          <table:table-cell office:value-type="float" office:value="-1.3974119799767699" table:style-name="ce1">
            <text:p>-1,39741198</text:p>
          </table:table-cell>
          <table:table-cell office:value-type="float" office:value="-0.14148006009235001" table:style-name="ce1">
            <text:p>-0,14148006</text:p>
          </table:table-cell>
          <table:table-cell office:value-type="float" office:value="-8.1470307567938799E-2" table:style-name="ce1">
            <text:p>-0,081470308</text:p>
          </table:table-cell>
          <table:table-cell office:value-type="float" office:value="-0.76599969929505196" table:style-name="ce1">
            <text:p>-0,765999699</text:p>
          </table:table-cell>
          <table:table-cell office:value-type="float" office:value="-0.76461304802899699" table:style-name="ce1">
            <text:p>-0,764613048</text:p>
          </table:table-cell>
          <table:table-cell office:value-type="float" office:value="-0.65883434364270899" table:style-name="ce1">
            <text:p>-0,658834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957064930534202" table:style-name="ce1">
            <text:p>2,595706493</text:p>
          </table:table-cell>
          <table:table-cell office:value-type="float" office:value="-2.0013513830633398" table:style-name="ce1">
            <text:p>-2,001351383</text:p>
          </table:table-cell>
          <table:table-cell table:number-columns-repeated="16360"/>
        </table:table-row>
        <table:table-row table:style-name="ro1">
          <table:table-cell office:value-type="float" office:value="-0.755593053987478" table:style-name="ce1">
            <text:p>-0,755593054</text:p>
          </table:table-cell>
          <table:table-cell office:value-type="float" office:value="-5.4588587264826396" table:style-name="ce1">
            <text:p>-5,458858726</text:p>
          </table:table-cell>
          <table:table-cell office:value-type="float" office:value="0" table:style-name="ce1">
            <text:p>0</text:p>
          </table:table-cell>
          <table:table-cell office:value-type="float" office:value="0.51535430020751205" table:style-name="ce1">
            <text:p>0,5153543</text:p>
          </table:table-cell>
          <table:table-cell office:value-type="float" office:value="-0.72072828894907803" table:style-name="ce1">
            <text:p>-0,720728289</text:p>
          </table:table-cell>
          <table:table-cell office:value-type="float" office:value="-0.31536874105398599" table:style-name="ce1">
            <text:p>-0,315368741</text:p>
          </table:table-cell>
          <table:table-cell office:value-type="float" office:value="1.38958786320091E-2" table:style-name="ce1">
            <text:p>0,013895879</text:p>
          </table:table-cell>
          <table:table-cell office:value-type="float" office:value="-0.51535430020751205" table:style-name="ce1">
            <text:p>-0,5153543</text:p>
          </table:table-cell>
          <table:table-cell office:value-type="float" office:value="-1.3832881197776601" table:style-name="ce1">
            <text:p>-1,38328812</text:p>
          </table:table-cell>
          <table:table-cell office:value-type="float" office:value="-2.1846094596633199" table:style-name="ce1">
            <text:p>-2,18460946</text:p>
          </table:table-cell>
          <table:table-cell office:value-type="float" office:value="0.50162059263519498" table:style-name="ce1">
            <text:p>0,501620593</text:p>
          </table:table-cell>
          <table:table-cell office:value-type="float" office:value="-1.25573796701195" table:style-name="ce1">
            <text:p>-1,255737967</text:p>
          </table:table-cell>
          <table:table-cell office:value-type="float" office:value="0.51535430020751205" table:style-name="ce1">
            <text:p>0,5153543</text:p>
          </table:table-cell>
          <table:table-cell office:value-type="float" office:value="1.03355355381926" table:style-name="ce1">
            <text:p>1,033553554</text:p>
          </table:table-cell>
          <table:table-cell office:value-type="float" office:value="-0.64830234718214497" table:style-name="ce1">
            <text:p>-0,648302347</text:p>
          </table:table-cell>
          <table:table-cell office:value-type="float" office:value="0.271534819219931" table:style-name="ce1">
            <text:p>0,271534819</text:p>
          </table:table-cell>
          <table:table-cell office:value-type="float" office:value="0.47407843941350303" table:style-name="ce1">
            <text:p>0,474078439</text:p>
          </table:table-cell>
          <table:table-cell office:value-type="float" office:value="1.6406923943299601" table:style-name="ce1">
            <text:p>1,640692394</text:p>
          </table:table-cell>
          <table:table-cell office:value-type="float" office:value="-0.51535430020751205" table:style-name="ce1">
            <text:p>-0,5153543</text:p>
          </table:table-cell>
          <table:table-cell office:value-type="float" office:value="1.7344211685817901" table:style-name="ce1">
            <text:p>1,734421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940639576418" table:style-name="ce1">
            <text:p>-2,194063958</text:p>
          </table:table-cell>
          <table:table-cell office:value-type="float" office:value="2.76054857247814" table:style-name="ce1">
            <text:p>2,760548572</text:p>
          </table:table-cell>
          <table:table-cell table:number-columns-repeated="16360"/>
        </table:table-row>
        <table:table-row table:style-name="ro1">
          <table:table-cell office:value-type="float" office:value="0.67718083288734698" table:style-name="ce1">
            <text:p>0,677180833</text:p>
          </table:table-cell>
          <table:table-cell office:value-type="float" office:value="-1.9318616190736" table:style-name="ce1">
            <text:p>-1,931861619</text:p>
          </table:table-cell>
          <table:table-cell office:value-type="float" office:value="0" table:style-name="ce1">
            <text:p>0</text:p>
          </table:table-cell>
          <table:table-cell office:value-type="float" office:value="0.45369290267812101" table:style-name="ce1">
            <text:p>0,453692903</text:p>
          </table:table-cell>
          <table:table-cell office:value-type="float" office:value="-5.3864318950260703E-3" table:style-name="ce1">
            <text:p>-0,005386432</text:p>
          </table:table-cell>
          <table:table-cell office:value-type="float" office:value="2.0535468797829299" table:style-name="ce1">
            <text:p>2,05354688</text:p>
          </table:table-cell>
          <table:table-cell office:value-type="float" office:value="3.4394770010012801" table:style-name="ce1">
            <text:p>3,439477001</text:p>
          </table:table-cell>
          <table:table-cell office:value-type="float" office:value="-0.45369290267812101" table:style-name="ce1">
            <text:p>-0,453692903</text:p>
          </table:table-cell>
          <table:table-cell office:value-type="float" office:value="5.50692974708928E-2" table:style-name="ce1">
            <text:p>0,055069297</text:p>
          </table:table-cell>
          <table:table-cell office:value-type="float" office:value="0.52612224010337705" table:style-name="ce1">
            <text:p>0,52612224</text:p>
          </table:table-cell>
          <table:table-cell office:value-type="float" office:value="3.9116756303211799" table:style-name="ce1">
            <text:p>3,91167563</text:p>
          </table:table-cell>
          <table:table-cell office:value-type="float" office:value="0.38204977070851598" table:style-name="ce1">
            <text:p>0,382049771</text:p>
          </table:table-cell>
          <table:table-cell office:value-type="float" office:value="0.45369290267812101" table:style-name="ce1">
            <text:p>0,453692903</text:p>
          </table:table-cell>
          <table:table-cell office:value-type="float" office:value="-0.72000418166420199" table:style-name="ce1">
            <text:p>-0,720004182</text:p>
          </table:table-cell>
          <table:table-cell office:value-type="float" office:value="-1.4950008141151201" table:style-name="ce1">
            <text:p>-1,495000814</text:p>
          </table:table-cell>
          <table:table-cell office:value-type="float" office:value="0.76073778191714003" table:style-name="ce1">
            <text:p>0,760737782</text:p>
          </table:table-cell>
          <table:table-cell office:value-type="float" office:value="1.5291073281343299" table:style-name="ce1">
            <text:p>1,529107328</text:p>
          </table:table-cell>
          <table:table-cell office:value-type="float" office:value="-1.72436049321513" table:style-name="ce1">
            <text:p>-1,724360493</text:p>
          </table:table-cell>
          <table:table-cell office:value-type="float" office:value="-0.45369290267812101" table:style-name="ce1">
            <text:p>-0,453692903</text:p>
          </table:table-cell>
          <table:table-cell office:value-type="float" office:value="-0.57590175566734503" table:style-name="ce1">
            <text:p>-0,575901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759515836521" table:style-name="ce1">
            <text:p>-1,475951584</text:p>
          </table:table-cell>
          <table:table-cell office:value-type="float" office:value="0.30616275018642902" table:style-name="ce1">
            <text:p>0,30616275</text:p>
          </table:table-cell>
          <table:table-cell table:number-columns-repeated="16360"/>
        </table:table-row>
        <table:table-row table:style-name="ro1">
          <table:table-cell office:value-type="float" office:value="-1.6171895260865301" table:style-name="ce1">
            <text:p>-1,617189526</text:p>
          </table:table-cell>
          <table:table-cell office:value-type="float" office:value="-4.1089101897638596" table:style-name="ce1">
            <text:p>-4,10891019</text:p>
          </table:table-cell>
          <table:table-cell office:value-type="float" office:value="0" table:style-name="ce1">
            <text:p>0</text:p>
          </table:table-cell>
          <table:table-cell office:value-type="float" office:value="0.29115037703105401" table:style-name="ce1">
            <text:p>0,291150377</text:p>
          </table:table-cell>
          <table:table-cell office:value-type="float" office:value="0.33089979468394998" table:style-name="ce1">
            <text:p>0,330899795</text:p>
          </table:table-cell>
          <table:table-cell office:value-type="float" office:value="3.21300518565188" table:style-name="ce1">
            <text:p>3,213005186</text:p>
          </table:table-cell>
          <table:table-cell office:value-type="float" office:value="0.49776405432791598" table:style-name="ce1">
            <text:p>0,497764054</text:p>
          </table:table-cell>
          <table:table-cell office:value-type="float" office:value="-0.29115037703105401" table:style-name="ce1">
            <text:p>-0,291150377</text:p>
          </table:table-cell>
          <table:table-cell office:value-type="float" office:value="6.5575917414779896" table:style-name="ce1">
            <text:p>6,557591741</text:p>
          </table:table-cell>
          <table:table-cell office:value-type="float" office:value="-1.12428554796415" table:style-name="ce1">
            <text:p>-1,124285548</text:p>
          </table:table-cell>
          <table:table-cell office:value-type="float" office:value="-1.4925535565861301" table:style-name="ce1">
            <text:p>-1,492553557</text:p>
          </table:table-cell>
          <table:table-cell office:value-type="float" office:value="-0.643858224525372" table:style-name="ce1">
            <text:p>-0,643858225</text:p>
          </table:table-cell>
          <table:table-cell office:value-type="float" office:value="0.29115037703105401" table:style-name="ce1">
            <text:p>0,291150377</text:p>
          </table:table-cell>
          <table:table-cell office:value-type="float" office:value="-1.79435124545993" table:style-name="ce1">
            <text:p>-1,794351245</text:p>
          </table:table-cell>
          <table:table-cell office:value-type="float" office:value="-0.969792676853237" table:style-name="ce1">
            <text:p>-0,969792677</text:p>
          </table:table-cell>
          <table:table-cell office:value-type="float" office:value="3.1127749472208999" table:style-name="ce1">
            <text:p>3,112774947</text:p>
          </table:table-cell>
          <table:table-cell office:value-type="float" office:value="-1.6671842496967499" table:style-name="ce1">
            <text:p>-1,66718425</text:p>
          </table:table-cell>
          <table:table-cell office:value-type="float" office:value="0.63687944488122605" table:style-name="ce1">
            <text:p>0,636879445</text:p>
          </table:table-cell>
          <table:table-cell office:value-type="float" office:value="-0.29115037703105401" table:style-name="ce1">
            <text:p>-0,291150377</text:p>
          </table:table-cell>
          <table:table-cell office:value-type="float" office:value="1.04698911652805" table:style-name="ce1">
            <text:p>1,046989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585691547759601" table:style-name="ce1">
            <text:p>0,285856915</text:p>
          </table:table-cell>
          <table:table-cell office:value-type="float" office:value="-1.62840228468576" table:style-name="ce1">
            <text:p>-1,628402285</text:p>
          </table:table-cell>
          <table:table-cell table:number-columns-repeated="16360"/>
        </table:table-row>
        <table:table-row table:style-name="ro1">
          <table:table-cell office:value-type="float" office:value="0.60069506995619604" table:style-name="ce1">
            <text:p>0,60069507</text:p>
          </table:table-cell>
          <table:table-cell office:value-type="float" office:value="-0.96393037646354596" table:style-name="ce1">
            <text:p>-0,963930376</text:p>
          </table:table-cell>
          <table:table-cell office:value-type="float" office:value="0" table:style-name="ce1">
            <text:p>0</text:p>
          </table:table-cell>
          <table:table-cell office:value-type="float" office:value="8.8039426057428496E-2" table:style-name="ce1">
            <text:p>0,088039426</text:p>
          </table:table-cell>
          <table:table-cell office:value-type="float" office:value="0.49398948146932098" table:style-name="ce1">
            <text:p>0,493989481</text:p>
          </table:table-cell>
          <table:table-cell office:value-type="float" office:value="2.21088132475067" table:style-name="ce1">
            <text:p>2,210881325</text:p>
          </table:table-cell>
          <table:table-cell office:value-type="float" office:value="1.4614429080003" table:style-name="ce1">
            <text:p>1,461442908</text:p>
          </table:table-cell>
          <table:table-cell office:value-type="float" office:value="-8.8039426057428496E-2" table:style-name="ce1">
            <text:p>-0,088039426</text:p>
          </table:table-cell>
          <table:table-cell office:value-type="float" office:value="-3.39627846773613" table:style-name="ce1">
            <text:p>-3,396278468</text:p>
          </table:table-cell>
          <table:table-cell office:value-type="float" office:value="-1.5557035380122699" table:style-name="ce1">
            <text:p>-1,555703538</text:p>
          </table:table-cell>
          <table:table-cell office:value-type="float" office:value="-1.07269280886256" table:style-name="ce1">
            <text:p>-1,072692809</text:p>
          </table:table-cell>
          <table:table-cell office:value-type="float" office:value="-1.5921759246976299" table:style-name="ce1">
            <text:p>-1,592175925</text:p>
          </table:table-cell>
          <table:table-cell office:value-type="float" office:value="8.8039426057428496E-2" table:style-name="ce1">
            <text:p>0,088039426</text:p>
          </table:table-cell>
          <table:table-cell office:value-type="float" office:value="0.44065613142883903" table:style-name="ce1">
            <text:p>0,440656131</text:p>
          </table:table-cell>
          <table:table-cell office:value-type="float" office:value="1.36918036231092" table:style-name="ce1">
            <text:p>1,369180362</text:p>
          </table:table-cell>
          <table:table-cell office:value-type="float" office:value="1.4297822971527701" table:style-name="ce1">
            <text:p>1,429782297</text:p>
          </table:table-cell>
          <table:table-cell office:value-type="float" office:value="-0.624265463333318" table:style-name="ce1">
            <text:p>-0,624265463</text:p>
          </table:table-cell>
          <table:table-cell office:value-type="float" office:value="-3.5836978318208401" table:style-name="ce1">
            <text:p>-3,583697832</text:p>
          </table:table-cell>
          <table:table-cell office:value-type="float" office:value="-8.8039426057428496E-2" table:style-name="ce1">
            <text:p>-0,088039426</text:p>
          </table:table-cell>
          <table:table-cell office:value-type="float" office:value="-0.37390041700064203" table:style-name="ce1">
            <text:p>-0,3739004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42654047065467" table:style-name="ce1">
            <text:p>-3,426540471</text:p>
          </table:table-cell>
          <table:table-cell office:value-type="float" office:value="1.2340801810411" table:style-name="ce1">
            <text:p>1,234080181</text:p>
          </table:table-cell>
          <table:table-cell table:number-columns-repeated="16360"/>
        </table:table-row>
        <table:table-row table:style-name="ro1">
          <table:table-cell office:value-type="float" office:value="-0.47705876813840498" table:style-name="ce1">
            <text:p>-0,477058768</text:p>
          </table:table-cell>
          <table:table-cell office:value-type="float" office:value="1.3789135701189099" table:style-name="ce1">
            <text:p>1,37891357</text:p>
          </table:table-cell>
          <table:table-cell office:value-type="float" office:value="0" table:style-name="ce1">
            <text:p>0</text:p>
          </table:table-cell>
          <table:table-cell office:value-type="float" office:value="0.185803478357634" table:style-name="ce1">
            <text:p>0,185803478</text:p>
          </table:table-cell>
          <table:table-cell office:value-type="float" office:value="0.65198839981747003" table:style-name="ce1">
            <text:p>0,6519884</text:p>
          </table:table-cell>
          <table:table-cell office:value-type="float" office:value="1.29690416378289E-2" table:style-name="ce1">
            <text:p>0,012969042</text:p>
          </table:table-cell>
          <table:table-cell office:value-type="float" office:value="2.26595976845956" table:style-name="ce1">
            <text:p>2,265959768</text:p>
          </table:table-cell>
          <table:table-cell office:value-type="float" office:value="-0.185803478357634" table:style-name="ce1">
            <text:p>-0,185803478</text:p>
          </table:table-cell>
          <table:table-cell office:value-type="float" office:value="3.6206235994443698" table:style-name="ce1">
            <text:p>3,620623599</text:p>
          </table:table-cell>
          <table:table-cell office:value-type="float" office:value="-1.6057246123234199" table:style-name="ce1">
            <text:p>-1,605724612</text:p>
          </table:table-cell>
          <table:table-cell office:value-type="float" office:value="-3.6448608448388402" table:style-name="ce1">
            <text:p>-3,644860845</text:p>
          </table:table-cell>
          <table:table-cell office:value-type="float" office:value="0.67881249453386205" table:style-name="ce1">
            <text:p>0,678812495</text:p>
          </table:table-cell>
          <table:table-cell office:value-type="float" office:value="0.185803478357634" table:style-name="ce1">
            <text:p>0,185803478</text:p>
          </table:table-cell>
          <table:table-cell office:value-type="float" office:value="-0.129669714804488" table:style-name="ce1">
            <text:p>-0,129669715</text:p>
          </table:table-cell>
          <table:table-cell office:value-type="float" office:value="0.35881812990535999" table:style-name="ce1">
            <text:p>0,35881813</text:p>
          </table:table-cell>
          <table:table-cell office:value-type="float" office:value="1.4976791168697501" table:style-name="ce1">
            <text:p>1,497679117</text:p>
          </table:table-cell>
          <table:table-cell office:value-type="float" office:value="-1.3508825337536501E-2" table:style-name="ce1">
            <text:p>-0,013508825</text:p>
          </table:table-cell>
          <table:table-cell office:value-type="float" office:value="0.21889296104919201" table:style-name="ce1">
            <text:p>0,218892961</text:p>
          </table:table-cell>
          <table:table-cell office:value-type="float" office:value="-0.185803478357634" table:style-name="ce1">
            <text:p>-0,185803478</text:p>
          </table:table-cell>
          <table:table-cell office:value-type="float" office:value="1.6842638235773499" table:style-name="ce1">
            <text:p>1,684263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048435234901" table:style-name="ce1">
            <text:p>-1,100484352</text:p>
          </table:table-cell>
          <table:table-cell office:value-type="float" office:value="2.37084861258962" table:style-name="ce1">
            <text:p>2,370848613</text:p>
          </table:table-cell>
          <table:table-cell table:number-columns-repeated="16360"/>
        </table:table-row>
        <table:table-row table:style-name="ro1">
          <table:table-cell office:value-type="float" office:value="2.1209311736938101" table:style-name="ce1">
            <text:p>2,120931174</text:p>
          </table:table-cell>
          <table:table-cell office:value-type="float" office:value="-0.53144581050089501" table:style-name="ce1">
            <text:p>-0,531445811</text:p>
          </table:table-cell>
          <table:table-cell office:value-type="float" office:value="0" table:style-name="ce1">
            <text:p>0</text:p>
          </table:table-cell>
          <table:table-cell office:value-type="float" office:value="0.249450943217427" table:style-name="ce1">
            <text:p>0,249450943</text:p>
          </table:table-cell>
          <table:table-cell office:value-type="float" office:value="1.49338373936944" table:style-name="ce1">
            <text:p>1,493383739</text:p>
          </table:table-cell>
          <table:table-cell office:value-type="float" office:value="3.6687010871554699" table:style-name="ce1">
            <text:p>3,668701087</text:p>
          </table:table-cell>
          <table:table-cell office:value-type="float" office:value="1.2741828922013401" table:style-name="ce1">
            <text:p>1,274182892</text:p>
          </table:table-cell>
          <table:table-cell office:value-type="float" office:value="-0.249450943217427" table:style-name="ce1">
            <text:p>-0,249450943</text:p>
          </table:table-cell>
          <table:table-cell office:value-type="float" office:value="-1.9997263540449699" table:style-name="ce1">
            <text:p>-1,999726354</text:p>
          </table:table-cell>
          <table:table-cell office:value-type="float" office:value="-2.5978724964507798" table:style-name="ce1">
            <text:p>-2,597872496</text:p>
          </table:table-cell>
          <table:table-cell office:value-type="float" office:value="-1.43433396468772" table:style-name="ce1">
            <text:p>-1,434333965</text:p>
          </table:table-cell>
          <table:table-cell office:value-type="float" office:value="-0.90710090363525797" table:style-name="ce1">
            <text:p>-0,907100904</text:p>
          </table:table-cell>
          <table:table-cell office:value-type="float" office:value="0.249450943217427" table:style-name="ce1">
            <text:p>0,249450943</text:p>
          </table:table-cell>
          <table:table-cell office:value-type="float" office:value="3.9346873187751101" table:style-name="ce1">
            <text:p>3,934687319</text:p>
          </table:table-cell>
          <table:table-cell office:value-type="float" office:value="2.6715405945329902" table:style-name="ce1">
            <text:p>2,671540595</text:p>
          </table:table-cell>
          <table:table-cell office:value-type="float" office:value="1.19375684622679" table:style-name="ce1">
            <text:p>1,193756846</text:p>
          </table:table-cell>
          <table:table-cell office:value-type="float" office:value="0.17096878385748601" table:style-name="ce1">
            <text:p>0,170968784</text:p>
          </table:table-cell>
          <table:table-cell office:value-type="float" office:value="1.5811938658762099" table:style-name="ce1">
            <text:p>1,581193866</text:p>
          </table:table-cell>
          <table:table-cell office:value-type="float" office:value="-0.249450943217427" table:style-name="ce1">
            <text:p>-0,249450943</text:p>
          </table:table-cell>
          <table:table-cell office:value-type="float" office:value="1.92656562075297" table:style-name="ce1">
            <text:p>1,926565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4415318897196" table:style-name="ce1">
            <text:p>1,844153189</text:p>
          </table:table-cell>
          <table:table-cell office:value-type="float" office:value="-0.23181257956811599" table:style-name="ce1">
            <text:p>-0,23181258</text:p>
          </table:table-cell>
          <table:table-cell table:number-columns-repeated="16360"/>
        </table:table-row>
        <table:table-row table:style-name="ro1">
          <table:table-cell office:value-type="float" office:value="0.16937966227985701" table:style-name="ce1">
            <text:p>0,169379662</text:p>
          </table:table-cell>
          <table:table-cell office:value-type="float" office:value="7.1244430344650597E-2" table:style-name="ce1">
            <text:p>0,07124443</text:p>
          </table:table-cell>
          <table:table-cell office:value-type="float" office:value="0" table:style-name="ce1">
            <text:p>0</text:p>
          </table:table-cell>
          <table:table-cell office:value-type="float" office:value="0.257502788183613" table:style-name="ce1">
            <text:p>0,257502788</text:p>
          </table:table-cell>
          <table:table-cell office:value-type="float" office:value="-2.0480172857483301" table:style-name="ce1">
            <text:p>-2,048017286</text:p>
          </table:table-cell>
          <table:table-cell office:value-type="float" office:value="-1.1190079468255001" table:style-name="ce1">
            <text:p>-1,119007947</text:p>
          </table:table-cell>
          <table:table-cell office:value-type="float" office:value="1.6442615539185499" table:style-name="ce1">
            <text:p>1,644261554</text:p>
          </table:table-cell>
          <table:table-cell office:value-type="float" office:value="-0.257502788183613" table:style-name="ce1">
            <text:p>-0,257502788</text:p>
          </table:table-cell>
          <table:table-cell office:value-type="float" office:value="3.5701701216645598" table:style-name="ce1">
            <text:p>3,570170122</text:p>
          </table:table-cell>
          <table:table-cell office:value-type="float" office:value="-3.6981607008308401" table:style-name="ce1">
            <text:p>-3,698160701</text:p>
          </table:table-cell>
          <table:table-cell office:value-type="float" office:value="-1.45899494547474" table:style-name="ce1">
            <text:p>-1,458994945</text:p>
          </table:table-cell>
          <table:table-cell office:value-type="float" office:value="-0.63155188394330297" table:style-name="ce1">
            <text:p>-0,631551884</text:p>
          </table:table-cell>
          <table:table-cell office:value-type="float" office:value="0.257502788183613" table:style-name="ce1">
            <text:p>0,257502788</text:p>
          </table:table-cell>
          <table:table-cell office:value-type="float" office:value="3.2556428587534598" table:style-name="ce1">
            <text:p>3,255642859</text:p>
          </table:table-cell>
          <table:table-cell office:value-type="float" office:value="0.49634888966184099" table:style-name="ce1">
            <text:p>0,49634889</text:p>
          </table:table-cell>
          <table:table-cell office:value-type="float" office:value="2.5328038549800902" table:style-name="ce1">
            <text:p>2,532803855</text:p>
          </table:table-cell>
          <table:table-cell office:value-type="float" office:value="-0.676820059041498" table:style-name="ce1">
            <text:p>-0,676820059</text:p>
          </table:table-cell>
          <table:table-cell office:value-type="float" office:value="0.245195776214683" table:style-name="ce1">
            <text:p>0,245195776</text:p>
          </table:table-cell>
          <table:table-cell office:value-type="float" office:value="-0.257502788183613" table:style-name="ce1">
            <text:p>-0,257502788</text:p>
          </table:table-cell>
          <table:table-cell office:value-type="float" office:value="-0.49086269327436" table:style-name="ce1">
            <text:p>-0,490862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3037987356327305" table:style-name="ce1">
            <text:p>-0,730379874</text:p>
          </table:table-cell>
          <table:table-cell office:value-type="float" office:value="0.72506594700202898" table:style-name="ce1">
            <text:p>0,725065947</text:p>
          </table:table-cell>
          <table:table-cell table:number-columns-repeated="16360"/>
        </table:table-row>
        <table:table-row table:style-name="ro1">
          <table:table-cell office:value-type="float" office:value="-1.92724512555621" table:style-name="ce1">
            <text:p>-1,927245126</text:p>
          </table:table-cell>
          <table:table-cell office:value-type="float" office:value="4.0897186456922002E-2" table:style-name="ce1">
            <text:p>0,040897186</text:p>
          </table:table-cell>
          <table:table-cell office:value-type="float" office:value="0" table:style-name="ce1">
            <text:p>0</text:p>
          </table:table-cell>
          <table:table-cell office:value-type="float" office:value="5.6023553381594003E-2" table:style-name="ce1">
            <text:p>0,056023553</text:p>
          </table:table-cell>
          <table:table-cell office:value-type="float" office:value="1.9945724408343499" table:style-name="ce1">
            <text:p>1,994572441</text:p>
          </table:table-cell>
          <table:table-cell office:value-type="float" office:value="1.2647801718381499" table:style-name="ce1">
            <text:p>1,264780172</text:p>
          </table:table-cell>
          <table:table-cell office:value-type="float" office:value="-0.16409818212633301" table:style-name="ce1">
            <text:p>-0,164098182</text:p>
          </table:table-cell>
          <table:table-cell office:value-type="float" office:value="-5.6023553381594003E-2" table:style-name="ce1">
            <text:p>-0,056023553</text:p>
          </table:table-cell>
          <table:table-cell office:value-type="float" office:value="-4.57841122041481" table:style-name="ce1">
            <text:p>-4,57841122</text:p>
          </table:table-cell>
          <table:table-cell office:value-type="float" office:value="-1.76254334263068" table:style-name="ce1">
            <text:p>-1,762543343</text:p>
          </table:table-cell>
          <table:table-cell office:value-type="float" office:value="1.9796060802626401" table:style-name="ce1">
            <text:p>1,97960608</text:p>
          </table:table-cell>
          <table:table-cell office:value-type="float" office:value="0.76115363969685501" table:style-name="ce1">
            <text:p>0,76115364</text:p>
          </table:table-cell>
          <table:table-cell office:value-type="float" office:value="5.6023553381594003E-2" table:style-name="ce1">
            <text:p>0,056023553</text:p>
          </table:table-cell>
          <table:table-cell office:value-type="float" office:value="4.3201556704517996" table:style-name="ce1">
            <text:p>4,32015567</text:p>
          </table:table-cell>
          <table:table-cell office:value-type="float" office:value="1.4418985119510199" table:style-name="ce1">
            <text:p>1,441898512</text:p>
          </table:table-cell>
          <table:table-cell office:value-type="float" office:value="0.53909060210526005" table:style-name="ce1">
            <text:p>0,539090602</text:p>
          </table:table-cell>
          <table:table-cell office:value-type="float" office:value="1.1876261894987901" table:style-name="ce1">
            <text:p>1,187626189</text:p>
          </table:table-cell>
          <table:table-cell office:value-type="float" office:value="-0.72778591629896405" table:style-name="ce1">
            <text:p>-0,727785916</text:p>
          </table:table-cell>
          <table:table-cell office:value-type="float" office:value="-5.6023553381594003E-2" table:style-name="ce1">
            <text:p>-0,056023553</text:p>
          </table:table-cell>
          <table:table-cell office:value-type="float" office:value="-0.248170774031543" table:style-name="ce1">
            <text:p>-0,248170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462598507614199" table:style-name="ce1">
            <text:p>1,946259851</text:p>
          </table:table-cell>
          <table:table-cell office:value-type="float" office:value="1.2697880682196401" table:style-name="ce1">
            <text:p>1,269788068</text:p>
          </table:table-cell>
          <table:table-cell table:number-columns-repeated="16360"/>
        </table:table-row>
        <table:table-row table:style-name="ro1">
          <table:table-cell office:value-type="float" office:value="-5.4265342078707503E-3" table:style-name="ce1">
            <text:p>-0,005426534</text:p>
          </table:table-cell>
          <table:table-cell office:value-type="float" office:value="-3.4381932728853899" table:style-name="ce1">
            <text:p>-3,438193273</text:p>
          </table:table-cell>
          <table:table-cell office:value-type="float" office:value="0" table:style-name="ce1">
            <text:p>0</text:p>
          </table:table-cell>
          <table:table-cell office:value-type="float" office:value="0.176607951819271" table:style-name="ce1">
            <text:p>0,176607952</text:p>
          </table:table-cell>
          <table:table-cell office:value-type="float" office:value="1.6954861933371299" table:style-name="ce1">
            <text:p>1,695486193</text:p>
          </table:table-cell>
          <table:table-cell office:value-type="float" office:value="0.66009858017675105" table:style-name="ce1">
            <text:p>0,66009858</text:p>
          </table:table-cell>
          <table:table-cell office:value-type="float" office:value="1.1351312103356499" table:style-name="ce1">
            <text:p>1,13513121</text:p>
          </table:table-cell>
          <table:table-cell office:value-type="float" office:value="-0.176607951819271" table:style-name="ce1">
            <text:p>-0,176607952</text:p>
          </table:table-cell>
          <table:table-cell office:value-type="float" office:value="3.1356870222587299" table:style-name="ce1">
            <text:p>3,135687022</text:p>
          </table:table-cell>
          <table:table-cell office:value-type="float" office:value="-3.7404601724066402" table:style-name="ce1">
            <text:p>-3,740460172</text:p>
          </table:table-cell>
          <table:table-cell office:value-type="float" office:value="0.71608493355049097" table:style-name="ce1">
            <text:p>0,716084934</text:p>
          </table:table-cell>
          <table:table-cell office:value-type="float" office:value="0.69650424346024398" table:style-name="ce1">
            <text:p>0,696504243</text:p>
          </table:table-cell>
          <table:table-cell office:value-type="float" office:value="0.176607951819271" table:style-name="ce1">
            <text:p>0,176607952</text:p>
          </table:table-cell>
          <table:table-cell office:value-type="float" office:value="1.62112742413611" table:style-name="ce1">
            <text:p>1,621127424</text:p>
          </table:table-cell>
          <table:table-cell office:value-type="float" office:value="0.18271933966565701" table:style-name="ce1">
            <text:p>0,18271934</text:p>
          </table:table-cell>
          <table:table-cell office:value-type="float" office:value="2.4210202620160302" table:style-name="ce1">
            <text:p>2,421020262</text:p>
          </table:table-cell>
          <table:table-cell office:value-type="float" office:value="-0.48586888108892801" table:style-name="ce1">
            <text:p>-0,485868881</text:p>
          </table:table-cell>
          <table:table-cell office:value-type="float" office:value="-7.6141374914128604E-2" table:style-name="ce1">
            <text:p>-0,076141375</text:p>
          </table:table-cell>
          <table:table-cell office:value-type="float" office:value="-0.176607951819271" table:style-name="ce1">
            <text:p>-0,176607952</text:p>
          </table:table-cell>
          <table:table-cell office:value-type="float" office:value="1.6049272675174899" table:style-name="ce1">
            <text:p>1,604927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90826028074578" table:style-name="ce1">
            <text:p>-0,890826028</text:p>
          </table:table-cell>
          <table:table-cell office:value-type="float" office:value="3.61578214376661" table:style-name="ce1">
            <text:p>3,615782144</text:p>
          </table:table-cell>
          <table:table-cell table:number-columns-repeated="16360"/>
        </table:table-row>
        <table:table-row table:style-name="ro1">
          <table:table-cell office:value-type="float" office:value="-3.1495173485245598" table:style-name="ce1">
            <text:p>-3,149517349</text:p>
          </table:table-cell>
          <table:table-cell office:value-type="float" office:value="-1.64173076602393" table:style-name="ce1">
            <text:p>-1,641730766</text:p>
          </table:table-cell>
          <table:table-cell office:value-type="float" office:value="0" table:style-name="ce1">
            <text:p>0</text:p>
          </table:table-cell>
          <table:table-cell office:value-type="float" office:value="2.28273867029723E-2" table:style-name="ce1">
            <text:p>0,022827387</text:p>
          </table:table-cell>
          <table:table-cell office:value-type="float" office:value="-0.32692917140665401" table:style-name="ce1">
            <text:p>-0,326929171</text:p>
          </table:table-cell>
          <table:table-cell office:value-type="float" office:value="0.20617393283780899" table:style-name="ce1">
            <text:p>0,206173933</text:p>
          </table:table-cell>
          <table:table-cell office:value-type="float" office:value="0.47458405312199398" table:style-name="ce1">
            <text:p>0,474584053</text:p>
          </table:table-cell>
          <table:table-cell office:value-type="float" office:value="-2.28273867029723E-2" table:style-name="ce1">
            <text:p>-0,022827387</text:p>
          </table:table-cell>
          <table:table-cell office:value-type="float" office:value="-1.6788566555091" table:style-name="ce1">
            <text:p>-1,678856656</text:p>
          </table:table-cell>
          <table:table-cell office:value-type="float" office:value="-1.2530019333286699" table:style-name="ce1">
            <text:p>-1,253001933</text:p>
          </table:table-cell>
          <table:table-cell office:value-type="float" office:value="1.83635734146565" table:style-name="ce1">
            <text:p>1,836357341</text:p>
          </table:table-cell>
          <table:table-cell office:value-type="float" office:value="1.26153503486069" table:style-name="ce1">
            <text:p>1,261535035</text:p>
          </table:table-cell>
          <table:table-cell office:value-type="float" office:value="2.28273867029723E-2" table:style-name="ce1">
            <text:p>0,022827387</text:p>
          </table:table-cell>
          <table:table-cell office:value-type="float" office:value="1.20776299712514" table:style-name="ce1">
            <text:p>1,207762997</text:p>
          </table:table-cell>
          <table:table-cell office:value-type="float" office:value="1.2984871276907799" table:style-name="ce1">
            <text:p>1,298487128</text:p>
          </table:table-cell>
          <table:table-cell office:value-type="float" office:value="1.60145521540768" table:style-name="ce1">
            <text:p>1,601455215</text:p>
          </table:table-cell>
          <table:table-cell office:value-type="float" office:value="0.14886068341094699" table:style-name="ce1">
            <text:p>0,148860683</text:p>
          </table:table-cell>
          <table:table-cell office:value-type="float" office:value="-1.62928539626609" table:style-name="ce1">
            <text:p>-1,629285396</text:p>
          </table:table-cell>
          <table:table-cell office:value-type="float" office:value="-2.28273867029723E-2" table:style-name="ce1">
            <text:p>-0,022827387</text:p>
          </table:table-cell>
          <table:table-cell office:value-type="float" office:value="-0.54753515052838098" table:style-name="ce1">
            <text:p>-0,547535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897801248010504" table:style-name="ce1">
            <text:p>-4,389780125</text:p>
          </table:table-cell>
          <table:table-cell office:value-type="float" office:value="9.0464334164056304E-2" table:style-name="ce1">
            <text:p>0,090464334</text:p>
          </table:table-cell>
          <table:table-cell table:number-columns-repeated="16360"/>
        </table:table-row>
        <table:table-row table:style-name="ro1">
          <table:table-cell office:value-type="float" office:value="-0.150459598438106" table:style-name="ce1">
            <text:p>-0,150459598</text:p>
          </table:table-cell>
          <table:table-cell office:value-type="float" office:value="-5.0630775391169598" table:style-name="ce1">
            <text:p>-5,063077539</text:p>
          </table:table-cell>
          <table:table-cell office:value-type="float" office:value="0" table:style-name="ce1">
            <text:p>0</text:p>
          </table:table-cell>
          <table:table-cell office:value-type="float" office:value="0.123992700273686" table:style-name="ce1">
            <text:p>0,1239927</text:p>
          </table:table-cell>
          <table:table-cell office:value-type="float" office:value="3.0003398325303099" table:style-name="ce1">
            <text:p>3,000339833</text:p>
          </table:table-cell>
          <table:table-cell office:value-type="float" office:value="-0.256274450012136" table:style-name="ce1">
            <text:p>-0,25627445</text:p>
          </table:table-cell>
          <table:table-cell office:value-type="float" office:value="6.0031990988152498E-2" table:style-name="ce1">
            <text:p>0,060031991</text:p>
          </table:table-cell>
          <table:table-cell office:value-type="float" office:value="-0.123992700273686" table:style-name="ce1">
            <text:p>-0,1239927</text:p>
          </table:table-cell>
          <table:table-cell office:value-type="float" office:value="7.4399206070362096" table:style-name="ce1">
            <text:p>7,439920607</text:p>
          </table:table-cell>
          <table:table-cell office:value-type="float" office:value="-1.90528428643652" table:style-name="ce1">
            <text:p>-1,905284286</text:p>
          </table:table-cell>
          <table:table-cell office:value-type="float" office:value="2.3710746808446101" table:style-name="ce1">
            <text:p>2,371074681</text:p>
          </table:table-cell>
          <table:table-cell office:value-type="float" office:value="0.70312474471781705" table:style-name="ce1">
            <text:p>0,703124745</text:p>
          </table:table-cell>
          <table:table-cell office:value-type="float" office:value="0.123992700273686" table:style-name="ce1">
            <text:p>0,1239927</text:p>
          </table:table-cell>
          <table:table-cell office:value-type="float" office:value="-0.49534931321828202" table:style-name="ce1">
            <text:p>-0,495349313</text:p>
          </table:table-cell>
          <table:table-cell office:value-type="float" office:value="-0.83086304805611899" table:style-name="ce1">
            <text:p>-0,830863048</text:p>
          </table:table-cell>
          <table:table-cell office:value-type="float" office:value="1.81251893352678" table:style-name="ce1">
            <text:p>1,812518934</text:p>
          </table:table-cell>
          <table:table-cell office:value-type="float" office:value="-1.1470576420713701" table:style-name="ce1">
            <text:p>-1,147057642</text:p>
          </table:table-cell>
          <table:table-cell office:value-type="float" office:value="-1.2769187360362699" table:style-name="ce1">
            <text:p>-1,276918736</text:p>
          </table:table-cell>
          <table:table-cell office:value-type="float" office:value="-0.123992700273686" table:style-name="ce1">
            <text:p>-0,1239927</text:p>
          </table:table-cell>
          <table:table-cell office:value-type="float" office:value="-0.91881851271300496" table:style-name="ce1">
            <text:p>-0,918818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395246486752701" table:style-name="ce1">
            <text:p>-2,039524649</text:p>
          </table:table-cell>
          <table:table-cell office:value-type="float" office:value="2.2188884551973" table:style-name="ce1">
            <text:p>2,218888455</text:p>
          </table:table-cell>
          <table:table-cell table:number-columns-repeated="16360"/>
        </table:table-row>
        <table:table-row table:style-name="ro1">
          <table:table-cell office:value-type="float" office:value="-2.8637338532798" table:style-name="ce1">
            <text:p>-2,863733853</text:p>
          </table:table-cell>
          <table:table-cell office:value-type="float" office:value="-3.8057108410840899" table:style-name="ce1">
            <text:p>-3,805710841</text:p>
          </table:table-cell>
          <table:table-cell office:value-type="float" office:value="0" table:style-name="ce1">
            <text:p>0</text:p>
          </table:table-cell>
          <table:table-cell office:value-type="float" office:value="-5.3642315907676902E-2" table:style-name="ce1">
            <text:p>-0,053642316</text:p>
          </table:table-cell>
          <table:table-cell office:value-type="float" office:value="-8.1582356918703507E-3" table:style-name="ce1">
            <text:p>-0,008158236</text:p>
          </table:table-cell>
          <table:table-cell office:value-type="float" office:value="-1.47506769296578" table:style-name="ce1">
            <text:p>-1,475067693</text:p>
          </table:table-cell>
          <table:table-cell office:value-type="float" office:value="1.03978279210393" table:style-name="ce1">
            <text:p>1,039782792</text:p>
          </table:table-cell>
          <table:table-cell office:value-type="float" office:value="5.3642315907676902E-2" table:style-name="ce1">
            <text:p>0,053642316</text:p>
          </table:table-cell>
          <table:table-cell office:value-type="float" office:value="-0.34201964834145199" table:style-name="ce1">
            <text:p>-0,342019648</text:p>
          </table:table-cell>
          <table:table-cell office:value-type="float" office:value="-0.70244896317321004" table:style-name="ce1">
            <text:p>-0,702448963</text:p>
          </table:table-cell>
          <table:table-cell office:value-type="float" office:value="1.8003170509267199" table:style-name="ce1">
            <text:p>1,800317051</text:p>
          </table:table-cell>
          <table:table-cell office:value-type="float" office:value="-5.6954621244060998E-2" table:style-name="ce1">
            <text:p>-0,056954621</text:p>
          </table:table-cell>
          <table:table-cell office:value-type="float" office:value="-5.3642315907676902E-2" table:style-name="ce1">
            <text:p>-0,053642316</text:p>
          </table:table-cell>
          <table:table-cell office:value-type="float" office:value="0.94013225887500895" table:style-name="ce1">
            <text:p>0,940132259</text:p>
          </table:table-cell>
          <table:table-cell office:value-type="float" office:value="-0.94031907955309002" table:style-name="ce1">
            <text:p>-0,94031908</text:p>
          </table:table-cell>
          <table:table-cell office:value-type="float" office:value="2.5947655998646502" table:style-name="ce1">
            <text:p>2,5947656</text:p>
          </table:table-cell>
          <table:table-cell office:value-type="float" office:value="-1.4156941880987199" table:style-name="ce1">
            <text:p>-1,415694188</text:p>
          </table:table-cell>
          <table:table-cell office:value-type="float" office:value="0.40491458005180297" table:style-name="ce1">
            <text:p>0,40491458</text:p>
          </table:table-cell>
          <table:table-cell office:value-type="float" office:value="5.3642315907676902E-2" table:style-name="ce1">
            <text:p>0,053642316</text:p>
          </table:table-cell>
          <table:table-cell office:value-type="float" office:value="-0.22646774006036599" table:style-name="ce1">
            <text:p>-0,226467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6766094909978202" table:style-name="ce1">
            <text:p>-3,676609491</text:p>
          </table:table-cell>
          <table:table-cell office:value-type="float" office:value="-1.4692727651477699" table:style-name="ce1">
            <text:p>-1,469272765</text:p>
          </table:table-cell>
          <table:table-cell table:number-columns-repeated="16360"/>
        </table:table-row>
        <table:table-row table:style-name="ro1">
          <table:table-cell office:value-type="float" office:value="0.77041290287642805" table:style-name="ce1">
            <text:p>0,770412903</text:p>
          </table:table-cell>
          <table:table-cell office:value-type="float" office:value="-2.8670181954429799" table:style-name="ce1">
            <text:p>-2,867018195</text:p>
          </table:table-cell>
          <table:table-cell office:value-type="float" office:value="0" table:style-name="ce1">
            <text:p>0</text:p>
          </table:table-cell>
          <table:table-cell office:value-type="float" office:value="-4.57035100814163E-2" table:style-name="ce1">
            <text:p>-0,04570351</text:p>
          </table:table-cell>
          <table:table-cell office:value-type="float" office:value="0.80585856263880695" table:style-name="ce1">
            <text:p>0,805858563</text:p>
          </table:table-cell>
          <table:table-cell office:value-type="float" office:value="1.59798236203023" table:style-name="ce1">
            <text:p>1,597982362</text:p>
          </table:table-cell>
          <table:table-cell office:value-type="float" office:value="1.61893203174918" table:style-name="ce1">
            <text:p>1,618932032</text:p>
          </table:table-cell>
          <table:table-cell office:value-type="float" office:value="4.57035100814163E-2" table:style-name="ce1">
            <text:p>0,04570351</text:p>
          </table:table-cell>
          <table:table-cell office:value-type="float" office:value="2.9681394252800501" table:style-name="ce1">
            <text:p>2,968139425</text:p>
          </table:table-cell>
          <table:table-cell office:value-type="float" office:value="-0.44454560004797999" table:style-name="ce1">
            <text:p>-0,4445456</text:p>
          </table:table-cell>
          <table:table-cell office:value-type="float" office:value="0.50385244276940599" table:style-name="ce1">
            <text:p>0,503852443</text:p>
          </table:table-cell>
          <table:table-cell office:value-type="float" office:value="0.75934392669804696" table:style-name="ce1">
            <text:p>0,759343927</text:p>
          </table:table-cell>
          <table:table-cell office:value-type="float" office:value="-4.57035100814163E-2" table:style-name="ce1">
            <text:p>-0,04570351</text:p>
          </table:table-cell>
          <table:table-cell office:value-type="float" office:value="0.76469193526589097" table:style-name="ce1">
            <text:p>0,764691935</text:p>
          </table:table-cell>
          <table:table-cell office:value-type="float" office:value="-0.151488892606985" table:style-name="ce1">
            <text:p>-0,151488893</text:p>
          </table:table-cell>
          <table:table-cell office:value-type="float" office:value="1.5443301646535099" table:style-name="ce1">
            <text:p>1,544330165</text:p>
          </table:table-cell>
          <table:table-cell office:value-type="float" office:value="5.6162750396572501E-2" table:style-name="ce1">
            <text:p>0,05616275</text:p>
          </table:table-cell>
          <table:table-cell office:value-type="float" office:value="0.14216202153326801" table:style-name="ce1">
            <text:p>0,142162022</text:p>
          </table:table-cell>
          <table:table-cell office:value-type="float" office:value="4.57035100814163E-2" table:style-name="ce1">
            <text:p>0,04570351</text:p>
          </table:table-cell>
          <table:table-cell office:value-type="float" office:value="-0.13009828267790099" table:style-name="ce1">
            <text:p>-0,130098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3699607588897602" table:style-name="ce1">
            <text:p>0,536996076</text:p>
          </table:table-cell>
          <table:table-cell office:value-type="float" office:value="0.31272000296451302" table:style-name="ce1">
            <text:p>0,312720003</text:p>
          </table:table-cell>
          <table:table-cell table:number-columns-repeated="16360"/>
        </table:table-row>
        <table:table-row table:style-name="ro1">
          <table:table-cell office:value-type="float" office:value="1.3190634074334699" table:style-name="ce1">
            <text:p>1,319063407</text:p>
          </table:table-cell>
          <table:table-cell office:value-type="float" office:value="-5.5016664232883796" table:style-name="ce1">
            <text:p>-5,501666423</text:p>
          </table:table-cell>
          <table:table-cell office:value-type="float" office:value="0" table:style-name="ce1">
            <text:p>0</text:p>
          </table:table-cell>
          <table:table-cell office:value-type="float" office:value="-0.17869951883540799" table:style-name="ce1">
            <text:p>-0,178699519</text:p>
          </table:table-cell>
          <table:table-cell office:value-type="float" office:value="1.55801937277279" table:style-name="ce1">
            <text:p>1,558019373</text:p>
          </table:table-cell>
          <table:table-cell office:value-type="float" office:value="0.50514006489893204" table:style-name="ce1">
            <text:p>0,505140065</text:p>
          </table:table-cell>
          <table:table-cell office:value-type="float" office:value="-1.4563514559903099" table:style-name="ce1">
            <text:p>-1,456351456</text:p>
          </table:table-cell>
          <table:table-cell office:value-type="float" office:value="0.17869951883540799" table:style-name="ce1">
            <text:p>0,178699519</text:p>
          </table:table-cell>
          <table:table-cell office:value-type="float" office:value="2.15670921411331" table:style-name="ce1">
            <text:p>2,156709214</text:p>
          </table:table-cell>
          <table:table-cell office:value-type="float" office:value="6.9648413532414896E-2" table:style-name="ce1">
            <text:p>0,069648414</text:p>
          </table:table-cell>
          <table:table-cell office:value-type="float" office:value="-1.2159042187753699" table:style-name="ce1">
            <text:p>-1,215904219</text:p>
          </table:table-cell>
          <table:table-cell office:value-type="float" office:value="0.259155304914026" table:style-name="ce1">
            <text:p>0,259155305</text:p>
          </table:table-cell>
          <table:table-cell office:value-type="float" office:value="-0.17869951883540799" table:style-name="ce1">
            <text:p>-0,178699519</text:p>
          </table:table-cell>
          <table:table-cell office:value-type="float" office:value="0.49359101163586999" table:style-name="ce1">
            <text:p>0,493591012</text:p>
          </table:table-cell>
          <table:table-cell office:value-type="float" office:value="-0.85655848947396496" table:style-name="ce1">
            <text:p>-0,856558489</text:p>
          </table:table-cell>
          <table:table-cell office:value-type="float" office:value="0.102483052907768" table:style-name="ce1">
            <text:p>0,102483053</text:p>
          </table:table-cell>
          <table:table-cell office:value-type="float" office:value="-0.13311999197914001" table:style-name="ce1">
            <text:p>-0,133119992</text:p>
          </table:table-cell>
          <table:table-cell office:value-type="float" office:value="-0.46253615207193399" table:style-name="ce1">
            <text:p>-0,462536152</text:p>
          </table:table-cell>
          <table:table-cell office:value-type="float" office:value="0.17869951883540799" table:style-name="ce1">
            <text:p>0,178699519</text:p>
          </table:table-cell>
          <table:table-cell office:value-type="float" office:value="2.37073535833383" table:style-name="ce1">
            <text:p>2,370735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83268468932271" table:style-name="ce1">
            <text:p>-2,832684689</text:p>
          </table:table-cell>
          <table:table-cell office:value-type="float" office:value="1.65096376426595" table:style-name="ce1">
            <text:p>1,650963764</text:p>
          </table:table-cell>
          <table:table-cell table:number-columns-repeated="16360"/>
        </table:table-row>
        <table:table-row table:style-name="ro1">
          <table:table-cell office:value-type="float" office:value="-1.2424569125010101" table:style-name="ce1">
            <text:p>-1,242456913</text:p>
          </table:table-cell>
          <table:table-cell office:value-type="float" office:value="-0.45229803152957798" table:style-name="ce1">
            <text:p>-0,452298032</text:p>
          </table:table-cell>
          <table:table-cell office:value-type="float" office:value="0" table:style-name="ce1">
            <text:p>0</text:p>
          </table:table-cell>
          <table:table-cell office:value-type="float" office:value="-0.16365496056937101" table:style-name="ce1">
            <text:p>-0,163654961</text:p>
          </table:table-cell>
          <table:table-cell office:value-type="float" office:value="-0.68582100606659702" table:style-name="ce1">
            <text:p>-0,685821006</text:p>
          </table:table-cell>
          <table:table-cell office:value-type="float" office:value="-1.9483681512308999" table:style-name="ce1">
            <text:p>-1,948368151</text:p>
          </table:table-cell>
          <table:table-cell office:value-type="float" office:value="-7.5953055459306501E-2" table:style-name="ce1">
            <text:p>-0,075953055</text:p>
          </table:table-cell>
          <table:table-cell office:value-type="float" office:value="0.16365496056937101" table:style-name="ce1">
            <text:p>0,163654961</text:p>
          </table:table-cell>
          <table:table-cell office:value-type="float" office:value="-0.69487231236207503" table:style-name="ce1">
            <text:p>-0,694872312</text:p>
          </table:table-cell>
          <table:table-cell office:value-type="float" office:value="1.8491139559726599" table:style-name="ce1">
            <text:p>1,849113956</text:p>
          </table:table-cell>
          <table:table-cell office:value-type="float" office:value="2.0544601491540702" table:style-name="ce1">
            <text:p>2,054460149</text:p>
          </table:table-cell>
          <table:table-cell office:value-type="float" office:value="7.8932237282865803E-2" table:style-name="ce1">
            <text:p>0,078932237</text:p>
          </table:table-cell>
          <table:table-cell office:value-type="float" office:value="-0.16365496056937101" table:style-name="ce1">
            <text:p>-0,163654961</text:p>
          </table:table-cell>
          <table:table-cell office:value-type="float" office:value="0.239962871264601" table:style-name="ce1">
            <text:p>0,239962871</text:p>
          </table:table-cell>
          <table:table-cell office:value-type="float" office:value="-0.83321996531757903" table:style-name="ce1">
            <text:p>-0,833219965</text:p>
          </table:table-cell>
          <table:table-cell office:value-type="float" office:value="-1.1406392938558101" table:style-name="ce1">
            <text:p>-1,140639294</text:p>
          </table:table-cell>
          <table:table-cell office:value-type="float" office:value="-0.26466606341745902" table:style-name="ce1">
            <text:p>-0,264666063</text:p>
          </table:table-cell>
          <table:table-cell office:value-type="float" office:value="-0.76064681835827397" table:style-name="ce1">
            <text:p>-0,760646818</text:p>
          </table:table-cell>
          <table:table-cell office:value-type="float" office:value="0.16365496056937101" table:style-name="ce1">
            <text:p>0,163654961</text:p>
          </table:table-cell>
          <table:table-cell office:value-type="float" office:value="-0.36972383060693897" table:style-name="ce1">
            <text:p>-0,36972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433808519920299" table:style-name="ce1">
            <text:p>-1,443380852</text:p>
          </table:table-cell>
          <table:table-cell office:value-type="float" office:value="0.103880116233159" table:style-name="ce1">
            <text:p>0,103880116</text:p>
          </table:table-cell>
          <table:table-cell table:number-columns-repeated="16360"/>
        </table:table-row>
        <table:table-row table:style-name="ro1">
          <table:table-cell office:value-type="float" office:value="1.7151640678928" table:style-name="ce1">
            <text:p>1,715164068</text:p>
          </table:table-cell>
          <table:table-cell office:value-type="float" office:value="0.43394619571700099" table:style-name="ce1">
            <text:p>0,433946196</text:p>
          </table:table-cell>
          <table:table-cell office:value-type="float" office:value="0" table:style-name="ce1">
            <text:p>0</text:p>
          </table:table-cell>
          <table:table-cell office:value-type="float" office:value="-5.6808790187000899E-3" table:style-name="ce1">
            <text:p>-0,005680879</text:p>
          </table:table-cell>
          <table:table-cell office:value-type="float" office:value="-1.86706351519455" table:style-name="ce1">
            <text:p>-1,867063515</text:p>
          </table:table-cell>
          <table:table-cell office:value-type="float" office:value="-2.18262760458324" table:style-name="ce1">
            <text:p>-2,182627605</text:p>
          </table:table-cell>
          <table:table-cell office:value-type="float" office:value="8.2001842138298198E-2" table:style-name="ce1">
            <text:p>0,082001842</text:p>
          </table:table-cell>
          <table:table-cell office:value-type="float" office:value="5.6808790187000899E-3" table:style-name="ce1">
            <text:p>0,005680879</text:p>
          </table:table-cell>
          <table:table-cell office:value-type="float" office:value="5.3178445696393597" table:style-name="ce1">
            <text:p>5,31784457</text:p>
          </table:table-cell>
          <table:table-cell office:value-type="float" office:value="3.4275694314925902" table:style-name="ce1">
            <text:p>3,427569431</text:p>
          </table:table-cell>
          <table:table-cell office:value-type="float" office:value="1.8617001722726201" table:style-name="ce1">
            <text:p>1,861700172</text:p>
          </table:table-cell>
          <table:table-cell office:value-type="float" office:value="0.91230853225673803" table:style-name="ce1">
            <text:p>0,912308532</text:p>
          </table:table-cell>
          <table:table-cell office:value-type="float" office:value="-5.6808790187000899E-3" table:style-name="ce1">
            <text:p>-0,005680879</text:p>
          </table:table-cell>
          <table:table-cell office:value-type="float" office:value="-2.9827059706028001" table:style-name="ce1">
            <text:p>-2,982705971</text:p>
          </table:table-cell>
          <table:table-cell office:value-type="float" office:value="-0.44480897144885001" table:style-name="ce1">
            <text:p>-0,444808971</text:p>
          </table:table-cell>
          <table:table-cell office:value-type="float" office:value="0.71197815206769799" table:style-name="ce1">
            <text:p>0,711978152</text:p>
          </table:table-cell>
          <table:table-cell office:value-type="float" office:value="-0.79477028444824205" table:style-name="ce1">
            <text:p>-0,794770284</text:p>
          </table:table-cell>
          <table:table-cell office:value-type="float" office:value="-0.57601958836562495" table:style-name="ce1">
            <text:p>-0,576019588</text:p>
          </table:table-cell>
          <table:table-cell office:value-type="float" office:value="5.6808790187000899E-3" table:style-name="ce1">
            <text:p>0,005680879</text:p>
          </table:table-cell>
          <table:table-cell office:value-type="float" office:value="-1.51926245031843" table:style-name="ce1">
            <text:p>-1,51926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926116430250902" table:style-name="ce1">
            <text:p>2,492611643</text:p>
          </table:table-cell>
          <table:table-cell office:value-type="float" office:value="-0.49567543501657702" table:style-name="ce1">
            <text:p>-0,495675435</text:p>
          </table:table-cell>
          <table:table-cell table:number-columns-repeated="16360"/>
        </table:table-row>
        <table:table-row table:style-name="ro1">
          <table:table-cell office:value-type="float" office:value="0.37543734440190601" table:style-name="ce1">
            <text:p>0,375437344</text:p>
          </table:table-cell>
          <table:table-cell office:value-type="float" office:value="1.6724658531922501" table:style-name="ce1">
            <text:p>1,672465853</text:p>
          </table:table-cell>
          <table:table-cell office:value-type="float" office:value="0" table:style-name="ce1">
            <text:p>0</text:p>
          </table:table-cell>
          <table:table-cell office:value-type="float" office:value="-6.0684491278803203E-2" table:style-name="ce1">
            <text:p>-0,060684491</text:p>
          </table:table-cell>
          <table:table-cell office:value-type="float" office:value="-0.63275558274506105" table:style-name="ce1">
            <text:p>-0,632755583</text:p>
          </table:table-cell>
          <table:table-cell office:value-type="float" office:value="1.4218783150203" table:style-name="ce1">
            <text:p>1,421878315</text:p>
          </table:table-cell>
          <table:table-cell office:value-type="float" office:value="-1.53455209995216" table:style-name="ce1">
            <text:p>-1,5345521</text:p>
          </table:table-cell>
          <table:table-cell office:value-type="float" office:value="6.0684491278803203E-2" table:style-name="ce1">
            <text:p>0,060684491</text:p>
          </table:table-cell>
          <table:table-cell office:value-type="float" office:value="-2.0228393801478499" table:style-name="ce1">
            <text:p>-2,02283938</text:p>
          </table:table-cell>
          <table:table-cell office:value-type="float" office:value="3.4663825657740901" table:style-name="ce1">
            <text:p>3,466382566</text:p>
          </table:table-cell>
          <table:table-cell office:value-type="float" office:value="1.03366813791842" table:style-name="ce1">
            <text:p>1,033668138</text:p>
          </table:table-cell>
          <table:table-cell office:value-type="float" office:value="-0.29601729370719998" table:style-name="ce1">
            <text:p>-0,296017294</text:p>
          </table:table-cell>
          <table:table-cell office:value-type="float" office:value="-6.0684491278803203E-2" table:style-name="ce1">
            <text:p>-0,060684491</text:p>
          </table:table-cell>
          <table:table-cell office:value-type="float" office:value="0.52160862195570901" table:style-name="ce1">
            <text:p>0,521608622</text:p>
          </table:table-cell>
          <table:table-cell office:value-type="float" office:value="1.6476024003741501" table:style-name="ce1">
            <text:p>1,6476024</text:p>
          </table:table-cell>
          <table:table-cell office:value-type="float" office:value="-1.22124818697225" table:style-name="ce1">
            <text:p>-1,221248187</text:p>
          </table:table-cell>
          <table:table-cell office:value-type="float" office:value="-0.80131225177116705" table:style-name="ce1">
            <text:p>-0,801312252</text:p>
          </table:table-cell>
          <table:table-cell office:value-type="float" office:value="1.46009605867786" table:style-name="ce1">
            <text:p>1,460096059</text:p>
          </table:table-cell>
          <table:table-cell office:value-type="float" office:value="6.0684491278803203E-2" table:style-name="ce1">
            <text:p>0,060684491</text:p>
          </table:table-cell>
          <table:table-cell office:value-type="float" office:value="1.17594632473081" table:style-name="ce1">
            <text:p>1,175946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589672923110099" table:style-name="ce1">
            <text:p>1,158967292</text:p>
          </table:table-cell>
          <table:table-cell office:value-type="float" office:value="0.39919529746049698" table:style-name="ce1">
            <text:p>0,399195297</text:p>
          </table:table-cell>
          <table:table-cell table:number-columns-repeated="16360"/>
        </table:table-row>
        <table:table-row table:style-name="ro1">
          <table:table-cell office:value-type="float" office:value="2.4352969518744101" table:style-name="ce1">
            <text:p>2,435296952</text:p>
          </table:table-cell>
          <table:table-cell office:value-type="float" office:value="0.13718049054418099" table:style-name="ce1">
            <text:p>0,137180491</text:p>
          </table:table-cell>
          <table:table-cell office:value-type="float" office:value="0" table:style-name="ce1">
            <text:p>0</text:p>
          </table:table-cell>
          <table:table-cell office:value-type="float" office:value="-3.0497369438110999E-2" table:style-name="ce1">
            <text:p>-0,030497369</text:p>
          </table:table-cell>
          <table:table-cell office:value-type="float" office:value="-1.20109687251574" table:style-name="ce1">
            <text:p>-1,201096873</text:p>
          </table:table-cell>
          <table:table-cell office:value-type="float" office:value="-2.9250053681980299" table:style-name="ce1">
            <text:p>-2,925005368</text:p>
          </table:table-cell>
          <table:table-cell office:value-type="float" office:value="2.5308486719899999" table:style-name="ce1">
            <text:p>2,530848672</text:p>
          </table:table-cell>
          <table:table-cell office:value-type="float" office:value="3.0497369438110999E-2" table:style-name="ce1">
            <text:p>0,030497369</text:p>
          </table:table-cell>
          <table:table-cell office:value-type="float" office:value="-0.69917405360501395" table:style-name="ce1">
            <text:p>-0,699174054</text:p>
          </table:table-cell>
          <table:table-cell office:value-type="float" office:value="2.1503549278001399" table:style-name="ce1">
            <text:p>2,150354928</text:p>
          </table:table-cell>
          <table:table-cell office:value-type="float" office:value="-0.56517917871255097" table:style-name="ce1">
            <text:p>-0,565179179</text:p>
          </table:table-cell>
          <table:table-cell office:value-type="float" office:value="0.81861921961600803" table:style-name="ce1">
            <text:p>0,81861922</text:p>
          </table:table-cell>
          <table:table-cell office:value-type="float" office:value="-3.0497369438110999E-2" table:style-name="ce1">
            <text:p>-0,030497369</text:p>
          </table:table-cell>
          <table:table-cell office:value-type="float" office:value="0.41478417193651301" table:style-name="ce1">
            <text:p>0,414784172</text:p>
          </table:table-cell>
          <table:table-cell office:value-type="float" office:value="0.76295249278630195" table:style-name="ce1">
            <text:p>0,762952493</text:p>
          </table:table-cell>
          <table:table-cell office:value-type="float" office:value="2.56164231829548E-2" table:style-name="ce1">
            <text:p>0,025616423</text:p>
          </table:table-cell>
          <table:table-cell office:value-type="float" office:value="0.65778479694112002" table:style-name="ce1">
            <text:p>0,657784797</text:p>
          </table:table-cell>
          <table:table-cell office:value-type="float" office:value="0.52945232240374795" table:style-name="ce1">
            <text:p>0,529452322</text:p>
          </table:table-cell>
          <table:table-cell office:value-type="float" office:value="3.0497369438110999E-2" table:style-name="ce1">
            <text:p>0,030497369</text:p>
          </table:table-cell>
          <table:table-cell office:value-type="float" office:value="-8.1834585959823496E-3" table:style-name="ce1">
            <text:p>-0,008183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2797847898014105" table:style-name="ce1">
            <text:p>-0,527978479</text:p>
          </table:table-cell>
          <table:table-cell office:value-type="float" office:value="2.90628417934199" table:style-name="ce1">
            <text:p>2,906284179</text:p>
          </table:table-cell>
          <table:table-cell table:number-columns-repeated="16360"/>
        </table:table-row>
        <table:table-row table:style-name="ro1">
          <table:table-cell office:value-type="float" office:value="-1.1359418971958399" table:style-name="ce1">
            <text:p>-1,135941897</text:p>
          </table:table-cell>
          <table:table-cell office:value-type="float" office:value="0.17502959094141299" table:style-name="ce1">
            <text:p>0,175029591</text:p>
          </table:table-cell>
          <table:table-cell office:value-type="float" office:value="0" table:style-name="ce1">
            <text:p>0</text:p>
          </table:table-cell>
          <table:table-cell office:value-type="float" office:value="8.5895988835608506E-2" table:style-name="ce1">
            <text:p>0,085895989</text:p>
          </table:table-cell>
          <table:table-cell office:value-type="float" office:value="-1.7661800120144799" table:style-name="ce1">
            <text:p>-1,766180012</text:p>
          </table:table-cell>
          <table:table-cell office:value-type="float" office:value="0.65132133850825202" table:style-name="ce1">
            <text:p>0,651321339</text:p>
          </table:table-cell>
          <table:table-cell office:value-type="float" office:value="1.85655977865181" table:style-name="ce1">
            <text:p>1,856559779</text:p>
          </table:table-cell>
          <table:table-cell office:value-type="float" office:value="-8.5895988835608506E-2" table:style-name="ce1">
            <text:p>-0,085895989</text:p>
          </table:table-cell>
          <table:table-cell office:value-type="float" office:value="-5.5158006521179699" table:style-name="ce1">
            <text:p>-5,515800652</text:p>
          </table:table-cell>
          <table:table-cell office:value-type="float" office:value="1.47624913817888" table:style-name="ce1">
            <text:p>1,476249138</text:p>
          </table:table-cell>
          <table:table-cell office:value-type="float" office:value="0.65818582768434497" table:style-name="ce1">
            <text:p>0,658185828</text:p>
          </table:table-cell>
          <table:table-cell office:value-type="float" office:value="0.64522364089775197" table:style-name="ce1">
            <text:p>0,645223641</text:p>
          </table:table-cell>
          <table:table-cell office:value-type="float" office:value="8.5895988835608506E-2" table:style-name="ce1">
            <text:p>0,085895989</text:p>
          </table:table-cell>
          <table:table-cell office:value-type="float" office:value="0.98365550111041899" table:style-name="ce1">
            <text:p>0,983655501</text:p>
          </table:table-cell>
          <table:table-cell office:value-type="float" office:value="1.3623932760052599" table:style-name="ce1">
            <text:p>1,362393276</text:p>
          </table:table-cell>
          <table:table-cell office:value-type="float" office:value="-2.0717791130993701" table:style-name="ce1">
            <text:p>-2,071779113</text:p>
          </table:table-cell>
          <table:table-cell office:value-type="float" office:value="0.33869717860244802" table:style-name="ce1">
            <text:p>0,338697179</text:p>
          </table:table-cell>
          <table:table-cell office:value-type="float" office:value="-0.344000855430319" table:style-name="ce1">
            <text:p>-0,344000855</text:p>
          </table:table-cell>
          <table:table-cell office:value-type="float" office:value="-8.5895988835608506E-2" table:style-name="ce1">
            <text:p>-0,085895989</text:p>
          </table:table-cell>
          <table:table-cell office:value-type="float" office:value="2.14286115577384" table:style-name="ce1">
            <text:p>2,14286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40200324451156" table:style-name="ce1">
            <text:p>0,840200324</text:p>
          </table:table-cell>
          <table:table-cell office:value-type="float" office:value="-0.57158336742114002" table:style-name="ce1">
            <text:p>-0,571583367</text:p>
          </table:table-cell>
          <table:table-cell table:number-columns-repeated="16360"/>
        </table:table-row>
        <table:table-row table:style-name="ro1">
          <table:table-cell office:value-type="float" office:value="1.72739985348494" table:style-name="ce1">
            <text:p>1,727399853</text:p>
          </table:table-cell>
          <table:table-cell office:value-type="float" office:value="0.66891001704729403" table:style-name="ce1">
            <text:p>0,668910017</text:p>
          </table:table-cell>
          <table:table-cell office:value-type="float" office:value="0" table:style-name="ce1">
            <text:p>0</text:p>
          </table:table-cell>
          <table:table-cell office:value-type="float" office:value="0.26790468026513498" table:style-name="ce1">
            <text:p>0,26790468</text:p>
          </table:table-cell>
          <table:table-cell office:value-type="float" office:value="-4.7219829537830202" table:style-name="ce1">
            <text:p>-4,721982954</text:p>
          </table:table-cell>
          <table:table-cell office:value-type="float" office:value="1.11652196306255" table:style-name="ce1">
            <text:p>1,116521963</text:p>
          </table:table-cell>
          <table:table-cell office:value-type="float" office:value="-0.41064904581225797" table:style-name="ce1">
            <text:p>-0,410649046</text:p>
          </table:table-cell>
          <table:table-cell office:value-type="float" office:value="-0.26790468026513498" table:style-name="ce1">
            <text:p>-0,26790468</text:p>
          </table:table-cell>
          <table:table-cell office:value-type="float" office:value="-1.88467963341863" table:style-name="ce1">
            <text:p>-1,884679633</text:p>
          </table:table-cell>
          <table:table-cell office:value-type="float" office:value="1.41902029989067" table:style-name="ce1">
            <text:p>1,4190203</text:p>
          </table:table-cell>
          <table:table-cell office:value-type="float" office:value="-1.54043923210668" table:style-name="ce1">
            <text:p>-1,540439232</text:p>
          </table:table-cell>
          <table:table-cell office:value-type="float" office:value="0.15087621169415399" table:style-name="ce1">
            <text:p>0,150876212</text:p>
          </table:table-cell>
          <table:table-cell office:value-type="float" office:value="0.26790468026513498" table:style-name="ce1">
            <text:p>0,26790468</text:p>
          </table:table-cell>
          <table:table-cell office:value-type="float" office:value="-1.0888061688034201" table:style-name="ce1">
            <text:p>-1,088806169</text:p>
          </table:table-cell>
          <table:table-cell office:value-type="float" office:value="7.6859315502157702E-2" table:style-name="ce1">
            <text:p>0,076859316</text:p>
          </table:table-cell>
          <table:table-cell office:value-type="float" office:value="0.26591169898119699" table:style-name="ce1">
            <text:p>0,265911699</text:p>
          </table:table-cell>
          <table:table-cell office:value-type="float" office:value="0.189826769861035" table:style-name="ce1">
            <text:p>0,18982677</text:p>
          </table:table-cell>
          <table:table-cell office:value-type="float" office:value="-0.58347019345625195" table:style-name="ce1">
            <text:p>-0,583470193</text:p>
          </table:table-cell>
          <table:table-cell office:value-type="float" office:value="-0.26790468026513498" table:style-name="ce1">
            <text:p>-0,26790468</text:p>
          </table:table-cell>
          <table:table-cell office:value-type="float" office:value="-2.2832364901797599" table:style-name="ce1">
            <text:p>-2,28323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3604369093262405" table:style-name="ce1">
            <text:p>-0,536043691</text:p>
          </table:table-cell>
          <table:table-cell office:value-type="float" office:value="0.53656269151928204" table:style-name="ce1">
            <text:p>0,536562692</text:p>
          </table:table-cell>
          <table:table-cell table:number-columns-repeated="16360"/>
        </table:table-row>
        <table:table-row table:style-name="ro1">
          <table:table-cell office:value-type="float" office:value="-2.0011909629015698" table:style-name="ce1">
            <text:p>-2,001190963</text:p>
          </table:table-cell>
          <table:table-cell office:value-type="float" office:value="-0.40069365483080999" table:style-name="ce1">
            <text:p>-0,400693655</text:p>
          </table:table-cell>
          <table:table-cell office:value-type="float" office:value="0" table:style-name="ce1">
            <text:p>0</text:p>
          </table:table-cell>
          <table:table-cell office:value-type="float" office:value="0.40186030491477798" table:style-name="ce1">
            <text:p>0,401860305</text:p>
          </table:table-cell>
          <table:table-cell office:value-type="float" office:value="-2.0553834411476699" table:style-name="ce1">
            <text:p>-2,055383441</text:p>
          </table:table-cell>
          <table:table-cell office:value-type="float" office:value="-2.8423535146542198" table:style-name="ce1">
            <text:p>-2,842353515</text:p>
          </table:table-cell>
          <table:table-cell office:value-type="float" office:value="-1.33746260536282" table:style-name="ce1">
            <text:p>-1,337462605</text:p>
          </table:table-cell>
          <table:table-cell office:value-type="float" office:value="-0.40186030491477798" table:style-name="ce1">
            <text:p>-0,401860305</text:p>
          </table:table-cell>
          <table:table-cell office:value-type="float" office:value="-3.8698539548624402" table:style-name="ce1">
            <text:p>-3,869853955</text:p>
          </table:table-cell>
          <table:table-cell office:value-type="float" office:value="3.0226552671567299" table:style-name="ce1">
            <text:p>3,022655267</text:p>
          </table:table-cell>
          <table:table-cell office:value-type="float" office:value="-0.231516394075342" table:style-name="ce1">
            <text:p>-0,231516394</text:p>
          </table:table-cell>
          <table:table-cell office:value-type="float" office:value="0.81447498383708306" table:style-name="ce1">
            <text:p>0,814474984</text:p>
          </table:table-cell>
          <table:table-cell office:value-type="float" office:value="0.40186030491477798" table:style-name="ce1">
            <text:p>0,401860305</text:p>
          </table:table-cell>
          <table:table-cell office:value-type="float" office:value="0.152211399777787" table:style-name="ce1">
            <text:p>0,1522114</text:p>
          </table:table-cell>
          <table:table-cell office:value-type="float" office:value="0.66685850466250396" table:style-name="ce1">
            <text:p>0,666858505</text:p>
          </table:table-cell>
          <table:table-cell office:value-type="float" office:value="-3.8625704619571" table:style-name="ce1">
            <text:p>-3,862570462</text:p>
          </table:table-cell>
          <table:table-cell office:value-type="float" office:value="-0.144549156582616" table:style-name="ce1">
            <text:p>-0,144549157</text:p>
          </table:table-cell>
          <table:table-cell office:value-type="float" office:value="-1.1331569063093501" table:style-name="ce1">
            <text:p>-1,133156906</text:p>
          </table:table-cell>
          <table:table-cell office:value-type="float" office:value="-0.40186030491477798" table:style-name="ce1">
            <text:p>-0,401860305</text:p>
          </table:table-cell>
          <table:table-cell office:value-type="float" office:value="-1.21071671395159" table:style-name="ce1">
            <text:p>-1,210716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202116805688199" table:style-name="ce1">
            <text:p>-2,720211681</text:p>
          </table:table-cell>
          <table:table-cell office:value-type="float" office:value="1.7943871685934301" table:style-name="ce1">
            <text:p>1,794387169</text:p>
          </table:table-cell>
          <table:table-cell table:number-columns-repeated="16360"/>
        </table:table-row>
        <table:table-row table:style-name="ro1">
          <table:table-cell office:value-type="float" office:value="1.85358128268529" table:style-name="ce1">
            <text:p>1,853581283</text:p>
          </table:table-cell>
          <table:table-cell office:value-type="float" office:value="-3.6433479089457599" table:style-name="ce1">
            <text:p>-3,643347909</text:p>
          </table:table-cell>
          <table:table-cell office:value-type="float" office:value="0" table:style-name="ce1">
            <text:p>0</text:p>
          </table:table-cell>
          <table:table-cell office:value-type="float" office:value="0.62473614402459199" table:style-name="ce1">
            <text:p>0,624736144</text:p>
          </table:table-cell>
          <table:table-cell office:value-type="float" office:value="-0.52941980811726697" table:style-name="ce1">
            <text:p>-0,529419808</text:p>
          </table:table-cell>
          <table:table-cell office:value-type="float" office:value="-2.73090284979155" table:style-name="ce1">
            <text:p>-2,73090285</text:p>
          </table:table-cell>
          <table:table-cell office:value-type="float" office:value="-0.70226080688189896" table:style-name="ce1">
            <text:p>-0,702260807</text:p>
          </table:table-cell>
          <table:table-cell office:value-type="float" office:value="-0.62473614402459199" table:style-name="ce1">
            <text:p>-0,624736144</text:p>
          </table:table-cell>
          <table:table-cell office:value-type="float" office:value="-0.37616482844939902" table:style-name="ce1">
            <text:p>-0,376164828</text:p>
          </table:table-cell>
          <table:table-cell office:value-type="float" office:value="1.0286140770366301" table:style-name="ce1">
            <text:p>1,028614077</text:p>
          </table:table-cell>
          <table:table-cell office:value-type="float" office:value="0.29392930180986898" table:style-name="ce1">
            <text:p>0,293929302</text:p>
          </table:table-cell>
          <table:table-cell office:value-type="float" office:value="0.35669044030452002" table:style-name="ce1">
            <text:p>0,35669044</text:p>
          </table:table-cell>
          <table:table-cell office:value-type="float" office:value="0.62473614402459199" table:style-name="ce1">
            <text:p>0,624736144</text:p>
          </table:table-cell>
          <table:table-cell office:value-type="float" office:value="-4.3075884989257496" table:style-name="ce1">
            <text:p>-4,307588499</text:p>
          </table:table-cell>
          <table:table-cell office:value-type="float" office:value="2.4031886312053601" table:style-name="ce1">
            <text:p>2,403188631</text:p>
          </table:table-cell>
          <table:table-cell office:value-type="float" office:value="-2.8247740571106599" table:style-name="ce1">
            <text:p>-2,824774057</text:p>
          </table:table-cell>
          <table:table-cell office:value-type="float" office:value="0.83321494306473098" table:style-name="ce1">
            <text:p>0,833214943</text:p>
          </table:table-cell>
          <table:table-cell office:value-type="float" office:value="-2.3589204015505798" table:style-name="ce1">
            <text:p>-2,358920402</text:p>
          </table:table-cell>
          <table:table-cell office:value-type="float" office:value="-0.62473614402459199" table:style-name="ce1">
            <text:p>-0,624736144</text:p>
          </table:table-cell>
          <table:table-cell office:value-type="float" office:value="-2.41898924469317" table:style-name="ce1">
            <text:p>-2,418989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347843942105304" table:style-name="ce1">
            <text:p>0,703478439</text:p>
          </table:table-cell>
          <table:table-cell office:value-type="float" office:value="5.7637160705002604" table:style-name="ce1">
            <text:p>5,763716071</text:p>
          </table:table-cell>
          <table:table-cell table:number-columns-repeated="16360"/>
        </table:table-row>
        <table:table-row table:style-name="ro1">
          <table:table-cell office:value-type="float" office:value="0.33498221560546698" table:style-name="ce1">
            <text:p>0,334982216</text:p>
          </table:table-cell>
          <table:table-cell office:value-type="float" office:value="3.2353534734975402" table:style-name="ce1">
            <text:p>3,235353473</text:p>
          </table:table-cell>
          <table:table-cell office:value-type="float" office:value="0" table:style-name="ce1">
            <text:p>0</text:p>
          </table:table-cell>
          <table:table-cell office:value-type="float" office:value="0.60243053180275996" table:style-name="ce1">
            <text:p>0,602430532</text:p>
          </table:table-cell>
          <table:table-cell office:value-type="float" office:value="0.51722966134173898" table:style-name="ce1">
            <text:p>0,517229661</text:p>
          </table:table-cell>
          <table:table-cell office:value-type="float" office:value="-0.80541571675608803" table:style-name="ce1">
            <text:p>-0,805415717</text:p>
          </table:table-cell>
          <table:table-cell office:value-type="float" office:value="-0.69538155197800799" table:style-name="ce1">
            <text:p>-0,695381552</text:p>
          </table:table-cell>
          <table:table-cell office:value-type="float" office:value="-0.60243053180275996" table:style-name="ce1">
            <text:p>-0,602430532</text:p>
          </table:table-cell>
          <table:table-cell office:value-type="float" office:value="-1.9291499057433801" table:style-name="ce1">
            <text:p>-1,929149906</text:p>
          </table:table-cell>
          <table:table-cell office:value-type="float" office:value="0.85891885045805505" table:style-name="ce1">
            <text:p>0,85891885</text:p>
          </table:table-cell>
          <table:table-cell office:value-type="float" office:value="1.39949257859572" table:style-name="ce1">
            <text:p>1,399492579</text:p>
          </table:table-cell>
          <table:table-cell office:value-type="float" office:value="0.100641619195751" table:style-name="ce1">
            <text:p>0,100641619</text:p>
          </table:table-cell>
          <table:table-cell office:value-type="float" office:value="0.60243053180275996" table:style-name="ce1">
            <text:p>0,602430532</text:p>
          </table:table-cell>
          <table:table-cell office:value-type="float" office:value="-2.5332969777207799" table:style-name="ce1">
            <text:p>-2,533296978</text:p>
          </table:table-cell>
          <table:table-cell office:value-type="float" office:value="2.4091390350380699" table:style-name="ce1">
            <text:p>2,409139035</text:p>
          </table:table-cell>
          <table:table-cell office:value-type="float" office:value="-2.7986450349624201" table:style-name="ce1">
            <text:p>-2,798645035</text:p>
          </table:table-cell>
          <table:table-cell office:value-type="float" office:value="-0.12018707504831699" table:style-name="ce1">
            <text:p>-0,120187075</text:p>
          </table:table-cell>
          <table:table-cell office:value-type="float" office:value="1.8164601252755299" table:style-name="ce1">
            <text:p>1,816460125</text:p>
          </table:table-cell>
          <table:table-cell office:value-type="float" office:value="-0.60243053180275996" table:style-name="ce1">
            <text:p>-0,602430532</text:p>
          </table:table-cell>
          <table:table-cell office:value-type="float" office:value="2.2902442154492202" table:style-name="ce1">
            <text:p>2,290244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299802005280701" table:style-name="ce1">
            <text:p>1,329980201</text:p>
          </table:table-cell>
          <table:table-cell office:value-type="float" office:value="-2.0645982895053101" table:style-name="ce1">
            <text:p>-2,06459829</text:p>
          </table:table-cell>
          <table:table-cell table:number-columns-repeated="16360"/>
        </table:table-row>
        <table:table-row table:style-name="ro1">
          <table:table-cell office:value-type="float" office:value="5.1313114866671201" table:style-name="ce1">
            <text:p>5,131311487</text:p>
          </table:table-cell>
          <table:table-cell office:value-type="float" office:value="-0.49944199024133601" table:style-name="ce1">
            <text:p>-0,49944199</text:p>
          </table:table-cell>
          <table:table-cell office:value-type="float" office:value="0" table:style-name="ce1">
            <text:p>0</text:p>
          </table:table-cell>
          <table:table-cell office:value-type="float" office:value="0.60823039303313597" table:style-name="ce1">
            <text:p>0,608230393</text:p>
          </table:table-cell>
          <table:table-cell office:value-type="float" office:value="-3.78600555861349" table:style-name="ce1">
            <text:p>-3,786005559</text:p>
          </table:table-cell>
          <table:table-cell office:value-type="float" office:value="-1.05964919625126" table:style-name="ce1">
            <text:p>-1,059649196</text:p>
          </table:table-cell>
          <table:table-cell office:value-type="float" office:value="-1.7165864775850399" table:style-name="ce1">
            <text:p>-1,716586478</text:p>
          </table:table-cell>
          <table:table-cell office:value-type="float" office:value="-0.60823039303313597" table:style-name="ce1">
            <text:p>-0,608230393</text:p>
          </table:table-cell>
          <table:table-cell office:value-type="float" office:value="6.60107255355961" table:style-name="ce1">
            <text:p>6,601072554</text:p>
          </table:table-cell>
          <table:table-cell office:value-type="float" office:value="0.62516448568761895" table:style-name="ce1">
            <text:p>0,625164486</text:p>
          </table:table-cell>
          <table:table-cell office:value-type="float" office:value="-1.5395766553425501" table:style-name="ce1">
            <text:p>-1,539576655</text:p>
          </table:table-cell>
          <table:table-cell office:value-type="float" office:value="0.160677426100542" table:style-name="ce1">
            <text:p>0,160677426</text:p>
          </table:table-cell>
          <table:table-cell office:value-type="float" office:value="0.60823039303313597" table:style-name="ce1">
            <text:p>0,608230393</text:p>
          </table:table-cell>
          <table:table-cell office:value-type="float" office:value="-1.7492077495102401" table:style-name="ce1">
            <text:p>-1,74920775</text:p>
          </table:table-cell>
          <table:table-cell office:value-type="float" office:value="2.0010840930162002" table:style-name="ce1">
            <text:p>2,001084093</text:p>
          </table:table-cell>
          <table:table-cell office:value-type="float" office:value="-0.54086773477738603" table:style-name="ce1">
            <text:p>-0,540867735</text:p>
          </table:table-cell>
          <table:table-cell office:value-type="float" office:value="0.236272504328672" table:style-name="ce1">
            <text:p>0,236272504</text:p>
          </table:table-cell>
          <table:table-cell office:value-type="float" office:value="0.76445392629394104" table:style-name="ce1">
            <text:p>0,764453926</text:p>
          </table:table-cell>
          <table:table-cell office:value-type="float" office:value="-0.60823039303313597" table:style-name="ce1">
            <text:p>-0,608230393</text:p>
          </table:table-cell>
          <table:table-cell office:value-type="float" office:value="-1.34976109694395" table:style-name="ce1">
            <text:p>-1,349761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933952064998799" table:style-name="ce1">
            <text:p>3,493395206</text:p>
          </table:table-cell>
          <table:table-cell office:value-type="float" office:value="-0.97749633513112399" table:style-name="ce1">
            <text:p>-0,977496335</text:p>
          </table:table-cell>
          <table:table-cell table:number-columns-repeated="16360"/>
        </table:table-row>
        <table:table-row table:style-name="ro1">
          <table:table-cell office:value-type="float" office:value="-3.4751080169664301" table:style-name="ce1">
            <text:p>-3,475108017</text:p>
          </table:table-cell>
          <table:table-cell office:value-type="float" office:value="2.8784888123799899" table:style-name="ce1">
            <text:p>2,878488812</text:p>
          </table:table-cell>
          <table:table-cell office:value-type="float" office:value="0" table:style-name="ce1">
            <text:p>0</text:p>
          </table:table-cell>
          <table:table-cell office:value-type="float" office:value="0.42969069430446299" table:style-name="ce1">
            <text:p>0,429690694</text:p>
          </table:table-cell>
          <table:table-cell office:value-type="float" office:value="-0.94852370209701897" table:style-name="ce1">
            <text:p>-0,948523702</text:p>
          </table:table-cell>
          <table:table-cell office:value-type="float" office:value="-0.434408248485735" table:style-name="ce1">
            <text:p>-0,434408248</text:p>
          </table:table-cell>
          <table:table-cell office:value-type="float" office:value="-1.2965953248686" table:style-name="ce1">
            <text:p>-1,296595325</text:p>
          </table:table-cell>
          <table:table-cell office:value-type="float" office:value="-0.42969069430446299" table:style-name="ce1">
            <text:p>-0,429690694</text:p>
          </table:table-cell>
          <table:table-cell office:value-type="float" office:value="2.0323485820207501" table:style-name="ce1">
            <text:p>2,032348582</text:p>
          </table:table-cell>
          <table:table-cell office:value-type="float" office:value="-0.51788712859276398" table:style-name="ce1">
            <text:p>-0,517887129</text:p>
          </table:table-cell>
          <table:table-cell office:value-type="float" office:value="0.46438276241188098" table:style-name="ce1">
            <text:p>0,464382762</text:p>
          </table:table-cell>
          <table:table-cell office:value-type="float" office:value="0.40522810658682401" table:style-name="ce1">
            <text:p>0,405228107</text:p>
          </table:table-cell>
          <table:table-cell office:value-type="float" office:value="0.42969069430446299" table:style-name="ce1">
            <text:p>0,429690694</text:p>
          </table:table-cell>
          <table:table-cell office:value-type="float" office:value="0.30515590313299301" table:style-name="ce1">
            <text:p>0,305155903</text:p>
          </table:table-cell>
          <table:table-cell office:value-type="float" office:value="2.0757637467405798" table:style-name="ce1">
            <text:p>2,075763747</text:p>
          </table:table-cell>
          <table:table-cell office:value-type="float" office:value="-1.9898137527144399" table:style-name="ce1">
            <text:p>-1,989813753</text:p>
          </table:table-cell>
          <table:table-cell office:value-type="float" office:value="0.66152080675884795" table:style-name="ce1">
            <text:p>0,661520807</text:p>
          </table:table-cell>
          <table:table-cell office:value-type="float" office:value="1.07581221448221" table:style-name="ce1">
            <text:p>1,075812214</text:p>
          </table:table-cell>
          <table:table-cell office:value-type="float" office:value="-0.42969069430446299" table:style-name="ce1">
            <text:p>-0,429690694</text:p>
          </table:table-cell>
          <table:table-cell office:value-type="float" office:value="1.5662363341480201" table:style-name="ce1">
            <text:p>1,566236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92716542261799" table:style-name="ce1">
            <text:p>0,145927165</text:p>
          </table:table-cell>
          <table:table-cell office:value-type="float" office:value="-3.4814687611547699" table:style-name="ce1">
            <text:p>-3,481468761</text:p>
          </table:table-cell>
          <table:table-cell table:number-columns-repeated="16360"/>
        </table:table-row>
        <table:table-row table:style-name="ro1">
          <table:table-cell office:value-type="float" office:value="1.9764706738098501" table:style-name="ce1">
            <text:p>1,976470674</text:p>
          </table:table-cell>
          <table:table-cell office:value-type="float" office:value="-2.5159091115834902" table:style-name="ce1">
            <text:p>-2,515909112</text:p>
          </table:table-cell>
          <table:table-cell office:value-type="float" office:value="0" table:style-name="ce1">
            <text:p>0</text:p>
          </table:table-cell>
          <table:table-cell office:value-type="float" office:value="0.41188756208277899" table:style-name="ce1">
            <text:p>0,411887562</text:p>
          </table:table-cell>
          <table:table-cell office:value-type="float" office:value="-0.10016841784437799" table:style-name="ce1">
            <text:p>-0,100168418</text:p>
          </table:table-cell>
          <table:table-cell office:value-type="float" office:value="1.2353795903998199" table:style-name="ce1">
            <text:p>1,23537959</text:p>
          </table:table-cell>
          <table:table-cell office:value-type="float" office:value="0.32756787060091103" table:style-name="ce1">
            <text:p>0,327567871</text:p>
          </table:table-cell>
          <table:table-cell office:value-type="float" office:value="-0.41188756208277899" table:style-name="ce1">
            <text:p>-0,411887562</text:p>
          </table:table-cell>
          <table:table-cell office:value-type="float" office:value="9.7019864298498903E-2" table:style-name="ce1">
            <text:p>0,097019864</text:p>
          </table:table-cell>
          <table:table-cell office:value-type="float" office:value="-1.06137101179626" table:style-name="ce1">
            <text:p>-1,061371012</text:p>
          </table:table-cell>
          <table:table-cell office:value-type="float" office:value="-2.06228715029865" table:style-name="ce1">
            <text:p>-2,06228715</text:p>
          </table:table-cell>
          <table:table-cell office:value-type="float" office:value="0.30615344775755299" table:style-name="ce1">
            <text:p>0,306153448</text:p>
          </table:table-cell>
          <table:table-cell office:value-type="float" office:value="0.41188756208277899" table:style-name="ce1">
            <text:p>0,411887562</text:p>
          </table:table-cell>
          <table:table-cell office:value-type="float" office:value="1.2020525644016399E-3" table:style-name="ce1">
            <text:p>0,001202053</text:p>
          </table:table-cell>
          <table:table-cell office:value-type="float" office:value="-0.67178724129267298" table:style-name="ce1">
            <text:p>-0,671787241</text:p>
          </table:table-cell>
          <table:table-cell office:value-type="float" office:value="0.52621112306511597" table:style-name="ce1">
            <text:p>0,526211123</text:p>
          </table:table-cell>
          <table:table-cell office:value-type="float" office:value="0.79743047796229405" table:style-name="ce1">
            <text:p>0,797430478</text:p>
          </table:table-cell>
          <table:table-cell office:value-type="float" office:value="-1.4994550521394301" table:style-name="ce1">
            <text:p>-1,499455052</text:p>
          </table:table-cell>
          <table:table-cell office:value-type="float" office:value="-0.41188756208277899" table:style-name="ce1">
            <text:p>-0,411887562</text:p>
          </table:table-cell>
          <table:table-cell office:value-type="float" office:value="-1.76416870451229" table:style-name="ce1">
            <text:p>-1,7641687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3627164780857299" table:style-name="ce1">
            <text:p>5,362716478</text:p>
          </table:table-cell>
          <table:table-cell office:value-type="float" office:value="3.0541459770406698" table:style-name="ce1">
            <text:p>3,054145977</text:p>
          </table:table-cell>
          <table:table-cell table:number-columns-repeated="16360"/>
        </table:table-row>
        <table:table-row table:style-name="ro1">
          <table:table-cell office:value-type="float" office:value="2.82535770366608" table:style-name="ce1">
            <text:p>2,825357704</text:p>
          </table:table-cell>
          <table:table-cell office:value-type="float" office:value="2.3368645372327701" table:style-name="ce1">
            <text:p>2,336864537</text:p>
          </table:table-cell>
          <table:table-cell office:value-type="float" office:value="0" table:style-name="ce1">
            <text:p>0</text:p>
          </table:table-cell>
          <table:table-cell office:value-type="float" office:value="0.23161280460030401" table:style-name="ce1">
            <text:p>0,231612805</text:p>
          </table:table-cell>
          <table:table-cell office:value-type="float" office:value="0.62539177947075697" table:style-name="ce1">
            <text:p>0,625391779</text:p>
          </table:table-cell>
          <table:table-cell office:value-type="float" office:value="1.9123819957866799" table:style-name="ce1">
            <text:p>1,912381996</text:p>
          </table:table-cell>
          <table:table-cell office:value-type="float" office:value="0.126911168291025" table:style-name="ce1">
            <text:p>0,126911168</text:p>
          </table:table-cell>
          <table:table-cell office:value-type="float" office:value="-0.23161280460030401" table:style-name="ce1">
            <text:p>-0,231612805</text:p>
          </table:table-cell>
          <table:table-cell office:value-type="float" office:value="-6.4615492368689598" table:style-name="ce1">
            <text:p>-6,461549237</text:p>
          </table:table-cell>
          <table:table-cell office:value-type="float" office:value="0.54595605930096602" table:style-name="ce1">
            <text:p>0,545956059</text:p>
          </table:table-cell>
          <table:table-cell office:value-type="float" office:value="3.0547474723916501E-3" table:style-name="ce1">
            <text:p>0,003054747</text:p>
          </table:table-cell>
          <table:table-cell office:value-type="float" office:value="-1.42165860557637" table:style-name="ce1">
            <text:p>-1,421658606</text:p>
          </table:table-cell>
          <table:table-cell office:value-type="float" office:value="0.23161280460030401" table:style-name="ce1">
            <text:p>0,231612805</text:p>
          </table:table-cell>
          <table:table-cell office:value-type="float" office:value="1.32822853411167" table:style-name="ce1">
            <text:p>1,328228534</text:p>
          </table:table-cell>
          <table:table-cell office:value-type="float" office:value="0.91138589538417603" table:style-name="ce1">
            <text:p>0,911385895</text:p>
          </table:table-cell>
          <table:table-cell office:value-type="float" office:value="-1.6127342089696299" table:style-name="ce1">
            <text:p>-1,612734209</text:p>
          </table:table-cell>
          <table:table-cell office:value-type="float" office:value="-0.453713310781101" table:style-name="ce1">
            <text:p>-0,453713311</text:p>
          </table:table-cell>
          <table:table-cell office:value-type="float" office:value="1.1265920338006801" table:style-name="ce1">
            <text:p>1,126592034</text:p>
          </table:table-cell>
          <table:table-cell office:value-type="float" office:value="-0.23161280460030401" table:style-name="ce1">
            <text:p>-0,231612805</text:p>
          </table:table-cell>
          <table:table-cell office:value-type="float" office:value="2.06346419405028" table:style-name="ce1">
            <text:p>2,063464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9420469109482" table:style-name="ce1">
            <text:p>-2,594204691</text:p>
          </table:table-cell>
          <table:table-cell office:value-type="float" office:value="1.29910807187573" table:style-name="ce1">
            <text:p>1,299108072</text:p>
          </table:table-cell>
          <table:table-cell table:number-columns-repeated="16360"/>
        </table:table-row>
        <table:table-row table:style-name="ro1">
          <table:table-cell office:value-type="float" office:value="1.5152299282704" table:style-name="ce1">
            <text:p>1,515229928</text:p>
          </table:table-cell>
          <table:table-cell office:value-type="float" office:value="2.6042220481274798" table:style-name="ce1">
            <text:p>2,604222048</text:p>
          </table:table-cell>
          <table:table-cell office:value-type="float" office:value="0" table:style-name="ce1">
            <text:p>0</text:p>
          </table:table-cell>
          <table:table-cell office:value-type="float" office:value="0.26888605833221602" table:style-name="ce1">
            <text:p>0,268886058</text:p>
          </table:table-cell>
          <table:table-cell office:value-type="float" office:value="-3.1232763925909799" table:style-name="ce1">
            <text:p>-3,123276393</text:p>
          </table:table-cell>
          <table:table-cell office:value-type="float" office:value="-3.1665372977983601" table:style-name="ce1">
            <text:p>-3,166537298</text:p>
          </table:table-cell>
          <table:table-cell office:value-type="float" office:value="2.15024062504521" table:style-name="ce1">
            <text:p>2,150240625</text:p>
          </table:table-cell>
          <table:table-cell office:value-type="float" office:value="-0.26888605833221602" table:style-name="ce1">
            <text:p>-0,268886058</text:p>
          </table:table-cell>
          <table:table-cell office:value-type="float" office:value="3.1730517365299802" table:style-name="ce1">
            <text:p>3,173051737</text:p>
          </table:table-cell>
          <table:table-cell office:value-type="float" office:value="4.4151530977361002" table:style-name="ce1">
            <text:p>4,415153098</text:p>
          </table:table-cell>
          <table:table-cell office:value-type="float" office:value="2.0655601437661399" table:style-name="ce1">
            <text:p>2,065560144</text:p>
          </table:table-cell>
          <table:table-cell office:value-type="float" office:value="-0.55921032430434703" table:style-name="ce1">
            <text:p>-0,559210324</text:p>
          </table:table-cell>
          <table:table-cell office:value-type="float" office:value="0.26888605833221602" table:style-name="ce1">
            <text:p>0,268886058</text:p>
          </table:table-cell>
          <table:table-cell office:value-type="float" office:value="0.25413935448462699" table:style-name="ce1">
            <text:p>0,254139354</text:p>
          </table:table-cell>
          <table:table-cell office:value-type="float" office:value="-2.15717743934279" table:style-name="ce1">
            <text:p>-2,157177439</text:p>
          </table:table-cell>
          <table:table-cell office:value-type="float" office:value="0.49554858557355802" table:style-name="ce1">
            <text:p>0,495548586</text:p>
          </table:table-cell>
          <table:table-cell office:value-type="float" office:value="-0.15431597752974799" table:style-name="ce1">
            <text:p>-0,154315978</text:p>
          </table:table-cell>
          <table:table-cell office:value-type="float" office:value="0.74184173595126701" table:style-name="ce1">
            <text:p>0,741841736</text:p>
          </table:table-cell>
          <table:table-cell office:value-type="float" office:value="-0.26888605833221602" table:style-name="ce1">
            <text:p>-0,268886058</text:p>
          </table:table-cell>
          <table:table-cell office:value-type="float" office:value="-5.5125544499126898E-2" table:style-name="ce1">
            <text:p>-0,055125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148389906027802" table:style-name="ce1">
            <text:p>0,261483899</text:p>
          </table:table-cell>
          <table:table-cell office:value-type="float" office:value="-1.98886212988193" table:style-name="ce1">
            <text:p>-1,98886213</text:p>
          </table:table-cell>
          <table:table-cell table:number-columns-repeated="16360"/>
        </table:table-row>
        <table:table-row table:style-name="ro1">
          <table:table-cell office:value-type="float" office:value="-1.95875070397224" table:style-name="ce1">
            <text:p>-1,958750704</text:p>
          </table:table-cell>
          <table:table-cell office:value-type="float" office:value="-2.6174161099129098" table:style-name="ce1">
            <text:p>-2,61741611</text:p>
          </table:table-cell>
          <table:table-cell office:value-type="float" office:value="0" table:style-name="ce1">
            <text:p>0</text:p>
          </table:table-cell>
          <table:table-cell office:value-type="float" office:value="0.222830306755742" table:style-name="ce1">
            <text:p>0,222830307</text:p>
          </table:table-cell>
          <table:table-cell office:value-type="float" office:value="-1.14491230391774" table:style-name="ce1">
            <text:p>-1,144912304</text:p>
          </table:table-cell>
          <table:table-cell office:value-type="float" office:value="-0.93030661634932199" table:style-name="ce1">
            <text:p>-0,930306616</text:p>
          </table:table-cell>
          <table:table-cell office:value-type="float" office:value="-0.32806631562911498" table:style-name="ce1">
            <text:p>-0,328066316</text:p>
          </table:table-cell>
          <table:table-cell office:value-type="float" office:value="-0.222830306755742" table:style-name="ce1">
            <text:p>-0,222830307</text:p>
          </table:table-cell>
          <table:table-cell office:value-type="float" office:value="-2.1973164653247101" table:style-name="ce1">
            <text:p>-2,197316465</text:p>
          </table:table-cell>
          <table:table-cell office:value-type="float" office:value="2.6352085394429201" table:style-name="ce1">
            <text:p>2,635208539</text:p>
          </table:table-cell>
          <table:table-cell office:value-type="float" office:value="1.1185134745684899" table:style-name="ce1">
            <text:p>1,118513475</text:p>
          </table:table-cell>
          <table:table-cell office:value-type="float" office:value="-2.13152336117578" table:style-name="ce1">
            <text:p>-2,131523361</text:p>
          </table:table-cell>
          <table:table-cell office:value-type="float" office:value="0.222830306755742" table:style-name="ce1">
            <text:p>0,222830307</text:p>
          </table:table-cell>
          <table:table-cell office:value-type="float" office:value="-1.36431564250668" table:style-name="ce1">
            <text:p>-1,364315643</text:p>
          </table:table-cell>
          <table:table-cell office:value-type="float" office:value="2.0070948816805001" table:style-name="ce1">
            <text:p>2,007094882</text:p>
          </table:table-cell>
          <table:table-cell office:value-type="float" office:value="1.2177578239659299" table:style-name="ce1">
            <text:p>1,217757824</text:p>
          </table:table-cell>
          <table:table-cell office:value-type="float" office:value="-1.47046526534544" table:style-name="ce1">
            <text:p>-1,470465265</text:p>
          </table:table-cell>
          <table:table-cell office:value-type="float" office:value="0.69710112021621495" table:style-name="ce1">
            <text:p>0,69710112</text:p>
          </table:table-cell>
          <table:table-cell office:value-type="float" office:value="-0.222830306755742" table:style-name="ce1">
            <text:p>-0,222830307</text:p>
          </table:table-cell>
          <table:table-cell office:value-type="float" office:value="2.4802446366506099" table:style-name="ce1">
            <text:p>2,480244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639242917827699" table:style-name="ce1">
            <text:p>-1,163924292</text:p>
          </table:table-cell>
          <table:table-cell office:value-type="float" office:value="-0.56522637627146399" table:style-name="ce1">
            <text:p>-0,565226376</text:p>
          </table:table-cell>
          <table:table-cell table:number-columns-repeated="16360"/>
        </table:table-row>
        <table:table-row table:style-name="ro1">
          <table:table-cell office:value-type="float" office:value="-0.10733379684342401" table:style-name="ce1">
            <text:p>-0,107333797</text:p>
          </table:table-cell>
          <table:table-cell office:value-type="float" office:value="3.5512247928885401" table:style-name="ce1">
            <text:p>3,551224793</text:p>
          </table:table-cell>
          <table:table-cell office:value-type="float" office:value="0" table:style-name="ce1">
            <text:p>0</text:p>
          </table:table-cell>
          <table:table-cell office:value-type="float" office:value="0.38746610170608597" table:style-name="ce1">
            <text:p>0,387466102</text:p>
          </table:table-cell>
          <table:table-cell office:value-type="float" office:value="-3.4919548436397001" table:style-name="ce1">
            <text:p>-3,491954844</text:p>
          </table:table-cell>
          <table:table-cell office:value-type="float" office:value="0.459986784607059" table:style-name="ce1">
            <text:p>0,459986785</text:p>
          </table:table-cell>
          <table:table-cell office:value-type="float" office:value="2.1414510619837999" table:style-name="ce1">
            <text:p>2,141451062</text:p>
          </table:table-cell>
          <table:table-cell office:value-type="float" office:value="-0.38746610170608597" table:style-name="ce1">
            <text:p>-0,387466102</text:p>
          </table:table-cell>
          <table:table-cell office:value-type="float" office:value="-5.1631094146127996" table:style-name="ce1">
            <text:p>-5,163109415</text:p>
          </table:table-cell>
          <table:table-cell office:value-type="float" office:value="-1.0388803917277301" table:style-name="ce1">
            <text:p>-1,038880392</text:p>
          </table:table-cell>
          <table:table-cell office:value-type="float" office:value="-2.6146869351569499" table:style-name="ce1">
            <text:p>-2,614686935</text:p>
          </table:table-cell>
          <table:table-cell office:value-type="float" office:value="-0.82454781085809403" table:style-name="ce1">
            <text:p>-0,824547811</text:p>
          </table:table-cell>
          <table:table-cell office:value-type="float" office:value="0.38746610170608597" table:style-name="ce1">
            <text:p>0,387466102</text:p>
          </table:table-cell>
          <table:table-cell office:value-type="float" office:value="0.83285971111796697" table:style-name="ce1">
            <text:p>0,832859711</text:p>
          </table:table-cell>
          <table:table-cell office:value-type="float" office:value="0.42818982342534401" table:style-name="ce1">
            <text:p>0,428189823</text:p>
          </table:table-cell>
          <table:table-cell office:value-type="float" office:value="1.29960114998528" table:style-name="ce1">
            <text:p>1,29960115</text:p>
          </table:table-cell>
          <table:table-cell office:value-type="float" office:value="0.38355364300405198" table:style-name="ce1">
            <text:p>0,383553643</text:p>
          </table:table-cell>
          <table:table-cell office:value-type="float" office:value="-0.272981602003183" table:style-name="ce1">
            <text:p>-0,272981602</text:p>
          </table:table-cell>
          <table:table-cell office:value-type="float" office:value="-0.38746610170608597" table:style-name="ce1">
            <text:p>-0,387466102</text:p>
          </table:table-cell>
          <table:table-cell office:value-type="float" office:value="-1.26643693545952" table:style-name="ce1">
            <text:p>-1,266436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8240243943245" table:style-name="ce1">
            <text:p>0,678240244</text:p>
          </table:table-cell>
          <table:table-cell office:value-type="float" office:value="-1.10436951519266" table:style-name="ce1">
            <text:p>-1,104369515</text:p>
          </table:table-cell>
          <table:table-cell table:number-columns-repeated="16360"/>
        </table:table-row>
        <table:table-row table:style-name="ro1">
          <table:table-cell office:value-type="float" office:value="2.5505110873382599" table:style-name="ce1">
            <text:p>2,550511087</text:p>
          </table:table-cell>
          <table:table-cell office:value-type="float" office:value="-0.64529396493093005" table:style-name="ce1">
            <text:p>-0,645293965</text:p>
          </table:table-cell>
          <table:table-cell office:value-type="float" office:value="0" table:style-name="ce1">
            <text:p>0</text:p>
          </table:table-cell>
          <table:table-cell office:value-type="float" office:value="0.44432021456225201" table:style-name="ce1">
            <text:p>0,444320215</text:p>
          </table:table-cell>
          <table:table-cell office:value-type="float" office:value="-0.266615222167984" table:style-name="ce1">
            <text:p>-0,266615222</text:p>
          </table:table-cell>
          <table:table-cell office:value-type="float" office:value="2.5346016679074701" table:style-name="ce1">
            <text:p>2,534601668</text:p>
          </table:table-cell>
          <table:table-cell office:value-type="float" office:value="-0.61722637360774801" table:style-name="ce1">
            <text:p>-0,617226374</text:p>
          </table:table-cell>
          <table:table-cell office:value-type="float" office:value="-0.44432021456225201" table:style-name="ce1">
            <text:p>-0,444320215</text:p>
          </table:table-cell>
          <table:table-cell office:value-type="float" office:value="6.3292633011479396" table:style-name="ce1">
            <text:p>6,329263301</text:p>
          </table:table-cell>
          <table:table-cell office:value-type="float" office:value="-0.92976129933888496" table:style-name="ce1">
            <text:p>-0,929761299</text:p>
          </table:table-cell>
          <table:table-cell office:value-type="float" office:value="-3.0918902019648402" table:style-name="ce1">
            <text:p>-3,091890202</text:p>
          </table:table-cell>
          <table:table-cell office:value-type="float" office:value="0.40279313798036498" table:style-name="ce1">
            <text:p>0,402793138</text:p>
          </table:table-cell>
          <table:table-cell office:value-type="float" office:value="0.44432021456225201" table:style-name="ce1">
            <text:p>0,444320215</text:p>
          </table:table-cell>
          <table:table-cell office:value-type="float" office:value="0.14435323725840399" table:style-name="ce1">
            <text:p>0,144353237</text:p>
          </table:table-cell>
          <table:table-cell office:value-type="float" office:value="0.59319807861253504" table:style-name="ce1">
            <text:p>0,593198079</text:p>
          </table:table-cell>
          <table:table-cell office:value-type="float" office:value="0.89594167586024098" table:style-name="ce1">
            <text:p>0,895941676</text:p>
          </table:table-cell>
          <table:table-cell office:value-type="float" office:value="0.59662233541177201" table:style-name="ce1">
            <text:p>0,596622335</text:p>
          </table:table-cell>
          <table:table-cell office:value-type="float" office:value="-2.7493173138534002" table:style-name="ce1">
            <text:p>-2,749317314</text:p>
          </table:table-cell>
          <table:table-cell office:value-type="float" office:value="-0.44432021456225201" table:style-name="ce1">
            <text:p>-0,444320215</text:p>
          </table:table-cell>
          <table:table-cell office:value-type="float" office:value="0.99535315909731703" table:style-name="ce1">
            <text:p>0,995353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074555015173299" table:style-name="ce1">
            <text:p>-3,307455502</text:p>
          </table:table-cell>
          <table:table-cell office:value-type="float" office:value="1.7245094360267501" table:style-name="ce1">
            <text:p>1,724509436</text:p>
          </table:table-cell>
          <table:table-cell table:number-columns-repeated="16360"/>
        </table:table-row>
        <table:table-row table:style-name="ro1">
          <table:table-cell office:value-type="float" office:value="-2.0143870975965399" table:style-name="ce1">
            <text:p>-2,014387098</text:p>
          </table:table-cell>
          <table:table-cell office:value-type="float" office:value="-1.5974140776660399" table:style-name="ce1">
            <text:p>-1,597414078</text:p>
          </table:table-cell>
          <table:table-cell office:value-type="float" office:value="0" table:style-name="ce1">
            <text:p>0</text:p>
          </table:table-cell>
          <table:table-cell office:value-type="float" office:value="0.40318330671452601" table:style-name="ce1">
            <text:p>0,403183307</text:p>
          </table:table-cell>
          <table:table-cell office:value-type="float" office:value="1.54768007434763" table:style-name="ce1">
            <text:p>1,547680074</text:p>
          </table:table-cell>
          <table:table-cell office:value-type="float" office:value="2.04122070575061" table:style-name="ce1">
            <text:p>2,041220706</text:p>
          </table:table-cell>
          <table:table-cell office:value-type="float" office:value="0.62505457582259405" table:style-name="ce1">
            <text:p>0,625054576</text:p>
          </table:table-cell>
          <table:table-cell office:value-type="float" office:value="-0.40318330671452601" table:style-name="ce1">
            <text:p>-0,403183307</text:p>
          </table:table-cell>
          <table:table-cell office:value-type="float" office:value="-0.60837379499286404" table:style-name="ce1">
            <text:p>-0,608373795</text:p>
          </table:table-cell>
          <table:table-cell office:value-type="float" office:value="-0.33791154194241402" table:style-name="ce1">
            <text:p>-0,337911542</text:p>
          </table:table-cell>
          <table:table-cell office:value-type="float" office:value="-0.94587924717112304" table:style-name="ce1">
            <text:p>-0,945879247</text:p>
          </table:table-cell>
          <table:table-cell office:value-type="float" office:value="0.16962360752525801" table:style-name="ce1">
            <text:p>0,169623608</text:p>
          </table:table-cell>
          <table:table-cell office:value-type="float" office:value="0.40318330671452601" table:style-name="ce1">
            <text:p>0,403183307</text:p>
          </table:table-cell>
          <table:table-cell office:value-type="float" office:value="1.5580646240279501" table:style-name="ce1">
            <text:p>1,558064624</text:p>
          </table:table-cell>
          <table:table-cell office:value-type="float" office:value="0.96223265551978499" table:style-name="ce1">
            <text:p>0,962232656</text:p>
          </table:table-cell>
          <table:table-cell office:value-type="float" office:value="-1.9705835653610799" table:style-name="ce1">
            <text:p>-1,970583565</text:p>
          </table:table-cell>
          <table:table-cell office:value-type="float" office:value="0.68515317465647096" table:style-name="ce1">
            <text:p>0,685153175</text:p>
          </table:table-cell>
          <table:table-cell office:value-type="float" office:value="0.60061027529685096" table:style-name="ce1">
            <text:p>0,600610275</text:p>
          </table:table-cell>
          <table:table-cell office:value-type="float" office:value="-0.40318330671452601" table:style-name="ce1">
            <text:p>-0,403183307</text:p>
          </table:table-cell>
          <table:table-cell office:value-type="float" office:value="-0.84793649626440004" table:style-name="ce1">
            <text:p>-0,847936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610649891872902" table:style-name="ce1">
            <text:p>-2,461064989</text:p>
          </table:table-cell>
          <table:table-cell office:value-type="float" office:value="2.1301572740226802" table:style-name="ce1">
            <text:p>2,130157274</text:p>
          </table:table-cell>
          <table:table-cell table:number-columns-repeated="16360"/>
        </table:table-row>
        <table:table-row table:style-name="ro1">
          <table:table-cell office:value-type="float" office:value="-2.3046680531332799" table:style-name="ce1">
            <text:p>-2,304668053</text:p>
          </table:table-cell>
          <table:table-cell office:value-type="float" office:value="-2.2757740910372002" table:style-name="ce1">
            <text:p>-2,275774091</text:p>
          </table:table-cell>
          <table:table-cell office:value-type="float" office:value="0" table:style-name="ce1">
            <text:p>0</text:p>
          </table:table-cell>
          <table:table-cell office:value-type="float" office:value="0.61467509778228302" table:style-name="ce1">
            <text:p>0,614675098</text:p>
          </table:table-cell>
          <table:table-cell office:value-type="float" office:value="-1.94494222065443" table:style-name="ce1">
            <text:p>-1,944942221</text:p>
          </table:table-cell>
          <table:table-cell office:value-type="float" office:value="1.2280353443110099" table:style-name="ce1">
            <text:p>1,228035344</text:p>
          </table:table-cell>
          <table:table-cell office:value-type="float" office:value="-1.18795251438621" table:style-name="ce1">
            <text:p>-1,187952514</text:p>
          </table:table-cell>
          <table:table-cell office:value-type="float" office:value="-0.61467509778228302" table:style-name="ce1">
            <text:p>-0,614675098</text:p>
          </table:table-cell>
          <table:table-cell office:value-type="float" office:value="4.7848194336824799" table:style-name="ce1">
            <text:p>4,784819434</text:p>
          </table:table-cell>
          <table:table-cell office:value-type="float" office:value="0.41422313890662299" table:style-name="ce1">
            <text:p>0,414223139</text:p>
          </table:table-cell>
          <table:table-cell office:value-type="float" office:value="-2.2806082175667601" table:style-name="ce1">
            <text:p>-2,280608218</text:p>
          </table:table-cell>
          <table:table-cell office:value-type="float" office:value="0.86020206073059802" table:style-name="ce1">
            <text:p>0,860202061</text:p>
          </table:table-cell>
          <table:table-cell office:value-type="float" office:value="0.61467509778228302" table:style-name="ce1">
            <text:p>0,614675098</text:p>
          </table:table-cell>
          <table:table-cell office:value-type="float" office:value="-2.9448386781792002" table:style-name="ce1">
            <text:p>-2,944838678</text:p>
          </table:table-cell>
          <table:table-cell office:value-type="float" office:value="-0.46644383297167402" table:style-name="ce1">
            <text:p>-0,466443833</text:p>
          </table:table-cell>
          <table:table-cell office:value-type="float" office:value="0.19424764983552201" table:style-name="ce1">
            <text:p>0,19424765</text:p>
          </table:table-cell>
          <table:table-cell office:value-type="float" office:value="1.0103022272871001" table:style-name="ce1">
            <text:p>1,010302227</text:p>
          </table:table-cell>
          <table:table-cell office:value-type="float" office:value="-1.57545617663469" table:style-name="ce1">
            <text:p>-1,575456177</text:p>
          </table:table-cell>
          <table:table-cell office:value-type="float" office:value="-0.61467509778228302" table:style-name="ce1">
            <text:p>-0,614675098</text:p>
          </table:table-cell>
          <table:table-cell office:value-type="float" office:value="-2.4397747184243199" table:style-name="ce1">
            <text:p>-2,439774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6037874317049305" table:style-name="ce1">
            <text:p>0,660378743</text:p>
          </table:table-cell>
          <table:table-cell office:value-type="float" office:value="-6.4036141900344998E-2" table:style-name="ce1">
            <text:p>-0,064036142</text:p>
          </table:table-cell>
          <table:table-cell table:number-columns-repeated="16360"/>
        </table:table-row>
        <table:table-row table:style-name="ro1">
          <table:table-cell office:value-type="float" office:value="-1.7766562171943301" table:style-name="ce1">
            <text:p>-1,776656217</text:p>
          </table:table-cell>
          <table:table-cell office:value-type="float" office:value="-0.26847852924791299" table:style-name="ce1">
            <text:p>-0,268478529</text:p>
          </table:table-cell>
          <table:table-cell office:value-type="float" office:value="0" table:style-name="ce1">
            <text:p>0</text:p>
          </table:table-cell>
          <table:table-cell office:value-type="float" office:value="0.60431913481437705" table:style-name="ce1">
            <text:p>0,604319135</text:p>
          </table:table-cell>
          <table:table-cell office:value-type="float" office:value="0.74878865189444799" table:style-name="ce1">
            <text:p>0,748788652</text:p>
          </table:table-cell>
          <table:table-cell office:value-type="float" office:value="3.23415531035476" table:style-name="ce1">
            <text:p>3,23415531</text:p>
          </table:table-cell>
          <table:table-cell office:value-type="float" office:value="-0.89468252893465705" table:style-name="ce1">
            <text:p>-0,894682529</text:p>
          </table:table-cell>
          <table:table-cell office:value-type="float" office:value="-0.60431913481437705" table:style-name="ce1">
            <text:p>-0,604319135</text:p>
          </table:table-cell>
          <table:table-cell office:value-type="float" office:value="-0.39189566807345699" table:style-name="ce1">
            <text:p>-0,391895668</text:p>
          </table:table-cell>
          <table:table-cell office:value-type="float" office:value="-2.01577266046717" table:style-name="ce1">
            <text:p>-2,01577266</text:p>
          </table:table-cell>
          <table:table-cell office:value-type="float" office:value="-1.2869414110033901" table:style-name="ce1">
            <text:p>-1,286941411</text:p>
          </table:table-cell>
          <table:table-cell office:value-type="float" office:value="0.26958188610905798" table:style-name="ce1">
            <text:p>0,269581886</text:p>
          </table:table-cell>
          <table:table-cell office:value-type="float" office:value="0.60431913481437705" table:style-name="ce1">
            <text:p>0,604319135</text:p>
          </table:table-cell>
          <table:table-cell office:value-type="float" office:value="-0.21143974129436299" table:style-name="ce1">
            <text:p>-0,211439741</text:p>
          </table:table-cell>
          <table:table-cell office:value-type="float" office:value="2.20643550465266" table:style-name="ce1">
            <text:p>2,206435505</text:p>
          </table:table-cell>
          <table:table-cell office:value-type="float" office:value="-2.6117803031509399" table:style-name="ce1">
            <text:p>-2,611780303</text:p>
          </table:table-cell>
          <table:table-cell office:value-type="float" office:value="9.6439820925165398E-2" table:style-name="ce1">
            <text:p>0,096439821</text:p>
          </table:table-cell>
          <table:table-cell office:value-type="float" office:value="-1.8223152796239701" table:style-name="ce1">
            <text:p>-1,82231528</text:p>
          </table:table-cell>
          <table:table-cell office:value-type="float" office:value="-0.60431913481437705" table:style-name="ce1">
            <text:p>-0,604319135</text:p>
          </table:table-cell>
          <table:table-cell office:value-type="float" office:value="-0.12853595722286901" table:style-name="ce1">
            <text:p>-0,128535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0626888869444802" table:style-name="ce1">
            <text:p>2,062688887</text:p>
          </table:table-cell>
          <table:table-cell office:value-type="float" office:value="-1.3658821660247299E-3" table:style-name="ce1">
            <text:p>-0,001365882</text:p>
          </table:table-cell>
          <table:table-cell table:number-columns-repeated="16360"/>
        </table:table-row>
        <table:table-row table:style-name="ro1">
          <table:table-cell office:value-type="float" office:value="1.99715839611074" table:style-name="ce1">
            <text:p>1,997158396</text:p>
          </table:table-cell>
          <table:table-cell office:value-type="float" office:value="-0.683926723562849" table:style-name="ce1">
            <text:p>-0,683926724</text:p>
          </table:table-cell>
          <table:table-cell office:value-type="float" office:value="0" table:style-name="ce1">
            <text:p>0</text:p>
          </table:table-cell>
          <table:table-cell office:value-type="float" office:value="0.66906818599113405" table:style-name="ce1">
            <text:p>0,669068186</text:p>
          </table:table-cell>
          <table:table-cell office:value-type="float" office:value="-0.40077340864569" table:style-name="ce1">
            <text:p>-0,400773409</text:p>
          </table:table-cell>
          <table:table-cell office:value-type="float" office:value="-2.1088871138523202" table:style-name="ce1">
            <text:p>-2,108887114</text:p>
          </table:table-cell>
          <table:table-cell office:value-type="float" office:value="-0.28319826826342898" table:style-name="ce1">
            <text:p>-0,283198268</text:p>
          </table:table-cell>
          <table:table-cell office:value-type="float" office:value="-0.66906818599113405" table:style-name="ce1">
            <text:p>-0,669068186</text:p>
          </table:table-cell>
          <table:table-cell office:value-type="float" office:value="1.2049267534085899" table:style-name="ce1">
            <text:p>1,204926753</text:p>
          </table:table-cell>
          <table:table-cell office:value-type="float" office:value="-1.8746695734302601" table:style-name="ce1">
            <text:p>-1,874669573</text:p>
          </table:table-cell>
          <table:table-cell office:value-type="float" office:value="-2.1490516648802398" table:style-name="ce1">
            <text:p>-2,149051665</text:p>
          </table:table-cell>
          <table:table-cell office:value-type="float" office:value="-4.5528048466478802E-2" table:style-name="ce1">
            <text:p>-0,045528048</text:p>
          </table:table-cell>
          <table:table-cell office:value-type="float" office:value="0.66906818599113405" table:style-name="ce1">
            <text:p>0,669068186</text:p>
          </table:table-cell>
          <table:table-cell office:value-type="float" office:value="0.70145940950088104" table:style-name="ce1">
            <text:p>0,70145941</text:p>
          </table:table-cell>
          <table:table-cell office:value-type="float" office:value="-1.8935012386780701" table:style-name="ce1">
            <text:p>-1,893501239</text:p>
          </table:table-cell>
          <table:table-cell office:value-type="float" office:value="-0.32180041564997203" table:style-name="ce1">
            <text:p>-0,321800416</text:p>
          </table:table-cell>
          <table:table-cell office:value-type="float" office:value="-0.20561798855878699" table:style-name="ce1">
            <text:p>-0,205617989</text:p>
          </table:table-cell>
          <table:table-cell office:value-type="float" office:value="-0.26586581872377502" table:style-name="ce1">
            <text:p>-0,265865819</text:p>
          </table:table-cell>
          <table:table-cell office:value-type="float" office:value="-0.66906818599113405" table:style-name="ce1">
            <text:p>-0,669068186</text:p>
          </table:table-cell>
          <table:table-cell office:value-type="float" office:value="-0.922409412280351" table:style-name="ce1">
            <text:p>-0,922409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520295855589599" table:style-name="ce1">
            <text:p>3,352029586</text:p>
          </table:table-cell>
          <table:table-cell office:value-type="float" office:value="2.8177879491320299" table:style-name="ce1">
            <text:p>2,817787949</text:p>
          </table:table-cell>
          <table:table-cell table:number-columns-repeated="16360"/>
        </table:table-row>
        <table:table-row table:style-name="ro1">
          <table:table-cell office:value-type="float" office:value="-0.26773645019653303" table:style-name="ce1">
            <text:p>-0,26773645</text:p>
          </table:table-cell>
          <table:table-cell office:value-type="float" office:value="-0.10428514693582901" table:style-name="ce1">
            <text:p>-0,104285147</text:p>
          </table:table-cell>
          <table:table-cell office:value-type="float" office:value="0" table:style-name="ce1">
            <text:p>0</text:p>
          </table:table-cell>
          <table:table-cell office:value-type="float" office:value="0.45941892206684398" table:style-name="ce1">
            <text:p>0,459418922</text:p>
          </table:table-cell>
          <table:table-cell office:value-type="float" office:value="-0.20438201072845799" table:style-name="ce1">
            <text:p>-0,204382011</text:p>
          </table:table-cell>
          <table:table-cell office:value-type="float" office:value="-2.1411569925035701" table:style-name="ce1">
            <text:p>-2,141156993</text:p>
          </table:table-cell>
          <table:table-cell office:value-type="float" office:value="-1.6111008096909301" table:style-name="ce1">
            <text:p>-1,61110081</text:p>
          </table:table-cell>
          <table:table-cell office:value-type="float" office:value="-0.45941892206684398" table:style-name="ce1">
            <text:p>-0,459418922</text:p>
          </table:table-cell>
          <table:table-cell office:value-type="float" office:value="-7.0962652063069003" table:style-name="ce1">
            <text:p>-7,096265206</text:p>
          </table:table-cell>
          <table:table-cell office:value-type="float" office:value="1.6936480150408" table:style-name="ce1">
            <text:p>1,693648015</text:p>
          </table:table-cell>
          <table:table-cell office:value-type="float" office:value="0.20163868744779201" table:style-name="ce1">
            <text:p>0,201638687</text:p>
          </table:table-cell>
          <table:table-cell office:value-type="float" office:value="-0.821958300369935" table:style-name="ce1">
            <text:p>-0,8219583</text:p>
          </table:table-cell>
          <table:table-cell office:value-type="float" office:value="0.45941892206684398" table:style-name="ce1">
            <text:p>0,459418922</text:p>
          </table:table-cell>
          <table:table-cell office:value-type="float" office:value="0.65134749921289603" table:style-name="ce1">
            <text:p>0,651347499</text:p>
          </table:table-cell>
          <table:table-cell office:value-type="float" office:value="0.65804092257749702" table:style-name="ce1">
            <text:p>0,658040923</text:p>
          </table:table-cell>
          <table:table-cell office:value-type="float" office:value="-1.96646345503108" table:style-name="ce1">
            <text:p>-1,966463455</text:p>
          </table:table-cell>
          <table:table-cell office:value-type="float" office:value="0.53166852604442305" table:style-name="ce1">
            <text:p>0,531668526</text:p>
          </table:table-cell>
          <table:table-cell office:value-type="float" office:value="-0.37655971256075299" table:style-name="ce1">
            <text:p>-0,376559713</text:p>
          </table:table-cell>
          <table:table-cell office:value-type="float" office:value="-0.45941892206684398" table:style-name="ce1">
            <text:p>-0,459418922</text:p>
          </table:table-cell>
          <table:table-cell office:value-type="float" office:value="0.698945148313311" table:style-name="ce1">
            <text:p>0,698945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639200262156699E-2" table:style-name="ce1">
            <text:p>0,0406392</text:p>
          </table:table-cell>
          <table:table-cell office:value-type="float" office:value="1.30863410741599" table:style-name="ce1">
            <text:p>1,308634107</text:p>
          </table:table-cell>
          <table:table-cell table:number-columns-repeated="16360"/>
        </table:table-row>
        <table:table-row table:style-name="ro1">
          <table:table-cell office:value-type="float" office:value="2.9786994856520801" table:style-name="ce1">
            <text:p>2,978699486</text:p>
          </table:table-cell>
          <table:table-cell office:value-type="float" office:value="0.91061380644441003" table:style-name="ce1">
            <text:p>0,910613806</text:p>
          </table:table-cell>
          <table:table-cell office:value-type="float" office:value="0" table:style-name="ce1">
            <text:p>0</text:p>
          </table:table-cell>
          <table:table-cell office:value-type="float" office:value="0.55350252792591603" table:style-name="ce1">
            <text:p>0,553502528</text:p>
          </table:table-cell>
          <table:table-cell office:value-type="float" office:value="-3.1503726627743598" table:style-name="ce1">
            <text:p>-3,150372663</text:p>
          </table:table-cell>
          <table:table-cell office:value-type="float" office:value="-2.5209354389072098" table:style-name="ce1">
            <text:p>-2,520935439</text:p>
          </table:table-cell>
          <table:table-cell office:value-type="float" office:value="-0.69572854247355098" table:style-name="ce1">
            <text:p>-0,695728542</text:p>
          </table:table-cell>
          <table:table-cell office:value-type="float" office:value="-0.55350252792591603" table:style-name="ce1">
            <text:p>-0,553502528</text:p>
          </table:table-cell>
          <table:table-cell office:value-type="float" office:value="-4.4111270130888398" table:style-name="ce1">
            <text:p>-4,411127013</text:p>
          </table:table-cell>
          <table:table-cell office:value-type="float" office:value="3.2948562440908602" table:style-name="ce1">
            <text:p>3,294856244</text:p>
          </table:table-cell>
          <table:table-cell office:value-type="float" office:value="0.79126341849660498" table:style-name="ce1">
            <text:p>0,791263418</text:p>
          </table:table-cell>
          <table:table-cell office:value-type="float" office:value="0.54126703814308996" table:style-name="ce1">
            <text:p>0,541267038</text:p>
          </table:table-cell>
          <table:table-cell office:value-type="float" office:value="0.55350252792591603" table:style-name="ce1">
            <text:p>0,553502528</text:p>
          </table:table-cell>
          <table:table-cell office:value-type="float" office:value="-1.49711769016479" table:style-name="ce1">
            <text:p>-1,49711769</text:p>
          </table:table-cell>
          <table:table-cell office:value-type="float" office:value="0.481813968600175" table:style-name="ce1">
            <text:p>0,481813969</text:p>
          </table:table-cell>
          <table:table-cell office:value-type="float" office:value="-1.9345025791344399" table:style-name="ce1">
            <text:p>-1,934502579</text:p>
          </table:table-cell>
          <table:table-cell office:value-type="float" office:value="0.24975650809975" table:style-name="ce1">
            <text:p>0,249756508</text:p>
          </table:table-cell>
          <table:table-cell office:value-type="float" office:value="0.84092491306806205" table:style-name="ce1">
            <text:p>0,840924913</text:p>
          </table:table-cell>
          <table:table-cell office:value-type="float" office:value="-0.55350252792591603" table:style-name="ce1">
            <text:p>-0,553502528</text:p>
          </table:table-cell>
          <table:table-cell office:value-type="float" office:value="-0.47556475785083802" table:style-name="ce1">
            <text:p>-0,475564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615200470817" table:style-name="ce1">
            <text:p>4,006152005</text:p>
          </table:table-cell>
          <table:table-cell office:value-type="float" office:value="0.43882246378848599" table:style-name="ce1">
            <text:p>0,438822464</text:p>
          </table:table-cell>
          <table:table-cell table:number-columns-repeated="16360"/>
        </table:table-row>
        <table:table-row table:style-name="ro1">
          <table:table-cell office:value-type="float" office:value="3.9575286995788499" table:style-name="ce1">
            <text:p>3,9575287</text:p>
          </table:table-cell>
          <table:table-cell office:value-type="float" office:value="2.2821756951126599" table:style-name="ce1">
            <text:p>2,282175695</text:p>
          </table:table-cell>
          <table:table-cell office:value-type="float" office:value="0" table:style-name="ce1">
            <text:p>0</text:p>
          </table:table-cell>
          <table:table-cell office:value-type="float" office:value="0.658073268785897" table:style-name="ce1">
            <text:p>0,658073269</text:p>
          </table:table-cell>
          <table:table-cell office:value-type="float" office:value="-3.1267421241638602" table:style-name="ce1">
            <text:p>-3,126742124</text:p>
          </table:table-cell>
          <table:table-cell office:value-type="float" office:value="-3.9247110322261798" table:style-name="ce1">
            <text:p>-3,924711032</text:p>
          </table:table-cell>
          <table:table-cell office:value-type="float" office:value="-5.5339512936780899" table:style-name="ce1">
            <text:p>-5,533951294</text:p>
          </table:table-cell>
          <table:table-cell office:value-type="float" office:value="-0.658073268785897" table:style-name="ce1">
            <text:p>-0,658073269</text:p>
          </table:table-cell>
          <table:table-cell office:value-type="float" office:value="-1.5954647118163301" table:style-name="ce1">
            <text:p>-1,595464712</text:p>
          </table:table-cell>
          <table:table-cell office:value-type="float" office:value="5.1706990684311602" table:style-name="ce1">
            <text:p>5,170699068</text:p>
          </table:table-cell>
          <table:table-cell office:value-type="float" office:value="-1.4741384228543" table:style-name="ce1">
            <text:p>-1,474138423</text:p>
          </table:table-cell>
          <table:table-cell office:value-type="float" office:value="-0.52460605402289295" table:style-name="ce1">
            <text:p>-0,524606054</text:p>
          </table:table-cell>
          <table:table-cell office:value-type="float" office:value="0.658073268785897" table:style-name="ce1">
            <text:p>0,658073269</text:p>
          </table:table-cell>
          <table:table-cell office:value-type="float" office:value="-2.2008299497285" table:style-name="ce1">
            <text:p>-2,20082995</text:p>
          </table:table-cell>
          <table:table-cell office:value-type="float" office:value="2.11445127060002" table:style-name="ce1">
            <text:p>2,114451271</text:p>
          </table:table-cell>
          <table:table-cell office:value-type="float" office:value="-2.4440438121588102" table:style-name="ce1">
            <text:p>-2,444043812</text:p>
          </table:table-cell>
          <table:table-cell office:value-type="float" office:value="-0.66657884043188997" table:style-name="ce1">
            <text:p>-0,66657884</text:p>
          </table:table-cell>
          <table:table-cell office:value-type="float" office:value="0.81122496016899004" table:style-name="ce1">
            <text:p>0,81122496</text:p>
          </table:table-cell>
          <table:table-cell office:value-type="float" office:value="-0.658073268785897" table:style-name="ce1">
            <text:p>-0,658073269</text:p>
          </table:table-cell>
          <table:table-cell office:value-type="float" office:value="0.57208157533973703" table:style-name="ce1">
            <text:p>0,57208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20034498995598" table:style-name="ce1">
            <text:p>2,78200345</text:p>
          </table:table-cell>
          <table:table-cell office:value-type="float" office:value="-1.0600512863731999" table:style-name="ce1">
            <text:p>-1,060051286</text:p>
          </table:table-cell>
          <table:table-cell table:number-columns-repeated="16360"/>
        </table:table-row>
        <table:table-row table:style-name="ro1">
          <table:table-cell office:value-type="float" office:value="1.4608433971916801" table:style-name="ce1">
            <text:p>1,460843397</text:p>
          </table:table-cell>
          <table:table-cell office:value-type="float" office:value="2.09274579344393" table:style-name="ce1">
            <text:p>2,092745793</text:p>
          </table:table-cell>
          <table:table-cell office:value-type="float" office:value="0" table:style-name="ce1">
            <text:p>0</text:p>
          </table:table-cell>
          <table:table-cell office:value-type="float" office:value="0.71099007307293005" table:style-name="ce1">
            <text:p>0,710990073</text:p>
          </table:table-cell>
          <table:table-cell office:value-type="float" office:value="-2.0671305412394898" table:style-name="ce1">
            <text:p>-2,067130541</text:p>
          </table:table-cell>
          <table:table-cell office:value-type="float" office:value="-4.8245452473913897" table:style-name="ce1">
            <text:p>-4,824545247</text:p>
          </table:table-cell>
          <table:table-cell office:value-type="float" office:value="-2.18403785355952" table:style-name="ce1">
            <text:p>-2,184037854</text:p>
          </table:table-cell>
          <table:table-cell office:value-type="float" office:value="-0.71099007307293005" table:style-name="ce1">
            <text:p>-0,710990073</text:p>
          </table:table-cell>
          <table:table-cell office:value-type="float" office:value="-5.9252308760309296" table:style-name="ce1">
            <text:p>-5,925230876</text:p>
          </table:table-cell>
          <table:table-cell office:value-type="float" office:value="2.2727092617536302" table:style-name="ce1">
            <text:p>2,272709262</text:p>
          </table:table-cell>
          <table:table-cell office:value-type="float" office:value="1.92622654070295" table:style-name="ce1">
            <text:p>1,926226541</text:p>
          </table:table-cell>
          <table:table-cell office:value-type="float" office:value="-0.36553278486684598" table:style-name="ce1">
            <text:p>-0,365532785</text:p>
          </table:table-cell>
          <table:table-cell office:value-type="float" office:value="0.71099007307293005" table:style-name="ce1">
            <text:p>0,710990073</text:p>
          </table:table-cell>
          <table:table-cell office:value-type="float" office:value="0.409899024740075" table:style-name="ce1">
            <text:p>0,409899025</text:p>
          </table:table-cell>
          <table:table-cell office:value-type="float" office:value="0.92177270123416699" table:style-name="ce1">
            <text:p>0,921772701</text:p>
          </table:table-cell>
          <table:table-cell office:value-type="float" office:value="-3.75073866258795" table:style-name="ce1">
            <text:p>-3,750738663</text:p>
          </table:table-cell>
          <table:table-cell office:value-type="float" office:value="-0.243405057548985" table:style-name="ce1">
            <text:p>-0,243405058</text:p>
          </table:table-cell>
          <table:table-cell office:value-type="float" office:value="3.09159764093046" table:style-name="ce1">
            <text:p>3,091597641</text:p>
          </table:table-cell>
          <table:table-cell office:value-type="float" office:value="-0.71099007307293005" table:style-name="ce1">
            <text:p>-0,710990073</text:p>
          </table:table-cell>
          <table:table-cell office:value-type="float" office:value="0.36861901954698301" table:style-name="ce1">
            <text:p>0,36861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991425347838002" table:style-name="ce1">
            <text:p>2,299142535</text:p>
          </table:table-cell>
          <table:table-cell office:value-type="float" office:value="-4.3949957128494199E-2" table:style-name="ce1">
            <text:p>-0,043949957</text:p>
          </table:table-cell>
          <table:table-cell table:number-columns-repeated="16360"/>
        </table:table-row>
        <table:table-row table:style-name="ro1">
          <table:table-cell office:value-type="float" office:value="3.2576030807188601" table:style-name="ce1">
            <text:p>3,257603081</text:p>
          </table:table-cell>
          <table:table-cell office:value-type="float" office:value="-1.1247852367972699" table:style-name="ce1">
            <text:p>-1,124785237</text:p>
          </table:table-cell>
          <table:table-cell office:value-type="float" office:value="0" table:style-name="ce1">
            <text:p>0</text:p>
          </table:table-cell>
          <table:table-cell office:value-type="float" office:value="0.74623041688505298" table:style-name="ce1">
            <text:p>0,746230417</text:p>
          </table:table-cell>
          <table:table-cell office:value-type="float" office:value="-3.0198642580339499" table:style-name="ce1">
            <text:p>-3,019864258</text:p>
          </table:table-cell>
          <table:table-cell office:value-type="float" office:value="-3.9705113231296099" table:style-name="ce1">
            <text:p>-3,970511323</text:p>
          </table:table-cell>
          <table:table-cell office:value-type="float" office:value="-3.5628226255052602" table:style-name="ce1">
            <text:p>-3,562822626</text:p>
          </table:table-cell>
          <table:table-cell office:value-type="float" office:value="-0.74623041688505298" table:style-name="ce1">
            <text:p>-0,746230417</text:p>
          </table:table-cell>
          <table:table-cell office:value-type="float" office:value="-0.19247715486879999" table:style-name="ce1">
            <text:p>-0,192477155</text:p>
          </table:table-cell>
          <table:table-cell office:value-type="float" office:value="5.4660806847041297" table:style-name="ce1">
            <text:p>5,466080685</text:p>
          </table:table-cell>
          <table:table-cell office:value-type="float" office:value="0.97283711376783999" table:style-name="ce1">
            <text:p>0,972837114</text:p>
          </table:table-cell>
          <table:table-cell office:value-type="float" office:value="0.27274941500700101" table:style-name="ce1">
            <text:p>0,272749415</text:p>
          </table:table-cell>
          <table:table-cell office:value-type="float" office:value="0.74623041688505298" table:style-name="ce1">
            <text:p>0,746230417</text:p>
          </table:table-cell>
          <table:table-cell office:value-type="float" office:value="-1.67354321590791" table:style-name="ce1">
            <text:p>-1,673543216</text:p>
          </table:table-cell>
          <table:table-cell office:value-type="float" office:value="0.32705113635142702" table:style-name="ce1">
            <text:p>0,327051136</text:p>
          </table:table-cell>
          <table:table-cell office:value-type="float" office:value="-2.1002239261428501" table:style-name="ce1">
            <text:p>-2,100223926</text:p>
          </table:table-cell>
          <table:table-cell office:value-type="float" office:value="-0.35602433009216" table:style-name="ce1">
            <text:p>-0,35602433</text:p>
          </table:table-cell>
          <table:table-cell office:value-type="float" office:value="2.34345781391134" table:style-name="ce1">
            <text:p>2,343457814</text:p>
          </table:table-cell>
          <table:table-cell office:value-type="float" office:value="-0.74623041688505298" table:style-name="ce1">
            <text:p>-0,746230417</text:p>
          </table:table-cell>
          <table:table-cell office:value-type="float" office:value="0.37008078426309698" table:style-name="ce1">
            <text:p>0,370080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1243335195726099" table:style-name="ce1">
            <text:p>4,12433352</text:p>
          </table:table-cell>
          <table:table-cell office:value-type="float" office:value="-1.7545779291704799" table:style-name="ce1">
            <text:p>-1,754577929</text:p>
          </table:table-cell>
          <table:table-cell table:number-columns-repeated="16360"/>
        </table:table-row>
        <table:table-row table:style-name="ro1">
          <table:table-cell office:value-type="float" office:value="0.15925984477362501" table:style-name="ce1">
            <text:p>0,159259845</text:p>
          </table:table-cell>
          <table:table-cell office:value-type="float" office:value="1.5730673071211501" table:style-name="ce1">
            <text:p>1,573067307</text:p>
          </table:table-cell>
          <table:table-cell office:value-type="float" office:value="0" table:style-name="ce1">
            <text:p>0</text:p>
          </table:table-cell>
          <table:table-cell office:value-type="float" office:value="0.71909887222734004" table:style-name="ce1">
            <text:p>0,719098872</text:p>
          </table:table-cell>
          <table:table-cell office:value-type="float" office:value="-2.6289494456840701" table:style-name="ce1">
            <text:p>-2,628949446</text:p>
          </table:table-cell>
          <table:table-cell office:value-type="float" office:value="-2.28135112601126" table:style-name="ce1">
            <text:p>-2,281351126</text:p>
          </table:table-cell>
          <table:table-cell office:value-type="float" office:value="-2.2080090010926399" table:style-name="ce1">
            <text:p>-2,208009001</text:p>
          </table:table-cell>
          <table:table-cell office:value-type="float" office:value="-0.71909887222734004" table:style-name="ce1">
            <text:p>-0,719098872</text:p>
          </table:table-cell>
          <table:table-cell office:value-type="float" office:value="0.26097762809407299" table:style-name="ce1">
            <text:p>0,260977628</text:p>
          </table:table-cell>
          <table:table-cell office:value-type="float" office:value="2.8292938963947298" table:style-name="ce1">
            <text:p>2,829293896</text:p>
          </table:table-cell>
          <table:table-cell office:value-type="float" office:value="3.2846272432068302" table:style-name="ce1">
            <text:p>3,284627243</text:p>
          </table:table-cell>
          <table:table-cell office:value-type="float" office:value="-1.63298750684903" table:style-name="ce1">
            <text:p>-1,632987507</text:p>
          </table:table-cell>
          <table:table-cell office:value-type="float" office:value="0.71909887222734004" table:style-name="ce1">
            <text:p>0,719098872</text:p>
          </table:table-cell>
          <table:table-cell office:value-type="float" office:value="-0.38231560142808502" table:style-name="ce1">
            <text:p>-0,382315601</text:p>
          </table:table-cell>
          <table:table-cell office:value-type="float" office:value="2.30315697372856" table:style-name="ce1">
            <text:p>2,303156974</text:p>
          </table:table-cell>
          <table:table-cell office:value-type="float" office:value="-1.88498051476291" table:style-name="ce1">
            <text:p>-1,884980515</text:p>
          </table:table-cell>
          <table:table-cell office:value-type="float" office:value="-1.53605311297437" table:style-name="ce1">
            <text:p>-1,536053113</text:p>
          </table:table-cell>
          <table:table-cell office:value-type="float" office:value="2.9311721175305201" table:style-name="ce1">
            <text:p>2,931172118</text:p>
          </table:table-cell>
          <table:table-cell office:value-type="float" office:value="-0.71909887222734004" table:style-name="ce1">
            <text:p>-0,719098872</text:p>
          </table:table-cell>
          <table:table-cell office:value-type="float" office:value="-1.30464456411077" table:style-name="ce1">
            <text:p>-1,304644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6370560963062599" table:style-name="ce1">
            <text:p>-1,637056096</text:p>
          </table:table-cell>
          <table:table-cell office:value-type="float" office:value="-1.66013992570727" table:style-name="ce1">
            <text:p>-1,660139926</text:p>
          </table:table-cell>
          <table:table-cell table:number-columns-repeated="16360"/>
        </table:table-row>
        <table:table-row table:style-name="ro1">
          <table:table-cell office:value-type="float" office:value="-1.1295788758823599" table:style-name="ce1">
            <text:p>-1,129578876</text:p>
          </table:table-cell>
          <table:table-cell office:value-type="float" office:value="-3.1920227141848998" table:style-name="ce1">
            <text:p>-3,192022714</text:p>
          </table:table-cell>
          <table:table-cell office:value-type="float" office:value="0" table:style-name="ce1">
            <text:p>0</text:p>
          </table:table-cell>
          <table:table-cell office:value-type="float" office:value="0.62406029909662997" table:style-name="ce1">
            <text:p>0,624060299</text:p>
          </table:table-cell>
          <table:table-cell office:value-type="float" office:value="-1.4252094523062899" table:style-name="ce1">
            <text:p>-1,425209452</text:p>
          </table:table-cell>
          <table:table-cell office:value-type="float" office:value="-2.2147835958799602" table:style-name="ce1">
            <text:p>-2,214783596</text:p>
          </table:table-cell>
          <table:table-cell office:value-type="float" office:value="-1.03191262751652" table:style-name="ce1">
            <text:p>-1,031912628</text:p>
          </table:table-cell>
          <table:table-cell office:value-type="float" office:value="-0.62406029909662997" table:style-name="ce1">
            <text:p>-0,624060299</text:p>
          </table:table-cell>
          <table:table-cell office:value-type="float" office:value="2.7105514550815402" table:style-name="ce1">
            <text:p>2,710551455</text:p>
          </table:table-cell>
          <table:table-cell office:value-type="float" office:value="3.5280665294635698" table:style-name="ce1">
            <text:p>3,528066529</text:p>
          </table:table-cell>
          <table:table-cell office:value-type="float" office:value="3.2177619216915501" table:style-name="ce1">
            <text:p>3,217761922</text:p>
          </table:table-cell>
          <table:table-cell office:value-type="float" office:value="0.79964272483587395" table:style-name="ce1">
            <text:p>0,799642725</text:p>
          </table:table-cell>
          <table:table-cell office:value-type="float" office:value="0.62406029909662997" table:style-name="ce1">
            <text:p>0,624060299</text:p>
          </table:table-cell>
          <table:table-cell office:value-type="float" office:value="0.128559366112666" table:style-name="ce1">
            <text:p>0,128559366</text:p>
          </table:table-cell>
          <table:table-cell office:value-type="float" office:value="-0.26091462520768" table:style-name="ce1">
            <text:p>-0,260914625</text:p>
          </table:table-cell>
          <table:table-cell office:value-type="float" office:value="-0.51618849272694101" table:style-name="ce1">
            <text:p>-0,516188493</text:p>
          </table:table-cell>
          <table:table-cell office:value-type="float" office:value="-0.218256167136338" table:style-name="ce1">
            <text:p>-0,218256167</text:p>
          </table:table-cell>
          <table:table-cell office:value-type="float" office:value="-0.67918892706310097" table:style-name="ce1">
            <text:p>-0,679188927</text:p>
          </table:table-cell>
          <table:table-cell office:value-type="float" office:value="-0.62406029909662997" table:style-name="ce1">
            <text:p>-0,624060299</text:p>
          </table:table-cell>
          <table:table-cell office:value-type="float" office:value="-1.44435979735028" table:style-name="ce1">
            <text:p>-1,444359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808140300222801" table:style-name="ce1">
            <text:p>3,28081403</text:p>
          </table:table-cell>
          <table:table-cell office:value-type="float" office:value="-1.4157481875342099" table:style-name="ce1">
            <text:p>-1,415748188</text:p>
          </table:table-cell>
          <table:table-cell table:number-columns-repeated="16360"/>
        </table:table-row>
        <table:table-row table:style-name="ro1">
          <table:table-cell office:value-type="float" office:value="1.3661269118519299" table:style-name="ce1">
            <text:p>1,366126912</text:p>
          </table:table-cell>
          <table:table-cell office:value-type="float" office:value="0.88038759445338599" table:style-name="ce1">
            <text:p>0,880387594</text:p>
          </table:table-cell>
          <table:table-cell office:value-type="float" office:value="0" table:style-name="ce1">
            <text:p>0</text:p>
          </table:table-cell>
          <table:table-cell office:value-type="float" office:value="0.40917932900593801" table:style-name="ce1">
            <text:p>0,409179329</text:p>
          </table:table-cell>
          <table:table-cell office:value-type="float" office:value="-1.67312077220184" table:style-name="ce1">
            <text:p>-1,673120772</text:p>
          </table:table-cell>
          <table:table-cell office:value-type="float" office:value="-0.65125139676905996" table:style-name="ce1">
            <text:p>-0,651251397</text:p>
          </table:table-cell>
          <table:table-cell office:value-type="float" office:value="-1.6015922552444199" table:style-name="ce1">
            <text:p>-1,601592255</text:p>
          </table:table-cell>
          <table:table-cell office:value-type="float" office:value="-0.40917932900593801" table:style-name="ce1">
            <text:p>-0,409179329</text:p>
          </table:table-cell>
          <table:table-cell office:value-type="float" office:value="-2.5327453091180399" table:style-name="ce1">
            <text:p>-2,532745309</text:p>
          </table:table-cell>
          <table:table-cell office:value-type="float" office:value="-1.5635669396943199" table:style-name="ce1">
            <text:p>-1,56356694</text:p>
          </table:table-cell>
          <table:table-cell office:value-type="float" office:value="0.55120208046092001" table:style-name="ce1">
            <text:p>0,55120208</text:p>
          </table:table-cell>
          <table:table-cell office:value-type="float" office:value="-0.15902310944168099" table:style-name="ce1">
            <text:p>-0,159023109</text:p>
          </table:table-cell>
          <table:table-cell office:value-type="float" office:value="0.40917932900593801" table:style-name="ce1">
            <text:p>0,409179329</text:p>
          </table:table-cell>
          <table:table-cell office:value-type="float" office:value="0.58370549009918604" table:style-name="ce1">
            <text:p>0,58370549</text:p>
          </table:table-cell>
          <table:table-cell office:value-type="float" office:value="1.39490228411207" table:style-name="ce1">
            <text:p>1,394902284</text:p>
          </table:table-cell>
          <table:table-cell office:value-type="float" office:value="0.92176549621577297" table:style-name="ce1">
            <text:p>0,921765496</text:p>
          </table:table-cell>
          <table:table-cell office:value-type="float" office:value="0.33233217332309201" table:style-name="ce1">
            <text:p>0,332332173</text:p>
          </table:table-cell>
          <table:table-cell office:value-type="float" office:value="0.77956908399986002" table:style-name="ce1">
            <text:p>0,779569084</text:p>
          </table:table-cell>
          <table:table-cell office:value-type="float" office:value="-0.40917932900593801" table:style-name="ce1">
            <text:p>-0,409179329</text:p>
          </table:table-cell>
          <table:table-cell office:value-type="float" office:value="2.3836280030968999" table:style-name="ce1">
            <text:p>2,383628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4794926293885301" table:style-name="ce1">
            <text:p>-0,447949263</text:p>
          </table:table-cell>
          <table:table-cell office:value-type="float" office:value="3.8263177575713598" table:style-name="ce1">
            <text:p>3,826317758</text:p>
          </table:table-cell>
          <table:table-cell table:number-columns-repeated="16360"/>
        </table:table-row>
        <table:table-row table:style-name="ro1">
          <table:table-cell office:value-type="float" office:value="1.4902779653357601" table:style-name="ce1">
            <text:p>1,490277965</text:p>
          </table:table-cell>
          <table:table-cell office:value-type="float" office:value="1.15392269999533" table:style-name="ce1">
            <text:p>1,1539227</text:p>
          </table:table-cell>
          <table:table-cell office:value-type="float" office:value="0" table:style-name="ce1">
            <text:p>0</text:p>
          </table:table-cell>
          <table:table-cell office:value-type="float" office:value="0.26729220281148602" table:style-name="ce1">
            <text:p>0,267292203</text:p>
          </table:table-cell>
          <table:table-cell office:value-type="float" office:value="0.59211746321303704" table:style-name="ce1">
            <text:p>0,592117463</text:p>
          </table:table-cell>
          <table:table-cell office:value-type="float" office:value="-1.20799195831731" table:style-name="ce1">
            <text:p>-1,207991958</text:p>
          </table:table-cell>
          <table:table-cell office:value-type="float" office:value="1.1694148822816599" table:style-name="ce1">
            <text:p>1,169414882</text:p>
          </table:table-cell>
          <table:table-cell office:value-type="float" office:value="-0.26729220281148602" table:style-name="ce1">
            <text:p>-0,267292203</text:p>
          </table:table-cell>
          <table:table-cell office:value-type="float" office:value="-7.19819935946943" table:style-name="ce1">
            <text:p>-7,198199359</text:p>
          </table:table-cell>
          <table:table-cell office:value-type="float" office:value="4.1280501472559896" table:style-name="ce1">
            <text:p>4,128050147</text:p>
          </table:table-cell>
          <table:table-cell office:value-type="float" office:value="0.70189670374991298" table:style-name="ce1">
            <text:p>0,701896704</text:p>
          </table:table-cell>
          <table:table-cell office:value-type="float" office:value="0.28209116120236" table:style-name="ce1">
            <text:p>0,282091161</text:p>
          </table:table-cell>
          <table:table-cell office:value-type="float" office:value="0.26729220281148602" table:style-name="ce1">
            <text:p>0,267292203</text:p>
          </table:table-cell>
          <table:table-cell office:value-type="float" office:value="1.2729951915613" table:style-name="ce1">
            <text:p>1,272995192</text:p>
          </table:table-cell>
          <table:table-cell office:value-type="float" office:value="-0.16913082518274999" table:style-name="ce1">
            <text:p>-0,169130825</text:p>
          </table:table-cell>
          <table:table-cell office:value-type="float" office:value="-2.8655899406833698" table:style-name="ce1">
            <text:p>-2,865589941</text:p>
          </table:table-cell>
          <table:table-cell office:value-type="float" office:value="0.94734861624335598" table:style-name="ce1">
            <text:p>0,947348616</text:p>
          </table:table-cell>
          <table:table-cell office:value-type="float" office:value="-1.4177164857987701" table:style-name="ce1">
            <text:p>-1,417716486</text:p>
          </table:table-cell>
          <table:table-cell office:value-type="float" office:value="-0.26729220281148602" table:style-name="ce1">
            <text:p>-0,267292203</text:p>
          </table:table-cell>
          <table:table-cell office:value-type="float" office:value="-0.34661568034736101" table:style-name="ce1">
            <text:p>-0,34661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3266268994337598" table:style-name="ce1">
            <text:p>-0,43266269</text:p>
          </table:table-cell>
          <table:table-cell office:value-type="float" office:value="-0.44931105881158001" table:style-name="ce1">
            <text:p>-0,449311059</text:p>
          </table:table-cell>
          <table:table-cell table:number-columns-repeated="16360"/>
        </table:table-row>
        <table:table-row table:style-name="ro1">
          <table:table-cell office:value-type="float" office:value="1.0584469042334099" table:style-name="ce1">
            <text:p>1,058446904</text:p>
          </table:table-cell>
          <table:table-cell office:value-type="float" office:value="1.41267311969142" table:style-name="ce1">
            <text:p>1,41267312</text:p>
          </table:table-cell>
          <table:table-cell office:value-type="float" office:value="0" table:style-name="ce1">
            <text:p>0</text:p>
          </table:table-cell>
          <table:table-cell office:value-type="float" office:value="0.40222240872106302" table:style-name="ce1">
            <text:p>0,402222409</text:p>
          </table:table-cell>
          <table:table-cell office:value-type="float" office:value="-0.25837818368656501" table:style-name="ce1">
            <text:p>-0,258378184</text:p>
          </table:table-cell>
          <table:table-cell office:value-type="float" office:value="-0.29280734264035502" table:style-name="ce1">
            <text:p>-0,292807343</text:p>
          </table:table-cell>
          <table:table-cell office:value-type="float" office:value="-2.4123700690830798" table:style-name="ce1">
            <text:p>-2,412370069</text:p>
          </table:table-cell>
          <table:table-cell office:value-type="float" office:value="-0.40222240872106302" table:style-name="ce1">
            <text:p>-0,402222409</text:p>
          </table:table-cell>
          <table:table-cell office:value-type="float" office:value="1.76173874699452" table:style-name="ce1">
            <text:p>1,761738747</text:p>
          </table:table-cell>
          <table:table-cell office:value-type="float" office:value="1.7277843527258401" table:style-name="ce1">
            <text:p>1,727784353</text:p>
          </table:table-cell>
          <table:table-cell office:value-type="float" office:value="-2.7882720452018499" table:style-name="ce1">
            <text:p>-2,788272045</text:p>
          </table:table-cell>
          <table:table-cell office:value-type="float" office:value="0.93985658022970098" table:style-name="ce1">
            <text:p>0,93985658</text:p>
          </table:table-cell>
          <table:table-cell office:value-type="float" office:value="0.40222240872106302" table:style-name="ce1">
            <text:p>0,402222409</text:p>
          </table:table-cell>
          <table:table-cell office:value-type="float" office:value="-0.63885935418409101" table:style-name="ce1">
            <text:p>-0,638859354</text:p>
          </table:table-cell>
          <table:table-cell office:value-type="float" office:value="0.93758944662938504" table:style-name="ce1">
            <text:p>0,937589447</text:p>
          </table:table-cell>
          <table:table-cell office:value-type="float" office:value="1.2039574831320501" table:style-name="ce1">
            <text:p>1,203957483</text:p>
          </table:table-cell>
          <table:table-cell office:value-type="float" office:value="-0.68049782920008905" table:style-name="ce1">
            <text:p>-0,680497829</text:p>
          </table:table-cell>
          <table:table-cell office:value-type="float" office:value="-1.45448335647239" table:style-name="ce1">
            <text:p>-1,454483356</text:p>
          </table:table-cell>
          <table:table-cell office:value-type="float" office:value="-0.40222240872106302" table:style-name="ce1">
            <text:p>-0,402222409</text:p>
          </table:table-cell>
          <table:table-cell office:value-type="float" office:value="2.56809167388858" table:style-name="ce1">
            <text:p>2,5680916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1850069254609" table:style-name="ce1">
            <text:p>0,181850069</text:p>
          </table:table-cell>
          <table:table-cell office:value-type="float" office:value="1.32284852530549" table:style-name="ce1">
            <text:p>1,322848525</text:p>
          </table:table-cell>
          <table:table-cell table:number-columns-repeated="16360"/>
        </table:table-row>
        <table:table-row table:style-name="ro1">
          <table:table-cell office:value-type="float" office:value="-1.26965772276294" table:style-name="ce1">
            <text:p>-1,269657723</text:p>
          </table:table-cell>
          <table:table-cell office:value-type="float" office:value="-0.720431399579047" table:style-name="ce1">
            <text:p>-0,7204314</text:p>
          </table:table-cell>
          <table:table-cell office:value-type="float" office:value="0" table:style-name="ce1">
            <text:p>0</text:p>
          </table:table-cell>
          <table:table-cell office:value-type="float" office:value="0.42140275264745902" table:style-name="ce1">
            <text:p>0,421402753</text:p>
          </table:table-cell>
          <table:table-cell office:value-type="float" office:value="-0.32190576202634802" table:style-name="ce1">
            <text:p>-0,321905762</text:p>
          </table:table-cell>
          <table:table-cell office:value-type="float" office:value="0.34221509014393497" table:style-name="ce1">
            <text:p>0,34221509</text:p>
          </table:table-cell>
          <table:table-cell office:value-type="float" office:value="-0.68606705538478396" table:style-name="ce1">
            <text:p>-0,686067055</text:p>
          </table:table-cell>
          <table:table-cell office:value-type="float" office:value="-0.42140275264745902" table:style-name="ce1">
            <text:p>-0,421402753</text:p>
          </table:table-cell>
          <table:table-cell office:value-type="float" office:value="-9.2777162632383892" table:style-name="ce1">
            <text:p>-9,277716263</text:p>
          </table:table-cell>
          <table:table-cell office:value-type="float" office:value="2.9903328266824301" table:style-name="ce1">
            <text:p>2,990332827</text:p>
          </table:table-cell>
          <table:table-cell office:value-type="float" office:value="1.0178914068014699" table:style-name="ce1">
            <text:p>1,017891407</text:p>
          </table:table-cell>
          <table:table-cell office:value-type="float" office:value="-0.807363905337807" table:style-name="ce1">
            <text:p>-0,807363905</text:p>
          </table:table-cell>
          <table:table-cell office:value-type="float" office:value="0.42140275264745902" table:style-name="ce1">
            <text:p>0,421402753</text:p>
          </table:table-cell>
          <table:table-cell office:value-type="float" office:value="1.0583677426629301" table:style-name="ce1">
            <text:p>1,058367743</text:p>
          </table:table-cell>
          <table:table-cell office:value-type="float" office:value="1.04271800624147" table:style-name="ce1">
            <text:p>1,042718006</text:p>
          </table:table-cell>
          <table:table-cell office:value-type="float" office:value="-1.70425100601944" table:style-name="ce1">
            <text:p>-1,704251006</text:p>
          </table:table-cell>
          <table:table-cell office:value-type="float" office:value="2.2340036220579802E-2" table:style-name="ce1">
            <text:p>0,022340036</text:p>
          </table:table-cell>
          <table:table-cell office:value-type="float" office:value="0.280076308110561" table:style-name="ce1">
            <text:p>0,280076308</text:p>
          </table:table-cell>
          <table:table-cell office:value-type="float" office:value="-0.42140275264745902" table:style-name="ce1">
            <text:p>-0,421402753</text:p>
          </table:table-cell>
          <table:table-cell office:value-type="float" office:value="0.77911446388878303" table:style-name="ce1">
            <text:p>0,779114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189760918925002" table:style-name="ce1">
            <text:p>-2,018976092</text:p>
          </table:table-cell>
          <table:table-cell office:value-type="float" office:value="1.7685565175443201" table:style-name="ce1">
            <text:p>1,768556518</text:p>
          </table:table-cell>
          <table:table-cell table:number-columns-repeated="16360"/>
        </table:table-row>
        <table:table-row table:style-name="ro1">
          <table:table-cell office:value-type="float" office:value="2.93781288638825" table:style-name="ce1">
            <text:p>2,937812886</text:p>
          </table:table-cell>
          <table:table-cell office:value-type="float" office:value="0.93706273577622001" table:style-name="ce1">
            <text:p>0,937062736</text:p>
          </table:table-cell>
          <table:table-cell office:value-type="float" office:value="0" table:style-name="ce1">
            <text:p>0</text:p>
          </table:table-cell>
          <table:table-cell office:value-type="float" office:value="0.58752782822882799" table:style-name="ce1">
            <text:p>0,587527828</text:p>
          </table:table-cell>
          <table:table-cell office:value-type="float" office:value="-2.63507013679506" table:style-name="ce1">
            <text:p>-2,635070137</text:p>
          </table:table-cell>
          <table:table-cell office:value-type="float" office:value="-1.158622094124" table:style-name="ce1">
            <text:p>-1,158622094</text:p>
          </table:table-cell>
          <table:table-cell office:value-type="float" office:value="0.49301599187231898" table:style-name="ce1">
            <text:p>0,493015992</text:p>
          </table:table-cell>
          <table:table-cell office:value-type="float" office:value="-0.58752782822882799" table:style-name="ce1">
            <text:p>-0,587527828</text:p>
          </table:table-cell>
          <table:table-cell office:value-type="float" office:value="1.5405966728331799" table:style-name="ce1">
            <text:p>1,540596673</text:p>
          </table:table-cell>
          <table:table-cell office:value-type="float" office:value="2.3156405707999399" table:style-name="ce1">
            <text:p>2,315640571</text:p>
          </table:table-cell>
          <table:table-cell office:value-type="float" office:value="-0.32309012550541499" table:style-name="ce1">
            <text:p>-0,323090126</text:p>
          </table:table-cell>
          <table:table-cell office:value-type="float" office:value="1.94653735749163" table:style-name="ce1">
            <text:p>1,946537357</text:p>
          </table:table-cell>
          <table:table-cell office:value-type="float" office:value="0.58752782822882799" table:style-name="ce1">
            <text:p>0,587527828</text:p>
          </table:table-cell>
          <table:table-cell office:value-type="float" office:value="-0.82302206231570896" table:style-name="ce1">
            <text:p>-0,823022062</text:p>
          </table:table-cell>
          <table:table-cell office:value-type="float" office:value="0.435762362915534" table:style-name="ce1">
            <text:p>0,435762363</text:p>
          </table:table-cell>
          <table:table-cell office:value-type="float" office:value="1.73082556840809" table:style-name="ce1">
            <text:p>1,730825568</text:p>
          </table:table-cell>
          <table:table-cell office:value-type="float" office:value="-0.24792486513041401" table:style-name="ce1">
            <text:p>-0,247924865</text:p>
          </table:table-cell>
          <table:table-cell office:value-type="float" office:value="0.26439689046610398" table:style-name="ce1">
            <text:p>0,26439689</text:p>
          </table:table-cell>
          <table:table-cell office:value-type="float" office:value="-0.58752782822882799" table:style-name="ce1">
            <text:p>-0,587527828</text:p>
          </table:table-cell>
          <table:table-cell office:value-type="float" office:value="0.279029095931496" table:style-name="ce1">
            <text:p>0,2790290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343363146964" table:style-name="ce1">
            <text:p>1,334336315</text:p>
          </table:table-cell>
          <table:table-cell office:value-type="float" office:value="0.128328954123931" table:style-name="ce1">
            <text:p>0,128328954</text:p>
          </table:table-cell>
          <table:table-cell table:number-columns-repeated="16360"/>
        </table:table-row>
        <table:table-row table:style-name="ro1">
          <table:table-cell office:value-type="float" office:value="-1.8302901487802401" table:style-name="ce1">
            <text:p>-1,830290149</text:p>
          </table:table-cell>
          <table:table-cell office:value-type="float" office:value="0.29450294327482202" table:style-name="ce1">
            <text:p>0,294502943</text:p>
          </table:table-cell>
          <table:table-cell office:value-type="float" office:value="0" table:style-name="ce1">
            <text:p>0</text:p>
          </table:table-cell>
          <table:table-cell office:value-type="float" office:value="0.57578038641483698" table:style-name="ce1">
            <text:p>0,575780386</text:p>
          </table:table-cell>
          <table:table-cell office:value-type="float" office:value="-1.2256869239732799" table:style-name="ce1">
            <text:p>-1,225686924</text:p>
          </table:table-cell>
          <table:table-cell office:value-type="float" office:value="-0.32043105588137" table:style-name="ce1">
            <text:p>-0,320431056</text:p>
          </table:table-cell>
          <table:table-cell office:value-type="float" office:value="0.53049749641840505" table:style-name="ce1">
            <text:p>0,530497496</text:p>
          </table:table-cell>
          <table:table-cell office:value-type="float" office:value="-0.57578038641483698" table:style-name="ce1">
            <text:p>-0,575780386</text:p>
          </table:table-cell>
          <table:table-cell office:value-type="float" office:value="-1.0008532473053899" table:style-name="ce1">
            <text:p>-1,000853247</text:p>
          </table:table-cell>
          <table:table-cell office:value-type="float" office:value="1.08965953616014" table:style-name="ce1">
            <text:p>1,089659536</text:p>
          </table:table-cell>
          <table:table-cell office:value-type="float" office:value="1.0007703502772001" table:style-name="ce1">
            <text:p>1,00077035</text:p>
          </table:table-cell>
          <table:table-cell office:value-type="float" office:value="1.1172657846990701E-2" table:style-name="ce1">
            <text:p>0,011172658</text:p>
          </table:table-cell>
          <table:table-cell office:value-type="float" office:value="0.57578038641483698" table:style-name="ce1">
            <text:p>0,575780386</text:p>
          </table:table-cell>
          <table:table-cell office:value-type="float" office:value="4.2676274699149301E-2" table:style-name="ce1">
            <text:p>0,042676275</text:p>
          </table:table-cell>
          <table:table-cell office:value-type="float" office:value="1.3440820849028501" table:style-name="ce1">
            <text:p>1,344082085</text:p>
          </table:table-cell>
          <table:table-cell office:value-type="float" office:value="-1.6415107805496301" table:style-name="ce1">
            <text:p>-1,641510781</text:p>
          </table:table-cell>
          <table:table-cell office:value-type="float" office:value="-0.65129205935485202" table:style-name="ce1">
            <text:p>-0,651292059</text:p>
          </table:table-cell>
          <table:table-cell office:value-type="float" office:value="0.27022995219971302" table:style-name="ce1">
            <text:p>0,270229952</text:p>
          </table:table-cell>
          <table:table-cell office:value-type="float" office:value="-0.57578038641483698" table:style-name="ce1">
            <text:p>-0,575780386</text:p>
          </table:table-cell>
          <table:table-cell office:value-type="float" office:value="1.40738624196866" table:style-name="ce1">
            <text:p>1,407386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625786210669" table:style-name="ce1">
            <text:p>-2,162578621</text:p>
          </table:table-cell>
          <table:table-cell office:value-type="float" office:value="1.4046994656113101" table:style-name="ce1">
            <text:p>1,404699466</text:p>
          </table:table-cell>
          <table:table-cell table:number-columns-repeated="16360"/>
        </table:table-row>
        <table:table-row table:style-name="ro1">
          <table:table-cell office:value-type="float" office:value="1.79128162858222" table:style-name="ce1">
            <text:p>1,791281629</text:p>
          </table:table-cell>
          <table:table-cell office:value-type="float" office:value="-4.1567265023392599" table:style-name="ce1">
            <text:p>-4,156726502</text:p>
          </table:table-cell>
          <table:table-cell office:value-type="float" office:value="0" table:style-name="ce1">
            <text:p>0</text:p>
          </table:table-cell>
          <table:table-cell office:value-type="float" office:value="0.63752146774081098" table:style-name="ce1">
            <text:p>0,637521468</text:p>
          </table:table-cell>
          <table:table-cell office:value-type="float" office:value="-2.3457466225969501" table:style-name="ce1">
            <text:p>-2,345746623</text:p>
          </table:table-cell>
          <table:table-cell office:value-type="float" office:value="-1.61272618720836" table:style-name="ce1">
            <text:p>-1,612726187</text:p>
          </table:table-cell>
          <table:table-cell office:value-type="float" office:value="0.35198814092965502" table:style-name="ce1">
            <text:p>0,351988141</text:p>
          </table:table-cell>
          <table:table-cell office:value-type="float" office:value="-0.63752146774081098" table:style-name="ce1">
            <text:p>-0,637521468</text:p>
          </table:table-cell>
          <table:table-cell office:value-type="float" office:value="0.74834706636987303" table:style-name="ce1">
            <text:p>0,748347066</text:p>
          </table:table-cell>
          <table:table-cell office:value-type="float" office:value="2.0388807182217801" table:style-name="ce1">
            <text:p>2,038880718</text:p>
          </table:table-cell>
          <table:table-cell office:value-type="float" office:value="-0.48469690733793303" table:style-name="ce1">
            <text:p>-0,484696907</text:p>
          </table:table-cell>
          <table:table-cell office:value-type="float" office:value="1.28556773463959" table:style-name="ce1">
            <text:p>1,285567735</text:p>
          </table:table-cell>
          <table:table-cell office:value-type="float" office:value="0.63752146774081098" table:style-name="ce1">
            <text:p>0,637521468</text:p>
          </table:table-cell>
          <table:table-cell office:value-type="float" office:value="-0.69782431674316203" table:style-name="ce1">
            <text:p>-0,697824317</text:p>
          </table:table-cell>
          <table:table-cell office:value-type="float" office:value="1.60763826964664" table:style-name="ce1">
            <text:p>1,60763827</text:p>
          </table:table-cell>
          <table:table-cell office:value-type="float" office:value="0.99397208959455896" table:style-name="ce1">
            <text:p>0,99397209</text:p>
          </table:table-cell>
          <table:table-cell office:value-type="float" office:value="-0.34392683018411502" table:style-name="ce1">
            <text:p>-0,34392683</text:p>
          </table:table-cell>
          <table:table-cell office:value-type="float" office:value="0.52296263056088399" table:style-name="ce1">
            <text:p>0,522962631</text:p>
          </table:table-cell>
          <table:table-cell office:value-type="float" office:value="-0.63752146774081098" table:style-name="ce1">
            <text:p>-0,637521468</text:p>
          </table:table-cell>
          <table:table-cell office:value-type="float" office:value="-0.57223686718595901" table:style-name="ce1">
            <text:p>-0,572236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5543891874824" table:style-name="ce1">
            <text:p>-1,555438919</text:p>
          </table:table-cell>
          <table:table-cell office:value-type="float" office:value="0.15460066813722001" table:style-name="ce1">
            <text:p>0,154600668</text:p>
          </table:table-cell>
          <table:table-cell table:number-columns-repeated="16360"/>
        </table:table-row>
        <table:table-row table:style-name="ro1">
          <table:table-cell office:value-type="float" office:value="-1.98748120461706" table:style-name="ce1">
            <text:p>-1,987481205</text:p>
          </table:table-cell>
          <table:table-cell office:value-type="float" office:value="-0.18713604030106801" table:style-name="ce1">
            <text:p>-0,18713604</text:p>
          </table:table-cell>
          <table:table-cell office:value-type="float" office:value="0" table:style-name="ce1">
            <text:p>0</text:p>
          </table:table-cell>
          <table:table-cell office:value-type="float" office:value="0.70012608057477999" table:style-name="ce1">
            <text:p>0,700126081</text:p>
          </table:table-cell>
          <table:table-cell office:value-type="float" office:value="-0.34651768928094501" table:style-name="ce1">
            <text:p>-0,346517689</text:p>
          </table:table-cell>
          <table:table-cell office:value-type="float" office:value="-1.22264524845291" table:style-name="ce1">
            <text:p>-1,222645248</text:p>
          </table:table-cell>
          <table:table-cell office:value-type="float" office:value="-0.74366944585441597" table:style-name="ce1">
            <text:p>-0,743669446</text:p>
          </table:table-cell>
          <table:table-cell office:value-type="float" office:value="-0.70012608057477999" table:style-name="ce1">
            <text:p>-0,700126081</text:p>
          </table:table-cell>
          <table:table-cell office:value-type="float" office:value="1.86799594945168" table:style-name="ce1">
            <text:p>1,867995949</text:p>
          </table:table-cell>
          <table:table-cell office:value-type="float" office:value="-1.6363074932714201" table:style-name="ce1">
            <text:p>-1,636307493</text:p>
          </table:table-cell>
          <table:table-cell office:value-type="float" office:value="0.55878364203220898" table:style-name="ce1">
            <text:p>0,558783642</text:p>
          </table:table-cell>
          <table:table-cell office:value-type="float" office:value="-0.12699909137370799" table:style-name="ce1">
            <text:p>-0,126999091</text:p>
          </table:table-cell>
          <table:table-cell office:value-type="float" office:value="0.70012608057477999" table:style-name="ce1">
            <text:p>0,700126081</text:p>
          </table:table-cell>
          <table:table-cell office:value-type="float" office:value="0.73492430512475404" table:style-name="ce1">
            <text:p>0,734924305</text:p>
          </table:table-cell>
          <table:table-cell office:value-type="float" office:value="1.43269581390907" table:style-name="ce1">
            <text:p>1,432695814</text:p>
          </table:table-cell>
          <table:table-cell office:value-type="float" office:value="-0.81863121721403898" table:style-name="ce1">
            <text:p>-0,818631217</text:p>
          </table:table-cell>
          <table:table-cell office:value-type="float" office:value="-0.486501102263171" table:style-name="ce1">
            <text:p>-0,486501102</text:p>
          </table:table-cell>
          <table:table-cell office:value-type="float" office:value="-0.82866982239526399" table:style-name="ce1">
            <text:p>-0,828669822</text:p>
          </table:table-cell>
          <table:table-cell office:value-type="float" office:value="-0.70012608057477999" table:style-name="ce1">
            <text:p>-0,700126081</text:p>
          </table:table-cell>
          <table:table-cell office:value-type="float" office:value="0.61182740053859097" table:style-name="ce1">
            <text:p>0,6118274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781619279119999" table:style-name="ce1">
            <text:p>1,678161928</text:p>
          </table:table-cell>
          <table:table-cell office:value-type="float" office:value="-0.22881272834519001" table:style-name="ce1">
            <text:p>-0,228812728</text:p>
          </table:table-cell>
          <table:table-cell table:number-columns-repeated="16360"/>
        </table:table-row>
        <table:table-row table:style-name="ro1">
          <table:table-cell office:value-type="float" office:value="-0.62318607265229198" table:style-name="ce1">
            <text:p>-0,623186073</text:p>
          </table:table-cell>
          <table:table-cell office:value-type="float" office:value="2.7331916770939499" table:style-name="ce1">
            <text:p>2,733191677</text:p>
          </table:table-cell>
          <table:table-cell office:value-type="float" office:value="0" table:style-name="ce1">
            <text:p>0</text:p>
          </table:table-cell>
          <table:table-cell office:value-type="float" office:value="0.63865180166444802" table:style-name="ce1">
            <text:p>0,638651802</text:p>
          </table:table-cell>
          <table:table-cell office:value-type="float" office:value="-1.02559591461774" table:style-name="ce1">
            <text:p>-1,025595915</text:p>
          </table:table-cell>
          <table:table-cell office:value-type="float" office:value="-0.80126754359291397" table:style-name="ce1">
            <text:p>-0,801267544</text:p>
          </table:table-cell>
          <table:table-cell office:value-type="float" office:value="-0.423781819190995" table:style-name="ce1">
            <text:p>-0,423781819</text:p>
          </table:table-cell>
          <table:table-cell office:value-type="float" office:value="-0.63865180166444802" table:style-name="ce1">
            <text:p>-0,638651802</text:p>
          </table:table-cell>
          <table:table-cell office:value-type="float" office:value="-2.7224907991822298" table:style-name="ce1">
            <text:p>-2,722490799</text:p>
          </table:table-cell>
          <table:table-cell office:value-type="float" office:value="-0.98051650701469195" table:style-name="ce1">
            <text:p>-0,980516507</text:p>
          </table:table-cell>
          <table:table-cell office:value-type="float" office:value="1.87287416674434" table:style-name="ce1">
            <text:p>1,872874167</text:p>
          </table:table-cell>
          <table:table-cell office:value-type="float" office:value="1.4843892329236399" table:style-name="ce1">
            <text:p>1,484389233</text:p>
          </table:table-cell>
          <table:table-cell office:value-type="float" office:value="0.63865180166444802" table:style-name="ce1">
            <text:p>0,638651802</text:p>
          </table:table-cell>
          <table:table-cell office:value-type="float" office:value="-0.24622068570994099" table:style-name="ce1">
            <text:p>-0,246220686</text:p>
          </table:table-cell>
          <table:table-cell office:value-type="float" office:value="-1.57892587056225" table:style-name="ce1">
            <text:p>-1,578925871</text:p>
          </table:table-cell>
          <table:table-cell office:value-type="float" office:value="-0.108070727009501" table:style-name="ce1">
            <text:p>-0,108070727</text:p>
          </table:table-cell>
          <table:table-cell office:value-type="float" office:value="1.09384970918799" table:style-name="ce1">
            <text:p>1,093849709</text:p>
          </table:table-cell>
          <table:table-cell office:value-type="float" office:value="0.30170845351578002" table:style-name="ce1">
            <text:p>0,301708454</text:p>
          </table:table-cell>
          <table:table-cell office:value-type="float" office:value="-0.63865180166444802" table:style-name="ce1">
            <text:p>-0,638651802</text:p>
          </table:table-cell>
          <table:table-cell office:value-type="float" office:value="-1.03480586642499" table:style-name="ce1">
            <text:p>-1,034805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9928942696826899" table:style-name="ce1">
            <text:p>-0,799289427</text:p>
          </table:table-cell>
          <table:table-cell office:value-type="float" office:value="1.1333769365701101" table:style-name="ce1">
            <text:p>1,133376937</text:p>
          </table:table-cell>
          <table:table-cell table:number-columns-repeated="16360"/>
        </table:table-row>
        <table:table-row table:style-name="ro1">
          <table:table-cell office:value-type="float" office:value="-0.303812519509086" table:style-name="ce1">
            <text:p>-0,30381252</text:p>
          </table:table-cell>
          <table:table-cell office:value-type="float" office:value="0.368868416658369" table:style-name="ce1">
            <text:p>0,368868417</text:p>
          </table:table-cell>
          <table:table-cell office:value-type="float" office:value="0" table:style-name="ce1">
            <text:p>0</text:p>
          </table:table-cell>
          <table:table-cell office:value-type="float" office:value="0.57523193302139297" table:style-name="ce1">
            <text:p>0,575231933</text:p>
          </table:table-cell>
          <table:table-cell office:value-type="float" office:value="0.92872090244254901" table:style-name="ce1">
            <text:p>0,928720902</text:p>
          </table:table-cell>
          <table:table-cell office:value-type="float" office:value="1.6868737308911499" table:style-name="ce1">
            <text:p>1,686873731</text:p>
          </table:table-cell>
          <table:table-cell office:value-type="float" office:value="-0.48640592385583398" table:style-name="ce1">
            <text:p>-0,486405924</text:p>
          </table:table-cell>
          <table:table-cell office:value-type="float" office:value="-0.57523193302139297" table:style-name="ce1">
            <text:p>-0,575231933</text:p>
          </table:table-cell>
          <table:table-cell office:value-type="float" office:value="5.3891710723494803" table:style-name="ce1">
            <text:p>5,389171072</text:p>
          </table:table-cell>
          <table:table-cell office:value-type="float" office:value="3.1088029767018601" table:style-name="ce1">
            <text:p>3,108802977</text:p>
          </table:table-cell>
          <table:table-cell office:value-type="float" office:value="0.55367278605464298" table:style-name="ce1">
            <text:p>0,553672786</text:p>
          </table:table-cell>
          <table:table-cell office:value-type="float" office:value="1.4568022841619801" table:style-name="ce1">
            <text:p>1,456802284</text:p>
          </table:table-cell>
          <table:table-cell office:value-type="float" office:value="0.57523193302139297" table:style-name="ce1">
            <text:p>0,575231933</text:p>
          </table:table-cell>
          <table:table-cell office:value-type="float" office:value="-0.97558672491076703" table:style-name="ce1">
            <text:p>-0,975586725</text:p>
          </table:table-cell>
          <table:table-cell office:value-type="float" office:value="-1.3975931562636299" table:style-name="ce1">
            <text:p>-1,397593156</text:p>
          </table:table-cell>
          <table:table-cell office:value-type="float" office:value="-1.35048152897486" table:style-name="ce1">
            <text:p>-1,350481529</text:p>
          </table:table-cell>
          <table:table-cell office:value-type="float" office:value="0.33431377375374299" table:style-name="ce1">
            <text:p>0,334313774</text:p>
          </table:table-cell>
          <table:table-cell office:value-type="float" office:value="0.78045321746262097" table:style-name="ce1">
            <text:p>0,780453217</text:p>
          </table:table-cell>
          <table:table-cell office:value-type="float" office:value="-0.57523193302139297" table:style-name="ce1">
            <text:p>-0,575231933</text:p>
          </table:table-cell>
          <table:table-cell office:value-type="float" office:value="2.40346829506989" table:style-name="ce1">
            <text:p>2,40346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791815007021401" table:style-name="ce1">
            <text:p>-1,779181501</text:p>
          </table:table-cell>
          <table:table-cell office:value-type="float" office:value="-4.3307277488283598" table:style-name="ce1">
            <text:p>-4,330727749</text:p>
          </table:table-cell>
          <table:table-cell table:number-columns-repeated="16360"/>
        </table:table-row>
        <table:table-row table:style-name="ro1">
          <table:table-cell office:value-type="float" office:value="1.0602632727722701" table:style-name="ce1">
            <text:p>1,060263273</text:p>
          </table:table-cell>
          <table:table-cell office:value-type="float" office:value="-1.08694284068408" table:style-name="ce1">
            <text:p>-1,086942841</text:p>
          </table:table-cell>
          <table:table-cell office:value-type="float" office:value="0" table:style-name="ce1">
            <text:p>0</text:p>
          </table:table-cell>
          <table:table-cell office:value-type="float" office:value="0.384241319481051" table:style-name="ce1">
            <text:p>0,384241319</text:p>
          </table:table-cell>
          <table:table-cell office:value-type="float" office:value="-0.75791798993652004" table:style-name="ce1">
            <text:p>-0,75791799</text:p>
          </table:table-cell>
          <table:table-cell office:value-type="float" office:value="-1.2553662152740499" table:style-name="ce1">
            <text:p>-1,255366215</text:p>
          </table:table-cell>
          <table:table-cell office:value-type="float" office:value="-0.42998277419595599" table:style-name="ce1">
            <text:p>-0,429982774</text:p>
          </table:table-cell>
          <table:table-cell office:value-type="float" office:value="-0.384241319481051" table:style-name="ce1">
            <text:p>-0,384241319</text:p>
          </table:table-cell>
          <table:table-cell office:value-type="float" office:value="2.6761801255792999" table:style-name="ce1">
            <text:p>2,676180126</text:p>
          </table:table-cell>
          <table:table-cell office:value-type="float" office:value="-0.30829963295944801" table:style-name="ce1">
            <text:p>-0,308299633</text:p>
          </table:table-cell>
          <table:table-cell office:value-type="float" office:value="-1.50059036384556" table:style-name="ce1">
            <text:p>-1,500590364</text:p>
          </table:table-cell>
          <table:table-cell office:value-type="float" office:value="-0.92400693552272894" table:style-name="ce1">
            <text:p>-0,924006936</text:p>
          </table:table-cell>
          <table:table-cell office:value-type="float" office:value="0.384241319481051" table:style-name="ce1">
            <text:p>0,384241319</text:p>
          </table:table-cell>
          <table:table-cell office:value-type="float" office:value="-0.40615846359007601" table:style-name="ce1">
            <text:p>-0,406158464</text:p>
          </table:table-cell>
          <table:table-cell office:value-type="float" office:value="0.64705003704871999" table:style-name="ce1">
            <text:p>0,647050037</text:p>
          </table:table-cell>
          <table:table-cell office:value-type="float" office:value="0.65325800714944704" table:style-name="ce1">
            <text:p>0,653258007</text:p>
          </table:table-cell>
          <table:table-cell office:value-type="float" office:value="-1.4649345558165301" table:style-name="ce1">
            <text:p>-1,464934556</text:p>
          </table:table-cell>
          <table:table-cell office:value-type="float" office:value="-0.40498149732750399" table:style-name="ce1">
            <text:p>-0,404981497</text:p>
          </table:table-cell>
          <table:table-cell office:value-type="float" office:value="-0.384241319481051" table:style-name="ce1">
            <text:p>-0,384241319</text:p>
          </table:table-cell>
          <table:table-cell office:value-type="float" office:value="0.822954018692162" table:style-name="ce1">
            <text:p>0,8229540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336367430165601" table:style-name="ce1">
            <text:p>0,493363674</text:p>
          </table:table-cell>
          <table:table-cell office:value-type="float" office:value="-0.87469835919323102" table:style-name="ce1">
            <text:p>-0,874698359</text:p>
          </table:table-cell>
          <table:table-cell table:number-columns-repeated="16360"/>
        </table:table-row>
        <table:table-row table:style-name="ro1">
          <table:table-cell office:value-type="float" office:value="-0.61837593714004502" table:style-name="ce1">
            <text:p>-0,618375937</text:p>
          </table:table-cell>
          <table:table-cell office:value-type="float" office:value="-0.64625542506415601" table:style-name="ce1">
            <text:p>-0,646255425</text:p>
          </table:table-cell>
          <table:table-cell office:value-type="float" office:value="0" table:style-name="ce1">
            <text:p>0</text:p>
          </table:table-cell>
          <table:table-cell office:value-type="float" office:value="0.209671662809884" table:style-name="ce1">
            <text:p>0,209671663</text:p>
          </table:table-cell>
          <table:table-cell office:value-type="float" office:value="-0.30197736337838799" table:style-name="ce1">
            <text:p>-0,301977363</text:p>
          </table:table-cell>
          <table:table-cell office:value-type="float" office:value="0.47743724746397898" table:style-name="ce1">
            <text:p>0,477437247</text:p>
          </table:table-cell>
          <table:table-cell office:value-type="float" office:value="2.1712267390098701" table:style-name="ce1">
            <text:p>2,171226739</text:p>
          </table:table-cell>
          <table:table-cell office:value-type="float" office:value="-0.209671662809884" table:style-name="ce1">
            <text:p>-0,209671663</text:p>
          </table:table-cell>
          <table:table-cell office:value-type="float" office:value="-2.4042896303638601" table:style-name="ce1">
            <text:p>-2,40428963</text:p>
          </table:table-cell>
          <table:table-cell office:value-type="float" office:value="-1.78694114693922" table:style-name="ce1">
            <text:p>-1,786941147</text:p>
          </table:table-cell>
          <table:table-cell office:value-type="float" office:value="-0.67195879065004704" table:style-name="ce1">
            <text:p>-0,671958791</text:p>
          </table:table-cell>
          <table:table-cell office:value-type="float" office:value="-1.04360474308887" table:style-name="ce1">
            <text:p>-1,043604743</text:p>
          </table:table-cell>
          <table:table-cell office:value-type="float" office:value="0.209671662809884" table:style-name="ce1">
            <text:p>0,209671663</text:p>
          </table:table-cell>
          <table:table-cell office:value-type="float" office:value="0.65874657808280301" table:style-name="ce1">
            <text:p>0,658746578</text:p>
          </table:table-cell>
          <table:table-cell office:value-type="float" office:value="1.6464432598440899E-2" table:style-name="ce1">
            <text:p>0,016464433</text:p>
          </table:table-cell>
          <table:table-cell office:value-type="float" office:value="-1.2180941206245599" table:style-name="ce1">
            <text:p>-1,218094121</text:p>
          </table:table-cell>
          <table:table-cell office:value-type="float" office:value="-8.4403638989143395E-2" table:style-name="ce1">
            <text:p>-0,084403639</text:p>
          </table:table-cell>
          <table:table-cell office:value-type="float" office:value="-1.27240960587624" table:style-name="ce1">
            <text:p>-1,272409606</text:p>
          </table:table-cell>
          <table:table-cell office:value-type="float" office:value="-0.209671662809884" table:style-name="ce1">
            <text:p>-0,209671663</text:p>
          </table:table-cell>
          <table:table-cell office:value-type="float" office:value="-1.0049338132066701" table:style-name="ce1">
            <text:p>-1,004933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1541876736857" table:style-name="ce1">
            <text:p>2,615418767</text:p>
          </table:table-cell>
          <table:table-cell office:value-type="float" office:value="1.6705496839154601" table:style-name="ce1">
            <text:p>1,670549684</text:p>
          </table:table-cell>
          <table:table-cell table:number-columns-repeated="16360"/>
        </table:table-row>
        <table:table-row table:style-name="ro1">
          <table:table-cell office:value-type="float" office:value="-2.21285500320927" table:style-name="ce1">
            <text:p>-2,212855003</text:p>
          </table:table-cell>
          <table:table-cell office:value-type="float" office:value="0.87747823500453304" table:style-name="ce1">
            <text:p>0,877478235</text:p>
          </table:table-cell>
          <table:table-cell office:value-type="float" office:value="0" table:style-name="ce1">
            <text:p>0</text:p>
          </table:table-cell>
          <table:table-cell office:value-type="float" office:value="0.31223243053493499" table:style-name="ce1">
            <text:p>0,312232431</text:p>
          </table:table-cell>
          <table:table-cell office:value-type="float" office:value="1.0863524704191601" table:style-name="ce1">
            <text:p>1,08635247</text:p>
          </table:table-cell>
          <table:table-cell office:value-type="float" office:value="4.3898327744297596" table:style-name="ce1">
            <text:p>4,389832774</text:p>
          </table:table-cell>
          <table:table-cell office:value-type="float" office:value="1.1174569405785199E-2" table:style-name="ce1">
            <text:p>0,011174569</text:p>
          </table:table-cell>
          <table:table-cell office:value-type="float" office:value="-0.31223243053493499" table:style-name="ce1">
            <text:p>-0,312232431</text:p>
          </table:table-cell>
          <table:table-cell office:value-type="float" office:value="0.17274927298460199" table:style-name="ce1">
            <text:p>0,172749273</text:p>
          </table:table-cell>
          <table:table-cell office:value-type="float" office:value="-0.76822692314368202" table:style-name="ce1">
            <text:p>-0,768226923</text:p>
          </table:table-cell>
          <table:table-cell office:value-type="float" office:value="-0.91703364729054204" table:style-name="ce1">
            <text:p>-0,917033647</text:p>
          </table:table-cell>
          <table:table-cell office:value-type="float" office:value="0.53002292506536897" table:style-name="ce1">
            <text:p>0,530022925</text:p>
          </table:table-cell>
          <table:table-cell office:value-type="float" office:value="0.31223243053493499" table:style-name="ce1">
            <text:p>0,312232431</text:p>
          </table:table-cell>
          <table:table-cell office:value-type="float" office:value="0.46772686393676799" table:style-name="ce1">
            <text:p>0,467726864</text:p>
          </table:table-cell>
          <table:table-cell office:value-type="float" office:value="0.97044370406710301" table:style-name="ce1">
            <text:p>0,970443704</text:p>
          </table:table-cell>
          <table:table-cell office:value-type="float" office:value="-0.59589719133405505" table:style-name="ce1">
            <text:p>-0,595897191</text:p>
          </table:table-cell>
          <table:table-cell office:value-type="float" office:value="1.2650824182290801" table:style-name="ce1">
            <text:p>1,265082418</text:p>
          </table:table-cell>
          <table:table-cell office:value-type="float" office:value="0.29479105877405798" table:style-name="ce1">
            <text:p>0,294791059</text:p>
          </table:table-cell>
          <table:table-cell office:value-type="float" office:value="-0.31223243053493499" table:style-name="ce1">
            <text:p>-0,312232431</text:p>
          </table:table-cell>
          <table:table-cell office:value-type="float" office:value="-2.6774038813107701" table:style-name="ce1">
            <text:p>-2,677403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685830322941598" table:style-name="ce1">
            <text:p>-2,768583032</text:p>
          </table:table-cell>
          <table:table-cell office:value-type="float" office:value="4.3638546133517497" table:style-name="ce1">
            <text:p>4,363854613</text:p>
          </table:table-cell>
          <table:table-cell table:number-columns-repeated="16360"/>
        </table:table-row>
        <table:table-row table:style-name="ro1">
          <table:table-cell office:value-type="float" office:value="-1.41618606129937" table:style-name="ce1">
            <text:p>-1,416186061</text:p>
          </table:table-cell>
          <table:table-cell office:value-type="float" office:value="-3.3941163586869898" table:style-name="ce1">
            <text:p>-3,394116359</text:p>
          </table:table-cell>
          <table:table-cell office:value-type="float" office:value="0" table:style-name="ce1">
            <text:p>0</text:p>
          </table:table-cell>
          <table:table-cell office:value-type="float" office:value="0.40107488718019202" table:style-name="ce1">
            <text:p>0,401074887</text:p>
          </table:table-cell>
          <table:table-cell office:value-type="float" office:value="3.1603922472090402" table:style-name="ce1">
            <text:p>3,160392247</text:p>
          </table:table-cell>
          <table:table-cell office:value-type="float" office:value="-1.28436585373533" table:style-name="ce1">
            <text:p>-1,284365854</text:p>
          </table:table-cell>
          <table:table-cell office:value-type="float" office:value="1.1433530083927701" table:style-name="ce1">
            <text:p>1,143353008</text:p>
          </table:table-cell>
          <table:table-cell office:value-type="float" office:value="-0.40107488718019202" table:style-name="ce1">
            <text:p>-0,401074887</text:p>
          </table:table-cell>
          <table:table-cell office:value-type="float" office:value="4.3617649057566101" table:style-name="ce1">
            <text:p>4,361764906</text:p>
          </table:table-cell>
          <table:table-cell office:value-type="float" office:value="2.3938773954413701" table:style-name="ce1">
            <text:p>2,393877395</text:p>
          </table:table-cell>
          <table:table-cell office:value-type="float" office:value="1.14221395736624" table:style-name="ce1">
            <text:p>1,142213957</text:p>
          </table:table-cell>
          <table:table-cell office:value-type="float" office:value="1.43613477810862" table:style-name="ce1">
            <text:p>1,436134778</text:p>
          </table:table-cell>
          <table:table-cell office:value-type="float" office:value="0.40107488718019202" table:style-name="ce1">
            <text:p>0,401074887</text:p>
          </table:table-cell>
          <table:table-cell office:value-type="float" office:value="-0.92533650588371497" table:style-name="ce1">
            <text:p>-0,925336506</text:p>
          </table:table-cell>
          <table:table-cell office:value-type="float" office:value="-0.11210967944618699" table:style-name="ce1">
            <text:p>-0,112109679</text:p>
          </table:table-cell>
          <table:table-cell office:value-type="float" office:value="-2.5213380882416199" table:style-name="ce1">
            <text:p>-2,521338088</text:p>
          </table:table-cell>
          <table:table-cell office:value-type="float" office:value="0.26099189781710802" table:style-name="ce1">
            <text:p>0,260991898</text:p>
          </table:table-cell>
          <table:table-cell office:value-type="float" office:value="9.7633105860959593E-2" table:style-name="ce1">
            <text:p>0,097633106</text:p>
          </table:table-cell>
          <table:table-cell office:value-type="float" office:value="-0.40107488718019202" table:style-name="ce1">
            <text:p>-0,401074887</text:p>
          </table:table-cell>
          <table:table-cell office:value-type="float" office:value="0.47438938004387099" table:style-name="ce1">
            <text:p>0,47438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74137422573272" table:style-name="ce1">
            <text:p>-2,741374226</text:p>
          </table:table-cell>
          <table:table-cell office:value-type="float" office:value="1.8181537417954901" table:style-name="ce1">
            <text:p>1,818153742</text:p>
          </table:table-cell>
          <table:table-cell table:number-columns-repeated="16360"/>
        </table:table-row>
        <table:table-row table:style-name="ro1">
          <table:table-cell office:value-type="float" office:value="-0.77725684562860697" table:style-name="ce1">
            <text:p>-0,777256846</text:p>
          </table:table-cell>
          <table:table-cell office:value-type="float" office:value="-4.5421982037766799" table:style-name="ce1">
            <text:p>-4,542198204</text:p>
          </table:table-cell>
          <table:table-cell office:value-type="float" office:value="0" table:style-name="ce1">
            <text:p>0</text:p>
          </table:table-cell>
          <table:table-cell office:value-type="float" office:value="0.40350753880890899" table:style-name="ce1">
            <text:p>0,403507539</text:p>
          </table:table-cell>
          <table:table-cell office:value-type="float" office:value="-0.49454129442839401" table:style-name="ce1">
            <text:p>-0,494541294</text:p>
          </table:table-cell>
          <table:table-cell office:value-type="float" office:value="-0.88011488302151397" table:style-name="ce1">
            <text:p>-0,880114883</text:p>
          </table:table-cell>
          <table:table-cell office:value-type="float" office:value="-0.10123900341961101" table:style-name="ce1">
            <text:p>-0,101239003</text:p>
          </table:table-cell>
          <table:table-cell office:value-type="float" office:value="-0.40350753880890899" table:style-name="ce1">
            <text:p>-0,403507539</text:p>
          </table:table-cell>
          <table:table-cell office:value-type="float" office:value="-1.6426412329826099" table:style-name="ce1">
            <text:p>-1,642641233</text:p>
          </table:table-cell>
          <table:table-cell office:value-type="float" office:value="1.1888810232813101" table:style-name="ce1">
            <text:p>1,188881023</text:p>
          </table:table-cell>
          <table:table-cell office:value-type="float" office:value="0.81037255886621795" table:style-name="ce1">
            <text:p>0,810372559</text:p>
          </table:table-cell>
          <table:table-cell office:value-type="float" office:value="0.16205446438472601" table:style-name="ce1">
            <text:p>0,162054464</text:p>
          </table:table-cell>
          <table:table-cell office:value-type="float" office:value="0.40350753880890899" table:style-name="ce1">
            <text:p>0,403507539</text:p>
          </table:table-cell>
          <table:table-cell office:value-type="float" office:value="-1.2233264589222099" table:style-name="ce1">
            <text:p>-1,223326459</text:p>
          </table:table-cell>
          <table:table-cell office:value-type="float" office:value="1.4720643458663201" table:style-name="ce1">
            <text:p>1,472064346</text:p>
          </table:table-cell>
          <table:table-cell office:value-type="float" office:value="-1.42239885500379" table:style-name="ce1">
            <text:p>-1,422398855</text:p>
          </table:table-cell>
          <table:table-cell office:value-type="float" office:value="-0.270549722109236" table:style-name="ce1">
            <text:p>-0,270549722</text:p>
          </table:table-cell>
          <table:table-cell office:value-type="float" office:value="2.1368950833406499" table:style-name="ce1">
            <text:p>2,136895083</text:p>
          </table:table-cell>
          <table:table-cell office:value-type="float" office:value="-0.40350753880890899" table:style-name="ce1">
            <text:p>-0,403507539</text:p>
          </table:table-cell>
          <table:table-cell office:value-type="float" office:value="0.50914125098067398" table:style-name="ce1">
            <text:p>0,509141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423483150580595" table:style-name="ce1">
            <text:p>0,754234832</text:p>
          </table:table-cell>
          <table:table-cell office:value-type="float" office:value="0.86687396135018802" table:style-name="ce1">
            <text:p>0,866873961</text:p>
          </table:table-cell>
          <table:table-cell table:number-columns-repeated="16360"/>
        </table:table-row>
        <table:table-row table:style-name="ro1">
          <table:table-cell office:value-type="float" office:value="-0.85400376806271205" table:style-name="ce1">
            <text:p>-0,854003768</text:p>
          </table:table-cell>
          <table:table-cell office:value-type="float" office:value="2.7908167382317401" table:style-name="ce1">
            <text:p>2,790816738</text:p>
          </table:table-cell>
          <table:table-cell office:value-type="float" office:value="0" table:style-name="ce1">
            <text:p>0</text:p>
          </table:table-cell>
          <table:table-cell office:value-type="float" office:value="0.60160525495217299" table:style-name="ce1">
            <text:p>0,601605255</text:p>
          </table:table-cell>
          <table:table-cell office:value-type="float" office:value="-1.45767373531275" table:style-name="ce1">
            <text:p>-1,457673735</text:p>
          </table:table-cell>
          <table:table-cell office:value-type="float" office:value="0.28376242293975101" table:style-name="ce1">
            <text:p>0,283762423</text:p>
          </table:table-cell>
          <table:table-cell office:value-type="float" office:value="-0.154943605747031" table:style-name="ce1">
            <text:p>-0,154943606</text:p>
          </table:table-cell>
          <table:table-cell office:value-type="float" office:value="-0.60160525495217299" table:style-name="ce1">
            <text:p>-0,601605255</text:p>
          </table:table-cell>
          <table:table-cell office:value-type="float" office:value="-2.0447162958174898" table:style-name="ce1">
            <text:p>-2,044716296</text:p>
          </table:table-cell>
          <table:table-cell office:value-type="float" office:value="0.30804844915133001" table:style-name="ce1">
            <text:p>0,308048449</text:p>
          </table:table-cell>
          <table:table-cell office:value-type="float" office:value="-0.72682802821774195" table:style-name="ce1">
            <text:p>-0,726828028</text:p>
          </table:table-cell>
          <table:table-cell office:value-type="float" office:value="0.47059676539263001" table:style-name="ce1">
            <text:p>0,470596765</text:p>
          </table:table-cell>
          <table:table-cell office:value-type="float" office:value="0.60160525495217299" table:style-name="ce1">
            <text:p>0,601605255</text:p>
          </table:table-cell>
          <table:table-cell office:value-type="float" office:value="-2.1875403259208501" table:style-name="ce1">
            <text:p>-2,187540326</text:p>
          </table:table-cell>
          <table:table-cell office:value-type="float" office:value="0.87393774456404005" table:style-name="ce1">
            <text:p>0,873937745</text:p>
          </table:table-cell>
          <table:table-cell office:value-type="float" office:value="-0.90056292580914299" table:style-name="ce1">
            <text:p>-0,900562926</text:p>
          </table:table-cell>
          <table:table-cell office:value-type="float" office:value="6.2582682689171698E-3" table:style-name="ce1">
            <text:p>0,006258268</text:p>
          </table:table-cell>
          <table:table-cell office:value-type="float" office:value="-0.72403446198521504" table:style-name="ce1">
            <text:p>-0,724034462</text:p>
          </table:table-cell>
          <table:table-cell office:value-type="float" office:value="-0.60160525495217299" table:style-name="ce1">
            <text:p>-0,601605255</text:p>
          </table:table-cell>
          <table:table-cell office:value-type="float" office:value="-2.7102224110308102" table:style-name="ce1">
            <text:p>-2,710222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486789845508903" table:style-name="ce1">
            <text:p>0,974867898</text:p>
          </table:table-cell>
          <table:table-cell office:value-type="float" office:value="-1.87694122302415" table:style-name="ce1">
            <text:p>-1,876941223</text:p>
          </table:table-cell>
          <table:table-cell table:number-columns-repeated="16360"/>
        </table:table-row>
        <table:table-row table:style-name="ro1">
          <table:table-cell office:value-type="float" office:value="-0.85681911038772496" table:style-name="ce1">
            <text:p>-0,85681911</text:p>
          </table:table-cell>
          <table:table-cell office:value-type="float" office:value="1.8639424314263" table:style-name="ce1">
            <text:p>1,863942431</text:p>
          </table:table-cell>
          <table:table-cell office:value-type="float" office:value="0" table:style-name="ce1">
            <text:p>0</text:p>
          </table:table-cell>
          <table:table-cell office:value-type="float" office:value="0.71194271621907901" table:style-name="ce1">
            <text:p>0,711942716</text:p>
          </table:table-cell>
          <table:table-cell office:value-type="float" office:value="0.74944103188598299" table:style-name="ce1">
            <text:p>0,749441032</text:p>
          </table:table-cell>
          <table:table-cell office:value-type="float" office:value="-2.2799080678431398" table:style-name="ce1">
            <text:p>-2,279908068</text:p>
          </table:table-cell>
          <table:table-cell office:value-type="float" office:value="-2.5017524818436101" table:style-name="ce1">
            <text:p>-2,501752482</text:p>
          </table:table-cell>
          <table:table-cell office:value-type="float" office:value="-0.71194271621907901" table:style-name="ce1">
            <text:p>-0,711942716</text:p>
          </table:table-cell>
          <table:table-cell office:value-type="float" office:value="2.2073292120478998" table:style-name="ce1">
            <text:p>2,207329212</text:p>
          </table:table-cell>
          <table:table-cell office:value-type="float" office:value="0.83742652295881204" table:style-name="ce1">
            <text:p>0,837426523</text:p>
          </table:table-cell>
          <table:table-cell office:value-type="float" office:value="-1.56355565213474" table:style-name="ce1">
            <text:p>-1,563555652</text:p>
          </table:table-cell>
          <table:table-cell office:value-type="float" office:value="0.78612038015118801" table:style-name="ce1">
            <text:p>0,78612038</text:p>
          </table:table-cell>
          <table:table-cell office:value-type="float" office:value="0.71194271621907901" table:style-name="ce1">
            <text:p>0,711942716</text:p>
          </table:table-cell>
          <table:table-cell office:value-type="float" office:value="-0.15377632062563201" table:style-name="ce1">
            <text:p>-0,153776321</text:p>
          </table:table-cell>
          <table:table-cell office:value-type="float" office:value="1.4085921635898799" table:style-name="ce1">
            <text:p>1,408592164</text:p>
          </table:table-cell>
          <table:table-cell office:value-type="float" office:value="-1.7662659468574999" table:style-name="ce1">
            <text:p>-1,766265947</text:p>
          </table:table-cell>
          <table:table-cell office:value-type="float" office:value="-1.0297786531536099" table:style-name="ce1">
            <text:p>-1,029778653</text:p>
          </table:table-cell>
          <table:table-cell office:value-type="float" office:value="-0.77534846858783601" table:style-name="ce1">
            <text:p>-0,775348469</text:p>
          </table:table-cell>
          <table:table-cell office:value-type="float" office:value="-0.71194271621907901" table:style-name="ce1">
            <text:p>-0,711942716</text:p>
          </table:table-cell>
          <table:table-cell office:value-type="float" office:value="-2.1486829229468301" table:style-name="ce1">
            <text:p>-2,148682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3650516857796" table:style-name="ce1">
            <text:p>2,936505169</text:p>
          </table:table-cell>
          <table:table-cell office:value-type="float" office:value="0.67066641330292698" table:style-name="ce1">
            <text:p>0,670666413</text:p>
          </table:table-cell>
          <table:table-cell table:number-columns-repeated="16360"/>
        </table:table-row>
        <table:table-row table:style-name="ro1">
          <table:table-cell office:value-type="float" office:value="-0.38113199374845802" table:style-name="ce1">
            <text:p>-0,381131994</text:p>
          </table:table-cell>
          <table:table-cell office:value-type="float" office:value="0.35148529600115702" table:style-name="ce1">
            <text:p>0,351485296</text:p>
          </table:table-cell>
          <table:table-cell office:value-type="float" office:value="0" table:style-name="ce1">
            <text:p>0</text:p>
          </table:table-cell>
          <table:table-cell office:value-type="float" office:value="0.683048950638667" table:style-name="ce1">
            <text:p>0,683048951</text:p>
          </table:table-cell>
          <table:table-cell office:value-type="float" office:value="-0.107453870056687" table:style-name="ce1">
            <text:p>-0,10745387</text:p>
          </table:table-cell>
          <table:table-cell office:value-type="float" office:value="1.35865780169884" table:style-name="ce1">
            <text:p>1,358657802</text:p>
          </table:table-cell>
          <table:table-cell office:value-type="float" office:value="-1.5086176439291099" table:style-name="ce1">
            <text:p>-1,508617644</text:p>
          </table:table-cell>
          <table:table-cell office:value-type="float" office:value="-0.683048950638667" table:style-name="ce1">
            <text:p>-0,683048951</text:p>
          </table:table-cell>
          <table:table-cell office:value-type="float" office:value="-2.98992354462733" table:style-name="ce1">
            <text:p>-2,989923545</text:p>
          </table:table-cell>
          <table:table-cell office:value-type="float" office:value="-1.69904247811882" table:style-name="ce1">
            <text:p>-1,699042478</text:p>
          </table:table-cell>
          <table:table-cell office:value-type="float" office:value="-1.7814455430323901" table:style-name="ce1">
            <text:p>-1,781445543</text:p>
          </table:table-cell>
          <table:table-cell office:value-type="float" office:value="0.52176072252175398" table:style-name="ce1">
            <text:p>0,521760723</text:p>
          </table:table-cell>
          <table:table-cell office:value-type="float" office:value="0.683048950638667" table:style-name="ce1">
            <text:p>0,683048951</text:p>
          </table:table-cell>
          <table:table-cell office:value-type="float" office:value="0.11274786661069" table:style-name="ce1">
            <text:p>0,112747867</text:p>
          </table:table-cell>
          <table:table-cell office:value-type="float" office:value="1.36050565212263" table:style-name="ce1">
            <text:p>1,360505652</text:p>
          </table:table-cell>
          <table:table-cell office:value-type="float" office:value="-1.8743936696436301" table:style-name="ce1">
            <text:p>-1,87439367</text:p>
          </table:table-cell>
          <table:table-cell office:value-type="float" office:value="0.28283542731637901" table:style-name="ce1">
            <text:p>0,282835427</text:p>
          </table:table-cell>
          <table:table-cell office:value-type="float" office:value="-1.09575279222318" table:style-name="ce1">
            <text:p>-1,095752792</text:p>
          </table:table-cell>
          <table:table-cell office:value-type="float" office:value="-0.683048950638667" table:style-name="ce1">
            <text:p>-0,683048951</text:p>
          </table:table-cell>
          <table:table-cell office:value-type="float" office:value="-1.64362637054343" table:style-name="ce1">
            <text:p>-1,643626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6099772121160598" table:style-name="ce1">
            <text:p>-0,960997721</text:p>
          </table:table-cell>
          <table:table-cell office:value-type="float" office:value="2.5851708681524901" table:style-name="ce1">
            <text:p>2,585170868</text:p>
          </table:table-cell>
          <table:table-cell table:number-columns-repeated="16360"/>
        </table:table-row>
        <table:table-row table:style-name="ro1">
          <table:table-cell office:value-type="float" office:value="-0.266262678927772" table:style-name="ce1">
            <text:p>-0,266262679</text:p>
          </table:table-cell>
          <table:table-cell office:value-type="float" office:value="4.35050362209775" table:style-name="ce1">
            <text:p>4,350503622</text:p>
          </table:table-cell>
          <table:table-cell office:value-type="float" office:value="0" table:style-name="ce1">
            <text:p>0</text:p>
          </table:table-cell>
          <table:table-cell office:value-type="float" office:value="0.73603514194378195" table:style-name="ce1">
            <text:p>0,736035142</text:p>
          </table:table-cell>
          <table:table-cell office:value-type="float" office:value="5.5908974112938298E-2" table:style-name="ce1">
            <text:p>0,055908974</text:p>
          </table:table-cell>
          <table:table-cell office:value-type="float" office:value="9.7742482722372404E-2" table:style-name="ce1">
            <text:p>0,097742483</text:p>
          </table:table-cell>
          <table:table-cell office:value-type="float" office:value="0.45249702852020801" table:style-name="ce1">
            <text:p>0,452497029</text:p>
          </table:table-cell>
          <table:table-cell office:value-type="float" office:value="-0.73603514194378195" table:style-name="ce1">
            <text:p>-0,736035142</text:p>
          </table:table-cell>
          <table:table-cell office:value-type="float" office:value="1.19645027913923" table:style-name="ce1">
            <text:p>1,196450279</text:p>
          </table:table-cell>
          <table:table-cell office:value-type="float" office:value="1.7259251144789201" table:style-name="ce1">
            <text:p>1,725925114</text:p>
          </table:table-cell>
          <table:table-cell office:value-type="float" office:value="-1.4549196254949199" table:style-name="ce1">
            <text:p>-1,454919625</text:p>
          </table:table-cell>
          <table:table-cell office:value-type="float" office:value="0.71661025773152298" table:style-name="ce1">
            <text:p>0,716610258</text:p>
          </table:table-cell>
          <table:table-cell office:value-type="float" office:value="0.73603514194378195" table:style-name="ce1">
            <text:p>0,736035142</text:p>
          </table:table-cell>
          <table:table-cell office:value-type="float" office:value="-0.72755385123400995" table:style-name="ce1">
            <text:p>-0,727553851</text:p>
          </table:table-cell>
          <table:table-cell office:value-type="float" office:value="2.1660481294774701" table:style-name="ce1">
            <text:p>2,166048129</text:p>
          </table:table-cell>
          <table:table-cell office:value-type="float" office:value="0.460134518775142" table:style-name="ce1">
            <text:p>0,460134519</text:p>
          </table:table-cell>
          <table:table-cell office:value-type="float" office:value="1.58559830149961" table:style-name="ce1">
            <text:p>1,585598301</text:p>
          </table:table-cell>
          <table:table-cell office:value-type="float" office:value="-1.1762486269060299" table:style-name="ce1">
            <text:p>-1,176248627</text:p>
          </table:table-cell>
          <table:table-cell office:value-type="float" office:value="-0.73603514194378195" table:style-name="ce1">
            <text:p>-0,736035142</text:p>
          </table:table-cell>
          <table:table-cell office:value-type="float" office:value="-4.2404153572479002" table:style-name="ce1">
            <text:p>-4,240415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754234665239399" table:style-name="ce1">
            <text:p>0,367542347</text:p>
          </table:table-cell>
          <table:table-cell office:value-type="float" office:value="-0.56087842711660996" table:style-name="ce1">
            <text:p>-0,560878427</text:p>
          </table:table-cell>
          <table:table-cell table:number-columns-repeated="16360"/>
        </table:table-row>
        <table:table-row table:style-name="ro1">
          <table:table-cell office:value-type="float" office:value="-1.7329280132767899" table:style-name="ce1">
            <text:p>-1,732928013</text:p>
          </table:table-cell>
          <table:table-cell office:value-type="float" office:value="-4.6215422743097001" table:style-name="ce1">
            <text:p>-4,621542274</text:p>
          </table:table-cell>
          <table:table-cell office:value-type="float" office:value="0" table:style-name="ce1">
            <text:p>0</text:p>
          </table:table-cell>
          <table:table-cell office:value-type="float" office:value="0.67992323936823795" table:style-name="ce1">
            <text:p>0,679923239</text:p>
          </table:table-cell>
          <table:table-cell office:value-type="float" office:value="-9.4973557611865503E-2" table:style-name="ce1">
            <text:p>-0,094973558</text:p>
          </table:table-cell>
          <table:table-cell office:value-type="float" office:value="7.4743337203594801E-2" table:style-name="ce1">
            <text:p>0,074743337</text:p>
          </table:table-cell>
          <table:table-cell office:value-type="float" office:value="-0.48213599116874201" table:style-name="ce1">
            <text:p>-0,482135991</text:p>
          </table:table-cell>
          <table:table-cell office:value-type="float" office:value="-0.67992323936823795" table:style-name="ce1">
            <text:p>-0,679923239</text:p>
          </table:table-cell>
          <table:table-cell office:value-type="float" office:value="3.7688835940722498" table:style-name="ce1">
            <text:p>3,768883594</text:p>
          </table:table-cell>
          <table:table-cell office:value-type="float" office:value="0.56752366074768001" table:style-name="ce1">
            <text:p>0,567523661</text:p>
          </table:table-cell>
          <table:table-cell office:value-type="float" office:value="3.5802064011339597E-2" table:style-name="ce1">
            <text:p>0,035802064</text:p>
          </table:table-cell>
          <table:table-cell office:value-type="float" office:value="-0.52796580172405905" table:style-name="ce1">
            <text:p>-0,527965802</text:p>
          </table:table-cell>
          <table:table-cell office:value-type="float" office:value="0.67992323936823795" table:style-name="ce1">
            <text:p>0,679923239</text:p>
          </table:table-cell>
          <table:table-cell office:value-type="float" office:value="-0.52484567064885801" table:style-name="ce1">
            <text:p>-0,524845671</text:p>
          </table:table-cell>
          <table:table-cell office:value-type="float" office:value="1.2139004414604699" table:style-name="ce1">
            <text:p>1,213900441</text:p>
          </table:table-cell>
          <table:table-cell office:value-type="float" office:value="-0.34381136749934599" table:style-name="ce1">
            <text:p>-0,343811367</text:p>
          </table:table-cell>
          <table:table-cell office:value-type="float" office:value="0.60763088402864496" table:style-name="ce1">
            <text:p>0,607630884</text:p>
          </table:table-cell>
          <table:table-cell office:value-type="float" office:value="1.2646909827492001" table:style-name="ce1">
            <text:p>1,264690983</text:p>
          </table:table-cell>
          <table:table-cell office:value-type="float" office:value="-0.67992323936823795" table:style-name="ce1">
            <text:p>-0,679923239</text:p>
          </table:table-cell>
          <table:table-cell office:value-type="float" office:value="0.45619921711395001" table:style-name="ce1">
            <text:p>0,4561992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146307067391701" table:style-name="ce1">
            <text:p>1,114630707</text:p>
          </table:table-cell>
          <table:table-cell office:value-type="float" office:value="-1.16191997413212" table:style-name="ce1">
            <text:p>-1,161919974</text:p>
          </table:table-cell>
          <table:table-cell table:number-columns-repeated="16360"/>
        </table:table-row>
        <table:table-row table:style-name="ro1">
          <table:table-cell office:value-type="float" office:value="0.79781180436579902" table:style-name="ce1">
            <text:p>0,797811804</text:p>
          </table:table-cell>
          <table:table-cell office:value-type="float" office:value="1.1339191831137401" table:style-name="ce1">
            <text:p>1,133919183</text:p>
          </table:table-cell>
          <table:table-cell office:value-type="float" office:value="0" table:style-name="ce1">
            <text:p>0</text:p>
          </table:table-cell>
          <table:table-cell office:value-type="float" office:value="0.66411723223733998" table:style-name="ce1">
            <text:p>0,664117232</text:p>
          </table:table-cell>
          <table:table-cell office:value-type="float" office:value="-0.92124197060766999" table:style-name="ce1">
            <text:p>-0,921241971</text:p>
          </table:table-cell>
          <table:table-cell office:value-type="float" office:value="1.991520675039" table:style-name="ce1">
            <text:p>1,991520675</text:p>
          </table:table-cell>
          <table:table-cell office:value-type="float" office:value="1.1976730421289901" table:style-name="ce1">
            <text:p>1,197673042</text:p>
          </table:table-cell>
          <table:table-cell office:value-type="float" office:value="-0.66411723223733998" table:style-name="ce1">
            <text:p>-0,664117232</text:p>
          </table:table-cell>
          <table:table-cell office:value-type="float" office:value="-2.2629127124942099" table:style-name="ce1">
            <text:p>-2,262912712</text:p>
          </table:table-cell>
          <table:table-cell office:value-type="float" office:value="-2.5514360856431901" table:style-name="ce1">
            <text:p>-2,551436086</text:p>
          </table:table-cell>
          <table:table-cell office:value-type="float" office:value="0.29504376613319999" table:style-name="ce1">
            <text:p>0,295043766</text:p>
          </table:table-cell>
          <table:table-cell office:value-type="float" office:value="-0.93543829571018999" table:style-name="ce1">
            <text:p>-0,935438296</text:p>
          </table:table-cell>
          <table:table-cell office:value-type="float" office:value="0.66411723223733998" table:style-name="ce1">
            <text:p>0,664117232</text:p>
          </table:table-cell>
          <table:table-cell office:value-type="float" office:value="-1.6064554049123601" table:style-name="ce1">
            <text:p>-1,606455405</text:p>
          </table:table-cell>
          <table:table-cell office:value-type="float" office:value="0.62090131145465699" table:style-name="ce1">
            <text:p>0,620901311</text:p>
          </table:table-cell>
          <table:table-cell office:value-type="float" office:value="-0.19584823943969801" table:style-name="ce1">
            <text:p>-0,195848239</text:p>
          </table:table-cell>
          <table:table-cell office:value-type="float" office:value="1.0477397743985499" table:style-name="ce1">
            <text:p>1,047739774</text:p>
          </table:table-cell>
          <table:table-cell office:value-type="float" office:value="-0.35395990599875898" table:style-name="ce1">
            <text:p>-0,353959906</text:p>
          </table:table-cell>
          <table:table-cell office:value-type="float" office:value="-0.66411723223733998" table:style-name="ce1">
            <text:p>-0,664117232</text:p>
          </table:table-cell>
          <table:table-cell office:value-type="float" office:value="-1.9400571045649999" table:style-name="ce1">
            <text:p>-1,940057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686376663856803" table:style-name="ce1">
            <text:p>0,636863767</text:p>
          </table:table-cell>
          <table:table-cell office:value-type="float" office:value="-7.7094101580295E-3" table:style-name="ce1">
            <text:p>-0,00770941</text:p>
          </table:table-cell>
          <table:table-cell table:number-columns-repeated="16360"/>
        </table:table-row>
        <table:table-row table:style-name="ro1">
          <table:table-cell office:value-type="float" office:value="-1.59643597472514" table:style-name="ce1">
            <text:p>-1,596435975</text:p>
          </table:table-cell>
          <table:table-cell office:value-type="float" office:value="1.5204860733891501" table:style-name="ce1">
            <text:p>1,520486073</text:p>
          </table:table-cell>
          <table:table-cell office:value-type="float" office:value="0" table:style-name="ce1">
            <text:p>0</text:p>
          </table:table-cell>
          <table:table-cell office:value-type="float" office:value="0.67792752679500401" table:style-name="ce1">
            <text:p>0,677927527</text:p>
          </table:table-cell>
          <table:table-cell office:value-type="float" office:value="1.2392592761542101" table:style-name="ce1">
            <text:p>1,239259276</text:p>
          </table:table-cell>
          <table:table-cell office:value-type="float" office:value="2.9420411938452999" table:style-name="ce1">
            <text:p>2,942041194</text:p>
          </table:table-cell>
          <table:table-cell office:value-type="float" office:value="4.0726560124332498E-2" table:style-name="ce1">
            <text:p>0,04072656</text:p>
          </table:table-cell>
          <table:table-cell office:value-type="float" office:value="-0.67792752679500401" table:style-name="ce1">
            <text:p>-0,677927527</text:p>
          </table:table-cell>
          <table:table-cell office:value-type="float" office:value="5.4301338226075204" table:style-name="ce1">
            <text:p>5,430133823</text:p>
          </table:table-cell>
          <table:table-cell office:value-type="float" office:value="0.29701435703824203" table:style-name="ce1">
            <text:p>0,297014357</text:p>
          </table:table-cell>
          <table:table-cell office:value-type="float" office:value="-1.35581484822618" table:style-name="ce1">
            <text:p>-1,355814848</text:p>
          </table:table-cell>
          <table:table-cell office:value-type="float" office:value="6.94511392673655E-2" table:style-name="ce1">
            <text:p>0,069451139</text:p>
          </table:table-cell>
          <table:table-cell office:value-type="float" office:value="0.67792752679500401" table:style-name="ce1">
            <text:p>0,677927527</text:p>
          </table:table-cell>
          <table:table-cell office:value-type="float" office:value="-0.79874296230342101" table:style-name="ce1">
            <text:p>-0,798742962</text:p>
          </table:table-cell>
          <table:table-cell office:value-type="float" office:value="-1.84141087230915" table:style-name="ce1">
            <text:p>-1,841410872</text:p>
          </table:table-cell>
          <table:table-cell office:value-type="float" office:value="1.09537803760242" table:style-name="ce1">
            <text:p>1,095378038</text:p>
          </table:table-cell>
          <table:table-cell office:value-type="float" office:value="6.1752103186236397E-2" table:style-name="ce1">
            <text:p>0,061752103</text:p>
          </table:table-cell>
          <table:table-cell office:value-type="float" office:value="-0.424265721498855" table:style-name="ce1">
            <text:p>-0,424265721</text:p>
          </table:table-cell>
          <table:table-cell office:value-type="float" office:value="-0.67792752679500401" table:style-name="ce1">
            <text:p>-0,677927527</text:p>
          </table:table-cell>
          <table:table-cell office:value-type="float" office:value="-3.4294871613393498" table:style-name="ce1">
            <text:p>-3,429487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306019366633901" table:style-name="ce1">
            <text:p>-1,330601937</text:p>
          </table:table-cell>
          <table:table-cell office:value-type="float" office:value="-0.82034960953400105" table:style-name="ce1">
            <text:p>-0,82034961</text:p>
          </table:table-cell>
          <table:table-cell table:number-columns-repeated="16360"/>
        </table:table-row>
        <table:table-row table:style-name="ro1">
          <table:table-cell office:value-type="float" office:value="-0.35235910925552699" table:style-name="ce1">
            <text:p>-0,352359109</text:p>
          </table:table-cell>
          <table:table-cell office:value-type="float" office:value="-2.78623683876532" table:style-name="ce1">
            <text:p>-2,786236839</text:p>
          </table:table-cell>
          <table:table-cell office:value-type="float" office:value="0" table:style-name="ce1">
            <text:p>0</text:p>
          </table:table-cell>
          <table:table-cell office:value-type="float" office:value="0.46156237313944998" table:style-name="ce1">
            <text:p>0,461562373</text:p>
          </table:table-cell>
          <table:table-cell office:value-type="float" office:value="3.2611738715538698" table:style-name="ce1">
            <text:p>3,261173872</text:p>
          </table:table-cell>
          <table:table-cell office:value-type="float" office:value="2.1524878804702401" table:style-name="ce1">
            <text:p>2,15248788</text:p>
          </table:table-cell>
          <table:table-cell office:value-type="float" office:value="0.39568847973701898" table:style-name="ce1">
            <text:p>0,39568848</text:p>
          </table:table-cell>
          <table:table-cell office:value-type="float" office:value="-0.46156237313944998" table:style-name="ce1">
            <text:p>-0,461562373</text:p>
          </table:table-cell>
          <table:table-cell office:value-type="float" office:value="-0.17867447109317799" table:style-name="ce1">
            <text:p>-0,178674471</text:p>
          </table:table-cell>
          <table:table-cell office:value-type="float" office:value="-1.69662231529026" table:style-name="ce1">
            <text:p>-1,696622315</text:p>
          </table:table-cell>
          <table:table-cell office:value-type="float" office:value="-1.59858622586489" table:style-name="ce1">
            <text:p>-1,598586226</text:p>
          </table:table-cell>
          <table:table-cell office:value-type="float" office:value="-1.00461511603044" table:style-name="ce1">
            <text:p>-1,004615116</text:p>
          </table:table-cell>
          <table:table-cell office:value-type="float" office:value="0.46156237313944998" table:style-name="ce1">
            <text:p>0,461562373</text:p>
          </table:table-cell>
          <table:table-cell office:value-type="float" office:value="2.6020279507551898" table:style-name="ce1">
            <text:p>2,602027951</text:p>
          </table:table-cell>
          <table:table-cell office:value-type="float" office:value="-1.18042653406443" table:style-name="ce1">
            <text:p>-1,180426534</text:p>
          </table:table-cell>
          <table:table-cell office:value-type="float" office:value="2.1866758307054899" table:style-name="ce1">
            <text:p>2,186675831</text:p>
          </table:table-cell>
          <table:table-cell office:value-type="float" office:value="4.2559093939084497E-2" table:style-name="ce1">
            <text:p>0,042559094</text:p>
          </table:table-cell>
          <table:table-cell office:value-type="float" office:value="0.80433985783352402" table:style-name="ce1">
            <text:p>0,804339858</text:p>
          </table:table-cell>
          <table:table-cell office:value-type="float" office:value="-0.46156237313944998" table:style-name="ce1">
            <text:p>-0,461562373</text:p>
          </table:table-cell>
          <table:table-cell office:value-type="float" office:value="4.9860795000253697" table:style-name="ce1">
            <text:p>4,9860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8949927741161998" table:style-name="ce1">
            <text:p>-3,894992774</text:p>
          </table:table-cell>
          <table:table-cell office:value-type="float" office:value="4.3316528427704597" table:style-name="ce1">
            <text:p>4,331652843</text:p>
          </table:table-cell>
          <table:table-cell table:number-columns-repeated="16360"/>
        </table:table-row>
        <table:table-row table:style-name="ro1">
          <table:table-cell office:value-type="float" office:value="3.28783631195531" table:style-name="ce1">
            <text:p>3,287836312</text:p>
          </table:table-cell>
          <table:table-cell office:value-type="float" office:value="2.2122033037265498" table:style-name="ce1">
            <text:p>2,212203304</text:p>
          </table:table-cell>
          <table:table-cell office:value-type="float" office:value="0" table:style-name="ce1">
            <text:p>0</text:p>
          </table:table-cell>
          <table:table-cell office:value-type="float" office:value="0.30268498685195599" table:style-name="ce1">
            <text:p>0,302684987</text:p>
          </table:table-cell>
          <table:table-cell office:value-type="float" office:value="1.0655501429630601" table:style-name="ce1">
            <text:p>1,065550143</text:p>
          </table:table-cell>
          <table:table-cell office:value-type="float" office:value="0.54496174637958394" table:style-name="ce1">
            <text:p>0,544961746</text:p>
          </table:table-cell>
          <table:table-cell office:value-type="float" office:value="3.4000682700696299" table:style-name="ce1">
            <text:p>3,40006827</text:p>
          </table:table-cell>
          <table:table-cell office:value-type="float" office:value="-0.30268498685195599" table:style-name="ce1">
            <text:p>-0,302684987</text:p>
          </table:table-cell>
          <table:table-cell office:value-type="float" office:value="-6.6822252018139396" table:style-name="ce1">
            <text:p>-6,682225202</text:p>
          </table:table-cell>
          <table:table-cell office:value-type="float" office:value="0.76499220031772097" table:style-name="ce1">
            <text:p>0,7649922</text:p>
          </table:table-cell>
          <table:table-cell office:value-type="float" office:value="-3.8437177194709" table:style-name="ce1">
            <text:p>-3,843717719</text:p>
          </table:table-cell>
          <table:table-cell office:value-type="float" office:value="0.14132104634495099" table:style-name="ce1">
            <text:p>0,141321046</text:p>
          </table:table-cell>
          <table:table-cell office:value-type="float" office:value="0.30268498685195599" table:style-name="ce1">
            <text:p>0,302684987</text:p>
          </table:table-cell>
          <table:table-cell office:value-type="float" office:value="2.3192900165681598" table:style-name="ce1">
            <text:p>2,319290017</text:p>
          </table:table-cell>
          <table:table-cell office:value-type="float" office:value="1.86816039245617" table:style-name="ce1">
            <text:p>1,868160392</text:p>
          </table:table-cell>
          <table:table-cell office:value-type="float" office:value="-0.36099027066403" table:style-name="ce1">
            <text:p>-0,360990271</text:p>
          </table:table-cell>
          <table:table-cell office:value-type="float" office:value="2.67218184900475E-2" table:style-name="ce1">
            <text:p>0,026721818</text:p>
          </table:table-cell>
          <table:table-cell office:value-type="float" office:value="-2.7253824387044299" table:style-name="ce1">
            <text:p>-2,725382439</text:p>
          </table:table-cell>
          <table:table-cell office:value-type="float" office:value="-0.30268498685195599" table:style-name="ce1">
            <text:p>-0,302684987</text:p>
          </table:table-cell>
          <table:table-cell office:value-type="float" office:value="3.03237054635825" table:style-name="ce1">
            <text:p>3,0323705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651583087275198" table:style-name="ce1">
            <text:p>0,256515831</text:p>
          </table:table-cell>
          <table:table-cell office:value-type="float" office:value="3.3892473858001" table:style-name="ce1">
            <text:p>3,389247386</text:p>
          </table:table-cell>
          <table:table-cell table:number-columns-repeated="16360"/>
        </table:table-row>
        <table:table-row table:style-name="ro1">
          <table:table-cell office:value-type="float" office:value="2.9507662315404399" table:style-name="ce1">
            <text:p>2,950766232</text:p>
          </table:table-cell>
          <table:table-cell office:value-type="float" office:value="-0.22220250822446899" table:style-name="ce1">
            <text:p>-0,222202508</text:p>
          </table:table-cell>
          <table:table-cell office:value-type="float" office:value="0" table:style-name="ce1">
            <text:p>0</text:p>
          </table:table-cell>
          <table:table-cell office:value-type="float" office:value="0.38589472130677699" table:style-name="ce1">
            <text:p>0,385894721</text:p>
          </table:table-cell>
          <table:table-cell office:value-type="float" office:value="1.0716732165963501" table:style-name="ce1">
            <text:p>1,071673217</text:p>
          </table:table-cell>
          <table:table-cell office:value-type="float" office:value="2.08268468736701" table:style-name="ce1">
            <text:p>2,082684687</text:p>
          </table:table-cell>
          <table:table-cell office:value-type="float" office:value="-1.02943542291254" table:style-name="ce1">
            <text:p>-1,029435423</text:p>
          </table:table-cell>
          <table:table-cell office:value-type="float" office:value="-0.38589472130677699" table:style-name="ce1">
            <text:p>-0,385894721</text:p>
          </table:table-cell>
          <table:table-cell office:value-type="float" office:value="0.79615856283818498" table:style-name="ce1">
            <text:p>0,796158563</text:p>
          </table:table-cell>
          <table:table-cell office:value-type="float" office:value="1.4278512281021999E-2" table:style-name="ce1">
            <text:p>0,014278512</text:p>
          </table:table-cell>
          <table:table-cell office:value-type="float" office:value="-2.1637664673043702" table:style-name="ce1">
            <text:p>-2,163766467</text:p>
          </table:table-cell>
          <table:table-cell office:value-type="float" office:value="0.71331774079701005" table:style-name="ce1">
            <text:p>0,713317741</text:p>
          </table:table-cell>
          <table:table-cell office:value-type="float" office:value="0.38589472130677699" table:style-name="ce1">
            <text:p>0,385894721</text:p>
          </table:table-cell>
          <table:table-cell office:value-type="float" office:value="3.1763432724869798" table:style-name="ce1">
            <text:p>3,176343272</text:p>
          </table:table-cell>
          <table:table-cell office:value-type="float" office:value="1.0055028112476001" table:style-name="ce1">
            <text:p>1,005502811</text:p>
          </table:table-cell>
          <table:table-cell office:value-type="float" office:value="-0.73698365102105201" table:style-name="ce1">
            <text:p>-0,736983651</text:p>
          </table:table-cell>
          <table:table-cell office:value-type="float" office:value="-1.4690712461901401" table:style-name="ce1">
            <text:p>-1,469071246</text:p>
          </table:table-cell>
          <table:table-cell office:value-type="float" office:value="-0.22166995889911001" table:style-name="ce1">
            <text:p>-0,221669959</text:p>
          </table:table-cell>
          <table:table-cell office:value-type="float" office:value="-0.38589472130677699" table:style-name="ce1">
            <text:p>-0,385894721</text:p>
          </table:table-cell>
          <table:table-cell office:value-type="float" office:value="2.2500851284735099" table:style-name="ce1">
            <text:p>2,250085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90155229192122599" table:style-name="ce1">
            <text:p>-0,901552292</text:p>
          </table:table-cell>
          <table:table-cell office:value-type="float" office:value="2.16054948166915" table:style-name="ce1">
            <text:p>2,160549482</text:p>
          </table:table-cell>
          <table:table-cell table:number-columns-repeated="16360"/>
        </table:table-row>
        <table:table-row table:style-name="ro1">
          <table:table-cell office:value-type="float" office:value="-2.0102493409166802" table:style-name="ce1">
            <text:p>-2,010249341</text:p>
          </table:table-cell>
          <table:table-cell office:value-type="float" office:value="-1.44677615013537" table:style-name="ce1">
            <text:p>-1,44677615</text:p>
          </table:table-cell>
          <table:table-cell office:value-type="float" office:value="0" table:style-name="ce1">
            <text:p>0</text:p>
          </table:table-cell>
          <table:table-cell office:value-type="float" office:value="0.390339455186133" table:style-name="ce1">
            <text:p>0,390339455</text:p>
          </table:table-cell>
          <table:table-cell office:value-type="float" office:value="-1.0841064986724001" table:style-name="ce1">
            <text:p>-1,084106499</text:p>
          </table:table-cell>
          <table:table-cell office:value-type="float" office:value="0.420059172949238" table:style-name="ce1">
            <text:p>0,420059173</text:p>
          </table:table-cell>
          <table:table-cell office:value-type="float" office:value="1.2797984299721601" table:style-name="ce1">
            <text:p>1,27979843</text:p>
          </table:table-cell>
          <table:table-cell office:value-type="float" office:value="-0.390339455186133" table:style-name="ce1">
            <text:p>-0,390339455</text:p>
          </table:table-cell>
          <table:table-cell office:value-type="float" office:value="1.8595548764974701" table:style-name="ce1">
            <text:p>1,859554876</text:p>
          </table:table-cell>
          <table:table-cell office:value-type="float" office:value="0.68734577993274804" table:style-name="ce1">
            <text:p>0,68734578</text:p>
          </table:table-cell>
          <table:table-cell office:value-type="float" office:value="1.1240765857941699" table:style-name="ce1">
            <text:p>1,124076586</text:p>
          </table:table-cell>
          <table:table-cell office:value-type="float" office:value="-1.0252323818381099" table:style-name="ce1">
            <text:p>-1,025232382</text:p>
          </table:table-cell>
          <table:table-cell office:value-type="float" office:value="0.390339455186133" table:style-name="ce1">
            <text:p>0,390339455</text:p>
          </table:table-cell>
          <table:table-cell office:value-type="float" office:value="0.55663447381151798" table:style-name="ce1">
            <text:p>0,556634474</text:p>
          </table:table-cell>
          <table:table-cell office:value-type="float" office:value="-1.49493697840518" table:style-name="ce1">
            <text:p>-1,494936978</text:p>
          </table:table-cell>
          <table:table-cell office:value-type="float" office:value="0.70208421590065695" table:style-name="ce1">
            <text:p>0,702084216</text:p>
          </table:table-cell>
          <table:table-cell office:value-type="float" office:value="-0.94351712848226899" table:style-name="ce1">
            <text:p>-0,943517128</text:p>
          </table:table-cell>
          <table:table-cell office:value-type="float" office:value="-1.7390843387814301" table:style-name="ce1">
            <text:p>-1,739084339</text:p>
          </table:table-cell>
          <table:table-cell office:value-type="float" office:value="-0.390339455186133" table:style-name="ce1">
            <text:p>-0,390339455</text:p>
          </table:table-cell>
          <table:table-cell office:value-type="float" office:value="-0.65813448080437298" table:style-name="ce1">
            <text:p>-0,658134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9229560857529" table:style-name="ce1">
            <text:p>-2,392295609</text:p>
          </table:table-cell>
          <table:table-cell office:value-type="float" office:value="2.2704612389506602" table:style-name="ce1">
            <text:p>2,27046123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  <table:table table:name="Set3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OpSet1</text:p>
          </table:table-cell>
          <table:table-cell office:value-type="string" table:style-name="ce2">
            <text:p>OpSet2</text:p>
          </table:table-cell>
          <table:table-cell office:value-type="string" table:style-name="ce2">
            <text:p>OpSet3</text:p>
          </table:table-cell>
          <table:table-cell office:value-type="string" table:style-name="ce2">
            <text:p><text:s/>Sensor 1</text:p>
          </table:table-cell>
          <table:table-cell office:value-type="string" table:style-name="ce2">
            <text:p><text:s/>Sensor 2</text:p>
          </table:table-cell>
          <table:table-cell office:value-type="string" table:style-name="ce2">
            <text:p><text:s/>Sensor 3</text:p>
          </table:table-cell>
          <table:table-cell office:value-type="string" table:style-name="ce2">
            <text:p><text:s/>Sensor 4</text:p>
          </table:table-cell>
          <table:table-cell office:value-type="string" table:style-name="ce2">
            <text:p><text:s/>Sensor 5</text:p>
          </table:table-cell>
          <table:table-cell office:value-type="string" table:style-name="ce2">
            <text:p><text:s/>Sensor 6</text:p>
          </table:table-cell>
          <table:table-cell office:value-type="string" table:style-name="ce2">
            <text:p><text:s/>Sensor 7</text:p>
          </table:table-cell>
          <table:table-cell office:value-type="string" table:style-name="ce2">
            <text:p><text:s/>Sensor 8</text:p>
          </table:table-cell>
          <table:table-cell office:value-type="string" table:style-name="ce2">
            <text:p><text:s/>Sensor 9</text:p>
          </table:table-cell>
          <table:table-cell office:value-type="string" table:style-name="ce2">
            <text:p><text:s/>Sensor 10</text:p>
          </table:table-cell>
          <table:table-cell office:value-type="string" table:style-name="ce2">
            <text:p><text:s/>Sensor 11</text:p>
          </table:table-cell>
          <table:table-cell office:value-type="string" table:style-name="ce2">
            <text:p><text:s/>Sensor 12</text:p>
          </table:table-cell>
          <table:table-cell office:value-type="string" table:style-name="ce2">
            <text:p><text:s/>Sensor 13</text:p>
          </table:table-cell>
          <table:table-cell office:value-type="string" table:style-name="ce2">
            <text:p><text:s/>Sensor 14</text:p>
          </table:table-cell>
          <table:table-cell office:value-type="string" table:style-name="ce2">
            <text:p><text:s/>Sensor 15</text:p>
          </table:table-cell>
          <table:table-cell office:value-type="string" table:style-name="ce2">
            <text:p><text:s/>Sensor 16</text:p>
          </table:table-cell>
          <table:table-cell office:value-type="string" table:style-name="ce2">
            <text:p><text:s/>Sensor 17</text:p>
          </table:table-cell>
          <table:table-cell office:value-type="string" table:style-name="ce2">
            <text:p><text:s/>Sensor 18</text:p>
          </table:table-cell>
          <table:table-cell office:value-type="string" table:style-name="ce2">
            <text:p><text:s/>Sensor 19</text:p>
          </table:table-cell>
          <table:table-cell office:value-type="string" table:style-name="ce2">
            <text:p><text:s/>Sensor 20</text:p>
          </table:table-cell>
          <table:table-cell office:value-type="string" table:style-name="ce2">
            <text:p><text:s/>Sensor 21</text:p>
          </table:table-cell>
          <table:table-cell table:number-columns-repeated="16360"/>
        </table:table-row>
        <table:table-row table:style-name="ro1">
          <table:table-cell office:value-type="float" office:value="0.37418881113506502" table:style-name="ce1">
            <text:p>0,374188811</text:p>
          </table:table-cell>
          <table:table-cell office:value-type="float" office:value="0.65241511712722" table:style-name="ce1">
            <text:p>0,652415117</text:p>
          </table:table-cell>
          <table:table-cell office:value-type="float" office:value="0" table:style-name="ce1">
            <text:p>0</text:p>
          </table:table-cell>
          <table:table-cell office:value-type="float" office:value="0.97042487521325305" table:style-name="ce1">
            <text:p>0,970424875</text:p>
          </table:table-cell>
          <table:table-cell office:value-type="float" office:value="5.5617789757527201E-2" table:style-name="ce1">
            <text:p>0,05561779</text:p>
          </table:table-cell>
          <table:table-cell office:value-type="float" office:value="0.22384997769637299" table:style-name="ce1">
            <text:p>0,223849978</text:p>
          </table:table-cell>
          <table:table-cell office:value-type="float" office:value="-2.37775756412665E-2" table:style-name="ce1">
            <text:p>-0,023777576</text:p>
          </table:table-cell>
          <table:table-cell office:value-type="float" office:value="-0.97042487521325305" table:style-name="ce1">
            <text:p>-0,970424875</text:p>
          </table:table-cell>
          <table:table-cell office:value-type="float" office:value="-0.388053574628548" table:style-name="ce1">
            <text:p>-0,388053575</text:p>
          </table:table-cell>
          <table:table-cell office:value-type="float" office:value="0.45807274138119097" table:style-name="ce1">
            <text:p>0,458072741</text:p>
          </table:table-cell>
          <table:table-cell office:value-type="float" office:value="-0.85176787187231195" table:style-name="ce1">
            <text:p>-0,851767872</text:p>
          </table:table-cell>
          <table:table-cell office:value-type="float" office:value="0.88357999362892004" table:style-name="ce1">
            <text:p>0,883579994</text:p>
          </table:table-cell>
          <table:table-cell office:value-type="float" office:value="0.97042487521325305" table:style-name="ce1">
            <text:p>0,970424875</text:p>
          </table:table-cell>
          <table:table-cell office:value-type="float" office:value="4.12202509137094E-3" table:style-name="ce1">
            <text:p>0,004122025</text:p>
          </table:table-cell>
          <table:table-cell office:value-type="float" office:value="0.60675549735687295" table:style-name="ce1">
            <text:p>0,606755497</text:p>
          </table:table-cell>
          <table:table-cell office:value-type="float" office:value="0.14002199572845" table:style-name="ce1">
            <text:p>0,140021996</text:p>
          </table:table-cell>
          <table:table-cell office:value-type="float" office:value="9.3783238683175896E-2" table:style-name="ce1">
            <text:p>0,093783239</text:p>
          </table:table-cell>
          <table:table-cell office:value-type="float" office:value="0.12835125145579199" table:style-name="ce1">
            <text:p>0,128351251</text:p>
          </table:table-cell>
          <table:table-cell office:value-type="float" office:value="-0.97042487521325305" table:style-name="ce1">
            <text:p>-0,970424875</text:p>
          </table:table-cell>
          <table:table-cell office:value-type="float" office:value="1.00346771690772" table:style-name="ce1">
            <text:p>1,003467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4448342071074898" table:style-name="ce1">
            <text:p>0,444483421</text:p>
          </table:table-cell>
          <table:table-cell office:value-type="float" office:value="0.27284088960886899" table:style-name="ce1">
            <text:p>0,27284089</text:p>
          </table:table-cell>
          <table:table-cell table:number-columns-repeated="16360"/>
        </table:table-row>
        <table:table-row table:style-name="ro1">
          <table:table-cell office:value-type="float" office:value="3.5964842322546701E-2" table:style-name="ce1">
            <text:p>0,035964842</text:p>
          </table:table-cell>
          <table:table-cell office:value-type="float" office:value="0.23066753787009101" table:style-name="ce1">
            <text:p>0,230667538</text:p>
          </table:table-cell>
          <table:table-cell office:value-type="float" office:value="0" table:style-name="ce1">
            <text:p>0</text:p>
          </table:table-cell>
          <table:table-cell office:value-type="float" office:value="0.96602440367990805" table:style-name="ce1">
            <text:p>0,966024404</text:p>
          </table:table-cell>
          <table:table-cell office:value-type="float" office:value="-0.69545226153677098" table:style-name="ce1">
            <text:p>-0,695452262</text:p>
          </table:table-cell>
          <table:table-cell office:value-type="float" office:value="0.29274489507215401" table:style-name="ce1">
            <text:p>0,292744895</text:p>
          </table:table-cell>
          <table:table-cell office:value-type="float" office:value="-7.8396104245269799E-2" table:style-name="ce1">
            <text:p>-0,078396104</text:p>
          </table:table-cell>
          <table:table-cell office:value-type="float" office:value="-0.96602440367990805" table:style-name="ce1">
            <text:p>-0,966024404</text:p>
          </table:table-cell>
          <table:table-cell office:value-type="float" office:value="-1.11683234145237" table:style-name="ce1">
            <text:p>-1,116832341</text:p>
          </table:table-cell>
          <table:table-cell office:value-type="float" office:value="0.34363003958717703" table:style-name="ce1">
            <text:p>0,34363004</text:p>
          </table:table-cell>
          <table:table-cell office:value-type="float" office:value="-0.94179276696354197" table:style-name="ce1">
            <text:p>-0,941792767</text:p>
          </table:table-cell>
          <table:table-cell office:value-type="float" office:value="0.45593054068279798" table:style-name="ce1">
            <text:p>0,455930541</text:p>
          </table:table-cell>
          <table:table-cell office:value-type="float" office:value="0.96602440367990805" table:style-name="ce1">
            <text:p>0,966024404</text:p>
          </table:table-cell>
          <table:table-cell office:value-type="float" office:value="2.6369667577465599E-2" table:style-name="ce1">
            <text:p>0,026369668</text:p>
          </table:table-cell>
          <table:table-cell office:value-type="float" office:value="0.38449064176887598" table:style-name="ce1">
            <text:p>0,384490642</text:p>
          </table:table-cell>
          <table:table-cell office:value-type="float" office:value="-0.397246243731608" table:style-name="ce1">
            <text:p>-0,397246244</text:p>
          </table:table-cell>
          <table:table-cell office:value-type="float" office:value="0.282542214173024" table:style-name="ce1">
            <text:p>0,282542214</text:p>
          </table:table-cell>
          <table:table-cell office:value-type="float" office:value="-0.51151507668521401" table:style-name="ce1">
            <text:p>-0,511515077</text:p>
          </table:table-cell>
          <table:table-cell office:value-type="float" office:value="-0.96602440367990805" table:style-name="ce1">
            <text:p>-0,966024404</text:p>
          </table:table-cell>
          <table:table-cell office:value-type="float" office:value="5.69707180703223E-2" table:style-name="ce1">
            <text:p>0,056970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6044512456427" table:style-name="ce1">
            <text:p>0,116044512</text:p>
          </table:table-cell>
          <table:table-cell office:value-type="float" office:value="0.104446560215846" table:style-name="ce1">
            <text:p>0,10444656</text:p>
          </table:table-cell>
          <table:table-cell table:number-columns-repeated="16360"/>
        </table:table-row>
        <table:table-row table:style-name="ro1">
          <table:table-cell office:value-type="float" office:value="-0.13518765294089899" table:style-name="ce1">
            <text:p>-0,135187653</text:p>
          </table:table-cell>
          <table:table-cell office:value-type="float" office:value="0.49782665461268999" table:style-name="ce1">
            <text:p>0,497826655</text:p>
          </table:table-cell>
          <table:table-cell office:value-type="float" office:value="0" table:style-name="ce1">
            <text:p>0</text:p>
          </table:table-cell>
          <table:table-cell office:value-type="float" office:value="1.01740913102388" table:style-name="ce1">
            <text:p>1,017409131</text:p>
          </table:table-cell>
          <table:table-cell office:value-type="float" office:value="-1.4789473684946299" table:style-name="ce1">
            <text:p>-1,478947368</text:p>
          </table:table-cell>
          <table:table-cell office:value-type="float" office:value="-0.40512044288281401" table:style-name="ce1">
            <text:p>-0,405120443</text:p>
          </table:table-cell>
          <table:table-cell office:value-type="float" office:value="0.26946998451885501" table:style-name="ce1">
            <text:p>0,269469985</text:p>
          </table:table-cell>
          <table:table-cell office:value-type="float" office:value="-1.01740913102388" table:style-name="ce1">
            <text:p>-1,017409131</text:p>
          </table:table-cell>
          <table:table-cell office:value-type="float" office:value="-0.80680040326774105" table:style-name="ce1">
            <text:p>-0,806800403</text:p>
          </table:table-cell>
          <table:table-cell office:value-type="float" office:value="0.284166721670503" table:style-name="ce1">
            <text:p>0,284166722</text:p>
          </table:table-cell>
          <table:table-cell office:value-type="float" office:value="-0.99594265610448995" table:style-name="ce1">
            <text:p>-0,995942656</text:p>
          </table:table-cell>
          <table:table-cell office:value-type="float" office:value="0.498266613930474" table:style-name="ce1">
            <text:p>0,498266614</text:p>
          </table:table-cell>
          <table:table-cell office:value-type="float" office:value="1.01740913102388" table:style-name="ce1">
            <text:p>1,017409131</text:p>
          </table:table-cell>
          <table:table-cell office:value-type="float" office:value="-0.638966887341608" table:style-name="ce1">
            <text:p>-0,638966887</text:p>
          </table:table-cell>
          <table:table-cell office:value-type="float" office:value="0.70143566688931502" table:style-name="ce1">
            <text:p>0,701435667</text:p>
          </table:table-cell>
          <table:table-cell office:value-type="float" office:value="-0.51007958511138396" table:style-name="ce1">
            <text:p>-0,510079585</text:p>
          </table:table-cell>
          <table:table-cell office:value-type="float" office:value="0.28787096985973798" table:style-name="ce1">
            <text:p>0,28787097</text:p>
          </table:table-cell>
          <table:table-cell office:value-type="float" office:value="-0.885890804701715" table:style-name="ce1">
            <text:p>-0,885890805</text:p>
          </table:table-cell>
          <table:table-cell office:value-type="float" office:value="-1.01740913102388" table:style-name="ce1">
            <text:p>-1,017409131</text:p>
          </table:table-cell>
          <table:table-cell office:value-type="float" office:value="-0.69428061590227397" table:style-name="ce1">
            <text:p>-0,694280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7701486156949698" table:style-name="ce1">
            <text:p>-0,377014862</text:p>
          </table:table-cell>
          <table:table-cell office:value-type="float" office:value="0.76483256425587698" table:style-name="ce1">
            <text:p>0,764832564</text:p>
          </table:table-cell>
          <table:table-cell table:number-columns-repeated="16360"/>
        </table:table-row>
        <table:table-row table:style-name="ro1">
          <table:table-cell office:value-type="float" office:value="-0.106541155849307" table:style-name="ce1">
            <text:p>-0,106541156</text:p>
          </table:table-cell>
          <table:table-cell office:value-type="float" office:value="5.1019964973968601E-2" table:style-name="ce1">
            <text:p>0,051019965</text:p>
          </table:table-cell>
          <table:table-cell office:value-type="float" office:value="0" table:style-name="ce1">
            <text:p>0</text:p>
          </table:table-cell>
          <table:table-cell office:value-type="float" office:value="1.05831376230736" table:style-name="ce1">
            <text:p>1,058313762</text:p>
          </table:table-cell>
          <table:table-cell office:value-type="float" office:value="-1.2492257102006099" table:style-name="ce1">
            <text:p>-1,24922571</text:p>
          </table:table-cell>
          <table:table-cell office:value-type="float" office:value="-0.22320569566467799" table:style-name="ce1">
            <text:p>-0,223205696</text:p>
          </table:table-cell>
          <table:table-cell office:value-type="float" office:value="-0.420653928714671" table:style-name="ce1">
            <text:p>-0,420653929</text:p>
          </table:table-cell>
          <table:table-cell office:value-type="float" office:value="-1.05831376230736" table:style-name="ce1">
            <text:p>-1,058313762</text:p>
          </table:table-cell>
          <table:table-cell office:value-type="float" office:value="-1.11193546598749" table:style-name="ce1">
            <text:p>-1,111935466</text:p>
          </table:table-cell>
          <table:table-cell office:value-type="float" office:value="0.864664687532961" table:style-name="ce1">
            <text:p>0,864664688</text:p>
          </table:table-cell>
          <table:table-cell office:value-type="float" office:value="-0.96444769583940004" table:style-name="ce1">
            <text:p>-0,964447696</text:p>
          </table:table-cell>
          <table:table-cell office:value-type="float" office:value="0.19519125158901801" table:style-name="ce1">
            <text:p>0,195191252</text:p>
          </table:table-cell>
          <table:table-cell office:value-type="float" office:value="1.05831376230736" table:style-name="ce1">
            <text:p>1,058313762</text:p>
          </table:table-cell>
          <table:table-cell office:value-type="float" office:value="-0.67576338809260705" table:style-name="ce1">
            <text:p>-0,675763388</text:p>
          </table:table-cell>
          <table:table-cell office:value-type="float" office:value="0.57886004499490495" table:style-name="ce1">
            <text:p>0,578860045</text:p>
          </table:table-cell>
          <table:table-cell office:value-type="float" office:value="-0.80573219351359004" table:style-name="ce1">
            <text:p>-0,805732194</text:p>
          </table:table-cell>
          <table:table-cell office:value-type="float" office:value="0.26066965149696902" table:style-name="ce1">
            <text:p>0,260669651</text:p>
          </table:table-cell>
          <table:table-cell office:value-type="float" office:value="-1.1363896051223299" table:style-name="ce1">
            <text:p>-1,136389605</text:p>
          </table:table-cell>
          <table:table-cell office:value-type="float" office:value="-1.05831376230736" table:style-name="ce1">
            <text:p>-1,058313762</text:p>
          </table:table-cell>
          <table:table-cell office:value-type="float" office:value="-1.00228105429092" table:style-name="ce1">
            <text:p>-1,002281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7001924585877003E-2" table:style-name="ce1">
            <text:p>0,097001925</text:p>
          </table:table-cell>
          <table:table-cell office:value-type="float" office:value="0.64390893084621303" table:style-name="ce1">
            <text:p>0,643908931</text:p>
          </table:table-cell>
          <table:table-cell table:number-columns-repeated="16360"/>
        </table:table-row>
        <table:table-row table:style-name="ro1">
          <table:table-cell office:value-type="float" office:value="0.49726015790101002" table:style-name="ce1">
            <text:p>0,497260158</text:p>
          </table:table-cell>
          <table:table-cell office:value-type="float" office:value="0.73167450183970495" table:style-name="ce1">
            <text:p>0,731674502</text:p>
          </table:table-cell>
          <table:table-cell office:value-type="float" office:value="0" table:style-name="ce1">
            <text:p>0</text:p>
          </table:table-cell>
          <table:table-cell office:value-type="float" office:value="1.1062484393660901" table:style-name="ce1">
            <text:p>1,106248439</text:p>
          </table:table-cell>
          <table:table-cell office:value-type="float" office:value="-1.4246664747098501" table:style-name="ce1">
            <text:p>-1,424666475</text:p>
          </table:table-cell>
          <table:table-cell office:value-type="float" office:value="-0.35469130165158502" table:style-name="ce1">
            <text:p>-0,354691302</text:p>
          </table:table-cell>
          <table:table-cell office:value-type="float" office:value="-0.366073478169123" table:style-name="ce1">
            <text:p>-0,366073478</text:p>
          </table:table-cell>
          <table:table-cell office:value-type="float" office:value="-1.1062484393660901" table:style-name="ce1">
            <text:p>-1,106248439</text:p>
          </table:table-cell>
          <table:table-cell office:value-type="float" office:value="-2.3252631122245799" table:style-name="ce1">
            <text:p>-2,325263112</text:p>
          </table:table-cell>
          <table:table-cell office:value-type="float" office:value="0.98521439060031801" table:style-name="ce1">
            <text:p>0,985214391</text:p>
          </table:table-cell>
          <table:table-cell office:value-type="float" office:value="-1.0896461182882999" table:style-name="ce1">
            <text:p>-1,089646118</text:p>
          </table:table-cell>
          <table:table-cell office:value-type="float" office:value="0.32402300004089901" table:style-name="ce1">
            <text:p>0,324023</text:p>
          </table:table-cell>
          <table:table-cell office:value-type="float" office:value="1.1062484393660901" table:style-name="ce1">
            <text:p>1,106248439</text:p>
          </table:table-cell>
          <table:table-cell office:value-type="float" office:value="-0.83323817729291705" table:style-name="ce1">
            <text:p>-0,833238177</text:p>
          </table:table-cell>
          <table:table-cell office:value-type="float" office:value="1.1121383647187399" table:style-name="ce1">
            <text:p>1,112138365</text:p>
          </table:table-cell>
          <table:table-cell office:value-type="float" office:value="-1.11912738631473" table:style-name="ce1">
            <text:p>-1,119127386</text:p>
          </table:table-cell>
          <table:table-cell office:value-type="float" office:value="0.32951163055439298" table:style-name="ce1">
            <text:p>0,329511631</text:p>
          </table:table-cell>
          <table:table-cell office:value-type="float" office:value="-1.16455862789215" table:style-name="ce1">
            <text:p>-1,164558628</text:p>
          </table:table-cell>
          <table:table-cell office:value-type="float" office:value="-1.1062484393660901" table:style-name="ce1">
            <text:p>-1,106248439</text:p>
          </table:table-cell>
          <table:table-cell office:value-type="float" office:value="-1.36920697287673" table:style-name="ce1">
            <text:p>-1,3692069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9118620145532301" table:style-name="ce1">
            <text:p>-0,391186201</text:p>
          </table:table-cell>
          <table:table-cell office:value-type="float" office:value="0.96191555025152198" table:style-name="ce1">
            <text:p>0,96191555</text:p>
          </table:table-cell>
          <table:table-cell table:number-columns-repeated="16360"/>
        </table:table-row>
        <table:table-row table:style-name="ro1">
          <table:table-cell office:value-type="float" office:value="0.71907528254534903" table:style-name="ce1">
            <text:p>0,719075283</text:p>
          </table:table-cell>
          <table:table-cell office:value-type="float" office:value="0.76969337168152996" table:style-name="ce1">
            <text:p>0,769693372</text:p>
          </table:table-cell>
          <table:table-cell office:value-type="float" office:value="0" table:style-name="ce1">
            <text:p>0</text:p>
          </table:table-cell>
          <table:table-cell office:value-type="float" office:value="1.1349817301087901" table:style-name="ce1">
            <text:p>1,13498173</text:p>
          </table:table-cell>
          <table:table-cell office:value-type="float" office:value="-0.39788047627142997" table:style-name="ce1">
            <text:p>-0,397880476</text:p>
          </table:table-cell>
          <table:table-cell office:value-type="float" office:value="-0.498445280820976" table:style-name="ce1">
            <text:p>-0,498445281</text:p>
          </table:table-cell>
          <table:table-cell office:value-type="float" office:value="-0.63047570599924496" table:style-name="ce1">
            <text:p>-0,630475706</text:p>
          </table:table-cell>
          <table:table-cell office:value-type="float" office:value="-1.1349817301087901" table:style-name="ce1">
            <text:p>-1,13498173</text:p>
          </table:table-cell>
          <table:table-cell office:value-type="float" office:value="-1.45352972150313" table:style-name="ce1">
            <text:p>-1,453529722</text:p>
          </table:table-cell>
          <table:table-cell office:value-type="float" office:value="1.1394748106358299" table:style-name="ce1">
            <text:p>1,139474811</text:p>
          </table:table-cell>
          <table:table-cell office:value-type="float" office:value="-0.86814901391660104" table:style-name="ce1">
            <text:p>-0,868149014</text:p>
          </table:table-cell>
          <table:table-cell office:value-type="float" office:value="0.25589504124405898" table:style-name="ce1">
            <text:p>0,255895041</text:p>
          </table:table-cell>
          <table:table-cell office:value-type="float" office:value="1.1349817301087901" table:style-name="ce1">
            <text:p>1,13498173</text:p>
          </table:table-cell>
          <table:table-cell office:value-type="float" office:value="-0.843560625149264" table:style-name="ce1">
            <text:p>-0,843560625</text:p>
          </table:table-cell>
          <table:table-cell office:value-type="float" office:value="0.59269873098274795" table:style-name="ce1">
            <text:p>0,592698731</text:p>
          </table:table-cell>
          <table:table-cell office:value-type="float" office:value="-1.3146298388961399" table:style-name="ce1">
            <text:p>-1,314629839</text:p>
          </table:table-cell>
          <table:table-cell office:value-type="float" office:value="0.28647630353368903" table:style-name="ce1">
            <text:p>0,286476304</text:p>
          </table:table-cell>
          <table:table-cell office:value-type="float" office:value="-0.73352040473870905" table:style-name="ce1">
            <text:p>-0,733520405</text:p>
          </table:table-cell>
          <table:table-cell office:value-type="float" office:value="-1.1349817301087901" table:style-name="ce1">
            <text:p>-1,13498173</text:p>
          </table:table-cell>
          <table:table-cell office:value-type="float" office:value="-1.00047183186785" table:style-name="ce1">
            <text:p>-1,000471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0505592699233999" table:style-name="ce1">
            <text:p>0,205055927</text:p>
          </table:table-cell>
          <table:table-cell office:value-type="float" office:value="1.1422337946032599" table:style-name="ce1">
            <text:p>1,142233795</text:p>
          </table:table-cell>
          <table:table-cell table:number-columns-repeated="16360"/>
        </table:table-row>
        <table:table-row table:style-name="ro1">
          <table:table-cell office:value-type="float" office:value="0.197946566462159" table:style-name="ce1">
            <text:p>0,197946566</text:p>
          </table:table-cell>
          <table:table-cell office:value-type="float" office:value="0.54554389436730999" table:style-name="ce1">
            <text:p>0,545543894</text:p>
          </table:table-cell>
          <table:table-cell office:value-type="float" office:value="0" table:style-name="ce1">
            <text:p>0</text:p>
          </table:table-cell>
          <table:table-cell office:value-type="float" office:value="1.14166753049328" table:style-name="ce1">
            <text:p>1,14166753</text:p>
          </table:table-cell>
          <table:table-cell office:value-type="float" office:value="0.119957714290506" table:style-name="ce1">
            <text:p>0,119957714</text:p>
          </table:table-cell>
          <table:table-cell office:value-type="float" office:value="-0.27500404849918197" table:style-name="ce1">
            <text:p>-0,275004048</text:p>
          </table:table-cell>
          <table:table-cell office:value-type="float" office:value="-0.69898276178864005" table:style-name="ce1">
            <text:p>-0,698982762</text:p>
          </table:table-cell>
          <table:table-cell office:value-type="float" office:value="-1.14166753049328" table:style-name="ce1">
            <text:p>-1,14166753</text:p>
          </table:table-cell>
          <table:table-cell office:value-type="float" office:value="-2.1812298352191299" table:style-name="ce1">
            <text:p>-2,181229835</text:p>
          </table:table-cell>
          <table:table-cell office:value-type="float" office:value="0.74752768685709403" table:style-name="ce1">
            <text:p>0,747527687</text:p>
          </table:table-cell>
          <table:table-cell office:value-type="float" office:value="-1.15964851602789" table:style-name="ce1">
            <text:p>-1,159648516</text:p>
          </table:table-cell>
          <table:table-cell office:value-type="float" office:value="0.144741649833524" table:style-name="ce1">
            <text:p>0,14474165</text:p>
          </table:table-cell>
          <table:table-cell office:value-type="float" office:value="1.14166753049328" table:style-name="ce1">
            <text:p>1,14166753</text:p>
          </table:table-cell>
          <table:table-cell office:value-type="float" office:value="-0.66256826623297904" table:style-name="ce1">
            <text:p>-0,662568266</text:p>
          </table:table-cell>
          <table:table-cell office:value-type="float" office:value="0.42764127736104801" table:style-name="ce1">
            <text:p>0,427641277</text:p>
          </table:table-cell>
          <table:table-cell office:value-type="float" office:value="-0.989277377648908" table:style-name="ce1">
            <text:p>-0,989277378</text:p>
          </table:table-cell>
          <table:table-cell office:value-type="float" office:value="0.41652850725881202" table:style-name="ce1">
            <text:p>0,416528507</text:p>
          </table:table-cell>
          <table:table-cell office:value-type="float" office:value="-0.80339490159384797" table:style-name="ce1">
            <text:p>-0,803394902</text:p>
          </table:table-cell>
          <table:table-cell office:value-type="float" office:value="-1.14166753049328" table:style-name="ce1">
            <text:p>-1,14166753</text:p>
          </table:table-cell>
          <table:table-cell office:value-type="float" office:value="-1.1149013494348901" table:style-name="ce1">
            <text:p>-1,1149013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460302518037797" table:style-name="ce1">
            <text:p>0,814603025</text:p>
          </table:table-cell>
          <table:table-cell office:value-type="float" office:value="0.70708236755047005" table:style-name="ce1">
            <text:p>0,707082368</text:p>
          </table:table-cell>
          <table:table-cell table:number-columns-repeated="16360"/>
        </table:table-row>
        <table:table-row table:style-name="ro1">
          <table:table-cell office:value-type="float" office:value="0.68077413203041703" table:style-name="ce1">
            <text:p>0,680774132</text:p>
          </table:table-cell>
          <table:table-cell office:value-type="float" office:value="1.75756081977624" table:style-name="ce1">
            <text:p>1,75756082</text:p>
          </table:table-cell>
          <table:table-cell office:value-type="float" office:value="0" table:style-name="ce1">
            <text:p>0</text:p>
          </table:table-cell>
          <table:table-cell office:value-type="float" office:value="1.16823031718214" table:style-name="ce1">
            <text:p>1,168230317</text:p>
          </table:table-cell>
          <table:table-cell office:value-type="float" office:value="-0.57387104571887604" table:style-name="ce1">
            <text:p>-0,573871046</text:p>
          </table:table-cell>
          <table:table-cell office:value-type="float" office:value="-0.47411143488346402" table:style-name="ce1">
            <text:p>-0,474111435</text:p>
          </table:table-cell>
          <table:table-cell office:value-type="float" office:value="-0.26355786991084101" table:style-name="ce1">
            <text:p>-0,26355787</text:p>
          </table:table-cell>
          <table:table-cell office:value-type="float" office:value="-1.16823031718214" table:style-name="ce1">
            <text:p>-1,168230317</text:p>
          </table:table-cell>
          <table:table-cell office:value-type="float" office:value="-0.99479577127031904" table:style-name="ce1">
            <text:p>-0,994795771</text:p>
          </table:table-cell>
          <table:table-cell office:value-type="float" office:value="0.43719523557988799" table:style-name="ce1">
            <text:p>0,437195236</text:p>
          </table:table-cell>
          <table:table-cell office:value-type="float" office:value="-0.90757452435839703" table:style-name="ce1">
            <text:p>-0,907574524</text:p>
          </table:table-cell>
          <table:table-cell office:value-type="float" office:value="0.102226929450109" table:style-name="ce1">
            <text:p>0,102226929</text:p>
          </table:table-cell>
          <table:table-cell office:value-type="float" office:value="1.16823031718214" table:style-name="ce1">
            <text:p>1,168230317</text:p>
          </table:table-cell>
          <table:table-cell office:value-type="float" office:value="-0.83889289526725996" table:style-name="ce1">
            <text:p>-0,838892895</text:p>
          </table:table-cell>
          <table:table-cell office:value-type="float" office:value="0.92249012711358302" table:style-name="ce1">
            <text:p>0,922490127</text:p>
          </table:table-cell>
          <table:table-cell office:value-type="float" office:value="-0.93922897162952601" table:style-name="ce1">
            <text:p>-0,939228972</text:p>
          </table:table-cell>
          <table:table-cell office:value-type="float" office:value="0.422423724143276" table:style-name="ce1">
            <text:p>0,422423724</text:p>
          </table:table-cell>
          <table:table-cell office:value-type="float" office:value="-1.6208359816156199" table:style-name="ce1">
            <text:p>-1,620835982</text:p>
          </table:table-cell>
          <table:table-cell office:value-type="float" office:value="-1.16823031718214" table:style-name="ce1">
            <text:p>-1,168230317</text:p>
          </table:table-cell>
          <table:table-cell office:value-type="float" office:value="-1.1236398490943" table:style-name="ce1">
            <text:p>-1,123639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715530202167705" table:style-name="ce1">
            <text:p>0,787155302</text:p>
          </table:table-cell>
          <table:table-cell office:value-type="float" office:value="0.51673449059671295" table:style-name="ce1">
            <text:p>0,516734491</text:p>
          </table:table-cell>
          <table:table-cell table:number-columns-repeated="16360"/>
        </table:table-row>
        <table:table-row table:style-name="ro1">
          <table:table-cell office:value-type="float" office:value="-0.26205080832167699" table:style-name="ce1">
            <text:p>-0,262050808</text:p>
          </table:table-cell>
          <table:table-cell office:value-type="float" office:value="0.122531709872473" table:style-name="ce1">
            <text:p>0,12253171</text:p>
          </table:table-cell>
          <table:table-cell office:value-type="float" office:value="0" table:style-name="ce1">
            <text:p>0</text:p>
          </table:table-cell>
          <table:table-cell office:value-type="float" office:value="1.1589080332381501" table:style-name="ce1">
            <text:p>1,158908033</text:p>
          </table:table-cell>
          <table:table-cell office:value-type="float" office:value="-0.88370025696971199" table:style-name="ce1">
            <text:p>-0,883700257</text:p>
          </table:table-cell>
          <table:table-cell office:value-type="float" office:value="-0.32458949172662999" table:style-name="ce1">
            <text:p>-0,324589492</text:p>
          </table:table-cell>
          <table:table-cell office:value-type="float" office:value="-0.55551383981694502" table:style-name="ce1">
            <text:p>-0,55551384</text:p>
          </table:table-cell>
          <table:table-cell office:value-type="float" office:value="-1.1589080332381501" table:style-name="ce1">
            <text:p>-1,158908033</text:p>
          </table:table-cell>
          <table:table-cell office:value-type="float" office:value="-0.83849335544485404" table:style-name="ce1">
            <text:p>-0,838493355</text:p>
          </table:table-cell>
          <table:table-cell office:value-type="float" office:value="0.53301212742747395" table:style-name="ce1">
            <text:p>0,533012127</text:p>
          </table:table-cell>
          <table:table-cell office:value-type="float" office:value="-0.87437999978496095" table:style-name="ce1">
            <text:p>-0,87438</text:p>
          </table:table-cell>
          <table:table-cell office:value-type="float" office:value="0.25317181248751203" table:style-name="ce1">
            <text:p>0,253171812</text:p>
          </table:table-cell>
          <table:table-cell office:value-type="float" office:value="1.1589080332381501" table:style-name="ce1">
            <text:p>1,158908033</text:p>
          </table:table-cell>
          <table:table-cell office:value-type="float" office:value="-0.898654636048561" table:style-name="ce1">
            <text:p>-0,898654636</text:p>
          </table:table-cell>
          <table:table-cell office:value-type="float" office:value="0.93964752980438904" table:style-name="ce1">
            <text:p>0,93964753</text:p>
          </table:table-cell>
          <table:table-cell office:value-type="float" office:value="-0.44745865321272499" table:style-name="ce1">
            <text:p>-0,447458653</text:p>
          </table:table-cell>
          <table:table-cell office:value-type="float" office:value="0.52135873109685504" table:style-name="ce1">
            <text:p>0,521358731</text:p>
          </table:table-cell>
          <table:table-cell office:value-type="float" office:value="-0.65701736622616602" table:style-name="ce1">
            <text:p>-0,657017366</text:p>
          </table:table-cell>
          <table:table-cell office:value-type="float" office:value="-1.1589080332381501" table:style-name="ce1">
            <text:p>-1,158908033</text:p>
          </table:table-cell>
          <table:table-cell office:value-type="float" office:value="-0.98623129010154098" table:style-name="ce1">
            <text:p>-0,98623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6413428782499802" table:style-name="ce1">
            <text:p>0,864134288</text:p>
          </table:table-cell>
          <table:table-cell office:value-type="float" office:value="0.61198909442770599" table:style-name="ce1">
            <text:p>0,611989094</text:p>
          </table:table-cell>
          <table:table-cell table:number-columns-repeated="16360"/>
        </table:table-row>
        <table:table-row table:style-name="ro1">
          <table:table-cell office:value-type="float" office:value="-0.13070220564136201" table:style-name="ce1">
            <text:p>-0,130702206</text:p>
          </table:table-cell>
          <table:table-cell office:value-type="float" office:value="1.3720083742117399" table:style-name="ce1">
            <text:p>1,372008374</text:p>
          </table:table-cell>
          <table:table-cell office:value-type="float" office:value="0" table:style-name="ce1">
            <text:p>0</text:p>
          </table:table-cell>
          <table:table-cell office:value-type="float" office:value="1.1669939625699499" table:style-name="ce1">
            <text:p>1,166993963</text:p>
          </table:table-cell>
          <table:table-cell office:value-type="float" office:value="-2.3928628175826598" table:style-name="ce1">
            <text:p>-2,392862818</text:p>
          </table:table-cell>
          <table:table-cell office:value-type="float" office:value="-0.32613005956167002" table:style-name="ce1">
            <text:p>-0,32613006</text:p>
          </table:table-cell>
          <table:table-cell office:value-type="float" office:value="-0.39164765998975998" table:style-name="ce1">
            <text:p>-0,39164766</text:p>
          </table:table-cell>
          <table:table-cell office:value-type="float" office:value="-1.1669939625699499" table:style-name="ce1">
            <text:p>-1,166993963</text:p>
          </table:table-cell>
          <table:table-cell office:value-type="float" office:value="-0.53268496917322306" table:style-name="ce1">
            <text:p>-0,532684969</text:p>
          </table:table-cell>
          <table:table-cell office:value-type="float" office:value="0.93250275910263403" table:style-name="ce1">
            <text:p>0,932502759</text:p>
          </table:table-cell>
          <table:table-cell office:value-type="float" office:value="-1.2224310400579199" table:style-name="ce1">
            <text:p>-1,22243104</text:p>
          </table:table-cell>
          <table:table-cell office:value-type="float" office:value="0.51848013314034302" table:style-name="ce1">
            <text:p>0,518480133</text:p>
          </table:table-cell>
          <table:table-cell office:value-type="float" office:value="1.1669939625699499" table:style-name="ce1">
            <text:p>1,166993963</text:p>
          </table:table-cell>
          <table:table-cell office:value-type="float" office:value="-1.1007575758111701" table:style-name="ce1">
            <text:p>-1,100757576</text:p>
          </table:table-cell>
          <table:table-cell office:value-type="float" office:value="1.5487292431391599" table:style-name="ce1">
            <text:p>1,548729243</text:p>
          </table:table-cell>
          <table:table-cell office:value-type="float" office:value="-1.0102214555342699" table:style-name="ce1">
            <text:p>-1,010221456</text:p>
          </table:table-cell>
          <table:table-cell office:value-type="float" office:value="0.56105715330786299" table:style-name="ce1">
            <text:p>0,561057153</text:p>
          </table:table-cell>
          <table:table-cell office:value-type="float" office:value="-1.00995621137359" table:style-name="ce1">
            <text:p>-1,009956211</text:p>
          </table:table-cell>
          <table:table-cell office:value-type="float" office:value="-1.1669939625699499" table:style-name="ce1">
            <text:p>-1,166993963</text:p>
          </table:table-cell>
          <table:table-cell office:value-type="float" office:value="-1.95362734205513" table:style-name="ce1">
            <text:p>-1,953627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756474164262699E-2" table:style-name="ce1">
            <text:p>-0,018756474</text:p>
          </table:table-cell>
          <table:table-cell office:value-type="float" office:value="0.296882055491133" table:style-name="ce1">
            <text:p>0,296882055</text:p>
          </table:table-cell>
          <table:table-cell table:number-columns-repeated="16360"/>
        </table:table-row>
        <table:table-row table:style-name="ro1">
          <table:table-cell office:value-type="float" office:value="-0.35706823868278498" table:style-name="ce1">
            <text:p>-0,357068239</text:p>
          </table:table-cell>
          <table:table-cell office:value-type="float" office:value="0.26054941320991598" table:style-name="ce1">
            <text:p>0,260549413</text:p>
          </table:table-cell>
          <table:table-cell office:value-type="float" office:value="0" table:style-name="ce1">
            <text:p>0</text:p>
          </table:table-cell>
          <table:table-cell office:value-type="float" office:value="1.1614858760582401" table:style-name="ce1">
            <text:p>1,161485876</text:p>
          </table:table-cell>
          <table:table-cell office:value-type="float" office:value="-2.3073885023560701" table:style-name="ce1">
            <text:p>-2,307388502</text:p>
          </table:table-cell>
          <table:table-cell office:value-type="float" office:value="-1.2738162396494901" table:style-name="ce1">
            <text:p>-1,27381624</text:p>
          </table:table-cell>
          <table:table-cell office:value-type="float" office:value="-0.79711338103322604" table:style-name="ce1">
            <text:p>-0,797113381</text:p>
          </table:table-cell>
          <table:table-cell office:value-type="float" office:value="-1.1614858760582401" table:style-name="ce1">
            <text:p>-1,161485876</text:p>
          </table:table-cell>
          <table:table-cell office:value-type="float" office:value="0.765794204663369" table:style-name="ce1">
            <text:p>0,765794205</text:p>
          </table:table-cell>
          <table:table-cell office:value-type="float" office:value="1.2270852086547499" table:style-name="ce1">
            <text:p>1,227085209</text:p>
          </table:table-cell>
          <table:table-cell office:value-type="float" office:value="-0.86220689899305103" table:style-name="ce1">
            <text:p>-0,862206899</text:p>
          </table:table-cell>
          <table:table-cell office:value-type="float" office:value="0.49502508610072898" table:style-name="ce1">
            <text:p>0,495025086</text:p>
          </table:table-cell>
          <table:table-cell office:value-type="float" office:value="1.1614858760582401" table:style-name="ce1">
            <text:p>1,161485876</text:p>
          </table:table-cell>
          <table:table-cell office:value-type="float" office:value="-1.1156831047842699" table:style-name="ce1">
            <text:p>-1,115683105</text:p>
          </table:table-cell>
          <table:table-cell office:value-type="float" office:value="0.78906302540978901" table:style-name="ce1">
            <text:p>0,789063025</text:p>
          </table:table-cell>
          <table:table-cell office:value-type="float" office:value="-0.94109000474025895" table:style-name="ce1">
            <text:p>-0,941090005</text:p>
          </table:table-cell>
          <table:table-cell office:value-type="float" office:value="0.38447733473573398" table:style-name="ce1">
            <text:p>0,384477335</text:p>
          </table:table-cell>
          <table:table-cell office:value-type="float" office:value="-0.88603207192713995" table:style-name="ce1">
            <text:p>-0,886032072</text:p>
          </table:table-cell>
          <table:table-cell office:value-type="float" office:value="-1.1614858760582401" table:style-name="ce1">
            <text:p>-1,161485876</text:p>
          </table:table-cell>
          <table:table-cell office:value-type="float" office:value="-1.9092085268225101" table:style-name="ce1">
            <text:p>-1,909208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525040598289901" table:style-name="ce1">
            <text:p>0,145250406</text:p>
          </table:table-cell>
          <table:table-cell office:value-type="float" office:value="0.37615020190806597" table:style-name="ce1">
            <text:p>0,376150202</text:p>
          </table:table-cell>
          <table:table-cell table:number-columns-repeated="16360"/>
        </table:table-row>
        <table:table-row table:style-name="ro1">
          <table:table-cell office:value-type="float" office:value="-0.76215076544895299" table:style-name="ce1">
            <text:p>-0,762150765</text:p>
          </table:table-cell>
          <table:table-cell office:value-type="float" office:value="-0.98999894726915405" table:style-name="ce1">
            <text:p>-0,989998947</text:p>
          </table:table-cell>
          <table:table-cell office:value-type="float" office:value="0" table:style-name="ce1">
            <text:p>0</text:p>
          </table:table-cell>
          <table:table-cell office:value-type="float" office:value="1.13307624190171" table:style-name="ce1">
            <text:p>1,133076242</text:p>
          </table:table-cell>
          <table:table-cell office:value-type="float" office:value="-1.4642910422847599" table:style-name="ce1">
            <text:p>-1,464291042</text:p>
          </table:table-cell>
          <table:table-cell office:value-type="float" office:value="-0.80075143534926896" table:style-name="ce1">
            <text:p>-0,800751435</text:p>
          </table:table-cell>
          <table:table-cell office:value-type="float" office:value="-7.7017010791854995E-2" table:style-name="ce1">
            <text:p>-0,077017011</text:p>
          </table:table-cell>
          <table:table-cell office:value-type="float" office:value="-1.13307624190171" table:style-name="ce1">
            <text:p>-1,133076242</text:p>
          </table:table-cell>
          <table:table-cell office:value-type="float" office:value="0.91513795888307103" table:style-name="ce1">
            <text:p>0,915137959</text:p>
          </table:table-cell>
          <table:table-cell office:value-type="float" office:value="0.68536115111209694" table:style-name="ce1">
            <text:p>0,685361151</text:p>
          </table:table-cell>
          <table:table-cell office:value-type="float" office:value="-0.59572295668100606" table:style-name="ce1">
            <text:p>-0,595722957</text:p>
          </table:table-cell>
          <table:table-cell office:value-type="float" office:value="-9.3357750882291604E-2" table:style-name="ce1">
            <text:p>-0,093357751</text:p>
          </table:table-cell>
          <table:table-cell office:value-type="float" office:value="1.13307624190171" table:style-name="ce1">
            <text:p>1,133076242</text:p>
          </table:table-cell>
          <table:table-cell office:value-type="float" office:value="-1.11737817005534" table:style-name="ce1">
            <text:p>-1,11737817</text:p>
          </table:table-cell>
          <table:table-cell office:value-type="float" office:value="0.97047216836479999" table:style-name="ce1">
            <text:p>0,970472168</text:p>
          </table:table-cell>
          <table:table-cell office:value-type="float" office:value="-0.91010130438565595" table:style-name="ce1">
            <text:p>-0,910101304</text:p>
          </table:table-cell>
          <table:table-cell office:value-type="float" office:value="0.61297234527677402" table:style-name="ce1">
            <text:p>0,612972345</text:p>
          </table:table-cell>
          <table:table-cell office:value-type="float" office:value="-0.97874325711366295" table:style-name="ce1">
            <text:p>-0,978743257</text:p>
          </table:table-cell>
          <table:table-cell office:value-type="float" office:value="-1.13307624190171" table:style-name="ce1">
            <text:p>-1,133076242</text:p>
          </table:table-cell>
          <table:table-cell office:value-type="float" office:value="-1.4231998348921799" table:style-name="ce1">
            <text:p>-1,423199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1281338508592501" table:style-name="ce1">
            <text:p>-0,112813385</text:p>
          </table:table-cell>
          <table:table-cell office:value-type="float" office:value="0.67104893266004695" table:style-name="ce1">
            <text:p>0,671048933</text:p>
          </table:table-cell>
          <table:table-cell table:number-columns-repeated="16360"/>
        </table:table-row>
        <table:table-row table:style-name="ro1">
          <table:table-cell office:value-type="float" office:value="-0.55267135108452203" table:style-name="ce1">
            <text:p>-0,552671351</text:p>
          </table:table-cell>
          <table:table-cell office:value-type="float" office:value="-0.87770229555978496" table:style-name="ce1">
            <text:p>-0,877702296</text:p>
          </table:table-cell>
          <table:table-cell office:value-type="float" office:value="0" table:style-name="ce1">
            <text:p>0</text:p>
          </table:table-cell>
          <table:table-cell office:value-type="float" office:value="1.11523459755302" table:style-name="ce1">
            <text:p>1,115234598</text:p>
          </table:table-cell>
          <table:table-cell office:value-type="float" office:value="-0.97156863678057803" table:style-name="ce1">
            <text:p>-0,971568637</text:p>
          </table:table-cell>
          <table:table-cell office:value-type="float" office:value="-0.66353102889487903" table:style-name="ce1">
            <text:p>-0,663531029</text:p>
          </table:table-cell>
          <table:table-cell office:value-type="float" office:value="-0.45283458788226599" table:style-name="ce1">
            <text:p>-0,452834588</text:p>
          </table:table-cell>
          <table:table-cell office:value-type="float" office:value="-1.11523459755302" table:style-name="ce1">
            <text:p>-1,115234598</text:p>
          </table:table-cell>
          <table:table-cell office:value-type="float" office:value="0.269660878625122" table:style-name="ce1">
            <text:p>0,269660879</text:p>
          </table:table-cell>
          <table:table-cell office:value-type="float" office:value="0.130005342363085" table:style-name="ce1">
            <text:p>0,130005342</text:p>
          </table:table-cell>
          <table:table-cell office:value-type="float" office:value="-0.64355728124827305" table:style-name="ce1">
            <text:p>-0,643557281</text:p>
          </table:table-cell>
          <table:table-cell office:value-type="float" office:value="0.108673993571179" table:style-name="ce1">
            <text:p>0,108673994</text:p>
          </table:table-cell>
          <table:table-cell office:value-type="float" office:value="1.11523459755302" table:style-name="ce1">
            <text:p>1,115234598</text:p>
          </table:table-cell>
          <table:table-cell office:value-type="float" office:value="-1.1134722719024099" table:style-name="ce1">
            <text:p>-1,113472272</text:p>
          </table:table-cell>
          <table:table-cell office:value-type="float" office:value="0.488553120171757" table:style-name="ce1">
            <text:p>0,48855312</text:p>
          </table:table-cell>
          <table:table-cell office:value-type="float" office:value="-0.77512455581468698" table:style-name="ce1">
            <text:p>-0,775124556</text:p>
          </table:table-cell>
          <table:table-cell office:value-type="float" office:value="0.33764553588458601" table:style-name="ce1">
            <text:p>0,337645536</text:p>
          </table:table-cell>
          <table:table-cell office:value-type="float" office:value="-1.2494760174577799" table:style-name="ce1">
            <text:p>-1,249476017</text:p>
          </table:table-cell>
          <table:table-cell office:value-type="float" office:value="-1.11523459755302" table:style-name="ce1">
            <text:p>-1,115234598</text:p>
          </table:table-cell>
          <table:table-cell office:value-type="float" office:value="-0.82649230586756395" table:style-name="ce1">
            <text:p>-0,826492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2094434757963097" table:style-name="ce1">
            <text:p>0,820944348</text:p>
          </table:table-cell>
          <table:table-cell office:value-type="float" office:value="0.26075385274164198" table:style-name="ce1">
            <text:p>0,260753853</text:p>
          </table:table-cell>
          <table:table-cell table:number-columns-repeated="16360"/>
        </table:table-row>
        <table:table-row table:style-name="ro1">
          <table:table-cell office:value-type="float" office:value="-0.28889714704310998" table:style-name="ce1">
            <text:p>-0,288897147</text:p>
          </table:table-cell>
          <table:table-cell office:value-type="float" office:value="-0.38939254985757898" table:style-name="ce1">
            <text:p>-0,38939255</text:p>
          </table:table-cell>
          <table:table-cell office:value-type="float" office:value="0" table:style-name="ce1">
            <text:p>0</text:p>
          </table:table-cell>
          <table:table-cell office:value-type="float" office:value="1.0984815167767701" table:style-name="ce1">
            <text:p>1,098481517</text:p>
          </table:table-cell>
          <table:table-cell office:value-type="float" office:value="-1.25337997117638" table:style-name="ce1">
            <text:p>-1,253379971</text:p>
          </table:table-cell>
          <table:table-cell office:value-type="float" office:value="6.0373144209404997E-2" table:style-name="ce1">
            <text:p>0,060373144</text:p>
          </table:table-cell>
          <table:table-cell office:value-type="float" office:value="-0.74936282165020096" table:style-name="ce1">
            <text:p>-0,749362822</text:p>
          </table:table-cell>
          <table:table-cell office:value-type="float" office:value="-1.0984815167767701" table:style-name="ce1">
            <text:p>-1,098481517</text:p>
          </table:table-cell>
          <table:table-cell office:value-type="float" office:value="-0.56019777321422004" table:style-name="ce1">
            <text:p>-0,560197773</text:p>
          </table:table-cell>
          <table:table-cell office:value-type="float" office:value="0.40092569755282698" table:style-name="ce1">
            <text:p>0,400925698</text:p>
          </table:table-cell>
          <table:table-cell office:value-type="float" office:value="-0.80086269256957698" table:style-name="ce1">
            <text:p>-0,800862693</text:p>
          </table:table-cell>
          <table:table-cell office:value-type="float" office:value="-0.17476963259451" table:style-name="ce1">
            <text:p>-0,174769633</text:p>
          </table:table-cell>
          <table:table-cell office:value-type="float" office:value="1.0984815167767701" table:style-name="ce1">
            <text:p>1,098481517</text:p>
          </table:table-cell>
          <table:table-cell office:value-type="float" office:value="-0.90633644269749603" table:style-name="ce1">
            <text:p>-0,906336443</text:p>
          </table:table-cell>
          <table:table-cell office:value-type="float" office:value="0.57587687374737095" table:style-name="ce1">
            <text:p>0,575876874</text:p>
          </table:table-cell>
          <table:table-cell office:value-type="float" office:value="-0.65503308575784502" table:style-name="ce1">
            <text:p>-0,655033086</text:p>
          </table:table-cell>
          <table:table-cell office:value-type="float" office:value="0.28444308397171197" table:style-name="ce1">
            <text:p>0,284443084</text:p>
          </table:table-cell>
          <table:table-cell office:value-type="float" office:value="-1.1466587737343901" table:style-name="ce1">
            <text:p>-1,146658774</text:p>
          </table:table-cell>
          <table:table-cell office:value-type="float" office:value="-1.0984815167767701" table:style-name="ce1">
            <text:p>-1,098481517</text:p>
          </table:table-cell>
          <table:table-cell office:value-type="float" office:value="-0.46547710061992598" table:style-name="ce1">
            <text:p>-0,465477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940750208511801" table:style-name="ce1">
            <text:p>0,199407502</text:p>
          </table:table-cell>
          <table:table-cell office:value-type="float" office:value="0.57734236100117498" table:style-name="ce1">
            <text:p>0,577342361</text:p>
          </table:table-cell>
          <table:table-cell table:number-columns-repeated="16360"/>
        </table:table-row>
        <table:table-row table:style-name="ro1">
          <table:table-cell office:value-type="float" office:value="-0.12259784871141199" table:style-name="ce1">
            <text:p>-0,122597849</text:p>
          </table:table-cell>
          <table:table-cell office:value-type="float" office:value="0.80960369555865896" table:style-name="ce1">
            <text:p>0,809603696</text:p>
          </table:table-cell>
          <table:table-cell office:value-type="float" office:value="0" table:style-name="ce1">
            <text:p>0</text:p>
          </table:table-cell>
          <table:table-cell office:value-type="float" office:value="1.10570069194482" table:style-name="ce1">
            <text:p>1,105700692</text:p>
          </table:table-cell>
          <table:table-cell office:value-type="float" office:value="-1.06399940054693" table:style-name="ce1">
            <text:p>-1,063999401</text:p>
          </table:table-cell>
          <table:table-cell office:value-type="float" office:value="-0.63794042588718902" table:style-name="ce1">
            <text:p>-0,637940426</text:p>
          </table:table-cell>
          <table:table-cell office:value-type="float" office:value="-0.67924452232827204" table:style-name="ce1">
            <text:p>-0,679244522</text:p>
          </table:table-cell>
          <table:table-cell office:value-type="float" office:value="-1.10570069194482" table:style-name="ce1">
            <text:p>-1,105700692</text:p>
          </table:table-cell>
          <table:table-cell office:value-type="float" office:value="-0.55320057614078999" table:style-name="ce1">
            <text:p>-0,553200576</text:p>
          </table:table-cell>
          <table:table-cell office:value-type="float" office:value="0.124573510144886" table:style-name="ce1">
            <text:p>0,12457351</text:p>
          </table:table-cell>
          <table:table-cell office:value-type="float" office:value="-0.979158302004702" table:style-name="ce1">
            <text:p>-0,979158302</text:p>
          </table:table-cell>
          <table:table-cell office:value-type="float" office:value="0.243616731640517" table:style-name="ce1">
            <text:p>0,243616732</text:p>
          </table:table-cell>
          <table:table-cell office:value-type="float" office:value="1.10570069194482" table:style-name="ce1">
            <text:p>1,105700692</text:p>
          </table:table-cell>
          <table:table-cell office:value-type="float" office:value="-0.47598667847255499" table:style-name="ce1">
            <text:p>-0,475986678</text:p>
          </table:table-cell>
          <table:table-cell office:value-type="float" office:value="0.82653338754828298" table:style-name="ce1">
            <text:p>0,826533388</text:p>
          </table:table-cell>
          <table:table-cell office:value-type="float" office:value="-0.80937742444479499" table:style-name="ce1">
            <text:p>-0,809377424</text:p>
          </table:table-cell>
          <table:table-cell office:value-type="float" office:value="6.7396212180718701E-2" table:style-name="ce1">
            <text:p>0,067396212</text:p>
          </table:table-cell>
          <table:table-cell office:value-type="float" office:value="-0.94535199583610996" table:style-name="ce1">
            <text:p>-0,945351996</text:p>
          </table:table-cell>
          <table:table-cell office:value-type="float" office:value="-1.10570069194482" table:style-name="ce1">
            <text:p>-1,105700692</text:p>
          </table:table-cell>
          <table:table-cell office:value-type="float" office:value="-0.90624604292966404" table:style-name="ce1">
            <text:p>-0,906246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466510564940703E-2" table:style-name="ce1">
            <text:p>0,048466511</text:p>
          </table:table-cell>
          <table:table-cell office:value-type="float" office:value="1.01267056844188" table:style-name="ce1">
            <text:p>1,012670568</text:p>
          </table:table-cell>
          <table:table-cell table:number-columns-repeated="16360"/>
        </table:table-row>
        <table:table-row table:style-name="ro1">
          <table:table-cell office:value-type="float" office:value="-0.17650779770175601" table:style-name="ce1">
            <text:p>-0,176507798</text:p>
          </table:table-cell>
          <table:table-cell office:value-type="float" office:value="0.27045249251164499" table:style-name="ce1">
            <text:p>0,270452493</text:p>
          </table:table-cell>
          <table:table-cell office:value-type="float" office:value="0" table:style-name="ce1">
            <text:p>0</text:p>
          </table:table-cell>
          <table:table-cell office:value-type="float" office:value="1.11695134889727" table:style-name="ce1">
            <text:p>1,116951349</text:p>
          </table:table-cell>
          <table:table-cell office:value-type="float" office:value="-1.11510362675287" table:style-name="ce1">
            <text:p>-1,115103627</text:p>
          </table:table-cell>
          <table:table-cell office:value-type="float" office:value="-0.46645055118384099" table:style-name="ce1">
            <text:p>-0,466450551</text:p>
          </table:table-cell>
          <table:table-cell office:value-type="float" office:value="-0.96421085855704103" table:style-name="ce1">
            <text:p>-0,964210859</text:p>
          </table:table-cell>
          <table:table-cell office:value-type="float" office:value="-1.11695134889727" table:style-name="ce1">
            <text:p>-1,116951349</text:p>
          </table:table-cell>
          <table:table-cell office:value-type="float" office:value="0.46544272342512799" table:style-name="ce1">
            <text:p>0,465442723</text:p>
          </table:table-cell>
          <table:table-cell office:value-type="float" office:value="0.86581665757761195" table:style-name="ce1">
            <text:p>0,865816658</text:p>
          </table:table-cell>
          <table:table-cell office:value-type="float" office:value="-0.86241306162029197" table:style-name="ce1">
            <text:p>-0,862413062</text:p>
          </table:table-cell>
          <table:table-cell office:value-type="float" office:value="-3.8325032126689001E-2" table:style-name="ce1">
            <text:p>-0,038325032</text:p>
          </table:table-cell>
          <table:table-cell office:value-type="float" office:value="1.11695134889727" table:style-name="ce1">
            <text:p>1,116951349</text:p>
          </table:table-cell>
          <table:table-cell office:value-type="float" office:value="-0.42973442265773998" table:style-name="ce1">
            <text:p>-0,429734423</text:p>
          </table:table-cell>
          <table:table-cell office:value-type="float" office:value="0.78284612618377902" table:style-name="ce1">
            <text:p>0,782846126</text:p>
          </table:table-cell>
          <table:table-cell office:value-type="float" office:value="-0.873474876048425" table:style-name="ce1">
            <text:p>-0,873474876</text:p>
          </table:table-cell>
          <table:table-cell office:value-type="float" office:value="0.34075198389050698" table:style-name="ce1">
            <text:p>0,340751984</text:p>
          </table:table-cell>
          <table:table-cell office:value-type="float" office:value="-1.06712992430732" table:style-name="ce1">
            <text:p>-1,067129924</text:p>
          </table:table-cell>
          <table:table-cell office:value-type="float" office:value="-1.11695134889727" table:style-name="ce1">
            <text:p>-1,116951349</text:p>
          </table:table-cell>
          <table:table-cell office:value-type="float" office:value="-0.86150123202548301" table:style-name="ce1">
            <text:p>-0,861501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993781088564003" table:style-name="ce1">
            <text:p>0,729937811</text:p>
          </table:table-cell>
          <table:table-cell office:value-type="float" office:value="0.74716183222425903" table:style-name="ce1">
            <text:p>0,747161832</text:p>
          </table:table-cell>
          <table:table-cell table:number-columns-repeated="16360"/>
        </table:table-row>
        <table:table-row table:style-name="ro1">
          <table:table-cell office:value-type="float" office:value="0.44648284769986102" table:style-name="ce1">
            <text:p>0,446482848</text:p>
          </table:table-cell>
          <table:table-cell office:value-type="float" office:value="0.41551425380132301" table:style-name="ce1">
            <text:p>0,415514254</text:p>
          </table:table-cell>
          <table:table-cell office:value-type="float" office:value="0" table:style-name="ce1">
            <text:p>0</text:p>
          </table:table-cell>
          <table:table-cell office:value-type="float" office:value="1.1308516624942799" table:style-name="ce1">
            <text:p>1,130851662</text:p>
          </table:table-cell>
          <table:table-cell office:value-type="float" office:value="-1.22813538526956" table:style-name="ce1">
            <text:p>-1,228135385</text:p>
          </table:table-cell>
          <table:table-cell office:value-type="float" office:value="-0.31369682121061698" table:style-name="ce1">
            <text:p>-0,313696821</text:p>
          </table:table-cell>
          <table:table-cell office:value-type="float" office:value="-0.667276684306082" table:style-name="ce1">
            <text:p>-0,667276684</text:p>
          </table:table-cell>
          <table:table-cell office:value-type="float" office:value="-1.1308516624942799" table:style-name="ce1">
            <text:p>-1,130851662</text:p>
          </table:table-cell>
          <table:table-cell office:value-type="float" office:value="-0.30093959393198699" table:style-name="ce1">
            <text:p>-0,300939594</text:p>
          </table:table-cell>
          <table:table-cell office:value-type="float" office:value="0.54690508759566903" table:style-name="ce1">
            <text:p>0,546905088</text:p>
          </table:table-cell>
          <table:table-cell office:value-type="float" office:value="-0.57004982367401402" table:style-name="ce1">
            <text:p>-0,570049824</text:p>
          </table:table-cell>
          <table:table-cell office:value-type="float" office:value="-0.26383891525187803" table:style-name="ce1">
            <text:p>-0,263838915</text:p>
          </table:table-cell>
          <table:table-cell office:value-type="float" office:value="1.1308516624942799" table:style-name="ce1">
            <text:p>1,130851662</text:p>
          </table:table-cell>
          <table:table-cell office:value-type="float" office:value="-0.50755344014557502" table:style-name="ce1">
            <text:p>-0,50755344</text:p>
          </table:table-cell>
          <table:table-cell office:value-type="float" office:value="0.89177010912827503" table:style-name="ce1">
            <text:p>0,891770109</text:p>
          </table:table-cell>
          <table:table-cell office:value-type="float" office:value="-0.843476108452757" table:style-name="ce1">
            <text:p>-0,843476108</text:p>
          </table:table-cell>
          <table:table-cell office:value-type="float" office:value="0.139452171890767" table:style-name="ce1">
            <text:p>0,139452172</text:p>
          </table:table-cell>
          <table:table-cell office:value-type="float" office:value="-0.51705274269450197" table:style-name="ce1">
            <text:p>-0,517052743</text:p>
          </table:table-cell>
          <table:table-cell office:value-type="float" office:value="-1.1308516624942799" table:style-name="ce1">
            <text:p>-1,130851662</text:p>
          </table:table-cell>
          <table:table-cell office:value-type="float" office:value="-0.64461395938451105" table:style-name="ce1">
            <text:p>-0,644613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318625666967397" table:style-name="ce1">
            <text:p>0,493186257</text:p>
          </table:table-cell>
          <table:table-cell office:value-type="float" office:value="0.88371751491657902" table:style-name="ce1">
            <text:p>0,883717515</text:p>
          </table:table-cell>
          <table:table-cell table:number-columns-repeated="16360"/>
        </table:table-row>
        <table:table-row table:style-name="ro1">
          <table:table-cell office:value-type="float" office:value="0.413292321611611" table:style-name="ce1">
            <text:p>0,413292322</text:p>
          </table:table-cell>
          <table:table-cell office:value-type="float" office:value="1.15573742574268" table:style-name="ce1">
            <text:p>1,155737426</text:p>
          </table:table-cell>
          <table:table-cell office:value-type="float" office:value="0" table:style-name="ce1">
            <text:p>0</text:p>
          </table:table-cell>
          <table:table-cell office:value-type="float" office:value="1.1444692590252199" table:style-name="ce1">
            <text:p>1,144469259</text:p>
          </table:table-cell>
          <table:table-cell office:value-type="float" office:value="-0.50365380486978495" table:style-name="ce1">
            <text:p>-0,503653805</text:p>
          </table:table-cell>
          <table:table-cell office:value-type="float" office:value="-0.89701387205404604" table:style-name="ce1">
            <text:p>-0,897013872</text:p>
          </table:table-cell>
          <table:table-cell office:value-type="float" office:value="-0.51245650964993095" table:style-name="ce1">
            <text:p>-0,51245651</text:p>
          </table:table-cell>
          <table:table-cell office:value-type="float" office:value="-1.1444692590252199" table:style-name="ce1">
            <text:p>-1,144469259</text:p>
          </table:table-cell>
          <table:table-cell office:value-type="float" office:value="-1.80811884128392" table:style-name="ce1">
            <text:p>-1,808118841</text:p>
          </table:table-cell>
          <table:table-cell office:value-type="float" office:value="0.85126439995536995" table:style-name="ce1">
            <text:p>0,8512644</text:p>
          </table:table-cell>
          <table:table-cell office:value-type="float" office:value="-0.97954939840303101" table:style-name="ce1">
            <text:p>-0,979549398</text:p>
          </table:table-cell>
          <table:table-cell office:value-type="float" office:value="-0.27104146048644101" table:style-name="ce1">
            <text:p>-0,27104146</text:p>
          </table:table-cell>
          <table:table-cell office:value-type="float" office:value="1.1444692590252199" table:style-name="ce1">
            <text:p>1,144469259</text:p>
          </table:table-cell>
          <table:table-cell office:value-type="float" office:value="-0.50910854971899799" table:style-name="ce1">
            <text:p>-0,50910855</text:p>
          </table:table-cell>
          <table:table-cell office:value-type="float" office:value="0.67962694720751404" table:style-name="ce1">
            <text:p>0,679626947</text:p>
          </table:table-cell>
          <table:table-cell office:value-type="float" office:value="-0.64653901587009699" table:style-name="ce1">
            <text:p>-0,646539016</text:p>
          </table:table-cell>
          <table:table-cell office:value-type="float" office:value="0.40628964805566298" table:style-name="ce1">
            <text:p>0,406289648</text:p>
          </table:table-cell>
          <table:table-cell office:value-type="float" office:value="-0.91790275617691697" table:style-name="ce1">
            <text:p>-0,917902756</text:p>
          </table:table-cell>
          <table:table-cell office:value-type="float" office:value="-1.1444692590252199" table:style-name="ce1">
            <text:p>-1,144469259</text:p>
          </table:table-cell>
          <table:table-cell office:value-type="float" office:value="-0.739901403815585" table:style-name="ce1">
            <text:p>-0,739901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080130681499403" table:style-name="ce1">
            <text:p>0,510801307</text:p>
          </table:table-cell>
          <table:table-cell office:value-type="float" office:value="0.82828761261427497" table:style-name="ce1">
            <text:p>0,828287613</text:p>
          </table:table-cell>
          <table:table-cell table:number-columns-repeated="16360"/>
        </table:table-row>
        <table:table-row table:style-name="ro1">
          <table:table-cell office:value-type="float" office:value="0.86087096624677395" table:style-name="ce1">
            <text:p>0,860870966</text:p>
          </table:table-cell>
          <table:table-cell office:value-type="float" office:value="0.64618663999709702" table:style-name="ce1">
            <text:p>0,64618664</text:p>
          </table:table-cell>
          <table:table-cell office:value-type="float" office:value="0" table:style-name="ce1">
            <text:p>0</text:p>
          </table:table-cell>
          <table:table-cell office:value-type="float" office:value="1.1542270277305899" table:style-name="ce1">
            <text:p>1,154227028</text:p>
          </table:table-cell>
          <table:table-cell office:value-type="float" office:value="-0.12858520337585799" table:style-name="ce1">
            <text:p>-0,128585203</text:p>
          </table:table-cell>
          <table:table-cell office:value-type="float" office:value="-0.42368358090836999" table:style-name="ce1">
            <text:p>-0,423683581</text:p>
          </table:table-cell>
          <table:table-cell office:value-type="float" office:value="-0.71173445805121305" table:style-name="ce1">
            <text:p>-0,711734458</text:p>
          </table:table-cell>
          <table:table-cell office:value-type="float" office:value="-1.1542270277305899" table:style-name="ce1">
            <text:p>-1,154227028</text:p>
          </table:table-cell>
          <table:table-cell office:value-type="float" office:value="-0.73110833831118105" table:style-name="ce1">
            <text:p>-0,731108338</text:p>
          </table:table-cell>
          <table:table-cell office:value-type="float" office:value="0.97730589736134399" table:style-name="ce1">
            <text:p>0,977305897</text:p>
          </table:table-cell>
          <table:table-cell office:value-type="float" office:value="-0.83876781118561305" table:style-name="ce1">
            <text:p>-0,838767811</text:p>
          </table:table-cell>
          <table:table-cell office:value-type="float" office:value="-0.18379116788885799" table:style-name="ce1">
            <text:p>-0,183791168</text:p>
          </table:table-cell>
          <table:table-cell office:value-type="float" office:value="1.1542270277305899" table:style-name="ce1">
            <text:p>1,154227028</text:p>
          </table:table-cell>
          <table:table-cell office:value-type="float" office:value="-0.57732440909327598" table:style-name="ce1">
            <text:p>-0,577324409</text:p>
          </table:table-cell>
          <table:table-cell office:value-type="float" office:value="0.68403927816693599" table:style-name="ce1">
            <text:p>0,684039278</text:p>
          </table:table-cell>
          <table:table-cell office:value-type="float" office:value="-0.64643085113451904" table:style-name="ce1">
            <text:p>-0,646430851</text:p>
          </table:table-cell>
          <table:table-cell office:value-type="float" office:value="0.48606996920150197" table:style-name="ce1">
            <text:p>0,486069969</text:p>
          </table:table-cell>
          <table:table-cell office:value-type="float" office:value="-0.72199409119625801" table:style-name="ce1">
            <text:p>-0,721994091</text:p>
          </table:table-cell>
          <table:table-cell office:value-type="float" office:value="-1.1542270277305899" table:style-name="ce1">
            <text:p>-1,154227028</text:p>
          </table:table-cell>
          <table:table-cell office:value-type="float" office:value="-0.50689114832009097" table:style-name="ce1">
            <text:p>-0,506891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5013919408387604" table:style-name="ce1">
            <text:p>0,950139194</text:p>
          </table:table-cell>
          <table:table-cell office:value-type="float" office:value="0.59941236370177797" table:style-name="ce1">
            <text:p>0,599412364</text:p>
          </table:table-cell>
          <table:table-cell table:number-columns-repeated="16360"/>
        </table:table-row>
        <table:table-row table:style-name="ro1">
          <table:table-cell office:value-type="float" office:value="0.118417359037557" table:style-name="ce1">
            <text:p>0,118417359</text:p>
          </table:table-cell>
          <table:table-cell office:value-type="float" office:value="0.16239004502538601" table:style-name="ce1">
            <text:p>0,162390045</text:p>
          </table:table-cell>
          <table:table-cell office:value-type="float" office:value="0" table:style-name="ce1">
            <text:p>0</text:p>
          </table:table-cell>
          <table:table-cell office:value-type="float" office:value="1.14845883801612" table:style-name="ce1">
            <text:p>1,148458838</text:p>
          </table:table-cell>
          <table:table-cell office:value-type="float" office:value="-0.440237139072718" table:style-name="ce1">
            <text:p>-0,440237139</text:p>
          </table:table-cell>
          <table:table-cell office:value-type="float" office:value="-0.45159089911263001" table:style-name="ce1">
            <text:p>-0,451590899</text:p>
          </table:table-cell>
          <table:table-cell office:value-type="float" office:value="-0.586880373844758" table:style-name="ce1">
            <text:p>-0,586880374</text:p>
          </table:table-cell>
          <table:table-cell office:value-type="float" office:value="-1.14845883801612" table:style-name="ce1">
            <text:p>-1,148458838</text:p>
          </table:table-cell>
          <table:table-cell office:value-type="float" office:value="-2.1088784206845799" table:style-name="ce1">
            <text:p>-2,108878421</text:p>
          </table:table-cell>
          <table:table-cell office:value-type="float" office:value="0.69608958814502997" table:style-name="ce1">
            <text:p>0,696089588</text:p>
          </table:table-cell>
          <table:table-cell office:value-type="float" office:value="-1.19415323414956" table:style-name="ce1">
            <text:p>-1,194153234</text:p>
          </table:table-cell>
          <table:table-cell office:value-type="float" office:value="-0.235016885852465" table:style-name="ce1">
            <text:p>-0,235016886</text:p>
          </table:table-cell>
          <table:table-cell office:value-type="float" office:value="1.14845883801612" table:style-name="ce1">
            <text:p>1,148458838</text:p>
          </table:table-cell>
          <table:table-cell office:value-type="float" office:value="-0.40514907084109397" table:style-name="ce1">
            <text:p>-0,405149071</text:p>
          </table:table-cell>
          <table:table-cell office:value-type="float" office:value="0.86072521044331796" table:style-name="ce1">
            <text:p>0,86072521</text:p>
          </table:table-cell>
          <table:table-cell office:value-type="float" office:value="-0.69400484512772198" table:style-name="ce1">
            <text:p>-0,694004845</text:p>
          </table:table-cell>
          <table:table-cell office:value-type="float" office:value="0.44369173778744497" table:style-name="ce1">
            <text:p>0,443691738</text:p>
          </table:table-cell>
          <table:table-cell office:value-type="float" office:value="-0.50294100097800998" table:style-name="ce1">
            <text:p>-0,502941001</text:p>
          </table:table-cell>
          <table:table-cell office:value-type="float" office:value="-1.14845883801612" table:style-name="ce1">
            <text:p>-1,148458838</text:p>
          </table:table-cell>
          <table:table-cell office:value-type="float" office:value="-0.64217459628515705" table:style-name="ce1">
            <text:p>-0,642174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2118473354749" table:style-name="ce1">
            <text:p>0,422118473</text:p>
          </table:table-cell>
          <table:table-cell office:value-type="float" office:value="0.62081922893460695" table:style-name="ce1">
            <text:p>0,620819229</text:p>
          </table:table-cell>
          <table:table-cell table:number-columns-repeated="16360"/>
        </table:table-row>
        <table:table-row table:style-name="ro1">
          <table:table-cell office:value-type="float" office:value="0.27035219010577899" table:style-name="ce1">
            <text:p>0,27035219</text:p>
          </table:table-cell>
          <table:table-cell office:value-type="float" office:value="1.75285167194247" table:style-name="ce1">
            <text:p>1,752851672</text:p>
          </table:table-cell>
          <table:table-cell office:value-type="float" office:value="0" table:style-name="ce1">
            <text:p>0</text:p>
          </table:table-cell>
          <table:table-cell office:value-type="float" office:value="1.17847384702286" table:style-name="ce1">
            <text:p>1,178473847</text:p>
          </table:table-cell>
          <table:table-cell office:value-type="float" office:value="-1.47850708722099" table:style-name="ce1">
            <text:p>-1,478507087</text:p>
          </table:table-cell>
          <table:table-cell office:value-type="float" office:value="-1.0572235718637999" table:style-name="ce1">
            <text:p>-1,057223572</text:p>
          </table:table-cell>
          <table:table-cell office:value-type="float" office:value="-0.31492715153498002" table:style-name="ce1">
            <text:p>-0,314927152</text:p>
          </table:table-cell>
          <table:table-cell office:value-type="float" office:value="-1.17847384702286" table:style-name="ce1">
            <text:p>-1,178473847</text:p>
          </table:table-cell>
          <table:table-cell office:value-type="float" office:value="-1.9556994346162899" table:style-name="ce1">
            <text:p>-1,955699435</text:p>
          </table:table-cell>
          <table:table-cell office:value-type="float" office:value="0.46924424237054202" table:style-name="ce1">
            <text:p>0,469244242</text:p>
          </table:table-cell>
          <table:table-cell office:value-type="float" office:value="-1.3671863871419201" table:style-name="ce1">
            <text:p>-1,367186387</text:p>
          </table:table-cell>
          <table:table-cell office:value-type="float" office:value="4.2606024059562098E-2" table:style-name="ce1">
            <text:p>0,042606024</text:p>
          </table:table-cell>
          <table:table-cell office:value-type="float" office:value="1.17847384702286" table:style-name="ce1">
            <text:p>1,178473847</text:p>
          </table:table-cell>
          <table:table-cell office:value-type="float" office:value="-0.78385168058344201" table:style-name="ce1">
            <text:p>-0,783851681</text:p>
          </table:table-cell>
          <table:table-cell office:value-type="float" office:value="1.17248177506042" table:style-name="ce1">
            <text:p>1,172481775</text:p>
          </table:table-cell>
          <table:table-cell office:value-type="float" office:value="-0.95996001924492402" table:style-name="ce1">
            <text:p>-0,959960019</text:p>
          </table:table-cell>
          <table:table-cell office:value-type="float" office:value="0.44845002628856401" table:style-name="ce1">
            <text:p>0,448450026</text:p>
          </table:table-cell>
          <table:table-cell office:value-type="float" office:value="-1.75729829154298" table:style-name="ce1">
            <text:p>-1,757298292</text:p>
          </table:table-cell>
          <table:table-cell office:value-type="float" office:value="-1.17847384702286" table:style-name="ce1">
            <text:p>-1,178473847</text:p>
          </table:table-cell>
          <table:table-cell office:value-type="float" office:value="-1.27982608072237" table:style-name="ce1">
            <text:p>-1,2798260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262110462068999" table:style-name="ce1">
            <text:p>0,192621105</text:p>
          </table:table-cell>
          <table:table-cell office:value-type="float" office:value="0.74206001060775795" table:style-name="ce1">
            <text:p>0,742060011</text:p>
          </table:table-cell>
          <table:table-cell table:number-columns-repeated="16360"/>
        </table:table-row>
        <table:table-row table:style-name="ro1">
          <table:table-cell office:value-type="float" office:value="-8.2557412874480096E-2" table:style-name="ce1">
            <text:p>-0,082557413</text:p>
          </table:table-cell>
          <table:table-cell office:value-type="float" office:value="1.03530793070543" table:style-name="ce1">
            <text:p>1,035307931</text:p>
          </table:table-cell>
          <table:table-cell office:value-type="float" office:value="0" table:style-name="ce1">
            <text:p>0</text:p>
          </table:table-cell>
          <table:table-cell office:value-type="float" office:value="1.1771995178069601" table:style-name="ce1">
            <text:p>1,177199518</text:p>
          </table:table-cell>
          <table:table-cell office:value-type="float" office:value="-1.2640287933957901" table:style-name="ce1">
            <text:p>-1,264028793</text:p>
          </table:table-cell>
          <table:table-cell office:value-type="float" office:value="-0.89678140805793805" table:style-name="ce1">
            <text:p>-0,896781408</text:p>
          </table:table-cell>
          <table:table-cell office:value-type="float" office:value="-0.493244112522569" table:style-name="ce1">
            <text:p>-0,493244113</text:p>
          </table:table-cell>
          <table:table-cell office:value-type="float" office:value="-1.1771995178069601" table:style-name="ce1">
            <text:p>-1,177199518</text:p>
          </table:table-cell>
          <table:table-cell office:value-type="float" office:value="-0.41747538578343801" table:style-name="ce1">
            <text:p>-0,417475386</text:p>
          </table:table-cell>
          <table:table-cell office:value-type="float" office:value="0.85194913820235096" table:style-name="ce1">
            <text:p>0,851949138</text:p>
          </table:table-cell>
          <table:table-cell office:value-type="float" office:value="-1.12338324063109" table:style-name="ce1">
            <text:p>-1,123383241</text:p>
          </table:table-cell>
          <table:table-cell office:value-type="float" office:value="0.497839614010475" table:style-name="ce1">
            <text:p>0,497839614</text:p>
          </table:table-cell>
          <table:table-cell office:value-type="float" office:value="1.1771995178069601" table:style-name="ce1">
            <text:p>1,177199518</text:p>
          </table:table-cell>
          <table:table-cell office:value-type="float" office:value="-0.90610129384177096" table:style-name="ce1">
            <text:p>-0,906101294</text:p>
          </table:table-cell>
          <table:table-cell office:value-type="float" office:value="0.83705637903985197" table:style-name="ce1">
            <text:p>0,837056379</text:p>
          </table:table-cell>
          <table:table-cell office:value-type="float" office:value="-0.87438421352253304" table:style-name="ce1">
            <text:p>-0,874384214</text:p>
          </table:table-cell>
          <table:table-cell office:value-type="float" office:value="0.592187475078919" table:style-name="ce1">
            <text:p>0,592187475</text:p>
          </table:table-cell>
          <table:table-cell office:value-type="float" office:value="-1.2992452717392999" table:style-name="ce1">
            <text:p>-1,299245272</text:p>
          </table:table-cell>
          <table:table-cell office:value-type="float" office:value="-1.1771995178069601" table:style-name="ce1">
            <text:p>-1,177199518</text:p>
          </table:table-cell>
          <table:table-cell office:value-type="float" office:value="-1.21695927467047" table:style-name="ce1">
            <text:p>-1,21695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681370091585001" table:style-name="ce1">
            <text:p>0,656813701</text:p>
          </table:table-cell>
          <table:table-cell office:value-type="float" office:value="0.99503463858057895" table:style-name="ce1">
            <text:p>0,995034639</text:p>
          </table:table-cell>
          <table:table-cell table:number-columns-repeated="16360"/>
        </table:table-row>
        <table:table-row table:style-name="ro1">
          <table:table-cell office:value-type="float" office:value="0.89237924620757103" table:style-name="ce1">
            <text:p>0,892379246</text:p>
          </table:table-cell>
          <table:table-cell office:value-type="float" office:value="0.58434504692904199" table:style-name="ce1">
            <text:p>0,584345047</text:p>
          </table:table-cell>
          <table:table-cell office:value-type="float" office:value="0" table:style-name="ce1">
            <text:p>0</text:p>
          </table:table-cell>
          <table:table-cell office:value-type="float" office:value="1.1692480688538101" table:style-name="ce1">
            <text:p>1,169248069</text:p>
          </table:table-cell>
          <table:table-cell office:value-type="float" office:value="-1.3975537092501999" table:style-name="ce1">
            <text:p>-1,397553709</text:p>
          </table:table-cell>
          <table:table-cell office:value-type="float" office:value="-1.18228597935114" table:style-name="ce1">
            <text:p>-1,182285979</text:p>
          </table:table-cell>
          <table:table-cell office:value-type="float" office:value="-0.91178009540907201" table:style-name="ce1">
            <text:p>-0,911780095</text:p>
          </table:table-cell>
          <table:table-cell office:value-type="float" office:value="-1.1692480688538101" table:style-name="ce1">
            <text:p>-1,169248069</text:p>
          </table:table-cell>
          <table:table-cell office:value-type="float" office:value="-0.119916495040052" table:style-name="ce1">
            <text:p>-0,119916495</text:p>
          </table:table-cell>
          <table:table-cell office:value-type="float" office:value="1.4184647489225399" table:style-name="ce1">
            <text:p>1,418464749</text:p>
          </table:table-cell>
          <table:table-cell office:value-type="float" office:value="-1.03099816889235" table:style-name="ce1">
            <text:p>-1,030998169</text:p>
          </table:table-cell>
          <table:table-cell office:value-type="float" office:value="6.1794609445080799E-2" table:style-name="ce1">
            <text:p>0,061794609</text:p>
          </table:table-cell>
          <table:table-cell office:value-type="float" office:value="1.1692480688538101" table:style-name="ce1">
            <text:p>1,169248069</text:p>
          </table:table-cell>
          <table:table-cell office:value-type="float" office:value="-0.76561472496136096" table:style-name="ce1">
            <text:p>-0,765614725</text:p>
          </table:table-cell>
          <table:table-cell office:value-type="float" office:value="1.0552954316781999" table:style-name="ce1">
            <text:p>1,055295432</text:p>
          </table:table-cell>
          <table:table-cell office:value-type="float" office:value="-1.10834167542388" table:style-name="ce1">
            <text:p>-1,108341675</text:p>
          </table:table-cell>
          <table:table-cell office:value-type="float" office:value="0.33102745998400501" table:style-name="ce1">
            <text:p>0,33102746</text:p>
          </table:table-cell>
          <table:table-cell office:value-type="float" office:value="-0.88426316982993003" table:style-name="ce1">
            <text:p>-0,88426317</text:p>
          </table:table-cell>
          <table:table-cell office:value-type="float" office:value="-1.1692480688538101" table:style-name="ce1">
            <text:p>-1,169248069</text:p>
          </table:table-cell>
          <table:table-cell office:value-type="float" office:value="-1.16840787253447" table:style-name="ce1">
            <text:p>-1,168407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601031389204097" table:style-name="ce1">
            <text:p>0,366010314</text:p>
          </table:table-cell>
          <table:table-cell office:value-type="float" office:value="0.935719453327303" table:style-name="ce1">
            <text:p>0,935719453</text:p>
          </table:table-cell>
          <table:table-cell table:number-columns-repeated="16360"/>
        </table:table-row>
        <table:table-row table:style-name="ro1">
          <table:table-cell office:value-type="float" office:value="0.11516313019843399" table:style-name="ce1">
            <text:p>0,11516313</text:p>
          </table:table-cell>
          <table:table-cell office:value-type="float" office:value="1.23255014987973" table:style-name="ce1">
            <text:p>1,23255015</text:p>
          </table:table-cell>
          <table:table-cell office:value-type="float" office:value="0" table:style-name="ce1">
            <text:p>0</text:p>
          </table:table-cell>
          <table:table-cell office:value-type="float" office:value="1.15069630327793" table:style-name="ce1">
            <text:p>1,150696303</text:p>
          </table:table-cell>
          <table:table-cell office:value-type="float" office:value="-0.95222766265720205" table:style-name="ce1">
            <text:p>-0,952227663</text:p>
          </table:table-cell>
          <table:table-cell office:value-type="float" office:value="-1.00585756980675" table:style-name="ce1">
            <text:p>-1,00585757</text:p>
          </table:table-cell>
          <table:table-cell office:value-type="float" office:value="-1.0287190335370799" table:style-name="ce1">
            <text:p>-1,028719034</text:p>
          </table:table-cell>
          <table:table-cell office:value-type="float" office:value="-1.15069630327793" table:style-name="ce1">
            <text:p>-1,150696303</text:p>
          </table:table-cell>
          <table:table-cell office:value-type="float" office:value="-1.09189797595595" table:style-name="ce1">
            <text:p>-1,091897976</text:p>
          </table:table-cell>
          <table:table-cell office:value-type="float" office:value="1.20227324424935" table:style-name="ce1">
            <text:p>1,202273244</text:p>
          </table:table-cell>
          <table:table-cell office:value-type="float" office:value="-1.4541263394838" table:style-name="ce1">
            <text:p>-1,454126339</text:p>
          </table:table-cell>
          <table:table-cell office:value-type="float" office:value="9.7705519087054202E-2" table:style-name="ce1">
            <text:p>0,097705519</text:p>
          </table:table-cell>
          <table:table-cell office:value-type="float" office:value="1.15069630327793" table:style-name="ce1">
            <text:p>1,150696303</text:p>
          </table:table-cell>
          <table:table-cell office:value-type="float" office:value="-1.03623999710555" table:style-name="ce1">
            <text:p>-1,036239997</text:p>
          </table:table-cell>
          <table:table-cell office:value-type="float" office:value="0.935091746845786" table:style-name="ce1">
            <text:p>0,935091747</text:p>
          </table:table-cell>
          <table:table-cell office:value-type="float" office:value="-1.0178687747333299" table:style-name="ce1">
            <text:p>-1,017868775</text:p>
          </table:table-cell>
          <table:table-cell office:value-type="float" office:value="0.36651687878723399" table:style-name="ce1">
            <text:p>0,366516879</text:p>
          </table:table-cell>
          <table:table-cell office:value-type="float" office:value="-0.96689211884093995" table:style-name="ce1">
            <text:p>-0,966892119</text:p>
          </table:table-cell>
          <table:table-cell office:value-type="float" office:value="-1.15069630327793" table:style-name="ce1">
            <text:p>-1,150696303</text:p>
          </table:table-cell>
          <table:table-cell office:value-type="float" office:value="-1.17931581883351" table:style-name="ce1">
            <text:p>-1,179315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876220831333701" table:style-name="ce1">
            <text:p>0,688762208</text:p>
          </table:table-cell>
          <table:table-cell office:value-type="float" office:value="0.372373503423443" table:style-name="ce1">
            <text:p>0,372373503</text:p>
          </table:table-cell>
          <table:table-cell table:number-columns-repeated="16360"/>
        </table:table-row>
        <table:table-row table:style-name="ro1">
          <table:table-cell office:value-type="float" office:value="0.69531525169679598" table:style-name="ce1">
            <text:p>0,695315252</text:p>
          </table:table-cell>
          <table:table-cell office:value-type="float" office:value="1.0163282485551299" table:style-name="ce1">
            <text:p>1,016328249</text:p>
          </table:table-cell>
          <table:table-cell office:value-type="float" office:value="0" table:style-name="ce1">
            <text:p>0</text:p>
          </table:table-cell>
          <table:table-cell office:value-type="float" office:value="1.14540646807524" table:style-name="ce1">
            <text:p>1,145406468</text:p>
          </table:table-cell>
          <table:table-cell office:value-type="float" office:value="-1.30694414812766" table:style-name="ce1">
            <text:p>-1,306944148</text:p>
          </table:table-cell>
          <table:table-cell office:value-type="float" office:value="-1.0440196483825599" table:style-name="ce1">
            <text:p>-1,044019648</text:p>
          </table:table-cell>
          <table:table-cell office:value-type="float" office:value="-0.91781564950066596" table:style-name="ce1">
            <text:p>-0,91781565</text:p>
          </table:table-cell>
          <table:table-cell office:value-type="float" office:value="-1.14540646807524" table:style-name="ce1">
            <text:p>-1,145406468</text:p>
          </table:table-cell>
          <table:table-cell office:value-type="float" office:value="0.82096588086047195" table:style-name="ce1">
            <text:p>0,820965881</text:p>
          </table:table-cell>
          <table:table-cell office:value-type="float" office:value="1.31434953967583" table:style-name="ce1">
            <text:p>1,31434954</text:p>
          </table:table-cell>
          <table:table-cell office:value-type="float" office:value="-1.20903481827882" table:style-name="ce1">
            <text:p>-1,209034818</text:p>
          </table:table-cell>
          <table:table-cell office:value-type="float" office:value="0.14308915933539099" table:style-name="ce1">
            <text:p>0,143089159</text:p>
          </table:table-cell>
          <table:table-cell office:value-type="float" office:value="1.14540646807524" table:style-name="ce1">
            <text:p>1,145406468</text:p>
          </table:table-cell>
          <table:table-cell office:value-type="float" office:value="-0.97303420248522599" table:style-name="ce1">
            <text:p>-0,973034202</text:p>
          </table:table-cell>
          <table:table-cell office:value-type="float" office:value="1.0435402107652501" table:style-name="ce1">
            <text:p>1,043540211</text:p>
          </table:table-cell>
          <table:table-cell office:value-type="float" office:value="-0.98110337766395195" table:style-name="ce1">
            <text:p>-0,981103378</text:p>
          </table:table-cell>
          <table:table-cell office:value-type="float" office:value="0.489752823217247" table:style-name="ce1">
            <text:p>0,489752823</text:p>
          </table:table-cell>
          <table:table-cell office:value-type="float" office:value="-0.70512417146746098" table:style-name="ce1">
            <text:p>-0,705124171</text:p>
          </table:table-cell>
          <table:table-cell office:value-type="float" office:value="-1.14540646807524" table:style-name="ce1">
            <text:p>-1,145406468</text:p>
          </table:table-cell>
          <table:table-cell office:value-type="float" office:value="-1.22243649638622" table:style-name="ce1">
            <text:p>-1,222436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439315500185796" table:style-name="ce1">
            <text:p>0,834393155</text:p>
          </table:table-cell>
          <table:table-cell office:value-type="float" office:value="0.66566109958061104" table:style-name="ce1">
            <text:p>0,6656611</text:p>
          </table:table-cell>
          <table:table-cell table:number-columns-repeated="16360"/>
        </table:table-row>
        <table:table-row table:style-name="ro1">
          <table:table-cell office:value-type="float" office:value="-0.124924870674452" table:style-name="ce1">
            <text:p>-0,124924871</text:p>
          </table:table-cell>
          <table:table-cell office:value-type="float" office:value="0.74433331549088599" table:style-name="ce1">
            <text:p>0,744333315</text:p>
          </table:table-cell>
          <table:table-cell office:value-type="float" office:value="0" table:style-name="ce1">
            <text:p>0</text:p>
          </table:table-cell>
          <table:table-cell office:value-type="float" office:value="1.12456717586859" table:style-name="ce1">
            <text:p>1,124567176</text:p>
          </table:table-cell>
          <table:table-cell office:value-type="float" office:value="-1.5938051365760399" table:style-name="ce1">
            <text:p>-1,593805137</text:p>
          </table:table-cell>
          <table:table-cell office:value-type="float" office:value="-0.88533964595141801" table:style-name="ce1">
            <text:p>-0,885339646</text:p>
          </table:table-cell>
          <table:table-cell office:value-type="float" office:value="-0.95463585135384199" table:style-name="ce1">
            <text:p>-0,954635851</text:p>
          </table:table-cell>
          <table:table-cell office:value-type="float" office:value="-1.12456717586859" table:style-name="ce1">
            <text:p>-1,124567176</text:p>
          </table:table-cell>
          <table:table-cell office:value-type="float" office:value="-0.46752181869572601" table:style-name="ce1">
            <text:p>-0,467521819</text:p>
          </table:table-cell>
          <table:table-cell office:value-type="float" office:value="1.07023720027478" table:style-name="ce1">
            <text:p>1,0702372</text:p>
          </table:table-cell>
          <table:table-cell office:value-type="float" office:value="-1.23423036318503" table:style-name="ce1">
            <text:p>-1,234230363</text:p>
          </table:table-cell>
          <table:table-cell office:value-type="float" office:value="0.22711508394798099" table:style-name="ce1">
            <text:p>0,227115084</text:p>
          </table:table-cell>
          <table:table-cell office:value-type="float" office:value="1.12456717586859" table:style-name="ce1">
            <text:p>1,124567176</text:p>
          </table:table-cell>
          <table:table-cell office:value-type="float" office:value="-0.96257983425337501" table:style-name="ce1">
            <text:p>-0,962579834</text:p>
          </table:table-cell>
          <table:table-cell office:value-type="float" office:value="1.20436592572597" table:style-name="ce1">
            <text:p>1,204365926</text:p>
          </table:table-cell>
          <table:table-cell office:value-type="float" office:value="-0.58927929500807696" table:style-name="ce1">
            <text:p>-0,589279295</text:p>
          </table:table-cell>
          <table:table-cell office:value-type="float" office:value="0.52705819618585803" table:style-name="ce1">
            <text:p>0,527058196</text:p>
          </table:table-cell>
          <table:table-cell office:value-type="float" office:value="-0.85942876236629495" table:style-name="ce1">
            <text:p>-0,859428762</text:p>
          </table:table-cell>
          <table:table-cell office:value-type="float" office:value="-1.12456717586859" table:style-name="ce1">
            <text:p>-1,124567176</text:p>
          </table:table-cell>
          <table:table-cell office:value-type="float" office:value="-1.1260490701638299" table:style-name="ce1">
            <text:p>-1,12604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7269446881469301" table:style-name="ce1">
            <text:p>0,972694469</text:p>
          </table:table-cell>
          <table:table-cell office:value-type="float" office:value="-0.108760882805416" table:style-name="ce1">
            <text:p>-0,108760883</text:p>
          </table:table-cell>
          <table:table-cell table:number-columns-repeated="16360"/>
        </table:table-row>
        <table:table-row table:style-name="ro1">
          <table:table-cell office:value-type="float" office:value="0.87339318610667105" table:style-name="ce1">
            <text:p>0,873393186</text:p>
          </table:table-cell>
          <table:table-cell office:value-type="float" office:value="0.484991912513909" table:style-name="ce1">
            <text:p>0,484991913</text:p>
          </table:table-cell>
          <table:table-cell office:value-type="float" office:value="0" table:style-name="ce1">
            <text:p>0</text:p>
          </table:table-cell>
          <table:table-cell office:value-type="float" office:value="1.1226944050533501" table:style-name="ce1">
            <text:p>1,122694405</text:p>
          </table:table-cell>
          <table:table-cell office:value-type="float" office:value="-1.86625300161619" table:style-name="ce1">
            <text:p>-1,866253002</text:p>
          </table:table-cell>
          <table:table-cell office:value-type="float" office:value="-0.84673574745260205" table:style-name="ce1">
            <text:p>-0,846735747</text:p>
          </table:table-cell>
          <table:table-cell office:value-type="float" office:value="-0.80792950806339703" table:style-name="ce1">
            <text:p>-0,807929508</text:p>
          </table:table-cell>
          <table:table-cell office:value-type="float" office:value="-1.1226944050533501" table:style-name="ce1">
            <text:p>-1,122694405</text:p>
          </table:table-cell>
          <table:table-cell office:value-type="float" office:value="0.55464475028203497" table:style-name="ce1">
            <text:p>0,55464475</text:p>
          </table:table-cell>
          <table:table-cell office:value-type="float" office:value="0.90886129167142904" table:style-name="ce1">
            <text:p>0,908861292</text:p>
          </table:table-cell>
          <table:table-cell office:value-type="float" office:value="-1.0839727891591799" table:style-name="ce1">
            <text:p>-1,083972789</text:p>
          </table:table-cell>
          <table:table-cell office:value-type="float" office:value="0.191185503840993" table:style-name="ce1">
            <text:p>0,191185504</text:p>
          </table:table-cell>
          <table:table-cell office:value-type="float" office:value="1.1226944050533501" table:style-name="ce1">
            <text:p>1,122694405</text:p>
          </table:table-cell>
          <table:table-cell office:value-type="float" office:value="-1.06546368449006" table:style-name="ce1">
            <text:p>-1,065463684</text:p>
          </table:table-cell>
          <table:table-cell office:value-type="float" office:value="1.6046880208874801" table:style-name="ce1">
            <text:p>1,604688021</text:p>
          </table:table-cell>
          <table:table-cell office:value-type="float" office:value="-0.81245239420050397" table:style-name="ce1">
            <text:p>-0,812452394</text:p>
          </table:table-cell>
          <table:table-cell office:value-type="float" office:value="0.39405016212676403" table:style-name="ce1">
            <text:p>0,394050162</text:p>
          </table:table-cell>
          <table:table-cell office:value-type="float" office:value="-0.36532751193117302" table:style-name="ce1">
            <text:p>-0,365327512</text:p>
          </table:table-cell>
          <table:table-cell office:value-type="float" office:value="-1.1226944050533501" table:style-name="ce1">
            <text:p>-1,122694405</text:p>
          </table:table-cell>
          <table:table-cell office:value-type="float" office:value="-1.43501196035718" table:style-name="ce1">
            <text:p>-1,43501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588013818901803" table:style-name="ce1">
            <text:p>0,345880138</text:p>
          </table:table-cell>
          <table:table-cell office:value-type="float" office:value="0.61300128329633297" table:style-name="ce1">
            <text:p>0,613001283</text:p>
          </table:table-cell>
          <table:table-cell table:number-columns-repeated="16360"/>
        </table:table-row>
        <table:table-row table:style-name="ro1">
          <table:table-cell office:value-type="float" office:value="-0.51273255559511399" table:style-name="ce1">
            <text:p>-0,512732556</text:p>
          </table:table-cell>
          <table:table-cell office:value-type="float" office:value="0.66649937195984399" table:style-name="ce1">
            <text:p>0,666499372</text:p>
          </table:table-cell>
          <table:table-cell office:value-type="float" office:value="0" table:style-name="ce1">
            <text:p>0</text:p>
          </table:table-cell>
          <table:table-cell office:value-type="float" office:value="1.10596204949107" table:style-name="ce1">
            <text:p>1,105962049</text:p>
          </table:table-cell>
          <table:table-cell office:value-type="float" office:value="-1.5595603023698701" table:style-name="ce1">
            <text:p>-1,559560302</text:p>
          </table:table-cell>
          <table:table-cell office:value-type="float" office:value="-1.3581409416493999" table:style-name="ce1">
            <text:p>-1,358140942</text:p>
          </table:table-cell>
          <table:table-cell office:value-type="float" office:value="-1.32612724252599" table:style-name="ce1">
            <text:p>-1,326127243</text:p>
          </table:table-cell>
          <table:table-cell office:value-type="float" office:value="-1.10596204949107" table:style-name="ce1">
            <text:p>-1,105962049</text:p>
          </table:table-cell>
          <table:table-cell office:value-type="float" office:value="-1.0955579266091999" table:style-name="ce1">
            <text:p>-1,095557927</text:p>
          </table:table-cell>
          <table:table-cell office:value-type="float" office:value="1.14143482197235" table:style-name="ce1">
            <text:p>1,141434822</text:p>
          </table:table-cell>
          <table:table-cell office:value-type="float" office:value="-1.3424771075186901" table:style-name="ce1">
            <text:p>-1,342477108</text:p>
          </table:table-cell>
          <table:table-cell office:value-type="float" office:value="0.15634707671557599" table:style-name="ce1">
            <text:p>0,156347077</text:p>
          </table:table-cell>
          <table:table-cell office:value-type="float" office:value="1.10596204949107" table:style-name="ce1">
            <text:p>1,105962049</text:p>
          </table:table-cell>
          <table:table-cell office:value-type="float" office:value="-0.85051520493733401" table:style-name="ce1">
            <text:p>-0,850515205</text:p>
          </table:table-cell>
          <table:table-cell office:value-type="float" office:value="1.2282376411939799" table:style-name="ce1">
            <text:p>1,228237641</text:p>
          </table:table-cell>
          <table:table-cell office:value-type="float" office:value="-0.92421318250887097" table:style-name="ce1">
            <text:p>-0,924213183</text:p>
          </table:table-cell>
          <table:table-cell office:value-type="float" office:value="0.51468529972443799" table:style-name="ce1">
            <text:p>0,5146853</text:p>
          </table:table-cell>
          <table:table-cell office:value-type="float" office:value="-0.80255591898831102" table:style-name="ce1">
            <text:p>-0,802555919</text:p>
          </table:table-cell>
          <table:table-cell office:value-type="float" office:value="-1.10596204949107" table:style-name="ce1">
            <text:p>-1,105962049</text:p>
          </table:table-cell>
          <table:table-cell office:value-type="float" office:value="-1.0115065065152899" table:style-name="ce1">
            <text:p>-1,011506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004201106361297" table:style-name="ce1">
            <text:p>0,330042011</text:p>
          </table:table-cell>
          <table:table-cell office:value-type="float" office:value="0.48777414739345598" table:style-name="ce1">
            <text:p>0,487774147</text:p>
          </table:table-cell>
          <table:table-cell table:number-columns-repeated="16360"/>
        </table:table-row>
        <table:table-row table:style-name="ro1">
          <table:table-cell office:value-type="float" office:value="-0.24444770538805999" table:style-name="ce1">
            <text:p>-0,244447705</text:p>
          </table:table-cell>
          <table:table-cell office:value-type="float" office:value="-1.8913845585670299E-2" table:style-name="ce1">
            <text:p>-0,018913846</text:p>
          </table:table-cell>
          <table:table-cell office:value-type="float" office:value="0" table:style-name="ce1">
            <text:p>0</text:p>
          </table:table-cell>
          <table:table-cell office:value-type="float" office:value="1.1063179859197501" table:style-name="ce1">
            <text:p>1,106317986</text:p>
          </table:table-cell>
          <table:table-cell office:value-type="float" office:value="-1.61507790993101" table:style-name="ce1">
            <text:p>-1,61507791</text:p>
          </table:table-cell>
          <table:table-cell office:value-type="float" office:value="-1.1647899471641801" table:style-name="ce1">
            <text:p>-1,164789947</text:p>
          </table:table-cell>
          <table:table-cell office:value-type="float" office:value="-0.84207417707712096" table:style-name="ce1">
            <text:p>-0,842074177</text:p>
          </table:table-cell>
          <table:table-cell office:value-type="float" office:value="-1.1063179859197501" table:style-name="ce1">
            <text:p>-1,106317986</text:p>
          </table:table-cell>
          <table:table-cell office:value-type="float" office:value="1.0105659525013599" table:style-name="ce1">
            <text:p>1,010565953</text:p>
          </table:table-cell>
          <table:table-cell office:value-type="float" office:value="0.92569272942570602" table:style-name="ce1">
            <text:p>0,925692729</text:p>
          </table:table-cell>
          <table:table-cell office:value-type="float" office:value="-0.87016559340830901" table:style-name="ce1">
            <text:p>-0,870165593</text:p>
          </table:table-cell>
          <table:table-cell office:value-type="float" office:value="0.12001409892043299" table:style-name="ce1">
            <text:p>0,120014099</text:p>
          </table:table-cell>
          <table:table-cell office:value-type="float" office:value="1.1063179859197501" table:style-name="ce1">
            <text:p>1,106317986</text:p>
          </table:table-cell>
          <table:table-cell office:value-type="float" office:value="-1.3977028506510001" table:style-name="ce1">
            <text:p>-1,397702851</text:p>
          </table:table-cell>
          <table:table-cell office:value-type="float" office:value="1.50111910129563" table:style-name="ce1">
            <text:p>1,501119101</text:p>
          </table:table-cell>
          <table:table-cell office:value-type="float" office:value="-1.20699742847667" table:style-name="ce1">
            <text:p>-1,206997428</text:p>
          </table:table-cell>
          <table:table-cell office:value-type="float" office:value="0.557551733625964" table:style-name="ce1">
            <text:p>0,557551734</text:p>
          </table:table-cell>
          <table:table-cell office:value-type="float" office:value="-0.60726246978717602" table:style-name="ce1">
            <text:p>-0,60726247</text:p>
          </table:table-cell>
          <table:table-cell office:value-type="float" office:value="-1.1063179859197501" table:style-name="ce1">
            <text:p>-1,106317986</text:p>
          </table:table-cell>
          <table:table-cell office:value-type="float" office:value="-1.77576340912624" table:style-name="ce1">
            <text:p>-1,77576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467950777129402" table:style-name="ce1">
            <text:p>0,464679508</text:p>
          </table:table-cell>
          <table:table-cell office:value-type="float" office:value="0.471835268092065" table:style-name="ce1">
            <text:p>0,471835268</text:p>
          </table:table-cell>
          <table:table-cell table:number-columns-repeated="16360"/>
        </table:table-row>
        <table:table-row table:style-name="ro1">
          <table:table-cell office:value-type="float" office:value="-0.65391649844550304" table:style-name="ce1">
            <text:p>-0,653916498</text:p>
          </table:table-cell>
          <table:table-cell office:value-type="float" office:value="-0.38908808271540501" table:style-name="ce1">
            <text:p>-0,389088083</text:p>
          </table:table-cell>
          <table:table-cell office:value-type="float" office:value="0" table:style-name="ce1">
            <text:p>0</text:p>
          </table:table-cell>
          <table:table-cell office:value-type="float" office:value="1.08902711624399" table:style-name="ce1">
            <text:p>1,089027116</text:p>
          </table:table-cell>
          <table:table-cell office:value-type="float" office:value="-1.6995304839627401" table:style-name="ce1">
            <text:p>-1,699530484</text:p>
          </table:table-cell>
          <table:table-cell office:value-type="float" office:value="-0.85227301212636497" table:style-name="ce1">
            <text:p>-0,852273012</text:p>
          </table:table-cell>
          <table:table-cell office:value-type="float" office:value="-0.37322674756832802" table:style-name="ce1">
            <text:p>-0,373226748</text:p>
          </table:table-cell>
          <table:table-cell office:value-type="float" office:value="-1.08902711624399" table:style-name="ce1">
            <text:p>-1,089027116</text:p>
          </table:table-cell>
          <table:table-cell office:value-type="float" office:value="1.51482220057254" table:style-name="ce1">
            <text:p>1,514822201</text:p>
          </table:table-cell>
          <table:table-cell office:value-type="float" office:value="0.71964142864742597" table:style-name="ce1">
            <text:p>0,719641429</text:p>
          </table:table-cell>
          <table:table-cell office:value-type="float" office:value="-0.89529760443013495" table:style-name="ce1">
            <text:p>-0,895297604</text:p>
          </table:table-cell>
          <table:table-cell office:value-type="float" office:value="-2.1320194912889001E-2" table:style-name="ce1">
            <text:p>-0,021320195</text:p>
          </table:table-cell>
          <table:table-cell office:value-type="float" office:value="1.08902711624399" table:style-name="ce1">
            <text:p>1,089027116</text:p>
          </table:table-cell>
          <table:table-cell office:value-type="float" office:value="-1.37487528693121" table:style-name="ce1">
            <text:p>-1,374875287</text:p>
          </table:table-cell>
          <table:table-cell office:value-type="float" office:value="1.2041945259492" table:style-name="ce1">
            <text:p>1,204194526</text:p>
          </table:table-cell>
          <table:table-cell office:value-type="float" office:value="-1.23469738725945" table:style-name="ce1">
            <text:p>-1,234697387</text:p>
          </table:table-cell>
          <table:table-cell office:value-type="float" office:value="0.42650368110136599" table:style-name="ce1">
            <text:p>0,426503681</text:p>
          </table:table-cell>
          <table:table-cell office:value-type="float" office:value="-0.81283105696313895" table:style-name="ce1">
            <text:p>-0,812831057</text:p>
          </table:table-cell>
          <table:table-cell office:value-type="float" office:value="-1.08902711624399" table:style-name="ce1">
            <text:p>-1,089027116</text:p>
          </table:table-cell>
          <table:table-cell office:value-type="float" office:value="-1.0740359069985701" table:style-name="ce1">
            <text:p>-1,074035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2012296723421701" table:style-name="ce1">
            <text:p>0,220122967</text:p>
          </table:table-cell>
          <table:table-cell office:value-type="float" office:value="0.74254645630147298" table:style-name="ce1">
            <text:p>0,742546456</text:p>
          </table:table-cell>
          <table:table-cell table:number-columns-repeated="16360"/>
        </table:table-row>
        <table:table-row table:style-name="ro1">
          <table:table-cell office:value-type="float" office:value="-0.95839758852365997" table:style-name="ce1">
            <text:p>-0,958397589</text:p>
          </table:table-cell>
          <table:table-cell office:value-type="float" office:value="-1.15900145079656" table:style-name="ce1">
            <text:p>-1,159001451</text:p>
          </table:table-cell>
          <table:table-cell office:value-type="float" office:value="0" table:style-name="ce1">
            <text:p>0</text:p>
          </table:table-cell>
          <table:table-cell office:value-type="float" office:value="1.0511502222887299" table:style-name="ce1">
            <text:p>1,051150222</text:p>
          </table:table-cell>
          <table:table-cell office:value-type="float" office:value="-0.81865001332064402" table:style-name="ce1">
            <text:p>-0,818650013</text:p>
          </table:table-cell>
          <table:table-cell office:value-type="float" office:value="-0.68213800993432505" table:style-name="ce1">
            <text:p>-0,68213801</text:p>
          </table:table-cell>
          <table:table-cell office:value-type="float" office:value="-0.69707925998952502" table:style-name="ce1">
            <text:p>-0,69707926</text:p>
          </table:table-cell>
          <table:table-cell office:value-type="float" office:value="-1.0511502222887299" table:style-name="ce1">
            <text:p>-1,051150222</text:p>
          </table:table-cell>
          <table:table-cell office:value-type="float" office:value="0.82724899777818595" table:style-name="ce1">
            <text:p>0,827248998</text:p>
          </table:table-cell>
          <table:table-cell office:value-type="float" office:value="0.735442101938523" table:style-name="ce1">
            <text:p>0,735442102</text:p>
          </table:table-cell>
          <table:table-cell office:value-type="float" office:value="-0.69750409839784" table:style-name="ce1">
            <text:p>-0,697504098</text:p>
          </table:table-cell>
          <table:table-cell office:value-type="float" office:value="0.13183697209451301" table:style-name="ce1">
            <text:p>0,131836972</text:p>
          </table:table-cell>
          <table:table-cell office:value-type="float" office:value="1.0511502222887299" table:style-name="ce1">
            <text:p>1,051150222</text:p>
          </table:table-cell>
          <table:table-cell office:value-type="float" office:value="-1.25271742991649" table:style-name="ce1">
            <text:p>-1,25271743</text:p>
          </table:table-cell>
          <table:table-cell office:value-type="float" office:value="0.274732811110178" table:style-name="ce1">
            <text:p>0,274732811</text:p>
          </table:table-cell>
          <table:table-cell office:value-type="float" office:value="-0.765677061498098" table:style-name="ce1">
            <text:p>-0,765677061</text:p>
          </table:table-cell>
          <table:table-cell office:value-type="float" office:value="0.24584758982419999" table:style-name="ce1">
            <text:p>0,24584759</text:p>
          </table:table-cell>
          <table:table-cell office:value-type="float" office:value="-0.95039344470612497" table:style-name="ce1">
            <text:p>-0,950393445</text:p>
          </table:table-cell>
          <table:table-cell office:value-type="float" office:value="-1.0511502222887299" table:style-name="ce1">
            <text:p>-1,051150222</text:p>
          </table:table-cell>
          <table:table-cell office:value-type="float" office:value="-1.2394849597791699" table:style-name="ce1">
            <text:p>-1,23948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299809646379101" table:style-name="ce1">
            <text:p>0,152998096</text:p>
          </table:table-cell>
          <table:table-cell office:value-type="float" office:value="1.03718542461784" table:style-name="ce1">
            <text:p>1,037185425</text:p>
          </table:table-cell>
          <table:table-cell table:number-columns-repeated="16360"/>
        </table:table-row>
        <table:table-row table:style-name="ro1">
          <table:table-cell office:value-type="float" office:value="-0.94698812626579598" table:style-name="ce1">
            <text:p>-0,946988126</text:p>
          </table:table-cell>
          <table:table-cell office:value-type="float" office:value="-0.95076719921568198" table:style-name="ce1">
            <text:p>-0,950767199</text:p>
          </table:table-cell>
          <table:table-cell office:value-type="float" office:value="0" table:style-name="ce1">
            <text:p>0</text:p>
          </table:table-cell>
          <table:table-cell office:value-type="float" office:value="1.02821173276671" table:style-name="ce1">
            <text:p>1,028211733</text:p>
          </table:table-cell>
          <table:table-cell office:value-type="float" office:value="0.41072430802169002" table:style-name="ce1">
            <text:p>0,410724308</text:p>
          </table:table-cell>
          <table:table-cell office:value-type="float" office:value="-0.79911686858270603" table:style-name="ce1">
            <text:p>-0,799116869</text:p>
          </table:table-cell>
          <table:table-cell office:value-type="float" office:value="-1.1396469777785501" table:style-name="ce1">
            <text:p>-1,139646978</text:p>
          </table:table-cell>
          <table:table-cell office:value-type="float" office:value="-1.02821173276671" table:style-name="ce1">
            <text:p>-1,028211733</text:p>
          </table:table-cell>
          <table:table-cell office:value-type="float" office:value="1.18278917929171" table:style-name="ce1">
            <text:p>1,182789179</text:p>
          </table:table-cell>
          <table:table-cell office:value-type="float" office:value="0.90965776557896705" table:style-name="ce1">
            <text:p>0,909657766</text:p>
          </table:table-cell>
          <table:table-cell office:value-type="float" office:value="-0.34206973903731502" table:style-name="ce1">
            <text:p>-0,342069739</text:p>
          </table:table-cell>
          <table:table-cell office:value-type="float" office:value="-3.8902815560487899E-2" table:style-name="ce1">
            <text:p>-0,038902816</text:p>
          </table:table-cell>
          <table:table-cell office:value-type="float" office:value="1.02821173276671" table:style-name="ce1">
            <text:p>1,028211733</text:p>
          </table:table-cell>
          <table:table-cell office:value-type="float" office:value="-1.0123770922364399" table:style-name="ce1">
            <text:p>-1,012377092</text:p>
          </table:table-cell>
          <table:table-cell office:value-type="float" office:value="0.201575654311096" table:style-name="ce1">
            <text:p>0,201575654</text:p>
          </table:table-cell>
          <table:table-cell office:value-type="float" office:value="-0.399529089695841" table:style-name="ce1">
            <text:p>-0,39952909</text:p>
          </table:table-cell>
          <table:table-cell office:value-type="float" office:value="0.18406403522386" table:style-name="ce1">
            <text:p>0,184064035</text:p>
          </table:table-cell>
          <table:table-cell office:value-type="float" office:value="-1.0996172518290199" table:style-name="ce1">
            <text:p>-1,099617252</text:p>
          </table:table-cell>
          <table:table-cell office:value-type="float" office:value="-1.02821173276671" table:style-name="ce1">
            <text:p>-1,028211733</text:p>
          </table:table-cell>
          <table:table-cell office:value-type="float" office:value="-0.41423071296788999" table:style-name="ce1">
            <text:p>-0,4142307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082167695006096" table:style-name="ce1">
            <text:p>0,620821677</text:p>
          </table:table-cell>
          <table:table-cell office:value-type="float" office:value="0.40806707760692601" table:style-name="ce1">
            <text:p>0,408067078</text:p>
          </table:table-cell>
          <table:table-cell table:number-columns-repeated="16360"/>
        </table:table-row>
        <table:table-row table:style-name="ro1">
          <table:table-cell office:value-type="float" office:value="-0.51677520906436403" table:style-name="ce1">
            <text:p>-0,516775209</text:p>
          </table:table-cell>
          <table:table-cell office:value-type="float" office:value="-0.31910603128100101" table:style-name="ce1">
            <text:p>-0,319106031</text:p>
          </table:table-cell>
          <table:table-cell office:value-type="float" office:value="0" table:style-name="ce1">
            <text:p>0</text:p>
          </table:table-cell>
          <table:table-cell office:value-type="float" office:value="1.00220971405436" table:style-name="ce1">
            <text:p>1,002209714</text:p>
          </table:table-cell>
          <table:table-cell office:value-type="float" office:value="0.33555767272821202" table:style-name="ce1">
            <text:p>0,335557673</text:p>
          </table:table-cell>
          <table:table-cell office:value-type="float" office:value="1.50146241862709E-2" table:style-name="ce1">
            <text:p>0,015014624</text:p>
          </table:table-cell>
          <table:table-cell office:value-type="float" office:value="-1.0774894693299" table:style-name="ce1">
            <text:p>-1,077489469</text:p>
          </table:table-cell>
          <table:table-cell office:value-type="float" office:value="-1.00220971405436" table:style-name="ce1">
            <text:p>-1,002209714</text:p>
          </table:table-cell>
          <table:table-cell office:value-type="float" office:value="1.1047343533777001" table:style-name="ce1">
            <text:p>1,104734353</text:p>
          </table:table-cell>
          <table:table-cell office:value-type="float" office:value="0.943885889482596" table:style-name="ce1">
            <text:p>0,943885889</text:p>
          </table:table-cell>
          <table:table-cell office:value-type="float" office:value="-0.51932539526572996" table:style-name="ce1">
            <text:p>-0,519325395</text:p>
          </table:table-cell>
          <table:table-cell office:value-type="float" office:value="-6.9894459741754705E-2" table:style-name="ce1">
            <text:p>-0,06989446</text:p>
          </table:table-cell>
          <table:table-cell office:value-type="float" office:value="1.00220971405436" table:style-name="ce1">
            <text:p>1,002209714</text:p>
          </table:table-cell>
          <table:table-cell office:value-type="float" office:value="-0.76300898838975595" table:style-name="ce1">
            <text:p>-0,763008988</text:p>
          </table:table-cell>
          <table:table-cell office:value-type="float" office:value="0.61060471788875903" table:style-name="ce1">
            <text:p>0,610604718</text:p>
          </table:table-cell>
          <table:table-cell office:value-type="float" office:value="-0.22933325285221101" table:style-name="ce1">
            <text:p>-0,229333253</text:p>
          </table:table-cell>
          <table:table-cell office:value-type="float" office:value="0.23314045115988" table:style-name="ce1">
            <text:p>0,233140451</text:p>
          </table:table-cell>
          <table:table-cell office:value-type="float" office:value="-1.2924113211708399" table:style-name="ce1">
            <text:p>-1,292411321</text:p>
          </table:table-cell>
          <table:table-cell office:value-type="float" office:value="-1.00220971405436" table:style-name="ce1">
            <text:p>-1,002209714</text:p>
          </table:table-cell>
          <table:table-cell office:value-type="float" office:value="1.95164870529995E-2" table:style-name="ce1">
            <text:p>0,019516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2539909983547002" table:style-name="ce1">
            <text:p>0,7253991</text:p>
          </table:table-cell>
          <table:table-cell office:value-type="float" office:value="0.224594912558822" table:style-name="ce1">
            <text:p>0,224594913</text:p>
          </table:table-cell>
          <table:table-cell table:number-columns-repeated="16360"/>
        </table:table-row>
        <table:table-row table:style-name="ro1">
          <table:table-cell office:value-type="float" office:value="-0.192008189506641" table:style-name="ce1">
            <text:p>-0,19200819</text:p>
          </table:table-cell>
          <table:table-cell office:value-type="float" office:value="-0.52349538921673799" table:style-name="ce1">
            <text:p>-0,523495389</text:p>
          </table:table-cell>
          <table:table-cell office:value-type="float" office:value="0" table:style-name="ce1">
            <text:p>0</text:p>
          </table:table-cell>
          <table:table-cell office:value-type="float" office:value="0.99068740790604004" table:style-name="ce1">
            <text:p>0,990687408</text:p>
          </table:table-cell>
          <table:table-cell office:value-type="float" office:value="-0.19580074119615301" table:style-name="ce1">
            <text:p>-0,195800741</text:p>
          </table:table-cell>
          <table:table-cell office:value-type="float" office:value="-3.2564241102528799E-2" table:style-name="ce1">
            <text:p>-0,032564241</text:p>
          </table:table-cell>
          <table:table-cell office:value-type="float" office:value="-1.2368031277599101" table:style-name="ce1">
            <text:p>-1,236803128</text:p>
          </table:table-cell>
          <table:table-cell office:value-type="float" office:value="-0.99068740790604004" table:style-name="ce1">
            <text:p>-0,990687408</text:p>
          </table:table-cell>
          <table:table-cell office:value-type="float" office:value="1.30421613956333" table:style-name="ce1">
            <text:p>1,30421614</text:p>
          </table:table-cell>
          <table:table-cell office:value-type="float" office:value="0.86756448696972599" table:style-name="ce1">
            <text:p>0,867564487</text:p>
          </table:table-cell>
          <table:table-cell office:value-type="float" office:value="-1.23680187393247" table:style-name="ce1">
            <text:p>-1,236801874</text:p>
          </table:table-cell>
          <table:table-cell office:value-type="float" office:value="-1.8421764609344499E-2" table:style-name="ce1">
            <text:p>-0,018421765</text:p>
          </table:table-cell>
          <table:table-cell office:value-type="float" office:value="0.99068740790604004" table:style-name="ce1">
            <text:p>0,990687408</text:p>
          </table:table-cell>
          <table:table-cell office:value-type="float" office:value="-0.73310635803513402" table:style-name="ce1">
            <text:p>-0,733106358</text:p>
          </table:table-cell>
          <table:table-cell office:value-type="float" office:value="0.536871169469612" table:style-name="ce1">
            <text:p>0,536871169</text:p>
          </table:table-cell>
          <table:table-cell office:value-type="float" office:value="-0.48892084221200399" table:style-name="ce1">
            <text:p>-0,488920842</text:p>
          </table:table-cell>
          <table:table-cell office:value-type="float" office:value="9.4946996865390404E-2" table:style-name="ce1">
            <text:p>0,094946997</text:p>
          </table:table-cell>
          <table:table-cell office:value-type="float" office:value="-0.45765000864384597" table:style-name="ce1">
            <text:p>-0,457650009</text:p>
          </table:table-cell>
          <table:table-cell office:value-type="float" office:value="-0.99068740790604004" table:style-name="ce1">
            <text:p>-0,990687408</text:p>
          </table:table-cell>
          <table:table-cell office:value-type="float" office:value="0.32919063102013801" table:style-name="ce1">
            <text:p>0,329190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9238544830566E-2" table:style-name="ce1">
            <text:p>0,027923854</text:p>
          </table:table-cell>
          <table:table-cell office:value-type="float" office:value="0.68116080976194204" table:style-name="ce1">
            <text:p>0,68116081</text:p>
          </table:table-cell>
          <table:table-cell table:number-columns-repeated="16360"/>
        </table:table-row>
        <table:table-row table:style-name="ro1">
          <table:table-cell office:value-type="float" office:value="-0.55464470502717" table:style-name="ce1">
            <text:p>-0,554644705</text:p>
          </table:table-cell>
          <table:table-cell office:value-type="float" office:value="0.61523871008654396" table:style-name="ce1">
            <text:p>0,61523871</text:p>
          </table:table-cell>
          <table:table-cell office:value-type="float" office:value="0" table:style-name="ce1">
            <text:p>0</text:p>
          </table:table-cell>
          <table:table-cell office:value-type="float" office:value="1.00029283072704" table:style-name="ce1">
            <text:p>1,000292831</text:p>
          </table:table-cell>
          <table:table-cell office:value-type="float" office:value="-0.42705302811884599" table:style-name="ce1">
            <text:p>-0,427053028</text:p>
          </table:table-cell>
          <table:table-cell office:value-type="float" office:value="-0.39900253827232302" table:style-name="ce1">
            <text:p>-0,399002538</text:p>
          </table:table-cell>
          <table:table-cell office:value-type="float" office:value="-1.7392573569863199" table:style-name="ce1">
            <text:p>-1,739257357</text:p>
          </table:table-cell>
          <table:table-cell office:value-type="float" office:value="-1.00029283072704" table:style-name="ce1">
            <text:p>-1,000292831</text:p>
          </table:table-cell>
          <table:table-cell office:value-type="float" office:value="0.72633721722474898" table:style-name="ce1">
            <text:p>0,726337217</text:p>
          </table:table-cell>
          <table:table-cell office:value-type="float" office:value="0.41912570400107402" table:style-name="ce1">
            <text:p>0,419125704</text:p>
          </table:table-cell>
          <table:table-cell office:value-type="float" office:value="-1.3338718160601699" table:style-name="ce1">
            <text:p>-1,333871816</text:p>
          </table:table-cell>
          <table:table-cell office:value-type="float" office:value="0.25311890253659902" table:style-name="ce1">
            <text:p>0,253118903</text:p>
          </table:table-cell>
          <table:table-cell office:value-type="float" office:value="1.00029283072704" table:style-name="ce1">
            <text:p>1,000292831</text:p>
          </table:table-cell>
          <table:table-cell office:value-type="float" office:value="-0.57428759930489603" table:style-name="ce1">
            <text:p>-0,574287599</text:p>
          </table:table-cell>
          <table:table-cell office:value-type="float" office:value="0.49665511808026402" table:style-name="ce1">
            <text:p>0,496655118</text:p>
          </table:table-cell>
          <table:table-cell office:value-type="float" office:value="-0.394178502687832" table:style-name="ce1">
            <text:p>-0,394178503</text:p>
          </table:table-cell>
          <table:table-cell office:value-type="float" office:value="0.32351254271399998" table:style-name="ce1">
            <text:p>0,323512543</text:p>
          </table:table-cell>
          <table:table-cell office:value-type="float" office:value="-0.59627748845478701" table:style-name="ce1">
            <text:p>-0,596277488</text:p>
          </table:table-cell>
          <table:table-cell office:value-type="float" office:value="-1.00029283072704" table:style-name="ce1">
            <text:p>-1,000292831</text:p>
          </table:table-cell>
          <table:table-cell office:value-type="float" office:value="0.32182776002753699" table:style-name="ce1">
            <text:p>0,32182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275582837160499E-2" table:style-name="ce1">
            <text:p>0,088275583</text:p>
          </table:table-cell>
          <table:table-cell office:value-type="float" office:value="0.56365061189324295" table:style-name="ce1">
            <text:p>0,563650612</text:p>
          </table:table-cell>
          <table:table-cell table:number-columns-repeated="16360"/>
        </table:table-row>
        <table:table-row table:style-name="ro1">
          <table:table-cell office:value-type="float" office:value="-0.389525951649413" table:style-name="ce1">
            <text:p>-0,389525952</text:p>
          </table:table-cell>
          <table:table-cell office:value-type="float" office:value="0.80035727572108695" table:style-name="ce1">
            <text:p>0,800357276</text:p>
          </table:table-cell>
          <table:table-cell office:value-type="float" office:value="0" table:style-name="ce1">
            <text:p>0</text:p>
          </table:table-cell>
          <table:table-cell office:value-type="float" office:value="1.00454582374942" table:style-name="ce1">
            <text:p>1,004545824</text:p>
          </table:table-cell>
          <table:table-cell office:value-type="float" office:value="-0.81573408265019398" table:style-name="ce1">
            <text:p>-0,815734083</text:p>
          </table:table-cell>
          <table:table-cell office:value-type="float" office:value="-0.304627951032996" table:style-name="ce1">
            <text:p>-0,304627951</text:p>
          </table:table-cell>
          <table:table-cell office:value-type="float" office:value="-1.36253089557245" table:style-name="ce1">
            <text:p>-1,362530896</text:p>
          </table:table-cell>
          <table:table-cell office:value-type="float" office:value="-1.00454582374942" table:style-name="ce1">
            <text:p>-1,004545824</text:p>
          </table:table-cell>
          <table:table-cell office:value-type="float" office:value="0.29474397296795601" table:style-name="ce1">
            <text:p>0,294743973</text:p>
          </table:table-cell>
          <table:table-cell office:value-type="float" office:value="-2.27892179320358E-2" table:style-name="ce1">
            <text:p>-0,022789218</text:p>
          </table:table-cell>
          <table:table-cell office:value-type="float" office:value="-0.20367825352681601" table:style-name="ce1">
            <text:p>-0,203678254</text:p>
          </table:table-cell>
          <table:table-cell office:value-type="float" office:value="-5.11145496226693E-2" table:style-name="ce1">
            <text:p>-0,05111455</text:p>
          </table:table-cell>
          <table:table-cell office:value-type="float" office:value="1.00454582374942" table:style-name="ce1">
            <text:p>1,004545824</text:p>
          </table:table-cell>
          <table:table-cell office:value-type="float" office:value="-0.50030295131342695" table:style-name="ce1">
            <text:p>-0,500302951</text:p>
          </table:table-cell>
          <table:table-cell office:value-type="float" office:value="0.99197743275039896" table:style-name="ce1">
            <text:p>0,991977433</text:p>
          </table:table-cell>
          <table:table-cell office:value-type="float" office:value="-0.72790218061252099" table:style-name="ce1">
            <text:p>-0,727902181</text:p>
          </table:table-cell>
          <table:table-cell office:value-type="float" office:value="0.30119784591066301" table:style-name="ce1">
            <text:p>0,301197846</text:p>
          </table:table-cell>
          <table:table-cell office:value-type="float" office:value="-0.66808782027159097" table:style-name="ce1">
            <text:p>-0,66808782</text:p>
          </table:table-cell>
          <table:table-cell office:value-type="float" office:value="-1.00454582374942" table:style-name="ce1">
            <text:p>-1,004545824</text:p>
          </table:table-cell>
          <table:table-cell office:value-type="float" office:value="0.17124220665689899" table:style-name="ce1">
            <text:p>0,171242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3045184154604399" table:style-name="ce1">
            <text:p>0,930451842</text:p>
          </table:table-cell>
          <table:table-cell office:value-type="float" office:value="0.40996691024606202" table:style-name="ce1">
            <text:p>0,40996691</text:p>
          </table:table-cell>
          <table:table-cell table:number-columns-repeated="16360"/>
        </table:table-row>
        <table:table-row table:style-name="ro1">
          <table:table-cell office:value-type="float" office:value="0.14320712903517699" table:style-name="ce1">
            <text:p>0,143207129</text:p>
          </table:table-cell>
          <table:table-cell office:value-type="float" office:value="0.43566602743774402" table:style-name="ce1">
            <text:p>0,435666027</text:p>
          </table:table-cell>
          <table:table-cell office:value-type="float" office:value="0" table:style-name="ce1">
            <text:p>0</text:p>
          </table:table-cell>
          <table:table-cell office:value-type="float" office:value="1.01459088736671" table:style-name="ce1">
            <text:p>1,014590887</text:p>
          </table:table-cell>
          <table:table-cell office:value-type="float" office:value="-1.20235735879252" table:style-name="ce1">
            <text:p>-1,202357359</text:p>
          </table:table-cell>
          <table:table-cell office:value-type="float" office:value="-9.7674467267973394E-2" table:style-name="ce1">
            <text:p>-0,097674467</text:p>
          </table:table-cell>
          <table:table-cell office:value-type="float" office:value="-1.3884978605567799" table:style-name="ce1">
            <text:p>-1,388497861</text:p>
          </table:table-cell>
          <table:table-cell office:value-type="float" office:value="-1.01459088736671" table:style-name="ce1">
            <text:p>-1,014590887</text:p>
          </table:table-cell>
          <table:table-cell office:value-type="float" office:value="0.53415753708952796" table:style-name="ce1">
            <text:p>0,534157537</text:p>
          </table:table-cell>
          <table:table-cell office:value-type="float" office:value="0.13887173193892699" table:style-name="ce1">
            <text:p>0,138871732</text:p>
          </table:table-cell>
          <table:table-cell office:value-type="float" office:value="-0.31578422754638302" table:style-name="ce1">
            <text:p>-0,315784228</text:p>
          </table:table-cell>
          <table:table-cell office:value-type="float" office:value="-3.9221084718071599E-2" table:style-name="ce1">
            <text:p>-0,039221085</text:p>
          </table:table-cell>
          <table:table-cell office:value-type="float" office:value="1.01459088736671" table:style-name="ce1">
            <text:p>1,014590887</text:p>
          </table:table-cell>
          <table:table-cell office:value-type="float" office:value="-0.55296275957895702" table:style-name="ce1">
            <text:p>-0,55296276</text:p>
          </table:table-cell>
          <table:table-cell office:value-type="float" office:value="0.79001515144130097" table:style-name="ce1">
            <text:p>0,790015151</text:p>
          </table:table-cell>
          <table:table-cell office:value-type="float" office:value="-0.86233545403711798" table:style-name="ce1">
            <text:p>-0,862335454</text:p>
          </table:table-cell>
          <table:table-cell office:value-type="float" office:value="0.359132612078299" table:style-name="ce1">
            <text:p>0,359132612</text:p>
          </table:table-cell>
          <table:table-cell office:value-type="float" office:value="-0.34756323701775799" table:style-name="ce1">
            <text:p>-0,347563237</text:p>
          </table:table-cell>
          <table:table-cell office:value-type="float" office:value="-1.01459088736671" table:style-name="ce1">
            <text:p>-1,014590887</text:p>
          </table:table-cell>
          <table:table-cell office:value-type="float" office:value="7.3684510695781706E-5" table:style-name="ce3">
            <text:p>7,37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801388020517403" table:style-name="ce1">
            <text:p>0,89801388</text:p>
          </table:table-cell>
          <table:table-cell office:value-type="float" office:value="0.47831287702965303" table:style-name="ce1">
            <text:p>0,478312877</text:p>
          </table:table-cell>
          <table:table-cell table:number-columns-repeated="16360"/>
        </table:table-row>
        <table:table-row table:style-name="ro1">
          <table:table-cell office:value-type="float" office:value="0.50436366627461204" table:style-name="ce1">
            <text:p>0,504363666</text:p>
          </table:table-cell>
          <table:table-cell office:value-type="float" office:value="0.26532289970034401" table:style-name="ce1">
            <text:p>0,2653229</text:p>
          </table:table-cell>
          <table:table-cell office:value-type="float" office:value="0" table:style-name="ce1">
            <text:p>0</text:p>
          </table:table-cell>
          <table:table-cell office:value-type="float" office:value="1.02672238791391" table:style-name="ce1">
            <text:p>1,026722388</text:p>
          </table:table-cell>
          <table:table-cell office:value-type="float" office:value="-1.04613561386137" table:style-name="ce1">
            <text:p>-1,046135614</text:p>
          </table:table-cell>
          <table:table-cell office:value-type="float" office:value="-0.98318987942264302" table:style-name="ce1">
            <text:p>-0,983189879</text:p>
          </table:table-cell>
          <table:table-cell office:value-type="float" office:value="-0.79578975989770095" table:style-name="ce1">
            <text:p>-0,79578976</text:p>
          </table:table-cell>
          <table:table-cell office:value-type="float" office:value="-1.02672238791391" table:style-name="ce1">
            <text:p>-1,026722388</text:p>
          </table:table-cell>
          <table:table-cell office:value-type="float" office:value="-7.9879409943123703E-2" table:style-name="ce1">
            <text:p>-0,07987941</text:p>
          </table:table-cell>
          <table:table-cell office:value-type="float" office:value="0.71804938083217096" table:style-name="ce1">
            <text:p>0,718049381</text:p>
          </table:table-cell>
          <table:table-cell office:value-type="float" office:value="-0.67398956688348399" table:style-name="ce1">
            <text:p>-0,673989567</text:p>
          </table:table-cell>
          <table:table-cell office:value-type="float" office:value="-0.15362555161066199" table:style-name="ce1">
            <text:p>-0,153625552</text:p>
          </table:table-cell>
          <table:table-cell office:value-type="float" office:value="1.02672238791391" table:style-name="ce1">
            <text:p>1,026722388</text:p>
          </table:table-cell>
          <table:table-cell office:value-type="float" office:value="-0.63838516634124798" table:style-name="ce1">
            <text:p>-0,638385166</text:p>
          </table:table-cell>
          <table:table-cell office:value-type="float" office:value="0.80213035534393295" table:style-name="ce1">
            <text:p>0,802130355</text:p>
          </table:table-cell>
          <table:table-cell office:value-type="float" office:value="-0.66456851817400897" table:style-name="ce1">
            <text:p>-0,664568518</text:p>
          </table:table-cell>
          <table:table-cell office:value-type="float" office:value="0.428882335119252" table:style-name="ce1">
            <text:p>0,428882335</text:p>
          </table:table-cell>
          <table:table-cell office:value-type="float" office:value="-0.69473086694451003" table:style-name="ce1">
            <text:p>-0,694730867</text:p>
          </table:table-cell>
          <table:table-cell office:value-type="float" office:value="-1.02672238791391" table:style-name="ce1">
            <text:p>-1,026722388</text:p>
          </table:table-cell>
          <table:table-cell office:value-type="float" office:value="-0.12690456491705099" table:style-name="ce1">
            <text:p>-0,126904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6658993160596" table:style-name="ce1">
            <text:p>0,396658993</text:p>
          </table:table-cell>
          <table:table-cell office:value-type="float" office:value="0.63923711221110802" table:style-name="ce1">
            <text:p>0,639237112</text:p>
          </table:table-cell>
          <table:table-cell table:number-columns-repeated="16360"/>
        </table:table-row>
        <table:table-row table:style-name="ro1">
          <table:table-cell office:value-type="float" office:value="0.53999281165496704" table:style-name="ce1">
            <text:p>0,539992812</text:p>
          </table:table-cell>
          <table:table-cell office:value-type="float" office:value="0.298055055649599" table:style-name="ce1">
            <text:p>0,298055056</text:p>
          </table:table-cell>
          <table:table-cell office:value-type="float" office:value="0" table:style-name="ce1">
            <text:p>0</text:p>
          </table:table-cell>
          <table:table-cell office:value-type="float" office:value="1.0466786366143599" table:style-name="ce1">
            <text:p>1,046678637</text:p>
          </table:table-cell>
          <table:table-cell office:value-type="float" office:value="-0.68343925948772999" table:style-name="ce1">
            <text:p>-0,683439259</text:p>
          </table:table-cell>
          <table:table-cell office:value-type="float" office:value="-1.23748313678818" table:style-name="ce1">
            <text:p>-1,237483137</text:p>
          </table:table-cell>
          <table:table-cell office:value-type="float" office:value="-1.16309415183855" table:style-name="ce1">
            <text:p>-1,163094152</text:p>
          </table:table-cell>
          <table:table-cell office:value-type="float" office:value="-1.0466786366143599" table:style-name="ce1">
            <text:p>-1,046678637</text:p>
          </table:table-cell>
          <table:table-cell office:value-type="float" office:value="-1.62291088237172" table:style-name="ce1">
            <text:p>-1,622910882</text:p>
          </table:table-cell>
          <table:table-cell office:value-type="float" office:value="1.1709667328055" table:style-name="ce1">
            <text:p>1,170966733</text:p>
          </table:table-cell>
          <table:table-cell office:value-type="float" office:value="-1.33843769352249" table:style-name="ce1">
            <text:p>-1,338437694</text:p>
          </table:table-cell>
          <table:table-cell office:value-type="float" office:value="-0.112975432297639" table:style-name="ce1">
            <text:p>-0,112975432</text:p>
          </table:table-cell>
          <table:table-cell office:value-type="float" office:value="1.0466786366143599" table:style-name="ce1">
            <text:p>1,046678637</text:p>
          </table:table-cell>
          <table:table-cell office:value-type="float" office:value="-0.84273271901644198" table:style-name="ce1">
            <text:p>-0,842732719</text:p>
          </table:table-cell>
          <table:table-cell office:value-type="float" office:value="1.0766175349940701" table:style-name="ce1">
            <text:p>1,076617535</text:p>
          </table:table-cell>
          <table:table-cell office:value-type="float" office:value="-1.11686863785319" table:style-name="ce1">
            <text:p>-1,116868638</text:p>
          </table:table-cell>
          <table:table-cell office:value-type="float" office:value="0.36069897817691798" table:style-name="ce1">
            <text:p>0,360698978</text:p>
          </table:table-cell>
          <table:table-cell office:value-type="float" office:value="-0.99978134470219104" table:style-name="ce1">
            <text:p>-0,999781345</text:p>
          </table:table-cell>
          <table:table-cell office:value-type="float" office:value="-1.0466786366143599" table:style-name="ce1">
            <text:p>-1,046678637</text:p>
          </table:table-cell>
          <table:table-cell office:value-type="float" office:value="-0.40332854506251797" table:style-name="ce1">
            <text:p>-0,403328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375368146515499" table:style-name="ce1">
            <text:p>0,513753681</text:p>
          </table:table-cell>
          <table:table-cell office:value-type="float" office:value="1.24194887934058" table:style-name="ce1">
            <text:p>1,241948879</text:p>
          </table:table-cell>
          <table:table-cell table:number-columns-repeated="16360"/>
        </table:table-row>
        <table:table-row table:style-name="ro1">
          <table:table-cell office:value-type="float" office:value="1.18848571255208" table:style-name="ce1">
            <text:p>1,188485713</text:p>
          </table:table-cell>
          <table:table-cell office:value-type="float" office:value="0.88529797869555504" table:style-name="ce1">
            <text:p>0,885297979</text:p>
          </table:table-cell>
          <table:table-cell office:value-type="float" office:value="0" table:style-name="ce1">
            <text:p>0</text:p>
          </table:table-cell>
          <table:table-cell office:value-type="float" office:value="1.0718308201990601" table:style-name="ce1">
            <text:p>1,07183082</text:p>
          </table:table-cell>
          <table:table-cell office:value-type="float" office:value="-0.169905879325214" table:style-name="ce1">
            <text:p>-0,169905879</text:p>
          </table:table-cell>
          <table:table-cell office:value-type="float" office:value="-0.86465636249213296" table:style-name="ce1">
            <text:p>-0,864656362</text:p>
          </table:table-cell>
          <table:table-cell office:value-type="float" office:value="-1.03669327642286" table:style-name="ce1">
            <text:p>-1,036693276</text:p>
          </table:table-cell>
          <table:table-cell office:value-type="float" office:value="-1.0718308201990601" table:style-name="ce1">
            <text:p>-1,07183082</text:p>
          </table:table-cell>
          <table:table-cell office:value-type="float" office:value="-1.55200433767128" table:style-name="ce1">
            <text:p>-1,552004338</text:p>
          </table:table-cell>
          <table:table-cell office:value-type="float" office:value="1.0897914351747799" table:style-name="ce1">
            <text:p>1,089791435</text:p>
          </table:table-cell>
          <table:table-cell office:value-type="float" office:value="-1.55762564646357" table:style-name="ce1">
            <text:p>-1,557625646</text:p>
          </table:table-cell>
          <table:table-cell office:value-type="float" office:value="-2.7921352641668701E-2" table:style-name="ce1">
            <text:p>-0,027921353</text:p>
          </table:table-cell>
          <table:table-cell office:value-type="float" office:value="1.0718308201990601" table:style-name="ce1">
            <text:p>1,07183082</text:p>
          </table:table-cell>
          <table:table-cell office:value-type="float" office:value="-1.06575495076572" table:style-name="ce1">
            <text:p>-1,065754951</text:p>
          </table:table-cell>
          <table:table-cell office:value-type="float" office:value="1.21373842784506" table:style-name="ce1">
            <text:p>1,213738428</text:p>
          </table:table-cell>
          <table:table-cell office:value-type="float" office:value="-1.2653431418307699" table:style-name="ce1">
            <text:p>-1,265343142</text:p>
          </table:table-cell>
          <table:table-cell office:value-type="float" office:value="0.26493713822167397" table:style-name="ce1">
            <text:p>0,264937138</text:p>
          </table:table-cell>
          <table:table-cell office:value-type="float" office:value="-1.1040821033491299" table:style-name="ce1">
            <text:p>-1,104082103</text:p>
          </table:table-cell>
          <table:table-cell office:value-type="float" office:value="-1.0718308201990601" table:style-name="ce1">
            <text:p>-1,07183082</text:p>
          </table:table-cell>
          <table:table-cell office:value-type="float" office:value="-0.19155395147425699" table:style-name="ce1">
            <text:p>-0,191553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7675484206817196" table:style-name="ce1">
            <text:p>0,576754842</text:p>
          </table:table-cell>
          <table:table-cell office:value-type="float" office:value="0.86592774919843896" table:style-name="ce1">
            <text:p>0,865927749</text:p>
          </table:table-cell>
          <table:table-cell table:number-columns-repeated="16360"/>
        </table:table-row>
        <table:table-row table:style-name="ro1">
          <table:table-cell office:value-type="float" office:value="0.55627224453333501" table:style-name="ce1">
            <text:p>0,556272245</text:p>
          </table:table-cell>
          <table:table-cell office:value-type="float" office:value="-0.48263783699397" table:style-name="ce1">
            <text:p>-0,482637837</text:p>
          </table:table-cell>
          <table:table-cell office:value-type="float" office:value="0" table:style-name="ce1">
            <text:p>0</text:p>
          </table:table-cell>
          <table:table-cell office:value-type="float" office:value="1.0703818755288901" table:style-name="ce1">
            <text:p>1,070381876</text:p>
          </table:table-cell>
          <table:table-cell office:value-type="float" office:value="-0.41963234577669101" table:style-name="ce1">
            <text:p>-0,419632346</text:p>
          </table:table-cell>
          <table:table-cell office:value-type="float" office:value="-0.51644364678302701" table:style-name="ce1">
            <text:p>-0,516443647</text:p>
          </table:table-cell>
          <table:table-cell office:value-type="float" office:value="-1.0477257870997601" table:style-name="ce1">
            <text:p>-1,047725787</text:p>
          </table:table-cell>
          <table:table-cell office:value-type="float" office:value="-1.0703818755288901" table:style-name="ce1">
            <text:p>-1,070381876</text:p>
          </table:table-cell>
          <table:table-cell office:value-type="float" office:value="-1.3005663128205001" table:style-name="ce1">
            <text:p>-1,300566313</text:p>
          </table:table-cell>
          <table:table-cell office:value-type="float" office:value="0.78568525794549304" table:style-name="ce1">
            <text:p>0,785685258</text:p>
          </table:table-cell>
          <table:table-cell office:value-type="float" office:value="-1.79248731459443" table:style-name="ce1">
            <text:p>-1,792487315</text:p>
          </table:table-cell>
          <table:table-cell office:value-type="float" office:value="2.8079765531317299E-2" table:style-name="ce1">
            <text:p>0,028079766</text:p>
          </table:table-cell>
          <table:table-cell office:value-type="float" office:value="1.0703818755288901" table:style-name="ce1">
            <text:p>1,070381876</text:p>
          </table:table-cell>
          <table:table-cell office:value-type="float" office:value="-1.1160936293410699" table:style-name="ce1">
            <text:p>-1,116093629</text:p>
          </table:table-cell>
          <table:table-cell office:value-type="float" office:value="1.42273058543342" table:style-name="ce1">
            <text:p>1,422730585</text:p>
          </table:table-cell>
          <table:table-cell office:value-type="float" office:value="-1.16008278765332" table:style-name="ce1">
            <text:p>-1,160082788</text:p>
          </table:table-cell>
          <table:table-cell office:value-type="float" office:value="0.19443447121226101" table:style-name="ce1">
            <text:p>0,194434471</text:p>
          </table:table-cell>
          <table:table-cell office:value-type="float" office:value="-0.46852773936306602" table:style-name="ce1">
            <text:p>-0,468527739</text:p>
          </table:table-cell>
          <table:table-cell office:value-type="float" office:value="-1.0703818755288901" table:style-name="ce1">
            <text:p>-1,070381876</text:p>
          </table:table-cell>
          <table:table-cell office:value-type="float" office:value="-0.88944883660038498" table:style-name="ce1">
            <text:p>-0,889448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3197411810829" table:style-name="ce1">
            <text:p>0,503197412</text:p>
          </table:table-cell>
          <table:table-cell office:value-type="float" office:value="1.1609939697157901" table:style-name="ce1">
            <text:p>1,16099397</text:p>
          </table:table-cell>
          <table:table-cell table:number-columns-repeated="16360"/>
        </table:table-row>
        <table:table-row table:style-name="ro1">
          <table:table-cell office:value-type="float" office:value="-0.246423444326623" table:style-name="ce1">
            <text:p>-0,246423444</text:p>
          </table:table-cell>
          <table:table-cell office:value-type="float" office:value="-0.23799920635282201" table:style-name="ce1">
            <text:p>-0,237999206</text:p>
          </table:table-cell>
          <table:table-cell office:value-type="float" office:value="0" table:style-name="ce1">
            <text:p>0</text:p>
          </table:table-cell>
          <table:table-cell office:value-type="float" office:value="1.0879123078361601" table:style-name="ce1">
            <text:p>1,087912308</text:p>
          </table:table-cell>
          <table:table-cell office:value-type="float" office:value="-1.4109245593170101" table:style-name="ce1">
            <text:p>-1,410924559</text:p>
          </table:table-cell>
          <table:table-cell office:value-type="float" office:value="-9.9453794768483303E-2" table:style-name="ce1">
            <text:p>-0,099453795</text:p>
          </table:table-cell>
          <table:table-cell office:value-type="float" office:value="-1.6682035847260299" table:style-name="ce1">
            <text:p>-1,668203585</text:p>
          </table:table-cell>
          <table:table-cell office:value-type="float" office:value="-1.0879123078361601" table:style-name="ce1">
            <text:p>-1,087912308</text:p>
          </table:table-cell>
          <table:table-cell office:value-type="float" office:value="-1.1109931048887001" table:style-name="ce1">
            <text:p>-1,110993105</text:p>
          </table:table-cell>
          <table:table-cell office:value-type="float" office:value="1.43212387752115" table:style-name="ce1">
            <text:p>1,432123878</text:p>
          </table:table-cell>
          <table:table-cell office:value-type="float" office:value="-1.56418012460253" table:style-name="ce1">
            <text:p>-1,564180125</text:p>
          </table:table-cell>
          <table:table-cell office:value-type="float" office:value="-7.9475684931496496E-2" table:style-name="ce1">
            <text:p>-0,079475685</text:p>
          </table:table-cell>
          <table:table-cell office:value-type="float" office:value="1.0879123078361601" table:style-name="ce1">
            <text:p>1,087912308</text:p>
          </table:table-cell>
          <table:table-cell office:value-type="float" office:value="-0.96720705894028003" table:style-name="ce1">
            <text:p>-0,967207059</text:p>
          </table:table-cell>
          <table:table-cell office:value-type="float" office:value="1.8709919359690601" table:style-name="ce1">
            <text:p>1,870991936</text:p>
          </table:table-cell>
          <table:table-cell office:value-type="float" office:value="-1.0614095218742099" table:style-name="ce1">
            <text:p>-1,061409522</text:p>
          </table:table-cell>
          <table:table-cell office:value-type="float" office:value="0.38058381736534003" table:style-name="ce1">
            <text:p>0,380583817</text:p>
          </table:table-cell>
          <table:table-cell office:value-type="float" office:value="-1.28838036337744" table:style-name="ce1">
            <text:p>-1,288380363</text:p>
          </table:table-cell>
          <table:table-cell office:value-type="float" office:value="-1.0879123078361601" table:style-name="ce1">
            <text:p>-1,087912308</text:p>
          </table:table-cell>
          <table:table-cell office:value-type="float" office:value="-1.4705495336313801" table:style-name="ce1">
            <text:p>-1,470549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630488610331197" table:style-name="ce1">
            <text:p>0,686304886</text:p>
          </table:table-cell>
          <table:table-cell office:value-type="float" office:value="0.82380308616582398" table:style-name="ce1">
            <text:p>0,823803086</text:p>
          </table:table-cell>
          <table:table-cell table:number-columns-repeated="16360"/>
        </table:table-row>
        <table:table-row table:style-name="ro1">
          <table:table-cell office:value-type="float" office:value="0.97340475997810705" table:style-name="ce1">
            <text:p>0,97340476</text:p>
          </table:table-cell>
          <table:table-cell office:value-type="float" office:value="9.0912884504391195E-2" table:style-name="ce1">
            <text:p>0,090912885</text:p>
          </table:table-cell>
          <table:table-cell office:value-type="float" office:value="0" table:style-name="ce1">
            <text:p>0</text:p>
          </table:table-cell>
          <table:table-cell office:value-type="float" office:value="1.10569351805206" table:style-name="ce1">
            <text:p>1,105693518</text:p>
          </table:table-cell>
          <table:table-cell office:value-type="float" office:value="-1.55464852264577" table:style-name="ce1">
            <text:p>-1,554648523</text:p>
          </table:table-cell>
          <table:table-cell office:value-type="float" office:value="-1.35110935700122" table:style-name="ce1">
            <text:p>-1,351109357</text:p>
          </table:table-cell>
          <table:table-cell office:value-type="float" office:value="-1.0823712119707001" table:style-name="ce1">
            <text:p>-1,082371212</text:p>
          </table:table-cell>
          <table:table-cell office:value-type="float" office:value="-1.10569351805206" table:style-name="ce1">
            <text:p>-1,105693518</text:p>
          </table:table-cell>
          <table:table-cell office:value-type="float" office:value="-2.48309740402811" table:style-name="ce1">
            <text:p>-2,483097404</text:p>
          </table:table-cell>
          <table:table-cell office:value-type="float" office:value="1.1444662272461501" table:style-name="ce1">
            <text:p>1,144466227</text:p>
          </table:table-cell>
          <table:table-cell office:value-type="float" office:value="-1.89029190570899" table:style-name="ce1">
            <text:p>-1,890291906</text:p>
          </table:table-cell>
          <table:table-cell office:value-type="float" office:value="0.38176077439962303" table:style-name="ce1">
            <text:p>0,381760774</text:p>
          </table:table-cell>
          <table:table-cell office:value-type="float" office:value="1.10569351805206" table:style-name="ce1">
            <text:p>1,105693518</text:p>
          </table:table-cell>
          <table:table-cell office:value-type="float" office:value="-1.13062715652687" table:style-name="ce1">
            <text:p>-1,130627157</text:p>
          </table:table-cell>
          <table:table-cell office:value-type="float" office:value="1.98623723451681" table:style-name="ce1">
            <text:p>1,986237235</text:p>
          </table:table-cell>
          <table:table-cell office:value-type="float" office:value="-1.15499870607747" table:style-name="ce1">
            <text:p>-1,154998706</text:p>
          </table:table-cell>
          <table:table-cell office:value-type="float" office:value="0.233145482852366" table:style-name="ce1">
            <text:p>0,233145483</text:p>
          </table:table-cell>
          <table:table-cell office:value-type="float" office:value="-1.4457019583006501" table:style-name="ce1">
            <text:p>-1,445701958</text:p>
          </table:table-cell>
          <table:table-cell office:value-type="float" office:value="-1.10569351805206" table:style-name="ce1">
            <text:p>-1,105693518</text:p>
          </table:table-cell>
          <table:table-cell office:value-type="float" office:value="-1.6229721528097201" table:style-name="ce1">
            <text:p>-1,622972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276183593358598" table:style-name="ce1">
            <text:p>0,252761836</text:p>
          </table:table-cell>
          <table:table-cell office:value-type="float" office:value="2.6190607576887399" table:style-name="ce1">
            <text:p>2,619060758</text:p>
          </table:table-cell>
          <table:table-cell table:number-columns-repeated="16360"/>
        </table:table-row>
        <table:table-row table:style-name="ro1">
          <table:table-cell office:value-type="float" office:value="-6.5150335018989897E-2" table:style-name="ce1">
            <text:p>-0,065150335</text:p>
          </table:table-cell>
          <table:table-cell office:value-type="float" office:value="-0.20631099592947999" table:style-name="ce1">
            <text:p>-0,206310996</text:p>
          </table:table-cell>
          <table:table-cell office:value-type="float" office:value="0" table:style-name="ce1">
            <text:p>0</text:p>
          </table:table-cell>
          <table:table-cell office:value-type="float" office:value="1.11831507916978" table:style-name="ce1">
            <text:p>1,118315079</text:p>
          </table:table-cell>
          <table:table-cell office:value-type="float" office:value="0.32549367316451899" table:style-name="ce1">
            <text:p>0,325493673</text:p>
          </table:table-cell>
          <table:table-cell office:value-type="float" office:value="-7.1819010656369803E-3" table:style-name="ce1">
            <text:p>-0,007181901</text:p>
          </table:table-cell>
          <table:table-cell office:value-type="float" office:value="-1.41779937703902" table:style-name="ce1">
            <text:p>-1,417799377</text:p>
          </table:table-cell>
          <table:table-cell office:value-type="float" office:value="-1.11831507916978" table:style-name="ce1">
            <text:p>-1,118315079</text:p>
          </table:table-cell>
          <table:table-cell office:value-type="float" office:value="-1.55434843872127" table:style-name="ce1">
            <text:p>-1,554348439</text:p>
          </table:table-cell>
          <table:table-cell office:value-type="float" office:value="1.2297964923875899" table:style-name="ce1">
            <text:p>1,229796492</text:p>
          </table:table-cell>
          <table:table-cell office:value-type="float" office:value="-1.53019983348308" table:style-name="ce1">
            <text:p>-1,530199833</text:p>
          </table:table-cell>
          <table:table-cell office:value-type="float" office:value="0.31605862543655699" table:style-name="ce1">
            <text:p>0,316058625</text:p>
          </table:table-cell>
          <table:table-cell office:value-type="float" office:value="1.11831507916978" table:style-name="ce1">
            <text:p>1,118315079</text:p>
          </table:table-cell>
          <table:table-cell office:value-type="float" office:value="-0.80041398907033801" table:style-name="ce1">
            <text:p>-0,800413989</text:p>
          </table:table-cell>
          <table:table-cell office:value-type="float" office:value="1.4671732364929699" table:style-name="ce1">
            <text:p>1,467173236</text:p>
          </table:table-cell>
          <table:table-cell office:value-type="float" office:value="-1.2779929338838101" table:style-name="ce1">
            <text:p>-1,277992934</text:p>
          </table:table-cell>
          <table:table-cell office:value-type="float" office:value="0.31342236833787601" table:style-name="ce1">
            <text:p>0,313422368</text:p>
          </table:table-cell>
          <table:table-cell office:value-type="float" office:value="-1.49441063444369" table:style-name="ce1">
            <text:p>-1,494410634</text:p>
          </table:table-cell>
          <table:table-cell office:value-type="float" office:value="-1.11831507916978" table:style-name="ce1">
            <text:p>-1,118315079</text:p>
          </table:table-cell>
          <table:table-cell office:value-type="float" office:value="-1.2175887651644901" table:style-name="ce1">
            <text:p>-1,217588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96603643258101" table:style-name="ce1">
            <text:p>0,482966036</text:p>
          </table:table-cell>
          <table:table-cell office:value-type="float" office:value="1.6611791161656599" table:style-name="ce1">
            <text:p>1,661179116</text:p>
          </table:table-cell>
          <table:table-cell table:number-columns-repeated="16360"/>
        </table:table-row>
        <table:table-row table:style-name="ro1">
          <table:table-cell office:value-type="float" office:value="1.2213130032478501" table:style-name="ce1">
            <text:p>1,221313003</text:p>
          </table:table-cell>
          <table:table-cell office:value-type="float" office:value="1.4744830275987599" table:style-name="ce1">
            <text:p>1,474483028</text:p>
          </table:table-cell>
          <table:table-cell office:value-type="float" office:value="0" table:style-name="ce1">
            <text:p>0</text:p>
          </table:table-cell>
          <table:table-cell office:value-type="float" office:value="1.14331778401026" table:style-name="ce1">
            <text:p>1,143317784</text:p>
          </table:table-cell>
          <table:table-cell office:value-type="float" office:value="-1.4119276690715199" table:style-name="ce1">
            <text:p>-1,411927669</text:p>
          </table:table-cell>
          <table:table-cell office:value-type="float" office:value="0.12499405235344301" table:style-name="ce1">
            <text:p>0,124994052</text:p>
          </table:table-cell>
          <table:table-cell office:value-type="float" office:value="-0.86228361332039205" table:style-name="ce1">
            <text:p>-0,862283613</text:p>
          </table:table-cell>
          <table:table-cell office:value-type="float" office:value="-1.14331778401026" table:style-name="ce1">
            <text:p>-1,143317784</text:p>
          </table:table-cell>
          <table:table-cell office:value-type="float" office:value="-1.6958260154718301" table:style-name="ce1">
            <text:p>-1,695826015</text:p>
          </table:table-cell>
          <table:table-cell office:value-type="float" office:value="0.90555328915418998" table:style-name="ce1">
            <text:p>0,905553289</text:p>
          </table:table-cell>
          <table:table-cell office:value-type="float" office:value="-2.1935948089231698" table:style-name="ce1">
            <text:p>-2,193594809</text:p>
          </table:table-cell>
          <table:table-cell office:value-type="float" office:value="0.31183178053955402" table:style-name="ce1">
            <text:p>0,311831781</text:p>
          </table:table-cell>
          <table:table-cell office:value-type="float" office:value="1.14331778401026" table:style-name="ce1">
            <text:p>1,143317784</text:p>
          </table:table-cell>
          <table:table-cell office:value-type="float" office:value="-1.5413210862579101" table:style-name="ce1">
            <text:p>-1,541321086</text:p>
          </table:table-cell>
          <table:table-cell office:value-type="float" office:value="2.53800593898975" table:style-name="ce1">
            <text:p>2,538005939</text:p>
          </table:table-cell>
          <table:table-cell office:value-type="float" office:value="-1.5857393131137401" table:style-name="ce1">
            <text:p>-1,585739313</text:p>
          </table:table-cell>
          <table:table-cell office:value-type="float" office:value="0.43400358903592301" table:style-name="ce1">
            <text:p>0,434003589</text:p>
          </table:table-cell>
          <table:table-cell office:value-type="float" office:value="-1.9916338557976001" table:style-name="ce1">
            <text:p>-1,991633856</text:p>
          </table:table-cell>
          <table:table-cell office:value-type="float" office:value="-1.14331778401026" table:style-name="ce1">
            <text:p>-1,143317784</text:p>
          </table:table-cell>
          <table:table-cell office:value-type="float" office:value="-1.3761348473414601" table:style-name="ce1">
            <text:p>-1,376134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8420930647481102" table:style-name="ce1">
            <text:p>0,784209306</text:p>
          </table:table-cell>
          <table:table-cell office:value-type="float" office:value="1.7547207984022799" table:style-name="ce1">
            <text:p>1,754720798</text:p>
          </table:table-cell>
          <table:table-cell table:number-columns-repeated="16360"/>
        </table:table-row>
        <table:table-row table:style-name="ro1">
          <table:table-cell office:value-type="float" office:value="0.81705353130145297" table:style-name="ce1">
            <text:p>0,817053531</text:p>
          </table:table-cell>
          <table:table-cell office:value-type="float" office:value="0.29218484876504902" table:style-name="ce1">
            <text:p>0,292184849</text:p>
          </table:table-cell>
          <table:table-cell office:value-type="float" office:value="0" table:style-name="ce1">
            <text:p>0</text:p>
          </table:table-cell>
          <table:table-cell office:value-type="float" office:value="1.15730235303944" table:style-name="ce1">
            <text:p>1,157302353</text:p>
          </table:table-cell>
          <table:table-cell office:value-type="float" office:value="-0.96481812895987096" table:style-name="ce1">
            <text:p>-0,964818129</text:p>
          </table:table-cell>
          <table:table-cell office:value-type="float" office:value="-0.53913003155460604" table:style-name="ce1">
            <text:p>-0,539130032</text:p>
          </table:table-cell>
          <table:table-cell office:value-type="float" office:value="-1.1512191214010701" table:style-name="ce1">
            <text:p>-1,151219121</text:p>
          </table:table-cell>
          <table:table-cell office:value-type="float" office:value="-1.15730235303944" table:style-name="ce1">
            <text:p>-1,157302353</text:p>
          </table:table-cell>
          <table:table-cell office:value-type="float" office:value="-1.5638823915328" table:style-name="ce1">
            <text:p>-1,563882392</text:p>
          </table:table-cell>
          <table:table-cell office:value-type="float" office:value="0.78732443213293402" table:style-name="ce1">
            <text:p>0,787324432</text:p>
          </table:table-cell>
          <table:table-cell office:value-type="float" office:value="-1.70659288126475" table:style-name="ce1">
            <text:p>-1,706592881</text:p>
          </table:table-cell>
          <table:table-cell office:value-type="float" office:value="0.48743352038346499" table:style-name="ce1">
            <text:p>0,48743352</text:p>
          </table:table-cell>
          <table:table-cell office:value-type="float" office:value="1.15730235303944" table:style-name="ce1">
            <text:p>1,157302353</text:p>
          </table:table-cell>
          <table:table-cell office:value-type="float" office:value="-1.0575371326164" table:style-name="ce1">
            <text:p>-1,057537133</text:p>
          </table:table-cell>
          <table:table-cell office:value-type="float" office:value="1.8474650220790001" table:style-name="ce1">
            <text:p>1,847465022</text:p>
          </table:table-cell>
          <table:table-cell office:value-type="float" office:value="-1.4179379248314501" table:style-name="ce1">
            <text:p>-1,417937925</text:p>
          </table:table-cell>
          <table:table-cell office:value-type="float" office:value="0.52686733445627798" table:style-name="ce1">
            <text:p>0,526867334</text:p>
          </table:table-cell>
          <table:table-cell office:value-type="float" office:value="-0.583617145646947" table:style-name="ce1">
            <text:p>-0,583617146</text:p>
          </table:table-cell>
          <table:table-cell office:value-type="float" office:value="-1.15730235303944" table:style-name="ce1">
            <text:p>-1,157302353</text:p>
          </table:table-cell>
          <table:table-cell office:value-type="float" office:value="-1.34179541907932" table:style-name="ce1">
            <text:p>-1,341795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0710275094594395" table:style-name="ce1">
            <text:p>0,907102751</text:p>
          </table:table-cell>
          <table:table-cell office:value-type="float" office:value="1.54939786919351" table:style-name="ce1">
            <text:p>1,549397869</text:p>
          </table:table-cell>
          <table:table-cell table:number-columns-repeated="16360"/>
        </table:table-row>
        <table:table-row table:style-name="ro1">
          <table:table-cell office:value-type="float" office:value="-0.65113319042059603" table:style-name="ce1">
            <text:p>-0,65113319</text:p>
          </table:table-cell>
          <table:table-cell office:value-type="float" office:value="0.20858864094485599" table:style-name="ce1">
            <text:p>0,208588641</text:p>
          </table:table-cell>
          <table:table-cell office:value-type="float" office:value="0" table:style-name="ce1">
            <text:p>0</text:p>
          </table:table-cell>
          <table:table-cell office:value-type="float" office:value="1.14584630397187" table:style-name="ce1">
            <text:p>1,145846304</text:p>
          </table:table-cell>
          <table:table-cell office:value-type="float" office:value="-8.5376686198085097E-2" table:style-name="ce1">
            <text:p>-0,085376686</text:p>
          </table:table-cell>
          <table:table-cell office:value-type="float" office:value="-8.5966516347643407E-2" table:style-name="ce1">
            <text:p>-0,085966516</text:p>
          </table:table-cell>
          <table:table-cell office:value-type="float" office:value="-1.1403472215020301" table:style-name="ce1">
            <text:p>-1,140347222</text:p>
          </table:table-cell>
          <table:table-cell office:value-type="float" office:value="-1.14584630397187" table:style-name="ce1">
            <text:p>-1,145846304</text:p>
          </table:table-cell>
          <table:table-cell office:value-type="float" office:value="-2.0584403201413699" table:style-name="ce1">
            <text:p>-2,05844032</text:p>
          </table:table-cell>
          <table:table-cell office:value-type="float" office:value="0.82181340745306297" table:style-name="ce1">
            <text:p>0,821813407</text:p>
          </table:table-cell>
          <table:table-cell office:value-type="float" office:value="-1.44342750709804" table:style-name="ce1">
            <text:p>-1,443427507</text:p>
          </table:table-cell>
          <table:table-cell office:value-type="float" office:value="0.36707535584972301" table:style-name="ce1">
            <text:p>0,367075356</text:p>
          </table:table-cell>
          <table:table-cell office:value-type="float" office:value="1.14584630397187" table:style-name="ce1">
            <text:p>1,145846304</text:p>
          </table:table-cell>
          <table:table-cell office:value-type="float" office:value="-0.82879699861813005" table:style-name="ce1">
            <text:p>-0,828796999</text:p>
          </table:table-cell>
          <table:table-cell office:value-type="float" office:value="1.2645161975882699" table:style-name="ce1">
            <text:p>1,264516198</text:p>
          </table:table-cell>
          <table:table-cell office:value-type="float" office:value="-1.13388996716524" table:style-name="ce1">
            <text:p>-1,133889967</text:p>
          </table:table-cell>
          <table:table-cell office:value-type="float" office:value="0.72101568300739405" table:style-name="ce1">
            <text:p>0,721015683</text:p>
          </table:table-cell>
          <table:table-cell office:value-type="float" office:value="-1.03935949235508" table:style-name="ce1">
            <text:p>-1,039359492</text:p>
          </table:table-cell>
          <table:table-cell office:value-type="float" office:value="-1.14584630397187" table:style-name="ce1">
            <text:p>-1,145846304</text:p>
          </table:table-cell>
          <table:table-cell office:value-type="float" office:value="-1.9054604963168" table:style-name="ce1">
            <text:p>-1,905460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216716929246401" table:style-name="ce1">
            <text:p>0,492167169</text:p>
          </table:table-cell>
          <table:table-cell office:value-type="float" office:value="1.2054568542199899" table:style-name="ce1">
            <text:p>1,205456854</text:p>
          </table:table-cell>
          <table:table-cell table:number-columns-repeated="16360"/>
        </table:table-row>
        <table:table-row table:style-name="ro1">
          <table:table-cell office:value-type="float" office:value="-3.6951455725545999E-2" table:style-name="ce1">
            <text:p>-0,036951456</text:p>
          </table:table-cell>
          <table:table-cell office:value-type="float" office:value="0.44097950329537" table:style-name="ce1">
            <text:p>0,440979503</text:p>
          </table:table-cell>
          <table:table-cell office:value-type="float" office:value="0" table:style-name="ce1">
            <text:p>0</text:p>
          </table:table-cell>
          <table:table-cell office:value-type="float" office:value="1.1454995383620299" table:style-name="ce1">
            <text:p>1,145499538</text:p>
          </table:table-cell>
          <table:table-cell office:value-type="float" office:value="-1.9337102363453" table:style-name="ce1">
            <text:p>-1,933710236</text:p>
          </table:table-cell>
          <table:table-cell office:value-type="float" office:value="-0.50965479798074798" table:style-name="ce1">
            <text:p>-0,509654798</text:p>
          </table:table-cell>
          <table:table-cell office:value-type="float" office:value="-1.3677098306700901" table:style-name="ce1">
            <text:p>-1,367709831</text:p>
          </table:table-cell>
          <table:table-cell office:value-type="float" office:value="-1.1454995383620299" table:style-name="ce1">
            <text:p>-1,145499538</text:p>
          </table:table-cell>
          <table:table-cell office:value-type="float" office:value="6.0526494687861199E-2" table:style-name="ce1">
            <text:p>0,060526495</text:p>
          </table:table-cell>
          <table:table-cell office:value-type="float" office:value="0.65204854994720995" table:style-name="ce1">
            <text:p>0,65204855</text:p>
          </table:table-cell>
          <table:table-cell office:value-type="float" office:value="-1.6636860985923101" table:style-name="ce1">
            <text:p>-1,663686099</text:p>
          </table:table-cell>
          <table:table-cell office:value-type="float" office:value="0.64045527926813595" table:style-name="ce1">
            <text:p>0,640455279</text:p>
          </table:table-cell>
          <table:table-cell office:value-type="float" office:value="1.1454995383620299" table:style-name="ce1">
            <text:p>1,145499538</text:p>
          </table:table-cell>
          <table:table-cell office:value-type="float" office:value="-1.5453170834460199" table:style-name="ce1">
            <text:p>-1,545317083</text:p>
          </table:table-cell>
          <table:table-cell office:value-type="float" office:value="2.39820847436838" table:style-name="ce1">
            <text:p>2,398208474</text:p>
          </table:table-cell>
          <table:table-cell office:value-type="float" office:value="-1.02016650528917" table:style-name="ce1">
            <text:p>-1,020166505</text:p>
          </table:table-cell>
          <table:table-cell office:value-type="float" office:value="0.66852692869189201" table:style-name="ce1">
            <text:p>0,668526929</text:p>
          </table:table-cell>
          <table:table-cell office:value-type="float" office:value="-1.6754827846355" table:style-name="ce1">
            <text:p>-1,675482785</text:p>
          </table:table-cell>
          <table:table-cell office:value-type="float" office:value="-1.1454995383620299" table:style-name="ce1">
            <text:p>-1,145499538</text:p>
          </table:table-cell>
          <table:table-cell office:value-type="float" office:value="-2.4114733272754001" table:style-name="ce1">
            <text:p>-2,411473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3000991120658596" table:style-name="ce1">
            <text:p>0,830009911</text:p>
          </table:table-cell>
          <table:table-cell office:value-type="float" office:value="0.80011290526607604" table:style-name="ce1">
            <text:p>0,800112905</text:p>
          </table:table-cell>
          <table:table-cell table:number-columns-repeated="16360"/>
        </table:table-row>
        <table:table-row table:style-name="ro1">
          <table:table-cell office:value-type="float" office:value="0.337046864302678" table:style-name="ce1">
            <text:p>0,337046864</text:p>
          </table:table-cell>
          <table:table-cell office:value-type="float" office:value="0.249615744563115" table:style-name="ce1">
            <text:p>0,249615745</text:p>
          </table:table-cell>
          <table:table-cell office:value-type="float" office:value="0" table:style-name="ce1">
            <text:p>0</text:p>
          </table:table-cell>
          <table:table-cell office:value-type="float" office:value="1.1419572506418201" table:style-name="ce1">
            <text:p>1,141957251</text:p>
          </table:table-cell>
          <table:table-cell office:value-type="float" office:value="-1.5129136895167199" table:style-name="ce1">
            <text:p>-1,51291369</text:p>
          </table:table-cell>
          <table:table-cell office:value-type="float" office:value="-0.47351380212729899" table:style-name="ce1">
            <text:p>-0,473513802</text:p>
          </table:table-cell>
          <table:table-cell office:value-type="float" office:value="-0.84409082793256296" table:style-name="ce1">
            <text:p>-0,844090828</text:p>
          </table:table-cell>
          <table:table-cell office:value-type="float" office:value="-1.1419572506418201" table:style-name="ce1">
            <text:p>-1,141957251</text:p>
          </table:table-cell>
          <table:table-cell office:value-type="float" office:value="4.3089260567524101E-2" table:style-name="ce1">
            <text:p>0,043089261</text:p>
          </table:table-cell>
          <table:table-cell office:value-type="float" office:value="0.442989964404921" table:style-name="ce1">
            <text:p>0,442989964</text:p>
          </table:table-cell>
          <table:table-cell office:value-type="float" office:value="-1.2920589112383101" table:style-name="ce1">
            <text:p>-1,292058911</text:p>
          </table:table-cell>
          <table:table-cell office:value-type="float" office:value="0.41649059657190202" table:style-name="ce1">
            <text:p>0,416490597</text:p>
          </table:table-cell>
          <table:table-cell office:value-type="float" office:value="1.1419572506418201" table:style-name="ce1">
            <text:p>1,141957251</text:p>
          </table:table-cell>
          <table:table-cell office:value-type="float" office:value="-1.17961885930879" table:style-name="ce1">
            <text:p>-1,179618859</text:p>
          </table:table-cell>
          <table:table-cell office:value-type="float" office:value="1.85086268129019" table:style-name="ce1">
            <text:p>1,850862681</text:p>
          </table:table-cell>
          <table:table-cell office:value-type="float" office:value="-1.0970382886505099" table:style-name="ce1">
            <text:p>-1,097038289</text:p>
          </table:table-cell>
          <table:table-cell office:value-type="float" office:value="0.24169634494505901" table:style-name="ce1">
            <text:p>0,241696345</text:p>
          </table:table-cell>
          <table:table-cell office:value-type="float" office:value="-1.12360623095931" table:style-name="ce1">
            <text:p>-1,123606231</text:p>
          </table:table-cell>
          <table:table-cell office:value-type="float" office:value="-1.1419572506418201" table:style-name="ce1">
            <text:p>-1,141957251</text:p>
          </table:table-cell>
          <table:table-cell office:value-type="float" office:value="-1.9376429018449299" table:style-name="ce1">
            <text:p>-1,937642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000494626031595E-2" table:style-name="ce1">
            <text:p>0,098000495</text:p>
          </table:table-cell>
          <table:table-cell office:value-type="float" office:value="1.5842505563631299" table:style-name="ce1">
            <text:p>1,584250556</text:p>
          </table:table-cell>
          <table:table-cell table:number-columns-repeated="16360"/>
        </table:table-row>
        <table:table-row table:style-name="ro1">
          <table:table-cell office:value-type="float" office:value="3.6364820805942499E-2" table:style-name="ce1">
            <text:p>0,036364821</text:p>
          </table:table-cell>
          <table:table-cell office:value-type="float" office:value="-0.11964302473024201" table:style-name="ce1">
            <text:p>-0,119643025</text:p>
          </table:table-cell>
          <table:table-cell office:value-type="float" office:value="0" table:style-name="ce1">
            <text:p>0</text:p>
          </table:table-cell>
          <table:table-cell office:value-type="float" office:value="1.1238094970753201" table:style-name="ce1">
            <text:p>1,123809497</text:p>
          </table:table-cell>
          <table:table-cell office:value-type="float" office:value="-0.66887105282425896" table:style-name="ce1">
            <text:p>-0,668871053</text:p>
          </table:table-cell>
          <table:table-cell office:value-type="float" office:value="-0.53526415843774999" table:style-name="ce1">
            <text:p>-0,535264158</text:p>
          </table:table-cell>
          <table:table-cell office:value-type="float" office:value="-1.2833683233677999" table:style-name="ce1">
            <text:p>-1,283368323</text:p>
          </table:table-cell>
          <table:table-cell office:value-type="float" office:value="-1.1238094970753201" table:style-name="ce1">
            <text:p>-1,123809497</text:p>
          </table:table-cell>
          <table:table-cell office:value-type="float" office:value="-1.68139516141745" table:style-name="ce1">
            <text:p>-1,681395161</text:p>
          </table:table-cell>
          <table:table-cell office:value-type="float" office:value="0.919594666410539" table:style-name="ce1">
            <text:p>0,919594666</text:p>
          </table:table-cell>
          <table:table-cell office:value-type="float" office:value="-1.4015829385495799" table:style-name="ce1">
            <text:p>-1,401582939</text:p>
          </table:table-cell>
          <table:table-cell office:value-type="float" office:value="7.0651269081182203E-2" table:style-name="ce1">
            <text:p>0,070651269</text:p>
          </table:table-cell>
          <table:table-cell office:value-type="float" office:value="1.1238094970753201" table:style-name="ce1">
            <text:p>1,123809497</text:p>
          </table:table-cell>
          <table:table-cell office:value-type="float" office:value="-0.84725890414519101" table:style-name="ce1">
            <text:p>-0,847258904</text:p>
          </table:table-cell>
          <table:table-cell office:value-type="float" office:value="1.58403570214217" table:style-name="ce1">
            <text:p>1,584035702</text:p>
          </table:table-cell>
          <table:table-cell office:value-type="float" office:value="-0.71992991073422397" table:style-name="ce1">
            <text:p>-0,719929911</text:p>
          </table:table-cell>
          <table:table-cell office:value-type="float" office:value="0.61197399337286695" table:style-name="ce1">
            <text:p>0,611973993</text:p>
          </table:table-cell>
          <table:table-cell office:value-type="float" office:value="-1.2925533272141101" table:style-name="ce1">
            <text:p>-1,292553327</text:p>
          </table:table-cell>
          <table:table-cell office:value-type="float" office:value="-1.1238094970753201" table:style-name="ce1">
            <text:p>-1,123809497</text:p>
          </table:table-cell>
          <table:table-cell office:value-type="float" office:value="-1.4073173310629301" table:style-name="ce1">
            <text:p>-1,4073173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59053050714685" table:style-name="ce1">
            <text:p>0,459053051</text:p>
          </table:table-cell>
          <table:table-cell office:value-type="float" office:value="1.7746951046333199" table:style-name="ce1">
            <text:p>1,774695105</text:p>
          </table:table-cell>
          <table:table-cell table:number-columns-repeated="16360"/>
        </table:table-row>
        <table:table-row table:style-name="ro1">
          <table:table-cell office:value-type="float" office:value="0.89058835126382396" table:style-name="ce1">
            <text:p>0,890588351</text:p>
          </table:table-cell>
          <table:table-cell office:value-type="float" office:value="1.1510527423219401" table:style-name="ce1">
            <text:p>1,151052742</text:p>
          </table:table-cell>
          <table:table-cell office:value-type="float" office:value="0" table:style-name="ce1">
            <text:p>0</text:p>
          </table:table-cell>
          <table:table-cell office:value-type="float" office:value="1.13641513363377" table:style-name="ce1">
            <text:p>1,136415134</text:p>
          </table:table-cell>
          <table:table-cell office:value-type="float" office:value="-1.4370530187500199" table:style-name="ce1">
            <text:p>-1,437053019</text:p>
          </table:table-cell>
          <table:table-cell office:value-type="float" office:value="-0.302133678338384" table:style-name="ce1">
            <text:p>-0,302133678</text:p>
          </table:table-cell>
          <table:table-cell office:value-type="float" office:value="-1.0628664643168499" table:style-name="ce1">
            <text:p>-1,062866464</text:p>
          </table:table-cell>
          <table:table-cell office:value-type="float" office:value="-1.13641513363377" table:style-name="ce1">
            <text:p>-1,136415134</text:p>
          </table:table-cell>
          <table:table-cell office:value-type="float" office:value="-2.6871612557454299" table:style-name="ce1">
            <text:p>-2,687161256</text:p>
          </table:table-cell>
          <table:table-cell office:value-type="float" office:value="0.74814077652851096" table:style-name="ce1">
            <text:p>0,748140777</text:p>
          </table:table-cell>
          <table:table-cell office:value-type="float" office:value="-1.8949376712700099" table:style-name="ce1">
            <text:p>-1,894937671</text:p>
          </table:table-cell>
          <table:table-cell office:value-type="float" office:value="0.52864105664939298" table:style-name="ce1">
            <text:p>0,528641057</text:p>
          </table:table-cell>
          <table:table-cell office:value-type="float" office:value="1.13641513363377" table:style-name="ce1">
            <text:p>1,136415134</text:p>
          </table:table-cell>
          <table:table-cell office:value-type="float" office:value="-1.2943614519513" table:style-name="ce1">
            <text:p>-1,294361452</text:p>
          </table:table-cell>
          <table:table-cell office:value-type="float" office:value="2.09057679792123" table:style-name="ce1">
            <text:p>2,090576798</text:p>
          </table:table-cell>
          <table:table-cell office:value-type="float" office:value="-1.2411008743760601" table:style-name="ce1">
            <text:p>-1,241100874</text:p>
          </table:table-cell>
          <table:table-cell office:value-type="float" office:value="0.68776668791275197" table:style-name="ce1">
            <text:p>0,687766688</text:p>
          </table:table-cell>
          <table:table-cell office:value-type="float" office:value="-2.17257319554203" table:style-name="ce1">
            <text:p>-2,172573196</text:p>
          </table:table-cell>
          <table:table-cell office:value-type="float" office:value="-1.13641513363377" table:style-name="ce1">
            <text:p>-1,136415134</text:p>
          </table:table-cell>
          <table:table-cell office:value-type="float" office:value="-1.35200895214056" table:style-name="ce1">
            <text:p>-1,3520089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5163812305821402" table:style-name="ce1">
            <text:p>0,551638123</text:p>
          </table:table-cell>
          <table:table-cell office:value-type="float" office:value="1.6868487462904" table:style-name="ce1">
            <text:p>1,686848746</text:p>
          </table:table-cell>
          <table:table-cell table:number-columns-repeated="16360"/>
        </table:table-row>
        <table:table-row table:style-name="ro1">
          <table:table-cell office:value-type="float" office:value="0.97088317033794103" table:style-name="ce1">
            <text:p>0,97088317</text:p>
          </table:table-cell>
          <table:table-cell office:value-type="float" office:value="0.11545055502536999" table:style-name="ce1">
            <text:p>0,115450555</text:p>
          </table:table-cell>
          <table:table-cell office:value-type="float" office:value="0" table:style-name="ce1">
            <text:p>0</text:p>
          </table:table-cell>
          <table:table-cell office:value-type="float" office:value="1.14736924983093" table:style-name="ce1">
            <text:p>1,14736925</text:p>
          </table:table-cell>
          <table:table-cell office:value-type="float" office:value="-0.75825183651405603" table:style-name="ce1">
            <text:p>-0,758251837</text:p>
          </table:table-cell>
          <table:table-cell office:value-type="float" office:value="-0.73088012030386096" table:style-name="ce1">
            <text:p>-0,73088012</text:p>
          </table:table-cell>
          <table:table-cell office:value-type="float" office:value="-1.40946276056209" table:style-name="ce1">
            <text:p>-1,409462761</text:p>
          </table:table-cell>
          <table:table-cell office:value-type="float" office:value="-1.14736924983093" table:style-name="ce1">
            <text:p>-1,14736925</text:p>
          </table:table-cell>
          <table:table-cell office:value-type="float" office:value="-1.6992199334620199" table:style-name="ce1">
            <text:p>-1,699219933</text:p>
          </table:table-cell>
          <table:table-cell office:value-type="float" office:value="1.07423093824912" table:style-name="ce1">
            <text:p>1,074230938</text:p>
          </table:table-cell>
          <table:table-cell office:value-type="float" office:value="-1.4195665733948299" table:style-name="ce1">
            <text:p>-1,419566573</text:p>
          </table:table-cell>
          <table:table-cell office:value-type="float" office:value="0.49918045035709002" table:style-name="ce1">
            <text:p>0,49918045</text:p>
          </table:table-cell>
          <table:table-cell office:value-type="float" office:value="1.14736924983093" table:style-name="ce1">
            <text:p>1,14736925</text:p>
          </table:table-cell>
          <table:table-cell office:value-type="float" office:value="-1.0417339236066101" table:style-name="ce1">
            <text:p>-1,041733924</text:p>
          </table:table-cell>
          <table:table-cell office:value-type="float" office:value="1.37767040020443" table:style-name="ce1">
            <text:p>1,3776704</text:p>
          </table:table-cell>
          <table:table-cell office:value-type="float" office:value="-1.40794260626421" table:style-name="ce1">
            <text:p>-1,407942606</text:p>
          </table:table-cell>
          <table:table-cell office:value-type="float" office:value="0.69922144711980805" table:style-name="ce1">
            <text:p>0,699221447</text:p>
          </table:table-cell>
          <table:table-cell office:value-type="float" office:value="-0.96874377025871306" table:style-name="ce1">
            <text:p>-0,96874377</text:p>
          </table:table-cell>
          <table:table-cell office:value-type="float" office:value="-1.14736924983093" table:style-name="ce1">
            <text:p>-1,14736925</text:p>
          </table:table-cell>
          <table:table-cell office:value-type="float" office:value="-1.37954925129785" table:style-name="ce1">
            <text:p>-1,379549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8398772961940197" table:style-name="ce1">
            <text:p>0,88398773</text:p>
          </table:table-cell>
          <table:table-cell office:value-type="float" office:value="1.66966134514217" table:style-name="ce1">
            <text:p>1,669661345</text:p>
          </table:table-cell>
          <table:table-cell table:number-columns-repeated="16360"/>
        </table:table-row>
        <table:table-row table:style-name="ro1">
          <table:table-cell office:value-type="float" office:value="6.5069599997913397E-3" table:style-name="ce1">
            <text:p>0,00650696</text:p>
          </table:table-cell>
          <table:table-cell office:value-type="float" office:value="-0.114606780395375" table:style-name="ce1">
            <text:p>-0,11460678</text:p>
          </table:table-cell>
          <table:table-cell office:value-type="float" office:value="0" table:style-name="ce1">
            <text:p>0</text:p>
          </table:table-cell>
          <table:table-cell office:value-type="float" office:value="1.13945027817172" table:style-name="ce1">
            <text:p>1,139450278</text:p>
          </table:table-cell>
          <table:table-cell office:value-type="float" office:value="-0.51034521420719703" table:style-name="ce1">
            <text:p>-0,510345214</text:p>
          </table:table-cell>
          <table:table-cell office:value-type="float" office:value="0.61984668427012801" table:style-name="ce1">
            <text:p>0,619846684</text:p>
          </table:table-cell>
          <table:table-cell office:value-type="float" office:value="-1.22936119368768" table:style-name="ce1">
            <text:p>-1,229361194</text:p>
          </table:table-cell>
          <table:table-cell office:value-type="float" office:value="-1.13945027817172" table:style-name="ce1">
            <text:p>-1,139450278</text:p>
          </table:table-cell>
          <table:table-cell office:value-type="float" office:value="-2.0501774379829798" table:style-name="ce1">
            <text:p>-2,050177438</text:p>
          </table:table-cell>
          <table:table-cell office:value-type="float" office:value="1.23974607456474" table:style-name="ce1">
            <text:p>1,239746075</text:p>
          </table:table-cell>
          <table:table-cell office:value-type="float" office:value="-1.8358847680289401" table:style-name="ce1">
            <text:p>-1,835884768</text:p>
          </table:table-cell>
          <table:table-cell office:value-type="float" office:value="0.25354447829544302" table:style-name="ce1">
            <text:p>0,253544478</text:p>
          </table:table-cell>
          <table:table-cell office:value-type="float" office:value="1.13945027817172" table:style-name="ce1">
            <text:p>1,139450278</text:p>
          </table:table-cell>
          <table:table-cell office:value-type="float" office:value="-1.16843393230574" table:style-name="ce1">
            <text:p>-1,168433932</text:p>
          </table:table-cell>
          <table:table-cell office:value-type="float" office:value="1.7345198377913" table:style-name="ce1">
            <text:p>1,734519838</text:p>
          </table:table-cell>
          <table:table-cell office:value-type="float" office:value="-1.42992590152291" table:style-name="ce1">
            <text:p>-1,429925902</text:p>
          </table:table-cell>
          <table:table-cell office:value-type="float" office:value="0.685896149563337" table:style-name="ce1">
            <text:p>0,68589615</text:p>
          </table:table-cell>
          <table:table-cell office:value-type="float" office:value="-1.1425472086978401" table:style-name="ce1">
            <text:p>-1,142547209</text:p>
          </table:table-cell>
          <table:table-cell office:value-type="float" office:value="-1.13945027817172" table:style-name="ce1">
            <text:p>-1,139450278</text:p>
          </table:table-cell>
          <table:table-cell office:value-type="float" office:value="-1.53090032662311" table:style-name="ce1">
            <text:p>-1,530900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545191774938" table:style-name="ce1">
            <text:p>0,309545192</text:p>
          </table:table-cell>
          <table:table-cell office:value-type="float" office:value="1.06460981206093" table:style-name="ce1">
            <text:p>1,064609812</text:p>
          </table:table-cell>
          <table:table-cell table:number-columns-repeated="16360"/>
        </table:table-row>
        <table:table-row table:style-name="ro1">
          <table:table-cell office:value-type="float" office:value="1.1638134543283301" table:style-name="ce1">
            <text:p>1,163813454</text:p>
          </table:table-cell>
          <table:table-cell office:value-type="float" office:value="0.84024278846621103" table:style-name="ce1">
            <text:p>0,840242788</text:p>
          </table:table-cell>
          <table:table-cell office:value-type="float" office:value="0" table:style-name="ce1">
            <text:p>0</text:p>
          </table:table-cell>
          <table:table-cell office:value-type="float" office:value="1.1555628803020399" table:style-name="ce1">
            <text:p>1,15556288</text:p>
          </table:table-cell>
          <table:table-cell office:value-type="float" office:value="-1.74231659638309" table:style-name="ce1">
            <text:p>-1,742316596</text:p>
          </table:table-cell>
          <table:table-cell office:value-type="float" office:value="-0.22286619285909301" table:style-name="ce1">
            <text:p>-0,222866193</text:p>
          </table:table-cell>
          <table:table-cell office:value-type="float" office:value="-0.47340848211939701" table:style-name="ce1">
            <text:p>-0,473408482</text:p>
          </table:table-cell>
          <table:table-cell office:value-type="float" office:value="-1.1555628803020399" table:style-name="ce1">
            <text:p>-1,15556288</text:p>
          </table:table-cell>
          <table:table-cell office:value-type="float" office:value="-1.25468157071427" table:style-name="ce1">
            <text:p>-1,254681571</text:p>
          </table:table-cell>
          <table:table-cell office:value-type="float" office:value="0.65420215175934804" table:style-name="ce1">
            <text:p>0,654202152</text:p>
          </table:table-cell>
          <table:table-cell office:value-type="float" office:value="-2.2374612539877998" table:style-name="ce1">
            <text:p>-2,237461254</text:p>
          </table:table-cell>
          <table:table-cell office:value-type="float" office:value="0.547465559416623" table:style-name="ce1">
            <text:p>0,547465559</text:p>
          </table:table-cell>
          <table:table-cell office:value-type="float" office:value="1.1555628803020399" table:style-name="ce1">
            <text:p>1,15556288</text:p>
          </table:table-cell>
          <table:table-cell office:value-type="float" office:value="-1.3574453275599401" table:style-name="ce1">
            <text:p>-1,357445328</text:p>
          </table:table-cell>
          <table:table-cell office:value-type="float" office:value="2.3408798634711698" table:style-name="ce1">
            <text:p>2,340879863</text:p>
          </table:table-cell>
          <table:table-cell office:value-type="float" office:value="-1.5762004933296301" table:style-name="ce1">
            <text:p>-1,576200493</text:p>
          </table:table-cell>
          <table:table-cell office:value-type="float" office:value="0.55926053661572195" table:style-name="ce1">
            <text:p>0,559260537</text:p>
          </table:table-cell>
          <table:table-cell office:value-type="float" office:value="-1.69123896310389" table:style-name="ce1">
            <text:p>-1,691238963</text:p>
          </table:table-cell>
          <table:table-cell office:value-type="float" office:value="-1.1555628803020399" table:style-name="ce1">
            <text:p>-1,15556288</text:p>
          </table:table-cell>
          <table:table-cell office:value-type="float" office:value="-1.93069943506696" table:style-name="ce1">
            <text:p>-1,930699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796227407872098" table:style-name="ce1">
            <text:p>0,527962274</text:p>
          </table:table-cell>
          <table:table-cell office:value-type="float" office:value="1.78573384066114" table:style-name="ce1">
            <text:p>1,785733841</text:p>
          </table:table-cell>
          <table:table-cell table:number-columns-repeated="16360"/>
        </table:table-row>
        <table:table-row table:style-name="ro1">
          <table:table-cell office:value-type="float" office:value="-0.62544471880888097" table:style-name="ce1">
            <text:p>-0,625444719</text:p>
          </table:table-cell>
          <table:table-cell office:value-type="float" office:value="0.44859478940172998" table:style-name="ce1">
            <text:p>0,448594789</text:p>
          </table:table-cell>
          <table:table-cell office:value-type="float" office:value="0" table:style-name="ce1">
            <text:p>0</text:p>
          </table:table-cell>
          <table:table-cell office:value-type="float" office:value="1.15040231175275" table:style-name="ce1">
            <text:p>1,150402312</text:p>
          </table:table-cell>
          <table:table-cell office:value-type="float" office:value="-0.93507594372264102" table:style-name="ce1">
            <text:p>-0,935075944</text:p>
          </table:table-cell>
          <table:table-cell office:value-type="float" office:value="-0.67182558644495305" table:style-name="ce1">
            <text:p>-0,671825586</text:p>
          </table:table-cell>
          <table:table-cell office:value-type="float" office:value="-0.96811612903500599" table:style-name="ce1">
            <text:p>-0,968116129</text:p>
          </table:table-cell>
          <table:table-cell office:value-type="float" office:value="-1.15040231175275" table:style-name="ce1">
            <text:p>-1,150402312</text:p>
          </table:table-cell>
          <table:table-cell office:value-type="float" office:value="-2.1817447691976799" table:style-name="ce1">
            <text:p>-2,181744769</text:p>
          </table:table-cell>
          <table:table-cell office:value-type="float" office:value="0.69489363434860996" table:style-name="ce1">
            <text:p>0,694893634</text:p>
          </table:table-cell>
          <table:table-cell office:value-type="float" office:value="-1.8229407378184701" table:style-name="ce1">
            <text:p>-1,822940738</text:p>
          </table:table-cell>
          <table:table-cell office:value-type="float" office:value="0.71139954227123503" table:style-name="ce1">
            <text:p>0,711399542</text:p>
          </table:table-cell>
          <table:table-cell office:value-type="float" office:value="1.15040231175275" table:style-name="ce1">
            <text:p>1,150402312</text:p>
          </table:table-cell>
          <table:table-cell office:value-type="float" office:value="-0.72652418328293" table:style-name="ce1">
            <text:p>-0,726524183</text:p>
          </table:table-cell>
          <table:table-cell office:value-type="float" office:value="1.15703935722772" table:style-name="ce1">
            <text:p>1,157039357</text:p>
          </table:table-cell>
          <table:table-cell office:value-type="float" office:value="-1.08694659831351" table:style-name="ce1">
            <text:p>-1,086946598</text:p>
          </table:table-cell>
          <table:table-cell office:value-type="float" office:value="0.66323825827199001" table:style-name="ce1">
            <text:p>0,663238258</text:p>
          </table:table-cell>
          <table:table-cell office:value-type="float" office:value="-1.2727977127989401" table:style-name="ce1">
            <text:p>-1,272797713</text:p>
          </table:table-cell>
          <table:table-cell office:value-type="float" office:value="-1.15040231175275" table:style-name="ce1">
            <text:p>-1,150402312</text:p>
          </table:table-cell>
          <table:table-cell office:value-type="float" office:value="-1.7038021410864499" table:style-name="ce1">
            <text:p>-1,703802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892621550498996" table:style-name="ce1">
            <text:p>0,518926216</text:p>
          </table:table-cell>
          <table:table-cell office:value-type="float" office:value="1.19354909900886" table:style-name="ce1">
            <text:p>1,193549099</text:p>
          </table:table-cell>
          <table:table-cell table:number-columns-repeated="16360"/>
        </table:table-row>
        <table:table-row table:style-name="ro1">
          <table:table-cell office:value-type="float" office:value="-0.65256322313506199" table:style-name="ce1">
            <text:p>-0,652563223</text:p>
          </table:table-cell>
          <table:table-cell office:value-type="float" office:value="0.47941478422981498" table:style-name="ce1">
            <text:p>0,479414784</text:p>
          </table:table-cell>
          <table:table-cell office:value-type="float" office:value="0" table:style-name="ce1">
            <text:p>0</text:p>
          </table:table-cell>
          <table:table-cell office:value-type="float" office:value="1.1547717919335301" table:style-name="ce1">
            <text:p>1,154771792</text:p>
          </table:table-cell>
          <table:table-cell office:value-type="float" office:value="-1.99738833826156" table:style-name="ce1">
            <text:p>-1,997388338</text:p>
          </table:table-cell>
          <table:table-cell office:value-type="float" office:value="-0.63821420747951196" table:style-name="ce1">
            <text:p>-0,638214207</text:p>
          </table:table-cell>
          <table:table-cell office:value-type="float" office:value="-1.1036324201958401" table:style-name="ce1">
            <text:p>-1,10363242</text:p>
          </table:table-cell>
          <table:table-cell office:value-type="float" office:value="-1.1547717919335301" table:style-name="ce1">
            <text:p>-1,154771792</text:p>
          </table:table-cell>
          <table:table-cell office:value-type="float" office:value="0.63785534873768601" table:style-name="ce1">
            <text:p>0,637855349</text:p>
          </table:table-cell>
          <table:table-cell office:value-type="float" office:value="0.90751636675926906" table:style-name="ce1">
            <text:p>0,907516367</text:p>
          </table:table-cell>
          <table:table-cell office:value-type="float" office:value="-1.22515473303483" table:style-name="ce1">
            <text:p>-1,225154733</text:p>
          </table:table-cell>
          <table:table-cell office:value-type="float" office:value="0.68267038155369197" table:style-name="ce1">
            <text:p>0,682670382</text:p>
          </table:table-cell>
          <table:table-cell office:value-type="float" office:value="1.1547717919335301" table:style-name="ce1">
            <text:p>1,154771792</text:p>
          </table:table-cell>
          <table:table-cell office:value-type="float" office:value="-1.59352333890564" table:style-name="ce1">
            <text:p>-1,593523339</text:p>
          </table:table-cell>
          <table:table-cell office:value-type="float" office:value="1.75956773172" table:style-name="ce1">
            <text:p>1,759567732</text:p>
          </table:table-cell>
          <table:table-cell office:value-type="float" office:value="-1.18221669406899" table:style-name="ce1">
            <text:p>-1,182216694</text:p>
          </table:table-cell>
          <table:table-cell office:value-type="float" office:value="0.656124327703972" table:style-name="ce1">
            <text:p>0,656124328</text:p>
          </table:table-cell>
          <table:table-cell office:value-type="float" office:value="-1.42574533865534" table:style-name="ce1">
            <text:p>-1,425745339</text:p>
          </table:table-cell>
          <table:table-cell office:value-type="float" office:value="-1.1547717919335301" table:style-name="ce1">
            <text:p>-1,154771792</text:p>
          </table:table-cell>
          <table:table-cell office:value-type="float" office:value="-2.67262660972442" table:style-name="ce1">
            <text:p>-2,672626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0098957876893395" table:style-name="ce1">
            <text:p>0,800989579</text:p>
          </table:table-cell>
          <table:table-cell office:value-type="float" office:value="0.419508595744919" table:style-name="ce1">
            <text:p>0,419508596</text:p>
          </table:table-cell>
          <table:table-cell table:number-columns-repeated="16360"/>
        </table:table-row>
        <table:table-row table:style-name="ro1">
          <table:table-cell office:value-type="float" office:value="-2.6838161749834499E-2" table:style-name="ce1">
            <text:p>-0,026838162</text:p>
          </table:table-cell>
          <table:table-cell office:value-type="float" office:value="-0.75438044263426995" table:style-name="ce1">
            <text:p>-0,754380443</text:p>
          </table:table-cell>
          <table:table-cell office:value-type="float" office:value="0" table:style-name="ce1">
            <text:p>0</text:p>
          </table:table-cell>
          <table:table-cell office:value-type="float" office:value="1.1468208725556199" table:style-name="ce1">
            <text:p>1,146820873</text:p>
          </table:table-cell>
          <table:table-cell office:value-type="float" office:value="-1.7242262312463501" table:style-name="ce1">
            <text:p>-1,724226231</text:p>
          </table:table-cell>
          <table:table-cell office:value-type="float" office:value="-0.90827571124434903" table:style-name="ce1">
            <text:p>-0,908275711</text:p>
          </table:table-cell>
          <table:table-cell office:value-type="float" office:value="-0.66221370391356904" table:style-name="ce1">
            <text:p>-0,662213704</text:p>
          </table:table-cell>
          <table:table-cell office:value-type="float" office:value="-1.1468208725556199" table:style-name="ce1">
            <text:p>-1,146820873</text:p>
          </table:table-cell>
          <table:table-cell office:value-type="float" office:value="1.2958364727368501" table:style-name="ce1">
            <text:p>1,295836473</text:p>
          </table:table-cell>
          <table:table-cell office:value-type="float" office:value="0.96510167009908199" table:style-name="ce1">
            <text:p>0,96510167</text:p>
          </table:table-cell>
          <table:table-cell office:value-type="float" office:value="-1.4892644576792999" table:style-name="ce1">
            <text:p>-1,489264458</text:p>
          </table:table-cell>
          <table:table-cell office:value-type="float" office:value="0.31977657027522299" table:style-name="ce1">
            <text:p>0,31977657</text:p>
          </table:table-cell>
          <table:table-cell office:value-type="float" office:value="1.1468208725556199" table:style-name="ce1">
            <text:p>1,146820873</text:p>
          </table:table-cell>
          <table:table-cell office:value-type="float" office:value="-1.58655900237476" table:style-name="ce1">
            <text:p>-1,586559002</text:p>
          </table:table-cell>
          <table:table-cell office:value-type="float" office:value="1.58539487641794" table:style-name="ce1">
            <text:p>1,585394876</text:p>
          </table:table-cell>
          <table:table-cell office:value-type="float" office:value="-1.3673126773261699" table:style-name="ce1">
            <text:p>-1,367312677</text:p>
          </table:table-cell>
          <table:table-cell office:value-type="float" office:value="0.560580473385207" table:style-name="ce1">
            <text:p>0,560580473</text:p>
          </table:table-cell>
          <table:table-cell office:value-type="float" office:value="-1.32577737072619" table:style-name="ce1">
            <text:p>-1,325777371</text:p>
          </table:table-cell>
          <table:table-cell office:value-type="float" office:value="-1.1468208725556199" table:style-name="ce1">
            <text:p>-1,146820873</text:p>
          </table:table-cell>
          <table:table-cell office:value-type="float" office:value="-1.2703848729230101" table:style-name="ce1">
            <text:p>-1,270384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3994933788305" table:style-name="ce1">
            <text:p>0,103994934</text:p>
          </table:table-cell>
          <table:table-cell office:value-type="float" office:value="0.38365009410195999" table:style-name="ce1">
            <text:p>0,383650094</text:p>
          </table:table-cell>
          <table:table-cell table:number-columns-repeated="16360"/>
        </table:table-row>
        <table:table-row table:style-name="ro1">
          <table:table-cell office:value-type="float" office:value="-0.49247392657399303" table:style-name="ce1">
            <text:p>-0,492473927</text:p>
          </table:table-cell>
          <table:table-cell office:value-type="float" office:value="-0.163814356736597" table:style-name="ce1">
            <text:p>-0,163814357</text:p>
          </table:table-cell>
          <table:table-cell office:value-type="float" office:value="0" table:style-name="ce1">
            <text:p>0</text:p>
          </table:table-cell>
          <table:table-cell office:value-type="float" office:value="1.10208038708638" table:style-name="ce1">
            <text:p>1,102080387</text:p>
          </table:table-cell>
          <table:table-cell office:value-type="float" office:value="-1.0468374818072299" table:style-name="ce1">
            <text:p>-1,046837482</text:p>
          </table:table-cell>
          <table:table-cell office:value-type="float" office:value="-1.1562597090732301" table:style-name="ce1">
            <text:p>-1,156259709</text:p>
          </table:table-cell>
          <table:table-cell office:value-type="float" office:value="-0.99595875199865702" table:style-name="ce1">
            <text:p>-0,995958752</text:p>
          </table:table-cell>
          <table:table-cell office:value-type="float" office:value="-1.10208038708638" table:style-name="ce1">
            <text:p>-1,102080387</text:p>
          </table:table-cell>
          <table:table-cell office:value-type="float" office:value="2.5236138418151501E-2" table:style-name="ce1">
            <text:p>0,025236138</text:p>
          </table:table-cell>
          <table:table-cell office:value-type="float" office:value="0.67810528396491199" table:style-name="ce1">
            <text:p>0,678105284</text:p>
          </table:table-cell>
          <table:table-cell office:value-type="float" office:value="-1.32106056485699" table:style-name="ce1">
            <text:p>-1,321060565</text:p>
          </table:table-cell>
          <table:table-cell office:value-type="float" office:value="0.28832167371409001" table:style-name="ce1">
            <text:p>0,288321674</text:p>
          </table:table-cell>
          <table:table-cell office:value-type="float" office:value="1.10208038708638" table:style-name="ce1">
            <text:p>1,102080387</text:p>
          </table:table-cell>
          <table:table-cell office:value-type="float" office:value="-1.6337157554477899" table:style-name="ce1">
            <text:p>-1,633715755</text:p>
          </table:table-cell>
          <table:table-cell office:value-type="float" office:value="0.91173190751436495" table:style-name="ce1">
            <text:p>0,911731908</text:p>
          </table:table-cell>
          <table:table-cell office:value-type="float" office:value="-1.4566991889357399" table:style-name="ce1">
            <text:p>-1,456699189</text:p>
          </table:table-cell>
          <table:table-cell office:value-type="float" office:value="0.38878624374939302" table:style-name="ce1">
            <text:p>0,388786244</text:p>
          </table:table-cell>
          <table:table-cell office:value-type="float" office:value="-1.68837642676846" table:style-name="ce1">
            <text:p>-1,688376427</text:p>
          </table:table-cell>
          <table:table-cell office:value-type="float" office:value="-1.10208038708638" table:style-name="ce1">
            <text:p>-1,102080387</text:p>
          </table:table-cell>
          <table:table-cell office:value-type="float" office:value="-1.1616662337497701" table:style-name="ce1">
            <text:p>-1,161666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7488998349556099" table:style-name="ce1">
            <text:p>-0,274889983</text:p>
          </table:table-cell>
          <table:table-cell office:value-type="float" office:value="1.5334121916914401" table:style-name="ce1">
            <text:p>1,533412192</text:p>
          </table:table-cell>
          <table:table-cell table:number-columns-repeated="16360"/>
        </table:table-row>
        <table:table-row table:style-name="ro1">
          <table:table-cell office:value-type="float" office:value="-0.104591530778646" table:style-name="ce1">
            <text:p>-0,104591531</text:p>
          </table:table-cell>
          <table:table-cell office:value-type="float" office:value="0.15310154827601399" table:style-name="ce1">
            <text:p>0,153101548</text:p>
          </table:table-cell>
          <table:table-cell office:value-type="float" office:value="0" table:style-name="ce1">
            <text:p>0</text:p>
          </table:table-cell>
          <table:table-cell office:value-type="float" office:value="1.0673420902230299" table:style-name="ce1">
            <text:p>1,06734209</text:p>
          </table:table-cell>
          <table:table-cell office:value-type="float" office:value="-0.87097463769055405" table:style-name="ce1">
            <text:p>-0,870974638</text:p>
          </table:table-cell>
          <table:table-cell office:value-type="float" office:value="-0.88758057259015399" table:style-name="ce1">
            <text:p>-0,887580573</text:p>
          </table:table-cell>
          <table:table-cell office:value-type="float" office:value="-1.08269618693757" table:style-name="ce1">
            <text:p>-1,082696187</text:p>
          </table:table-cell>
          <table:table-cell office:value-type="float" office:value="-1.0673420902230299" table:style-name="ce1">
            <text:p>-1,06734209</text:p>
          </table:table-cell>
          <table:table-cell office:value-type="float" office:value="0.284432347750735" table:style-name="ce1">
            <text:p>0,284432348</text:p>
          </table:table-cell>
          <table:table-cell office:value-type="float" office:value="0.93032760140986104" table:style-name="ce1">
            <text:p>0,930327601</text:p>
          </table:table-cell>
          <table:table-cell office:value-type="float" office:value="-1.1990120485302" table:style-name="ce1">
            <text:p>-1,199012049</text:p>
          </table:table-cell>
          <table:table-cell office:value-type="float" office:value="0.192426912143947" table:style-name="ce1">
            <text:p>0,192426912</text:p>
          </table:table-cell>
          <table:table-cell office:value-type="float" office:value="1.0673420902230299" table:style-name="ce1">
            <text:p>1,06734209</text:p>
          </table:table-cell>
          <table:table-cell office:value-type="float" office:value="-1.9093332242761001" table:style-name="ce1">
            <text:p>-1,909333224</text:p>
          </table:table-cell>
          <table:table-cell office:value-type="float" office:value="1.4122761816408" table:style-name="ce1">
            <text:p>1,412276182</text:p>
          </table:table-cell>
          <table:table-cell office:value-type="float" office:value="-1.3998678534389299" table:style-name="ce1">
            <text:p>-1,399867853</text:p>
          </table:table-cell>
          <table:table-cell office:value-type="float" office:value="0.352598895656621" table:style-name="ce1">
            <text:p>0,352598896</text:p>
          </table:table-cell>
          <table:table-cell office:value-type="float" office:value="-1.5615090745862299" table:style-name="ce1">
            <text:p>-1,561509075</text:p>
          </table:table-cell>
          <table:table-cell office:value-type="float" office:value="-1.0673420902230299" table:style-name="ce1">
            <text:p>-1,06734209</text:p>
          </table:table-cell>
          <table:table-cell office:value-type="float" office:value="-1.4268164855329899" table:style-name="ce1">
            <text:p>-1,426816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837333087930299" table:style-name="ce1">
            <text:p>0,178373331</text:p>
          </table:table-cell>
          <table:table-cell office:value-type="float" office:value="1.7333088954010001" table:style-name="ce1">
            <text:p>1,733308895</text:p>
          </table:table-cell>
          <table:table-cell table:number-columns-repeated="16360"/>
        </table:table-row>
        <table:table-row table:style-name="ro1">
          <table:table-cell office:value-type="float" office:value="1.2921683757440301" table:style-name="ce1">
            <text:p>1,292168376</text:p>
          </table:table-cell>
          <table:table-cell office:value-type="float" office:value="-0.126085656909281" table:style-name="ce1">
            <text:p>-0,126085657</text:p>
          </table:table-cell>
          <table:table-cell office:value-type="float" office:value="0" table:style-name="ce1">
            <text:p>0</text:p>
          </table:table-cell>
          <table:table-cell office:value-type="float" office:value="1.0572220090484701" table:style-name="ce1">
            <text:p>1,057222009</text:p>
          </table:table-cell>
          <table:table-cell office:value-type="float" office:value="-0.60789883836970504" table:style-name="ce1">
            <text:p>-0,607898838</text:p>
          </table:table-cell>
          <table:table-cell office:value-type="float" office:value="-0.406237251567652" table:style-name="ce1">
            <text:p>-0,406237252</text:p>
          </table:table-cell>
          <table:table-cell office:value-type="float" office:value="-1.3629311268675699" table:style-name="ce1">
            <text:p>-1,362931127</text:p>
          </table:table-cell>
          <table:table-cell office:value-type="float" office:value="-1.0572220090484701" table:style-name="ce1">
            <text:p>-1,057222009</text:p>
          </table:table-cell>
          <table:table-cell office:value-type="float" office:value="-0.25890230548473198" table:style-name="ce1">
            <text:p>-0,258902305</text:p>
          </table:table-cell>
          <table:table-cell office:value-type="float" office:value="0.81598422617697297" table:style-name="ce1">
            <text:p>0,815984226</text:p>
          </table:table-cell>
          <table:table-cell office:value-type="float" office:value="-1.18430266635833" table:style-name="ce1">
            <text:p>-1,184302666</text:p>
          </table:table-cell>
          <table:table-cell office:value-type="float" office:value="-2.0630114328672399E-3" table:style-name="ce1">
            <text:p>-0,002063011</text:p>
          </table:table-cell>
          <table:table-cell office:value-type="float" office:value="1.0572220090484701" table:style-name="ce1">
            <text:p>1,057222009</text:p>
          </table:table-cell>
          <table:table-cell office:value-type="float" office:value="-1.9424412536111899" table:style-name="ce1">
            <text:p>-1,942441254</text:p>
          </table:table-cell>
          <table:table-cell office:value-type="float" office:value="1.3937962600240399" table:style-name="ce1">
            <text:p>1,39379626</text:p>
          </table:table-cell>
          <table:table-cell office:value-type="float" office:value="-1.76980688487742" table:style-name="ce1">
            <text:p>-1,769806885</text:p>
          </table:table-cell>
          <table:table-cell office:value-type="float" office:value="0.40497107228442802" table:style-name="ce1">
            <text:p>0,404971072</text:p>
          </table:table-cell>
          <table:table-cell office:value-type="float" office:value="-1.53245594055087" table:style-name="ce1">
            <text:p>-1,532455941</text:p>
          </table:table-cell>
          <table:table-cell office:value-type="float" office:value="-1.0572220090484701" table:style-name="ce1">
            <text:p>-1,057222009</text:p>
          </table:table-cell>
          <table:table-cell office:value-type="float" office:value="-1.30641995105037" table:style-name="ce1">
            <text:p>-1,306419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943080676393198" table:style-name="ce1">
            <text:p>0,689430807</text:p>
          </table:table-cell>
          <table:table-cell office:value-type="float" office:value="1.2334521459119001" table:style-name="ce1">
            <text:p>1,233452146</text:p>
          </table:table-cell>
          <table:table-cell table:number-columns-repeated="16360"/>
        </table:table-row>
        <table:table-row table:style-name="ro1">
          <table:table-cell office:value-type="float" office:value="0.19066433317963799" table:style-name="ce1">
            <text:p>0,190664333</text:p>
          </table:table-cell>
          <table:table-cell office:value-type="float" office:value="-0.665122091257213" table:style-name="ce1">
            <text:p>-0,665122091</text:p>
          </table:table-cell>
          <table:table-cell office:value-type="float" office:value="0" table:style-name="ce1">
            <text:p>0</text:p>
          </table:table-cell>
          <table:table-cell office:value-type="float" office:value="1.05201591130446" table:style-name="ce1">
            <text:p>1,052015911</text:p>
          </table:table-cell>
          <table:table-cell office:value-type="float" office:value="-0.99566457380449203" table:style-name="ce1">
            <text:p>-0,995664574</text:p>
          </table:table-cell>
          <table:table-cell office:value-type="float" office:value="-9.8555476946595194E-2" table:style-name="ce1">
            <text:p>-0,098555477</text:p>
          </table:table-cell>
          <table:table-cell office:value-type="float" office:value="-1.1302543557551299" table:style-name="ce1">
            <text:p>-1,130254356</text:p>
          </table:table-cell>
          <table:table-cell office:value-type="float" office:value="-1.05201591130446" table:style-name="ce1">
            <text:p>-1,052015911</text:p>
          </table:table-cell>
          <table:table-cell office:value-type="float" office:value="-0.93620503879259498" table:style-name="ce1">
            <text:p>-0,936205039</text:p>
          </table:table-cell>
          <table:table-cell office:value-type="float" office:value="0.81237419530026" table:style-name="ce1">
            <text:p>0,812374195</text:p>
          </table:table-cell>
          <table:table-cell office:value-type="float" office:value="-1.71410253344248" table:style-name="ce1">
            <text:p>-1,714102533</text:p>
          </table:table-cell>
          <table:table-cell office:value-type="float" office:value="-0.14335875187189501" table:style-name="ce1">
            <text:p>-0,143358752</text:p>
          </table:table-cell>
          <table:table-cell office:value-type="float" office:value="1.05201591130446" table:style-name="ce1">
            <text:p>1,052015911</text:p>
          </table:table-cell>
          <table:table-cell office:value-type="float" office:value="-1.53606896067609" table:style-name="ce1">
            <text:p>-1,536068961</text:p>
          </table:table-cell>
          <table:table-cell office:value-type="float" office:value="1.9472979331084199" table:style-name="ce1">
            <text:p>1,947297933</text:p>
          </table:table-cell>
          <table:table-cell office:value-type="float" office:value="-1.8247422738246999" table:style-name="ce1">
            <text:p>-1,824742274</text:p>
          </table:table-cell>
          <table:table-cell office:value-type="float" office:value="0.65141719598217795" table:style-name="ce1">
            <text:p>0,651417196</text:p>
          </table:table-cell>
          <table:table-cell office:value-type="float" office:value="-0.83358272088971896" table:style-name="ce1">
            <text:p>-0,833582721</text:p>
          </table:table-cell>
          <table:table-cell office:value-type="float" office:value="-1.05201591130446" table:style-name="ce1">
            <text:p>-1,052015911</text:p>
          </table:table-cell>
          <table:table-cell office:value-type="float" office:value="-1.4689805446847599" table:style-name="ce1">
            <text:p>-1,468980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266992802374299" table:style-name="ce1">
            <text:p>0,372669928</text:p>
          </table:table-cell>
          <table:table-cell office:value-type="float" office:value="1.0881749326531001" table:style-name="ce1">
            <text:p>1,088174933</text:p>
          </table:table-cell>
          <table:table-cell table:number-columns-repeated="16360"/>
        </table:table-row>
        <table:table-row table:style-name="ro1">
          <table:table-cell office:value-type="float" office:value="0.30262446173332103" table:style-name="ce1">
            <text:p>0,302624462</text:p>
          </table:table-cell>
          <table:table-cell office:value-type="float" office:value="-0.83171539550615203" table:style-name="ce1">
            <text:p>-0,831715396</text:p>
          </table:table-cell>
          <table:table-cell office:value-type="float" office:value="0" table:style-name="ce1">
            <text:p>0</text:p>
          </table:table-cell>
          <table:table-cell office:value-type="float" office:value="1.07045196355925" table:style-name="ce1">
            <text:p>1,070451964</text:p>
          </table:table-cell>
          <table:table-cell office:value-type="float" office:value="-1.5977882693233201" table:style-name="ce1">
            <text:p>-1,597788269</text:p>
          </table:table-cell>
          <table:table-cell office:value-type="float" office:value="-0.97412689649968598" table:style-name="ce1">
            <text:p>-0,974126896</text:p>
          </table:table-cell>
          <table:table-cell office:value-type="float" office:value="-1.3183410351189699" table:style-name="ce1">
            <text:p>-1,318341035</text:p>
          </table:table-cell>
          <table:table-cell office:value-type="float" office:value="-1.07045196355925" table:style-name="ce1">
            <text:p>-1,070451964</text:p>
          </table:table-cell>
          <table:table-cell office:value-type="float" office:value="-0.85031590369258803" table:style-name="ce1">
            <text:p>-0,850315904</text:p>
          </table:table-cell>
          <table:table-cell office:value-type="float" office:value="0.55588916887658701" table:style-name="ce1">
            <text:p>0,555889169</text:p>
          </table:table-cell>
          <table:table-cell office:value-type="float" office:value="-1.92618001435759" table:style-name="ce1">
            <text:p>-1,926180014</text:p>
          </table:table-cell>
          <table:table-cell office:value-type="float" office:value="5.7138857653858802E-2" table:style-name="ce1">
            <text:p>0,057138858</text:p>
          </table:table-cell>
          <table:table-cell office:value-type="float" office:value="1.07045196355925" table:style-name="ce1">
            <text:p>1,070451964</text:p>
          </table:table-cell>
          <table:table-cell office:value-type="float" office:value="-1.26788005411771" table:style-name="ce1">
            <text:p>-1,267880054</text:p>
          </table:table-cell>
          <table:table-cell office:value-type="float" office:value="2.29027471321155" table:style-name="ce1">
            <text:p>2,290274713</text:p>
          </table:table-cell>
          <table:table-cell office:value-type="float" office:value="-1.7381901587241799" table:style-name="ce1">
            <text:p>-1,738190159</text:p>
          </table:table-cell>
          <table:table-cell office:value-type="float" office:value="0.55393435414975301" table:style-name="ce1">
            <text:p>0,553934354</text:p>
          </table:table-cell>
          <table:table-cell office:value-type="float" office:value="-1.57155293984925" table:style-name="ce1">
            <text:p>-1,57155294</text:p>
          </table:table-cell>
          <table:table-cell office:value-type="float" office:value="-1.07045196355925" table:style-name="ce1">
            <text:p>-1,070451964</text:p>
          </table:table-cell>
          <table:table-cell office:value-type="float" office:value="-2.00167356113614" table:style-name="ce1">
            <text:p>-2,001673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4779338307944301" table:style-name="ce1">
            <text:p>0,647793383</text:p>
          </table:table-cell>
          <table:table-cell office:value-type="float" office:value="1.7052355261814101" table:style-name="ce1">
            <text:p>1,705235526</text:p>
          </table:table-cell>
          <table:table-cell table:number-columns-repeated="16360"/>
        </table:table-row>
        <table:table-row table:style-name="ro1">
          <table:table-cell office:value-type="float" office:value="9.8134458895658305E-2" table:style-name="ce1">
            <text:p>0,098134459</text:p>
          </table:table-cell>
          <table:table-cell office:value-type="float" office:value="-1.89079841688558" table:style-name="ce1">
            <text:p>-1,890798417</text:p>
          </table:table-cell>
          <table:table-cell office:value-type="float" office:value="0" table:style-name="ce1">
            <text:p>0</text:p>
          </table:table-cell>
          <table:table-cell office:value-type="float" office:value="1.08251589668939" table:style-name="ce1">
            <text:p>1,082515897</text:p>
          </table:table-cell>
          <table:table-cell office:value-type="float" office:value="-1.4244520435275001" table:style-name="ce1">
            <text:p>-1,424452044</text:p>
          </table:table-cell>
          <table:table-cell office:value-type="float" office:value="-1.3197614436840599" table:style-name="ce1">
            <text:p>-1,319761444</text:p>
          </table:table-cell>
          <table:table-cell office:value-type="float" office:value="-1.64529248284184" table:style-name="ce1">
            <text:p>-1,645292483</text:p>
          </table:table-cell>
          <table:table-cell office:value-type="float" office:value="-1.08251589668939" table:style-name="ce1">
            <text:p>-1,082515897</text:p>
          </table:table-cell>
          <table:table-cell office:value-type="float" office:value="-0.911758828434173" table:style-name="ce1">
            <text:p>-0,911758828</text:p>
          </table:table-cell>
          <table:table-cell office:value-type="float" office:value="1.1642342489551001" table:style-name="ce1">
            <text:p>1,164234249</text:p>
          </table:table-cell>
          <table:table-cell office:value-type="float" office:value="-1.6525584990412701" table:style-name="ce1">
            <text:p>-1,652558499</text:p>
          </table:table-cell>
          <table:table-cell office:value-type="float" office:value="0.17766449130647999" table:style-name="ce1">
            <text:p>0,177664491</text:p>
          </table:table-cell>
          <table:table-cell office:value-type="float" office:value="1.08251589668939" table:style-name="ce1">
            <text:p>1,082515897</text:p>
          </table:table-cell>
          <table:table-cell office:value-type="float" office:value="-0.90106716228139705" table:style-name="ce1">
            <text:p>-0,901067162</text:p>
          </table:table-cell>
          <table:table-cell office:value-type="float" office:value="2.1496126078222799" table:style-name="ce1">
            <text:p>2,149612608</text:p>
          </table:table-cell>
          <table:table-cell office:value-type="float" office:value="-1.3569706750105699" table:style-name="ce1">
            <text:p>-1,356970675</text:p>
          </table:table-cell>
          <table:table-cell office:value-type="float" office:value="0.44390098578431098" table:style-name="ce1">
            <text:p>0,443900986</text:p>
          </table:table-cell>
          <table:table-cell office:value-type="float" office:value="-1.5416239272599801" table:style-name="ce1">
            <text:p>-1,541623927</text:p>
          </table:table-cell>
          <table:table-cell office:value-type="float" office:value="-1.08251589668939" table:style-name="ce1">
            <text:p>-1,082515897</text:p>
          </table:table-cell>
          <table:table-cell office:value-type="float" office:value="-1.9130201180498301" table:style-name="ce1">
            <text:p>-1,913020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201727886547601" table:style-name="ce1">
            <text:p>0,132017279</text:p>
          </table:table-cell>
          <table:table-cell office:value-type="float" office:value="1.8718018308470199" table:style-name="ce1">
            <text:p>1,871801831</text:p>
          </table:table-cell>
          <table:table-cell table:number-columns-repeated="16360"/>
        </table:table-row>
        <table:table-row table:style-name="ro1">
          <table:table-cell office:value-type="float" office:value="-0.38288901642887901" table:style-name="ce1">
            <text:p>-0,382889016</text:p>
          </table:table-cell>
          <table:table-cell office:value-type="float" office:value="-2.3297579741331802" table:style-name="ce1">
            <text:p>-2,329757974</text:p>
          </table:table-cell>
          <table:table-cell office:value-type="float" office:value="0" table:style-name="ce1">
            <text:p>0</text:p>
          </table:table-cell>
          <table:table-cell office:value-type="float" office:value="1.07250880905654" table:style-name="ce1">
            <text:p>1,072508809</text:p>
          </table:table-cell>
          <table:table-cell office:value-type="float" office:value="-0.46996568345234202" table:style-name="ce1">
            <text:p>-0,469965683</text:p>
          </table:table-cell>
          <table:table-cell office:value-type="float" office:value="-1.2420669340079" table:style-name="ce1">
            <text:p>-1,242066934</text:p>
          </table:table-cell>
          <table:table-cell office:value-type="float" office:value="-1.37846305365584" table:style-name="ce1">
            <text:p>-1,378463054</text:p>
          </table:table-cell>
          <table:table-cell office:value-type="float" office:value="-1.07250880905654" table:style-name="ce1">
            <text:p>-1,072508809</text:p>
          </table:table-cell>
          <table:table-cell office:value-type="float" office:value="-0.48061591974617701" table:style-name="ce1">
            <text:p>-0,48061592</text:p>
          </table:table-cell>
          <table:table-cell office:value-type="float" office:value="1.2887233226025401" table:style-name="ce1">
            <text:p>1,288723323</text:p>
          </table:table-cell>
          <table:table-cell office:value-type="float" office:value="-0.174462840338236" table:style-name="ce1">
            <text:p>-0,17446284</text:p>
          </table:table-cell>
          <table:table-cell office:value-type="float" office:value="-1.89639107417683E-2" table:style-name="ce1">
            <text:p>-0,018963911</text:p>
          </table:table-cell>
          <table:table-cell office:value-type="float" office:value="1.07250880905654" table:style-name="ce1">
            <text:p>1,072508809</text:p>
          </table:table-cell>
          <table:table-cell office:value-type="float" office:value="-1.2464921993647899" table:style-name="ce1">
            <text:p>-1,246492199</text:p>
          </table:table-cell>
          <table:table-cell office:value-type="float" office:value="1.40092812698026" table:style-name="ce1">
            <text:p>1,400928127</text:p>
          </table:table-cell>
          <table:table-cell office:value-type="float" office:value="-1.5549536318525099" table:style-name="ce1">
            <text:p>-1,554953632</text:p>
          </table:table-cell>
          <table:table-cell office:value-type="float" office:value="0.39922895813162801" table:style-name="ce1">
            <text:p>0,399228958</text:p>
          </table:table-cell>
          <table:table-cell office:value-type="float" office:value="-0.73977291097015796" table:style-name="ce1">
            <text:p>-0,739772911</text:p>
          </table:table-cell>
          <table:table-cell office:value-type="float" office:value="-1.07250880905654" table:style-name="ce1">
            <text:p>-1,072508809</text:p>
          </table:table-cell>
          <table:table-cell office:value-type="float" office:value="-1.12645816304039" table:style-name="ce1">
            <text:p>-1,126458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585839226563101" table:style-name="ce1">
            <text:p>0,385858392</text:p>
          </table:table-cell>
          <table:table-cell office:value-type="float" office:value="2.0331124852946898" table:style-name="ce1">
            <text:p>2,033112485</text:p>
          </table:table-cell>
          <table:table-cell table:number-columns-repeated="16360"/>
        </table:table-row>
        <table:table-row table:style-name="ro1">
          <table:table-cell office:value-type="float" office:value="-0.89219055408901804" table:style-name="ce1">
            <text:p>-0,892190554</text:p>
          </table:table-cell>
          <table:table-cell office:value-type="float" office:value="0.34050956685871198" table:style-name="ce1">
            <text:p>0,340509567</text:p>
          </table:table-cell>
          <table:table-cell office:value-type="float" office:value="0" table:style-name="ce1">
            <text:p>0</text:p>
          </table:table-cell>
          <table:table-cell office:value-type="float" office:value="1.0461427704089901" table:style-name="ce1">
            <text:p>1,04614277</text:p>
          </table:table-cell>
          <table:table-cell office:value-type="float" office:value="5.8485094299765797E-2" table:style-name="ce1">
            <text:p>0,058485094</text:p>
          </table:table-cell>
          <table:table-cell office:value-type="float" office:value="-0.26022247128008802" table:style-name="ce1">
            <text:p>-0,260222471</text:p>
          </table:table-cell>
          <table:table-cell office:value-type="float" office:value="-1.18501522532346" table:style-name="ce1">
            <text:p>-1,185015225</text:p>
          </table:table-cell>
          <table:table-cell office:value-type="float" office:value="-1.0461427704089901" table:style-name="ce1">
            <text:p>-1,04614277</text:p>
          </table:table-cell>
          <table:table-cell office:value-type="float" office:value="-0.243853919894058" table:style-name="ce1">
            <text:p>-0,24385392</text:p>
          </table:table-cell>
          <table:table-cell office:value-type="float" office:value="1.31822030574715" table:style-name="ce1">
            <text:p>1,318220306</text:p>
          </table:table-cell>
          <table:table-cell office:value-type="float" office:value="-0.24246623721753099" table:style-name="ce1">
            <text:p>-0,242466237</text:p>
          </table:table-cell>
          <table:table-cell office:value-type="float" office:value="0.26712534239326302" table:style-name="ce1">
            <text:p>0,267125342</text:p>
          </table:table-cell>
          <table:table-cell office:value-type="float" office:value="1.0461427704089901" table:style-name="ce1">
            <text:p>1,04614277</text:p>
          </table:table-cell>
          <table:table-cell office:value-type="float" office:value="-0.913175935865157" table:style-name="ce1">
            <text:p>-0,913175936</text:p>
          </table:table-cell>
          <table:table-cell office:value-type="float" office:value="0.61014435183971305" table:style-name="ce1">
            <text:p>0,610144352</text:p>
          </table:table-cell>
          <table:table-cell office:value-type="float" office:value="-0.97170765552279603" table:style-name="ce1">
            <text:p>-0,971707656</text:p>
          </table:table-cell>
          <table:table-cell office:value-type="float" office:value="0.54866970882806698" table:style-name="ce1">
            <text:p>0,548669709</text:p>
          </table:table-cell>
          <table:table-cell office:value-type="float" office:value="-0.61588755150436703" table:style-name="ce1">
            <text:p>-0,615887552</text:p>
          </table:table-cell>
          <table:table-cell office:value-type="float" office:value="-1.0461427704089901" table:style-name="ce1">
            <text:p>-1,04614277</text:p>
          </table:table-cell>
          <table:table-cell office:value-type="float" office:value="-1.48453361916617" table:style-name="ce1">
            <text:p>-1,484533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9112134054142398" table:style-name="ce1">
            <text:p>0,491121341</text:p>
          </table:table-cell>
          <table:table-cell office:value-type="float" office:value="1.22806220389891" table:style-name="ce1">
            <text:p>1,228062204</text:p>
          </table:table-cell>
          <table:table-cell table:number-columns-repeated="16360"/>
        </table:table-row>
        <table:table-row table:style-name="ro1">
          <table:table-cell office:value-type="float" office:value="-0.90170905421332803" table:style-name="ce1">
            <text:p>-0,901709054</text:p>
          </table:table-cell>
          <table:table-cell office:value-type="float" office:value="-0.332902103801752" table:style-name="ce1">
            <text:p>-0,332902104</text:p>
          </table:table-cell>
          <table:table-cell office:value-type="float" office:value="0" table:style-name="ce1">
            <text:p>0</text:p>
          </table:table-cell>
          <table:table-cell office:value-type="float" office:value="1.0364445630600201" table:style-name="ce1">
            <text:p>1,036444563</text:p>
          </table:table-cell>
          <table:table-cell office:value-type="float" office:value="-0.32060869144462101" table:style-name="ce1">
            <text:p>-0,320608691</text:p>
          </table:table-cell>
          <table:table-cell office:value-type="float" office:value="-0.42002114648428202" table:style-name="ce1">
            <text:p>-0,420021146</text:p>
          </table:table-cell>
          <table:table-cell office:value-type="float" office:value="-1.7258252810556001" table:style-name="ce1">
            <text:p>-1,725825281</text:p>
          </table:table-cell>
          <table:table-cell office:value-type="float" office:value="-1.0364445630600201" table:style-name="ce1">
            <text:p>-1,036444563</text:p>
          </table:table-cell>
          <table:table-cell office:value-type="float" office:value="0.46504440347380499" table:style-name="ce1">
            <text:p>0,465044403</text:p>
          </table:table-cell>
          <table:table-cell office:value-type="float" office:value="1.0929061585186901" table:style-name="ce1">
            <text:p>1,092906159</text:p>
          </table:table-cell>
          <table:table-cell office:value-type="float" office:value="-1.15250563601734" table:style-name="ce1">
            <text:p>-1,152505636</text:p>
          </table:table-cell>
          <table:table-cell office:value-type="float" office:value="1.71059435211129E-3" table:style-name="ce1">
            <text:p>0,001710594</text:p>
          </table:table-cell>
          <table:table-cell office:value-type="float" office:value="1.0364445630600201" table:style-name="ce1">
            <text:p>1,036444563</text:p>
          </table:table-cell>
          <table:table-cell office:value-type="float" office:value="-1.0637372601131301" table:style-name="ce1">
            <text:p>-1,06373726</text:p>
          </table:table-cell>
          <table:table-cell office:value-type="float" office:value="1.8177676805273999" table:style-name="ce1">
            <text:p>1,817767681</text:p>
          </table:table-cell>
          <table:table-cell office:value-type="float" office:value="-0.36316451274002198" table:style-name="ce1">
            <text:p>-0,363164513</text:p>
          </table:table-cell>
          <table:table-cell office:value-type="float" office:value="0.54880895192601598" table:style-name="ce1">
            <text:p>0,548808952</text:p>
          </table:table-cell>
          <table:table-cell office:value-type="float" office:value="-0.89720398817267" table:style-name="ce1">
            <text:p>-0,897203988</text:p>
          </table:table-cell>
          <table:table-cell office:value-type="float" office:value="-1.0364445630600201" table:style-name="ce1">
            <text:p>-1,036444563</text:p>
          </table:table-cell>
          <table:table-cell office:value-type="float" office:value="-1.7053555903029101" table:style-name="ce1">
            <text:p>-1,70535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40361824574" table:style-name="ce1">
            <text:p>1,035403618</text:p>
          </table:table-cell>
          <table:table-cell office:value-type="float" office:value="0.52059625210196703" table:style-name="ce1">
            <text:p>0,520596252</text:p>
          </table:table-cell>
          <table:table-cell table:number-columns-repeated="16360"/>
        </table:table-row>
        <table:table-row table:style-name="ro1">
          <table:table-cell office:value-type="float" office:value="-1.2150145285632199" table:style-name="ce1">
            <text:p>-1,215014529</text:p>
          </table:table-cell>
          <table:table-cell office:value-type="float" office:value="-0.55983329558073103" table:style-name="ce1">
            <text:p>-0,559833296</text:p>
          </table:table-cell>
          <table:table-cell office:value-type="float" office:value="0" table:style-name="ce1">
            <text:p>0</text:p>
          </table:table-cell>
          <table:table-cell office:value-type="float" office:value="1.02552953337893" table:style-name="ce1">
            <text:p>1,025529533</text:p>
          </table:table-cell>
          <table:table-cell office:value-type="float" office:value="0.13248166201367001" table:style-name="ce1">
            <text:p>0,132481662</text:p>
          </table:table-cell>
          <table:table-cell office:value-type="float" office:value="-1.6123477647887099" table:style-name="ce1">
            <text:p>-1,612347765</text:p>
          </table:table-cell>
          <table:table-cell office:value-type="float" office:value="-1.7572356793867701" table:style-name="ce1">
            <text:p>-1,757235679</text:p>
          </table:table-cell>
          <table:table-cell office:value-type="float" office:value="-1.02552953337893" table:style-name="ce1">
            <text:p>-1,025529533</text:p>
          </table:table-cell>
          <table:table-cell office:value-type="float" office:value="-0.55850664529349503" table:style-name="ce1">
            <text:p>-0,558506645</text:p>
          </table:table-cell>
          <table:table-cell office:value-type="float" office:value="0.90378934373880204" table:style-name="ce1">
            <text:p>0,903789344</text:p>
          </table:table-cell>
          <table:table-cell office:value-type="float" office:value="-0.61861565529629303" table:style-name="ce1">
            <text:p>-0,618615655</text:p>
          </table:table-cell>
          <table:table-cell office:value-type="float" office:value="0.17832376099245201" table:style-name="ce1">
            <text:p>0,178323761</text:p>
          </table:table-cell>
          <table:table-cell office:value-type="float" office:value="1.02552953337893" table:style-name="ce1">
            <text:p>1,025529533</text:p>
          </table:table-cell>
          <table:table-cell office:value-type="float" office:value="-0.46393268235757901" table:style-name="ce1">
            <text:p>-0,463932682</text:p>
          </table:table-cell>
          <table:table-cell office:value-type="float" office:value="0.98941084187693595" table:style-name="ce1">
            <text:p>0,989410842</text:p>
          </table:table-cell>
          <table:table-cell office:value-type="float" office:value="-0.56887075310965196" table:style-name="ce1">
            <text:p>-0,568870753</text:p>
          </table:table-cell>
          <table:table-cell office:value-type="float" office:value="0.28069399967241698" table:style-name="ce1">
            <text:p>0,280694</text:p>
          </table:table-cell>
          <table:table-cell office:value-type="float" office:value="-1.55910936289235" table:style-name="ce1">
            <text:p>-1,559109363</text:p>
          </table:table-cell>
          <table:table-cell office:value-type="float" office:value="-1.02552953337893" table:style-name="ce1">
            <text:p>-1,025529533</text:p>
          </table:table-cell>
          <table:table-cell office:value-type="float" office:value="-1.6937364509125501" table:style-name="ce1">
            <text:p>-1,693736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046380787231104" table:style-name="ce1">
            <text:p>0,620463808</text:p>
          </table:table-cell>
          <table:table-cell office:value-type="float" office:value="1.01577538816617" table:style-name="ce1">
            <text:p>1,015775388</text:p>
          </table:table-cell>
          <table:table-cell table:number-columns-repeated="16360"/>
        </table:table-row>
        <table:table-row table:style-name="ro1">
          <table:table-cell office:value-type="float" office:value="-1.15721930624811" table:style-name="ce1">
            <text:p>-1,157219306</text:p>
          </table:table-cell>
          <table:table-cell office:value-type="float" office:value="-0.33356844031963301" table:style-name="ce1">
            <text:p>-0,33356844</text:p>
          </table:table-cell>
          <table:table-cell office:value-type="float" office:value="0" table:style-name="ce1">
            <text:p>0</text:p>
          </table:table-cell>
          <table:table-cell office:value-type="float" office:value="1.009895975858" table:style-name="ce1">
            <text:p>1,009895976</text:p>
          </table:table-cell>
          <table:table-cell office:value-type="float" office:value="8.0078403353505995E-2" table:style-name="ce1">
            <text:p>0,080078403</text:p>
          </table:table-cell>
          <table:table-cell office:value-type="float" office:value="-1.34687009133277" table:style-name="ce1">
            <text:p>-1,346870091</text:p>
          </table:table-cell>
          <table:table-cell office:value-type="float" office:value="-1.32456540346898" table:style-name="ce1">
            <text:p>-1,324565403</text:p>
          </table:table-cell>
          <table:table-cell office:value-type="float" office:value="-1.009895975858" table:style-name="ce1">
            <text:p>-1,009895976</text:p>
          </table:table-cell>
          <table:table-cell office:value-type="float" office:value="-0.57027062147056695" table:style-name="ce1">
            <text:p>-0,570270621</text:p>
          </table:table-cell>
          <table:table-cell office:value-type="float" office:value="1.1461167564063499" table:style-name="ce1">
            <text:p>1,146116756</text:p>
          </table:table-cell>
          <table:table-cell office:value-type="float" office:value="-0.30033488228083099" table:style-name="ce1">
            <text:p>-0,300334882</text:p>
          </table:table-cell>
          <table:table-cell office:value-type="float" office:value="0.31413903332991999" table:style-name="ce1">
            <text:p>0,314139033</text:p>
          </table:table-cell>
          <table:table-cell office:value-type="float" office:value="1.009895975858" table:style-name="ce1">
            <text:p>1,009895976</text:p>
          </table:table-cell>
          <table:table-cell office:value-type="float" office:value="-0.32823330613933099" table:style-name="ce1">
            <text:p>-0,328233306</text:p>
          </table:table-cell>
          <table:table-cell office:value-type="float" office:value="0.99735304854163398" table:style-name="ce1">
            <text:p>0,997353049</text:p>
          </table:table-cell>
          <table:table-cell office:value-type="float" office:value="-0.34277987935990401" table:style-name="ce1">
            <text:p>-0,342779879</text:p>
          </table:table-cell>
          <table:table-cell office:value-type="float" office:value="3.2569032343618902E-2" table:style-name="ce1">
            <text:p>0,032569032</text:p>
          </table:table-cell>
          <table:table-cell office:value-type="float" office:value="-1.3279794879848299" table:style-name="ce1">
            <text:p>-1,327979488</text:p>
          </table:table-cell>
          <table:table-cell office:value-type="float" office:value="-1.009895975858" table:style-name="ce1">
            <text:p>-1,009895976</text:p>
          </table:table-cell>
          <table:table-cell office:value-type="float" office:value="-1.57629425878052" table:style-name="ce1">
            <text:p>-1,576294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6795529770301" table:style-name="ce1">
            <text:p>1,026679553</text:p>
          </table:table-cell>
          <table:table-cell office:value-type="float" office:value="0.779841426742508" table:style-name="ce1">
            <text:p>0,779841427</text:p>
          </table:table-cell>
          <table:table-cell table:number-columns-repeated="16360"/>
        </table:table-row>
        <table:table-row table:style-name="ro1">
          <table:table-cell office:value-type="float" office:value="-0.85865747087209598" table:style-name="ce1">
            <text:p>-0,858657471</text:p>
          </table:table-cell>
          <table:table-cell office:value-type="float" office:value="0.202615802450094" table:style-name="ce1">
            <text:p>0,202615802</text:p>
          </table:table-cell>
          <table:table-cell office:value-type="float" office:value="0" table:style-name="ce1">
            <text:p>0</text:p>
          </table:table-cell>
          <table:table-cell office:value-type="float" office:value="1.00737670181522" table:style-name="ce1">
            <text:p>1,007376702</text:p>
          </table:table-cell>
          <table:table-cell office:value-type="float" office:value="-0.28425549098153002" table:style-name="ce1">
            <text:p>-0,284255491</text:p>
          </table:table-cell>
          <table:table-cell office:value-type="float" office:value="-1.10504132602753" table:style-name="ce1">
            <text:p>-1,105041326</text:p>
          </table:table-cell>
          <table:table-cell office:value-type="float" office:value="-1.35590022258932" table:style-name="ce1">
            <text:p>-1,355900223</text:p>
          </table:table-cell>
          <table:table-cell office:value-type="float" office:value="-1.00737670181522" table:style-name="ce1">
            <text:p>-1,007376702</text:p>
          </table:table-cell>
          <table:table-cell office:value-type="float" office:value="-0.93517201126083904" table:style-name="ce1">
            <text:p>-0,935172011</text:p>
          </table:table-cell>
          <table:table-cell office:value-type="float" office:value="1.0742548745336" table:style-name="ce1">
            <text:p>1,074254875</text:p>
          </table:table-cell>
          <table:table-cell office:value-type="float" office:value="-0.33899060577149398" table:style-name="ce1">
            <text:p>-0,338990606</text:p>
          </table:table-cell>
          <table:table-cell office:value-type="float" office:value="0.22812978389483399" table:style-name="ce1">
            <text:p>0,228129784</text:p>
          </table:table-cell>
          <table:table-cell office:value-type="float" office:value="1.00737670181522" table:style-name="ce1">
            <text:p>1,007376702</text:p>
          </table:table-cell>
          <table:table-cell office:value-type="float" office:value="-0.26487266660785003" table:style-name="ce1">
            <text:p>-0,264872667</text:p>
          </table:table-cell>
          <table:table-cell office:value-type="float" office:value="0.87555644746769001" table:style-name="ce1">
            <text:p>0,875556447</text:p>
          </table:table-cell>
          <table:table-cell office:value-type="float" office:value="-0.202878718610676" table:style-name="ce1">
            <text:p>-0,202878719</text:p>
          </table:table-cell>
          <table:table-cell office:value-type="float" office:value="7.46993250465596E-2" table:style-name="ce1">
            <text:p>0,074699325</text:p>
          </table:table-cell>
          <table:table-cell office:value-type="float" office:value="-1.36063936088313" table:style-name="ce1">
            <text:p>-1,360639361</text:p>
          </table:table-cell>
          <table:table-cell office:value-type="float" office:value="-1.00737670181522" table:style-name="ce1">
            <text:p>-1,007376702</text:p>
          </table:table-cell>
          <table:table-cell office:value-type="float" office:value="-1.89899378972358" table:style-name="ce1">
            <text:p>-1,89899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678986148365202" table:style-name="ce1">
            <text:p>0,766789861</text:p>
          </table:table-cell>
          <table:table-cell office:value-type="float" office:value="0.42073273818055401" table:style-name="ce1">
            <text:p>0,420732738</text:p>
          </table:table-cell>
          <table:table-cell table:number-columns-repeated="16360"/>
        </table:table-row>
        <table:table-row table:style-name="ro1">
          <table:table-cell office:value-type="float" office:value="-0.62398844237324602" table:style-name="ce1">
            <text:p>-0,623988442</text:p>
          </table:table-cell>
          <table:table-cell office:value-type="float" office:value="0.271743326849268" table:style-name="ce1">
            <text:p>0,271743327</text:p>
          </table:table-cell>
          <table:table-cell office:value-type="float" office:value="0" table:style-name="ce1">
            <text:p>0</text:p>
          </table:table-cell>
          <table:table-cell office:value-type="float" office:value="1.0135631378357099" table:style-name="ce1">
            <text:p>1,013563138</text:p>
          </table:table-cell>
          <table:table-cell office:value-type="float" office:value="-0.688323489690152" table:style-name="ce1">
            <text:p>-0,68832349</text:p>
          </table:table-cell>
          <table:table-cell office:value-type="float" office:value="-1.1615595412167301" table:style-name="ce1">
            <text:p>-1,161559541</text:p>
          </table:table-cell>
          <table:table-cell office:value-type="float" office:value="-1.6646842077134401" table:style-name="ce1">
            <text:p>-1,664684208</text:p>
          </table:table-cell>
          <table:table-cell office:value-type="float" office:value="-1.0135631378357099" table:style-name="ce1">
            <text:p>-1,013563138</text:p>
          </table:table-cell>
          <table:table-cell office:value-type="float" office:value="-4.8077448620608997E-2" table:style-name="ce1">
            <text:p>-0,048077449</text:p>
          </table:table-cell>
          <table:table-cell office:value-type="float" office:value="1.37667579583664" table:style-name="ce1">
            <text:p>1,376675796</text:p>
          </table:table-cell>
          <table:table-cell office:value-type="float" office:value="-0.60762916351183205" table:style-name="ce1">
            <text:p>-0,607629164</text:p>
          </table:table-cell>
          <table:table-cell office:value-type="float" office:value="0.170709314425987" table:style-name="ce1">
            <text:p>0,170709314</text:p>
          </table:table-cell>
          <table:table-cell office:value-type="float" office:value="1.0135631378357099" table:style-name="ce1">
            <text:p>1,013563138</text:p>
          </table:table-cell>
          <table:table-cell office:value-type="float" office:value="-1.19895944803489" table:style-name="ce1">
            <text:p>-1,198959448</text:p>
          </table:table-cell>
          <table:table-cell office:value-type="float" office:value="1.1633457307183199" table:style-name="ce1">
            <text:p>1,163345731</text:p>
          </table:table-cell>
          <table:table-cell office:value-type="float" office:value="-0.78986317254613003" table:style-name="ce1">
            <text:p>-0,789863173</text:p>
          </table:table-cell>
          <table:table-cell office:value-type="float" office:value="0.42052839600446601" table:style-name="ce1">
            <text:p>0,420528396</text:p>
          </table:table-cell>
          <table:table-cell office:value-type="float" office:value="-1.67716458058052" table:style-name="ce1">
            <text:p>-1,677164581</text:p>
          </table:table-cell>
          <table:table-cell office:value-type="float" office:value="-1.0135631378357099" table:style-name="ce1">
            <text:p>-1,013563138</text:p>
          </table:table-cell>
          <table:table-cell office:value-type="float" office:value="-1.1658885411220199" table:style-name="ce1">
            <text:p>-1,1658885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3024270135487401" table:style-name="ce1">
            <text:p>0,730242701</text:p>
          </table:table-cell>
          <table:table-cell office:value-type="float" office:value="0.11848017322109899" table:style-name="ce1">
            <text:p>0,118480173</text:p>
          </table:table-cell>
          <table:table-cell table:number-columns-repeated="16360"/>
        </table:table-row>
        <table:table-row table:style-name="ro1">
          <table:table-cell office:value-type="float" office:value="0.31518386942113902" table:style-name="ce1">
            <text:p>0,315183869</text:p>
          </table:table-cell>
          <table:table-cell office:value-type="float" office:value="0.90893073605668495" table:style-name="ce1">
            <text:p>0,908930736</text:p>
          </table:table-cell>
          <table:table-cell office:value-type="float" office:value="0" table:style-name="ce1">
            <text:p>0</text:p>
          </table:table-cell>
          <table:table-cell office:value-type="float" office:value="1.0373455638892699" table:style-name="ce1">
            <text:p>1,037345564</text:p>
          </table:table-cell>
          <table:table-cell office:value-type="float" office:value="-1.3784531072263899" table:style-name="ce1">
            <text:p>-1,378453107</text:p>
          </table:table-cell>
          <table:table-cell office:value-type="float" office:value="-1.43259927709888" table:style-name="ce1">
            <text:p>-1,432599277</text:p>
          </table:table-cell>
          <table:table-cell office:value-type="float" office:value="-1.0285954790960301" table:style-name="ce1">
            <text:p>-1,028595479</text:p>
          </table:table-cell>
          <table:table-cell office:value-type="float" office:value="-1.0373455638892699" table:style-name="ce1">
            <text:p>-1,037345564</text:p>
          </table:table-cell>
          <table:table-cell office:value-type="float" office:value="0.90944847129320705" table:style-name="ce1">
            <text:p>0,909448471</text:p>
          </table:table-cell>
          <table:table-cell office:value-type="float" office:value="1.70334766958062" table:style-name="ce1">
            <text:p>1,70334767</text:p>
          </table:table-cell>
          <table:table-cell office:value-type="float" office:value="-1.4124602265127399" table:style-name="ce1">
            <text:p>-1,412460227</text:p>
          </table:table-cell>
          <table:table-cell office:value-type="float" office:value="0.21928448359475999" table:style-name="ce1">
            <text:p>0,219284484</text:p>
          </table:table-cell>
          <table:table-cell office:value-type="float" office:value="1.0373455638892699" table:style-name="ce1">
            <text:p>1,037345564</text:p>
          </table:table-cell>
          <table:table-cell office:value-type="float" office:value="-1.60188868709411" table:style-name="ce1">
            <text:p>-1,601888687</text:p>
          </table:table-cell>
          <table:table-cell office:value-type="float" office:value="1.3939616948181901" table:style-name="ce1">
            <text:p>1,393961695</text:p>
          </table:table-cell>
          <table:table-cell office:value-type="float" office:value="-1.7022211696546199" table:style-name="ce1">
            <text:p>-1,70222117</text:p>
          </table:table-cell>
          <table:table-cell office:value-type="float" office:value="0.47920026037088398" table:style-name="ce1">
            <text:p>0,47920026</text:p>
          </table:table-cell>
          <table:table-cell office:value-type="float" office:value="-1.2057565966271699" table:style-name="ce1">
            <text:p>-1,205756597</text:p>
          </table:table-cell>
          <table:table-cell office:value-type="float" office:value="-1.0373455638892699" table:style-name="ce1">
            <text:p>-1,037345564</text:p>
          </table:table-cell>
          <table:table-cell office:value-type="float" office:value="-1.0048130085303699" table:style-name="ce1">
            <text:p>-1,004813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532592775182595" table:style-name="ce1">
            <text:p>0,635325928</text:p>
          </table:table-cell>
          <table:table-cell office:value-type="float" office:value="0.69317740333885602" table:style-name="ce1">
            <text:p>0,693177403</text:p>
          </table:table-cell>
          <table:table-cell table:number-columns-repeated="16360"/>
        </table:table-row>
        <table:table-row table:style-name="ro1">
          <table:table-cell office:value-type="float" office:value="1.1420771890967401" table:style-name="ce1">
            <text:p>1,142077189</text:p>
          </table:table-cell>
          <table:table-cell office:value-type="float" office:value="0.84819991732790201" table:style-name="ce1">
            <text:p>0,848199917</text:p>
          </table:table-cell>
          <table:table-cell office:value-type="float" office:value="0" table:style-name="ce1">
            <text:p>0</text:p>
          </table:table-cell>
          <table:table-cell office:value-type="float" office:value="1.0235951133917001" table:style-name="ce1">
            <text:p>1,023595113</text:p>
          </table:table-cell>
          <table:table-cell office:value-type="float" office:value="-1.7701034611180499" table:style-name="ce1">
            <text:p>-1,770103461</text:p>
          </table:table-cell>
          <table:table-cell office:value-type="float" office:value="-1.7089966325217101" table:style-name="ce1">
            <text:p>-1,708996633</text:p>
          </table:table-cell>
          <table:table-cell office:value-type="float" office:value="-1.6990672793245301" table:style-name="ce1">
            <text:p>-1,699067279</text:p>
          </table:table-cell>
          <table:table-cell office:value-type="float" office:value="-1.0235951133917001" table:style-name="ce1">
            <text:p>-1,023595113</text:p>
          </table:table-cell>
          <table:table-cell office:value-type="float" office:value="1.1945446247718801" table:style-name="ce1">
            <text:p>1,194544625</text:p>
          </table:table-cell>
          <table:table-cell office:value-type="float" office:value="1.5478127603535401" table:style-name="ce1">
            <text:p>1,54781276</text:p>
          </table:table-cell>
          <table:table-cell office:value-type="float" office:value="-0.99498021546723603" table:style-name="ce1">
            <text:p>-0,994980215</text:p>
          </table:table-cell>
          <table:table-cell office:value-type="float" office:value="1.33567231917952E-2" table:style-name="ce1">
            <text:p>0,013356723</text:p>
          </table:table-cell>
          <table:table-cell office:value-type="float" office:value="1.0235951133917001" table:style-name="ce1">
            <text:p>1,023595113</text:p>
          </table:table-cell>
          <table:table-cell office:value-type="float" office:value="-2.0063325184689802" table:style-name="ce1">
            <text:p>-2,006332518</text:p>
          </table:table-cell>
          <table:table-cell office:value-type="float" office:value="1.2511393483348301" table:style-name="ce1">
            <text:p>1,251139348</text:p>
          </table:table-cell>
          <table:table-cell office:value-type="float" office:value="-1.47007117053173" table:style-name="ce1">
            <text:p>-1,470071171</text:p>
          </table:table-cell>
          <table:table-cell office:value-type="float" office:value="0.41178226580385702" table:style-name="ce1">
            <text:p>0,411782266</text:p>
          </table:table-cell>
          <table:table-cell office:value-type="float" office:value="-1.17633376329987" table:style-name="ce1">
            <text:p>-1,176333763</text:p>
          </table:table-cell>
          <table:table-cell office:value-type="float" office:value="-1.0235951133917001" table:style-name="ce1">
            <text:p>-1,023595113</text:p>
          </table:table-cell>
          <table:table-cell office:value-type="float" office:value="-1.50364511752569" table:style-name="ce1">
            <text:p>-1,503645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8254878792899" table:style-name="ce1">
            <text:p>1,008825488</text:p>
          </table:table-cell>
          <table:table-cell office:value-type="float" office:value="0.140003398303398" table:style-name="ce1">
            <text:p>0,140003398</text:p>
          </table:table-cell>
          <table:table-cell table:number-columns-repeated="16360"/>
        </table:table-row>
        <table:table-row table:style-name="ro1">
          <table:table-cell office:value-type="float" office:value="0.43726943003158403" table:style-name="ce1">
            <text:p>0,43726943</text:p>
          </table:table-cell>
          <table:table-cell office:value-type="float" office:value="0.280863295519722" table:style-name="ce1">
            <text:p>0,280863296</text:p>
          </table:table-cell>
          <table:table-cell office:value-type="float" office:value="0" table:style-name="ce1">
            <text:p>0</text:p>
          </table:table-cell>
          <table:table-cell office:value-type="float" office:value="1.01210327815759" table:style-name="ce1">
            <text:p>1,012103278</text:p>
          </table:table-cell>
          <table:table-cell office:value-type="float" office:value="-1.38844185933452" table:style-name="ce1">
            <text:p>-1,388441859</text:p>
          </table:table-cell>
          <table:table-cell office:value-type="float" office:value="-1.1908630205878299" table:style-name="ce1">
            <text:p>-1,190863021</text:p>
          </table:table-cell>
          <table:table-cell office:value-type="float" office:value="-1.37346755092418" table:style-name="ce1">
            <text:p>-1,373467551</text:p>
          </table:table-cell>
          <table:table-cell office:value-type="float" office:value="-1.01210327815759" table:style-name="ce1">
            <text:p>-1,012103278</text:p>
          </table:table-cell>
          <table:table-cell office:value-type="float" office:value="-0.11010087974027601" table:style-name="ce1">
            <text:p>-0,11010088</text:p>
          </table:table-cell>
          <table:table-cell office:value-type="float" office:value="1.6284455464208001" table:style-name="ce1">
            <text:p>1,628445546</text:p>
          </table:table-cell>
          <table:table-cell office:value-type="float" office:value="-1.1031322640214001" table:style-name="ce1">
            <text:p>-1,103132264</text:p>
          </table:table-cell>
          <table:table-cell office:value-type="float" office:value="-5.0077632601416899E-2" table:style-name="ce1">
            <text:p>-0,050077633</text:p>
          </table:table-cell>
          <table:table-cell office:value-type="float" office:value="1.01210327815759" table:style-name="ce1">
            <text:p>1,012103278</text:p>
          </table:table-cell>
          <table:table-cell office:value-type="float" office:value="-1.9632495743904701" table:style-name="ce1">
            <text:p>-1,963249574</text:p>
          </table:table-cell>
          <table:table-cell office:value-type="float" office:value="1.57158671865396" table:style-name="ce1">
            <text:p>1,571586719</text:p>
          </table:table-cell>
          <table:table-cell office:value-type="float" office:value="-1.45295186068528" table:style-name="ce1">
            <text:p>-1,452951861</text:p>
          </table:table-cell>
          <table:table-cell office:value-type="float" office:value="0.24246185722206001" table:style-name="ce1">
            <text:p>0,242461857</text:p>
          </table:table-cell>
          <table:table-cell office:value-type="float" office:value="-0.98124084198012596" table:style-name="ce1">
            <text:p>-0,981240842</text:p>
          </table:table-cell>
          <table:table-cell office:value-type="float" office:value="-1.01210327815759" table:style-name="ce1">
            <text:p>-1,012103278</text:p>
          </table:table-cell>
          <table:table-cell office:value-type="float" office:value="-0.93196277257105997" table:style-name="ce1">
            <text:p>-0,931962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823519040402501" table:style-name="ce1">
            <text:p>0,47823519</text:p>
          </table:table-cell>
          <table:table-cell office:value-type="float" office:value="0.19250960067148701" table:style-name="ce1">
            <text:p>0,192509601</text:p>
          </table:table-cell>
          <table:table-cell table:number-columns-repeated="16360"/>
        </table:table-row>
        <table:table-row table:style-name="ro1">
          <table:table-cell office:value-type="float" office:value="1.57846881887136" table:style-name="ce1">
            <text:p>1,578468819</text:p>
          </table:table-cell>
          <table:table-cell office:value-type="float" office:value="0.87053477785607003" table:style-name="ce1">
            <text:p>0,870534778</text:p>
          </table:table-cell>
          <table:table-cell office:value-type="float" office:value="0" table:style-name="ce1">
            <text:p>0</text:p>
          </table:table-cell>
          <table:table-cell office:value-type="float" office:value="0.99846857025305003" table:style-name="ce1">
            <text:p>0,99846857</text:p>
          </table:table-cell>
          <table:table-cell office:value-type="float" office:value="-1.60113216094637" table:style-name="ce1">
            <text:p>-1,601132161</text:p>
          </table:table-cell>
          <table:table-cell office:value-type="float" office:value="-2.3928779045222899" table:style-name="ce1">
            <text:p>-2,392877905</text:p>
          </table:table-cell>
          <table:table-cell office:value-type="float" office:value="-1.6499372123174201" table:style-name="ce1">
            <text:p>-1,649937212</text:p>
          </table:table-cell>
          <table:table-cell office:value-type="float" office:value="-0.99846857025305003" table:style-name="ce1">
            <text:p>-0,99846857</text:p>
          </table:table-cell>
          <table:table-cell office:value-type="float" office:value="-0.67909383347689301" table:style-name="ce1">
            <text:p>-0,679093833</text:p>
          </table:table-cell>
          <table:table-cell office:value-type="float" office:value="1.54706790841311" table:style-name="ce1">
            <text:p>1,547067908</text:p>
          </table:table-cell>
          <table:table-cell office:value-type="float" office:value="-1.08969323278157" table:style-name="ce1">
            <text:p>-1,089693233</text:p>
          </table:table-cell>
          <table:table-cell office:value-type="float" office:value="-0.234117207288874" table:style-name="ce1">
            <text:p>-0,234117207</text:p>
          </table:table-cell>
          <table:table-cell office:value-type="float" office:value="0.99846857025305003" table:style-name="ce1">
            <text:p>0,99846857</text:p>
          </table:table-cell>
          <table:table-cell office:value-type="float" office:value="-2.0173854288765201" table:style-name="ce1">
            <text:p>-2,017385429</text:p>
          </table:table-cell>
          <table:table-cell office:value-type="float" office:value="1.3447821760761001" table:style-name="ce1">
            <text:p>1,344782176</text:p>
          </table:table-cell>
          <table:table-cell office:value-type="float" office:value="-1.7077462531293599" table:style-name="ce1">
            <text:p>-1,707746253</text:p>
          </table:table-cell>
          <table:table-cell office:value-type="float" office:value="0.225531405841015" table:style-name="ce1">
            <text:p>0,225531406</text:p>
          </table:table-cell>
          <table:table-cell office:value-type="float" office:value="-1.4542509020924801" table:style-name="ce1">
            <text:p>-1,454250902</text:p>
          </table:table-cell>
          <table:table-cell office:value-type="float" office:value="-0.99846857025305003" table:style-name="ce1">
            <text:p>-0,99846857</text:p>
          </table:table-cell>
          <table:table-cell office:value-type="float" office:value="-1.7040162154946299" table:style-name="ce1">
            <text:p>-1,704016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23839111713" table:style-name="ce1">
            <text:p>1,042238391</text:p>
          </table:table-cell>
          <table:table-cell office:value-type="float" office:value="1.03306997853579" table:style-name="ce1">
            <text:p>1,033069979</text:p>
          </table:table-cell>
          <table:table-cell table:number-columns-repeated="16360"/>
        </table:table-row>
        <table:table-row table:style-name="ro1">
          <table:table-cell office:value-type="float" office:value="0.93364438818975604" table:style-name="ce1">
            <text:p>0,933644388</text:p>
          </table:table-cell>
          <table:table-cell office:value-type="float" office:value="0.59627794089791497" table:style-name="ce1">
            <text:p>0,596277941</text:p>
          </table:table-cell>
          <table:table-cell office:value-type="float" office:value="0" table:style-name="ce1">
            <text:p>0</text:p>
          </table:table-cell>
          <table:table-cell office:value-type="float" office:value="0.99169356019622601" table:style-name="ce1">
            <text:p>0,99169356</text:p>
          </table:table-cell>
          <table:table-cell office:value-type="float" office:value="-0.83811660803482002" table:style-name="ce1">
            <text:p>-0,838116608</text:p>
          </table:table-cell>
          <table:table-cell office:value-type="float" office:value="-0.94268558936329006" table:style-name="ce1">
            <text:p>-0,942685589</text:p>
          </table:table-cell>
          <table:table-cell office:value-type="float" office:value="-1.3581406686389701" table:style-name="ce1">
            <text:p>-1,358140669</text:p>
          </table:table-cell>
          <table:table-cell office:value-type="float" office:value="-0.99169356019622601" table:style-name="ce1">
            <text:p>-0,99169356</text:p>
          </table:table-cell>
          <table:table-cell office:value-type="float" office:value="-0.885672173560895" table:style-name="ce1">
            <text:p>-0,885672174</text:p>
          </table:table-cell>
          <table:table-cell office:value-type="float" office:value="1.4096685252300001" table:style-name="ce1">
            <text:p>1,409668525</text:p>
          </table:table-cell>
          <table:table-cell office:value-type="float" office:value="-1.4069112259421099" table:style-name="ce1">
            <text:p>-1,406911226</text:p>
          </table:table-cell>
          <table:table-cell office:value-type="float" office:value="-0.22107074183775199" table:style-name="ce1">
            <text:p>-0,221070742</text:p>
          </table:table-cell>
          <table:table-cell office:value-type="float" office:value="0.99169356019622601" table:style-name="ce1">
            <text:p>0,99169356</text:p>
          </table:table-cell>
          <table:table-cell office:value-type="float" office:value="-1.82891636346599" table:style-name="ce1">
            <text:p>-1,828916363</text:p>
          </table:table-cell>
          <table:table-cell office:value-type="float" office:value="1.42335406675799" table:style-name="ce1">
            <text:p>1,423354067</text:p>
          </table:table-cell>
          <table:table-cell office:value-type="float" office:value="-1.4837697633104301" table:style-name="ce1">
            <text:p>-1,483769763</text:p>
          </table:table-cell>
          <table:table-cell office:value-type="float" office:value="6.3433399746563202E-2" table:style-name="ce1">
            <text:p>0,0634334</text:p>
          </table:table-cell>
          <table:table-cell office:value-type="float" office:value="-0.65787171954302104" table:style-name="ce1">
            <text:p>-0,65787172</text:p>
          </table:table-cell>
          <table:table-cell office:value-type="float" office:value="-0.99169356019622601" table:style-name="ce1">
            <text:p>-0,99169356</text:p>
          </table:table-cell>
          <table:table-cell office:value-type="float" office:value="-1.02418124814371" table:style-name="ce1">
            <text:p>-1,024181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2131884936185" table:style-name="ce1">
            <text:p>0,632131885</text:p>
          </table:table-cell>
          <table:table-cell office:value-type="float" office:value="0.33193145234885701" table:style-name="ce1">
            <text:p>0,331931452</text:p>
          </table:table-cell>
          <table:table-cell table:number-columns-repeated="16360"/>
        </table:table-row>
        <table:table-row table:style-name="ro1">
          <table:table-cell office:value-type="float" office:value="0.399865508601289" table:style-name="ce1">
            <text:p>0,399865509</text:p>
          </table:table-cell>
          <table:table-cell office:value-type="float" office:value="0.66068285711972297" table:style-name="ce1">
            <text:p>0,660682857</text:p>
          </table:table-cell>
          <table:table-cell office:value-type="float" office:value="0" table:style-name="ce1">
            <text:p>0</text:p>
          </table:table-cell>
          <table:table-cell office:value-type="float" office:value="0.97847193804312704" table:style-name="ce1">
            <text:p>0,978471938</text:p>
          </table:table-cell>
          <table:table-cell office:value-type="float" office:value="-1.4265279859185001" table:style-name="ce1">
            <text:p>-1,426527986</text:p>
          </table:table-cell>
          <table:table-cell office:value-type="float" office:value="-1.0628543147453" table:style-name="ce1">
            <text:p>-1,062854315</text:p>
          </table:table-cell>
          <table:table-cell office:value-type="float" office:value="-1.5345086603514799" table:style-name="ce1">
            <text:p>-1,53450866</text:p>
          </table:table-cell>
          <table:table-cell office:value-type="float" office:value="-0.97847193804312704" table:style-name="ce1">
            <text:p>-0,978471938</text:p>
          </table:table-cell>
          <table:table-cell office:value-type="float" office:value="-0.39448184804015701" table:style-name="ce1">
            <text:p>-0,394481848</text:p>
          </table:table-cell>
          <table:table-cell office:value-type="float" office:value="1.5247024632130399" table:style-name="ce1">
            <text:p>1,524702463</text:p>
          </table:table-cell>
          <table:table-cell office:value-type="float" office:value="-1.1756927228021701" table:style-name="ce1">
            <text:p>-1,175692723</text:p>
          </table:table-cell>
          <table:table-cell office:value-type="float" office:value="-0.120913868585176" table:style-name="ce1">
            <text:p>-0,120913869</text:p>
          </table:table-cell>
          <table:table-cell office:value-type="float" office:value="0.97847193804312704" table:style-name="ce1">
            <text:p>0,978471938</text:p>
          </table:table-cell>
          <table:table-cell office:value-type="float" office:value="-1.97032716607595" table:style-name="ce1">
            <text:p>-1,970327166</text:p>
          </table:table-cell>
          <table:table-cell office:value-type="float" office:value="1.50152076224881" table:style-name="ce1">
            <text:p>1,501520762</text:p>
          </table:table-cell>
          <table:table-cell office:value-type="float" office:value="-1.5537675242183699" table:style-name="ce1">
            <text:p>-1,553767524</text:p>
          </table:table-cell>
          <table:table-cell office:value-type="float" office:value="0.25596517100949101" table:style-name="ce1">
            <text:p>0,255965171</text:p>
          </table:table-cell>
          <table:table-cell office:value-type="float" office:value="-0.73868967031036004" table:style-name="ce1">
            <text:p>-0,73868967</text:p>
          </table:table-cell>
          <table:table-cell office:value-type="float" office:value="-0.97847193804312704" table:style-name="ce1">
            <text:p>-0,978471938</text:p>
          </table:table-cell>
          <table:table-cell office:value-type="float" office:value="-1.9290276008373599" table:style-name="ce1">
            <text:p>-1,9290276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019774969344799" table:style-name="ce1">
            <text:p>1,301977497</text:p>
          </table:table-cell>
          <table:table-cell office:value-type="float" office:value="0.38386867713864598" table:style-name="ce1">
            <text:p>0,383868677</text:p>
          </table:table-cell>
          <table:table-cell table:number-columns-repeated="16360"/>
        </table:table-row>
        <table:table-row table:style-name="ro1">
          <table:table-cell office:value-type="float" office:value="0.64963000275967198" table:style-name="ce1">
            <text:p>0,649630003</text:p>
          </table:table-cell>
          <table:table-cell office:value-type="float" office:value="0.88093078421400794" table:style-name="ce1">
            <text:p>0,880930784</text:p>
          </table:table-cell>
          <table:table-cell office:value-type="float" office:value="0" table:style-name="ce1">
            <text:p>0</text:p>
          </table:table-cell>
          <table:table-cell office:value-type="float" office:value="0.97621831441070195" table:style-name="ce1">
            <text:p>0,976218314</text:p>
          </table:table-cell>
          <table:table-cell office:value-type="float" office:value="-1.57752787521603" table:style-name="ce1">
            <text:p>-1,577527875</text:p>
          </table:table-cell>
          <table:table-cell office:value-type="float" office:value="-1.2637605577623801" table:style-name="ce1">
            <text:p>-1,263760558</text:p>
          </table:table-cell>
          <table:table-cell office:value-type="float" office:value="-1.48765376443678" table:style-name="ce1">
            <text:p>-1,487653764</text:p>
          </table:table-cell>
          <table:table-cell office:value-type="float" office:value="-0.97621831441070195" table:style-name="ce1">
            <text:p>-0,976218314</text:p>
          </table:table-cell>
          <table:table-cell office:value-type="float" office:value="0.22579541088629901" table:style-name="ce1">
            <text:p>0,225795411</text:p>
          </table:table-cell>
          <table:table-cell office:value-type="float" office:value="1.1554756938566" table:style-name="ce1">
            <text:p>1,155475694</text:p>
          </table:table-cell>
          <table:table-cell office:value-type="float" office:value="-0.73522073568726898" table:style-name="ce1">
            <text:p>-0,735220736</text:p>
          </table:table-cell>
          <table:table-cell office:value-type="float" office:value="-0.24424563124134699" table:style-name="ce1">
            <text:p>-0,244245631</text:p>
          </table:table-cell>
          <table:table-cell office:value-type="float" office:value="0.97621831441070195" table:style-name="ce1">
            <text:p>0,976218314</text:p>
          </table:table-cell>
          <table:table-cell office:value-type="float" office:value="-1.80084200144044" table:style-name="ce1">
            <text:p>-1,800842001</text:p>
          </table:table-cell>
          <table:table-cell office:value-type="float" office:value="1.0943247297774701" table:style-name="ce1">
            <text:p>1,09432473</text:p>
          </table:table-cell>
          <table:table-cell office:value-type="float" office:value="-0.98769295244258704" table:style-name="ce1">
            <text:p>-0,987692952</text:p>
          </table:table-cell>
          <table:table-cell office:value-type="float" office:value="0.159665240293176" table:style-name="ce1">
            <text:p>0,15966524</text:p>
          </table:table-cell>
          <table:table-cell office:value-type="float" office:value="-0.76356241765983701" table:style-name="ce1">
            <text:p>-0,763562418</text:p>
          </table:table-cell>
          <table:table-cell office:value-type="float" office:value="-0.97621831441070195" table:style-name="ce1">
            <text:p>-0,976218314</text:p>
          </table:table-cell>
          <table:table-cell office:value-type="float" office:value="-1.93552862583244" table:style-name="ce1">
            <text:p>-1,935528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654648328675401" table:style-name="ce1">
            <text:p>1,165464833</text:p>
          </table:table-cell>
          <table:table-cell office:value-type="float" office:value="0.27032450224548499" table:style-name="ce1">
            <text:p>0,270324502</text:p>
          </table:table-cell>
          <table:table-cell table:number-columns-repeated="16360"/>
        </table:table-row>
        <table:table-row table:style-name="ro1">
          <table:table-cell office:value-type="float" office:value="-0.23055315844077001" table:style-name="ce1">
            <text:p>-0,230553158</text:p>
          </table:table-cell>
          <table:table-cell office:value-type="float" office:value="0.67244403703752298" table:style-name="ce1">
            <text:p>0,672444037</text:p>
          </table:table-cell>
          <table:table-cell office:value-type="float" office:value="0" table:style-name="ce1">
            <text:p>0</text:p>
          </table:table-cell>
          <table:table-cell office:value-type="float" office:value="0.97126732932522097" table:style-name="ce1">
            <text:p>0,971267329</text:p>
          </table:table-cell>
          <table:table-cell office:value-type="float" office:value="-1.4275250936497801" table:style-name="ce1">
            <text:p>-1,427525094</text:p>
          </table:table-cell>
          <table:table-cell office:value-type="float" office:value="-0.87575335128785603" table:style-name="ce1">
            <text:p>-0,875753351</text:p>
          </table:table-cell>
          <table:table-cell office:value-type="float" office:value="-1.13306990046224" table:style-name="ce1">
            <text:p>-1,1330699</text:p>
          </table:table-cell>
          <table:table-cell office:value-type="float" office:value="-0.97126732932522097" table:style-name="ce1">
            <text:p>-0,971267329</text:p>
          </table:table-cell>
          <table:table-cell office:value-type="float" office:value="0.65790226558515597" table:style-name="ce1">
            <text:p>0,657902266</text:p>
          </table:table-cell>
          <table:table-cell office:value-type="float" office:value="1.5877305643842701" table:style-name="ce1">
            <text:p>1,587730564</text:p>
          </table:table-cell>
          <table:table-cell office:value-type="float" office:value="-0.58117070891220002" table:style-name="ce1">
            <text:p>-0,581170709</text:p>
          </table:table-cell>
          <table:table-cell office:value-type="float" office:value="-0.17498679331832501" table:style-name="ce1">
            <text:p>-0,174986793</text:p>
          </table:table-cell>
          <table:table-cell office:value-type="float" office:value="0.97126732932522097" table:style-name="ce1">
            <text:p>0,971267329</text:p>
          </table:table-cell>
          <table:table-cell office:value-type="float" office:value="-1.5733481909800999" table:style-name="ce1">
            <text:p>-1,573348191</text:p>
          </table:table-cell>
          <table:table-cell office:value-type="float" office:value="1.20664439131118" table:style-name="ce1">
            <text:p>1,206644391</text:p>
          </table:table-cell>
          <table:table-cell office:value-type="float" office:value="-0.56277686985783304" table:style-name="ce1">
            <text:p>-0,56277687</text:p>
          </table:table-cell>
          <table:table-cell office:value-type="float" office:value="0.39085603688403903" table:style-name="ce1">
            <text:p>0,390856037</text:p>
          </table:table-cell>
          <table:table-cell office:value-type="float" office:value="-0.75889311607668197" table:style-name="ce1">
            <text:p>-0,758893116</text:p>
          </table:table-cell>
          <table:table-cell office:value-type="float" office:value="-0.97126732932522097" table:style-name="ce1">
            <text:p>-0,971267329</text:p>
          </table:table-cell>
          <table:table-cell office:value-type="float" office:value="-1.48687126066183" table:style-name="ce1">
            <text:p>-1,486871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4133923941519" table:style-name="ce1">
            <text:p>1,141339239</text:p>
          </table:table-cell>
          <table:table-cell office:value-type="float" office:value="-0.26820908758977702" table:style-name="ce1">
            <text:p>-0,268209088</text:p>
          </table:table-cell>
          <table:table-cell table:number-columns-repeated="16360"/>
        </table:table-row>
        <table:table-row table:style-name="ro1">
          <table:table-cell office:value-type="float" office:value="0.33054237171516299" table:style-name="ce1">
            <text:p>0,330542372</text:p>
          </table:table-cell>
          <table:table-cell office:value-type="float" office:value="0.35840992760159901" table:style-name="ce1">
            <text:p>0,358409928</text:p>
          </table:table-cell>
          <table:table-cell office:value-type="float" office:value="0" table:style-name="ce1">
            <text:p>0</text:p>
          </table:table-cell>
          <table:table-cell office:value-type="float" office:value="0.96836198891839698" table:style-name="ce1">
            <text:p>0,968361989</text:p>
          </table:table-cell>
          <table:table-cell office:value-type="float" office:value="-1.5329086664954801" table:style-name="ce1">
            <text:p>-1,532908666</text:p>
          </table:table-cell>
          <table:table-cell office:value-type="float" office:value="-1.11123671762798" table:style-name="ce1">
            <text:p>-1,111236718</text:p>
          </table:table-cell>
          <table:table-cell office:value-type="float" office:value="-0.59091033582561903" table:style-name="ce1">
            <text:p>-0,590910336</text:p>
          </table:table-cell>
          <table:table-cell office:value-type="float" office:value="-0.96836198891839698" table:style-name="ce1">
            <text:p>-0,968361989</text:p>
          </table:table-cell>
          <table:table-cell office:value-type="float" office:value="0.79061800967167695" table:style-name="ce1">
            <text:p>0,79061801</text:p>
          </table:table-cell>
          <table:table-cell office:value-type="float" office:value="0.82947778356254298" table:style-name="ce1">
            <text:p>0,829477784</text:p>
          </table:table-cell>
          <table:table-cell office:value-type="float" office:value="-1.0007568237473801" table:style-name="ce1">
            <text:p>-1,000756824</text:p>
          </table:table-cell>
          <table:table-cell office:value-type="float" office:value="-6.0451392399294798E-2" table:style-name="ce1">
            <text:p>-0,060451392</text:p>
          </table:table-cell>
          <table:table-cell office:value-type="float" office:value="0.96836198891839698" table:style-name="ce1">
            <text:p>0,968361989</text:p>
          </table:table-cell>
          <table:table-cell office:value-type="float" office:value="-1.54732660804873" table:style-name="ce1">
            <text:p>-1,547326608</text:p>
          </table:table-cell>
          <table:table-cell office:value-type="float" office:value="1.52114435241516" table:style-name="ce1">
            <text:p>1,521144352</text:p>
          </table:table-cell>
          <table:table-cell office:value-type="float" office:value="-1.15582955015721" table:style-name="ce1">
            <text:p>-1,15582955</text:p>
          </table:table-cell>
          <table:table-cell office:value-type="float" office:value="0.47585769806566502" table:style-name="ce1">
            <text:p>0,475857698</text:p>
          </table:table-cell>
          <table:table-cell office:value-type="float" office:value="-0.97092441477057401" table:style-name="ce1">
            <text:p>-0,970924415</text:p>
          </table:table-cell>
          <table:table-cell office:value-type="float" office:value="-0.96836198891839698" table:style-name="ce1">
            <text:p>-0,968361989</text:p>
          </table:table-cell>
          <table:table-cell office:value-type="float" office:value="-1.2817908607709001" table:style-name="ce1">
            <text:p>-1,281790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449268868508203" table:style-name="ce1">
            <text:p>0,524492689</text:p>
          </table:table-cell>
          <table:table-cell office:value-type="float" office:value="0.79830559137535795" table:style-name="ce1">
            <text:p>0,798305591</text:p>
          </table:table-cell>
          <table:table-cell table:number-columns-repeated="16360"/>
        </table:table-row>
        <table:table-row table:style-name="ro1">
          <table:table-cell office:value-type="float" office:value="0.48346872003469099" table:style-name="ce1">
            <text:p>0,48346872</text:p>
          </table:table-cell>
          <table:table-cell office:value-type="float" office:value="0.12055128937897699" table:style-name="ce1">
            <text:p>0,120551289</text:p>
          </table:table-cell>
          <table:table-cell office:value-type="float" office:value="0" table:style-name="ce1">
            <text:p>0</text:p>
          </table:table-cell>
          <table:table-cell office:value-type="float" office:value="0.96812934933113604" table:style-name="ce1">
            <text:p>0,968129349</text:p>
          </table:table-cell>
          <table:table-cell office:value-type="float" office:value="-1.5056171569421399" table:style-name="ce1">
            <text:p>-1,505617157</text:p>
          </table:table-cell>
          <table:table-cell office:value-type="float" office:value="-1.7236718430612099" table:style-name="ce1">
            <text:p>-1,723671843</text:p>
          </table:table-cell>
          <table:table-cell office:value-type="float" office:value="-1.0512172324402" table:style-name="ce1">
            <text:p>-1,051217232</text:p>
          </table:table-cell>
          <table:table-cell office:value-type="float" office:value="-0.96812934933113604" table:style-name="ce1">
            <text:p>-0,968129349</text:p>
          </table:table-cell>
          <table:table-cell office:value-type="float" office:value="-0.438215361831507" table:style-name="ce1">
            <text:p>-0,438215362</text:p>
          </table:table-cell>
          <table:table-cell office:value-type="float" office:value="1.14279963996163" table:style-name="ce1">
            <text:p>1,14279964</text:p>
          </table:table-cell>
          <table:table-cell office:value-type="float" office:value="-1.3379819040108201" table:style-name="ce1">
            <text:p>-1,337981904</text:p>
          </table:table-cell>
          <table:table-cell office:value-type="float" office:value="-0.28101082337495098" table:style-name="ce1">
            <text:p>-0,281010823</text:p>
          </table:table-cell>
          <table:table-cell office:value-type="float" office:value="0.96812934933113604" table:style-name="ce1">
            <text:p>0,968129349</text:p>
          </table:table-cell>
          <table:table-cell office:value-type="float" office:value="-1.43731104028858" table:style-name="ce1">
            <text:p>-1,43731104</text:p>
          </table:table-cell>
          <table:table-cell office:value-type="float" office:value="1.2360272553689899" table:style-name="ce1">
            <text:p>1,236027255</text:p>
          </table:table-cell>
          <table:table-cell office:value-type="float" office:value="-0.99859947887730804" table:style-name="ce1">
            <text:p>-0,998599479</text:p>
          </table:table-cell>
          <table:table-cell office:value-type="float" office:value="0.38007578051229002" table:style-name="ce1">
            <text:p>0,380075781</text:p>
          </table:table-cell>
          <table:table-cell office:value-type="float" office:value="-1.33842651179147" table:style-name="ce1">
            <text:p>-1,338426512</text:p>
          </table:table-cell>
          <table:table-cell office:value-type="float" office:value="-0.96812934933113604" table:style-name="ce1">
            <text:p>-0,968129349</text:p>
          </table:table-cell>
          <table:table-cell office:value-type="float" office:value="-1.3548974904542299" table:style-name="ce1">
            <text:p>-1,35489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8776587303203696" table:style-name="ce1">
            <text:p>0,687765873</text:p>
          </table:table-cell>
          <table:table-cell office:value-type="float" office:value="1.0723845232037399" table:style-name="ce1">
            <text:p>1,072384523</text:p>
          </table:table-cell>
          <table:table-cell table:number-columns-repeated="16360"/>
        </table:table-row>
        <table:table-row table:style-name="ro1">
          <table:table-cell office:value-type="float" office:value="0.80966701425963805" table:style-name="ce1">
            <text:p>0,809667014</text:p>
          </table:table-cell>
          <table:table-cell office:value-type="float" office:value="0.125685179196285" table:style-name="ce1">
            <text:p>0,125685179</text:p>
          </table:table-cell>
          <table:table-cell office:value-type="float" office:value="0" table:style-name="ce1">
            <text:p>0</text:p>
          </table:table-cell>
          <table:table-cell office:value-type="float" office:value="0.98126760373311495" table:style-name="ce1">
            <text:p>0,981267604</text:p>
          </table:table-cell>
          <table:table-cell office:value-type="float" office:value="-0.71727246414330903" table:style-name="ce1">
            <text:p>-0,717272464</text:p>
          </table:table-cell>
          <table:table-cell office:value-type="float" office:value="-1.3407092160916001" table:style-name="ce1">
            <text:p>-1,340709216</text:p>
          </table:table-cell>
          <table:table-cell office:value-type="float" office:value="-1.65444962928158" table:style-name="ce1">
            <text:p>-1,654449629</text:p>
          </table:table-cell>
          <table:table-cell office:value-type="float" office:value="-0.98126760373311495" table:style-name="ce1">
            <text:p>-0,981267604</text:p>
          </table:table-cell>
          <table:table-cell office:value-type="float" office:value="-1.7037054116544501" table:style-name="ce1">
            <text:p>-1,703705412</text:p>
          </table:table-cell>
          <table:table-cell office:value-type="float" office:value="1.2907950810772699" table:style-name="ce1">
            <text:p>1,290795081</text:p>
          </table:table-cell>
          <table:table-cell office:value-type="float" office:value="-1.38909408045531" table:style-name="ce1">
            <text:p>-1,38909408</text:p>
          </table:table-cell>
          <table:table-cell office:value-type="float" office:value="-0.22440282198949399" table:style-name="ce1">
            <text:p>-0,224402822</text:p>
          </table:table-cell>
          <table:table-cell office:value-type="float" office:value="0.98126760373311495" table:style-name="ce1">
            <text:p>0,981267604</text:p>
          </table:table-cell>
          <table:table-cell office:value-type="float" office:value="-1.3714608129691399" table:style-name="ce1">
            <text:p>-1,371460813</text:p>
          </table:table-cell>
          <table:table-cell office:value-type="float" office:value="1.5648635685990999" table:style-name="ce1">
            <text:p>1,564863569</text:p>
          </table:table-cell>
          <table:table-cell office:value-type="float" office:value="-1.3909276923596401" table:style-name="ce1">
            <text:p>-1,390927692</text:p>
          </table:table-cell>
          <table:table-cell office:value-type="float" office:value="0.246835036464604" table:style-name="ce1">
            <text:p>0,246835036</text:p>
          </table:table-cell>
          <table:table-cell office:value-type="float" office:value="-1.5016046372098599" table:style-name="ce1">
            <text:p>-1,501604637</text:p>
          </table:table-cell>
          <table:table-cell office:value-type="float" office:value="-0.98126760373311495" table:style-name="ce1">
            <text:p>-0,981267604</text:p>
          </table:table-cell>
          <table:table-cell office:value-type="float" office:value="-1.39461722615728" table:style-name="ce1">
            <text:p>-1,394617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2115725730532501" table:style-name="ce1">
            <text:p>0,621157257</text:p>
          </table:table-cell>
          <table:table-cell office:value-type="float" office:value="1.41276155980394" table:style-name="ce1">
            <text:p>1,41276156</text:p>
          </table:table-cell>
          <table:table-cell table:number-columns-repeated="16360"/>
        </table:table-row>
        <table:table-row table:style-name="ro1">
          <table:table-cell office:value-type="float" office:value="0.79980866913965798" table:style-name="ce1">
            <text:p>0,799808669</text:p>
          </table:table-cell>
          <table:table-cell office:value-type="float" office:value="0.57984232444955497" table:style-name="ce1">
            <text:p>0,579842324</text:p>
          </table:table-cell>
          <table:table-cell office:value-type="float" office:value="0" table:style-name="ce1">
            <text:p>0</text:p>
          </table:table-cell>
          <table:table-cell office:value-type="float" office:value="1.00572216796577" table:style-name="ce1">
            <text:p>1,005722168</text:p>
          </table:table-cell>
          <table:table-cell office:value-type="float" office:value="-0.75335129946453705" table:style-name="ce1">
            <text:p>-0,753351299</text:p>
          </table:table-cell>
          <table:table-cell office:value-type="float" office:value="-0.34252967553875302" table:style-name="ce1">
            <text:p>-0,342529676</text:p>
          </table:table-cell>
          <table:table-cell office:value-type="float" office:value="-1.4238847513867099" table:style-name="ce1">
            <text:p>-1,423884751</text:p>
          </table:table-cell>
          <table:table-cell office:value-type="float" office:value="-1.00572216796577" table:style-name="ce1">
            <text:p>-1,005722168</text:p>
          </table:table-cell>
          <table:table-cell office:value-type="float" office:value="-1.3999324222942" table:style-name="ce1">
            <text:p>-1,399932422</text:p>
          </table:table-cell>
          <table:table-cell office:value-type="float" office:value="1.36692588036631" table:style-name="ce1">
            <text:p>1,36692588</text:p>
          </table:table-cell>
          <table:table-cell office:value-type="float" office:value="-1.3588644073834799" table:style-name="ce1">
            <text:p>-1,358864407</text:p>
          </table:table-cell>
          <table:table-cell office:value-type="float" office:value="-0.21504961752750501" table:style-name="ce1">
            <text:p>-0,215049618</text:p>
          </table:table-cell>
          <table:table-cell office:value-type="float" office:value="1.00572216796577" table:style-name="ce1">
            <text:p>1,005722168</text:p>
          </table:table-cell>
          <table:table-cell office:value-type="float" office:value="-1.7008023255778999" table:style-name="ce1">
            <text:p>-1,700802326</text:p>
          </table:table-cell>
          <table:table-cell office:value-type="float" office:value="1.92840377625052" table:style-name="ce1">
            <text:p>1,928403776</text:p>
          </table:table-cell>
          <table:table-cell office:value-type="float" office:value="-1.62727650886342" table:style-name="ce1">
            <text:p>-1,627276509</text:p>
          </table:table-cell>
          <table:table-cell office:value-type="float" office:value="0.33721145886529902" table:style-name="ce1">
            <text:p>0,337211459</text:p>
          </table:table-cell>
          <table:table-cell office:value-type="float" office:value="-1.2460228008434699" table:style-name="ce1">
            <text:p>-1,246022801</text:p>
          </table:table-cell>
          <table:table-cell office:value-type="float" office:value="-1.00572216796577" table:style-name="ce1">
            <text:p>-1,005722168</text:p>
          </table:table-cell>
          <table:table-cell office:value-type="float" office:value="-1.2106399094929701" table:style-name="ce1">
            <text:p>-1,2106399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251587346849403" table:style-name="ce1">
            <text:p>0,512515873</text:p>
          </table:table-cell>
          <table:table-cell office:value-type="float" office:value="0.77430175699729298" table:style-name="ce1">
            <text:p>0,774301757</text:p>
          </table:table-cell>
          <table:table-cell table:number-columns-repeated="16360"/>
        </table:table-row>
        <table:table-row table:style-name="ro1">
          <table:table-cell office:value-type="float" office:value="0.34879650978219001" table:style-name="ce1">
            <text:p>0,34879651</text:p>
          </table:table-cell>
          <table:table-cell office:value-type="float" office:value="0.66151892656026301" table:style-name="ce1">
            <text:p>0,661518927</text:p>
          </table:table-cell>
          <table:table-cell office:value-type="float" office:value="0" table:style-name="ce1">
            <text:p>0</text:p>
          </table:table-cell>
          <table:table-cell office:value-type="float" office:value="1.0129541090274401" table:style-name="ce1">
            <text:p>1,012954109</text:p>
          </table:table-cell>
          <table:table-cell office:value-type="float" office:value="-1.2294000025379199" table:style-name="ce1">
            <text:p>-1,229400003</text:p>
          </table:table-cell>
          <table:table-cell office:value-type="float" office:value="-0.69453079479426005" table:style-name="ce1">
            <text:p>-0,694530795</text:p>
          </table:table-cell>
          <table:table-cell office:value-type="float" office:value="-1.37546485342726" table:style-name="ce1">
            <text:p>-1,375464853</text:p>
          </table:table-cell>
          <table:table-cell office:value-type="float" office:value="-1.0129541090274401" table:style-name="ce1">
            <text:p>-1,012954109</text:p>
          </table:table-cell>
          <table:table-cell office:value-type="float" office:value="-0.41027924670001897" table:style-name="ce1">
            <text:p>-0,410279247</text:p>
          </table:table-cell>
          <table:table-cell office:value-type="float" office:value="1.63035770844651" table:style-name="ce1">
            <text:p>1,630357708</text:p>
          </table:table-cell>
          <table:table-cell office:value-type="float" office:value="-1.18614967548702" table:style-name="ce1">
            <text:p>-1,186149675</text:p>
          </table:table-cell>
          <table:table-cell office:value-type="float" office:value="-6.6910585416722302E-3" table:style-name="ce1">
            <text:p>-0,006691059</text:p>
          </table:table-cell>
          <table:table-cell office:value-type="float" office:value="1.0129541090274401" table:style-name="ce1">
            <text:p>1,012954109</text:p>
          </table:table-cell>
          <table:table-cell office:value-type="float" office:value="-2.0419705149624501" table:style-name="ce1">
            <text:p>-2,041970515</text:p>
          </table:table-cell>
          <table:table-cell office:value-type="float" office:value="1.61506686403822" table:style-name="ce1">
            <text:p>1,615066864</text:p>
          </table:table-cell>
          <table:table-cell office:value-type="float" office:value="-1.6736207888833401" table:style-name="ce1">
            <text:p>-1,673620789</text:p>
          </table:table-cell>
          <table:table-cell office:value-type="float" office:value="0.39123181867388701" table:style-name="ce1">
            <text:p>0,391231819</text:p>
          </table:table-cell>
          <table:table-cell office:value-type="float" office:value="-0.95920514825482595" table:style-name="ce1">
            <text:p>-0,959205148</text:p>
          </table:table-cell>
          <table:table-cell office:value-type="float" office:value="-1.0129541090274401" table:style-name="ce1">
            <text:p>-1,012954109</text:p>
          </table:table-cell>
          <table:table-cell office:value-type="float" office:value="-1.8881715282310401" table:style-name="ce1">
            <text:p>-1,888171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9087884844782603" table:style-name="ce1">
            <text:p>0,990878848</text:p>
          </table:table-cell>
          <table:table-cell office:value-type="float" office:value="0.69723067208998601" table:style-name="ce1">
            <text:p>0,697230672</text:p>
          </table:table-cell>
          <table:table-cell table:number-columns-repeated="16360"/>
        </table:table-row>
        <table:table-row table:style-name="ro1">
          <table:table-cell office:value-type="float" office:value="0.59609904446573303" table:style-name="ce1">
            <text:p>0,596099044</text:p>
          </table:table-cell>
          <table:table-cell office:value-type="float" office:value="0.57483418423094801" table:style-name="ce1">
            <text:p>0,574834184</text:p>
          </table:table-cell>
          <table:table-cell office:value-type="float" office:value="0" table:style-name="ce1">
            <text:p>0</text:p>
          </table:table-cell>
          <table:table-cell office:value-type="float" office:value="1.0186145428694999" table:style-name="ce1">
            <text:p>1,018614543</text:p>
          </table:table-cell>
          <table:table-cell office:value-type="float" office:value="-1.32046416189106" table:style-name="ce1">
            <text:p>-1,320464162</text:p>
          </table:table-cell>
          <table:table-cell office:value-type="float" office:value="-1.0226042296656499" table:style-name="ce1">
            <text:p>-1,02260423</text:p>
          </table:table-cell>
          <table:table-cell office:value-type="float" office:value="-1.4909272511912199" table:style-name="ce1">
            <text:p>-1,490927251</text:p>
          </table:table-cell>
          <table:table-cell office:value-type="float" office:value="-1.0186145428694999" table:style-name="ce1">
            <text:p>-1,018614543</text:p>
          </table:table-cell>
          <table:table-cell office:value-type="float" office:value="0.175538826702863" table:style-name="ce1">
            <text:p>0,175538827</text:p>
          </table:table-cell>
          <table:table-cell office:value-type="float" office:value="1.24579007276359" table:style-name="ce1">
            <text:p>1,245790073</text:p>
          </table:table-cell>
          <table:table-cell office:value-type="float" office:value="-0.87238391107815205" table:style-name="ce1">
            <text:p>-0,872383911</text:p>
          </table:table-cell>
          <table:table-cell office:value-type="float" office:value="-0.17200937337730501" table:style-name="ce1">
            <text:p>-0,172009373</text:p>
          </table:table-cell>
          <table:table-cell office:value-type="float" office:value="1.0186145428694999" table:style-name="ce1">
            <text:p>1,018614543</text:p>
          </table:table-cell>
          <table:table-cell office:value-type="float" office:value="-1.9152907455126" table:style-name="ce1">
            <text:p>-1,915290746</text:p>
          </table:table-cell>
          <table:table-cell office:value-type="float" office:value="1.1522806994574699" table:style-name="ce1">
            <text:p>1,152280699</text:p>
          </table:table-cell>
          <table:table-cell office:value-type="float" office:value="-1.14889170139749" table:style-name="ce1">
            <text:p>-1,148891701</text:p>
          </table:table-cell>
          <table:table-cell office:value-type="float" office:value="0.28980368778747001" table:style-name="ce1">
            <text:p>0,289803688</text:p>
          </table:table-cell>
          <table:table-cell office:value-type="float" office:value="-0.866593937047626" table:style-name="ce1">
            <text:p>-0,866593937</text:p>
          </table:table-cell>
          <table:table-cell office:value-type="float" office:value="-1.0186145428694999" table:style-name="ce1">
            <text:p>-1,018614543</text:p>
          </table:table-cell>
          <table:table-cell office:value-type="float" office:value="-2.0577775207452298" table:style-name="ce1">
            <text:p>-2,057777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59213324735" table:style-name="ce1">
            <text:p>1,059213325</text:p>
          </table:table-cell>
          <table:table-cell office:value-type="float" office:value="0.33777452979147399" table:style-name="ce1">
            <text:p>0,33777453</text:p>
          </table:table-cell>
          <table:table-cell table:number-columns-repeated="16360"/>
        </table:table-row>
        <table:table-row table:style-name="ro1">
          <table:table-cell office:value-type="float" office:value="-0.47920037514181901" table:style-name="ce1">
            <text:p>-0,479200375</text:p>
          </table:table-cell>
          <table:table-cell office:value-type="float" office:value="0.75558876893621596" table:style-name="ce1">
            <text:p>0,755588769</text:p>
          </table:table-cell>
          <table:table-cell office:value-type="float" office:value="0" table:style-name="ce1">
            <text:p>0</text:p>
          </table:table-cell>
          <table:table-cell office:value-type="float" office:value="1.00938268809984" table:style-name="ce1">
            <text:p>1,009382688</text:p>
          </table:table-cell>
          <table:table-cell office:value-type="float" office:value="-1.2844416950475901" table:style-name="ce1">
            <text:p>-1,284441695</text:p>
          </table:table-cell>
          <table:table-cell office:value-type="float" office:value="-1.10703681522236" table:style-name="ce1">
            <text:p>-1,107036815</text:p>
          </table:table-cell>
          <table:table-cell office:value-type="float" office:value="-1.3287535904121499" table:style-name="ce1">
            <text:p>-1,32875359</text:p>
          </table:table-cell>
          <table:table-cell office:value-type="float" office:value="-1.00938268809984" table:style-name="ce1">
            <text:p>-1,009382688</text:p>
          </table:table-cell>
          <table:table-cell office:value-type="float" office:value="7.2863085689689203E-2" table:style-name="ce1">
            <text:p>0,072863086</text:p>
          </table:table-cell>
          <table:table-cell office:value-type="float" office:value="1.4604456563156201" table:style-name="ce1">
            <text:p>1,460445656</text:p>
          </table:table-cell>
          <table:table-cell office:value-type="float" office:value="-0.82061423436070602" table:style-name="ce1">
            <text:p>-0,820614234</text:p>
          </table:table-cell>
          <table:table-cell office:value-type="float" office:value="-0.230910658179527" table:style-name="ce1">
            <text:p>-0,230910658</text:p>
          </table:table-cell>
          <table:table-cell office:value-type="float" office:value="1.00938268809984" table:style-name="ce1">
            <text:p>1,009382688</text:p>
          </table:table-cell>
          <table:table-cell office:value-type="float" office:value="-1.7306281242755499" table:style-name="ce1">
            <text:p>-1,730628124</text:p>
          </table:table-cell>
          <table:table-cell office:value-type="float" office:value="1.0690685636298001" table:style-name="ce1">
            <text:p>1,069068564</text:p>
          </table:table-cell>
          <table:table-cell office:value-type="float" office:value="-0.89406673446308405" table:style-name="ce1">
            <text:p>-0,894066734</text:p>
          </table:table-cell>
          <table:table-cell office:value-type="float" office:value="0.37446401320690698" table:style-name="ce1">
            <text:p>0,374464013</text:p>
          </table:table-cell>
          <table:table-cell office:value-type="float" office:value="-1.3598484547653999" table:style-name="ce1">
            <text:p>-1,359848455</text:p>
          </table:table-cell>
          <table:table-cell office:value-type="float" office:value="-1.00938268809984" table:style-name="ce1">
            <text:p>-1,009382688</text:p>
          </table:table-cell>
          <table:table-cell office:value-type="float" office:value="-1.7869753759824201" table:style-name="ce1">
            <text:p>-1,786975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816343549775796" table:style-name="ce1">
            <text:p>0,968163435</text:p>
          </table:table-cell>
          <table:table-cell office:value-type="float" office:value="4.61805701068596E-3" table:style-name="ce1">
            <text:p>0,004618057</text:p>
          </table:table-cell>
          <table:table-cell table:number-columns-repeated="16360"/>
        </table:table-row>
        <table:table-row table:style-name="ro1">
          <table:table-cell office:value-type="float" office:value="0.58925205742366404" table:style-name="ce1">
            <text:p>0,589252057</text:p>
          </table:table-cell>
          <table:table-cell office:value-type="float" office:value="0.43873548729988698" table:style-name="ce1">
            <text:p>0,438735487</text:p>
          </table:table-cell>
          <table:table-cell office:value-type="float" office:value="0" table:style-name="ce1">
            <text:p>0</text:p>
          </table:table-cell>
          <table:table-cell office:value-type="float" office:value="1.0071949427349101" table:style-name="ce1">
            <text:p>1,007194943</text:p>
          </table:table-cell>
          <table:table-cell office:value-type="float" office:value="-0.92921568602325799" table:style-name="ce1">
            <text:p>-0,929215686</text:p>
          </table:table-cell>
          <table:table-cell office:value-type="float" office:value="-1.3034122280612399" table:style-name="ce1">
            <text:p>-1,303412228</text:p>
          </table:table-cell>
          <table:table-cell office:value-type="float" office:value="-0.96294910229479003" table:style-name="ce1">
            <text:p>-0,962949102</text:p>
          </table:table-cell>
          <table:table-cell office:value-type="float" office:value="-1.0071949427349101" table:style-name="ce1">
            <text:p>-1,007194943</text:p>
          </table:table-cell>
          <table:table-cell office:value-type="float" office:value="1.1437688039507601" table:style-name="ce1">
            <text:p>1,143768804</text:p>
          </table:table-cell>
          <table:table-cell office:value-type="float" office:value="1.0961856239449601" table:style-name="ce1">
            <text:p>1,096185624</text:p>
          </table:table-cell>
          <table:table-cell office:value-type="float" office:value="-1.1215388155106201" table:style-name="ce1">
            <text:p>-1,121538816</text:p>
          </table:table-cell>
          <table:table-cell office:value-type="float" office:value="1.7060841686698199E-2" table:style-name="ce1">
            <text:p>0,017060842</text:p>
          </table:table-cell>
          <table:table-cell office:value-type="float" office:value="1.0071949427349101" table:style-name="ce1">
            <text:p>1,007194943</text:p>
          </table:table-cell>
          <table:table-cell office:value-type="float" office:value="-1.47520807169611" table:style-name="ce1">
            <text:p>-1,475208072</text:p>
          </table:table-cell>
          <table:table-cell office:value-type="float" office:value="1.5944882673845699" table:style-name="ce1">
            <text:p>1,594488267</text:p>
          </table:table-cell>
          <table:table-cell office:value-type="float" office:value="-1.4324443707480601" table:style-name="ce1">
            <text:p>-1,432444371</text:p>
          </table:table-cell>
          <table:table-cell office:value-type="float" office:value="0.53207947813461598" table:style-name="ce1">
            <text:p>0,532079478</text:p>
          </table:table-cell>
          <table:table-cell office:value-type="float" office:value="-0.76524510401598" table:style-name="ce1">
            <text:p>-0,765245104</text:p>
          </table:table-cell>
          <table:table-cell office:value-type="float" office:value="-1.0071949427349101" table:style-name="ce1">
            <text:p>-1,007194943</text:p>
          </table:table-cell>
          <table:table-cell office:value-type="float" office:value="-1.2324337996677399" table:style-name="ce1">
            <text:p>-1,2324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190555358019401" table:style-name="ce1">
            <text:p>0,941905554</text:p>
          </table:table-cell>
          <table:table-cell office:value-type="float" office:value="0.48835577608687603" table:style-name="ce1">
            <text:p>0,488355776</text:p>
          </table:table-cell>
          <table:table-cell table:number-columns-repeated="16360"/>
        </table:table-row>
        <table:table-row table:style-name="ro1">
          <table:table-cell office:value-type="float" office:value="0.302908843595105" table:style-name="ce1">
            <text:p>0,302908844</text:p>
          </table:table-cell>
          <table:table-cell office:value-type="float" office:value="0.18463111557417999" table:style-name="ce1">
            <text:p>0,184631116</text:p>
          </table:table-cell>
          <table:table-cell office:value-type="float" office:value="0" table:style-name="ce1">
            <text:p>0</text:p>
          </table:table-cell>
          <table:table-cell office:value-type="float" office:value="0.99593670951917801" table:style-name="ce1">
            <text:p>0,99593671</text:p>
          </table:table-cell>
          <table:table-cell office:value-type="float" office:value="-1.40177420453488" table:style-name="ce1">
            <text:p>-1,401774205</text:p>
          </table:table-cell>
          <table:table-cell office:value-type="float" office:value="-1.3727096685075" table:style-name="ce1">
            <text:p>-1,372709669</text:p>
          </table:table-cell>
          <table:table-cell office:value-type="float" office:value="-1.18842206009389" table:style-name="ce1">
            <text:p>-1,18842206</text:p>
          </table:table-cell>
          <table:table-cell office:value-type="float" office:value="-0.99593670951917801" table:style-name="ce1">
            <text:p>-0,99593671</text:p>
          </table:table-cell>
          <table:table-cell office:value-type="float" office:value="-0.458077564620616" table:style-name="ce1">
            <text:p>-0,458077565</text:p>
          </table:table-cell>
          <table:table-cell office:value-type="float" office:value="1.2315387155164801" table:style-name="ce1">
            <text:p>1,231538716</text:p>
          </table:table-cell>
          <table:table-cell office:value-type="float" office:value="-1.38638369122695" table:style-name="ce1">
            <text:p>-1,386383691</text:p>
          </table:table-cell>
          <table:table-cell office:value-type="float" office:value="-0.26271238746287601" table:style-name="ce1">
            <text:p>-0,262712387</text:p>
          </table:table-cell>
          <table:table-cell office:value-type="float" office:value="0.99593670951917801" table:style-name="ce1">
            <text:p>0,99593671</text:p>
          </table:table-cell>
          <table:table-cell office:value-type="float" office:value="-1.48621497351928" table:style-name="ce1">
            <text:p>-1,486214974</text:p>
          </table:table-cell>
          <table:table-cell office:value-type="float" office:value="1.5235831384659899" table:style-name="ce1">
            <text:p>1,523583138</text:p>
          </table:table-cell>
          <table:table-cell office:value-type="float" office:value="-1.2433508143669401" table:style-name="ce1">
            <text:p>-1,243350814</text:p>
          </table:table-cell>
          <table:table-cell office:value-type="float" office:value="0.39103862600378803" table:style-name="ce1">
            <text:p>0,391038626</text:p>
          </table:table-cell>
          <table:table-cell office:value-type="float" office:value="-1.0089221358065801" table:style-name="ce1">
            <text:p>-1,008922136</text:p>
          </table:table-cell>
          <table:table-cell office:value-type="float" office:value="-0.99593670951917801" table:style-name="ce1">
            <text:p>-0,99593671</text:p>
          </table:table-cell>
          <table:table-cell office:value-type="float" office:value="-1.0243973528871499" table:style-name="ce1">
            <text:p>-1,024397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4004769440755" table:style-name="ce1">
            <text:p>0,744004769</text:p>
          </table:table-cell>
          <table:table-cell office:value-type="float" office:value="0.79949150896080701" table:style-name="ce1">
            <text:p>0,799491509</text:p>
          </table:table-cell>
          <table:table-cell table:number-columns-repeated="16360"/>
        </table:table-row>
        <table:table-row table:style-name="ro1">
          <table:table-cell office:value-type="float" office:value="0.98693685027487099" table:style-name="ce1">
            <text:p>0,98693685</text:p>
          </table:table-cell>
          <table:table-cell office:value-type="float" office:value="0.48605128177391999" table:style-name="ce1">
            <text:p>0,486051282</text:p>
          </table:table-cell>
          <table:table-cell office:value-type="float" office:value="0" table:style-name="ce1">
            <text:p>0</text:p>
          </table:table-cell>
          <table:table-cell office:value-type="float" office:value="0.99936289687575497" table:style-name="ce1">
            <text:p>0,999362897</text:p>
          </table:table-cell>
          <table:table-cell office:value-type="float" office:value="-1.11905961254063" table:style-name="ce1">
            <text:p>-1,119059613</text:p>
          </table:table-cell>
          <table:table-cell office:value-type="float" office:value="-2.1210246356845599" table:style-name="ce1">
            <text:p>-2,121024636</text:p>
          </table:table-cell>
          <table:table-cell office:value-type="float" office:value="-1.7647401831538301" table:style-name="ce1">
            <text:p>-1,764740183</text:p>
          </table:table-cell>
          <table:table-cell office:value-type="float" office:value="-0.99936289687575497" table:style-name="ce1">
            <text:p>-0,999362897</text:p>
          </table:table-cell>
          <table:table-cell office:value-type="float" office:value="-1.09039191836662" table:style-name="ce1">
            <text:p>-1,090391918</text:p>
          </table:table-cell>
          <table:table-cell office:value-type="float" office:value="1.32319055045203" table:style-name="ce1">
            <text:p>1,32319055</text:p>
          </table:table-cell>
          <table:table-cell office:value-type="float" office:value="-1.2257678657862601" table:style-name="ce1">
            <text:p>-1,225767866</text:p>
          </table:table-cell>
          <table:table-cell office:value-type="float" office:value="-0.218203318349417" table:style-name="ce1">
            <text:p>-0,218203318</text:p>
          </table:table-cell>
          <table:table-cell office:value-type="float" office:value="0.99936289687575497" table:style-name="ce1">
            <text:p>0,999362897</text:p>
          </table:table-cell>
          <table:table-cell office:value-type="float" office:value="-1.5695623515964101" table:style-name="ce1">
            <text:p>-1,569562352</text:p>
          </table:table-cell>
          <table:table-cell office:value-type="float" office:value="1.4931913622455699" table:style-name="ce1">
            <text:p>1,493191362</text:p>
          </table:table-cell>
          <table:table-cell office:value-type="float" office:value="-1.5116469649697299" table:style-name="ce1">
            <text:p>-1,511646965</text:p>
          </table:table-cell>
          <table:table-cell office:value-type="float" office:value="0.25340134500795602" table:style-name="ce1">
            <text:p>0,253401345</text:p>
          </table:table-cell>
          <table:table-cell office:value-type="float" office:value="-1.30278058794702" table:style-name="ce1">
            <text:p>-1,302780588</text:p>
          </table:table-cell>
          <table:table-cell office:value-type="float" office:value="-0.99936289687575497" table:style-name="ce1">
            <text:p>-0,999362897</text:p>
          </table:table-cell>
          <table:table-cell office:value-type="float" office:value="-1.9987881391283899" table:style-name="ce1">
            <text:p>-1,998788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1337733169600501" table:style-name="ce1">
            <text:p>0,813377332</text:p>
          </table:table-cell>
          <table:table-cell office:value-type="float" office:value="1.19476970105477" table:style-name="ce1">
            <text:p>1,194769701</text:p>
          </table:table-cell>
          <table:table-cell table:number-columns-repeated="16360"/>
        </table:table-row>
        <table:table-row table:style-name="ro1">
          <table:table-cell office:value-type="float" office:value="0.48483720528844898" table:style-name="ce1">
            <text:p>0,484837205</text:p>
          </table:table-cell>
          <table:table-cell office:value-type="float" office:value="0.75498037557116204" table:style-name="ce1">
            <text:p>0,754980376</text:p>
          </table:table-cell>
          <table:table-cell office:value-type="float" office:value="0" table:style-name="ce1">
            <text:p>0</text:p>
          </table:table-cell>
          <table:table-cell office:value-type="float" office:value="1.0064397681182" table:style-name="ce1">
            <text:p>1,006439768</text:p>
          </table:table-cell>
          <table:table-cell office:value-type="float" office:value="-0.58986316833878005" table:style-name="ce1">
            <text:p>-0,589863168</text:p>
          </table:table-cell>
          <table:table-cell office:value-type="float" office:value="-0.89256027958839401" table:style-name="ce1">
            <text:p>-0,89256028</text:p>
          </table:table-cell>
          <table:table-cell office:value-type="float" office:value="-1.3468978470513699" table:style-name="ce1">
            <text:p>-1,346897847</text:p>
          </table:table-cell>
          <table:table-cell office:value-type="float" office:value="-1.0064397681182" table:style-name="ce1">
            <text:p>-1,006439768</text:p>
          </table:table-cell>
          <table:table-cell office:value-type="float" office:value="-0.75333108293290796" table:style-name="ce1">
            <text:p>-0,753331083</text:p>
          </table:table-cell>
          <table:table-cell office:value-type="float" office:value="1.6033006829559" table:style-name="ce1">
            <text:p>1,603300683</text:p>
          </table:table-cell>
          <table:table-cell office:value-type="float" office:value="-1.27508502690343" table:style-name="ce1">
            <text:p>-1,275085027</text:p>
          </table:table-cell>
          <table:table-cell office:value-type="float" office:value="-0.17436255917572999" table:style-name="ce1">
            <text:p>-0,174362559</text:p>
          </table:table-cell>
          <table:table-cell office:value-type="float" office:value="1.0064397681182" table:style-name="ce1">
            <text:p>1,006439768</text:p>
          </table:table-cell>
          <table:table-cell office:value-type="float" office:value="-1.6461780195040101" table:style-name="ce1">
            <text:p>-1,64617802</text:p>
          </table:table-cell>
          <table:table-cell office:value-type="float" office:value="1.3179162147330199" table:style-name="ce1">
            <text:p>1,317916215</text:p>
          </table:table-cell>
          <table:table-cell office:value-type="float" office:value="-1.41994372626986" table:style-name="ce1">
            <text:p>-1,419943726</text:p>
          </table:table-cell>
          <table:table-cell office:value-type="float" office:value="0.193324650459513" table:style-name="ce1">
            <text:p>0,19332465</text:p>
          </table:table-cell>
          <table:table-cell office:value-type="float" office:value="-0.90371647694559898" table:style-name="ce1">
            <text:p>-0,903716477</text:p>
          </table:table-cell>
          <table:table-cell office:value-type="float" office:value="-1.0064397681182" table:style-name="ce1">
            <text:p>-1,006439768</text:p>
          </table:table-cell>
          <table:table-cell office:value-type="float" office:value="-1.40302304920224" table:style-name="ce1">
            <text:p>-1,403023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7803305878830198" table:style-name="ce1">
            <text:p>0,778033059</text:p>
          </table:table-cell>
          <table:table-cell office:value-type="float" office:value="0.49039957307201498" table:style-name="ce1">
            <text:p>0,490399573</text:p>
          </table:table-cell>
          <table:table-cell table:number-columns-repeated="16360"/>
        </table:table-row>
        <table:table-row table:style-name="ro1">
          <table:table-cell office:value-type="float" office:value="0.48498888441078802" table:style-name="ce1">
            <text:p>0,484988884</text:p>
          </table:table-cell>
          <table:table-cell office:value-type="float" office:value="1.1580949814761601" table:style-name="ce1">
            <text:p>1,158094981</text:p>
          </table:table-cell>
          <table:table-cell office:value-type="float" office:value="0" table:style-name="ce1">
            <text:p>0</text:p>
          </table:table-cell>
          <table:table-cell office:value-type="float" office:value="1.0126016895558501" table:style-name="ce1">
            <text:p>1,01260169</text:p>
          </table:table-cell>
          <table:table-cell office:value-type="float" office:value="-1.2244656356258601" table:style-name="ce1">
            <text:p>-1,224465636</text:p>
          </table:table-cell>
          <table:table-cell office:value-type="float" office:value="-0.65260153223110295" table:style-name="ce1">
            <text:p>-0,652601532</text:p>
          </table:table-cell>
          <table:table-cell office:value-type="float" office:value="-1.4184750806789499" table:style-name="ce1">
            <text:p>-1,418475081</text:p>
          </table:table-cell>
          <table:table-cell office:value-type="float" office:value="-1.0126016895558501" table:style-name="ce1">
            <text:p>-1,01260169</text:p>
          </table:table-cell>
          <table:table-cell office:value-type="float" office:value="0.32091765240888598" table:style-name="ce1">
            <text:p>0,320917652</text:p>
          </table:table-cell>
          <table:table-cell office:value-type="float" office:value="1.7372064722476901" table:style-name="ce1">
            <text:p>1,737206472</text:p>
          </table:table-cell>
          <table:table-cell office:value-type="float" office:value="-1.0044487388179699" table:style-name="ce1">
            <text:p>-1,004448739</text:p>
          </table:table-cell>
          <table:table-cell office:value-type="float" office:value="-7.7291701684389993E-2" table:style-name="ce1">
            <text:p>-0,077291702</text:p>
          </table:table-cell>
          <table:table-cell office:value-type="float" office:value="1.0126016895558501" table:style-name="ce1">
            <text:p>1,01260169</text:p>
          </table:table-cell>
          <table:table-cell office:value-type="float" office:value="-1.80843415362377" table:style-name="ce1">
            <text:p>-1,808434154</text:p>
          </table:table-cell>
          <table:table-cell office:value-type="float" office:value="1.39268080119694" table:style-name="ce1">
            <text:p>1,392680801</text:p>
          </table:table-cell>
          <table:table-cell office:value-type="float" office:value="-1.20297124508682" table:style-name="ce1">
            <text:p>-1,202971245</text:p>
          </table:table-cell>
          <table:table-cell office:value-type="float" office:value="0.36260864951226601" table:style-name="ce1">
            <text:p>0,36260865</text:p>
          </table:table-cell>
          <table:table-cell office:value-type="float" office:value="-0.67633545589294397" table:style-name="ce1">
            <text:p>-0,676335456</text:p>
          </table:table-cell>
          <table:table-cell office:value-type="float" office:value="-1.0126016895558501" table:style-name="ce1">
            <text:p>-1,01260169</text:p>
          </table:table-cell>
          <table:table-cell office:value-type="float" office:value="-1.9312806791877499" table:style-name="ce1">
            <text:p>-1,931280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974693281113499" table:style-name="ce1">
            <text:p>1,397469328</text:p>
          </table:table-cell>
          <table:table-cell office:value-type="float" office:value="0.193911069231156" table:style-name="ce1">
            <text:p>0,193911069</text:p>
          </table:table-cell>
          <table:table-cell table:number-columns-repeated="16360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UAN MANUEL RODRIGUEZ RIESGO</dc:creator>
    <meta:creation-date>2024-05-05T16:57:01Z</meta:creation-date>
    <dc:date>2024-05-05T17:49:49Z</dc:date>
  </office:meta>
</office:document-meta>
</file>